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text-indent="0in" style:auto-text-indent="false" style:writing-mode="rl-tb"/>
      <style:text-properties fo:font-size="12pt" fo:font-weight="normal" officeooo:rsid="0002d143" officeooo:paragraph-rsid="0002d143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3" style:family="paragraph" style:parent-style-name="Standard">
      <style:paragraph-properties fo:text-align="end" style:justify-single-word="false" style:writing-mode="rl-tb"/>
      <style:text-properties fo:font-size="16pt" officeooo:rsid="0002d143" officeooo:paragraph-rsid="000af6ab" style:font-size-asian="14pt" style:font-size-complex="16pt"/>
    </style:style>
    <style:style style:name="P4" style:family="paragraph" style:parent-style-name="Standard">
      <style:paragraph-properties fo:text-align="end" style:justify-single-word="false" style:writing-mode="rl-tb"/>
      <style:text-properties style:text-position="0% 100%" fo:font-size="12pt" officeooo:rsid="00069b58" officeooo:paragraph-rsid="000af6ab" style:font-size-asian="10.5pt" style:font-size-complex="12pt"/>
    </style:style>
    <style:style style:name="P5" style:family="paragraph" style:parent-style-name="Standard">
      <style:paragraph-properties fo:text-align="end" style:justify-single-word="false" style:writing-mode="rl-tb"/>
      <style:text-properties officeooo:rsid="00102793" officeooo:paragraph-rsid="00102793"/>
    </style:style>
    <style:style style:name="P6" style:family="paragraph" style:parent-style-name="Standard">
      <style:paragraph-properties fo:text-align="start" style:justify-single-word="false" style:writing-mode="rl-tb"/>
      <style:text-properties officeooo:rsid="0010784a" officeooo:paragraph-rsid="0010784a"/>
    </style:style>
    <style:style style:name="P7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02d143" style:font-size-asian="10.5pt" style:font-size-complex="12pt"/>
    </style:style>
    <style:style style:name="P8" style:family="paragraph" style:parent-style-name="Standard" style:list-style-name="L1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9" style:family="paragraph" style:parent-style-name="Standard">
      <style:paragraph-properties fo:text-align="end" style:justify-single-word="false" style:writing-mode="rl-tb"/>
      <style:text-properties fo:font-size="12pt" officeooo:rsid="0002d143" officeooo:paragraph-rsid="0014060f" style:font-size-asian="10.5pt" style:font-size-complex="12pt"/>
    </style:style>
    <style:style style:name="P10" style:family="paragraph" style:parent-style-name="Standard" style:list-style-name="L2">
      <style:paragraph-properties fo:text-align="end" style:justify-single-word="false" style:writing-mode="rl-tb"/>
      <style:text-properties fo:font-size="12pt" officeooo:rsid="0005d895" officeooo:paragraph-rsid="0005d895" style:font-size-asian="10.5pt" style:font-size-complex="12pt"/>
    </style:style>
    <style:style style:name="P11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128a25" style:font-size-asian="10.5pt" style:font-size-complex="12pt"/>
    </style:style>
    <style:style style:name="P12" style:family="paragraph" style:parent-style-name="Standard">
      <style:paragraph-properties fo:text-align="end" style:justify-single-word="false" style:writing-mode="rl-tb"/>
      <style:text-properties fo:font-size="12pt" officeooo:rsid="00069b58" officeooo:paragraph-rsid="00069b58" style:font-size-asian="10.5pt" style:font-size-complex="12pt"/>
    </style:style>
    <style:style style:name="P13" style:family="paragraph" style:parent-style-name="Standard" style:list-style-name="L1">
      <style:paragraph-properties fo:text-align="end" style:justify-single-word="false" style:writing-mode="rl-tb"/>
      <style:text-properties fo:font-size="12pt" officeooo:rsid="00069b58" officeooo:paragraph-rsid="0014060f" style:font-size-asian="10.5pt" style:font-size-complex="12pt"/>
    </style:style>
    <style:style style:name="P14" style:family="paragraph" style:parent-style-name="Standard">
      <style:paragraph-properties fo:text-align="end" style:justify-single-word="false" style:writing-mode="rl-tb"/>
      <style:text-properties fo:font-size="12pt" officeooo:rsid="0014060f" officeooo:paragraph-rsid="0014060f" style:font-size-asian="10.5pt" style:font-size-complex="12pt"/>
    </style:style>
    <style:style style:name="P15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0af6ab" style:font-size-asian="10.5pt" style:font-size-complex="12pt"/>
    </style:style>
    <style:style style:name="P16" style:family="paragraph" style:parent-style-name="Standard">
      <style:paragraph-properties fo:text-align="end" style:justify-single-word="false" style:writing-mode="rl-tb"/>
      <style:text-properties fo:font-size="12pt" officeooo:rsid="000af6ab" officeooo:paragraph-rsid="0019f1bc" style:font-size-asian="10.5pt" style:font-size-complex="12pt"/>
    </style:style>
    <style:style style:name="P17" style:family="paragraph" style:parent-style-name="Standard">
      <style:paragraph-properties fo:text-align="end" style:justify-single-word="false" style:writing-mode="rl-tb"/>
      <style:text-properties fo:font-size="12pt" officeooo:rsid="00182a37" officeooo:paragraph-rsid="00182a37" style:font-size-asian="10.5pt" style:font-size-complex="12pt"/>
    </style:style>
    <style:style style:name="P18" style:family="paragraph" style:parent-style-name="Standard">
      <style:paragraph-properties fo:text-align="end" style:justify-single-word="false" style:writing-mode="rl-tb"/>
      <style:text-properties fo:font-size="12pt" officeooo:rsid="0019f1bc" officeooo:paragraph-rsid="0019f1bc" style:font-size-asian="10.5pt" style:font-size-complex="12pt"/>
    </style:style>
    <style:style style:name="P19" style:family="paragraph" style:parent-style-name="Standard">
      <style:paragraph-properties fo:text-align="end" style:justify-single-word="false" style:writing-mode="rl-tb"/>
      <style:text-properties fo:font-size="16pt" officeooo:rsid="0011bbd7" officeooo:paragraph-rsid="0011bbd7" style:font-size-asian="14pt" style:font-size-complex="16pt"/>
    </style:style>
    <style:style style:name="P20" style:family="paragraph" style:parent-style-name="Standard" style:list-style-name="L1">
      <style:paragraph-properties fo:text-align="end" style:justify-single-word="false" style:writing-mode="rl-tb"/>
      <style:text-properties officeooo:paragraph-rsid="0005d895"/>
    </style:style>
    <style:style style:name="P21" style:family="paragraph" style:parent-style-name="Standard" style:list-style-name="L1">
      <style:paragraph-properties fo:text-align="end" style:justify-single-word="false" style:writing-mode="rl-tb"/>
      <style:text-properties officeooo:paragraph-rsid="0014060f"/>
    </style:style>
    <style:style style:name="P22" style:family="paragraph" style:parent-style-name="Standard" style:list-style-name="L2">
      <style:paragraph-properties fo:text-align="end" style:justify-single-word="false" style:writing-mode="rl-tb"/>
      <style:text-properties officeooo:paragraph-rsid="0011bbd7"/>
    </style:style>
    <style:style style:name="P23" style:family="paragraph" style:parent-style-name="Standard">
      <style:paragraph-properties fo:text-align="end" style:justify-single-word="false" style:writing-mode="rl-tb"/>
      <style:text-properties officeooo:paragraph-rsid="0014060f"/>
    </style:style>
    <style:style style:name="P24" style:family="paragraph" style:parent-style-name="Standard" style:list-style-name="L3">
      <style:paragraph-properties fo:text-align="end" style:justify-single-word="false" style:writing-mode="rl-tb"/>
      <style:text-properties officeooo:paragraph-rsid="0019f1bc"/>
    </style:style>
    <style:style style:name="P25" style:family="paragraph" style:parent-style-name="Standard" style:list-style-name="L6">
      <style:paragraph-properties fo:text-align="end" style:justify-single-word="false" style:writing-mode="rl-tb"/>
      <style:text-properties officeooo:paragraph-rsid="00182a37"/>
    </style:style>
    <style:style style:name="P26" style:family="paragraph" style:parent-style-name="Standard" style:list-style-name="L7">
      <style:paragraph-properties fo:text-align="end" style:justify-single-word="false" style:writing-mode="rl-tb"/>
      <style:text-properties officeooo:paragraph-rsid="0019f1bc"/>
    </style:style>
    <style:style style:name="P27" style:family="paragraph" style:parent-style-name="Standard" style:list-style-name="L8">
      <style:paragraph-properties fo:text-align="end" style:justify-single-word="false" style:writing-mode="rl-tb"/>
      <style:text-properties officeooo:paragraph-rsid="001a0d60"/>
    </style:style>
    <style:style style:name="P28" style:family="paragraph" style:parent-style-name="Standard">
      <style:paragraph-properties fo:text-align="end" style:justify-single-word="false" style:writing-mode="rl-tb"/>
      <style:text-properties officeooo:paragraph-rsid="001a0d60"/>
    </style:style>
    <style:style style:name="P29" style:family="paragraph" style:parent-style-name="Standard">
      <style:paragraph-properties fo:text-align="end" style:justify-single-word="false" style:writing-mode="rl-tb"/>
      <style:text-properties officeooo:rsid="0014060f" officeooo:paragraph-rsid="0014060f"/>
    </style:style>
    <style:style style:name="P30" style:family="paragraph" style:parent-style-name="Standard">
      <style:paragraph-properties fo:text-align="end" style:justify-single-word="false" style:writing-mode="rl-tb"/>
      <style:text-properties officeooo:rsid="0015a2d0" officeooo:paragraph-rsid="0015a2d0"/>
    </style:style>
    <style:style style:name="P31" style:family="paragraph" style:parent-style-name="Standard">
      <style:paragraph-properties fo:text-align="end" style:justify-single-word="false" style:writing-mode="rl-tb"/>
      <style:text-properties style:text-position="0% 100%" fo:font-size="12pt" officeooo:rsid="000b6d52" officeooo:paragraph-rsid="000af6ab" style:font-size-asian="10.5pt" style:font-size-complex="12pt"/>
    </style:style>
    <style:style style:name="P32" style:family="paragraph" style:parent-style-name="Standard">
      <style:paragraph-properties fo:text-align="end" style:justify-single-word="false" style:writing-mode="rl-tb"/>
      <style:text-properties style:text-position="0% 100%" fo:font-size="12pt" officeooo:rsid="0019f1bc" officeooo:paragraph-rsid="0019f1bc" style:font-size-asian="10.5pt" style:font-size-complex="12pt"/>
    </style:style>
    <style:style style:name="P33" style:family="paragraph" style:parent-style-name="Standard">
      <style:paragraph-properties fo:text-align="end" style:justify-single-word="false" style:writing-mode="rl-tb"/>
      <style:text-properties style:text-position="0% 100%" fo:font-size="12pt" officeooo:rsid="001a0d60" officeooo:paragraph-rsid="001a0d60" style:font-size-asian="10.5pt" style:font-size-complex="12pt"/>
    </style:style>
    <style:style style:name="P34" style:family="paragraph" style:parent-style-name="Standard">
      <style:paragraph-properties fo:text-align="end" style:justify-single-word="false" style:writing-mode="rl-tb"/>
      <style:text-properties style:text-position="0% 100%" fo:font-size="12pt" officeooo:rsid="001be291" officeooo:paragraph-rsid="001be291" style:font-size-asian="10.5pt" style:font-size-complex="12pt"/>
    </style:style>
    <style:style style:name="P35" style:family="paragraph" style:parent-style-name="Standard">
      <style:paragraph-properties fo:text-align="end" style:justify-single-word="false" style:writing-mode="rl-tb"/>
      <style:text-properties officeooo:rsid="001a0d60" officeooo:paragraph-rsid="001a0d60"/>
    </style:style>
    <style:style style:name="P36" style:family="paragraph" style:parent-style-name="Standard" style:list-style-name="L8">
      <style:paragraph-properties fo:text-align="end" style:justify-single-word="false" style:writing-mode="rl-tb"/>
      <style:text-properties officeooo:rsid="001a0d60" officeooo:paragraph-rsid="001b00ca"/>
    </style:style>
    <style:style style:name="P37" style:family="paragraph" style:parent-style-name="Standard">
      <style:paragraph-properties fo:text-align="end" style:justify-single-word="false" style:writing-mode="rl-tb"/>
      <style:text-properties officeooo:rsid="00102793" officeooo:paragraph-rsid="000e1c22"/>
    </style:style>
    <style:style style:name="P38" style:family="paragraph" style:parent-style-name="Standard">
      <style:paragraph-properties fo:text-align="end" style:justify-single-word="false" style:writing-mode="rl-tb"/>
      <style:text-properties officeooo:rsid="00102793" officeooo:paragraph-rsid="00102793"/>
    </style:style>
    <style:style style:name="P39" style:family="paragraph" style:parent-style-name="Standard">
      <style:paragraph-properties fo:margin-left="0in" fo:margin-right="0in" fo:text-indent="0in" style:auto-text-indent="false" style:writing-mode="rl-tb"/>
      <style:text-properties fo:font-size="16pt" officeooo:rsid="0002d143" style:font-size-asian="14pt" style:font-size-complex="16pt"/>
    </style:style>
    <style:style style:name="T1" style:family="text">
      <style:text-properties officeooo:rsid="00048dcc"/>
    </style:style>
    <style:style style:name="T2" style:family="text">
      <style:text-properties officeooo:rsid="0005d895"/>
    </style:style>
    <style:style style:name="T3" style:family="text">
      <style:text-properties officeooo:rsid="00069b58"/>
    </style:style>
    <style:style style:name="T4" style:family="text">
      <style:text-properties style:text-position="0% 100%"/>
    </style:style>
    <style:style style:name="T5" style:family="text">
      <style:text-properties style:text-position="0% 100%" officeooo:rsid="00069b58"/>
    </style:style>
    <style:style style:name="T6" style:family="text">
      <style:text-properties style:text-position="0% 100%" officeooo:rsid="000af6ab"/>
    </style:style>
    <style:style style:name="T7" style:family="text">
      <style:text-properties style:text-position="0% 100%" officeooo:rsid="000b6d52"/>
    </style:style>
    <style:style style:name="T8" style:family="text">
      <style:text-properties style:text-position="0% 100%" officeooo:rsid="0017001e"/>
    </style:style>
    <style:style style:name="T9" style:family="text">
      <style:text-properties style:text-position="0% 100%" fo:font-size="12pt" style:font-size-asian="10.5pt" style:font-size-complex="12pt"/>
    </style:style>
    <style:style style:name="T10" style:family="text">
      <style:text-properties style:text-position="0% 100%" fo:font-size="12pt" officeooo:rsid="0017001e" style:font-size-asian="10.5pt" style:font-size-complex="12pt"/>
    </style:style>
    <style:style style:name="T11" style:family="text">
      <style:text-properties style:text-position="0% 100%" fo:font-size="12pt" officeooo:rsid="00182a37" style:font-size-asian="10.5pt" style:font-size-complex="12pt"/>
    </style:style>
    <style:style style:name="T12" style:family="text">
      <style:text-properties style:text-position="0% 100%" fo:font-size="12pt" officeooo:rsid="0019f1bc" style:font-size-asian="10.5pt" style:font-size-complex="12pt"/>
    </style:style>
    <style:style style:name="T13" style:family="text">
      <style:text-properties style:text-position="0% 100%" fo:font-size="12pt" officeooo:rsid="001a0d60" style:font-size-asian="10.5pt" style:font-size-complex="12pt"/>
    </style:style>
    <style:style style:name="T14" style:family="text">
      <style:text-properties style:text-position="0% 100%" fo:font-size="12pt" officeooo:rsid="001b00ca" style:font-size-asian="10.5pt" style:font-size-complex="12pt"/>
    </style:style>
    <style:style style:name="T15" style:family="text">
      <style:text-properties style:text-position="0% 100%" fo:font-size="12pt" officeooo:rsid="001be291" style:font-size-asian="10.5pt" style:font-size-complex="12pt"/>
    </style:style>
    <style:style style:name="T16" style:family="text">
      <style:text-properties officeooo:rsid="000af6ab"/>
    </style:style>
    <style:style style:name="T17" style:family="text">
      <style:text-properties fo:font-size="12pt" officeooo:rsid="0005d895" style:font-size-asian="10.5pt" style:font-size-complex="12pt"/>
    </style:style>
    <style:style style:name="T18" style:family="text">
      <style:text-properties fo:font-size="12pt" officeooo:rsid="0011bbd7" style:font-size-asian="10.5pt" style:font-size-complex="12pt"/>
    </style:style>
    <style:style style:name="T19" style:family="text">
      <style:text-properties fo:font-size="12pt" officeooo:rsid="00069b58" style:font-size-asian="10.5pt" style:font-size-complex="12pt"/>
    </style:style>
    <style:style style:name="T20" style:family="text">
      <style:text-properties officeooo:rsid="00128a25"/>
    </style:style>
    <style:style style:name="T21" style:family="text">
      <style:text-properties officeooo:rsid="0014060f"/>
    </style:style>
    <style:style style:name="T22" style:family="text">
      <style:text-properties officeooo:rsid="0015a2d0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top" style:vertical-rel="paragraph" style:horizontal-pos="center" style:horizontal-rel="paragraph" draw:ole-draw-aspect="1"/>
    </style:style>
    <text:list-style style:name="L1">
      <text:list-level-style-bullet text:level="1" text:bullet-char="●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برای رسم هر کدام از نمودار های موجود، برنامه با ویژگی‌های گفته شده، <text:span text:style-name="T16">۲۰۰</text:span> بار اجرا شده و نمودار حاصل میانگین هر <text:span text:style-name="T16">۲</text:span>۰۰ بار این اجرا هاست و از تأثیر توابع تصادفی کاسته شده است</text:p>
      <text:p text:style-name="P39"/>
      <text:p text:style-name="P19"><text:bookmark-start text:name="__DdeLink__8_1878373111"/>م<text:bookmark-end text:name="__DdeLink__8_1878373111"/>قایسه روش ها:</text:p>
      <text:p text:style-name="P2">برای روش حل مسئله چند حالت مختلف وجود دارد.<text:span text:style-name="T2">( در تمام برنامه‌ها در هر نسل ، ۱۰ فرد وجود دارد و برنامه تا نسل ۲۰۰ ام ادامه یافته است. )</text:span></text:p>
      <text:list xml:id="list6754873846034647954" text:style-name="L1">
        <text:list-item>
          <text:p text:style-name="P7"><draw:frame draw:style-name="fr1" draw:name="Object1" text:anchor-type="paragraph" svg:x="0.1772in" svg:y="0.5445in" svg:width="6.2992in" svg:height="3.5429in" draw:z-index="0"><draw:object xlink:href="./Object 2" xlink:type="simple" xlink:show="embed" xlink:actuate="onLoad"/><draw:image xlink:href="./ObjectReplacements/Object 2" xlink:type="simple" xlink:show="embed" xlink:actuate="onLoad"/></draw:frame>استفاده از الگوریتم ژنتیک، جایگزینی هر دو فرزند با والدین خود <text:span text:style-name="T1">( محور افقی شماره نسل ) برای کراس اور ، یک گروه از والد اول انتخاب شده و بقیه مطابق والد اول قرار داده می‌شود</text:span></text:p>
        </text:list-item>
        <text:list-item>
          <text:p text:style-name="P20"><text:span text:style-name="T17">استفاده از الگوریتم شبیه سازی حرارت ( نمودار با مقدار اولیه T = 10000 و نصف کردن T در هر نسل ) </text:span><text:span text:style-name="T18">کراس اور مطابق مثال قبل</text:span></text:p>
        </text:list-item>
      </text:list>
      <text:list xml:id="list1756712879911425760" text:style-name="L2">
        <text:list-header>
          <text:p text:style-name="P22"><draw:frame draw:style-name="fr1" draw:name="Object2" text:anchor-type="paragraph" svg:x="0.1937in" svg:y="0.0717in" svg:width="6.2992in" svg:height="3.5429in" draw:z-index="1"><draw:object xlink:href="./Object 1" xlink:type="simple" xlink:show="embed" xlink:actuate="onLoad"/><draw:image xlink:href="./ObjectReplacements/Object 1" xlink:type="simple" xlink:show="embed" xlink:actuate="onLoad"/></draw:frame></text:p>
          <text:p text:style-name="P22"><text:span text:style-name="T17">همانطور که در نمودار مشخص است، پیشرفت الگوریتم بی‌نظیر است. در قسمت </text:span><text:span text:style-name="T18">اول</text:span><text:span text:style-name="T17"> الگوریتم </text:span><text:span text:style-name="T18">به حالتی رسیده بود که برازشی برابر 0.05 داشت اما در اینجا توانست به برازش</text:span><text:soft-page-break/><text:span text:style-name="T18">0.4 برسد که بسیار بیشتر است. همچنین روند رشد بهتری نیز طی شد. </text:span><text:span text:style-name="T17"><text:s/>مطابق نمودار، الگوریتم تقریباً تا نسل ۲۰ ام پیشرفت کمی دارد ولی از آنجا به بعد پیشرفت بسیار بیشتر </text:span></text:p>
          <text:p text:style-name="P22"><text:span text:style-name="T17">میشود. این اتفاق به این علت است که در این محدوده مقدار T خیلی کم می‌شود.</text:span></text:p>
          <text:p text:style-name="P10"/>
        </text:list-header>
        <text:list-item>
          <text:p text:style-name="P10">الگوریتم ژنتیک ، انتخاب دو فرد بهتر از چهار فرد موجود ( دو والد و دو فرزند ) <text:span text:style-name="T3">( در حقیقت مقدار T اولیه برابر صفر و بدون تغییر ) کراس اور مطابق مثال قبل</text:span></text:p>
        </text:list-item>
      </text:list>
      <text:p text:style-name="P11"><draw:frame draw:style-name="fr1" draw:name="Object3" text:anchor-type="paragraph" svg:x="0.1957in" svg:y="0.0693in" svg:width="6.2992in" svg:height="3.5429in" draw:z-index="2"><draw:object xlink:href="./Object 3" xlink:type="simple" xlink:show="embed" xlink:actuate="onLoad"/><draw:image xlink:href="./ObjectReplacements/Object 3" xlink:type="simple" xlink:show="embed" xlink:actuate="onLoad"/></draw:frame>نتیجه از حالت دوم هم بهتر است. این روش مستقیماً از حرکت اول پیشرفت را شروع میکند. نتیجه</text:p>
      <text:p text:style-name="P11"><text:s/>حدوداً <text:span text:style-name="T20">10</text:span> نسل از حالت سوم جلو تر است.</text:p>
      <text:p text:style-name="P12"/>
      <text:list xml:id="list234032289557997" text:continue-list="list6754873846034647954" text:style-name="L1">
        <text:list-item>
          <text:p text:style-name="P8">استفاده از الگوریتم ژنتیک، جایگزینی هر دو فرزند با والدین خو<text:span text:style-name="T21">د برای کراس اور ، یک پترن از صفر و یک به صورت رندوم ساخته میشد که نشان دهنده این است که در هر فرزند کدام ژن از والد اول و کدام ژن از والد دوم انتخاب میشود.</text:span></text:p>
        </text:list-item>
      </text:list>
      <text:p text:style-name="P9"><draw:frame draw:style-name="fr2" draw:name="Object4" text:anchor-type="paragraph" svg:width="6.2992in" svg:height="3.5429in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4">همانطور که مشاهده می‌شود استفاده از این روش به تنهایی به هیچ وجه نتیجه مطلوبی ندارد</text:p>
      <text:list xml:id="list234032133439220" text:continue-numbering="true" text:style-name="L1">
        <text:list-item>
          <text:p text:style-name="P13"><draw:frame draw:style-name="fr1" draw:name="Object8" text:anchor-type="paragraph" svg:x="0.1937in" svg:y="0.4055in" svg:width="6.2992in" svg:height="3.5429in" draw:z-index="4"><draw:object xlink:href="./Object 8" xlink:type="simple" xlink:show="embed" xlink:actuate="onLoad"/><draw:image xlink:href="./ObjectReplacements/Object 8" xlink:type="simple" xlink:show="embed" xlink:actuate="onLoad"/></draw:frame><text:soft-page-break/><text:span text:style-name="T2">استفاده از الگوریتم شبیه سازی حرارت ( نمودار با مقدار اولیه T = 10000 و نصف کردن T در هر نسل ) کراس اور مطابق مثال قبل</text:span></text:p>
        </text:list-item>
      </text:list>
      <text:p text:style-name="P29">همانطور که نمودار نشان میدهد این مدل از <text:span text:style-name="T22">کراس اور در کنار الگوریتم شبیه سازی حرارت بهتر جواب میدهد. پیشرفت این روش از روش مشابه با کراس اور تک گروهی بهتر است.</text:span></text:p>
      <text:p text:style-name="P23"/>
      <text:list xml:id="list234033446705085" text:continue-numbering="true" text:style-name="L1">
        <text:list-item>
          <text:p text:style-name="P21"><text:span text:style-name="T17">الگوریتم ژنتیک ، انتخاب دو فرد بهتر از چهار فرد موجود ( دو والد و دو فرزند ) </text:span><text:span text:style-name="T19">( در حقیقت مقدار T اولیه برابر صفر و بدون تغییر ) کراس اور مطابق مثال قبل</text:span></text:p>
        </text:list-item>
      </text:list>
      <text:p text:style-name="P30"><draw:frame draw:style-name="fr3" draw:name="Object9" text:anchor-type="paragraph" svg:width="6.2992in" svg:height="3.5429in" draw:z-index="5"><draw:object xlink:href="./Object 9" xlink:type="simple" xlink:show="embed" xlink:actuate="onLoad"/><draw:image xlink:href="./ObjectReplacements/Object 9" xlink:type="simple" xlink:show="embed" xlink:actuate="onLoad"/></draw:frame>این نمودار نشان میدهد در این مدل از کراس اور بر خلاف حالت قبلی، استفاده از حرارت اولیه برابر صفر بهتر جواب نمی‌دهد و حالت آشوبناک اولیه برای نتیجه بهتر الگوریتم لازم است </text:p>
      <text:p text:style-name="P30"/>
      <text:p text:style-name="P30"/>
      <text:p text:style-name="P30"/>
      <text:p text:style-name="P30"/>
      <text:p text:style-name="P30"/>
      <text:p text:style-name="P30"/>
      <text:p text:style-name="P3"><text:soft-page-break/><text:span text:style-name="T6">مشاهده میزان تأثیر تعداد افراد در هر نسل</text:span><text:span text:style-name="T5">:</text:span></text:p>
      <text:p text:style-name="P4"/>
      <text:p text:style-name="P16"><text:span text:style-name="T7">در ابتدا </text:span><text:span text:style-name="T5">کاملاً</text:span><text:span text:style-name="T4"> منطقی </text:span><text:span text:style-name="T7">به نظر میرسد</text:span><text:span text:style-name="T4"> که هر چه تعداد افراد در یک نسل بیشتر شود، تابع برازش حالت بهینه </text:span><text:span text:style-name="T7">بیشتر</text:span><text:span text:style-name="T4"> است. </text:span><text:span text:style-name="T7">حال ما میخواهیم</text:span><text:span text:style-name="T4"> تأثیر این تعداد را بر نمودار یادگیری طی نسل های مختلف ببینیم. لذا در نمودار زیر ، برای الگوریتم حاوی نسل های ۵ نفری‌، ۱۰ نفری و ۲۰ نفری نمودار میزان میانگین و بهترین حالت تابع برازش را کشیده ای</text:span><text:span text:style-name="T8">م</text:span><text:span text:style-name="T4"> </text:span></text:p>
      <text:list xml:id="list3614944502409348155" text:style-name="L3">
        <text:list-item>
          <text:p text:style-name="P24"><text:span text:style-name="T10">الگوریتم استفاده شده مطابق حالت اول در</text:span><text:span text:style-name="T11">قسمت</text:span><text:span text:style-name="T10"> قبل است</text:span></text:p>
        </text:list-item>
      </text:list>
      <text:p text:style-name="P15"/>
      <text:p text:style-name="P18"><draw:frame draw:style-name="fr3" draw:name="Object5" text:anchor-type="paragraph" svg:width="6.2992in" svg:height="3.5429in" draw:z-index="6"><draw:object xlink:href="./Object 5" xlink:type="simple" xlink:show="embed" xlink:actuate="onLoad"/><draw:image xlink:href="./ObjectReplacements/Object 5" xlink:type="simple" xlink:show="embed" xlink:actuate="onLoad"/></draw:frame>در این حالت هر چه تعداد جمعیت بیشتر می‌شود نتیجه بهتر است </text:p>
      <text:p text:style-name="P18"/>
      <text:list xml:id="list4511290501211296645" text:style-name="L6">
        <text:list-item>
          <text:p text:style-name="P25"><text:span text:style-name="T10">ن</text:span><text:span text:style-name="T11">مودار بالا برای الگوریتم مطابق حالت دوم در قسمت قبل:</text:span></text:p>
        </text:list-item>
      </text:list>
      <text:p text:style-name="P17"/>
      <text:p text:style-name="P18"><draw:frame draw:style-name="fr3" draw:name="Object6" text:anchor-type="paragraph" svg:width="6.2992in" svg:height="3.5429in" draw:z-index="7"><draw:object xlink:href="./Object 6" xlink:type="simple" xlink:show="embed" xlink:actuate="onLoad"/><draw:image xlink:href="./ObjectReplacements/Object 6" xlink:type="simple" xlink:show="embed" xlink:actuate="onLoad"/></draw:frame><text:span text:style-name="T4">در این حالت جمعیت 10 نفری بهتر جواب داده تا جمعیت 20 نفری</text:span></text:p>
      <text:p text:style-name="P31"/>
      <text:list xml:id="list1089761409574631769" text:style-name="L7">
        <text:list-item>
          <text:p text:style-name="P26"><text:soft-page-break/><text:span text:style-name="T12">نمودار بالا برای الگوریتم مطابق حالت سوم در قسمت قبل : </text:span></text:p>
        </text:list-item>
      </text:list>
      <text:p text:style-name="P32"/>
      <text:p text:style-name="P33"><draw:frame draw:style-name="fr3" draw:name="Object10" text:anchor-type="paragraph" svg:width="6.2992in" svg:height="3.5429in" draw:z-index="8"><draw:object xlink:href="./Object 10" xlink:type="simple" xlink:show="embed" xlink:actuate="onLoad"/><draw:image xlink:href="./ObjectReplacements/Object 10" xlink:type="simple" xlink:show="embed" xlink:actuate="onLoad"/></draw:frame>در این حالت مانند حالت اول جمعیت بیشتر جواب بهتری تولید میکند.</text:p>
      <text:p text:style-name="P33"/>
      <text:list xml:id="list5945627515478211346" text:style-name="L8">
        <text:list-item>
          <text:p text:style-name="P27"><text:span text:style-name="T12">نمودار بالا برای الگوریتم مطابق حالت </text:span><text:span text:style-name="T13">چهارم</text:span><text:span text:style-name="T12"> در قسمت قبل : </text:span></text:p>
        </text:list-item>
      </text:list>
      <text:p text:style-name="P28"/>
      <text:p text:style-name="P28"><draw:frame draw:style-name="fr3" draw:name="Object11" text:anchor-type="paragraph" svg:width="6.2992in" svg:height="3.5429in" draw:z-index="9"><draw:object xlink:href="./Object 11" xlink:type="simple" xlink:show="embed" xlink:actuate="onLoad"/><draw:image xlink:href="./ObjectReplacements/Object 11" xlink:type="simple" xlink:show="embed" xlink:actuate="onLoad"/></draw:frame><text:span text:style-name="T12"/></text:p>
      <text:p text:style-name="P33">در این روش همانطور که مشاهده می‌شود کلاً نتیجه مطلوب نیست.</text:p>
      <text:p text:style-name="P33"/>
      <text:p text:style-name="P28"/>
      <text:p text:style-name="P28"/>
      <text:p text:style-name="P28"/>
      <text:list xml:id="list234032765662595" text:continue-numbering="true" text:style-name="L8">
        <text:list-header>
          <text:p text:style-name="P27"/>
          <text:p text:style-name="P27"/>
          <text:p text:style-name="P27"/>
          <text:p text:style-name="P27"><text:soft-page-break/></text:p>
        </text:list-header>
        <text:list-item>
          <text:p text:style-name="P27"><draw:frame draw:style-name="fr1" draw:name="Object12" text:anchor-type="paragraph" svg:x="0.1957in" svg:y="0.2366in" svg:width="6.2992in" svg:height="3.5429in" draw:z-index="10"><draw:object xlink:href="./Object 12" xlink:type="simple" xlink:show="embed" xlink:actuate="onLoad"/><draw:image xlink:href="./ObjectReplacements/Object 12" xlink:type="simple" xlink:show="embed" xlink:actuate="onLoad"/></draw:frame><text:span text:style-name="T12">نمودار بالا برای الگوریتم مطابق حالت</text:span><text:span text:style-name="T13"> پنجم</text:span><text:span text:style-name="T12"> در قسمت قبل : </text:span></text:p>
        </text:list-item>
      </text:list>
      <text:p text:style-name="P35"><text:span text:style-name="T12">د</text:span><text:span text:style-name="T9">ر این روش نیز نتیجه با افزایش جمعیت بهتر می‌شو</text:span><text:span text:style-name="T15">د. همچنین تأثیر جمعیت نسبت به وضعیت مشابه اما نحوه کرا اور متفاوت بیشتر است.</text:span></text:p>
      <text:p text:style-name="P35"/>
      <text:list xml:id="list234033260125372" text:continue-numbering="true" text:style-name="L8">
        <text:list-item>
          <text:p text:style-name="P36"><text:span text:style-name="T12">نمودار بالا برای الگوریتم مطابق حالت</text:span><text:span text:style-name="T14"> ششم </text:span><text:span text:style-name="T12"><text:s/>در قسمت قبل : </text:span></text:p>
        </text:list-item>
      </text:list>
      <text:p text:style-name="P33"><draw:frame draw:style-name="fr1" draw:name="Object13" text:anchor-type="paragraph" svg:x="0.1957in" svg:y="0.0492in" svg:width="6.2992in" svg:height="3.5429in" draw:z-index="11"><draw:object xlink:href="./Object 13" xlink:type="simple" xlink:show="embed" xlink:actuate="onLoad"/><draw:image xlink:href="./ObjectReplacements/Object 13" xlink:type="simple" xlink:show="embed" xlink:actuate="onLoad"/></draw:frame></text:p>
      <text:p text:style-name="P33"/>
      <text:p text:style-name="P34">در این حالت با افزایش جمعیت نتیجه پیشرفت بسیار بیشتری دارد ( اختلاف از پنج نفر به ده نفر بسیار کم‌تر از اختلاف از ۱۰ نفر به ۲۰ نفر است)</text:p>
      <text:p text:style-name="P37"/>
      <text:p text:style-name="P5"/>
      <text:p text:style-name="P5"/>
      <text:p text:style-name="P6">محمد قدوسی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officeooo:rsid="00013ee1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0583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7:31:47.474062340</meta:creation-date>
    <dc:date>2017-08-31T23:40:31.955801771</dc:date>
    <meta:editing-duration>PT3H17M12S</meta:editing-duration>
    <meta:editing-cycles>11</meta:editing-cycles>
    <meta:generator>LibreOffice/4.2.8.2$Linux_X86_64 LibreOffice_project/420m0$Build-2</meta:generator>
    <meta:document-statistic meta:table-count="0" meta:image-count="0" meta:object-count="12" meta:page-count="6" meta:paragraph-count="37" meta:word-count="722" meta:character-count="3357" meta:non-whitespace-character-count="26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06673241289">
                <text:p>0.0706673241289</text:p>
              </table:table-cell>
              <table:table-cell office:value-type="float" office:value="0.00964197074293">
                <text:p>0.009641970742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8451676529">
                <text:p>0.0678451676529</text:p>
              </table:table-cell>
              <table:table-cell office:value-type="float" office:value="0.0113867932281">
                <text:p>0.01138679322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0006574622">
                <text:p>0.0690006574622</text:p>
              </table:table-cell>
              <table:table-cell office:value-type="float" office:value="0.0156837195924">
                <text:p>0.01568371959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69916995398">
                <text:p>0.0669916995398</text:p>
              </table:table-cell>
              <table:table-cell office:value-type="float" office:value="0.016520052597">
                <text:p>0.0165200525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5392833662">
                <text:p>0.0665392833662</text:p>
              </table:table-cell>
              <table:table-cell office:value-type="float" office:value="0.0174933021039">
                <text:p>0.017493302103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78694115713">
                <text:p>0.0678694115713</text:p>
              </table:table-cell>
              <table:table-cell office:value-type="float" office:value="0.0194641683103">
                <text:p>0.01946416831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75727317554">
                <text:p>0.0675727317554</text:p>
              </table:table-cell>
              <table:table-cell office:value-type="float" office:value="0.0212056213018">
                <text:p>0.02120562130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64735371466">
                <text:p>0.0664735371466</text:p>
              </table:table-cell>
              <table:table-cell office:value-type="float" office:value="0.0225057938856">
                <text:p>0.02250579388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0723208416">
                <text:p>0.0650723208416</text:p>
              </table:table-cell>
              <table:table-cell office:value-type="float" office:value="0.0222154832347">
                <text:p>0.02221548323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2580539119">
                <text:p>0.0652580539119</text:p>
              </table:table-cell>
              <table:table-cell office:value-type="float" office:value="0.0233091305062">
                <text:p>0.0233091305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47834483892">
                <text:p>0.0647834483892</text:p>
              </table:table-cell>
              <table:table-cell office:value-type="float" office:value="0.0235197649573">
                <text:p>0.023519764957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3492767916">
                <text:p>0.0653492767916</text:p>
              </table:table-cell>
              <table:table-cell office:value-type="float" office:value="0.0249561965812">
                <text:p>0.02495619658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32519723866">
                <text:p>0.0632519723866</text:p>
              </table:table-cell>
              <table:table-cell office:value-type="float" office:value="0.0258177596976">
                <text:p>0.02581775969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54709072978">
                <text:p>0.0654709072978</text:p>
              </table:table-cell>
              <table:table-cell office:value-type="float" office:value="0.0280607741617">
                <text:p>0.02806077416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32264957265">
                <text:p>0.0632264957265</text:p>
              </table:table-cell>
              <table:table-cell office:value-type="float" office:value="0.0280888806706">
                <text:p>0.028088880670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8565910585">
                <text:p>0.0648565910585</text:p>
              </table:table-cell>
              <table:table-cell office:value-type="float" office:value="0.0293890121631">
                <text:p>0.029389012163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47686554898">
                <text:p>0.0647686554898</text:p>
              </table:table-cell>
              <table:table-cell office:value-type="float" office:value="0.0317672583826">
                <text:p>0.031767258382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54437869822">
                <text:p>0.0654437869822</text:p>
              </table:table-cell>
              <table:table-cell office:value-type="float" office:value="0.0338340729783">
                <text:p>0.03383407297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86213839579">
                <text:p>0.0686213839579</text:p>
              </table:table-cell>
              <table:table-cell office:value-type="float" office:value="0.0379888642341">
                <text:p>0.03798886423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23586456279">
                <text:p>0.0723586456279</text:p>
              </table:table-cell>
              <table:table-cell office:value-type="float" office:value="0.0438218277449">
                <text:p>0.04382182774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80617192636">
                <text:p>0.0780617192636</text:p>
              </table:table-cell>
              <table:table-cell office:value-type="float" office:value="0.0516401627219">
                <text:p>0.051640162721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16674884944">
                <text:p>0.0816674884944</text:p>
              </table:table-cell>
              <table:table-cell office:value-type="float" office:value="0.0591265614727">
                <text:p>0.05912656147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67550131492">
                <text:p>0.0867550131492</text:p>
              </table:table-cell>
              <table:table-cell office:value-type="float" office:value="0.066192800789">
                <text:p>0.066192800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922563280736">
                <text:p>0.0922563280736</text:p>
              </table:table-cell>
              <table:table-cell office:value-type="float" office:value="0.072521120973">
                <text:p>0.07252112097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7657790927">
                <text:p>0.097657790927</text:p>
              </table:table-cell>
              <table:table-cell office:value-type="float" office:value="0.0784829881657">
                <text:p>0.078482988165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02562458909">
                <text:p>0.102562458909</text:p>
              </table:table-cell>
              <table:table-cell office:value-type="float" office:value="0.0840000410914">
                <text:p>0.084000041091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8166913215">
                <text:p>0.108166913215</text:p>
              </table:table-cell>
              <table:table-cell office:value-type="float" office:value="0.0896040844839">
                <text:p>0.08960408448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13894230769">
                <text:p>0.113894230769</text:p>
              </table:table-cell>
              <table:table-cell office:value-type="float" office:value="0.0949398011177">
                <text:p>0.09493980111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9414858646">
                <text:p>0.119414858646</text:p>
              </table:table-cell>
              <table:table-cell office:value-type="float" office:value="0.100224441157">
                <text:p>0.10022444115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23871219592">
                <text:p>0.123871219592</text:p>
              </table:table-cell>
              <table:table-cell office:value-type="float" office:value="0.105504396778">
                <text:p>0.105504396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8516190007">
                <text:p>0.128516190007</text:p>
              </table:table-cell>
              <table:table-cell office:value-type="float" office:value="0.110793926693">
                <text:p>0.1107939266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36081114398">
                <text:p>0.136081114398</text:p>
              </table:table-cell>
              <table:table-cell office:value-type="float" office:value="0.11672304405">
                <text:p>0.116723044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0279421433">
                <text:p>0.140279421433</text:p>
              </table:table-cell>
              <table:table-cell office:value-type="float" office:value="0.122031065089">
                <text:p>0.1220310650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44500739645">
                <text:p>0.144500739645</text:p>
              </table:table-cell>
              <table:table-cell office:value-type="float" office:value="0.127198019395">
                <text:p>0.1271980193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49391847469">
                <text:p>0.149391847469</text:p>
              </table:table-cell>
              <table:table-cell office:value-type="float" office:value="0.132060198882">
                <text:p>0.13206019888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54599358974">
                <text:p>0.154599358974</text:p>
              </table:table-cell>
              <table:table-cell office:value-type="float" office:value="0.136965976331">
                <text:p>0.1369659763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58115959895">
                <text:p>0.158115959895</text:p>
              </table:table-cell>
              <table:table-cell office:value-type="float" office:value="0.141201142341">
                <text:p>0.14120114234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63567143327">
                <text:p>0.163567143327</text:p>
              </table:table-cell>
              <table:table-cell office:value-type="float" office:value="0.146627712032">
                <text:p>0.14662771203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67546022354">
                <text:p>0.167546022354</text:p>
              </table:table-cell>
              <table:table-cell office:value-type="float" office:value="0.151158941486">
                <text:p>0.1511589414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1763642341">
                <text:p>0.171763642341</text:p>
              </table:table-cell>
              <table:table-cell office:value-type="float" office:value="0.155590236686">
                <text:p>0.15559023668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75123685076">
                <text:p>0.175123685076</text:p>
              </table:table-cell>
              <table:table-cell office:value-type="float" office:value="0.159524367193">
                <text:p>0.159524367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0255588429">
                <text:p>0.180255588429</text:p>
              </table:table-cell>
              <table:table-cell office:value-type="float" office:value="0.163641066732">
                <text:p>0.16364106673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3820266272">
                <text:p>0.183820266272</text:p>
              </table:table-cell>
              <table:table-cell office:value-type="float" office:value="0.167609097633">
                <text:p>0.16760909763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87065253123">
                <text:p>0.187065253123</text:p>
              </table:table-cell>
              <table:table-cell office:value-type="float" office:value="0.171301569691">
                <text:p>0.17130156969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1266847469">
                <text:p>0.191266847469</text:p>
              </table:table-cell>
              <table:table-cell office:value-type="float" office:value="0.17510691979">
                <text:p>0.175106919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95599934254">
                <text:p>0.195599934254</text:p>
              </table:table-cell>
              <table:table-cell office:value-type="float" office:value="0.179013642341">
                <text:p>0.1790136423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99155982906">
                <text:p>0.199155982906</text:p>
              </table:table-cell>
              <table:table-cell office:value-type="float" office:value="0.18318602071">
                <text:p>0.1831860207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1939102564">
                <text:p>0.201939102564</text:p>
              </table:table-cell>
              <table:table-cell office:value-type="float" office:value="0.18691350263">
                <text:p>0.1869135026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6770216963">
                <text:p>0.206770216963</text:p>
              </table:table-cell>
              <table:table-cell office:value-type="float" office:value="0.1910601167">
                <text:p>0.19106011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09780161078">
                <text:p>0.209780161078</text:p>
              </table:table-cell>
              <table:table-cell office:value-type="float" office:value="0.195076265615">
                <text:p>0.1950762656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3791913215">
                <text:p>0.213791913215</text:p>
              </table:table-cell>
              <table:table-cell office:value-type="float" office:value="0.198679404997">
                <text:p>0.19867940499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7437130178">
                <text:p>0.217437130178</text:p>
              </table:table-cell>
              <table:table-cell office:value-type="float" office:value="0.202439801118">
                <text:p>0.2024398011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198430309">
                <text:p>0.22198430309</text:p>
              </table:table-cell>
              <table:table-cell office:value-type="float" office:value="0.206382273176">
                <text:p>0.2063822731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4958908613">
                <text:p>0.224958908613</text:p>
              </table:table-cell>
              <table:table-cell office:value-type="float" office:value="0.210306048652">
                <text:p>0.21030604865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7905161078">
                <text:p>0.227905161078</text:p>
              </table:table-cell>
              <table:table-cell office:value-type="float" office:value="0.213499589086">
                <text:p>0.213499589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169995069">
                <text:p>0.23169995069</text:p>
              </table:table-cell>
              <table:table-cell office:value-type="float" office:value="0.216758793557">
                <text:p>0.21675879355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5547337278">
                <text:p>0.235547337278</text:p>
              </table:table-cell>
              <table:table-cell office:value-type="float" office:value="0.22053702334">
                <text:p>0.2205370233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8484549638">
                <text:p>0.238484549638</text:p>
              </table:table-cell>
              <table:table-cell office:value-type="float" office:value="0.223848454964">
                <text:p>0.22384845496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1337524655">
                <text:p>0.241337524655</text:p>
              </table:table-cell>
              <table:table-cell office:value-type="float" office:value="0.227056130835">
                <text:p>0.2270561308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5107659435">
                <text:p>0.245107659435</text:p>
              </table:table-cell>
              <table:table-cell office:value-type="float" office:value="0.230623726167">
                <text:p>0.2306237261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7873931624">
                <text:p>0.247873931624</text:p>
              </table:table-cell>
              <table:table-cell office:value-type="float" office:value="0.233834689349">
                <text:p>0.23383468934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51478057199">
                <text:p>0.251478057199</text:p>
              </table:table-cell>
              <table:table-cell office:value-type="float" office:value="0.237308842867">
                <text:p>0.2373088428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4086127548">
                <text:p>0.254086127548</text:p>
              </table:table-cell>
              <table:table-cell office:value-type="float" office:value="0.24059627712">
                <text:p>0.2405962771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8097879684">
                <text:p>0.258097879684</text:p>
              </table:table-cell>
              <table:table-cell office:value-type="float" office:value="0.243488288955">
                <text:p>0.2434882889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60625">
                <text:p>0.260625</text:p>
              </table:table-cell>
              <table:table-cell office:value-type="float" office:value="0.246565499671">
                <text:p>0.2465654996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63566321499">
                <text:p>0.263566321499</text:p>
              </table:table-cell>
              <table:table-cell office:value-type="float" office:value="0.249709648258">
                <text:p>0.2497096482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6167406312">
                <text:p>0.266167406312</text:p>
              </table:table-cell>
              <table:table-cell office:value-type="float" office:value="0.252654667982">
                <text:p>0.25265466798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8139381986">
                <text:p>0.268139381986</text:p>
              </table:table-cell>
              <table:table-cell office:value-type="float" office:value="0.2554632643">
                <text:p>0.255463264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7191526956">
                <text:p>0.27191526956</text:p>
              </table:table-cell>
              <table:table-cell office:value-type="float" office:value="0.25835605687">
                <text:p>0.2583560568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7533530572">
                <text:p>0.27533530572</text:p>
              </table:table-cell>
              <table:table-cell office:value-type="float" office:value="0.261369945759">
                <text:p>0.26136994575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6883218277">
                <text:p>0.276883218277</text:p>
              </table:table-cell>
              <table:table-cell office:value-type="float" office:value="0.264229783037">
                <text:p>0.26422978303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8108563445">
                <text:p>0.278108563445</text:p>
              </table:table-cell>
              <table:table-cell office:value-type="float" office:value="0.266595578567">
                <text:p>0.26659557856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8128081854">
                <text:p>0.28128081854</text:p>
              </table:table-cell>
              <table:table-cell office:value-type="float" office:value="0.269274654832">
                <text:p>0.26927465483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84681952663">
                <text:p>0.284681952663</text:p>
              </table:table-cell>
              <table:table-cell office:value-type="float" office:value="0.272147024984">
                <text:p>0.27214702498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87313856016">
                <text:p>0.287313856016</text:p>
              </table:table-cell>
              <table:table-cell office:value-type="float" office:value="0.275025230112">
                <text:p>0.27502523011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9424720579">
                <text:p>0.289424720579</text:p>
              </table:table-cell>
              <table:table-cell office:value-type="float" office:value="0.27730124096">
                <text:p>0.2773012409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1296433268">
                <text:p>0.291296433268</text:p>
              </table:table-cell>
              <table:table-cell office:value-type="float" office:value="0.27970348455">
                <text:p>0.279703484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93678500986">
                <text:p>0.293678500986</text:p>
              </table:table-cell>
              <table:table-cell office:value-type="float" office:value="0.281933390861">
                <text:p>0.2819333908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95558021039">
                <text:p>0.295558021039</text:p>
              </table:table-cell>
              <table:table-cell office:value-type="float" office:value="0.284662146614">
                <text:p>0.2846621466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97458086785">
                <text:p>0.297458086785</text:p>
              </table:table-cell>
              <table:table-cell office:value-type="float" office:value="0.286613206772">
                <text:p>0.28661320677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99223372781">
                <text:p>0.299223372781</text:p>
              </table:table-cell>
              <table:table-cell office:value-type="float" office:value="0.28880982906">
                <text:p>0.2888098290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2831196581">
                <text:p>0.302831196581</text:p>
              </table:table-cell>
              <table:table-cell office:value-type="float" office:value="0.291356097962">
                <text:p>0.29135609796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5529667982">
                <text:p>0.305529667982</text:p>
              </table:table-cell>
              <table:table-cell office:value-type="float" office:value="0.293645093688">
                <text:p>0.29364509368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7421104536">
                <text:p>0.307421104536</text:p>
              </table:table-cell>
              <table:table-cell office:value-type="float" office:value="0.296127342209">
                <text:p>0.2961273422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08998602893">
                <text:p>0.308998602893</text:p>
              </table:table-cell>
              <table:table-cell office:value-type="float" office:value="0.298166872124">
                <text:p>0.2981668721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1505588429">
                <text:p>0.311505588429</text:p>
              </table:table-cell>
              <table:table-cell office:value-type="float" office:value="0.300190992768">
                <text:p>0.30019099276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3185815253">
                <text:p>0.313185815253</text:p>
              </table:table-cell>
              <table:table-cell office:value-type="float" office:value="0.30219165023">
                <text:p>0.3021916502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47304405">
                <text:p>0.3147304405</text:p>
              </table:table-cell>
              <table:table-cell office:value-type="float" office:value="0.303869945759">
                <text:p>0.3038699457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631369165">
                <text:p>0.31631369165</text:p>
              </table:table-cell>
              <table:table-cell office:value-type="float" office:value="0.305895340237">
                <text:p>0.3058953402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069115713">
                <text:p>0.318069115713</text:p>
              </table:table-cell>
              <table:table-cell office:value-type="float" office:value="0.307989316239">
                <text:p>0.3079893162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18959976989">
                <text:p>0.318959976989</text:p>
              </table:table-cell>
              <table:table-cell office:value-type="float" office:value="0.309834278435">
                <text:p>0.3098342784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0902366864">
                <text:p>0.320902366864</text:p>
              </table:table-cell>
              <table:table-cell office:value-type="float" office:value="0.311618014464">
                <text:p>0.31161801446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2397682446">
                <text:p>0.322397682446</text:p>
              </table:table-cell>
              <table:table-cell office:value-type="float" office:value="0.313368425378">
                <text:p>0.31336842537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4498274162">
                <text:p>0.324498274162</text:p>
              </table:table-cell>
              <table:table-cell office:value-type="float" office:value="0.3149632643">
                <text:p>0.3149632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5166009204">
                <text:p>0.325166009204</text:p>
              </table:table-cell>
              <table:table-cell office:value-type="float" office:value="0.316205374753">
                <text:p>0.3162053747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7697649573">
                <text:p>0.327697649573</text:p>
              </table:table-cell>
              <table:table-cell office:value-type="float" office:value="0.318130834977">
                <text:p>0.31813083497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8975180802">
                <text:p>0.328975180802</text:p>
              </table:table-cell>
              <table:table-cell office:value-type="float" office:value="0.319681089744">
                <text:p>0.3196810897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30625821828">
                <text:p>0.330625821828</text:p>
              </table:table-cell>
              <table:table-cell office:value-type="float" office:value="0.321488617686">
                <text:p>0.3214886176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2004026956">
                <text:p>0.332004026956</text:p>
              </table:table-cell>
              <table:table-cell office:value-type="float" office:value="0.323127917488">
                <text:p>0.3231279174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4075032873">
                <text:p>0.334075032873</text:p>
              </table:table-cell>
              <table:table-cell office:value-type="float" office:value="0.324805021368">
                <text:p>0.32480502136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5383793557">
                <text:p>0.335383793557</text:p>
              </table:table-cell>
              <table:table-cell office:value-type="float" office:value="0.326401997041">
                <text:p>0.3264019970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6902120316">
                <text:p>0.336902120316</text:p>
              </table:table-cell>
              <table:table-cell office:value-type="float" office:value="0.328156270546">
                <text:p>0.32815627054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7816814596">
                <text:p>0.337816814596</text:p>
              </table:table-cell>
              <table:table-cell office:value-type="float" office:value="0.329535338593">
                <text:p>0.32953533859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40753616042">
                <text:p>0.340753616042</text:p>
              </table:table-cell>
              <table:table-cell office:value-type="float" office:value="0.331513519066">
                <text:p>0.33151351906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40651709402">
                <text:p>0.340651709402</text:p>
              </table:table-cell>
              <table:table-cell office:value-type="float" office:value="0.332727358646">
                <text:p>0.33272735864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2652859961">
                <text:p>0.342652859961</text:p>
              </table:table-cell>
              <table:table-cell office:value-type="float" office:value="0.33408707265">
                <text:p>0.3340870726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3745069034">
                <text:p>0.343745069034</text:p>
              </table:table-cell>
              <table:table-cell office:value-type="float" office:value="0.335826347798">
                <text:p>0.33582634779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5161900066">
                <text:p>0.345161900066</text:p>
              </table:table-cell>
              <table:table-cell office:value-type="float" office:value="0.337277613412">
                <text:p>0.3372776134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46682281394">
                <text:p>0.346682281394</text:p>
              </table:table-cell>
              <table:table-cell office:value-type="float" office:value="0.338615261341">
                <text:p>0.3386152613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8535913872">
                <text:p>0.348535913872</text:p>
              </table:table-cell>
              <table:table-cell office:value-type="float" office:value="0.340191198225">
                <text:p>0.3401911982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9746055227">
                <text:p>0.349746055227</text:p>
              </table:table-cell>
              <table:table-cell office:value-type="float" office:value="0.341498767258">
                <text:p>0.3414987672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51648586456">
                <text:p>0.351648586456</text:p>
              </table:table-cell>
              <table:table-cell office:value-type="float" office:value="0.342913091716">
                <text:p>0.34291309171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52657380013">
                <text:p>0.352657380013</text:p>
              </table:table-cell>
              <table:table-cell office:value-type="float" office:value="0.344467455621">
                <text:p>0.34446745562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53340729783">
                <text:p>0.353340729783</text:p>
              </table:table-cell>
              <table:table-cell office:value-type="float" office:value="0.345594921105">
                <text:p>0.3455949211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54121877055">
                <text:p>0.354121877055</text:p>
              </table:table-cell>
              <table:table-cell office:value-type="float" office:value="0.346666091387">
                <text:p>0.3466660913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55336538462">
                <text:p>0.355336538462</text:p>
              </table:table-cell>
              <table:table-cell office:value-type="float" office:value="0.347685815253">
                <text:p>0.34768581525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57115384615">
                <text:p>0.357115384615</text:p>
              </table:table-cell>
              <table:table-cell office:value-type="float" office:value="0.348969551282">
                <text:p>0.34896955128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781722551">
                <text:p>0.35781722551</text:p>
              </table:table-cell>
              <table:table-cell office:value-type="float" office:value="0.350343565089">
                <text:p>0.3503435650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9211456279">
                <text:p>0.359211456279</text:p>
              </table:table-cell>
              <table:table-cell office:value-type="float" office:value="0.351821663379">
                <text:p>0.3518216633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0039858646">
                <text:p>0.360039858646</text:p>
              </table:table-cell>
              <table:table-cell office:value-type="float" office:value="0.353029051611">
                <text:p>0.35302905161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61333415516">
                <text:p>0.361333415516</text:p>
              </table:table-cell>
              <table:table-cell office:value-type="float" office:value="0.354293145957">
                <text:p>0.35429314595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62219345825">
                <text:p>0.362219345825</text:p>
              </table:table-cell>
              <table:table-cell office:value-type="float" office:value="0.355323101578">
                <text:p>0.35532310157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63846153846">
                <text:p>0.363846153846</text:p>
              </table:table-cell>
              <table:table-cell office:value-type="float" office:value="0.356617069362">
                <text:p>0.35661706936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64654421433">
                <text:p>0.364654421433</text:p>
              </table:table-cell>
              <table:table-cell office:value-type="float" office:value="0.357685897436">
                <text:p>0.35768589743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64898504274">
                <text:p>0.364898504274</text:p>
              </table:table-cell>
              <table:table-cell office:value-type="float" office:value="0.358675419132">
                <text:p>0.35867541913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66552021696">
                <text:p>0.366552021696</text:p>
              </table:table-cell>
              <table:table-cell office:value-type="float" office:value="0.359944773176">
                <text:p>0.35994477317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67658201841">
                <text:p>0.367658201841</text:p>
              </table:table-cell>
              <table:table-cell office:value-type="float" office:value="0.360989357331">
                <text:p>0.36098935733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8987508218">
                <text:p>0.368987508218</text:p>
              </table:table-cell>
              <table:table-cell office:value-type="float" office:value="0.362032996384">
                <text:p>0.3620329963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9786324786">
                <text:p>0.369786324786</text:p>
              </table:table-cell>
              <table:table-cell office:value-type="float" office:value="0.363166337936">
                <text:p>0.3631663379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093277449">
                <text:p>0.37093277449</text:p>
              </table:table-cell>
              <table:table-cell office:value-type="float" office:value="0.364379848784">
                <text:p>0.36437984878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2114151874">
                <text:p>0.372114151874</text:p>
              </table:table-cell>
              <table:table-cell office:value-type="float" office:value="0.365499671269">
                <text:p>0.36549967126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3521531887">
                <text:p>0.373521531887</text:p>
              </table:table-cell>
              <table:table-cell office:value-type="float" office:value="0.366532133465">
                <text:p>0.3665321334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4359796187">
                <text:p>0.374359796187</text:p>
              </table:table-cell>
              <table:table-cell office:value-type="float" office:value="0.367546351085">
                <text:p>0.3675463510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74730851414">
                <text:p>0.374730851414</text:p>
              </table:table-cell>
              <table:table-cell office:value-type="float" office:value="0.368800871137">
                <text:p>0.36880087113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75964825773">
                <text:p>0.375964825773</text:p>
              </table:table-cell>
              <table:table-cell office:value-type="float" office:value="0.369697115385">
                <text:p>0.36969711538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76671186719">
                <text:p>0.376671186719</text:p>
              </table:table-cell>
              <table:table-cell office:value-type="float" office:value="0.370805596647">
                <text:p>0.37080559664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77291666667">
                <text:p>0.377291666667</text:p>
              </table:table-cell>
              <table:table-cell office:value-type="float" office:value="0.371774326101">
                <text:p>0.37177432610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78073224852">
                <text:p>0.378073224852</text:p>
              </table:table-cell>
              <table:table-cell office:value-type="float" office:value="0.372810486522">
                <text:p>0.3728104865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78903270874">
                <text:p>0.378903270874</text:p>
              </table:table-cell>
              <table:table-cell office:value-type="float" office:value="0.373657338922">
                <text:p>0.3736573389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0119986851">
                <text:p>0.380119986851</text:p>
              </table:table-cell>
              <table:table-cell office:value-type="float" office:value="0.37445615549">
                <text:p>0.3744561554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1109878369">
                <text:p>0.381109878369</text:p>
              </table:table-cell>
              <table:table-cell office:value-type="float" office:value="0.37533945595">
                <text:p>0.3753394559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1148915187">
                <text:p>0.381148915187</text:p>
              </table:table-cell>
              <table:table-cell office:value-type="float" office:value="0.376010765943">
                <text:p>0.37601076594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1880752794">
                <text:p>0.381880752794</text:p>
              </table:table-cell>
              <table:table-cell office:value-type="float" office:value="0.376689472387">
                <text:p>0.37668947238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290433925">
                <text:p>0.38290433925</text:p>
              </table:table-cell>
              <table:table-cell office:value-type="float" office:value="0.37752666831">
                <text:p>0.37752666831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4181459566">
                <text:p>0.384181459566</text:p>
              </table:table-cell>
              <table:table-cell office:value-type="float" office:value="0.378628657133">
                <text:p>0.37862865713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4733316897">
                <text:p>0.384733316897</text:p>
              </table:table-cell>
              <table:table-cell office:value-type="float" office:value="0.379397559172">
                <text:p>0.37939755917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86111932939">
                <text:p>0.386111932939</text:p>
              </table:table-cell>
              <table:table-cell office:value-type="float" office:value="0.38041526956">
                <text:p>0.3804152695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86748027613">
                <text:p>0.386748027613</text:p>
              </table:table-cell>
              <table:table-cell office:value-type="float" office:value="0.381322033202">
                <text:p>0.38132203320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87433842867">
                <text:p>0.387433842867</text:p>
              </table:table-cell>
              <table:table-cell office:value-type="float" office:value="0.382226208087">
                <text:p>0.382226208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88214990138">
                <text:p>0.388214990138</text:p>
              </table:table-cell>
              <table:table-cell office:value-type="float" office:value="0.382927761341">
                <text:p>0.3829277613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88459483892">
                <text:p>0.388459483892</text:p>
              </table:table-cell>
              <table:table-cell office:value-type="float" office:value="0.383698676857">
                <text:p>0.38369867685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89394312952">
                <text:p>0.389394312952</text:p>
              </table:table-cell>
              <table:table-cell office:value-type="float" office:value="0.384467455621">
                <text:p>0.3844674556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0141354372">
                <text:p>0.390141354372</text:p>
              </table:table-cell>
              <table:table-cell office:value-type="float" office:value="0.385123890533">
                <text:p>0.38512389053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9920282709">
                <text:p>0.389920282709</text:p>
              </table:table-cell>
              <table:table-cell office:value-type="float" office:value="0.385802062788">
                <text:p>0.38580206278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90915516108">
                <text:p>0.390915516108</text:p>
              </table:table-cell>
              <table:table-cell office:value-type="float" office:value="0.386539899737">
                <text:p>0.3865398997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90917981591">
                <text:p>0.390917981591</text:p>
              </table:table-cell>
              <table:table-cell office:value-type="float" office:value="0.387230974688">
                <text:p>0.38723097468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1241370809">
                <text:p>0.391241370809</text:p>
              </table:table-cell>
              <table:table-cell office:value-type="float" office:value="0.387894806049">
                <text:p>0.3878948060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240877712">
                <text:p>0.39240877712</text:p>
              </table:table-cell>
              <table:table-cell office:value-type="float" office:value="0.388512121959">
                <text:p>0.38851212195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3579881657">
                <text:p>0.393579881657</text:p>
              </table:table-cell>
              <table:table-cell office:value-type="float" office:value="0.389319280079">
                <text:p>0.38931928007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3600016437">
                <text:p>0.393600016437</text:p>
              </table:table-cell>
              <table:table-cell office:value-type="float" office:value="0.389883629191">
                <text:p>0.3898836291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4335141354">
                <text:p>0.394335141354</text:p>
              </table:table-cell>
              <table:table-cell office:value-type="float" office:value="0.390387861604">
                <text:p>0.3903878616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4901791584">
                <text:p>0.394901791584</text:p>
              </table:table-cell>
              <table:table-cell office:value-type="float" office:value="0.390743343195">
                <text:p>0.39074334319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95401462853">
                <text:p>0.395401462853</text:p>
              </table:table-cell>
              <table:table-cell office:value-type="float" office:value="0.391338223208">
                <text:p>0.39133822320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5661160421">
                <text:p>0.395661160421</text:p>
              </table:table-cell>
              <table:table-cell office:value-type="float" office:value="0.391888108153">
                <text:p>0.3918881081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6116042078">
                <text:p>0.396116042078</text:p>
              </table:table-cell>
              <table:table-cell office:value-type="float" office:value="0.392429733728">
                <text:p>0.3924297337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6740631164">
                <text:p>0.396740631164</text:p>
              </table:table-cell>
              <table:table-cell office:value-type="float" office:value="0.392949252137">
                <text:p>0.3929492521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7572320842">
                <text:p>0.397572320842</text:p>
              </table:table-cell>
              <table:table-cell office:value-type="float" office:value="0.39339809336">
                <text:p>0.39339809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97756410256">
                <text:p>0.397756410256</text:p>
              </table:table-cell>
              <table:table-cell office:value-type="float" office:value="0.394132273176">
                <text:p>0.3941322731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98070348455">
                <text:p>0.398070348455</text:p>
              </table:table-cell>
              <table:table-cell office:value-type="float" office:value="0.394603920118">
                <text:p>0.39460392011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991617357">
                <text:p>0.3991617357</text:p>
              </table:table-cell>
              <table:table-cell office:value-type="float" office:value="0.395181952663">
                <text:p>0.3951819526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99130095332">
                <text:p>0.399130095332</text:p>
              </table:table-cell>
              <table:table-cell office:value-type="float" office:value="0.395790310651">
                <text:p>0.39579031065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99684418146">
                <text:p>0.399684418146</text:p>
              </table:table-cell>
              <table:table-cell office:value-type="float" office:value="0.396314061473">
                <text:p>0.39631406147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009656476">
                <text:p>0.40009656476</text:p>
              </table:table-cell>
              <table:table-cell office:value-type="float" office:value="0.396804939185">
                <text:p>0.39680493918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0743754109">
                <text:p>0.400743754109</text:p>
              </table:table-cell>
              <table:table-cell office:value-type="float" office:value="0.397387984878">
                <text:p>0.39738798487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0557610125">
                <text:p>0.400557610125</text:p>
              </table:table-cell>
              <table:table-cell office:value-type="float" office:value="0.3975625">
                <text:p>0.397562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1012080868">
                <text:p>0.401012080868</text:p>
              </table:table-cell>
              <table:table-cell office:value-type="float" office:value="0.39803406476">
                <text:p>0.3980340647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1389710717">
                <text:p>0.401389710717</text:p>
              </table:table-cell>
              <table:table-cell office:value-type="float" office:value="0.398531969099">
                <text:p>0.39853196909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02481097962">
                <text:p>0.402481097962</text:p>
              </table:table-cell>
              <table:table-cell office:value-type="float" office:value="0.398927843524">
                <text:p>0.39892784352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2707100592">
                <text:p>0.402707100592</text:p>
              </table:table-cell>
              <table:table-cell office:value-type="float" office:value="0.399400558843">
                <text:p>0.3994005588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02219345825">
                <text:p>0.402219345825</text:p>
              </table:table-cell>
              <table:table-cell office:value-type="float" office:value="0.399672830375">
                <text:p>0.39967283037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02426857331">
                <text:p>0.402426857331</text:p>
              </table:table-cell>
              <table:table-cell office:value-type="float" office:value="0.399965483235">
                <text:p>0.39996548323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03083908613">
                <text:p>0.403083908613</text:p>
              </table:table-cell>
              <table:table-cell office:value-type="float" office:value="0.400337524655">
                <text:p>0.4003375246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3104454306">
                <text:p>0.403104454306</text:p>
              </table:table-cell>
              <table:table-cell office:value-type="float" office:value="0.400768244576">
                <text:p>0.40076824457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03337853386">
                <text:p>0.403337853386</text:p>
              </table:table-cell>
              <table:table-cell office:value-type="float" office:value="0.401151010848">
                <text:p>0.40115101084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3492767916">
                <text:p>0.403492767916</text:p>
              </table:table-cell>
              <table:table-cell office:value-type="float" office:value="0.401449416502">
                <text:p>0.4014494165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3837935569">
                <text:p>0.403837935569</text:p>
              </table:table-cell>
              <table:table-cell office:value-type="float" office:value="0.401657749836">
                <text:p>0.4016577498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04183925049">
                <text:p>0.404183925049</text:p>
              </table:table-cell>
              <table:table-cell office:value-type="float" office:value="0.401884820842">
                <text:p>0.40188482084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4881656805">
                <text:p>0.404881656805</text:p>
              </table:table-cell>
              <table:table-cell office:value-type="float" office:value="0.402219140368">
                <text:p>0.40221914036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5219838922">
                <text:p>0.405219838922</text:p>
              </table:table-cell>
              <table:table-cell office:value-type="float" office:value="0.402591962525">
                <text:p>0.4025919625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4999178172">
                <text:p>0.404999178172</text:p>
              </table:table-cell>
              <table:table-cell office:value-type="float" office:value="0.402863412229">
                <text:p>0.4028634122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05113001315">
                <text:p>0.405113001315</text:p>
              </table:table-cell>
              <table:table-cell office:value-type="float" office:value="0.403078361275">
                <text:p>0.4030783612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0567800789">
                <text:p>0.40567800789</text:p>
              </table:table-cell>
              <table:table-cell office:value-type="float" office:value="0.403374958909">
                <text:p>0.4033749589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05829635108">
                <text:p>0.405829635108</text:p>
              </table:table-cell>
              <table:table-cell office:value-type="float" office:value="0.403554651545">
                <text:p>0.40355465154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06857330703">
                <text:p>0.406857330703</text:p>
              </table:table-cell>
              <table:table-cell office:value-type="float" office:value="0.40398105687">
                <text:p>0.4039810568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06713510848">
                <text:p>0.406713510848</text:p>
              </table:table-cell>
              <table:table-cell office:value-type="float" office:value="0.404326183432">
                <text:p>0.40432618343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07391518738">
                <text:p>0.407391518738</text:p>
              </table:table-cell>
              <table:table-cell office:value-type="float" office:value="0.40478287311">
                <text:p>0.404782873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07671351085">
                <text:p>0.407671351085</text:p>
              </table:table-cell>
              <table:table-cell office:value-type="float" office:value="0.405107166338">
                <text:p>0.40510716633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08091715976">
                <text:p>0.408091715976</text:p>
              </table:table-cell>
              <table:table-cell office:value-type="float" office:value="0.405524202827">
                <text:p>0.40552420282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08147600263">
                <text:p>0.408147600263</text:p>
              </table:table-cell>
              <table:table-cell office:value-type="float" office:value="0.405672953649">
                <text:p>0.4056729536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08434418146">
                <text:p>0.408434418146</text:p>
              </table:table-cell>
              <table:table-cell office:value-type="float" office:value="0.405918597962">
                <text:p>0.4059185979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7727646285">
                <text:p>0.0547727646285</text:p>
              </table:table-cell>
              <table:table-cell office:value-type="float" office:value="0.00736061801446">
                <text:p>0.00736061801446</text:p>
              </table:table-cell>
              <table:table-cell office:value-type="float" office:value="0.0715725673899">
                <text:p>0.0715725673899</text:p>
              </table:table-cell>
              <table:table-cell office:value-type="float" office:value="0.0103253205128">
                <text:p>0.0103253205128</text:p>
              </table:table-cell>
              <table:table-cell office:value-type="float" office:value="0.0835572813938">
                <text:p>0.0835572813938</text:p>
              </table:table-cell>
              <table:table-cell office:value-type="float" office:value="0.0101307527942">
                <text:p>0.010130752794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01586127548">
                <text:p>0.0601586127548</text:p>
              </table:table-cell>
              <table:table-cell office:value-type="float" office:value="0.026797008547">
                <text:p>0.026797008547</text:p>
              </table:table-cell>
              <table:table-cell office:value-type="float" office:value="0.0748734385273">
                <text:p>0.0748734385273</text:p>
              </table:table-cell>
              <table:table-cell office:value-type="float" office:value="0.0299205292571">
                <text:p>0.0299205292571</text:p>
              </table:table-cell>
              <table:table-cell office:value-type="float" office:value="0.0884327744905">
                <text:p>0.0884327744905</text:p>
              </table:table-cell>
              <table:table-cell office:value-type="float" office:value="0.0318127054569">
                <text:p>0.031812705456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2731755424">
                <text:p>0.0672731755424</text:p>
              </table:table-cell>
              <table:table-cell office:value-type="float" office:value="0.042924556213">
                <text:p>0.042924556213</text:p>
              </table:table-cell>
              <table:table-cell office:value-type="float" office:value="0.083592209073">
                <text:p>0.083592209073</text:p>
              </table:table-cell>
              <table:table-cell office:value-type="float" office:value="0.0458695759369">
                <text:p>0.0458695759369</text:p>
              </table:table-cell>
              <table:table-cell office:value-type="float" office:value="0.100998109796">
                <text:p>0.100998109796</text:p>
              </table:table-cell>
              <table:table-cell office:value-type="float" office:value="0.0491164529915">
                <text:p>0.0491164529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6825279421">
                <text:p>0.0756825279421</text:p>
              </table:table-cell>
              <table:table-cell office:value-type="float" office:value="0.0547480276134">
                <text:p>0.0547480276134</text:p>
              </table:table-cell>
              <table:table-cell office:value-type="float" office:value="0.0914973701512">
                <text:p>0.0914973701512</text:p>
              </table:table-cell>
              <table:table-cell office:value-type="float" office:value="0.0593570019724">
                <text:p>0.0593570019724</text:p>
              </table:table-cell>
              <table:table-cell office:value-type="float" office:value="0.114036817883">
                <text:p>0.114036817883</text:p>
              </table:table-cell>
              <table:table-cell office:value-type="float" office:value="0.0637626972387">
                <text:p>0.063762697238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26454635108">
                <text:p>0.0826454635108</text:p>
              </table:table-cell>
              <table:table-cell office:value-type="float" office:value="0.0647357001972">
                <text:p>0.0647357001972</text:p>
              </table:table-cell>
              <table:table-cell office:value-type="float" office:value="0.100972633136">
                <text:p>0.100972633136</text:p>
              </table:table-cell>
              <table:table-cell office:value-type="float" office:value="0.070365343524">
                <text:p>0.070365343524</text:p>
              </table:table-cell>
              <table:table-cell office:value-type="float" office:value="0.124827827087">
                <text:p>0.124827827087</text:p>
              </table:table-cell>
              <table:table-cell office:value-type="float" office:value="0.0769401709402">
                <text:p>0.0769401709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5023833005">
                <text:p>0.0895023833005</text:p>
              </table:table-cell>
              <table:table-cell office:value-type="float" office:value="0.0735391190007">
                <text:p>0.0735391190007</text:p>
              </table:table-cell>
              <table:table-cell office:value-type="float" office:value="0.109347879684">
                <text:p>0.109347879684</text:p>
              </table:table-cell>
              <table:table-cell office:value-type="float" office:value="0.0802027038133">
                <text:p>0.0802027038133</text:p>
              </table:table-cell>
              <table:table-cell office:value-type="float" office:value="0.134064760026">
                <text:p>0.134064760026</text:p>
              </table:table-cell>
              <table:table-cell office:value-type="float" office:value="0.0889084072978">
                <text:p>0.088908407297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46503122945">
                <text:p>0.0946503122945</text:p>
              </table:table-cell>
              <table:table-cell office:value-type="float" office:value="0.0803929980276">
                <text:p>0.0803929980276</text:p>
              </table:table-cell>
              <table:table-cell office:value-type="float" office:value="0.114541009204">
                <text:p>0.114541009204</text:p>
              </table:table-cell>
              <table:table-cell office:value-type="float" office:value="0.0887702580539">
                <text:p>0.0887702580539</text:p>
              </table:table-cell>
              <table:table-cell office:value-type="float" office:value="0.143726577909">
                <text:p>0.143726577909</text:p>
              </table:table-cell>
              <table:table-cell office:value-type="float" office:value="0.0993566116042">
                <text:p>0.099356611604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9864809336">
                <text:p>0.099864809336</text:p>
              </table:table-cell>
              <table:table-cell office:value-type="float" office:value="0.086567061144">
                <text:p>0.086567061144</text:p>
              </table:table-cell>
              <table:table-cell office:value-type="float" office:value="0.123648915187">
                <text:p>0.123648915187</text:p>
              </table:table-cell>
              <table:table-cell office:value-type="float" office:value="0.0979175295858">
                <text:p>0.0979175295858</text:p>
              </table:table-cell>
              <table:table-cell office:value-type="float" office:value="0.152342619987">
                <text:p>0.152342619987</text:p>
              </table:table-cell>
              <table:table-cell office:value-type="float" office:value="0.110345064924">
                <text:p>0.1103450649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4743589744">
                <text:p>0.104743589744</text:p>
              </table:table-cell>
              <table:table-cell office:value-type="float" office:value="0.0921770216963">
                <text:p>0.0921770216963</text:p>
              </table:table-cell>
              <table:table-cell office:value-type="float" office:value="0.128600838264">
                <text:p>0.128600838264</text:p>
              </table:table-cell>
              <table:table-cell office:value-type="float" office:value="0.105317472058">
                <text:p>0.105317472058</text:p>
              </table:table-cell>
              <table:table-cell office:value-type="float" office:value="0.160442143327">
                <text:p>0.160442143327</text:p>
              </table:table-cell>
              <table:table-cell office:value-type="float" office:value="0.120601228632">
                <text:p>0.12060122863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0124917817">
                <text:p>0.110124917817</text:p>
              </table:table-cell>
              <table:table-cell office:value-type="float" office:value="0.0978768902038">
                <text:p>0.0978768902038</text:p>
              </table:table-cell>
              <table:table-cell office:value-type="float" office:value="0.132606426693">
                <text:p>0.132606426693</text:p>
              </table:table-cell>
              <table:table-cell office:value-type="float" office:value="0.111636176857">
                <text:p>0.111636176857</text:p>
              </table:table-cell>
              <table:table-cell office:value-type="float" office:value="0.168322238659">
                <text:p>0.168322238659</text:p>
              </table:table-cell>
              <table:table-cell office:value-type="float" office:value="0.129979146121">
                <text:p>0.1299791461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14766190007">
                <text:p>0.114766190007</text:p>
              </table:table-cell>
              <table:table-cell office:value-type="float" office:value="0.103390532544">
                <text:p>0.103390532544</text:p>
              </table:table-cell>
              <table:table-cell office:value-type="float" office:value="0.138761505588">
                <text:p>0.138761505588</text:p>
              </table:table-cell>
              <table:table-cell office:value-type="float" office:value="0.118373438527">
                <text:p>0.118373438527</text:p>
              </table:table-cell>
              <table:table-cell office:value-type="float" office:value="0.174146942801">
                <text:p>0.174146942801</text:p>
              </table:table-cell>
              <table:table-cell office:value-type="float" office:value="0.138412680802">
                <text:p>0.13841268080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18775065746">
                <text:p>0.118775065746</text:p>
              </table:table-cell>
              <table:table-cell office:value-type="float" office:value="0.107865795529">
                <text:p>0.107865795529</text:p>
              </table:table-cell>
              <table:table-cell office:value-type="float" office:value="0.144295693623">
                <text:p>0.144295693623</text:p>
              </table:table-cell>
              <table:table-cell office:value-type="float" office:value="0.12422867357">
                <text:p>0.12422867357</text:p>
              </table:table-cell>
              <table:table-cell office:value-type="float" office:value="0.181611604208">
                <text:p>0.181611604208</text:p>
              </table:table-cell>
              <table:table-cell office:value-type="float" office:value="0.146942739152">
                <text:p>0.1469427391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2617110454">
                <text:p>0.122617110454</text:p>
              </table:table-cell>
              <table:table-cell office:value-type="float" office:value="0.112977153189">
                <text:p>0.112977153189</text:p>
              </table:table-cell>
              <table:table-cell office:value-type="float" office:value="0.147587524655">
                <text:p>0.147587524655</text:p>
              </table:table-cell>
              <table:table-cell office:value-type="float" office:value="0.129409640039">
                <text:p>0.129409640039</text:p>
              </table:table-cell>
              <table:table-cell office:value-type="float" office:value="0.188101166995">
                <text:p>0.188101166995</text:p>
              </table:table-cell>
              <table:table-cell office:value-type="float" office:value="0.154715668146">
                <text:p>0.154715668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8675213675">
                <text:p>0.128675213675</text:p>
              </table:table-cell>
              <table:table-cell office:value-type="float" office:value="0.117545857988">
                <text:p>0.117545857988</text:p>
              </table:table-cell>
              <table:table-cell office:value-type="float" office:value="0.155749917817">
                <text:p>0.155749917817</text:p>
              </table:table-cell>
              <table:table-cell office:value-type="float" office:value="0.135488823143">
                <text:p>0.135488823143</text:p>
              </table:table-cell>
              <table:table-cell office:value-type="float" office:value="0.193580703485">
                <text:p>0.193580703485</text:p>
              </table:table-cell>
              <table:table-cell office:value-type="float" office:value="0.162281229454">
                <text:p>0.1622812294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237795858">
                <text:p>0.13237795858</text:p>
              </table:table-cell>
              <table:table-cell office:value-type="float" office:value="0.12207256739">
                <text:p>0.12207256739</text:p>
              </table:table-cell>
              <table:table-cell office:value-type="float" office:value="0.159649079553">
                <text:p>0.159649079553</text:p>
              </table:table-cell>
              <table:table-cell office:value-type="float" office:value="0.140933678501">
                <text:p>0.140933678501</text:p>
              </table:table-cell>
              <table:table-cell office:value-type="float" office:value="0.199098454964">
                <text:p>0.199098454964</text:p>
              </table:table-cell>
              <table:table-cell office:value-type="float" office:value="0.169537639711">
                <text:p>0.1695376397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37518902038">
                <text:p>0.137518902038</text:p>
              </table:table-cell>
              <table:table-cell office:value-type="float" office:value="0.126308185404">
                <text:p>0.126308185404</text:p>
              </table:table-cell>
              <table:table-cell office:value-type="float" office:value="0.164208990796">
                <text:p>0.164208990796</text:p>
              </table:table-cell>
              <table:table-cell office:value-type="float" office:value="0.146274202827">
                <text:p>0.146274202827</text:p>
              </table:table-cell>
              <table:table-cell office:value-type="float" office:value="0.205469263642">
                <text:p>0.205469263642</text:p>
              </table:table-cell>
              <table:table-cell office:value-type="float" office:value="0.176090359961">
                <text:p>0.1760903599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1214250493">
                <text:p>0.141214250493</text:p>
              </table:table-cell>
              <table:table-cell office:value-type="float" office:value="0.130572156476">
                <text:p>0.130572156476</text:p>
              </table:table-cell>
              <table:table-cell office:value-type="float" office:value="0.169168310322">
                <text:p>0.169168310322</text:p>
              </table:table-cell>
              <table:table-cell office:value-type="float" office:value="0.151813732742">
                <text:p>0.151813732742</text:p>
              </table:table-cell>
              <table:table-cell office:value-type="float" office:value="0.210154503616">
                <text:p>0.210154503616</text:p>
              </table:table-cell>
              <table:table-cell office:value-type="float" office:value="0.182123911078">
                <text:p>0.1821239110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46248767258">
                <text:p>0.146248767258</text:p>
              </table:table-cell>
              <table:table-cell office:value-type="float" office:value="0.135437705457">
                <text:p>0.135437705457</text:p>
              </table:table-cell>
              <table:table-cell office:value-type="float" office:value="0.173519477318">
                <text:p>0.173519477318</text:p>
              </table:table-cell>
              <table:table-cell office:value-type="float" office:value="0.156682527942">
                <text:p>0.156682527942</text:p>
              </table:table-cell>
              <table:table-cell office:value-type="float" office:value="0.216625164366">
                <text:p>0.216625164366</text:p>
              </table:table-cell>
              <table:table-cell office:value-type="float" office:value="0.188492624096">
                <text:p>0.18849262409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061226167">
                <text:p>0.15061226167</text:p>
              </table:table-cell>
              <table:table-cell office:value-type="float" office:value="0.14038683432">
                <text:p>0.14038683432</text:p>
              </table:table-cell>
              <table:table-cell office:value-type="float" office:value="0.179945759369">
                <text:p>0.179945759369</text:p>
              </table:table-cell>
              <table:table-cell office:value-type="float" office:value="0.161635272847">
                <text:p>0.161635272847</text:p>
              </table:table-cell>
              <table:table-cell office:value-type="float" office:value="0.222082100592">
                <text:p>0.222082100592</text:p>
              </table:table-cell>
              <table:table-cell office:value-type="float" office:value="0.19421355194">
                <text:p>0.1942135519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4949868508">
                <text:p>0.154949868508</text:p>
              </table:table-cell>
              <table:table-cell office:value-type="float" office:value="0.144935897436">
                <text:p>0.144935897436</text:p>
              </table:table-cell>
              <table:table-cell office:value-type="float" office:value="0.183949293228">
                <text:p>0.183949293228</text:p>
              </table:table-cell>
              <table:table-cell office:value-type="float" office:value="0.166655119987">
                <text:p>0.166655119987</text:p>
              </table:table-cell>
              <table:table-cell office:value-type="float" office:value="0.225800460224">
                <text:p>0.225800460224</text:p>
              </table:table-cell>
              <table:table-cell office:value-type="float" office:value="0.200047953649">
                <text:p>0.20004795364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57629026956">
                <text:p>0.157629026956</text:p>
              </table:table-cell>
              <table:table-cell office:value-type="float" office:value="0.148546844181">
                <text:p>0.148546844181</text:p>
              </table:table-cell>
              <table:table-cell office:value-type="float" office:value="0.187419871795">
                <text:p>0.187419871795</text:p>
              </table:table-cell>
              <table:table-cell office:value-type="float" office:value="0.171161201512">
                <text:p>0.171161201512</text:p>
              </table:table-cell>
              <table:table-cell office:value-type="float" office:value="0.231180144642">
                <text:p>0.231180144642</text:p>
              </table:table-cell>
              <table:table-cell office:value-type="float" office:value="0.205242562459">
                <text:p>0.20524256245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1969510191">
                <text:p>0.161969510191</text:p>
              </table:table-cell>
              <table:table-cell office:value-type="float" office:value="0.15200887574">
                <text:p>0.15200887574</text:p>
              </table:table-cell>
              <table:table-cell office:value-type="float" office:value="0.190152038133">
                <text:p>0.190152038133</text:p>
              </table:table-cell>
              <table:table-cell office:value-type="float" office:value="0.175229741946">
                <text:p>0.175229741946</text:p>
              </table:table-cell>
              <table:table-cell office:value-type="float" office:value="0.236870069034">
                <text:p>0.236870069034</text:p>
              </table:table-cell>
              <table:table-cell office:value-type="float" office:value="0.210875965648">
                <text:p>0.2108759656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67187294543">
                <text:p>0.167187294543</text:p>
              </table:table-cell>
              <table:table-cell office:value-type="float" office:value="0.155821499014">
                <text:p>0.155821499014</text:p>
              </table:table-cell>
              <table:table-cell office:value-type="float" office:value="0.196180555556">
                <text:p>0.196180555556</text:p>
              </table:table-cell>
              <table:table-cell office:value-type="float" office:value="0.179458785339">
                <text:p>0.179458785339</text:p>
              </table:table-cell>
              <table:table-cell office:value-type="float" office:value="0.241168639053">
                <text:p>0.241168639053</text:p>
              </table:table-cell>
              <table:table-cell office:value-type="float" office:value="0.216115466798">
                <text:p>0.2161154667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69358974359">
                <text:p>0.169358974359</text:p>
              </table:table-cell>
              <table:table-cell office:value-type="float" office:value="0.159803747535">
                <text:p>0.159803747535</text:p>
              </table:table-cell>
              <table:table-cell office:value-type="float" office:value="0.200079717291">
                <text:p>0.200079717291</text:p>
              </table:table-cell>
              <table:table-cell office:value-type="float" office:value="0.183362056213">
                <text:p>0.183362056213</text:p>
              </table:table-cell>
              <table:table-cell office:value-type="float" office:value="0.245834155161">
                <text:p>0.245834155161</text:p>
              </table:table-cell>
              <table:table-cell office:value-type="float" office:value="0.221053952991">
                <text:p>0.22105395299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2967619987">
                <text:p>0.172967619987</text:p>
              </table:table-cell>
              <table:table-cell office:value-type="float" office:value="0.163286489152">
                <text:p>0.163286489152</text:p>
              </table:table-cell>
              <table:table-cell office:value-type="float" office:value="0.203066239316">
                <text:p>0.203066239316</text:p>
              </table:table-cell>
              <table:table-cell office:value-type="float" office:value="0.188031229454">
                <text:p>0.188031229454</text:p>
              </table:table-cell>
              <table:table-cell office:value-type="float" office:value="0.250430637738">
                <text:p>0.250430637738</text:p>
              </table:table-cell>
              <table:table-cell office:value-type="float" office:value="0.226162762985">
                <text:p>0.22616276298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76565992768">
                <text:p>0.176565992768</text:p>
              </table:table-cell>
              <table:table-cell office:value-type="float" office:value="0.166912639711">
                <text:p>0.166912639711</text:p>
              </table:table-cell>
              <table:table-cell office:value-type="float" office:value="0.206689677844">
                <text:p>0.206689677844</text:p>
              </table:table-cell>
              <table:table-cell office:value-type="float" office:value="0.192067266601">
                <text:p>0.192067266601</text:p>
              </table:table-cell>
              <table:table-cell office:value-type="float" office:value="0.253940253123">
                <text:p>0.253940253123</text:p>
              </table:table-cell>
              <table:table-cell office:value-type="float" office:value="0.23073621384">
                <text:p>0.2307362138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79202827087">
                <text:p>0.179202827087</text:p>
              </table:table-cell>
              <table:table-cell office:value-type="float" office:value="0.170105604865">
                <text:p>0.170105604865</text:p>
              </table:table-cell>
              <table:table-cell office:value-type="float" office:value="0.211599276792">
                <text:p>0.211599276792</text:p>
              </table:table-cell>
              <table:table-cell office:value-type="float" office:value="0.195794995069">
                <text:p>0.195794995069</text:p>
              </table:table-cell>
              <table:table-cell office:value-type="float" office:value="0.260085470085">
                <text:p>0.260085470085</text:p>
              </table:table-cell>
              <table:table-cell office:value-type="float" office:value="0.235853920118">
                <text:p>0.2358539201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22156476">
                <text:p>0.1822156476</text:p>
              </table:table-cell>
              <table:table-cell office:value-type="float" office:value="0.17353583169">
                <text:p>0.17353583169</text:p>
              </table:table-cell>
              <table:table-cell office:value-type="float" office:value="0.214429240631">
                <text:p>0.214429240631</text:p>
              </table:table-cell>
              <table:table-cell office:value-type="float" office:value="0.199701060158">
                <text:p>0.199701060158</text:p>
              </table:table-cell>
              <table:table-cell office:value-type="float" office:value="0.263512491782">
                <text:p>0.263512491782</text:p>
              </table:table-cell>
              <table:table-cell office:value-type="float" office:value="0.240306171926">
                <text:p>0.24030617192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86111932939">
                <text:p>0.186111932939</text:p>
              </table:table-cell>
              <table:table-cell office:value-type="float" office:value="0.177055144642">
                <text:p>0.177055144642</text:p>
              </table:table-cell>
              <table:table-cell office:value-type="float" office:value="0.218134040105">
                <text:p>0.218134040105</text:p>
              </table:table-cell>
              <table:table-cell office:value-type="float" office:value="0.203610124918">
                <text:p>0.203610124918</text:p>
              </table:table-cell>
              <table:table-cell office:value-type="float" office:value="0.267099769888">
                <text:p>0.267099769888</text:p>
              </table:table-cell>
              <table:table-cell office:value-type="float" office:value="0.244500698554">
                <text:p>0.2445006985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89928090072">
                <text:p>0.189928090072</text:p>
              </table:table-cell>
              <table:table-cell office:value-type="float" office:value="0.180386012492">
                <text:p>0.180386012492</text:p>
              </table:table-cell>
              <table:table-cell office:value-type="float" office:value="0.221841305062">
                <text:p>0.221841305062</text:p>
              </table:table-cell>
              <table:table-cell office:value-type="float" office:value="0.207014710717">
                <text:p>0.207014710717</text:p>
              </table:table-cell>
              <table:table-cell office:value-type="float" office:value="0.270551857331">
                <text:p>0.270551857331</text:p>
              </table:table-cell>
              <table:table-cell office:value-type="float" office:value="0.24890195595">
                <text:p>0.248901955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91642833662">
                <text:p>0.191642833662</text:p>
              </table:table-cell>
              <table:table-cell office:value-type="float" office:value="0.183285585141">
                <text:p>0.183285585141</text:p>
              </table:table-cell>
              <table:table-cell office:value-type="float" office:value="0.224932610125">
                <text:p>0.224932610125</text:p>
              </table:table-cell>
              <table:table-cell office:value-type="float" office:value="0.210304035174">
                <text:p>0.210304035174</text:p>
              </table:table-cell>
              <table:table-cell office:value-type="float" office:value="0.274970414201">
                <text:p>0.274970414201</text:p>
              </table:table-cell>
              <table:table-cell office:value-type="float" office:value="0.252934233235">
                <text:p>0.25293423323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94421844181">
                <text:p>0.194421844181</text:p>
              </table:table-cell>
              <table:table-cell office:value-type="float" office:value="0.186382807364">
                <text:p>0.186382807364</text:p>
              </table:table-cell>
              <table:table-cell office:value-type="float" office:value="0.229401709402">
                <text:p>0.229401709402</text:p>
              </table:table-cell>
              <table:table-cell office:value-type="float" office:value="0.214347715319">
                <text:p>0.214347715319</text:p>
              </table:table-cell>
              <table:table-cell office:value-type="float" office:value="0.279793721236">
                <text:p>0.279793721236</text:p>
              </table:table-cell>
              <table:table-cell office:value-type="float" office:value="0.25721727071">
                <text:p>0.257217270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97529174885">
                <text:p>0.197529174885</text:p>
              </table:table-cell>
              <table:table-cell office:value-type="float" office:value="0.1894117357">
                <text:p>0.1894117357</text:p>
              </table:table-cell>
              <table:table-cell office:value-type="float" office:value="0.232914612097">
                <text:p>0.232914612097</text:p>
              </table:table-cell>
              <table:table-cell office:value-type="float" office:value="0.218012902696">
                <text:p>0.218012902696</text:p>
              </table:table-cell>
              <table:table-cell office:value-type="float" office:value="0.284201594346">
                <text:p>0.284201594346</text:p>
              </table:table-cell>
              <table:table-cell office:value-type="float" office:value="0.261563465648">
                <text:p>0.26156346564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01588593031">
                <text:p>0.201588593031</text:p>
              </table:table-cell>
              <table:table-cell office:value-type="float" office:value="0.192683514135">
                <text:p>0.192683514135</text:p>
              </table:table-cell>
              <table:table-cell office:value-type="float" office:value="0.236424638396">
                <text:p>0.236424638396</text:p>
              </table:table-cell>
              <table:table-cell office:value-type="float" office:value="0.221551076594">
                <text:p>0.221551076594</text:p>
              </table:table-cell>
              <table:table-cell office:value-type="float" office:value="0.28753081854">
                <text:p>0.28753081854</text:p>
              </table:table-cell>
              <table:table-cell office:value-type="float" office:value="0.265670960717">
                <text:p>0.2656709607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0444074622">
                <text:p>0.20444074622</text:p>
              </table:table-cell>
              <table:table-cell office:value-type="float" office:value="0.195693786982">
                <text:p>0.195693786982</text:p>
              </table:table-cell>
              <table:table-cell office:value-type="float" office:value="0.239432938856">
                <text:p>0.239432938856</text:p>
              </table:table-cell>
              <table:table-cell office:value-type="float" office:value="0.225234960552">
                <text:p>0.225234960552</text:p>
              </table:table-cell>
              <table:table-cell office:value-type="float" office:value="0.289677843524">
                <text:p>0.289677843524</text:p>
              </table:table-cell>
              <table:table-cell office:value-type="float" office:value="0.269462668475">
                <text:p>0.2694626684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077132643">
                <text:p>0.2077132643</text:p>
              </table:table-cell>
              <table:table-cell office:value-type="float" office:value="0.198980193951">
                <text:p>0.198980193951</text:p>
              </table:table-cell>
              <table:table-cell office:value-type="float" office:value="0.242024161736">
                <text:p>0.242024161736</text:p>
              </table:table-cell>
              <table:table-cell office:value-type="float" office:value="0.228085346811">
                <text:p>0.228085346811</text:p>
              </table:table-cell>
              <table:table-cell office:value-type="float" office:value="0.29432199211">
                <text:p>0.29432199211</text:p>
              </table:table-cell>
              <table:table-cell office:value-type="float" office:value="0.273367541913">
                <text:p>0.2733675419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0516518738">
                <text:p>0.210516518738</text:p>
              </table:table-cell>
              <table:table-cell office:value-type="float" office:value="0.202248602893">
                <text:p>0.202248602893</text:p>
              </table:table-cell>
              <table:table-cell office:value-type="float" office:value="0.244781804734">
                <text:p>0.244781804734</text:p>
              </table:table-cell>
              <table:table-cell office:value-type="float" office:value="0.231297337278">
                <text:p>0.231297337278</text:p>
              </table:table-cell>
              <table:table-cell office:value-type="float" office:value="0.296411489152">
                <text:p>0.296411489152</text:p>
              </table:table-cell>
              <table:table-cell office:value-type="float" office:value="0.276750698554">
                <text:p>0.2767506985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128406476">
                <text:p>0.2128406476</text:p>
              </table:table-cell>
              <table:table-cell office:value-type="float" office:value="0.204913132807">
                <text:p>0.204913132807</text:p>
              </table:table-cell>
              <table:table-cell office:value-type="float" office:value="0.247233316897">
                <text:p>0.247233316897</text:p>
              </table:table-cell>
              <table:table-cell office:value-type="float" office:value="0.234379478961">
                <text:p>0.234379478961</text:p>
              </table:table-cell>
              <table:table-cell office:value-type="float" office:value="0.300124506903">
                <text:p>0.300124506903</text:p>
              </table:table-cell>
              <table:table-cell office:value-type="float" office:value="0.280236316568">
                <text:p>0.28023631656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15514053254">
                <text:p>0.215514053254</text:p>
              </table:table-cell>
              <table:table-cell office:value-type="float" office:value="0.20750443787">
                <text:p>0.20750443787</text:p>
              </table:table-cell>
              <table:table-cell office:value-type="float" office:value="0.250283119658">
                <text:p>0.250283119658</text:p>
              </table:table-cell>
              <table:table-cell office:value-type="float" office:value="0.237445266272">
                <text:p>0.237445266272</text:p>
              </table:table-cell>
              <table:table-cell office:value-type="float" office:value="0.302846400394">
                <text:p>0.302846400394</text:p>
              </table:table-cell>
              <table:table-cell office:value-type="float" office:value="0.283806808843">
                <text:p>0.283806808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18746712689">
                <text:p>0.218746712689</text:p>
              </table:table-cell>
              <table:table-cell office:value-type="float" office:value="0.210315335306">
                <text:p>0.210315335306</text:p>
              </table:table-cell>
              <table:table-cell office:value-type="float" office:value="0.254384040105">
                <text:p>0.254384040105</text:p>
              </table:table-cell>
              <table:table-cell office:value-type="float" office:value="0.24081693787">
                <text:p>0.24081693787</text:p>
              </table:table-cell>
              <table:table-cell office:value-type="float" office:value="0.305774983563">
                <text:p>0.305774983563</text:p>
              </table:table-cell>
              <table:table-cell office:value-type="float" office:value="0.28700458169">
                <text:p>0.2870045816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20185322156">
                <text:p>0.220185322156</text:p>
              </table:table-cell>
              <table:table-cell office:value-type="float" office:value="0.212785502959">
                <text:p>0.212785502959</text:p>
              </table:table-cell>
              <table:table-cell office:value-type="float" office:value="0.257350016437">
                <text:p>0.257350016437</text:p>
              </table:table-cell>
              <table:table-cell office:value-type="float" office:value="0.243579840565">
                <text:p>0.243579840565</text:p>
              </table:table-cell>
              <table:table-cell office:value-type="float" office:value="0.308897107166">
                <text:p>0.308897107166</text:p>
              </table:table-cell>
              <table:table-cell office:value-type="float" office:value="0.290460120809">
                <text:p>0.29046012080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23581525312">
                <text:p>0.223581525312</text:p>
              </table:table-cell>
              <table:table-cell office:value-type="float" office:value="0.215598783695">
                <text:p>0.215598783695</text:p>
              </table:table-cell>
              <table:table-cell office:value-type="float" office:value="0.260544871795">
                <text:p>0.260544871795</text:p>
              </table:table-cell>
              <table:table-cell office:value-type="float" office:value="0.246912845168">
                <text:p>0.246912845168</text:p>
              </table:table-cell>
              <table:table-cell office:value-type="float" office:value="0.312140861275">
                <text:p>0.312140861275</text:p>
              </table:table-cell>
              <table:table-cell office:value-type="float" office:value="0.293921535996">
                <text:p>0.29392153599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25821005917">
                <text:p>0.225821005917</text:p>
              </table:table-cell>
              <table:table-cell office:value-type="float" office:value="0.218105851414">
                <text:p>0.218105851414</text:p>
              </table:table-cell>
              <table:table-cell office:value-type="float" office:value="0.264250493097">
                <text:p>0.264250493097</text:p>
              </table:table-cell>
              <table:table-cell office:value-type="float" office:value="0.250089127219">
                <text:p>0.250089127219</text:p>
              </table:table-cell>
              <table:table-cell office:value-type="float" office:value="0.315427761341">
                <text:p>0.315427761341</text:p>
              </table:table-cell>
              <table:table-cell office:value-type="float" office:value="0.296901462853">
                <text:p>0.29690146285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28361686391">
                <text:p>0.228361686391</text:p>
              </table:table-cell>
              <table:table-cell office:value-type="float" office:value="0.220670118343">
                <text:p>0.220670118343</text:p>
              </table:table-cell>
              <table:table-cell office:value-type="float" office:value="0.267308103222">
                <text:p>0.267308103222</text:p>
              </table:table-cell>
              <table:table-cell office:value-type="float" office:value="0.253515203813">
                <text:p>0.253515203813</text:p>
              </table:table-cell>
              <table:table-cell office:value-type="float" office:value="0.318563856016">
                <text:p>0.318563856016</text:p>
              </table:table-cell>
              <table:table-cell office:value-type="float" office:value="0.300223578238">
                <text:p>0.3002235782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30778270874">
                <text:p>0.230778270874</text:p>
              </table:table-cell>
              <table:table-cell office:value-type="float" office:value="0.223236028928">
                <text:p>0.223236028928</text:p>
              </table:table-cell>
              <table:table-cell office:value-type="float" office:value="0.268711374096">
                <text:p>0.268711374096</text:p>
              </table:table-cell>
              <table:table-cell office:value-type="float" office:value="0.255782092373">
                <text:p>0.255782092373</text:p>
              </table:table-cell>
              <table:table-cell office:value-type="float" office:value="0.321558596318">
                <text:p>0.321558596318</text:p>
              </table:table-cell>
              <table:table-cell office:value-type="float" office:value="0.303201840894">
                <text:p>0.3032018408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3321622288">
                <text:p>0.23321622288</text:p>
              </table:table-cell>
              <table:table-cell office:value-type="float" office:value="0.226180144642">
                <text:p>0.226180144642</text:p>
              </table:table-cell>
              <table:table-cell office:value-type="float" office:value="0.270513231427">
                <text:p>0.270513231427</text:p>
              </table:table-cell>
              <table:table-cell office:value-type="float" office:value="0.258371055227">
                <text:p>0.258371055227</text:p>
              </table:table-cell>
              <table:table-cell office:value-type="float" office:value="0.323700279421">
                <text:p>0.323700279421</text:p>
              </table:table-cell>
              <table:table-cell office:value-type="float" office:value="0.306254314596">
                <text:p>0.30625431459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35167241946">
                <text:p>0.235167241946</text:p>
              </table:table-cell>
              <table:table-cell office:value-type="float" office:value="0.228458579882">
                <text:p>0.228458579882</text:p>
              </table:table-cell>
              <table:table-cell office:value-type="float" office:value="0.273444280079">
                <text:p>0.273444280079</text:p>
              </table:table-cell>
              <table:table-cell office:value-type="float" office:value="0.261092907627">
                <text:p>0.261092907627</text:p>
              </table:table-cell>
              <table:table-cell office:value-type="float" office:value="0.326392587114">
                <text:p>0.326392587114</text:p>
              </table:table-cell>
              <table:table-cell office:value-type="float" office:value="0.309209586621">
                <text:p>0.3092095866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37684500329">
                <text:p>0.237684500329</text:p>
              </table:table-cell>
              <table:table-cell office:value-type="float" office:value="0.230829224195">
                <text:p>0.230829224195</text:p>
              </table:table-cell>
              <table:table-cell office:value-type="float" office:value="0.275586374096">
                <text:p>0.275586374096</text:p>
              </table:table-cell>
              <table:table-cell office:value-type="float" office:value="0.263578854372">
                <text:p>0.263578854372</text:p>
              </table:table-cell>
              <table:table-cell office:value-type="float" office:value="0.328918885602">
                <text:p>0.328918885602</text:p>
              </table:table-cell>
              <table:table-cell office:value-type="float" office:value="0.312045015615">
                <text:p>0.31204501561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4058678501">
                <text:p>0.24058678501</text:p>
              </table:table-cell>
              <table:table-cell office:value-type="float" office:value="0.23345644313">
                <text:p>0.23345644313</text:p>
              </table:table-cell>
              <table:table-cell office:value-type="float" office:value="0.278786571335">
                <text:p>0.278786571335</text:p>
              </table:table-cell>
              <table:table-cell office:value-type="float" office:value="0.265991165352">
                <text:p>0.265991165352</text:p>
              </table:table-cell>
              <table:table-cell office:value-type="float" office:value="0.331687623274">
                <text:p>0.331687623274</text:p>
              </table:table-cell>
              <table:table-cell office:value-type="float" office:value="0.314992541913">
                <text:p>0.314992541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43614398422">
                <text:p>0.243614398422</text:p>
              </table:table-cell>
              <table:table-cell office:value-type="float" office:value="0.236094838922">
                <text:p>0.236094838922</text:p>
              </table:table-cell>
              <table:table-cell office:value-type="float" office:value="0.281063034188">
                <text:p>0.281063034188</text:p>
              </table:table-cell>
              <table:table-cell office:value-type="float" office:value="0.268400065746">
                <text:p>0.268400065746</text:p>
              </table:table-cell>
              <table:table-cell office:value-type="float" office:value="0.33389957265">
                <text:p>0.33389957265</text:p>
              </table:table-cell>
              <table:table-cell office:value-type="float" office:value="0.317802966798">
                <text:p>0.31780296679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45008629191">
                <text:p>0.245008629191</text:p>
              </table:table-cell>
              <table:table-cell office:value-type="float" office:value="0.238743918475">
                <text:p>0.238743918475</text:p>
              </table:table-cell>
              <table:table-cell office:value-type="float" office:value="0.283425378041">
                <text:p>0.283425378041</text:p>
              </table:table-cell>
              <table:table-cell office:value-type="float" office:value="0.270979289941">
                <text:p>0.270979289941</text:p>
              </table:table-cell>
              <table:table-cell office:value-type="float" office:value="0.337016765286">
                <text:p>0.337016765286</text:p>
              </table:table-cell>
              <table:table-cell office:value-type="float" office:value="0.320474687705">
                <text:p>0.320474687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48899983563">
                <text:p>0.248899983563</text:p>
              </table:table-cell>
              <table:table-cell office:value-type="float" office:value="0.241427679158">
                <text:p>0.241427679158</text:p>
              </table:table-cell>
              <table:table-cell office:value-type="float" office:value="0.285840729783">
                <text:p>0.285840729783</text:p>
              </table:table-cell>
              <table:table-cell office:value-type="float" office:value="0.273544378698">
                <text:p>0.273544378698</text:p>
              </table:table-cell>
              <table:table-cell office:value-type="float" office:value="0.338254848784">
                <text:p>0.338254848784</text:p>
              </table:table-cell>
              <table:table-cell office:value-type="float" office:value="0.322900682117">
                <text:p>0.32290068211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0823060487">
                <text:p>0.250823060487</text:p>
              </table:table-cell>
              <table:table-cell office:value-type="float" office:value="0.243777202498">
                <text:p>0.243777202498</text:p>
              </table:table-cell>
              <table:table-cell office:value-type="float" office:value="0.287908037475">
                <text:p>0.287908037475</text:p>
              </table:table-cell>
              <table:table-cell office:value-type="float" office:value="0.276366247535">
                <text:p>0.276366247535</text:p>
              </table:table-cell>
              <table:table-cell office:value-type="float" office:value="0.340401873767">
                <text:p>0.340401873767</text:p>
              </table:table-cell>
              <table:table-cell office:value-type="float" office:value="0.325228611933">
                <text:p>0.3252286119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52153599606">
                <text:p>0.252153599606</text:p>
              </table:table-cell>
              <table:table-cell office:value-type="float" office:value="0.24547008547">
                <text:p>0.24547008547</text:p>
              </table:table-cell>
              <table:table-cell office:value-type="float" office:value="0.291187541091">
                <text:p>0.291187541091</text:p>
              </table:table-cell>
              <table:table-cell office:value-type="float" office:value="0.279003616042">
                <text:p>0.279003616042</text:p>
              </table:table-cell>
              <table:table-cell office:value-type="float" office:value="0.34244904668">
                <text:p>0.34244904668</text:p>
              </table:table-cell>
              <table:table-cell office:value-type="float" office:value="0.327431685569">
                <text:p>0.32743168556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5540433925">
                <text:p>0.25540433925</text:p>
              </table:table-cell>
              <table:table-cell office:value-type="float" office:value="0.248237754767">
                <text:p>0.248237754767</text:p>
              </table:table-cell>
              <table:table-cell office:value-type="float" office:value="0.293971893491">
                <text:p>0.293971893491</text:p>
              </table:table-cell>
              <table:table-cell office:value-type="float" office:value="0.281829183103">
                <text:p>0.281829183103</text:p>
              </table:table-cell>
              <table:table-cell office:value-type="float" office:value="0.344284188034">
                <text:p>0.344284188034</text:p>
              </table:table-cell>
              <table:table-cell office:value-type="float" office:value="0.329603755753">
                <text:p>0.32960375575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7742439185">
                <text:p>0.257742439185</text:p>
              </table:table-cell>
              <table:table-cell office:value-type="float" office:value="0.250305719921">
                <text:p>0.250305719921</text:p>
              </table:table-cell>
              <table:table-cell office:value-type="float" office:value="0.296135765943">
                <text:p>0.296135765943</text:p>
              </table:table-cell>
              <table:table-cell office:value-type="float" office:value="0.284317636423">
                <text:p>0.284317636423</text:p>
              </table:table-cell>
              <table:table-cell office:value-type="float" office:value="0.346985946746">
                <text:p>0.346985946746</text:p>
              </table:table-cell>
              <table:table-cell office:value-type="float" office:value="0.331892710388">
                <text:p>0.33189271038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9770710059">
                <text:p>0.259770710059</text:p>
              </table:table-cell>
              <table:table-cell office:value-type="float" office:value="0.252708908613">
                <text:p>0.252708908613</text:p>
              </table:table-cell>
              <table:table-cell office:value-type="float" office:value="0.298338675214">
                <text:p>0.298338675214</text:p>
              </table:table-cell>
              <table:table-cell office:value-type="float" office:value="0.286938404011">
                <text:p>0.286938404011</text:p>
              </table:table-cell>
              <table:table-cell office:value-type="float" office:value="0.349138313609">
                <text:p>0.349138313609</text:p>
              </table:table-cell>
              <table:table-cell office:value-type="float" office:value="0.334161858974">
                <text:p>0.3341618589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22156476">
                <text:p>0.2622156476</text:p>
              </table:table-cell>
              <table:table-cell office:value-type="float" office:value="0.25478287311">
                <text:p>0.25478287311</text:p>
              </table:table-cell>
              <table:table-cell office:value-type="float" office:value="0.300529257068">
                <text:p>0.300529257068</text:p>
              </table:table-cell>
              <table:table-cell office:value-type="float" office:value="0.288886875411">
                <text:p>0.288886875411</text:p>
              </table:table-cell>
              <table:table-cell office:value-type="float" office:value="0.351931706114">
                <text:p>0.351931706114</text:p>
              </table:table-cell>
              <table:table-cell office:value-type="float" office:value="0.336465380506">
                <text:p>0.33646538050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4751808021">
                <text:p>0.264751808021</text:p>
              </table:table-cell>
              <table:table-cell office:value-type="float" office:value="0.257330703485">
                <text:p>0.257330703485</text:p>
              </table:table-cell>
              <table:table-cell office:value-type="float" office:value="0.302272353715">
                <text:p>0.302272353715</text:p>
              </table:table-cell>
              <table:table-cell office:value-type="float" office:value="0.291281434911">
                <text:p>0.291281434911</text:p>
              </table:table-cell>
              <table:table-cell office:value-type="float" office:value="0.353129930966">
                <text:p>0.353129930966</text:p>
              </table:table-cell>
              <table:table-cell office:value-type="float" office:value="0.338165557199">
                <text:p>0.33816555719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6856097962">
                <text:p>0.266856097962</text:p>
              </table:table-cell>
              <table:table-cell office:value-type="float" office:value="0.259581854043">
                <text:p>0.259581854043</text:p>
              </table:table-cell>
              <table:table-cell office:value-type="float" office:value="0.304016683103">
                <text:p>0.304016683103</text:p>
              </table:table-cell>
              <table:table-cell office:value-type="float" office:value="0.293540516108">
                <text:p>0.293540516108</text:p>
              </table:table-cell>
              <table:table-cell office:value-type="float" office:value="0.355157380013">
                <text:p>0.355157380013</text:p>
              </table:table-cell>
              <table:table-cell office:value-type="float" office:value="0.340423878205">
                <text:p>0.3404238782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9734138725">
                <text:p>0.269734138725</text:p>
              </table:table-cell>
              <table:table-cell office:value-type="float" office:value="0.262412968442">
                <text:p>0.262412968442</text:p>
              </table:table-cell>
              <table:table-cell office:value-type="float" office:value="0.305903599606">
                <text:p>0.305903599606</text:p>
              </table:table-cell>
              <table:table-cell office:value-type="float" office:value="0.295618959566">
                <text:p>0.295618959566</text:p>
              </table:table-cell>
              <table:table-cell office:value-type="float" office:value="0.356281640368">
                <text:p>0.356281640368</text:p>
              </table:table-cell>
              <table:table-cell office:value-type="float" office:value="0.342250636917">
                <text:p>0.3422506369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1484631821">
                <text:p>0.271484631821</text:p>
              </table:table-cell>
              <table:table-cell office:value-type="float" office:value="0.264548159106">
                <text:p>0.264548159106</text:p>
              </table:table-cell>
              <table:table-cell office:value-type="float" office:value="0.308306623932">
                <text:p>0.308306623932</text:p>
              </table:table-cell>
              <table:table-cell office:value-type="float" office:value="0.297446252465">
                <text:p>0.297446252465</text:p>
              </table:table-cell>
              <table:table-cell office:value-type="float" office:value="0.357497945431">
                <text:p>0.357497945431</text:p>
              </table:table-cell>
              <table:table-cell office:value-type="float" office:value="0.344471749671">
                <text:p>0.34447174967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2979536489">
                <text:p>0.272979536489</text:p>
              </table:table-cell>
              <table:table-cell office:value-type="float" office:value="0.266507807364">
                <text:p>0.266507807364</text:p>
              </table:table-cell>
              <table:table-cell office:value-type="float" office:value="0.310544460881">
                <text:p>0.310544460881</text:p>
              </table:table-cell>
              <table:table-cell office:value-type="float" office:value="0.299842948718">
                <text:p>0.299842948718</text:p>
              </table:table-cell>
              <table:table-cell office:value-type="float" office:value="0.359377465483">
                <text:p>0.359377465483</text:p>
              </table:table-cell>
              <table:table-cell office:value-type="float" office:value="0.346214497041">
                <text:p>0.34621449704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4721811308">
                <text:p>0.274721811308</text:p>
              </table:table-cell>
              <table:table-cell office:value-type="float" office:value="0.268717044707">
                <text:p>0.268717044707</text:p>
              </table:table-cell>
              <table:table-cell office:value-type="float" office:value="0.312341387245">
                <text:p>0.312341387245</text:p>
              </table:table-cell>
              <table:table-cell office:value-type="float" office:value="0.301885231755">
                <text:p>0.301885231755</text:p>
              </table:table-cell>
              <table:table-cell office:value-type="float" office:value="0.36134122288">
                <text:p>0.36134122288</text:p>
              </table:table-cell>
              <table:table-cell office:value-type="float" office:value="0.348223434418">
                <text:p>0.34822343441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686965812">
                <text:p>0.27686965812</text:p>
              </table:table-cell>
              <table:table-cell office:value-type="float" office:value="0.270784105851">
                <text:p>0.270784105851</text:p>
              </table:table-cell>
              <table:table-cell office:value-type="float" office:value="0.313988330046">
                <text:p>0.313988330046</text:p>
              </table:table-cell>
              <table:table-cell office:value-type="float" office:value="0.303651134122">
                <text:p>0.303651134122</text:p>
              </table:table-cell>
              <table:table-cell office:value-type="float" office:value="0.363632478632">
                <text:p>0.363632478632</text:p>
              </table:table-cell>
              <table:table-cell office:value-type="float" office:value="0.350001294379">
                <text:p>0.35000129437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79149819198">
                <text:p>0.279149819198</text:p>
              </table:table-cell>
              <table:table-cell office:value-type="float" office:value="0.272851988823">
                <text:p>0.272851988823</text:p>
              </table:table-cell>
              <table:table-cell office:value-type="float" office:value="0.315473372781">
                <text:p>0.315473372781</text:p>
              </table:table-cell>
              <table:table-cell office:value-type="float" office:value="0.30530806213">
                <text:p>0.30530806213</text:p>
              </table:table-cell>
              <table:table-cell office:value-type="float" office:value="0.365430637738">
                <text:p>0.365430637738</text:p>
              </table:table-cell>
              <table:table-cell office:value-type="float" office:value="0.351769230769">
                <text:p>0.35176923076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1323142669">
                <text:p>0.281323142669</text:p>
              </table:table-cell>
              <table:table-cell office:value-type="float" office:value="0.274980769231">
                <text:p>0.274980769231</text:p>
              </table:table-cell>
              <table:table-cell office:value-type="float" office:value="0.317978303748">
                <text:p>0.317978303748</text:p>
              </table:table-cell>
              <table:table-cell office:value-type="float" office:value="0.307534105851">
                <text:p>0.307534105851</text:p>
              </table:table-cell>
              <table:table-cell office:value-type="float" office:value="0.366753780408">
                <text:p>0.366753780408</text:p>
              </table:table-cell>
              <table:table-cell office:value-type="float" office:value="0.353640101085">
                <text:p>0.3536401010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3384697567">
                <text:p>0.283384697567</text:p>
              </table:table-cell>
              <table:table-cell office:value-type="float" office:value="0.277026873767">
                <text:p>0.277026873767</text:p>
              </table:table-cell>
              <table:table-cell office:value-type="float" office:value="0.321028517423">
                <text:p>0.321028517423</text:p>
              </table:table-cell>
              <table:table-cell office:value-type="float" office:value="0.309801035503">
                <text:p>0.309801035503</text:p>
              </table:table-cell>
              <table:table-cell office:value-type="float" office:value="0.367290023011">
                <text:p>0.367290023011</text:p>
              </table:table-cell>
              <table:table-cell office:value-type="float" office:value="0.355190520217">
                <text:p>0.35519052021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5101495726">
                <text:p>0.285101495726</text:p>
              </table:table-cell>
              <table:table-cell office:value-type="float" office:value="0.278853303748">
                <text:p>0.278853303748</text:p>
              </table:table-cell>
              <table:table-cell office:value-type="float" office:value="0.322796679816">
                <text:p>0.322796679816</text:p>
              </table:table-cell>
              <table:table-cell office:value-type="float" office:value="0.31231517094">
                <text:p>0.31231517094</text:p>
              </table:table-cell>
              <table:table-cell office:value-type="float" office:value="0.369516765286">
                <text:p>0.369516765286</text:p>
              </table:table-cell>
              <table:table-cell office:value-type="float" office:value="0.357046638725">
                <text:p>0.3570466387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87127712032">
                <text:p>0.287127712032</text:p>
              </table:table-cell>
              <table:table-cell office:value-type="float" office:value="0.280831525312">
                <text:p>0.280831525312</text:p>
              </table:table-cell>
              <table:table-cell office:value-type="float" office:value="0.323870397765">
                <text:p>0.323870397765</text:p>
              </table:table-cell>
              <table:table-cell office:value-type="float" office:value="0.314251890204">
                <text:p>0.314251890204</text:p>
              </table:table-cell>
              <table:table-cell office:value-type="float" office:value="0.370551857331">
                <text:p>0.370551857331</text:p>
              </table:table-cell>
              <table:table-cell office:value-type="float" office:value="0.358528907791">
                <text:p>0.35852890779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88694115713">
                <text:p>0.288694115713</text:p>
              </table:table-cell>
              <table:table-cell office:value-type="float" office:value="0.282484631821">
                <text:p>0.282484631821</text:p>
              </table:table-cell>
              <table:table-cell office:value-type="float" office:value="0.325429815911">
                <text:p>0.325429815911</text:p>
              </table:table-cell>
              <table:table-cell office:value-type="float" office:value="0.316302021696">
                <text:p>0.316302021696</text:p>
              </table:table-cell>
              <table:table-cell office:value-type="float" office:value="0.37126808021">
                <text:p>0.37126808021</text:p>
              </table:table-cell>
              <table:table-cell office:value-type="float" office:value="0.360115959895">
                <text:p>0.36011595989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1130424063">
                <text:p>0.291130424063</text:p>
              </table:table-cell>
              <table:table-cell office:value-type="float" office:value="0.284664283366">
                <text:p>0.284664283366</text:p>
              </table:table-cell>
              <table:table-cell office:value-type="float" office:value="0.327278517423">
                <text:p>0.327278517423</text:p>
              </table:table-cell>
              <table:table-cell office:value-type="float" office:value="0.318251068376">
                <text:p>0.318251068376</text:p>
              </table:table-cell>
              <table:table-cell office:value-type="float" office:value="0.372806952663">
                <text:p>0.372806952663</text:p>
              </table:table-cell>
              <table:table-cell office:value-type="float" office:value="0.361842743261">
                <text:p>0.3618427432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2004848784">
                <text:p>0.292004848784</text:p>
              </table:table-cell>
              <table:table-cell office:value-type="float" office:value="0.286513477975">
                <text:p>0.286513477975</text:p>
              </table:table-cell>
              <table:table-cell office:value-type="float" office:value="0.328826019066">
                <text:p>0.328826019066</text:p>
              </table:table-cell>
              <table:table-cell office:value-type="float" office:value="0.320016806377">
                <text:p>0.320016806377</text:p>
              </table:table-cell>
              <table:table-cell office:value-type="float" office:value="0.374229125575">
                <text:p>0.374229125575</text:p>
              </table:table-cell>
              <table:table-cell office:value-type="float" office:value="0.363258711374">
                <text:p>0.36325871137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393778764">
                <text:p>0.29393778764</text:p>
              </table:table-cell>
              <table:table-cell office:value-type="float" office:value="0.288311965812">
                <text:p>0.288311965812</text:p>
              </table:table-cell>
              <table:table-cell office:value-type="float" office:value="0.33064308021">
                <text:p>0.33064308021</text:p>
              </table:table-cell>
              <table:table-cell office:value-type="float" office:value="0.321410708416">
                <text:p>0.321410708416</text:p>
              </table:table-cell>
              <table:table-cell office:value-type="float" office:value="0.375798816568">
                <text:p>0.375798816568</text:p>
              </table:table-cell>
              <table:table-cell office:value-type="float" office:value="0.365012245233">
                <text:p>0.3650122452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95134368836">
                <text:p>0.295134368836</text:p>
              </table:table-cell>
              <table:table-cell office:value-type="float" office:value="0.289645381328">
                <text:p>0.289645381328</text:p>
              </table:table-cell>
              <table:table-cell office:value-type="float" office:value="0.332819690993">
                <text:p>0.332819690993</text:p>
              </table:table-cell>
              <table:table-cell office:value-type="float" office:value="0.323150024655">
                <text:p>0.323150024655</text:p>
              </table:table-cell>
              <table:table-cell office:value-type="float" office:value="0.377246466141">
                <text:p>0.377246466141</text:p>
              </table:table-cell>
              <table:table-cell office:value-type="float" office:value="0.366570060815">
                <text:p>0.36657006081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96793639053">
                <text:p>0.296793639053</text:p>
              </table:table-cell>
              <table:table-cell office:value-type="float" office:value="0.291046597633">
                <text:p>0.291046597633</text:p>
              </table:table-cell>
              <table:table-cell office:value-type="float" office:value="0.334184335963">
                <text:p>0.334184335963</text:p>
              </table:table-cell>
              <table:table-cell office:value-type="float" office:value="0.324785215319">
                <text:p>0.324785215319</text:p>
              </table:table-cell>
              <table:table-cell office:value-type="float" office:value="0.378895052597">
                <text:p>0.378895052597</text:p>
              </table:table-cell>
              <table:table-cell office:value-type="float" office:value="0.368117541913">
                <text:p>0.3681175419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98364151874">
                <text:p>0.298364151874</text:p>
              </table:table-cell>
              <table:table-cell office:value-type="float" office:value="0.293203813281">
                <text:p>0.293203813281</text:p>
              </table:table-cell>
              <table:table-cell office:value-type="float" office:value="0.33636464497">
                <text:p>0.33636464497</text:p>
              </table:table-cell>
              <table:table-cell office:value-type="float" office:value="0.32667209073">
                <text:p>0.32667209073</text:p>
              </table:table-cell>
              <table:table-cell office:value-type="float" office:value="0.380372287968">
                <text:p>0.380372287968</text:p>
              </table:table-cell>
              <table:table-cell office:value-type="float" office:value="0.369467373439">
                <text:p>0.36946737343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0041502301">
                <text:p>0.300041502301</text:p>
              </table:table-cell>
              <table:table-cell office:value-type="float" office:value="0.294567472058">
                <text:p>0.294567472058</text:p>
              </table:table-cell>
              <table:table-cell office:value-type="float" office:value="0.338392504931">
                <text:p>0.338392504931</text:p>
              </table:table-cell>
              <table:table-cell office:value-type="float" office:value="0.328531722551">
                <text:p>0.328531722551</text:p>
              </table:table-cell>
              <table:table-cell office:value-type="float" office:value="0.380430226824">
                <text:p>0.380430226824</text:p>
              </table:table-cell>
              <table:table-cell office:value-type="float" office:value="0.370752280572">
                <text:p>0.37075228057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2059911243">
                <text:p>0.302059911243</text:p>
              </table:table-cell>
              <table:table-cell office:value-type="float" office:value="0.295984796187">
                <text:p>0.295984796187</text:p>
              </table:table-cell>
              <table:table-cell office:value-type="float" office:value="0.339032708744">
                <text:p>0.339032708744</text:p>
              </table:table-cell>
              <table:table-cell office:value-type="float" office:value="0.330082429323">
                <text:p>0.330082429323</text:p>
              </table:table-cell>
              <table:table-cell office:value-type="float" office:value="0.382086620644">
                <text:p>0.382086620644</text:p>
              </table:table-cell>
              <table:table-cell office:value-type="float" office:value="0.37212337689">
                <text:p>0.3721233768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3625082183">
                <text:p>0.303625082183</text:p>
              </table:table-cell>
              <table:table-cell office:value-type="float" office:value="0.297592537804">
                <text:p>0.297592537804</text:p>
              </table:table-cell>
              <table:table-cell office:value-type="float" office:value="0.341249589086">
                <text:p>0.341249589086</text:p>
              </table:table-cell>
              <table:table-cell office:value-type="float" office:value="0.331741863905">
                <text:p>0.331741863905</text:p>
              </table:table-cell>
              <table:table-cell office:value-type="float" office:value="0.382714086128">
                <text:p>0.382714086128</text:p>
              </table:table-cell>
              <table:table-cell office:value-type="float" office:value="0.373391436555">
                <text:p>0.3733914365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5457758054">
                <text:p>0.305457758054</text:p>
              </table:table-cell>
              <table:table-cell office:value-type="float" office:value="0.299356426693">
                <text:p>0.299356426693</text:p>
              </table:table-cell>
              <table:table-cell office:value-type="float" office:value="0.34192800789">
                <text:p>0.34192800789</text:p>
              </table:table-cell>
              <table:table-cell office:value-type="float" office:value="0.333260313938">
                <text:p>0.333260313938</text:p>
              </table:table-cell>
              <table:table-cell office:value-type="float" office:value="0.383752465483">
                <text:p>0.383752465483</text:p>
              </table:table-cell>
              <table:table-cell office:value-type="float" office:value="0.374575834155">
                <text:p>0.3745758341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06413132807">
                <text:p>0.306413132807</text:p>
              </table:table-cell>
              <table:table-cell office:value-type="float" office:value="0.300879355687">
                <text:p>0.300879355687</text:p>
              </table:table-cell>
              <table:table-cell office:value-type="float" office:value="0.343936554898">
                <text:p>0.343936554898</text:p>
              </table:table-cell>
              <table:table-cell office:value-type="float" office:value="0.335213962853">
                <text:p>0.335213962853</text:p>
              </table:table-cell>
              <table:table-cell office:value-type="float" office:value="0.384546761999">
                <text:p>0.384546761999</text:p>
              </table:table-cell>
              <table:table-cell office:value-type="float" office:value="0.375778599606">
                <text:p>0.3757785996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08552761341">
                <text:p>0.308552761341</text:p>
              </table:table-cell>
              <table:table-cell office:value-type="float" office:value="0.3026960881">
                <text:p>0.3026960881</text:p>
              </table:table-cell>
              <table:table-cell office:value-type="float" office:value="0.344785913872">
                <text:p>0.344785913872</text:p>
              </table:table-cell>
              <table:table-cell office:value-type="float" office:value="0.336603591387">
                <text:p>0.336603591387</text:p>
              </table:table-cell>
              <table:table-cell office:value-type="float" office:value="0.386064677844">
                <text:p>0.386064677844</text:p>
              </table:table-cell>
              <table:table-cell office:value-type="float" office:value="0.376948163215">
                <text:p>0.37694816321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09676610782">
                <text:p>0.309676610782</text:p>
              </table:table-cell>
              <table:table-cell office:value-type="float" office:value="0.304315253123">
                <text:p>0.304315253123</text:p>
              </table:table-cell>
              <table:table-cell office:value-type="float" office:value="0.346337113741">
                <text:p>0.346337113741</text:p>
              </table:table-cell>
              <table:table-cell office:value-type="float" office:value="0.337954758383">
                <text:p>0.337954758383</text:p>
              </table:table-cell>
              <table:table-cell office:value-type="float" office:value="0.387291666667">
                <text:p>0.387291666667</text:p>
              </table:table-cell>
              <table:table-cell office:value-type="float" office:value="0.378065355851">
                <text:p>0.37806535585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0833333333">
                <text:p>0.310833333333</text:p>
              </table:table-cell>
              <table:table-cell office:value-type="float" office:value="0.305929651545">
                <text:p>0.305929651545</text:p>
              </table:table-cell>
              <table:table-cell office:value-type="float" office:value="0.347895710059">
                <text:p>0.347895710059</text:p>
              </table:table-cell>
              <table:table-cell office:value-type="float" office:value="0.339453731098">
                <text:p>0.339453731098</text:p>
              </table:table-cell>
              <table:table-cell office:value-type="float" office:value="0.387863658777">
                <text:p>0.387863658777</text:p>
              </table:table-cell>
              <table:table-cell office:value-type="float" office:value="0.378918433596">
                <text:p>0.37891843359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3024737015">
                <text:p>0.313024737015</text:p>
              </table:table-cell>
              <table:table-cell office:value-type="float" office:value="0.307576758711">
                <text:p>0.307576758711</text:p>
              </table:table-cell>
              <table:table-cell office:value-type="float" office:value="0.348653024326">
                <text:p>0.348653024326</text:p>
              </table:table-cell>
              <table:table-cell office:value-type="float" office:value="0.340457881328">
                <text:p>0.340457881328</text:p>
              </table:table-cell>
              <table:table-cell office:value-type="float" office:value="0.388893408941">
                <text:p>0.388893408941</text:p>
              </table:table-cell>
              <table:table-cell office:value-type="float" office:value="0.380098064596">
                <text:p>0.38009806459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3989151874">
                <text:p>0.313989151874</text:p>
              </table:table-cell>
              <table:table-cell office:value-type="float" office:value="0.309071499014">
                <text:p>0.309071499014</text:p>
              </table:table-cell>
              <table:table-cell office:value-type="float" office:value="0.349976577909">
                <text:p>0.349976577909</text:p>
              </table:table-cell>
              <table:table-cell office:value-type="float" office:value="0.341964250493">
                <text:p>0.341964250493</text:p>
              </table:table-cell>
              <table:table-cell office:value-type="float" office:value="0.389985207101">
                <text:p>0.389985207101</text:p>
              </table:table-cell>
              <table:table-cell office:value-type="float" office:value="0.381194999178">
                <text:p>0.38119499917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5685815253">
                <text:p>0.315685815253</text:p>
              </table:table-cell>
              <table:table-cell office:value-type="float" office:value="0.310570101907">
                <text:p>0.310570101907</text:p>
              </table:table-cell>
              <table:table-cell office:value-type="float" office:value="0.35129026956">
                <text:p>0.35129026956</text:p>
              </table:table-cell>
              <table:table-cell office:value-type="float" office:value="0.343449704142">
                <text:p>0.343449704142</text:p>
              </table:table-cell>
              <table:table-cell office:value-type="float" office:value="0.390923734385">
                <text:p>0.390923734385</text:p>
              </table:table-cell>
              <table:table-cell office:value-type="float" office:value="0.382409023669">
                <text:p>0.3824090236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17694773176">
                <text:p>0.317694773176</text:p>
              </table:table-cell>
              <table:table-cell office:value-type="float" office:value="0.312355851414">
                <text:p>0.312355851414</text:p>
              </table:table-cell>
              <table:table-cell office:value-type="float" office:value="0.352041009204">
                <text:p>0.352041009204</text:p>
              </table:table-cell>
              <table:table-cell office:value-type="float" office:value="0.344824909599">
                <text:p>0.344824909599</text:p>
              </table:table-cell>
              <table:table-cell office:value-type="float" office:value="0.391280407627">
                <text:p>0.391280407627</text:p>
              </table:table-cell>
              <table:table-cell office:value-type="float" office:value="0.383660009862">
                <text:p>0.3836600098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18623438527">
                <text:p>0.318623438527</text:p>
              </table:table-cell>
              <table:table-cell office:value-type="float" office:value="0.313674145299">
                <text:p>0.313674145299</text:p>
              </table:table-cell>
              <table:table-cell office:value-type="float" office:value="0.353517833662">
                <text:p>0.353517833662</text:p>
              </table:table-cell>
              <table:table-cell office:value-type="float" office:value="0.346363658777">
                <text:p>0.346363658777</text:p>
              </table:table-cell>
              <table:table-cell office:value-type="float" office:value="0.392329470743">
                <text:p>0.392329470743</text:p>
              </table:table-cell>
              <table:table-cell office:value-type="float" office:value="0.384582182774">
                <text:p>0.38458218277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0241206443">
                <text:p>0.320241206443</text:p>
              </table:table-cell>
              <table:table-cell office:value-type="float" office:value="0.315172748192">
                <text:p>0.315172748192</text:p>
              </table:table-cell>
              <table:table-cell office:value-type="float" office:value="0.35455004931">
                <text:p>0.35455004931</text:p>
              </table:table-cell>
              <table:table-cell office:value-type="float" office:value="0.347541214661">
                <text:p>0.347541214661</text:p>
              </table:table-cell>
              <table:table-cell office:value-type="float" office:value="0.39289160092">
                <text:p>0.39289160092</text:p>
              </table:table-cell>
              <table:table-cell office:value-type="float" office:value="0.385649264464">
                <text:p>0.38564926446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1385601578">
                <text:p>0.321385601578</text:p>
              </table:table-cell>
              <table:table-cell office:value-type="float" office:value="0.316579224195">
                <text:p>0.316579224195</text:p>
              </table:table-cell>
              <table:table-cell office:value-type="float" office:value="0.355945923734">
                <text:p>0.355945923734</text:p>
              </table:table-cell>
              <table:table-cell office:value-type="float" office:value="0.348938239645">
                <text:p>0.348938239645</text:p>
              </table:table-cell>
              <table:table-cell office:value-type="float" office:value="0.393902449047">
                <text:p>0.393902449047</text:p>
              </table:table-cell>
              <table:table-cell office:value-type="float" office:value="0.386522476989">
                <text:p>0.3865224769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2889546351">
                <text:p>0.322889546351</text:p>
              </table:table-cell>
              <table:table-cell office:value-type="float" office:value="0.317942554241">
                <text:p>0.317942554241</text:p>
              </table:table-cell>
              <table:table-cell office:value-type="float" office:value="0.357262080868">
                <text:p>0.357262080868</text:p>
              </table:table-cell>
              <table:table-cell office:value-type="float" office:value="0.350318088429">
                <text:p>0.350318088429</text:p>
              </table:table-cell>
              <table:table-cell office:value-type="float" office:value="0.395059993425">
                <text:p>0.395059993425</text:p>
              </table:table-cell>
              <table:table-cell office:value-type="float" office:value="0.387509656476">
                <text:p>0.3875096564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398874096">
                <text:p>0.32398874096</text:p>
              </table:table-cell>
              <table:table-cell office:value-type="float" office:value="0.31956369165">
                <text:p>0.31956369165</text:p>
              </table:table-cell>
              <table:table-cell office:value-type="float" office:value="0.358328813281">
                <text:p>0.358328813281</text:p>
              </table:table-cell>
              <table:table-cell office:value-type="float" office:value="0.351614439513">
                <text:p>0.351614439513</text:p>
              </table:table-cell>
              <table:table-cell office:value-type="float" office:value="0.395882642998">
                <text:p>0.395882642998</text:p>
              </table:table-cell>
              <table:table-cell office:value-type="float" office:value="0.388475612262">
                <text:p>0.3884756122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5545282709">
                <text:p>0.325545282709</text:p>
              </table:table-cell>
              <table:table-cell office:value-type="float" office:value="0.321021696252">
                <text:p>0.321021696252</text:p>
              </table:table-cell>
              <table:table-cell office:value-type="float" office:value="0.359237754767">
                <text:p>0.359237754767</text:p>
              </table:table-cell>
              <table:table-cell office:value-type="float" office:value="0.352752794214">
                <text:p>0.352752794214</text:p>
              </table:table-cell>
              <table:table-cell office:value-type="float" office:value="0.396978139382">
                <text:p>0.396978139382</text:p>
              </table:table-cell>
              <table:table-cell office:value-type="float" office:value="0.389346893491">
                <text:p>0.38934689349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6980604865">
                <text:p>0.326980604865</text:p>
              </table:table-cell>
              <table:table-cell office:value-type="float" office:value="0.322244904668">
                <text:p>0.322244904668</text:p>
              </table:table-cell>
              <table:table-cell office:value-type="float" office:value="0.359881245891">
                <text:p>0.359881245891</text:p>
              </table:table-cell>
              <table:table-cell office:value-type="float" office:value="0.353750246548">
                <text:p>0.353750246548</text:p>
              </table:table-cell>
              <table:table-cell office:value-type="float" office:value="0.397212771203">
                <text:p>0.397212771203</text:p>
              </table:table-cell>
              <table:table-cell office:value-type="float" office:value="0.390117788462">
                <text:p>0.39011778846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7977892834">
                <text:p>0.327977892834</text:p>
              </table:table-cell>
              <table:table-cell office:value-type="float" office:value="0.323397435897">
                <text:p>0.323397435897</text:p>
              </table:table-cell>
              <table:table-cell office:value-type="float" office:value="0.361068786982">
                <text:p>0.361068786982</text:p>
              </table:table-cell>
              <table:table-cell office:value-type="float" office:value="0.354697156476">
                <text:p>0.354697156476</text:p>
              </table:table-cell>
              <table:table-cell office:value-type="float" office:value="0.398182527942">
                <text:p>0.398182527942</text:p>
              </table:table-cell>
              <table:table-cell office:value-type="float" office:value="0.390970188199">
                <text:p>0.39097018819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8974769888">
                <text:p>0.328974769888</text:p>
              </table:table-cell>
              <table:table-cell office:value-type="float" office:value="0.324479454306">
                <text:p>0.324479454306</text:p>
              </table:table-cell>
              <table:table-cell office:value-type="float" office:value="0.361883629191">
                <text:p>0.361883629191</text:p>
              </table:table-cell>
              <table:table-cell office:value-type="float" office:value="0.355712195924">
                <text:p>0.355712195924</text:p>
              </table:table-cell>
              <table:table-cell office:value-type="float" office:value="0.3988773833">
                <text:p>0.3988773833</text:p>
              </table:table-cell>
              <table:table-cell office:value-type="float" office:value="0.391924864398">
                <text:p>0.3919248643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0238330046">
                <text:p>0.330238330046</text:p>
              </table:table-cell>
              <table:table-cell office:value-type="float" office:value="0.325576758711">
                <text:p>0.325576758711</text:p>
              </table:table-cell>
              <table:table-cell office:value-type="float" office:value="0.363332100592">
                <text:p>0.363332100592</text:p>
              </table:table-cell>
              <table:table-cell office:value-type="float" office:value="0.356740795529">
                <text:p>0.356740795529</text:p>
              </table:table-cell>
              <table:table-cell office:value-type="float" office:value="0.399415680473">
                <text:p>0.399415680473</text:p>
              </table:table-cell>
              <table:table-cell office:value-type="float" office:value="0.392827498356">
                <text:p>0.3928274983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1782955293">
                <text:p>0.331782955293</text:p>
              </table:table-cell>
              <table:table-cell office:value-type="float" office:value="0.327079142012">
                <text:p>0.327079142012</text:p>
              </table:table-cell>
              <table:table-cell office:value-type="float" office:value="0.364515943458">
                <text:p>0.364515943458</text:p>
              </table:table-cell>
              <table:table-cell office:value-type="float" office:value="0.357870233399">
                <text:p>0.357870233399</text:p>
              </table:table-cell>
              <table:table-cell office:value-type="float" office:value="0.400292159763">
                <text:p>0.400292159763</text:p>
              </table:table-cell>
              <table:table-cell office:value-type="float" office:value="0.39369417735">
                <text:p>0.3936941773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3110618014">
                <text:p>0.333110618014</text:p>
              </table:table-cell>
              <table:table-cell office:value-type="float" office:value="0.328380424063">
                <text:p>0.328380424063</text:p>
              </table:table-cell>
              <table:table-cell office:value-type="float" office:value="0.365697320842">
                <text:p>0.365697320842</text:p>
              </table:table-cell>
              <table:table-cell office:value-type="float" office:value="0.359018696581">
                <text:p>0.359018696581</text:p>
              </table:table-cell>
              <table:table-cell office:value-type="float" office:value="0.400541584484">
                <text:p>0.400541584484</text:p>
              </table:table-cell>
              <table:table-cell office:value-type="float" office:value="0.394423446746">
                <text:p>0.39442344674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4023668639">
                <text:p>0.334023668639</text:p>
              </table:table-cell>
              <table:table-cell office:value-type="float" office:value="0.329510848126">
                <text:p>0.329510848126</text:p>
              </table:table-cell>
              <table:table-cell office:value-type="float" office:value="0.366971153846">
                <text:p>0.366971153846</text:p>
              </table:table-cell>
              <table:table-cell office:value-type="float" office:value="0.360302843524">
                <text:p>0.360302843524</text:p>
              </table:table-cell>
              <table:table-cell office:value-type="float" office:value="0.401079059829">
                <text:p>0.401079059829</text:p>
              </table:table-cell>
              <table:table-cell office:value-type="float" office:value="0.395225386259">
                <text:p>0.39522538625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418187048">
                <text:p>0.33418187048</text:p>
              </table:table-cell>
              <table:table-cell office:value-type="float" office:value="0.330379766601">
                <text:p>0.330379766601</text:p>
              </table:table-cell>
              <table:table-cell office:value-type="float" office:value="0.367510272847">
                <text:p>0.367510272847</text:p>
              </table:table-cell>
              <table:table-cell office:value-type="float" office:value="0.3612757643">
                <text:p>0.3612757643</text:p>
              </table:table-cell>
              <table:table-cell office:value-type="float" office:value="0.401307117028">
                <text:p>0.401307117028</text:p>
              </table:table-cell>
              <table:table-cell office:value-type="float" office:value="0.395879622781">
                <text:p>0.39587962278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5701019066">
                <text:p>0.335701019066</text:p>
              </table:table-cell>
              <table:table-cell office:value-type="float" office:value="0.331544789612">
                <text:p>0.331544789612</text:p>
              </table:table-cell>
              <table:table-cell office:value-type="float" office:value="0.368182527942">
                <text:p>0.368182527942</text:p>
              </table:table-cell>
              <table:table-cell office:value-type="float" office:value="0.362098742604">
                <text:p>0.362098742604</text:p>
              </table:table-cell>
              <table:table-cell office:value-type="float" office:value="0.401757478632">
                <text:p>0.401757478632</text:p>
              </table:table-cell>
              <table:table-cell office:value-type="float" office:value="0.396609467456">
                <text:p>0.39660946745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7885848126">
                <text:p>0.337885848126</text:p>
              </table:table-cell>
              <table:table-cell office:value-type="float" office:value="0.333040844839">
                <text:p>0.333040844839</text:p>
              </table:table-cell>
              <table:table-cell office:value-type="float" office:value="0.369550460224">
                <text:p>0.369550460224</text:p>
              </table:table-cell>
              <table:table-cell office:value-type="float" office:value="0.363168597962">
                <text:p>0.363168597962</text:p>
              </table:table-cell>
              <table:table-cell office:value-type="float" office:value="0.402829552926">
                <text:p>0.402829552926</text:p>
              </table:table-cell>
              <table:table-cell office:value-type="float" office:value="0.397215524326">
                <text:p>0.39721552432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9064760026">
                <text:p>0.339064760026</text:p>
              </table:table-cell>
              <table:table-cell office:value-type="float" office:value="0.334288625904">
                <text:p>0.334288625904</text:p>
              </table:table-cell>
              <table:table-cell office:value-type="float" office:value="0.369843030901">
                <text:p>0.369843030901</text:p>
              </table:table-cell>
              <table:table-cell office:value-type="float" office:value="0.364123438527">
                <text:p>0.364123438527</text:p>
              </table:table-cell>
              <table:table-cell office:value-type="float" office:value="0.403341551611">
                <text:p>0.403341551611</text:p>
              </table:table-cell>
              <table:table-cell office:value-type="float" office:value="0.39778020217">
                <text:p>0.3977802021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0539940828">
                <text:p>0.340539940828</text:p>
              </table:table-cell>
              <table:table-cell office:value-type="float" office:value="0.335500246548">
                <text:p>0.335500246548</text:p>
              </table:table-cell>
              <table:table-cell office:value-type="float" office:value="0.371166584484">
                <text:p>0.371166584484</text:p>
              </table:table-cell>
              <table:table-cell office:value-type="float" office:value="0.364919255424">
                <text:p>0.364919255424</text:p>
              </table:table-cell>
              <table:table-cell office:value-type="float" office:value="0.404096811308">
                <text:p>0.404096811308</text:p>
              </table:table-cell>
              <table:table-cell office:value-type="float" office:value="0.398502239481">
                <text:p>0.3985022394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1057692308">
                <text:p>0.341057692308</text:p>
              </table:table-cell>
              <table:table-cell office:value-type="float" office:value="0.336517998028">
                <text:p>0.336517998028</text:p>
              </table:table-cell>
              <table:table-cell office:value-type="float" office:value="0.372183596318">
                <text:p>0.372183596318</text:p>
              </table:table-cell>
              <table:table-cell office:value-type="float" office:value="0.366138231427">
                <text:p>0.366138231427</text:p>
              </table:table-cell>
              <table:table-cell office:value-type="float" office:value="0.404447320842">
                <text:p>0.404447320842</text:p>
              </table:table-cell>
              <table:table-cell office:value-type="float" office:value="0.399072834484">
                <text:p>0.39907283448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41350673899">
                <text:p>0.341350673899</text:p>
              </table:table-cell>
              <table:table-cell office:value-type="float" office:value="0.337290844839">
                <text:p>0.337290844839</text:p>
              </table:table-cell>
              <table:table-cell office:value-type="float" office:value="0.372714907955">
                <text:p>0.372714907955</text:p>
              </table:table-cell>
              <table:table-cell office:value-type="float" office:value="0.367017094017">
                <text:p>0.367017094017</text:p>
              </table:table-cell>
              <table:table-cell office:value-type="float" office:value="0.40467003616">
                <text:p>0.40467003616</text:p>
              </table:table-cell>
              <table:table-cell office:value-type="float" office:value="0.399601166995">
                <text:p>0.3996011669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2533694938">
                <text:p>0.342533694938</text:p>
              </table:table-cell>
              <table:table-cell office:value-type="float" office:value="0.33857848455">
                <text:p>0.33857848455</text:p>
              </table:table-cell>
              <table:table-cell office:value-type="float" office:value="0.373344017094">
                <text:p>0.373344017094</text:p>
              </table:table-cell>
              <table:table-cell office:value-type="float" office:value="0.367970414201">
                <text:p>0.367970414201</text:p>
              </table:table-cell>
              <table:table-cell office:value-type="float" office:value="0.405028353057">
                <text:p>0.405028353057</text:p>
              </table:table-cell>
              <table:table-cell office:value-type="float" office:value="0.400224461703">
                <text:p>0.4002244617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3766436555">
                <text:p>0.343766436555</text:p>
              </table:table-cell>
              <table:table-cell office:value-type="float" office:value="0.339858892176">
                <text:p>0.339858892176</text:p>
              </table:table-cell>
              <table:table-cell office:value-type="float" office:value="0.373717948718">
                <text:p>0.373717948718</text:p>
              </table:table-cell>
              <table:table-cell office:value-type="float" office:value="0.36872452334">
                <text:p>0.36872452334</text:p>
              </table:table-cell>
              <table:table-cell office:value-type="float" office:value="0.405518573307">
                <text:p>0.405518573307</text:p>
              </table:table-cell>
              <table:table-cell office:value-type="float" office:value="0.400885642669">
                <text:p>0.4008856426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45077251808">
                <text:p>0.345077251808</text:p>
              </table:table-cell>
              <table:table-cell office:value-type="float" office:value="0.341097715319">
                <text:p>0.341097715319</text:p>
              </table:table-cell>
              <table:table-cell office:value-type="float" office:value="0.375073964497">
                <text:p>0.375073964497</text:p>
              </table:table-cell>
              <table:table-cell office:value-type="float" office:value="0.369640738001">
                <text:p>0.369640738001</text:p>
              </table:table-cell>
              <table:table-cell office:value-type="float" office:value="0.406222057857">
                <text:p>0.406222057857</text:p>
              </table:table-cell>
              <table:table-cell office:value-type="float" office:value="0.401516190007">
                <text:p>0.4015161900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464661407">
                <text:p>0.34464661407</text:p>
              </table:table-cell>
              <table:table-cell office:value-type="float" office:value="0.341591798159">
                <text:p>0.341591798159</text:p>
              </table:table-cell>
              <table:table-cell office:value-type="float" office:value="0.376051939513">
                <text:p>0.376051939513</text:p>
              </table:table-cell>
              <table:table-cell office:value-type="float" office:value="0.370431213018">
                <text:p>0.370431213018</text:p>
              </table:table-cell>
              <table:table-cell office:value-type="float" office:value="0.406829799474">
                <text:p>0.406829799474</text:p>
              </table:table-cell>
              <table:table-cell office:value-type="float" office:value="0.402170529257">
                <text:p>0.40217052925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45379684418">
                <text:p>0.345379684418</text:p>
              </table:table-cell>
              <table:table-cell office:value-type="float" office:value="0.342021367521">
                <text:p>0.342021367521</text:p>
              </table:table-cell>
              <table:table-cell office:value-type="float" office:value="0.3770023833">
                <text:p>0.3770023833</text:p>
              </table:table-cell>
              <table:table-cell office:value-type="float" office:value="0.371454840565">
                <text:p>0.371454840565</text:p>
              </table:table-cell>
              <table:table-cell office:value-type="float" office:value="0.40686226167">
                <text:p>0.40686226167</text:p>
              </table:table-cell>
              <table:table-cell office:value-type="float" office:value="0.402630033695">
                <text:p>0.4026300336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6450936884">
                <text:p>0.346450936884</text:p>
              </table:table-cell>
              <table:table-cell office:value-type="float" office:value="0.342920447074">
                <text:p>0.342920447074</text:p>
              </table:table-cell>
              <table:table-cell office:value-type="float" office:value="0.377392340565">
                <text:p>0.377392340565</text:p>
              </table:table-cell>
              <table:table-cell office:value-type="float" office:value="0.372157215648">
                <text:p>0.372157215648</text:p>
              </table:table-cell>
              <table:table-cell office:value-type="float" office:value="0.407130999343">
                <text:p>0.407130999343</text:p>
              </table:table-cell>
              <table:table-cell office:value-type="float" office:value="0.403007437541">
                <text:p>0.4030074375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7061143984">
                <text:p>0.347061143984</text:p>
              </table:table-cell>
              <table:table-cell office:value-type="float" office:value="0.343938609467">
                <text:p>0.343938609467</text:p>
              </table:table-cell>
              <table:table-cell office:value-type="float" office:value="0.37905243261">
                <text:p>0.37905243261</text:p>
              </table:table-cell>
              <table:table-cell office:value-type="float" office:value="0.37316292735">
                <text:p>0.37316292735</text:p>
              </table:table-cell>
              <table:table-cell office:value-type="float" office:value="0.408046926364">
                <text:p>0.408046926364</text:p>
              </table:table-cell>
              <table:table-cell office:value-type="float" office:value="0.403512656147">
                <text:p>0.40351265614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8909845496">
                <text:p>0.348909845496</text:p>
              </table:table-cell>
              <table:table-cell office:value-type="float" office:value="0.345074128863">
                <text:p>0.345074128863</text:p>
              </table:table-cell>
              <table:table-cell office:value-type="float" office:value="0.380613083498">
                <text:p>0.380613083498</text:p>
              </table:table-cell>
              <table:table-cell office:value-type="float" office:value="0.374199663051">
                <text:p>0.374199663051</text:p>
              </table:table-cell>
              <table:table-cell office:value-type="float" office:value="0.408585634451">
                <text:p>0.408585634451</text:p>
              </table:table-cell>
              <table:table-cell office:value-type="float" office:value="0.403975817719">
                <text:p>0.4039758177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9448553583">
                <text:p>0.349448553583</text:p>
              </table:table-cell>
              <table:table-cell office:value-type="float" office:value="0.345875">
                <text:p>0.345875</text:p>
              </table:table-cell>
              <table:table-cell office:value-type="float" office:value="0.381085634451">
                <text:p>0.381085634451</text:p>
              </table:table-cell>
              <table:table-cell office:value-type="float" office:value="0.375006574622">
                <text:p>0.375006574622</text:p>
              </table:table-cell>
              <table:table-cell office:value-type="float" office:value="0.408507971729">
                <text:p>0.408507971729</text:p>
              </table:table-cell>
              <table:table-cell office:value-type="float" office:value="0.404470866206">
                <text:p>0.404470866206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0066157133">
                <text:p>0.350066157133</text:p>
              </table:table-cell>
              <table:table-cell office:value-type="float" office:value="0.346556048652">
                <text:p>0.346556048652</text:p>
              </table:table-cell>
              <table:table-cell office:value-type="float" office:value="0.381306295201">
                <text:p>0.381306295201</text:p>
              </table:table-cell>
              <table:table-cell office:value-type="float" office:value="0.375799967127">
                <text:p>0.375799967127</text:p>
              </table:table-cell>
              <table:table-cell office:value-type="float" office:value="0.408883136095">
                <text:p>0.408883136095</text:p>
              </table:table-cell>
              <table:table-cell office:value-type="float" office:value="0.404783058021">
                <text:p>0.4047830580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0696499014">
                <text:p>0.350696499014</text:p>
              </table:table-cell>
              <table:table-cell office:value-type="float" office:value="0.347388642341">
                <text:p>0.347388642341</text:p>
              </table:table-cell>
              <table:table-cell office:value-type="float" office:value="0.381903763971">
                <text:p>0.381903763971</text:p>
              </table:table-cell>
              <table:table-cell office:value-type="float" office:value="0.376720578567">
                <text:p>0.376720578567</text:p>
              </table:table-cell>
              <table:table-cell office:value-type="float" office:value="0.409273504274">
                <text:p>0.409273504274</text:p>
              </table:table-cell>
              <table:table-cell office:value-type="float" office:value="0.405153044872">
                <text:p>0.405153044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2105933596">
                <text:p>0.352105933596</text:p>
              </table:table-cell>
              <table:table-cell office:value-type="float" office:value="0.348308760684">
                <text:p>0.348308760684</text:p>
              </table:table-cell>
              <table:table-cell office:value-type="float" office:value="0.383186637081">
                <text:p>0.383186637081</text:p>
              </table:table-cell>
              <table:table-cell office:value-type="float" office:value="0.377703361275">
                <text:p>0.377703361275</text:p>
              </table:table-cell>
              <table:table-cell office:value-type="float" office:value="0.409370890861">
                <text:p>0.409370890861</text:p>
              </table:table-cell>
              <table:table-cell office:value-type="float" office:value="0.405554528271">
                <text:p>0.40555452827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28554405">
                <text:p>0.3528554405</text:p>
              </table:table-cell>
              <table:table-cell office:value-type="float" office:value="0.349361604208">
                <text:p>0.349361604208</text:p>
              </table:table-cell>
              <table:table-cell office:value-type="float" office:value="0.384188034188">
                <text:p>0.384188034188</text:p>
              </table:table-cell>
              <table:table-cell office:value-type="float" office:value="0.378279215976">
                <text:p>0.378279215976</text:p>
              </table:table-cell>
              <table:table-cell office:value-type="float" office:value="0.409434582512">
                <text:p>0.409434582512</text:p>
              </table:table-cell>
              <table:table-cell office:value-type="float" office:value="0.405908879849">
                <text:p>0.40590887984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325977975">
                <text:p>0.35325977975</text:p>
              </table:table-cell>
              <table:table-cell office:value-type="float" office:value="0.350113330046">
                <text:p>0.350113330046</text:p>
              </table:table-cell>
              <table:table-cell office:value-type="float" office:value="0.384580046022">
                <text:p>0.384580046022</text:p>
              </table:table-cell>
              <table:table-cell office:value-type="float" office:value="0.379068910256">
                <text:p>0.379068910256</text:p>
              </table:table-cell>
              <table:table-cell office:value-type="float" office:value="0.409935486522">
                <text:p>0.409935486522</text:p>
              </table:table-cell>
              <table:table-cell office:value-type="float" office:value="0.406187027449">
                <text:p>0.40618702744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4178994083">
                <text:p>0.354178994083</text:p>
              </table:table-cell>
              <table:table-cell office:value-type="float" office:value="0.351078566732">
                <text:p>0.351078566732</text:p>
              </table:table-cell>
              <table:table-cell office:value-type="float" office:value="0.385569115713">
                <text:p>0.385569115713</text:p>
              </table:table-cell>
              <table:table-cell office:value-type="float" office:value="0.379911365878">
                <text:p>0.379911365878</text:p>
              </table:table-cell>
              <table:table-cell office:value-type="float" office:value="0.410295447074">
                <text:p>0.410295447074</text:p>
              </table:table-cell>
              <table:table-cell office:value-type="float" office:value="0.406486234385">
                <text:p>0.40648623438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5154092702">
                <text:p>0.355154092702</text:p>
              </table:table-cell>
              <table:table-cell office:value-type="float" office:value="0.351977235371">
                <text:p>0.351977235371</text:p>
              </table:table-cell>
              <table:table-cell office:value-type="float" office:value="0.385950032873">
                <text:p>0.385950032873</text:p>
              </table:table-cell>
              <table:table-cell office:value-type="float" office:value="0.380811390533">
                <text:p>0.380811390533</text:p>
              </table:table-cell>
              <table:table-cell office:value-type="float" office:value="0.41050830046">
                <text:p>0.41050830046</text:p>
              </table:table-cell>
              <table:table-cell office:value-type="float" office:value="0.406907647107">
                <text:p>0.4069076471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659804405">
                <text:p>0.35659804405</text:p>
              </table:table-cell>
              <table:table-cell office:value-type="float" office:value="0.353001890204">
                <text:p>0.353001890204</text:p>
              </table:table-cell>
              <table:table-cell office:value-type="float" office:value="0.3866617357">
                <text:p>0.3866617357</text:p>
              </table:table-cell>
              <table:table-cell office:value-type="float" office:value="0.381559007232">
                <text:p>0.381559007232</text:p>
              </table:table-cell>
              <table:table-cell office:value-type="float" office:value="0.41094017094">
                <text:p>0.41094017094</text:p>
              </table:table-cell>
              <table:table-cell office:value-type="float" office:value="0.407307240302">
                <text:p>0.40730724030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7170447074">
                <text:p>0.357170447074</text:p>
              </table:table-cell>
              <table:table-cell office:value-type="float" office:value="0.353743014464">
                <text:p>0.353743014464</text:p>
              </table:table-cell>
              <table:table-cell office:value-type="float" office:value="0.387974605523">
                <text:p>0.387974605523</text:p>
              </table:table-cell>
              <table:table-cell office:value-type="float" office:value="0.382497575608">
                <text:p>0.382497575608</text:p>
              </table:table-cell>
              <table:table-cell office:value-type="float" office:value="0.410607741617">
                <text:p>0.410607741617</text:p>
              </table:table-cell>
              <table:table-cell office:value-type="float" office:value="0.407666872124">
                <text:p>0.40766687212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8114316239">
                <text:p>0.358114316239</text:p>
              </table:table-cell>
              <table:table-cell office:value-type="float" office:value="0.354535585141">
                <text:p>0.354535585141</text:p>
              </table:table-cell>
              <table:table-cell office:value-type="float" office:value="0.388539612097">
                <text:p>0.388539612097</text:p>
              </table:table-cell>
              <table:table-cell office:value-type="float" office:value="0.383339373767">
                <text:p>0.383339373767</text:p>
              </table:table-cell>
              <table:table-cell office:value-type="float" office:value="0.411010437212">
                <text:p>0.411010437212</text:p>
              </table:table-cell>
              <table:table-cell office:value-type="float" office:value="0.407994411571">
                <text:p>0.40799441157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853879027">
                <text:p>0.35853879027</text:p>
              </table:table-cell>
              <table:table-cell office:value-type="float" office:value="0.355280161078">
                <text:p>0.355280161078</text:p>
              </table:table-cell>
              <table:table-cell office:value-type="float" office:value="0.388892587114">
                <text:p>0.388892587114</text:p>
              </table:table-cell>
              <table:table-cell office:value-type="float" office:value="0.383979166667">
                <text:p>0.383979166667</text:p>
              </table:table-cell>
              <table:table-cell office:value-type="float" office:value="0.411489151874">
                <text:p>0.411489151874</text:p>
              </table:table-cell>
              <table:table-cell office:value-type="float" office:value="0.40840520217">
                <text:p>0.408405202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9617850099">
                <text:p>0.359617850099</text:p>
              </table:table-cell>
              <table:table-cell office:value-type="float" office:value="0.356222386588">
                <text:p>0.356222386588</text:p>
              </table:table-cell>
              <table:table-cell office:value-type="float" office:value="0.389500739645">
                <text:p>0.389500739645</text:p>
              </table:table-cell>
              <table:table-cell office:value-type="float" office:value="0.384629520053">
                <text:p>0.384629520053</text:p>
              </table:table-cell>
              <table:table-cell office:value-type="float" office:value="0.411580785667">
                <text:p>0.411580785667</text:p>
              </table:table-cell>
              <table:table-cell office:value-type="float" office:value="0.408752650394">
                <text:p>0.4087526503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0217784352">
                <text:p>0.360217784352</text:p>
              </table:table-cell>
              <table:table-cell office:value-type="float" office:value="0.356965811966">
                <text:p>0.356965811966</text:p>
              </table:table-cell>
              <table:table-cell office:value-type="float" office:value="0.389831525312">
                <text:p>0.389831525312</text:p>
              </table:table-cell>
              <table:table-cell office:value-type="float" office:value="0.385267669297">
                <text:p>0.385267669297</text:p>
              </table:table-cell>
              <table:table-cell office:value-type="float" office:value="0.41201183432">
                <text:p>0.41201183432</text:p>
              </table:table-cell>
              <table:table-cell office:value-type="float" office:value="0.409042447403">
                <text:p>0.40904244740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0897846811">
                <text:p>0.360897846811</text:p>
              </table:table-cell>
              <table:table-cell office:value-type="float" office:value="0.357853139382">
                <text:p>0.357853139382</text:p>
              </table:table-cell>
              <table:table-cell office:value-type="float" office:value="0.390134368836">
                <text:p>0.390134368836</text:p>
              </table:table-cell>
              <table:table-cell office:value-type="float" office:value="0.385732453978">
                <text:p>0.385732453978</text:p>
              </table:table-cell>
              <table:table-cell office:value-type="float" office:value="0.412115384615">
                <text:p>0.412115384615</text:p>
              </table:table-cell>
              <table:table-cell office:value-type="float" office:value="0.409398915187">
                <text:p>0.4093989151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1459155161">
                <text:p>0.361459155161</text:p>
              </table:table-cell>
              <table:table-cell office:value-type="float" office:value="0.358613330046">
                <text:p>0.358613330046</text:p>
              </table:table-cell>
              <table:table-cell office:value-type="float" office:value="0.390869493754">
                <text:p>0.390869493754</text:p>
              </table:table-cell>
              <table:table-cell office:value-type="float" office:value="0.386448676857">
                <text:p>0.386448676857</text:p>
              </table:table-cell>
              <table:table-cell office:value-type="float" office:value="0.412590401052">
                <text:p>0.412590401052</text:p>
              </table:table-cell>
              <table:table-cell office:value-type="float" office:value="0.409666646121">
                <text:p>0.40966664612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2716140697">
                <text:p>0.362716140697</text:p>
              </table:table-cell>
              <table:table-cell office:value-type="float" office:value="0.359473537147">
                <text:p>0.359473537147</text:p>
              </table:table-cell>
              <table:table-cell office:value-type="float" office:value="0.391284105851">
                <text:p>0.391284105851</text:p>
              </table:table-cell>
              <table:table-cell office:value-type="float" office:value="0.387045282709">
                <text:p>0.387045282709</text:p>
              </table:table-cell>
              <table:table-cell office:value-type="float" office:value="0.412794625247">
                <text:p>0.412794625247</text:p>
              </table:table-cell>
              <table:table-cell office:value-type="float" office:value="0.409993240467">
                <text:p>0.4099932404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380300789">
                <text:p>0.36380300789</text:p>
              </table:table-cell>
              <table:table-cell office:value-type="float" office:value="0.360354947403">
                <text:p>0.360354947403</text:p>
              </table:table-cell>
              <table:table-cell office:value-type="float" office:value="0.392110453649">
                <text:p>0.392110453649</text:p>
              </table:table-cell>
              <table:table-cell office:value-type="float" office:value="0.387787516437">
                <text:p>0.387787516437</text:p>
              </table:table-cell>
              <table:table-cell office:value-type="float" office:value="0.412706689678">
                <text:p>0.412706689678</text:p>
              </table:table-cell>
              <table:table-cell office:value-type="float" office:value="0.410231097962">
                <text:p>0.4102310979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3906969099">
                <text:p>0.363906969099</text:p>
              </table:table-cell>
              <table:table-cell office:value-type="float" office:value="0.360846153846">
                <text:p>0.360846153846</text:p>
              </table:table-cell>
              <table:table-cell office:value-type="float" office:value="0.392592866535">
                <text:p>0.392592866535</text:p>
              </table:table-cell>
              <table:table-cell office:value-type="float" office:value="0.388359056542">
                <text:p>0.388359056542</text:p>
              </table:table-cell>
              <table:table-cell office:value-type="float" office:value="0.413017340565">
                <text:p>0.413017340565</text:p>
              </table:table-cell>
              <table:table-cell office:value-type="float" office:value="0.410531558185">
                <text:p>0.4105315581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4813445102">
                <text:p>0.364813445102</text:p>
              </table:table-cell>
              <table:table-cell office:value-type="float" office:value="0.361628205128">
                <text:p>0.361628205128</text:p>
              </table:table-cell>
              <table:table-cell office:value-type="float" office:value="0.393435239974">
                <text:p>0.393435239974</text:p>
              </table:table-cell>
              <table:table-cell office:value-type="float" office:value="0.388973126233">
                <text:p>0.388973126233</text:p>
              </table:table-cell>
              <table:table-cell office:value-type="float" office:value="0.413027613412">
                <text:p>0.413027613412</text:p>
              </table:table-cell>
              <table:table-cell office:value-type="float" office:value="0.410708168968">
                <text:p>0.41070816896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5601577909">
                <text:p>0.365601577909</text:p>
              </table:table-cell>
              <table:table-cell office:value-type="float" office:value="0.362595003287">
                <text:p>0.362595003287</text:p>
              </table:table-cell>
              <table:table-cell office:value-type="float" office:value="0.39453731098">
                <text:p>0.39453731098</text:p>
              </table:table-cell>
              <table:table-cell office:value-type="float" office:value="0.38969489645">
                <text:p>0.38969489645</text:p>
              </table:table-cell>
              <table:table-cell office:value-type="float" office:value="0.413292241946">
                <text:p>0.413292241946</text:p>
              </table:table-cell>
              <table:table-cell office:value-type="float" office:value="0.411001232742">
                <text:p>0.4110012327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6471893491">
                <text:p>0.366471893491</text:p>
              </table:table-cell>
              <table:table-cell office:value-type="float" office:value="0.363290351742">
                <text:p>0.363290351742</text:p>
              </table:table-cell>
              <table:table-cell office:value-type="float" office:value="0.395189842209">
                <text:p>0.395189842209</text:p>
              </table:table-cell>
              <table:table-cell office:value-type="float" office:value="0.390372698882">
                <text:p>0.390372698882</text:p>
              </table:table-cell>
              <table:table-cell office:value-type="float" office:value="0.4136789119">
                <text:p>0.4136789119</text:p>
              </table:table-cell>
              <table:table-cell office:value-type="float" office:value="0.411231693787">
                <text:p>0.4112316937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6775558843">
                <text:p>0.366775558843</text:p>
              </table:table-cell>
              <table:table-cell office:value-type="float" office:value="0.36410100263">
                <text:p>0.36410100263</text:p>
              </table:table-cell>
              <table:table-cell office:value-type="float" office:value="0.395385026298">
                <text:p>0.395385026298</text:p>
              </table:table-cell>
              <table:table-cell office:value-type="float" office:value="0.39093926693">
                <text:p>0.39093926693</text:p>
              </table:table-cell>
              <table:table-cell office:value-type="float" office:value="0.414023257725">
                <text:p>0.414023257725</text:p>
              </table:table-cell>
              <table:table-cell office:value-type="float" office:value="0.411561801446">
                <text:p>0.41156180144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7610124918">
                <text:p>0.367610124918</text:p>
              </table:table-cell>
              <table:table-cell office:value-type="float" office:value="0.364707182774">
                <text:p>0.364707182774</text:p>
              </table:table-cell>
              <table:table-cell office:value-type="float" office:value="0.396583662064">
                <text:p>0.396583662064</text:p>
              </table:table-cell>
              <table:table-cell office:value-type="float" office:value="0.391614192965">
                <text:p>0.391614192965</text:p>
              </table:table-cell>
              <table:table-cell office:value-type="float" office:value="0.414118589744">
                <text:p>0.414118589744</text:p>
              </table:table-cell>
              <table:table-cell office:value-type="float" office:value="0.411746794872">
                <text:p>0.41174679487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8212935569">
                <text:p>0.368212935569</text:p>
              </table:table-cell>
              <table:table-cell office:value-type="float" office:value="0.365257971729">
                <text:p>0.365257971729</text:p>
              </table:table-cell>
              <table:table-cell office:value-type="float" office:value="0.39648339908">
                <text:p>0.39648339908</text:p>
              </table:table-cell>
              <table:table-cell office:value-type="float" office:value="0.392434335963">
                <text:p>0.392434335963</text:p>
              </table:table-cell>
              <table:table-cell office:value-type="float" office:value="0.414455128205">
                <text:p>0.414455128205</text:p>
              </table:table-cell>
              <table:table-cell office:value-type="float" office:value="0.411946293557">
                <text:p>0.41194629355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8850262985">
                <text:p>0.368850262985</text:p>
              </table:table-cell>
              <table:table-cell office:value-type="float" office:value="0.365911160421">
                <text:p>0.365911160421</text:p>
              </table:table-cell>
              <table:table-cell office:value-type="float" office:value="0.397384533202">
                <text:p>0.397384533202</text:p>
              </table:table-cell>
              <table:table-cell office:value-type="float" office:value="0.393119617028">
                <text:p>0.393119617028</text:p>
              </table:table-cell>
              <table:table-cell office:value-type="float" office:value="0.41459566075">
                <text:p>0.41459566075</text:p>
              </table:table-cell>
              <table:table-cell office:value-type="float" office:value="0.412200957429">
                <text:p>0.41220095742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69470332018">
                <text:p>0.369470332018</text:p>
              </table:table-cell>
              <table:table-cell office:value-type="float" office:value="0.366509533202">
                <text:p>0.366509533202</text:p>
              </table:table-cell>
              <table:table-cell office:value-type="float" office:value="0.397485207101">
                <text:p>0.397485207101</text:p>
              </table:table-cell>
              <table:table-cell office:value-type="float" office:value="0.393695636095">
                <text:p>0.393695636095</text:p>
              </table:table-cell>
              <table:table-cell office:value-type="float" office:value="0.415046022354">
                <text:p>0.415046022354</text:p>
              </table:table-cell>
              <table:table-cell office:value-type="float" office:value="0.412472448225">
                <text:p>0.4124724482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0521449704">
                <text:p>0.370521449704</text:p>
              </table:table-cell>
              <table:table-cell office:value-type="float" office:value="0.367264710717">
                <text:p>0.367264710717</text:p>
              </table:table-cell>
              <table:table-cell office:value-type="float" office:value="0.397801199869">
                <text:p>0.397801199869</text:p>
              </table:table-cell>
              <table:table-cell office:value-type="float" office:value="0.394278887245">
                <text:p>0.394278887245</text:p>
              </table:table-cell>
              <table:table-cell office:value-type="float" office:value="0.415393244576">
                <text:p>0.415393244576</text:p>
              </table:table-cell>
              <table:table-cell office:value-type="float" office:value="0.412764628534">
                <text:p>0.41276462853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0714579224">
                <text:p>0.370714579224</text:p>
              </table:table-cell>
              <table:table-cell office:value-type="float" office:value="0.367953895464">
                <text:p>0.367953895464</text:p>
              </table:table-cell>
              <table:table-cell office:value-type="float" office:value="0.398189924392">
                <text:p>0.398189924392</text:p>
              </table:table-cell>
              <table:table-cell office:value-type="float" office:value="0.394728139382">
                <text:p>0.394728139382</text:p>
              </table:table-cell>
              <table:table-cell office:value-type="float" office:value="0.415173816568">
                <text:p>0.415173816568</text:p>
              </table:table-cell>
              <table:table-cell office:value-type="float" office:value="0.412986953485">
                <text:p>0.41298695348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1779257068">
                <text:p>0.371779257068</text:p>
              </table:table-cell>
              <table:table-cell office:value-type="float" office:value="0.368515532544">
                <text:p>0.368515532544</text:p>
              </table:table-cell>
              <table:table-cell office:value-type="float" office:value="0.398033366206">
                <text:p>0.398033366206</text:p>
              </table:table-cell>
              <table:table-cell office:value-type="float" office:value="0.395208086785">
                <text:p>0.395208086785</text:p>
              </table:table-cell>
              <table:table-cell office:value-type="float" office:value="0.41545734714">
                <text:p>0.41545734714</text:p>
              </table:table-cell>
              <table:table-cell office:value-type="float" office:value="0.413180329553">
                <text:p>0.41318032955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1928418803">
                <text:p>0.371928418803</text:p>
              </table:table-cell>
              <table:table-cell office:value-type="float" office:value="0.369140943458">
                <text:p>0.369140943458</text:p>
              </table:table-cell>
              <table:table-cell office:value-type="float" office:value="0.398676857331">
                <text:p>0.398676857331</text:p>
              </table:table-cell>
              <table:table-cell office:value-type="float" office:value="0.395629314596">
                <text:p>0.395629314596</text:p>
              </table:table-cell>
              <table:table-cell office:value-type="float" office:value="0.415514053254">
                <text:p>0.415514053254</text:p>
              </table:table-cell>
              <table:table-cell office:value-type="float" office:value="0.41333101167">
                <text:p>0.4133310116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301569691">
                <text:p>0.37301569691</text:p>
              </table:table-cell>
              <table:table-cell office:value-type="float" office:value="0.370021778435">
                <text:p>0.370021778435</text:p>
              </table:table-cell>
              <table:table-cell office:value-type="float" office:value="0.399448553583">
                <text:p>0.399448553583</text:p>
              </table:table-cell>
              <table:table-cell office:value-type="float" office:value="0.396227235371">
                <text:p>0.396227235371</text:p>
              </table:table-cell>
              <table:table-cell office:value-type="float" office:value="0.415605276134">
                <text:p>0.415605276134</text:p>
              </table:table-cell>
              <table:table-cell office:value-type="float" office:value="0.413503718771">
                <text:p>0.41350371877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3048159106">
                <text:p>0.373048159106</text:p>
              </table:table-cell>
              <table:table-cell office:value-type="float" office:value="0.370463757396">
                <text:p>0.370463757396</text:p>
              </table:table-cell>
              <table:table-cell office:value-type="float" office:value="0.400034105851">
                <text:p>0.400034105851</text:p>
              </table:table-cell>
              <table:table-cell office:value-type="float" office:value="0.396767504931">
                <text:p>0.396767504931</text:p>
              </table:table-cell>
              <table:table-cell office:value-type="float" office:value="0.415834155161">
                <text:p>0.415834155161</text:p>
              </table:table-cell>
              <table:table-cell office:value-type="float" office:value="0.413768100756">
                <text:p>0.41376810075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3397435897">
                <text:p>0.373397435897</text:p>
              </table:table-cell>
              <table:table-cell office:value-type="float" office:value="0.371005588429">
                <text:p>0.371005588429</text:p>
              </table:table-cell>
              <table:table-cell office:value-type="float" office:value="0.400608563445">
                <text:p>0.400608563445</text:p>
              </table:table-cell>
              <table:table-cell office:value-type="float" office:value="0.397367973373">
                <text:p>0.397367973373</text:p>
              </table:table-cell>
              <table:table-cell office:value-type="float" office:value="0.415905654175">
                <text:p>0.415905654175</text:p>
              </table:table-cell>
              <table:table-cell office:value-type="float" office:value="0.413929014629">
                <text:p>0.41392901462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4048734385">
                <text:p>0.374048734385</text:p>
              </table:table-cell>
              <table:table-cell office:value-type="float" office:value="0.371602235371">
                <text:p>0.371602235371</text:p>
              </table:table-cell>
              <table:table-cell office:value-type="float" office:value="0.401193293886">
                <text:p>0.401193293886</text:p>
              </table:table-cell>
              <table:table-cell office:value-type="float" office:value="0.397791831032">
                <text:p>0.397791831032</text:p>
              </table:table-cell>
              <table:table-cell office:value-type="float" office:value="0.416159188034">
                <text:p>0.416159188034</text:p>
              </table:table-cell>
              <table:table-cell office:value-type="float" office:value="0.414177042242">
                <text:p>0.4141770422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4726331361">
                <text:p>0.374726331361</text:p>
              </table:table-cell>
              <table:table-cell office:value-type="float" office:value="0.372326594346">
                <text:p>0.372326594346</text:p>
              </table:table-cell>
              <table:table-cell office:value-type="float" office:value="0.401103714661">
                <text:p>0.401103714661</text:p>
              </table:table-cell>
              <table:table-cell office:value-type="float" office:value="0.398106097962">
                <text:p>0.398106097962</text:p>
              </table:table-cell>
              <table:table-cell office:value-type="float" office:value="0.416157544379">
                <text:p>0.416157544379</text:p>
              </table:table-cell>
              <table:table-cell office:value-type="float" office:value="0.414406434911">
                <text:p>0.41440643491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5628287311">
                <text:p>0.375628287311</text:p>
              </table:table-cell>
              <table:table-cell office:value-type="float" office:value="0.373030489809">
                <text:p>0.373030489809</text:p>
              </table:table-cell>
              <table:table-cell office:value-type="float" office:value="0.401969921105">
                <text:p>0.401969921105</text:p>
              </table:table-cell>
              <table:table-cell office:value-type="float" office:value="0.398696457922">
                <text:p>0.398696457922</text:p>
              </table:table-cell>
              <table:table-cell office:value-type="float" office:value="0.41629026956">
                <text:p>0.41629026956</text:p>
              </table:table-cell>
              <table:table-cell office:value-type="float" office:value="0.414589681953">
                <text:p>0.41458968195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6332182774">
                <text:p>0.376332182774</text:p>
              </table:table-cell>
              <table:table-cell office:value-type="float" office:value="0.373553090072">
                <text:p>0.373553090072</text:p>
              </table:table-cell>
              <table:table-cell office:value-type="float" office:value="0.402389875082">
                <text:p>0.402389875082</text:p>
              </table:table-cell>
              <table:table-cell office:value-type="float" office:value="0.39914394313">
                <text:p>0.39914394313</text:p>
              </table:table-cell>
              <table:table-cell office:value-type="float" office:value="0.416712278107">
                <text:p>0.416712278107</text:p>
              </table:table-cell>
              <table:table-cell office:value-type="float" office:value="0.414834668803">
                <text:p>0.4148346688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681665023">
                <text:p>0.37681665023</text:p>
              </table:table-cell>
              <table:table-cell office:value-type="float" office:value="0.374186883629">
                <text:p>0.374186883629</text:p>
              </table:table-cell>
              <table:table-cell office:value-type="float" office:value="0.402362343853">
                <text:p>0.402362343853</text:p>
              </table:table-cell>
              <table:table-cell office:value-type="float" office:value="0.399480645957">
                <text:p>0.399480645957</text:p>
              </table:table-cell>
              <table:table-cell office:value-type="float" office:value="0.416459566075">
                <text:p>0.416459566075</text:p>
              </table:table-cell>
              <table:table-cell office:value-type="float" office:value="0.414899264464">
                <text:p>0.41489926446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7118261012">
                <text:p>0.377118261012</text:p>
              </table:table-cell>
              <table:table-cell office:value-type="float" office:value="0.374699293228">
                <text:p>0.374699293228</text:p>
              </table:table-cell>
              <table:table-cell office:value-type="float" office:value="0.40324169954">
                <text:p>0.40324169954</text:p>
              </table:table-cell>
              <table:table-cell office:value-type="float" office:value="0.399962812295">
                <text:p>0.399962812295</text:p>
              </table:table-cell>
              <table:table-cell office:value-type="float" office:value="0.416736932939">
                <text:p>0.416736932939</text:p>
              </table:table-cell>
              <table:table-cell office:value-type="float" office:value="0.415057856673">
                <text:p>0.41505785667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7914612097">
                <text:p>0.377914612097</text:p>
              </table:table-cell>
              <table:table-cell office:value-type="float" office:value="0.375324786325">
                <text:p>0.375324786325</text:p>
              </table:table-cell>
              <table:table-cell office:value-type="float" office:value="0.403551117686">
                <text:p>0.403551117686</text:p>
              </table:table-cell>
              <table:table-cell office:value-type="float" office:value="0.400289571006">
                <text:p>0.400289571006</text:p>
              </table:table-cell>
              <table:table-cell office:value-type="float" office:value="0.416770216963">
                <text:p>0.416770216963</text:p>
              </table:table-cell>
              <table:table-cell office:value-type="float" office:value="0.41522170858">
                <text:p>0.4152217085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8166091387">
                <text:p>0.378166091387</text:p>
              </table:table-cell>
              <table:table-cell office:value-type="float" office:value="0.37604026956">
                <text:p>0.37604026956</text:p>
              </table:table-cell>
              <table:table-cell office:value-type="float" office:value="0.404151873767">
                <text:p>0.404151873767</text:p>
              </table:table-cell>
              <table:table-cell office:value-type="float" office:value="0.400819690993">
                <text:p>0.400819690993</text:p>
              </table:table-cell>
              <table:table-cell office:value-type="float" office:value="0.417084566075">
                <text:p>0.417084566075</text:p>
              </table:table-cell>
              <table:table-cell office:value-type="float" office:value="0.415361398751">
                <text:p>0.41536139875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8018162393">
                <text:p>0.378018162393</text:p>
              </table:table-cell>
              <table:table-cell office:value-type="float" office:value="0.376362508218">
                <text:p>0.376362508218</text:p>
              </table:table-cell>
              <table:table-cell office:value-type="float" office:value="0.404688938199">
                <text:p>0.404688938199</text:p>
              </table:table-cell>
              <table:table-cell office:value-type="float" office:value="0.40126746384">
                <text:p>0.40126746384</text:p>
              </table:table-cell>
              <table:table-cell office:value-type="float" office:value="0.417279750164">
                <text:p>0.417279750164</text:p>
              </table:table-cell>
              <table:table-cell office:value-type="float" office:value="0.415512512327">
                <text:p>0.41551251232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9375410914">
                <text:p>0.379375410914</text:p>
              </table:table-cell>
              <table:table-cell office:value-type="float" office:value="0.376900723208">
                <text:p>0.376900723208</text:p>
              </table:table-cell>
              <table:table-cell office:value-type="float" office:value="0.40513477975">
                <text:p>0.40513477975</text:p>
              </table:table-cell>
              <table:table-cell office:value-type="float" office:value="0.401934664694">
                <text:p>0.401934664694</text:p>
              </table:table-cell>
              <table:table-cell office:value-type="float" office:value="0.417164283366">
                <text:p>0.417164283366</text:p>
              </table:table-cell>
              <table:table-cell office:value-type="float" office:value="0.415667015943">
                <text:p>0.41566701594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012943787">
                <text:p>0.38012943787</text:p>
              </table:table-cell>
              <table:table-cell office:value-type="float" office:value="0.377659270217">
                <text:p>0.377659270217</text:p>
              </table:table-cell>
              <table:table-cell office:value-type="float" office:value="0.405631163708">
                <text:p>0.405631163708</text:p>
              </table:table-cell>
              <table:table-cell office:value-type="float" office:value="0.402542118672">
                <text:p>0.402542118672</text:p>
              </table:table-cell>
              <table:table-cell office:value-type="float" office:value="0.417625328731">
                <text:p>0.417625328731</text:p>
              </table:table-cell>
              <table:table-cell office:value-type="float" office:value="0.415822464661">
                <text:p>0.41582246466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0543228139">
                <text:p>0.380543228139</text:p>
              </table:table-cell>
              <table:table-cell office:value-type="float" office:value="0.378277202498">
                <text:p>0.378277202498</text:p>
              </table:table-cell>
              <table:table-cell office:value-type="float" office:value="0.406183021039">
                <text:p>0.406183021039</text:p>
              </table:table-cell>
              <table:table-cell office:value-type="float" office:value="0.403057486851">
                <text:p>0.403057486851</text:p>
              </table:table-cell>
              <table:table-cell office:value-type="float" office:value="0.417570266272">
                <text:p>0.417570266272</text:p>
              </table:table-cell>
              <table:table-cell office:value-type="float" office:value="0.415980193951">
                <text:p>0.41598019395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0853879027">
                <text:p>0.380853879027</text:p>
              </table:table-cell>
              <table:table-cell office:value-type="float" office:value="0.378727892834">
                <text:p>0.378727892834</text:p>
              </table:table-cell>
              <table:table-cell office:value-type="float" office:value="0.406704881657">
                <text:p>0.406704881657</text:p>
              </table:table-cell>
              <table:table-cell office:value-type="float" office:value="0.403695677186">
                <text:p>0.403695677186</text:p>
              </table:table-cell>
              <table:table-cell office:value-type="float" office:value="0.417830785667">
                <text:p>0.417830785667</text:p>
              </table:table-cell>
              <table:table-cell office:value-type="float" office:value="0.416144045858">
                <text:p>0.41614404585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126808021">
                <text:p>0.38126808021</text:p>
              </table:table-cell>
              <table:table-cell office:value-type="float" office:value="0.379245808679">
                <text:p>0.379245808679</text:p>
              </table:table-cell>
              <table:table-cell office:value-type="float" office:value="0.40741083169">
                <text:p>0.40741083169</text:p>
              </table:table-cell>
              <table:table-cell office:value-type="float" office:value="0.404161900066">
                <text:p>0.404161900066</text:p>
              </table:table-cell>
              <table:table-cell office:value-type="float" office:value="0.41780243261">
                <text:p>0.41780243261</text:p>
              </table:table-cell>
              <table:table-cell office:value-type="float" office:value="0.416255978797">
                <text:p>0.41625597879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1586538462">
                <text:p>0.381586538462</text:p>
              </table:table-cell>
              <table:table-cell office:value-type="float" office:value="0.379588099934">
                <text:p>0.379588099934</text:p>
              </table:table-cell>
              <table:table-cell office:value-type="float" office:value="0.407824211045">
                <text:p>0.407824211045</text:p>
              </table:table-cell>
              <table:table-cell office:value-type="float" office:value="0.404606180145">
                <text:p>0.404606180145</text:p>
              </table:table-cell>
              <table:table-cell office:value-type="float" office:value="0.417715318869">
                <text:p>0.417715318869</text:p>
              </table:table-cell>
              <table:table-cell office:value-type="float" office:value="0.416403065417">
                <text:p>0.41640306541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2396449704">
                <text:p>0.382396449704</text:p>
              </table:table-cell>
              <table:table-cell office:value-type="float" office:value="0.380168967784">
                <text:p>0.380168967784</text:p>
              </table:table-cell>
              <table:table-cell office:value-type="float" office:value="0.408156229454">
                <text:p>0.408156229454</text:p>
              </table:table-cell>
              <table:table-cell office:value-type="float" office:value="0.40506960881">
                <text:p>0.40506960881</text:p>
              </table:table-cell>
              <table:table-cell office:value-type="float" office:value="0.418062130178">
                <text:p>0.418062130178</text:p>
              </table:table-cell>
              <table:table-cell office:value-type="float" office:value="0.416558596318">
                <text:p>0.41655859631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3148011177">
                <text:p>0.383148011177</text:p>
              </table:table-cell>
              <table:table-cell office:value-type="float" office:value="0.380887327416">
                <text:p>0.380887327416</text:p>
              </table:table-cell>
              <table:table-cell office:value-type="float" office:value="0.408309089415">
                <text:p>0.408309089415</text:p>
              </table:table-cell>
              <table:table-cell office:value-type="float" office:value="0.405541050296">
                <text:p>0.405541050296</text:p>
              </table:table-cell>
              <table:table-cell office:value-type="float" office:value="0.41815047666">
                <text:p>0.41815047666</text:p>
              </table:table-cell>
              <table:table-cell office:value-type="float" office:value="0.416630937705">
                <text:p>0.4166309377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3835470085">
                <text:p>0.383835470085</text:p>
              </table:table-cell>
              <table:table-cell office:value-type="float" office:value="0.381614398422">
                <text:p>0.381614398422</text:p>
              </table:table-cell>
              <table:table-cell office:value-type="float" office:value="0.409096400394">
                <text:p>0.409096400394</text:p>
              </table:table-cell>
              <table:table-cell office:value-type="float" office:value="0.406000821828">
                <text:p>0.406000821828</text:p>
              </table:table-cell>
              <table:table-cell office:value-type="float" office:value="0.418145545694">
                <text:p>0.418145545694</text:p>
              </table:table-cell>
              <table:table-cell office:value-type="float" office:value="0.416751849112">
                <text:p>0.41675184911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4312952005">
                <text:p>0.384312952005</text:p>
              </table:table-cell>
              <table:table-cell office:value-type="float" office:value="0.382203320184">
                <text:p>0.382203320184</text:p>
              </table:table-cell>
              <table:table-cell office:value-type="float" office:value="0.409261587771">
                <text:p>0.409261587771</text:p>
              </table:table-cell>
              <table:table-cell office:value-type="float" office:value="0.406299104208">
                <text:p>0.406299104208</text:p>
              </table:table-cell>
              <table:table-cell office:value-type="float" office:value="0.418231426693">
                <text:p>0.418231426693</text:p>
              </table:table-cell>
              <table:table-cell office:value-type="float" office:value="0.416873397436">
                <text:p>0.4168733974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4823717949">
                <text:p>0.384823717949</text:p>
              </table:table-cell>
              <table:table-cell office:value-type="float" office:value="0.382752301118">
                <text:p>0.382752301118</text:p>
              </table:table-cell>
              <table:table-cell office:value-type="float" office:value="0.409635930309">
                <text:p>0.409635930309</text:p>
              </table:table-cell>
              <table:table-cell office:value-type="float" office:value="0.406761382314">
                <text:p>0.406761382314</text:p>
              </table:table-cell>
              <table:table-cell office:value-type="float" office:value="0.418316485865">
                <text:p>0.418316485865</text:p>
              </table:table-cell>
              <table:table-cell office:value-type="float" office:value="0.416975488988">
                <text:p>0.416975488988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5753205128">
                <text:p>0.385753205128</text:p>
              </table:table-cell>
              <table:table-cell office:value-type="float" office:value="0.383340072321">
                <text:p>0.383340072321</text:p>
              </table:table-cell>
              <table:table-cell office:value-type="float" office:value="0.410017669297">
                <text:p>0.410017669297</text:p>
              </table:table-cell>
              <table:table-cell office:value-type="float" office:value="0.407307897765">
                <text:p>0.407307897765</text:p>
              </table:table-cell>
              <table:table-cell office:value-type="float" office:value="0.418483316897">
                <text:p>0.418483316897</text:p>
              </table:table-cell>
              <table:table-cell office:value-type="float" office:value="0.417204368014">
                <text:p>0.41720436801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561226167">
                <text:p>0.38561226167</text:p>
              </table:table-cell>
              <table:table-cell office:value-type="float" office:value="0.383542488494">
                <text:p>0.383542488494</text:p>
              </table:table-cell>
              <table:table-cell office:value-type="float" office:value="0.410509944116">
                <text:p>0.410509944116</text:p>
              </table:table-cell>
              <table:table-cell office:value-type="float" office:value="0.407867850099">
                <text:p>0.407867850099</text:p>
              </table:table-cell>
              <table:table-cell office:value-type="float" office:value="0.418344428008">
                <text:p>0.418344428008</text:p>
              </table:table-cell>
              <table:table-cell office:value-type="float" office:value="0.417310815253">
                <text:p>0.417310815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5757314267">
                <text:p>0.385757314267</text:p>
              </table:table-cell>
              <table:table-cell office:value-type="float" office:value="0.383973865878">
                <text:p>0.383973865878</text:p>
              </table:table-cell>
              <table:table-cell office:value-type="float" office:value="0.410912228797">
                <text:p>0.410912228797</text:p>
              </table:table-cell>
              <table:table-cell office:value-type="float" office:value="0.40826154668">
                <text:p>0.40826154668</text:p>
              </table:table-cell>
              <table:table-cell office:value-type="float" office:value="0.418572074293">
                <text:p>0.418572074293</text:p>
              </table:table-cell>
              <table:table-cell office:value-type="float" office:value="0.417433555227">
                <text:p>0.4174335552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6058103222">
                <text:p>0.386058103222</text:p>
              </table:table-cell>
              <table:table-cell office:value-type="float" office:value="0.384437623274">
                <text:p>0.384437623274</text:p>
              </table:table-cell>
              <table:table-cell office:value-type="float" office:value="0.410876068376">
                <text:p>0.410876068376</text:p>
              </table:table-cell>
              <table:table-cell office:value-type="float" office:value="0.40854947403">
                <text:p>0.40854947403</text:p>
              </table:table-cell>
              <table:table-cell office:value-type="float" office:value="0.418649326101">
                <text:p>0.418649326101</text:p>
              </table:table-cell>
              <table:table-cell office:value-type="float" office:value="0.417513868343">
                <text:p>0.41751386834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6574621959">
                <text:p>0.386574621959</text:p>
              </table:table-cell>
              <table:table-cell office:value-type="float" office:value="0.384994740302">
                <text:p>0.384994740302</text:p>
              </table:table-cell>
              <table:table-cell office:value-type="float" office:value="0.411061801446">
                <text:p>0.411061801446</text:p>
              </table:table-cell>
              <table:table-cell office:value-type="float" office:value="0.408881286982">
                <text:p>0.408881286982</text:p>
              </table:table-cell>
              <table:table-cell office:value-type="float" office:value="0.418740959895">
                <text:p>0.418740959895</text:p>
              </table:table-cell>
              <table:table-cell office:value-type="float" office:value="0.417605522682">
                <text:p>0.41760552268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7749424721">
                <text:p>0.387749424721</text:p>
              </table:table-cell>
              <table:table-cell office:value-type="float" office:value="0.385364973702">
                <text:p>0.385364973702</text:p>
              </table:table-cell>
              <table:table-cell office:value-type="float" office:value="0.411326840894">
                <text:p>0.411326840894</text:p>
              </table:table-cell>
              <table:table-cell office:value-type="float" office:value="0.409122822156">
                <text:p>0.409122822156</text:p>
              </table:table-cell>
              <table:table-cell office:value-type="float" office:value="0.418786982249">
                <text:p>0.418786982249</text:p>
              </table:table-cell>
              <table:table-cell office:value-type="float" office:value="0.417687582183">
                <text:p>0.4176875821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8340318869">
                <text:p>0.388340318869</text:p>
              </table:table-cell>
              <table:table-cell office:value-type="float" office:value="0.385991288626">
                <text:p>0.385991288626</text:p>
              </table:table-cell>
              <table:table-cell office:value-type="float" office:value="0.411912393162">
                <text:p>0.411912393162</text:p>
              </table:table-cell>
              <table:table-cell office:value-type="float" office:value="0.409510190664">
                <text:p>0.409510190664</text:p>
              </table:table-cell>
              <table:table-cell office:value-type="float" office:value="0.4188210881">
                <text:p>0.4188210881</text:p>
              </table:table-cell>
              <table:table-cell office:value-type="float" office:value="0.417799802761">
                <text:p>0.41779980276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880300789">
                <text:p>0.38880300789</text:p>
              </table:table-cell>
              <table:table-cell office:value-type="float" office:value="0.386460880999">
                <text:p>0.386460880999</text:p>
              </table:table-cell>
              <table:table-cell office:value-type="float" office:value="0.411917324129">
                <text:p>0.411917324129</text:p>
              </table:table-cell>
              <table:table-cell office:value-type="float" office:value="0.409678500986">
                <text:p>0.409678500986</text:p>
              </table:table-cell>
              <table:table-cell office:value-type="float" office:value="0.418747534517">
                <text:p>0.418747534517</text:p>
              </table:table-cell>
              <table:table-cell office:value-type="float" office:value="0.417908099112">
                <text:p>0.41790809911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9306788297">
                <text:p>0.389306788297</text:p>
              </table:table-cell>
              <table:table-cell office:value-type="float" office:value="0.38703731098">
                <text:p>0.38703731098</text:p>
              </table:table-cell>
              <table:table-cell office:value-type="float" office:value="0.412426035503">
                <text:p>0.412426035503</text:p>
              </table:table-cell>
              <table:table-cell office:value-type="float" office:value="0.410038831361">
                <text:p>0.410038831361</text:p>
              </table:table-cell>
              <table:table-cell office:value-type="float" office:value="0.418870808679">
                <text:p>0.418870808679</text:p>
              </table:table-cell>
              <table:table-cell office:value-type="float" office:value="0.417989850427">
                <text:p>0.417989850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9708251151">
                <text:p>0.389708251151</text:p>
              </table:table-cell>
              <table:table-cell office:value-type="float" office:value="0.387490795529">
                <text:p>0.387490795529</text:p>
              </table:table-cell>
              <table:table-cell office:value-type="float" office:value="0.412465894149">
                <text:p>0.412465894149</text:p>
              </table:table-cell>
              <table:table-cell office:value-type="float" office:value="0.410265162722">
                <text:p>0.410265162722</text:p>
              </table:table-cell>
              <table:table-cell office:value-type="float" office:value="0.41907790927">
                <text:p>0.41907790927</text:p>
              </table:table-cell>
              <table:table-cell office:value-type="float" office:value="0.418092024162">
                <text:p>0.418092024162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0279010519">
                <text:p>0.390279010519</text:p>
              </table:table-cell>
              <table:table-cell office:value-type="float" office:value="0.38809508547">
                <text:p>0.38809508547</text:p>
              </table:table-cell>
              <table:table-cell office:value-type="float" office:value="0.412795857988">
                <text:p>0.412795857988</text:p>
              </table:table-cell>
              <table:table-cell office:value-type="float" office:value="0.410603755753">
                <text:p>0.410603755753</text:p>
              </table:table-cell>
              <table:table-cell office:value-type="float" office:value="0.419012984878">
                <text:p>0.419012984878</text:p>
              </table:table-cell>
              <table:table-cell office:value-type="float" office:value="0.418123787804">
                <text:p>0.4181237878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0371055227">
                <text:p>0.390371055227</text:p>
              </table:table-cell>
              <table:table-cell office:value-type="float" office:value="0.388538461538">
                <text:p>0.388538461538</text:p>
              </table:table-cell>
              <table:table-cell office:value-type="float" office:value="0.413403599606">
                <text:p>0.413403599606</text:p>
              </table:table-cell>
              <table:table-cell office:value-type="float" office:value="0.411011875411">
                <text:p>0.411011875411</text:p>
              </table:table-cell>
              <table:table-cell office:value-type="float" office:value="0.41914160092">
                <text:p>0.41914160092</text:p>
              </table:table-cell>
              <table:table-cell office:value-type="float" office:value="0.418227872288">
                <text:p>0.41822787228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1358070348">
                <text:p>0.391358070348</text:p>
              </table:table-cell>
              <table:table-cell office:value-type="float" office:value="0.389029421433">
                <text:p>0.389029421433</text:p>
              </table:table-cell>
              <table:table-cell office:value-type="float" office:value="0.414032708744">
                <text:p>0.414032708744</text:p>
              </table:table-cell>
              <table:table-cell office:value-type="float" office:value="0.411326224523">
                <text:p>0.411326224523</text:p>
              </table:table-cell>
              <table:table-cell office:value-type="float" office:value="0.419375">
                <text:p>0.419375</text:p>
              </table:table-cell>
              <table:table-cell office:value-type="float" office:value="0.418286201512">
                <text:p>0.41828620151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1669953978">
                <text:p>0.391669953978</text:p>
              </table:table-cell>
              <table:table-cell office:value-type="float" office:value="0.389530161078">
                <text:p>0.389530161078</text:p>
              </table:table-cell>
              <table:table-cell office:value-type="float" office:value="0.414296104536">
                <text:p>0.414296104536</text:p>
              </table:table-cell>
              <table:table-cell office:value-type="float" office:value="0.411644888231">
                <text:p>0.411644888231</text:p>
              </table:table-cell>
              <table:table-cell office:value-type="float" office:value="0.419426775148">
                <text:p>0.419426775148</text:p>
              </table:table-cell>
              <table:table-cell office:value-type="float" office:value="0.418378307857">
                <text:p>0.418378307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2071416831">
                <text:p>0.392071416831</text:p>
              </table:table-cell>
              <table:table-cell office:value-type="float" office:value="0.389950690335">
                <text:p>0.389950690335</text:p>
              </table:table-cell>
              <table:table-cell office:value-type="float" office:value="0.414369247206">
                <text:p>0.414369247206</text:p>
              </table:table-cell>
              <table:table-cell office:value-type="float" office:value="0.411967373439">
                <text:p>0.411967373439</text:p>
              </table:table-cell>
              <table:table-cell office:value-type="float" office:value="0.419463346483">
                <text:p>0.419463346483</text:p>
              </table:table-cell>
              <table:table-cell office:value-type="float" office:value="0.4184117357">
                <text:p>0.41841173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3007889546">
                <text:p>0.393007889546</text:p>
              </table:table-cell>
              <table:table-cell office:value-type="float" office:value="0.390832182774">
                <text:p>0.390832182774</text:p>
              </table:table-cell>
              <table:table-cell office:value-type="float" office:value="0.414576758711">
                <text:p>0.414576758711</text:p>
              </table:table-cell>
              <table:table-cell office:value-type="float" office:value="0.412146120973">
                <text:p>0.412146120973</text:p>
              </table:table-cell>
              <table:table-cell office:value-type="float" office:value="0.419452662722">
                <text:p>0.419452662722</text:p>
              </table:table-cell>
              <table:table-cell office:value-type="float" office:value="0.418500801282">
                <text:p>0.41850080128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40343524">
                <text:p>0.3940343524</text:p>
              </table:table-cell>
              <table:table-cell office:value-type="float" office:value="0.391517258383">
                <text:p>0.391517258383</text:p>
              </table:table-cell>
              <table:table-cell office:value-type="float" office:value="0.414931377383">
                <text:p>0.414931377383</text:p>
              </table:table-cell>
              <table:table-cell office:value-type="float" office:value="0.412364727153">
                <text:p>0.412364727153</text:p>
              </table:table-cell>
              <table:table-cell office:value-type="float" office:value="0.419619904668">
                <text:p>0.419619904668</text:p>
              </table:table-cell>
              <table:table-cell office:value-type="float" office:value="0.41854933021">
                <text:p>0.4185493302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3819444444">
                <text:p>0.393819444444</text:p>
              </table:table-cell>
              <table:table-cell office:value-type="float" office:value="0.392028681788">
                <text:p>0.392028681788</text:p>
              </table:table-cell>
              <table:table-cell office:value-type="float" office:value="0.415150394477">
                <text:p>0.415150394477</text:p>
              </table:table-cell>
              <table:table-cell office:value-type="float" office:value="0.412662475345">
                <text:p>0.412662475345</text:p>
              </table:table-cell>
              <table:table-cell office:value-type="float" office:value="0.419849194609">
                <text:p>0.419849194609</text:p>
              </table:table-cell>
              <table:table-cell office:value-type="float" office:value="0.41867003616">
                <text:p>0.4186700361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4119000657">
                <text:p>0.394119000657</text:p>
              </table:table-cell>
              <table:table-cell office:value-type="float" office:value="0.392658448389">
                <text:p>0.392658448389</text:p>
              </table:table-cell>
              <table:table-cell office:value-type="float" office:value="0.41534804405">
                <text:p>0.41534804405</text:p>
              </table:table-cell>
              <table:table-cell office:value-type="float" office:value="0.412936554898">
                <text:p>0.412936554898</text:p>
              </table:table-cell>
              <table:table-cell office:value-type="float" office:value="0.419826594346">
                <text:p>0.419826594346</text:p>
              </table:table-cell>
              <table:table-cell office:value-type="float" office:value="0.418773216634">
                <text:p>0.41877321663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4664283366">
                <text:p>0.394664283366</text:p>
              </table:table-cell>
              <table:table-cell office:value-type="float" office:value="0.393021203156">
                <text:p>0.393021203156</text:p>
              </table:table-cell>
              <table:table-cell office:value-type="float" office:value="0.415540351742">
                <text:p>0.415540351742</text:p>
              </table:table-cell>
              <table:table-cell office:value-type="float" office:value="0.413371178501">
                <text:p>0.413371178501</text:p>
              </table:table-cell>
              <table:table-cell office:value-type="float" office:value="0.419852892834">
                <text:p>0.419852892834</text:p>
              </table:table-cell>
              <table:table-cell office:value-type="float" office:value="0.418890573636">
                <text:p>0.4188905736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4949457594">
                <text:p>0.394949457594</text:p>
              </table:table-cell>
              <table:table-cell office:value-type="float" office:value="0.393394230769">
                <text:p>0.393394230769</text:p>
              </table:table-cell>
              <table:table-cell office:value-type="float" office:value="0.415956196581">
                <text:p>0.415956196581</text:p>
              </table:table-cell>
              <table:table-cell office:value-type="float" office:value="0.413648956279">
                <text:p>0.413648956279</text:p>
              </table:table-cell>
              <table:table-cell office:value-type="float" office:value="0.420082182774">
                <text:p>0.420082182774</text:p>
              </table:table-cell>
              <table:table-cell office:value-type="float" office:value="0.419011485043">
                <text:p>0.41901148504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54828238">
                <text:p>0.3954828238</text:p>
              </table:table-cell>
              <table:table-cell office:value-type="float" office:value="0.393829635108">
                <text:p>0.393829635108</text:p>
              </table:table-cell>
              <table:table-cell office:value-type="float" office:value="0.416343688363">
                <text:p>0.416343688363</text:p>
              </table:table-cell>
              <table:table-cell office:value-type="float" office:value="0.414001356016">
                <text:p>0.414001356016</text:p>
              </table:table-cell>
              <table:table-cell office:value-type="float" office:value="0.419968770546">
                <text:p>0.419968770546</text:p>
              </table:table-cell>
              <table:table-cell office:value-type="float" office:value="0.419122883794">
                <text:p>0.41912288379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5999753452">
                <text:p>0.395999753452</text:p>
              </table:table-cell>
              <table:table-cell office:value-type="float" office:value="0.394245890861">
                <text:p>0.394245890861</text:p>
              </table:table-cell>
              <table:table-cell office:value-type="float" office:value="0.416428336621">
                <text:p>0.416428336621</text:p>
              </table:table-cell>
              <table:table-cell office:value-type="float" office:value="0.414268778764">
                <text:p>0.414268778764</text:p>
              </table:table-cell>
              <table:table-cell office:value-type="float" office:value="0.42005300789">
                <text:p>0.42005300789</text:p>
              </table:table-cell>
              <table:table-cell office:value-type="float" office:value="0.419201491617">
                <text:p>0.4192014916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6499835634">
                <text:p>0.396499835634</text:p>
              </table:table-cell>
              <table:table-cell office:value-type="float" office:value="0.394679487179">
                <text:p>0.394679487179</text:p>
              </table:table-cell>
              <table:table-cell office:value-type="float" office:value="0.41654503616">
                <text:p>0.41654503616</text:p>
              </table:table-cell>
              <table:table-cell office:value-type="float" office:value="0.414538954635">
                <text:p>0.414538954635</text:p>
              </table:table-cell>
              <table:table-cell office:value-type="float" office:value="0.420207100592">
                <text:p>0.420207100592</text:p>
              </table:table-cell>
              <table:table-cell office:value-type="float" office:value="0.419311431624">
                <text:p>0.41931143162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65906476">
                <text:p>0.3965906476</text:p>
              </table:table-cell>
              <table:table-cell office:value-type="float" office:value="0.395034023669">
                <text:p>0.395034023669</text:p>
              </table:table-cell>
              <table:table-cell office:value-type="float" office:value="0.416565581854">
                <text:p>0.416565581854</text:p>
              </table:table-cell>
              <table:table-cell office:value-type="float" office:value="0.414786653517">
                <text:p>0.414786653517</text:p>
              </table:table-cell>
              <table:table-cell office:value-type="float" office:value="0.420066157133">
                <text:p>0.420066157133</text:p>
              </table:table-cell>
              <table:table-cell office:value-type="float" office:value="0.419373623439">
                <text:p>0.41937362343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6849934254">
                <text:p>0.396849934254</text:p>
              </table:table-cell>
              <table:table-cell office:value-type="float" office:value="0.395368671926">
                <text:p>0.395368671926</text:p>
              </table:table-cell>
              <table:table-cell office:value-type="float" office:value="0.416878698225">
                <text:p>0.416878698225</text:p>
              </table:table-cell>
              <table:table-cell office:value-type="float" office:value="0.415014053254">
                <text:p>0.415014053254</text:p>
              </table:table-cell>
              <table:table-cell office:value-type="float" office:value="0.420053829717">
                <text:p>0.420053829717</text:p>
              </table:table-cell>
              <table:table-cell office:value-type="float" office:value="0.419428357166">
                <text:p>0.4194283571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7127301118">
                <text:p>0.397127301118</text:p>
              </table:table-cell>
              <table:table-cell office:value-type="float" office:value="0.395763642341">
                <text:p>0.395763642341</text:p>
              </table:table-cell>
              <table:table-cell office:value-type="float" office:value="0.416660502959">
                <text:p>0.416660502959</text:p>
              </table:table-cell>
              <table:table-cell office:value-type="float" office:value="0.415155243261">
                <text:p>0.415155243261</text:p>
              </table:table-cell>
              <table:table-cell office:value-type="float" office:value="0.420101084813">
                <text:p>0.420101084813</text:p>
              </table:table-cell>
              <table:table-cell office:value-type="float" office:value="0.419501356016">
                <text:p>0.41950135601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7446170283">
                <text:p>0.397446170283</text:p>
              </table:table-cell>
              <table:table-cell office:value-type="float" office:value="0.396206854043">
                <text:p>0.396206854043</text:p>
              </table:table-cell>
              <table:table-cell office:value-type="float" office:value="0.416792406312">
                <text:p>0.416792406312</text:p>
              </table:table-cell>
              <table:table-cell office:value-type="float" office:value="0.415363658777">
                <text:p>0.415363658777</text:p>
              </table:table-cell>
              <table:table-cell office:value-type="float" office:value="0.420260519395">
                <text:p>0.420260519395</text:p>
              </table:table-cell>
              <table:table-cell office:value-type="float" office:value="0.419552083333">
                <text:p>0.41955208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8055966469">
                <text:p>0.398055966469</text:p>
              </table:table-cell>
              <table:table-cell office:value-type="float" office:value="0.396636505588">
                <text:p>0.396636505588</text:p>
              </table:table-cell>
              <table:table-cell office:value-type="float" office:value="0.417326183432">
                <text:p>0.417326183432</text:p>
              </table:table-cell>
              <table:table-cell office:value-type="float" office:value="0.415570019724">
                <text:p>0.415570019724</text:p>
              </table:table-cell>
              <table:table-cell office:value-type="float" office:value="0.420299556213">
                <text:p>0.420299556213</text:p>
              </table:table-cell>
              <table:table-cell office:value-type="float" office:value="0.419615898258">
                <text:p>0.419615898258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8676035503">
                <text:p>0.058676035503</text:p>
              </table:table-cell>
              <table:table-cell office:value-type="float" office:value="0.00984968770546">
                <text:p>0.00984968770546</text:p>
              </table:table-cell>
              <table:table-cell office:value-type="float" office:value="0.0698023504274">
                <text:p>0.0698023504274</text:p>
              </table:table-cell>
              <table:table-cell office:value-type="float" office:value="0.00924609631821">
                <text:p>0.00924609631821</text:p>
              </table:table-cell>
              <table:table-cell office:value-type="float" office:value="0.0849465811966">
                <text:p>0.0849465811966</text:p>
              </table:table-cell>
              <table:table-cell office:value-type="float" office:value="0.00960418721236">
                <text:p>0.0096041872123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29162557528">
                <text:p>0.0529162557528</text:p>
              </table:table-cell>
              <table:table-cell office:value-type="float" office:value="0.00907158119658">
                <text:p>0.00907158119658</text:p>
              </table:table-cell>
              <table:table-cell office:value-type="float" office:value="0.0716555719921">
                <text:p>0.0716555719921</text:p>
              </table:table-cell>
              <table:table-cell office:value-type="float" office:value="0.00853842044707">
                <text:p>0.00853842044707</text:p>
              </table:table-cell>
              <table:table-cell office:value-type="float" office:value="0.0827440828402">
                <text:p>0.0827440828402</text:p>
              </table:table-cell>
              <table:table-cell office:value-type="float" office:value="0.0101649408284">
                <text:p>0.010164940828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3102399737">
                <text:p>0.0503102399737</text:p>
              </table:table-cell>
              <table:table-cell office:value-type="float" office:value="0.011537886259">
                <text:p>0.011537886259</text:p>
              </table:table-cell>
              <table:table-cell office:value-type="float" office:value="0.0673204306377">
                <text:p>0.0673204306377</text:p>
              </table:table-cell>
              <table:table-cell office:value-type="float" office:value="0.0101030161078">
                <text:p>0.0101030161078</text:p>
              </table:table-cell>
              <table:table-cell office:value-type="float" office:value="0.0833563445102">
                <text:p>0.0833563445102</text:p>
              </table:table-cell>
              <table:table-cell office:value-type="float" office:value="0.0104052638067">
                <text:p>0.01040526380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39073800131">
                <text:p>0.0539073800131</text:p>
              </table:table-cell>
              <table:table-cell office:value-type="float" office:value="0.0135944280079">
                <text:p>0.0135944280079</text:p>
              </table:table-cell>
              <table:table-cell office:value-type="float" office:value="0.0657577251808">
                <text:p>0.0657577251808</text:p>
              </table:table-cell>
              <table:table-cell office:value-type="float" office:value="0.0102103468113">
                <text:p>0.0102103468113</text:p>
              </table:table-cell>
              <table:table-cell office:value-type="float" office:value="0.0853796844181">
                <text:p>0.0853796844181</text:p>
              </table:table-cell>
              <table:table-cell office:value-type="float" office:value="0.0109523750822">
                <text:p>0.0109523750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03098290598">
                <text:p>0.0503098290598</text:p>
              </table:table-cell>
              <table:table-cell office:value-type="float" office:value="0.0130430637738">
                <text:p>0.0130430637738</text:p>
              </table:table-cell>
              <table:table-cell office:value-type="float" office:value="0.0668302103879">
                <text:p>0.0668302103879</text:p>
              </table:table-cell>
              <table:table-cell office:value-type="float" office:value="0.0108360042735">
                <text:p>0.0108360042735</text:p>
              </table:table-cell>
              <table:table-cell office:value-type="float" office:value="0.0852523011177">
                <text:p>0.0852523011177</text:p>
              </table:table-cell>
              <table:table-cell office:value-type="float" office:value="0.011350591716">
                <text:p>0.0113505917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35589250493">
                <text:p>0.0435589250493</text:p>
              </table:table-cell>
              <table:table-cell office:value-type="float" office:value="0.0110478303748">
                <text:p>0.0110478303748</text:p>
              </table:table-cell>
              <table:table-cell office:value-type="float" office:value="0.0659068869165">
                <text:p>0.0659068869165</text:p>
              </table:table-cell>
              <table:table-cell office:value-type="float" office:value="0.0108943951348">
                <text:p>0.0108943951348</text:p>
              </table:table-cell>
              <table:table-cell office:value-type="float" office:value="0.0825793063774">
                <text:p>0.0825793063774</text:p>
              </table:table-cell>
              <table:table-cell office:value-type="float" office:value="0.0107014710717">
                <text:p>0.0107014710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5415433925">
                <text:p>0.045415433925</text:p>
              </table:table-cell>
              <table:table-cell office:value-type="float" office:value="0.0126867192636">
                <text:p>0.0126867192636</text:p>
              </table:table-cell>
              <table:table-cell office:value-type="float" office:value="0.0666937869822">
                <text:p>0.0666937869822</text:p>
              </table:table-cell>
              <table:table-cell office:value-type="float" office:value="0.0123140614727">
                <text:p>0.0123140614727</text:p>
              </table:table-cell>
              <table:table-cell office:value-type="float" office:value="0.0829006410256">
                <text:p>0.0829006410256</text:p>
              </table:table-cell>
              <table:table-cell office:value-type="float" office:value="0.0115461456279">
                <text:p>0.011546145627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770052597">
                <text:p>0.045770052597</text:p>
              </table:table-cell>
              <table:table-cell office:value-type="float" office:value="0.013771860618">
                <text:p>0.013771860618</text:p>
              </table:table-cell>
              <table:table-cell office:value-type="float" office:value="0.0667644641683">
                <text:p>0.0667644641683</text:p>
              </table:table-cell>
              <table:table-cell office:value-type="float" office:value="0.0137948307035">
                <text:p>0.0137948307035</text:p>
              </table:table-cell>
              <table:table-cell office:value-type="float" office:value="0.0849087771203">
                <text:p>0.0849087771203</text:p>
              </table:table-cell>
              <table:table-cell office:value-type="float" office:value="0.0120867850099">
                <text:p>0.01208678500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6182199211">
                <text:p>0.046182199211</text:p>
              </table:table-cell>
              <table:table-cell office:value-type="float" office:value="0.015990877712">
                <text:p>0.015990877712</text:p>
              </table:table-cell>
              <table:table-cell office:value-type="float" office:value="0.0647135930309">
                <text:p>0.0647135930309</text:p>
              </table:table-cell>
              <table:table-cell office:value-type="float" office:value="0.0135670200526">
                <text:p>0.0135670200526</text:p>
              </table:table-cell>
              <table:table-cell office:value-type="float" office:value="0.0841941978961">
                <text:p>0.0841941978961</text:p>
              </table:table-cell>
              <table:table-cell office:value-type="float" office:value="0.0126608933268">
                <text:p>0.01266089332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57359467456">
                <text:p>0.0457359467456</text:p>
              </table:table-cell>
              <table:table-cell office:value-type="float" office:value="0.0165766765286">
                <text:p>0.0165766765286</text:p>
              </table:table-cell>
              <table:table-cell office:value-type="float" office:value="0.065934418146">
                <text:p>0.065934418146</text:p>
              </table:table-cell>
              <table:table-cell office:value-type="float" office:value="0.0141212606838">
                <text:p>0.0141212606838</text:p>
              </table:table-cell>
              <table:table-cell office:value-type="float" office:value="0.0832967619987">
                <text:p>0.0832967619987</text:p>
              </table:table-cell>
              <table:table-cell office:value-type="float" office:value="0.0130423035832">
                <text:p>0.013042303583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4851660092">
                <text:p>0.044851660092</text:p>
              </table:table-cell>
              <table:table-cell office:value-type="float" office:value="0.0163954635108">
                <text:p>0.0163954635108</text:p>
              </table:table-cell>
              <table:table-cell office:value-type="float" office:value="0.0636805555556">
                <text:p>0.0636805555556</text:p>
              </table:table-cell>
              <table:table-cell office:value-type="float" office:value="0.0136831032216">
                <text:p>0.0136831032216</text:p>
              </table:table-cell>
              <table:table-cell office:value-type="float" office:value="0.0827843523997">
                <text:p>0.0827843523997</text:p>
              </table:table-cell>
              <table:table-cell office:value-type="float" office:value="0.0139500534188">
                <text:p>0.013950053418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39718934911">
                <text:p>0.0439718934911</text:p>
              </table:table-cell>
              <table:table-cell office:value-type="float" office:value="0.0173145956607">
                <text:p>0.0173145956607</text:p>
              </table:table-cell>
              <table:table-cell office:value-type="float" office:value="0.0656886916502">
                <text:p>0.0656886916502</text:p>
              </table:table-cell>
              <table:table-cell office:value-type="float" office:value="0.0150303665352">
                <text:p>0.0150303665352</text:p>
              </table:table-cell>
              <table:table-cell office:value-type="float" office:value="0.0799543885602">
                <text:p>0.0799543885602</text:p>
              </table:table-cell>
              <table:table-cell office:value-type="float" office:value="0.0142056213018">
                <text:p>0.01420562130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8370315582">
                <text:p>0.0458370315582</text:p>
              </table:table-cell>
              <table:table-cell office:value-type="float" office:value="0.0180935239974">
                <text:p>0.0180935239974</text:p>
              </table:table-cell>
              <table:table-cell office:value-type="float" office:value="0.0661965811966">
                <text:p>0.0661965811966</text:p>
              </table:table-cell>
              <table:table-cell office:value-type="float" office:value="0.0156914858646">
                <text:p>0.0156914858646</text:p>
              </table:table-cell>
              <table:table-cell office:value-type="float" office:value="0.0802749013807">
                <text:p>0.0802749013807</text:p>
              </table:table-cell>
              <table:table-cell office:value-type="float" office:value="0.0132445964826">
                <text:p>0.013244596482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9570184089">
                <text:p>0.0459570184089</text:p>
              </table:table-cell>
              <table:table-cell office:value-type="float" office:value="0.0186367521368">
                <text:p>0.0186367521368</text:p>
              </table:table-cell>
              <table:table-cell office:value-type="float" office:value="0.0627099769888">
                <text:p>0.0627099769888</text:p>
              </table:table-cell>
              <table:table-cell office:value-type="float" office:value="0.0145627054569">
                <text:p>0.0145627054569</text:p>
              </table:table-cell>
              <table:table-cell office:value-type="float" office:value="0.0836107001972">
                <text:p>0.0836107001972</text:p>
              </table:table-cell>
              <table:table-cell office:value-type="float" office:value="0.01429398833">
                <text:p>0.014293988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8049802761">
                <text:p>0.0458049802761</text:p>
              </table:table-cell>
              <table:table-cell office:value-type="float" office:value="0.0184585798817">
                <text:p>0.0184585798817</text:p>
              </table:table-cell>
              <table:table-cell office:value-type="float" office:value="0.0639340894149">
                <text:p>0.0639340894149</text:p>
              </table:table-cell>
              <table:table-cell office:value-type="float" office:value="0.0162286324786">
                <text:p>0.0162286324786</text:p>
              </table:table-cell>
              <table:table-cell office:value-type="float" office:value="0.0834968770546">
                <text:p>0.0834968770546</text:p>
              </table:table-cell>
              <table:table-cell office:value-type="float" office:value="0.0157232289612">
                <text:p>0.01572322896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61485042735">
                <text:p>0.0461485042735</text:p>
              </table:table-cell>
              <table:table-cell office:value-type="float" office:value="0.0183168967784">
                <text:p>0.0183168967784</text:p>
              </table:table-cell>
              <table:table-cell office:value-type="float" office:value="0.0664591551611">
                <text:p>0.0664591551611</text:p>
              </table:table-cell>
              <table:table-cell office:value-type="float" office:value="0.0179241452991">
                <text:p>0.0179241452991</text:p>
              </table:table-cell>
              <table:table-cell office:value-type="float" office:value="0.0816042077581">
                <text:p>0.0816042077581</text:p>
              </table:table-cell>
              <table:table-cell office:value-type="float" office:value="0.0160900312295">
                <text:p>0.01609003122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53291420118">
                <text:p>0.0453291420118</text:p>
              </table:table-cell>
              <table:table-cell office:value-type="float" office:value="0.0176529421433">
                <text:p>0.0176529421433</text:p>
              </table:table-cell>
              <table:table-cell office:value-type="float" office:value="0.0628854372124">
                <text:p>0.0628854372124</text:p>
              </table:table-cell>
              <table:table-cell office:value-type="float" office:value="0.0171044953978">
                <text:p>0.0171044953978</text:p>
              </table:table-cell>
              <table:table-cell office:value-type="float" office:value="0.0804002301118">
                <text:p>0.0804002301118</text:p>
              </table:table-cell>
              <table:table-cell office:value-type="float" office:value="0.0156372863248">
                <text:p>0.01563728632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46914036818">
                <text:p>0.0446914036818</text:p>
              </table:table-cell>
              <table:table-cell office:value-type="float" office:value="0.0172401380671">
                <text:p>0.0172401380671</text:p>
              </table:table-cell>
              <table:table-cell office:value-type="float" office:value="0.0626409434583">
                <text:p>0.0626409434583</text:p>
              </table:table-cell>
              <table:table-cell office:value-type="float" office:value="0.0172801199869">
                <text:p>0.0172801199869</text:p>
              </table:table-cell>
              <table:table-cell office:value-type="float" office:value="0.0829474852071">
                <text:p>0.0829474852071</text:p>
              </table:table-cell>
              <table:table-cell office:value-type="float" office:value="0.0154968770546">
                <text:p>0.01549687705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58292241946">
                <text:p>0.0458292241946</text:p>
              </table:table-cell>
              <table:table-cell office:value-type="float" office:value="0.0171909105851">
                <text:p>0.0171909105851</text:p>
              </table:table-cell>
              <table:table-cell office:value-type="float" office:value="0.0622127712032">
                <text:p>0.0622127712032</text:p>
              </table:table-cell>
              <table:table-cell office:value-type="float" office:value="0.0163758218277">
                <text:p>0.0163758218277</text:p>
              </table:table-cell>
              <table:table-cell office:value-type="float" office:value="0.082664365549">
                <text:p>0.082664365549</text:p>
              </table:table-cell>
              <table:table-cell office:value-type="float" office:value="0.0155222715319">
                <text:p>0.01552227153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47041420118">
                <text:p>0.0447041420118</text:p>
              </table:table-cell>
              <table:table-cell office:value-type="float" office:value="0.0166590236686">
                <text:p>0.0166590236686</text:p>
              </table:table-cell>
              <table:table-cell office:value-type="float" office:value="0.0613186226167">
                <text:p>0.0613186226167</text:p>
              </table:table-cell>
              <table:table-cell office:value-type="float" office:value="0.0167475756082">
                <text:p>0.0167475756082</text:p>
              </table:table-cell>
              <table:table-cell office:value-type="float" office:value="0.082541913215">
                <text:p>0.082541913215</text:p>
              </table:table-cell>
              <table:table-cell office:value-type="float" office:value="0.0164403558514">
                <text:p>0.01644035585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34249671269">
                <text:p>0.0434249671269</text:p>
              </table:table-cell>
              <table:table-cell office:value-type="float" office:value="0.0157227975016">
                <text:p>0.0157227975016</text:p>
              </table:table-cell>
              <table:table-cell office:value-type="float" office:value="0.060808678501">
                <text:p>0.060808678501</text:p>
              </table:table-cell>
              <table:table-cell office:value-type="float" office:value="0.0163438527285">
                <text:p>0.0163438527285</text:p>
              </table:table-cell>
              <table:table-cell office:value-type="float" office:value="0.0823220742932">
                <text:p>0.0823220742932</text:p>
              </table:table-cell>
              <table:table-cell office:value-type="float" office:value="0.0170653763971">
                <text:p>0.017065376397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25246548323">
                <text:p>0.0425246548323</text:p>
              </table:table-cell>
              <table:table-cell office:value-type="float" office:value="0.0157471236029">
                <text:p>0.0157471236029</text:p>
              </table:table-cell>
              <table:table-cell office:value-type="float" office:value="0.0632844345825">
                <text:p>0.0632844345825</text:p>
              </table:table-cell>
              <table:table-cell office:value-type="float" office:value="0.0165599934254">
                <text:p>0.0165599934254</text:p>
              </table:table-cell>
              <table:table-cell office:value-type="float" office:value="0.0841740631164">
                <text:p>0.0841740631164</text:p>
              </table:table-cell>
              <table:table-cell office:value-type="float" office:value="0.0166372863248">
                <text:p>0.01663728632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630834977">
                <text:p>0.043630834977</text:p>
              </table:table-cell>
              <table:table-cell office:value-type="float" office:value="0.0165878533859">
                <text:p>0.0165878533859</text:p>
              </table:table-cell>
              <table:table-cell office:value-type="float" office:value="0.0628809171598">
                <text:p>0.0628809171598</text:p>
              </table:table-cell>
              <table:table-cell office:value-type="float" office:value="0.0165376808021">
                <text:p>0.0165376808021</text:p>
              </table:table-cell>
              <table:table-cell office:value-type="float" office:value="0.0824979454306">
                <text:p>0.0824979454306</text:p>
              </table:table-cell>
              <table:table-cell office:value-type="float" office:value="0.0166995192308">
                <text:p>0.016699519230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5054651545">
                <text:p>0.045054651545</text:p>
              </table:table-cell>
              <table:table-cell office:value-type="float" office:value="0.0179248027613">
                <text:p>0.0179248027613</text:p>
              </table:table-cell>
              <table:table-cell office:value-type="float" office:value="0.0624963017751">
                <text:p>0.0624963017751</text:p>
              </table:table-cell>
              <table:table-cell office:value-type="float" office:value="0.0168380588429">
                <text:p>0.0168380588429</text:p>
              </table:table-cell>
              <table:table-cell office:value-type="float" office:value="0.0809948224852">
                <text:p>0.0809948224852</text:p>
              </table:table-cell>
              <table:table-cell office:value-type="float" office:value="0.0180264628534">
                <text:p>0.018026462853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43334976989">
                <text:p>0.0443334976989</text:p>
              </table:table-cell>
              <table:table-cell office:value-type="float" office:value="0.0174421433268">
                <text:p>0.0174421433268</text:p>
              </table:table-cell>
              <table:table-cell office:value-type="float" office:value="0.0626228632479">
                <text:p>0.0626228632479</text:p>
              </table:table-cell>
              <table:table-cell office:value-type="float" office:value="0.0166418885602">
                <text:p>0.0166418885602</text:p>
              </table:table-cell>
              <table:table-cell office:value-type="float" office:value="0.0811291913215">
                <text:p>0.0811291913215</text:p>
              </table:table-cell>
              <table:table-cell office:value-type="float" office:value="0.0178351413544">
                <text:p>0.01783514135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29133793557">
                <text:p>0.0429133793557</text:p>
              </table:table-cell>
              <table:table-cell office:value-type="float" office:value="0.0161736522025">
                <text:p>0.0161736522025</text:p>
              </table:table-cell>
              <table:table-cell office:value-type="float" office:value="0.0622061965812">
                <text:p>0.0622061965812</text:p>
              </table:table-cell>
              <table:table-cell office:value-type="float" office:value="0.0164180226824">
                <text:p>0.0164180226824</text:p>
              </table:table-cell>
              <table:table-cell office:value-type="float" office:value="0.0826253287311">
                <text:p>0.0826253287311</text:p>
              </table:table-cell>
              <table:table-cell office:value-type="float" office:value="0.0177658818212">
                <text:p>0.017765881821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7709566075">
                <text:p>0.0437709566075</text:p>
              </table:table-cell>
              <table:table-cell office:value-type="float" office:value="0.0175911406969">
                <text:p>0.0175911406969</text:p>
              </table:table-cell>
              <table:table-cell office:value-type="float" office:value="0.0605580210388">
                <text:p>0.0605580210388</text:p>
              </table:table-cell>
              <table:table-cell office:value-type="float" office:value="0.0162316732413">
                <text:p>0.0162316732413</text:p>
              </table:table-cell>
              <table:table-cell office:value-type="float" office:value="0.0821129191321">
                <text:p>0.0821129191321</text:p>
              </table:table-cell>
              <table:table-cell office:value-type="float" office:value="0.0184811390533">
                <text:p>0.01848113905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24404174885">
                <text:p>0.0424404174885</text:p>
              </table:table-cell>
              <table:table-cell office:value-type="float" office:value="0.0165972222222">
                <text:p>0.0165972222222</text:p>
              </table:table-cell>
              <table:table-cell office:value-type="float" office:value="0.0615758547009">
                <text:p>0.0615758547009</text:p>
              </table:table-cell>
              <table:table-cell office:value-type="float" office:value="0.0167442882972">
                <text:p>0.0167442882972</text:p>
              </table:table-cell>
              <table:table-cell office:value-type="float" office:value="0.0847226331361">
                <text:p>0.0847226331361</text:p>
              </table:table-cell>
              <table:table-cell office:value-type="float" office:value="0.0189799063116">
                <text:p>0.01897990631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34138724523">
                <text:p>0.0434138724523</text:p>
              </table:table-cell>
              <table:table-cell office:value-type="float" office:value="0.0160237508218">
                <text:p>0.0160237508218</text:p>
              </table:table-cell>
              <table:table-cell office:value-type="float" office:value="0.0625209566075">
                <text:p>0.0625209566075</text:p>
              </table:table-cell>
              <table:table-cell office:value-type="float" office:value="0.0172006492439">
                <text:p>0.0172006492439</text:p>
              </table:table-cell>
              <table:table-cell office:value-type="float" office:value="0.0856554076266">
                <text:p>0.0856554076266</text:p>
              </table:table-cell>
              <table:table-cell office:value-type="float" office:value="0.0202159968771">
                <text:p>0.02021599687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35474194609">
                <text:p>0.0435474194609</text:p>
              </table:table-cell>
              <table:table-cell office:value-type="float" office:value="0.0166646120973">
                <text:p>0.0166646120973</text:p>
              </table:table-cell>
              <table:table-cell office:value-type="float" office:value="0.0630929487179">
                <text:p>0.0630929487179</text:p>
              </table:table-cell>
              <table:table-cell office:value-type="float" office:value="0.0182308103222">
                <text:p>0.0182308103222</text:p>
              </table:table-cell>
              <table:table-cell office:value-type="float" office:value="0.0834422255095">
                <text:p>0.0834422255095</text:p>
              </table:table-cell>
              <table:table-cell office:value-type="float" office:value="0.0207769764957">
                <text:p>0.02077697649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32918310322">
                <text:p>0.0432918310322</text:p>
              </table:table-cell>
              <table:table-cell office:value-type="float" office:value="0.0162665187377">
                <text:p>0.0162665187377</text:p>
              </table:table-cell>
              <table:table-cell office:value-type="float" office:value="0.0614361439842">
                <text:p>0.0614361439842</text:p>
              </table:table-cell>
              <table:table-cell office:value-type="float" office:value="0.0180800871137">
                <text:p>0.0180800871137</text:p>
              </table:table-cell>
              <table:table-cell office:value-type="float" office:value="0.0848837113741">
                <text:p>0.0848837113741</text:p>
              </table:table-cell>
              <table:table-cell office:value-type="float" office:value="0.0202904544707">
                <text:p>0.02029045447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42993918475">
                <text:p>0.0442993918475</text:p>
              </table:table-cell>
              <table:table-cell office:value-type="float" office:value="0.017236522025">
                <text:p>0.017236522025</text:p>
              </table:table-cell>
              <table:table-cell office:value-type="float" office:value="0.0634660585141">
                <text:p>0.0634660585141</text:p>
              </table:table-cell>
              <table:table-cell office:value-type="float" office:value="0.0180760601578">
                <text:p>0.0180760601578</text:p>
              </table:table-cell>
              <table:table-cell office:value-type="float" office:value="0.0840746219592">
                <text:p>0.0840746219592</text:p>
              </table:table-cell>
              <table:table-cell office:value-type="float" office:value="0.0205018285667">
                <text:p>0.0205018285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49383629191">
                <text:p>0.0449383629191</text:p>
              </table:table-cell>
              <table:table-cell office:value-type="float" office:value="0.0173725345168">
                <text:p>0.0173725345168</text:p>
              </table:table-cell>
              <table:table-cell office:value-type="float" office:value="0.0637093195266">
                <text:p>0.0637093195266</text:p>
              </table:table-cell>
              <table:table-cell office:value-type="float" office:value="0.0181932938856">
                <text:p>0.0181932938856</text:p>
              </table:table-cell>
              <table:table-cell office:value-type="float" office:value="0.0860819362262">
                <text:p>0.0860819362262</text:p>
              </table:table-cell>
              <table:table-cell office:value-type="float" office:value="0.0213682610125">
                <text:p>0.0213682610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3627547666">
                <text:p>0.043627547666</text:p>
              </table:table-cell>
              <table:table-cell office:value-type="float" office:value="0.0163674391847">
                <text:p>0.0163674391847</text:p>
              </table:table-cell>
              <table:table-cell office:value-type="float" office:value="0.0620500493097">
                <text:p>0.0620500493097</text:p>
              </table:table-cell>
              <table:table-cell office:value-type="float" office:value="0.0172298652202">
                <text:p>0.0172298652202</text:p>
              </table:table-cell>
              <table:table-cell office:value-type="float" office:value="0.0873442636423">
                <text:p>0.0873442636423</text:p>
              </table:table-cell>
              <table:table-cell office:value-type="float" office:value="0.0213322238659">
                <text:p>0.0213322238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453944773176">
                <text:p>0.0453944773176</text:p>
              </table:table-cell>
              <table:table-cell office:value-type="float" office:value="0.0168962031558">
                <text:p>0.0168962031558</text:p>
              </table:table-cell>
              <table:table-cell office:value-type="float" office:value="0.0627880506246">
                <text:p>0.0627880506246</text:p>
              </table:table-cell>
              <table:table-cell office:value-type="float" office:value="0.017656517094">
                <text:p>0.017656517094</text:p>
              </table:table-cell>
              <table:table-cell office:value-type="float" office:value="0.0832745726496">
                <text:p>0.0832745726496</text:p>
              </table:table-cell>
              <table:table-cell office:value-type="float" office:value="0.0201758095003">
                <text:p>0.02017580950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45821416831">
                <text:p>0.045821416831</text:p>
              </table:table-cell>
              <table:table-cell office:value-type="float" office:value="0.0172695595003">
                <text:p>0.0172695595003</text:p>
              </table:table-cell>
              <table:table-cell office:value-type="float" office:value="0.0653731097962">
                <text:p>0.0653731097962</text:p>
              </table:table-cell>
              <table:table-cell office:value-type="float" office:value="0.0185160667324">
                <text:p>0.0185160667324</text:p>
              </table:table-cell>
              <table:table-cell office:value-type="float" office:value="0.0826672419461">
                <text:p>0.0826672419461</text:p>
              </table:table-cell>
              <table:table-cell office:value-type="float" office:value="0.0191523463182">
                <text:p>0.019152346318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32129355687">
                <text:p>0.0432129355687</text:p>
              </table:table-cell>
              <table:table-cell office:value-type="float" office:value="0.0158059664694">
                <text:p>0.0158059664694</text:p>
              </table:table-cell>
              <table:table-cell office:value-type="float" office:value="0.0649535667324">
                <text:p>0.0649535667324</text:p>
              </table:table-cell>
              <table:table-cell office:value-type="float" office:value="0.019154503616">
                <text:p>0.019154503616</text:p>
              </table:table-cell>
              <table:table-cell office:value-type="float" office:value="0.0805111768573">
                <text:p>0.0805111768573</text:p>
              </table:table-cell>
              <table:table-cell office:value-type="float" office:value="0.0190910790598">
                <text:p>0.01909107905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15746219592">
                <text:p>0.0415746219592</text:p>
              </table:table-cell>
              <table:table-cell office:value-type="float" office:value="0.0154345825115">
                <text:p>0.0154345825115</text:p>
              </table:table-cell>
              <table:table-cell office:value-type="float" office:value="0.0638642340565">
                <text:p>0.0638642340565</text:p>
              </table:table-cell>
              <table:table-cell office:value-type="float" office:value="0.0191129602235">
                <text:p>0.0191129602235</text:p>
              </table:table-cell>
              <table:table-cell office:value-type="float" office:value="0.0838971071663">
                <text:p>0.0838971071663</text:p>
              </table:table-cell>
              <table:table-cell office:value-type="float" office:value="0.0201478057199">
                <text:p>0.020147805719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3641518738">
                <text:p>0.0433641518738</text:p>
              </table:table-cell>
              <table:table-cell office:value-type="float" office:value="0.0147187705457">
                <text:p>0.0147187705457</text:p>
              </table:table-cell>
              <table:table-cell office:value-type="float" office:value="0.0643873274162">
                <text:p>0.0643873274162</text:p>
              </table:table-cell>
              <table:table-cell office:value-type="float" office:value="0.0193077333991">
                <text:p>0.0193077333991</text:p>
              </table:table-cell>
              <table:table-cell office:value-type="float" office:value="0.0837212360289">
                <text:p>0.0837212360289</text:p>
              </table:table-cell>
              <table:table-cell office:value-type="float" office:value="0.0203187664366">
                <text:p>0.020318766436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41190006575">
                <text:p>0.0441190006575</text:p>
              </table:table-cell>
              <table:table-cell office:value-type="float" office:value="0.0149257067719">
                <text:p>0.0149257067719</text:p>
              </table:table-cell>
              <table:table-cell office:value-type="float" office:value="0.0636489151874">
                <text:p>0.0636489151874</text:p>
              </table:table-cell>
              <table:table-cell office:value-type="float" office:value="0.01967328238">
                <text:p>0.01967328238</text:p>
              </table:table-cell>
              <table:table-cell office:value-type="float" office:value="0.0844690992768">
                <text:p>0.0844690992768</text:p>
              </table:table-cell>
              <table:table-cell office:value-type="float" office:value="0.0195137861604">
                <text:p>0.019513786160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10170118343">
                <text:p>0.0410170118343</text:p>
              </table:table-cell>
              <table:table-cell office:value-type="float" office:value="0.0148335798817">
                <text:p>0.0148335798817</text:p>
              </table:table-cell>
              <table:table-cell office:value-type="float" office:value="0.0639028599606">
                <text:p>0.0639028599606</text:p>
              </table:table-cell>
              <table:table-cell office:value-type="float" office:value="0.0195580210388">
                <text:p>0.0195580210388</text:p>
              </table:table-cell>
              <table:table-cell office:value-type="float" office:value="0.0835137245233">
                <text:p>0.0835137245233</text:p>
              </table:table-cell>
              <table:table-cell office:value-type="float" office:value="0.0196881985536">
                <text:p>0.019688198553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12943786982">
                <text:p>0.0412943786982</text:p>
              </table:table-cell>
              <table:table-cell office:value-type="float" office:value="0.01498726167">
                <text:p>0.01498726167</text:p>
              </table:table-cell>
              <table:table-cell office:value-type="float" office:value="0.0659524983563">
                <text:p>0.0659524983563</text:p>
              </table:table-cell>
              <table:table-cell office:value-type="float" office:value="0.0199727153189">
                <text:p>0.0199727153189</text:p>
              </table:table-cell>
              <table:table-cell office:value-type="float" office:value="0.0831192472058">
                <text:p>0.0831192472058</text:p>
              </table:table-cell>
              <table:table-cell office:value-type="float" office:value="0.0193321622288">
                <text:p>0.01933216222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19538954635">
                <text:p>0.0419538954635</text:p>
              </table:table-cell>
              <table:table-cell office:value-type="float" office:value="0.0150171761999">
                <text:p>0.0150171761999</text:p>
              </table:table-cell>
              <table:table-cell office:value-type="float" office:value="0.0660235864563">
                <text:p>0.0660235864563</text:p>
              </table:table-cell>
              <table:table-cell office:value-type="float" office:value="0.0201497781065">
                <text:p>0.0201497781065</text:p>
              </table:table-cell>
              <table:table-cell office:value-type="float" office:value="0.0839706607495">
                <text:p>0.0839706607495</text:p>
              </table:table-cell>
              <table:table-cell office:value-type="float" office:value="0.0194783448389">
                <text:p>0.01947834483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22928994083">
                <text:p>0.0422928994083</text:p>
              </table:table-cell>
              <table:table-cell office:value-type="float" office:value="0.0149633464826">
                <text:p>0.0149633464826</text:p>
              </table:table-cell>
              <table:table-cell office:value-type="float" office:value="0.0654926857331">
                <text:p>0.0654926857331</text:p>
              </table:table-cell>
              <table:table-cell office:value-type="float" office:value="0.0194454717291">
                <text:p>0.0194454717291</text:p>
              </table:table-cell>
              <table:table-cell office:value-type="float" office:value="0.0848500164366">
                <text:p>0.0848500164366</text:p>
              </table:table-cell>
              <table:table-cell office:value-type="float" office:value="0.0193641313281">
                <text:p>0.01936413132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22427679158">
                <text:p>0.0422427679158</text:p>
              </table:table-cell>
              <table:table-cell office:value-type="float" office:value="0.0139195430638">
                <text:p>0.0139195430638</text:p>
              </table:table-cell>
              <table:table-cell office:value-type="float" office:value="0.0647768737673">
                <text:p>0.0647768737673</text:p>
              </table:table-cell>
              <table:table-cell office:value-type="float" office:value="0.0183291831032">
                <text:p>0.0183291831032</text:p>
              </table:table-cell>
              <table:table-cell office:value-type="float" office:value="0.084236522025">
                <text:p>0.084236522025</text:p>
              </table:table-cell>
              <table:table-cell office:value-type="float" office:value="0.0191293145957">
                <text:p>0.019129314595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21511341223">
                <text:p>0.0421511341223</text:p>
              </table:table-cell>
              <table:table-cell office:value-type="float" office:value="0.0138990795529">
                <text:p>0.0138990795529</text:p>
              </table:table-cell>
              <table:table-cell office:value-type="float" office:value="0.064761669954">
                <text:p>0.064761669954</text:p>
              </table:table-cell>
              <table:table-cell office:value-type="float" office:value="0.0188395381328">
                <text:p>0.0188395381328</text:p>
              </table:table-cell>
              <table:table-cell office:value-type="float" office:value="0.0844670447074">
                <text:p>0.0844670447074</text:p>
              </table:table-cell>
              <table:table-cell office:value-type="float" office:value="0.0207971934583">
                <text:p>0.020797193458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08045693623">
                <text:p>0.0408045693623</text:p>
              </table:table-cell>
              <table:table-cell office:value-type="float" office:value="0.0123082675871">
                <text:p>0.0123082675871</text:p>
              </table:table-cell>
              <table:table-cell office:value-type="float" office:value="0.0664599769888">
                <text:p>0.0664599769888</text:p>
              </table:table-cell>
              <table:table-cell office:value-type="float" office:value="0.0198332511506">
                <text:p>0.0198332511506</text:p>
              </table:table-cell>
              <table:table-cell office:value-type="float" office:value="0.0880485700197">
                <text:p>0.0880485700197</text:p>
              </table:table-cell>
              <table:table-cell office:value-type="float" office:value="0.0214970414201">
                <text:p>0.02149704142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12664365549">
                <text:p>0.0412664365549</text:p>
              </table:table-cell>
              <table:table-cell office:value-type="float" office:value="0.0117998027613">
                <text:p>0.0117998027613</text:p>
              </table:table-cell>
              <table:table-cell office:value-type="float" office:value="0.0676614891519">
                <text:p>0.0676614891519</text:p>
              </table:table-cell>
              <table:table-cell office:value-type="float" office:value="0.0196621466141">
                <text:p>0.0196621466141</text:p>
              </table:table-cell>
              <table:table-cell office:value-type="float" office:value="0.0838958744247">
                <text:p>0.0838958744247</text:p>
              </table:table-cell>
              <table:table-cell office:value-type="float" office:value="0.0214679076266">
                <text:p>0.02146790762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381775969757">
                <text:p>0.0381775969757</text:p>
              </table:table-cell>
              <table:table-cell office:value-type="float" office:value="0.0119100920447">
                <text:p>0.0119100920447</text:p>
              </table:table-cell>
              <table:table-cell office:value-type="float" office:value="0.0637684911243">
                <text:p>0.0637684911243</text:p>
              </table:table-cell>
              <table:table-cell office:value-type="float" office:value="0.0182368918475">
                <text:p>0.0182368918475</text:p>
              </table:table-cell>
              <table:table-cell office:value-type="float" office:value="0.0849778106509">
                <text:p>0.0849778106509</text:p>
              </table:table-cell>
              <table:table-cell office:value-type="float" office:value="0.0221403681788">
                <text:p>0.022140368178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39094756739">
                <text:p>0.039094756739</text:p>
              </table:table-cell>
              <table:table-cell office:value-type="float" office:value="0.0110552268245">
                <text:p>0.0110552268245</text:p>
              </table:table-cell>
              <table:table-cell office:value-type="float" office:value="0.0626688856016">
                <text:p>0.0626688856016</text:p>
              </table:table-cell>
              <table:table-cell office:value-type="float" office:value="0.0179193376068">
                <text:p>0.0179193376068</text:p>
              </table:table-cell>
              <table:table-cell office:value-type="float" office:value="0.086491617357">
                <text:p>0.086491617357</text:p>
              </table:table-cell>
              <table:table-cell office:value-type="float" office:value="0.02195882643">
                <text:p>0.0219588264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393413050625">
                <text:p>0.0393413050625</text:p>
              </table:table-cell>
              <table:table-cell office:value-type="float" office:value="0.0111688856016">
                <text:p>0.0111688856016</text:p>
              </table:table-cell>
              <table:table-cell office:value-type="float" office:value="0.0655613083498">
                <text:p>0.0655613083498</text:p>
              </table:table-cell>
              <table:table-cell office:value-type="float" office:value="0.0195010272847">
                <text:p>0.0195010272847</text:p>
              </table:table-cell>
              <table:table-cell office:value-type="float" office:value="0.0867209072978">
                <text:p>0.0867209072978</text:p>
              </table:table-cell>
              <table:table-cell office:value-type="float" office:value="0.0207854413215">
                <text:p>0.02078544132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381204799474">
                <text:p>0.0381204799474</text:p>
              </table:table-cell>
              <table:table-cell office:value-type="float" office:value="0.0107471236029">
                <text:p>0.0107471236029</text:p>
              </table:table-cell>
              <table:table-cell office:value-type="float" office:value="0.0690664036818">
                <text:p>0.0690664036818</text:p>
              </table:table-cell>
              <table:table-cell office:value-type="float" office:value="0.0200341469428">
                <text:p>0.0200341469428</text:p>
              </table:table-cell>
              <table:table-cell office:value-type="float" office:value="0.0848943951348">
                <text:p>0.0848943951348</text:p>
              </table:table-cell>
              <table:table-cell office:value-type="float" office:value="0.0207599441157">
                <text:p>0.02075994411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390972222222">
                <text:p>0.0390972222222</text:p>
              </table:table-cell>
              <table:table-cell office:value-type="float" office:value="0.0122256738988">
                <text:p>0.0122256738988</text:p>
              </table:table-cell>
              <table:table-cell office:value-type="float" office:value="0.0652999671269">
                <text:p>0.0652999671269</text:p>
              </table:table-cell>
              <table:table-cell office:value-type="float" office:value="0.01935515286">
                <text:p>0.01935515286</text:p>
              </table:table-cell>
              <table:table-cell office:value-type="float" office:value="0.0867357001972">
                <text:p>0.0867357001972</text:p>
              </table:table-cell>
              <table:table-cell office:value-type="float" office:value="0.0207409598948">
                <text:p>0.020740959894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393499342538">
                <text:p>0.0393499342538</text:p>
              </table:table-cell>
              <table:table-cell office:value-type="float" office:value="0.011650887574">
                <text:p>0.011650887574</text:p>
              </table:table-cell>
              <table:table-cell office:value-type="float" office:value="0.0654754273504">
                <text:p>0.0654754273504</text:p>
              </table:table-cell>
              <table:table-cell office:value-type="float" office:value="0.019521120973">
                <text:p>0.019521120973</text:p>
              </table:table-cell>
              <table:table-cell office:value-type="float" office:value="0.084900147929">
                <text:p>0.084900147929</text:p>
              </table:table-cell>
              <table:table-cell office:value-type="float" office:value="0.0208807938856">
                <text:p>0.020880793885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396897600263">
                <text:p>0.0396897600263</text:p>
              </table:table-cell>
              <table:table-cell office:value-type="float" office:value="0.0124641683103">
                <text:p>0.0124641683103</text:p>
              </table:table-cell>
              <table:table-cell office:value-type="float" office:value="0.0665918803419">
                <text:p>0.0665918803419</text:p>
              </table:table-cell>
              <table:table-cell office:value-type="float" office:value="0.019580539119">
                <text:p>0.019580539119</text:p>
              </table:table-cell>
              <table:table-cell office:value-type="float" office:value="0.0869423898751">
                <text:p>0.0869423898751</text:p>
              </table:table-cell>
              <table:table-cell office:value-type="float" office:value="0.0205946334648">
                <text:p>0.020594633464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04889875082">
                <text:p>0.0404889875082</text:p>
              </table:table-cell>
              <table:table-cell office:value-type="float" office:value="0.0120767587114">
                <text:p>0.0120767587114</text:p>
              </table:table-cell>
              <table:table-cell office:value-type="float" office:value="0.0641440664037">
                <text:p>0.0641440664037</text:p>
              </table:table-cell>
              <table:table-cell office:value-type="float" office:value="0.0188391272189">
                <text:p>0.0188391272189</text:p>
              </table:table-cell>
              <table:table-cell office:value-type="float" office:value="0.0881295200526">
                <text:p>0.0881295200526</text:p>
              </table:table-cell>
              <table:table-cell office:value-type="float" office:value="0.0212681213018">
                <text:p>0.021268121301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25472550953">
                <text:p>0.0425472550953</text:p>
              </table:table-cell>
              <table:table-cell office:value-type="float" office:value="0.0138192800789">
                <text:p>0.0138192800789</text:p>
              </table:table-cell>
              <table:table-cell office:value-type="float" office:value="0.0654820019724">
                <text:p>0.0654820019724</text:p>
              </table:table-cell>
              <table:table-cell office:value-type="float" office:value="0.0198940664037">
                <text:p>0.0198940664037</text:p>
              </table:table-cell>
              <table:table-cell office:value-type="float" office:value="0.0864990138067">
                <text:p>0.0864990138067</text:p>
              </table:table-cell>
              <table:table-cell office:value-type="float" office:value="0.0209994863577">
                <text:p>0.020999486357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5627054569">
                <text:p>0.0415627054569</text:p>
              </table:table-cell>
              <table:table-cell office:value-type="float" office:value="0.0135244904668">
                <text:p>0.0135244904668</text:p>
              </table:table-cell>
              <table:table-cell office:value-type="float" office:value="0.0657692307692">
                <text:p>0.0657692307692</text:p>
              </table:table-cell>
              <table:table-cell office:value-type="float" office:value="0.0204628533859">
                <text:p>0.0204628533859</text:p>
              </table:table-cell>
              <table:table-cell office:value-type="float" office:value="0.0880337771203">
                <text:p>0.0880337771203</text:p>
              </table:table-cell>
              <table:table-cell office:value-type="float" office:value="0.021466469428">
                <text:p>0.0214664694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3105687048">
                <text:p>0.0423105687048</text:p>
              </table:table-cell>
              <table:table-cell office:value-type="float" office:value="0.0138099934254">
                <text:p>0.0138099934254</text:p>
              </table:table-cell>
              <table:table-cell office:value-type="float" office:value="0.0663194444444">
                <text:p>0.0663194444444</text:p>
              </table:table-cell>
              <table:table-cell office:value-type="float" office:value="0.0208544543064">
                <text:p>0.0208544543064</text:p>
              </table:table-cell>
              <table:table-cell office:value-type="float" office:value="0.0881775969757">
                <text:p>0.0881775969757</text:p>
              </table:table-cell>
              <table:table-cell office:value-type="float" office:value="0.0220081977318">
                <text:p>0.022008197731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11226166995">
                <text:p>0.0411226166995</text:p>
              </table:table-cell>
              <table:table-cell office:value-type="float" office:value="0.0132271531887">
                <text:p>0.0132271531887</text:p>
              </table:table-cell>
              <table:table-cell office:value-type="float" office:value="0.0657117028271">
                <text:p>0.0657117028271</text:p>
              </table:table-cell>
              <table:table-cell office:value-type="float" office:value="0.0198462360289">
                <text:p>0.0198462360289</text:p>
              </table:table-cell>
              <table:table-cell office:value-type="float" office:value="0.0884779750164">
                <text:p>0.0884779750164</text:p>
              </table:table-cell>
              <table:table-cell office:value-type="float" office:value="0.0221517915845">
                <text:p>0.022151791584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06751314924">
                <text:p>0.0406751314924</text:p>
              </table:table-cell>
              <table:table-cell office:value-type="float" office:value="0.0129502794214">
                <text:p>0.0129502794214</text:p>
              </table:table-cell>
              <table:table-cell office:value-type="float" office:value="0.0658259368836">
                <text:p>0.0658259368836</text:p>
              </table:table-cell>
              <table:table-cell office:value-type="float" office:value="0.0193783284024">
                <text:p>0.0193783284024</text:p>
              </table:table-cell>
              <table:table-cell office:value-type="float" office:value="0.086111522025">
                <text:p>0.086111522025</text:p>
              </table:table-cell>
              <table:table-cell office:value-type="float" office:value="0.0218270258054">
                <text:p>0.02182702580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13013642341">
                <text:p>0.0413013642341</text:p>
              </table:table-cell>
              <table:table-cell office:value-type="float" office:value="0.0132657790927">
                <text:p>0.0132657790927</text:p>
              </table:table-cell>
              <table:table-cell office:value-type="float" office:value="0.0653558514135">
                <text:p>0.0653558514135</text:p>
              </table:table-cell>
              <table:table-cell office:value-type="float" office:value="0.0194162557528">
                <text:p>0.0194162557528</text:p>
              </table:table-cell>
              <table:table-cell office:value-type="float" office:value="0.0888954635108">
                <text:p>0.0888954635108</text:p>
              </table:table-cell>
              <table:table-cell office:value-type="float" office:value="0.022485515286">
                <text:p>0.02248551528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397156476003">
                <text:p>0.0397156476003</text:p>
              </table:table-cell>
              <table:table-cell office:value-type="float" office:value="0.0134875082183">
                <text:p>0.0134875082183</text:p>
              </table:table-cell>
              <table:table-cell office:value-type="float" office:value="0.0681870479947">
                <text:p>0.0681870479947</text:p>
              </table:table-cell>
              <table:table-cell office:value-type="float" office:value="0.0197947896121">
                <text:p>0.0197947896121</text:p>
              </table:table-cell>
              <table:table-cell office:value-type="float" office:value="0.0871162064431">
                <text:p>0.0871162064431</text:p>
              </table:table-cell>
              <table:table-cell office:value-type="float" office:value="0.0210847509862">
                <text:p>0.02108475098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00801282051">
                <text:p>0.0400801282051</text:p>
              </table:table-cell>
              <table:table-cell office:value-type="float" office:value="0.0132068540434">
                <text:p>0.0132068540434</text:p>
              </table:table-cell>
              <table:table-cell office:value-type="float" office:value="0.0661719263642">
                <text:p>0.0661719263642</text:p>
              </table:table-cell>
              <table:table-cell office:value-type="float" office:value="0.0191650230112">
                <text:p>0.0191650230112</text:p>
              </table:table-cell>
              <table:table-cell office:value-type="float" office:value="0.0860112590401">
                <text:p>0.0860112590401</text:p>
              </table:table-cell>
              <table:table-cell office:value-type="float" office:value="0.0220300583498">
                <text:p>0.022030058349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143039119">
                <text:p>0.04143039119</text:p>
              </table:table-cell>
              <table:table-cell office:value-type="float" office:value="0.0136042077581">
                <text:p>0.0136042077581</text:p>
              </table:table-cell>
              <table:table-cell office:value-type="float" office:value="0.0671770216963">
                <text:p>0.0671770216963</text:p>
              </table:table-cell>
              <table:table-cell office:value-type="float" office:value="0.0211904174885">
                <text:p>0.0211904174885</text:p>
              </table:table-cell>
              <table:table-cell office:value-type="float" office:value="0.0884138724523">
                <text:p>0.0884138724523</text:p>
              </table:table-cell>
              <table:table-cell office:value-type="float" office:value="0.0224592373439">
                <text:p>0.02245923734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09611275477">
                <text:p>0.0409611275477</text:p>
              </table:table-cell>
              <table:table-cell office:value-type="float" office:value="0.0135570348455">
                <text:p>0.0135570348455</text:p>
              </table:table-cell>
              <table:table-cell office:value-type="float" office:value="0.0678579059829">
                <text:p>0.0678579059829</text:p>
              </table:table-cell>
              <table:table-cell office:value-type="float" office:value="0.0209888642341">
                <text:p>0.0209888642341</text:p>
              </table:table-cell>
              <table:table-cell office:value-type="float" office:value="0.0878661242604">
                <text:p>0.0878661242604</text:p>
              </table:table-cell>
              <table:table-cell office:value-type="float" office:value="0.0227005465155">
                <text:p>0.02270054651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23767258383">
                <text:p>0.0423767258383</text:p>
              </table:table-cell>
              <table:table-cell office:value-type="float" office:value="0.0144403353057">
                <text:p>0.0144403353057</text:p>
              </table:table-cell>
              <table:table-cell office:value-type="float" office:value="0.0675295857988">
                <text:p>0.0675295857988</text:p>
              </table:table-cell>
              <table:table-cell office:value-type="float" office:value="0.0220247370151">
                <text:p>0.0220247370151</text:p>
              </table:table-cell>
              <table:table-cell office:value-type="float" office:value="0.0900460223537">
                <text:p>0.0900460223537</text:p>
              </table:table-cell>
              <table:table-cell office:value-type="float" office:value="0.0222918515779">
                <text:p>0.022291851577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41674884944">
                <text:p>0.0441674884944</text:p>
              </table:table-cell>
              <table:table-cell office:value-type="float" office:value="0.0164065581854">
                <text:p>0.0164065581854</text:p>
              </table:table-cell>
              <table:table-cell office:value-type="float" office:value="0.0683670282709">
                <text:p>0.0683670282709</text:p>
              </table:table-cell>
              <table:table-cell office:value-type="float" office:value="0.0219781804734">
                <text:p>0.0219781804734</text:p>
              </table:table-cell>
              <table:table-cell office:value-type="float" office:value="0.0894111604208">
                <text:p>0.0894111604208</text:p>
              </table:table-cell>
              <table:table-cell office:value-type="float" office:value="0.0222162845168">
                <text:p>0.02221628451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34163379356">
                <text:p>0.0434163379356</text:p>
              </table:table-cell>
              <table:table-cell office:value-type="float" office:value="0.0172578895464">
                <text:p>0.0172578895464</text:p>
              </table:table-cell>
              <table:table-cell office:value-type="float" office:value="0.0691198224852">
                <text:p>0.0691198224852</text:p>
              </table:table-cell>
              <table:table-cell office:value-type="float" office:value="0.0202647928994">
                <text:p>0.0202647928994</text:p>
              </table:table-cell>
              <table:table-cell office:value-type="float" office:value="0.0883390861275">
                <text:p>0.0883390861275</text:p>
              </table:table-cell>
              <table:table-cell office:value-type="float" office:value="0.0229648874096">
                <text:p>0.022964887409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38005424063">
                <text:p>0.0438005424063</text:p>
              </table:table-cell>
              <table:table-cell office:value-type="float" office:value="0.0172024161736">
                <text:p>0.0172024161736</text:p>
              </table:table-cell>
              <table:table-cell office:value-type="float" office:value="0.0678147600263">
                <text:p>0.0678147600263</text:p>
              </table:table-cell>
              <table:table-cell office:value-type="float" office:value="0.0200894148586">
                <text:p>0.0200894148586</text:p>
              </table:table-cell>
              <table:table-cell office:value-type="float" office:value="0.0880259697567">
                <text:p>0.0880259697567</text:p>
              </table:table-cell>
              <table:table-cell office:value-type="float" office:value="0.0230411119329">
                <text:p>0.023041111932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31488330046">
                <text:p>0.0431488330046</text:p>
              </table:table-cell>
              <table:table-cell office:value-type="float" office:value="0.0172896120973">
                <text:p>0.0172896120973</text:p>
              </table:table-cell>
              <table:table-cell office:value-type="float" office:value="0.0669764957265">
                <text:p>0.0669764957265</text:p>
              </table:table-cell>
              <table:table-cell office:value-type="float" office:value="0.0203487015122">
                <text:p>0.0203487015122</text:p>
              </table:table-cell>
              <table:table-cell office:value-type="float" office:value="0.0878546186719">
                <text:p>0.0878546186719</text:p>
              </table:table-cell>
              <table:table-cell office:value-type="float" office:value="0.023923015286">
                <text:p>0.02392301528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62015121631">
                <text:p>0.0462015121631</text:p>
              </table:table-cell>
              <table:table-cell office:value-type="float" office:value="0.0170483234714">
                <text:p>0.0170483234714</text:p>
              </table:table-cell>
              <table:table-cell office:value-type="float" office:value="0.0679306377383">
                <text:p>0.0679306377383</text:p>
              </table:table-cell>
              <table:table-cell office:value-type="float" office:value="0.0201175624589">
                <text:p>0.0201175624589</text:p>
              </table:table-cell>
              <table:table-cell office:value-type="float" office:value="0.0880136423406">
                <text:p>0.0880136423406</text:p>
              </table:table-cell>
              <table:table-cell office:value-type="float" office:value="0.0234982741617">
                <text:p>0.02349827416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54972057857">
                <text:p>0.0454972057857</text:p>
              </table:table-cell>
              <table:table-cell office:value-type="float" office:value="0.0179149408284">
                <text:p>0.0179149408284</text:p>
              </table:table-cell>
              <table:table-cell office:value-type="float" office:value="0.0676179322814">
                <text:p>0.0676179322814</text:p>
              </table:table-cell>
              <table:table-cell office:value-type="float" office:value="0.0198818211703">
                <text:p>0.0198818211703</text:p>
              </table:table-cell>
              <table:table-cell office:value-type="float" office:value="0.0883242932281">
                <text:p>0.0883242932281</text:p>
              </table:table-cell>
              <table:table-cell office:value-type="float" office:value="0.0236195348455">
                <text:p>0.02361953484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50673898751">
                <text:p>0.0450673898751</text:p>
              </table:table-cell>
              <table:table-cell office:value-type="float" office:value="0.0178096646943">
                <text:p>0.0178096646943</text:p>
              </table:table-cell>
              <table:table-cell office:value-type="float" office:value="0.0665968113083">
                <text:p>0.0665968113083</text:p>
              </table:table-cell>
              <table:table-cell office:value-type="float" office:value="0.0199158859303">
                <text:p>0.0199158859303</text:p>
              </table:table-cell>
              <table:table-cell office:value-type="float" office:value="0.0906677350427">
                <text:p>0.0906677350427</text:p>
              </table:table-cell>
              <table:table-cell office:value-type="float" office:value="0.0233449211045">
                <text:p>0.02334492110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61217948718">
                <text:p>0.0461217948718</text:p>
              </table:table-cell>
              <table:table-cell office:value-type="float" office:value="0.0183245397765">
                <text:p>0.0183245397765</text:p>
              </table:table-cell>
              <table:table-cell office:value-type="float" office:value="0.0662508218277">
                <text:p>0.0662508218277</text:p>
              </table:table-cell>
              <table:table-cell office:value-type="float" office:value="0.0206598865878">
                <text:p>0.0206598865878</text:p>
              </table:table-cell>
              <table:table-cell office:value-type="float" office:value="0.0911632971729">
                <text:p>0.0911632971729</text:p>
              </table:table-cell>
              <table:table-cell office:value-type="float" office:value="0.0229292611769">
                <text:p>0.022929261176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66424227482">
                <text:p>0.0466424227482</text:p>
              </table:table-cell>
              <table:table-cell office:value-type="float" office:value="0.0178285667324">
                <text:p>0.0178285667324</text:p>
              </table:table-cell>
              <table:table-cell office:value-type="float" office:value="0.0677251808021">
                <text:p>0.0677251808021</text:p>
              </table:table-cell>
              <table:table-cell office:value-type="float" office:value="0.0211775147929">
                <text:p>0.0211775147929</text:p>
              </table:table-cell>
              <table:table-cell office:value-type="float" office:value="0.0891818704799">
                <text:p>0.0891818704799</text:p>
              </table:table-cell>
              <table:table-cell office:value-type="float" office:value="0.0229536489152">
                <text:p>0.02295364891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71178500986">
                <text:p>0.0471178500986</text:p>
              </table:table-cell>
              <table:table-cell office:value-type="float" office:value="0.0176724194609">
                <text:p>0.0176724194609</text:p>
              </table:table-cell>
              <table:table-cell office:value-type="float" office:value="0.0676758711374">
                <text:p>0.0676758711374</text:p>
              </table:table-cell>
              <table:table-cell office:value-type="float" office:value="0.0218135683761">
                <text:p>0.0218135683761</text:p>
              </table:table-cell>
              <table:table-cell office:value-type="float" office:value="0.0898450854701">
                <text:p>0.0898450854701</text:p>
              </table:table-cell>
              <table:table-cell office:value-type="float" office:value="0.0223261217949">
                <text:p>0.022326121794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39673734385">
                <text:p>0.0439673734385</text:p>
              </table:table-cell>
              <table:table-cell office:value-type="float" office:value="0.0177758053912">
                <text:p>0.0177758053912</text:p>
              </table:table-cell>
              <table:table-cell office:value-type="float" office:value="0.066478879027">
                <text:p>0.066478879027</text:p>
              </table:table-cell>
              <table:table-cell office:value-type="float" office:value="0.0201214661407">
                <text:p>0.0201214661407</text:p>
              </table:table-cell>
              <table:table-cell office:value-type="float" office:value="0.0889784681131">
                <text:p>0.0889784681131</text:p>
              </table:table-cell>
              <table:table-cell office:value-type="float" office:value="0.022699704142">
                <text:p>0.0226997041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53016107824">
                <text:p>0.0453016107824</text:p>
              </table:table-cell>
              <table:table-cell office:value-type="float" office:value="0.0166780078895">
                <text:p>0.0166780078895</text:p>
              </table:table-cell>
              <table:table-cell office:value-type="float" office:value="0.0674371301775">
                <text:p>0.0674371301775</text:p>
              </table:table-cell>
              <table:table-cell office:value-type="float" office:value="0.0206988823143">
                <text:p>0.0206988823143</text:p>
              </table:table-cell>
              <table:table-cell office:value-type="float" office:value="0.0905029585799">
                <text:p>0.0905029585799</text:p>
              </table:table-cell>
              <table:table-cell office:value-type="float" office:value="0.0224907133465">
                <text:p>0.02249071334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39768244576">
                <text:p>0.0439768244576</text:p>
              </table:table-cell>
              <table:table-cell office:value-type="float" office:value="0.0156080703485">
                <text:p>0.0156080703485</text:p>
              </table:table-cell>
              <table:table-cell office:value-type="float" office:value="0.0678558514135">
                <text:p>0.0678558514135</text:p>
              </table:table-cell>
              <table:table-cell office:value-type="float" office:value="0.0212258793557">
                <text:p>0.0212258793557</text:p>
              </table:table-cell>
              <table:table-cell office:value-type="float" office:value="0.0900714990138">
                <text:p>0.0900714990138</text:p>
              </table:table-cell>
              <table:table-cell office:value-type="float" office:value="0.0225442759698">
                <text:p>0.02254427596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40548980934">
                <text:p>0.0440548980934</text:p>
              </table:table-cell>
              <table:table-cell office:value-type="float" office:value="0.0169977810651">
                <text:p>0.0169977810651</text:p>
              </table:table-cell>
              <table:table-cell office:value-type="float" office:value="0.0684989316239">
                <text:p>0.0684989316239</text:p>
              </table:table-cell>
              <table:table-cell office:value-type="float" office:value="0.0204587031558">
                <text:p>0.0204587031558</text:p>
              </table:table-cell>
              <table:table-cell office:value-type="float" office:value="0.0909220907298">
                <text:p>0.0909220907298</text:p>
              </table:table-cell>
              <table:table-cell office:value-type="float" office:value="0.0230909968771">
                <text:p>0.023090996877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7885437212">
                <text:p>0.0457885437212</text:p>
              </table:table-cell>
              <table:table-cell office:value-type="float" office:value="0.0173431130835">
                <text:p>0.0173431130835</text:p>
              </table:table-cell>
              <table:table-cell office:value-type="float" office:value="0.0659689349112">
                <text:p>0.0659689349112</text:p>
              </table:table-cell>
              <table:table-cell office:value-type="float" office:value="0.020942061144">
                <text:p>0.020942061144</text:p>
              </table:table-cell>
              <table:table-cell office:value-type="float" office:value="0.0920804569362">
                <text:p>0.0920804569362</text:p>
              </table:table-cell>
              <table:table-cell office:value-type="float" office:value="0.0229709894806">
                <text:p>0.02297098948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25558842867">
                <text:p>0.0425558842867</text:p>
              </table:table-cell>
              <table:table-cell office:value-type="float" office:value="0.0159869329389">
                <text:p>0.0159869329389</text:p>
              </table:table-cell>
              <table:table-cell office:value-type="float" office:value="0.0664653188692">
                <text:p>0.0664653188692</text:p>
              </table:table-cell>
              <table:table-cell office:value-type="float" office:value="0.0214361439842">
                <text:p>0.0214361439842</text:p>
              </table:table-cell>
              <table:table-cell office:value-type="float" office:value="0.0915035338593">
                <text:p>0.0915035338593</text:p>
              </table:table-cell>
              <table:table-cell office:value-type="float" office:value="0.0232635190664">
                <text:p>0.02326351906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6941978961">
                <text:p>0.0416941978961</text:p>
              </table:table-cell>
              <table:table-cell office:value-type="float" office:value="0.0156271367521">
                <text:p>0.0156271367521</text:p>
              </table:table-cell>
              <table:table-cell office:value-type="float" office:value="0.0662006903353">
                <text:p>0.0662006903353</text:p>
              </table:table-cell>
              <table:table-cell office:value-type="float" office:value="0.0204457593688">
                <text:p>0.0204457593688</text:p>
              </table:table-cell>
              <table:table-cell office:value-type="float" office:value="0.0885161900066">
                <text:p>0.0885161900066</text:p>
              </table:table-cell>
              <table:table-cell office:value-type="float" office:value="0.0230906886917">
                <text:p>0.023090688691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32071827745">
                <text:p>0.0432071827745</text:p>
              </table:table-cell>
              <table:table-cell office:value-type="float" office:value="0.0153786982249">
                <text:p>0.0153786982249</text:p>
              </table:table-cell>
              <table:table-cell office:value-type="float" office:value="0.0666079059829">
                <text:p>0.0666079059829</text:p>
              </table:table-cell>
              <table:table-cell office:value-type="float" office:value="0.0214900558843">
                <text:p>0.0214900558843</text:p>
              </table:table-cell>
              <table:table-cell office:value-type="float" office:value="0.0886817882972">
                <text:p>0.0886817882972</text:p>
              </table:table-cell>
              <table:table-cell office:value-type="float" office:value="0.0226881574622">
                <text:p>0.02268815746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19349934254">
                <text:p>0.0419349934254</text:p>
              </table:table-cell>
              <table:table-cell office:value-type="float" office:value="0.0149280900723">
                <text:p>0.0149280900723</text:p>
              </table:table-cell>
              <table:table-cell office:value-type="float" office:value="0.0671244247206">
                <text:p>0.0671244247206</text:p>
              </table:table-cell>
              <table:table-cell office:value-type="float" office:value="0.0213556459566">
                <text:p>0.0213556459566</text:p>
              </table:table-cell>
              <table:table-cell office:value-type="float" office:value="0.0885622123603">
                <text:p>0.0885622123603</text:p>
              </table:table-cell>
              <table:table-cell office:value-type="float" office:value="0.0227730522682">
                <text:p>0.022773052268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55995233399">
                <text:p>0.0455995233399</text:p>
              </table:table-cell>
              <table:table-cell office:value-type="float" office:value="0.0158561801446">
                <text:p>0.0158561801446</text:p>
              </table:table-cell>
              <table:table-cell office:value-type="float" office:value="0.0673812458909">
                <text:p>0.0673812458909</text:p>
              </table:table-cell>
              <table:table-cell office:value-type="float" office:value="0.0208370726496">
                <text:p>0.0208370726496</text:p>
              </table:table-cell>
              <table:table-cell office:value-type="float" office:value="0.089452251808">
                <text:p>0.089452251808</text:p>
              </table:table-cell>
              <table:table-cell office:value-type="float" office:value="0.0232395833333">
                <text:p>0.023239583333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58497698882">
                <text:p>0.0458497698882</text:p>
              </table:table-cell>
              <table:table-cell office:value-type="float" office:value="0.0163301282051">
                <text:p>0.0163301282051</text:p>
              </table:table-cell>
              <table:table-cell office:value-type="float" office:value="0.0672292077581">
                <text:p>0.0672292077581</text:p>
              </table:table-cell>
              <table:table-cell office:value-type="float" office:value="0.0206629684418">
                <text:p>0.0206629684418</text:p>
              </table:table-cell>
              <table:table-cell office:value-type="float" office:value="0.0917681623932">
                <text:p>0.0917681623932</text:p>
              </table:table-cell>
              <table:table-cell office:value-type="float" office:value="0.0231495726496">
                <text:p>0.023149572649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38453320184">
                <text:p>0.0438453320184</text:p>
              </table:table-cell>
              <table:table-cell office:value-type="float" office:value="0.0162859138725">
                <text:p>0.0162859138725</text:p>
              </table:table-cell>
              <table:table-cell office:value-type="float" office:value="0.0670496383958">
                <text:p>0.0670496383958</text:p>
              </table:table-cell>
              <table:table-cell office:value-type="float" office:value="0.02076421762">
                <text:p>0.02076421762</text:p>
              </table:table-cell>
              <table:table-cell office:value-type="float" office:value="0.0907030736358">
                <text:p>0.0907030736358</text:p>
              </table:table-cell>
              <table:table-cell office:value-type="float" office:value="0.0224687089086">
                <text:p>0.022468708908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0400230112">
                <text:p>0.0460400230112</text:p>
              </table:table-cell>
              <table:table-cell office:value-type="float" office:value="0.0182333990796">
                <text:p>0.0182333990796</text:p>
              </table:table-cell>
              <table:table-cell office:value-type="float" office:value="0.0687126068376">
                <text:p>0.0687126068376</text:p>
              </table:table-cell>
              <table:table-cell office:value-type="float" office:value="0.0219996712689">
                <text:p>0.0219996712689</text:p>
              </table:table-cell>
              <table:table-cell office:value-type="float" office:value="0.0900250657462">
                <text:p>0.0900250657462</text:p>
              </table:table-cell>
              <table:table-cell office:value-type="float" office:value="0.0225902366864">
                <text:p>0.02259023668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60137245233">
                <text:p>0.0460137245233</text:p>
              </table:table-cell>
              <table:table-cell office:value-type="float" office:value="0.0177818047337">
                <text:p>0.0177818047337</text:p>
              </table:table-cell>
              <table:table-cell office:value-type="float" office:value="0.0692993918475">
                <text:p>0.0692993918475</text:p>
              </table:table-cell>
              <table:table-cell office:value-type="float" office:value="0.0216138642341">
                <text:p>0.0216138642341</text:p>
              </table:table-cell>
              <table:table-cell office:value-type="float" office:value="0.0893470578567">
                <text:p>0.0893470578567</text:p>
              </table:table-cell>
              <table:table-cell office:value-type="float" office:value="0.0220154092702">
                <text:p>0.022015409270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59327744905">
                <text:p>0.0459327744905</text:p>
              </table:table-cell>
              <table:table-cell office:value-type="float" office:value="0.0172996383958">
                <text:p>0.0172996383958</text:p>
              </table:table-cell>
              <table:table-cell office:value-type="float" office:value="0.0679195430638">
                <text:p>0.0679195430638</text:p>
              </table:table-cell>
              <table:table-cell office:value-type="float" office:value="0.0208435650888">
                <text:p>0.0208435650888</text:p>
              </table:table-cell>
              <table:table-cell office:value-type="float" office:value="0.0867513149244">
                <text:p>0.0867513149244</text:p>
              </table:table-cell>
              <table:table-cell office:value-type="float" office:value="0.0220723619329">
                <text:p>0.02207236193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5037804076">
                <text:p>0.0455037804076</text:p>
              </table:table-cell>
              <table:table-cell office:value-type="float" office:value="0.0162781065089">
                <text:p>0.0162781065089</text:p>
              </table:table-cell>
              <table:table-cell office:value-type="float" office:value="0.0674876725838">
                <text:p>0.0674876725838</text:p>
              </table:table-cell>
              <table:table-cell office:value-type="float" office:value="0.0206774737015">
                <text:p>0.0206774737015</text:p>
              </table:table-cell>
              <table:table-cell office:value-type="float" office:value="0.0876327251808">
                <text:p>0.0876327251808</text:p>
              </table:table-cell>
              <table:table-cell office:value-type="float" office:value="0.0221253492768">
                <text:p>0.02212534927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36698717949">
                <text:p>0.0436698717949</text:p>
              </table:table-cell>
              <table:table-cell office:value-type="float" office:value="0.0167269066404">
                <text:p>0.0167269066404</text:p>
              </table:table-cell>
              <table:table-cell office:value-type="float" office:value="0.0673701512163">
                <text:p>0.0673701512163</text:p>
              </table:table-cell>
              <table:table-cell office:value-type="float" office:value="0.0206844592373">
                <text:p>0.0206844592373</text:p>
              </table:table-cell>
              <table:table-cell office:value-type="float" office:value="0.0893026791584">
                <text:p>0.0893026791584</text:p>
              </table:table-cell>
              <table:table-cell office:value-type="float" office:value="0.023479947403">
                <text:p>0.0234799474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47333168968">
                <text:p>0.0447333168968</text:p>
              </table:table-cell>
              <table:table-cell office:value-type="float" office:value="0.0173679322814">
                <text:p>0.0173679322814</text:p>
              </table:table-cell>
              <table:table-cell office:value-type="float" office:value="0.0677424391847">
                <text:p>0.0677424391847</text:p>
              </table:table-cell>
              <table:table-cell office:value-type="float" office:value="0.0202998438527">
                <text:p>0.0202998438527</text:p>
              </table:table-cell>
              <table:table-cell office:value-type="float" office:value="0.0875004109139">
                <text:p>0.0875004109139</text:p>
              </table:table-cell>
              <table:table-cell office:value-type="float" office:value="0.0230233193623">
                <text:p>0.023023319362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62294543064">
                <text:p>0.0462294543064</text:p>
              </table:table-cell>
              <table:table-cell office:value-type="float" office:value="0.0172491781723">
                <text:p>0.0172491781723</text:p>
              </table:table-cell>
              <table:table-cell office:value-type="float" office:value="0.0693404832347">
                <text:p>0.0693404832347</text:p>
              </table:table-cell>
              <table:table-cell office:value-type="float" office:value="0.0205910585141">
                <text:p>0.0205910585141</text:p>
              </table:table-cell>
              <table:table-cell office:value-type="float" office:value="0.0919095167653">
                <text:p>0.0919095167653</text:p>
              </table:table-cell>
              <table:table-cell office:value-type="float" office:value="0.023800562952">
                <text:p>0.02380056295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54643326759">
                <text:p>0.0454643326759</text:p>
              </table:table-cell>
              <table:table-cell office:value-type="float" office:value="0.0164763313609">
                <text:p>0.0164763313609</text:p>
              </table:table-cell>
              <table:table-cell office:value-type="float" office:value="0.0677013477975">
                <text:p>0.0677013477975</text:p>
              </table:table-cell>
              <table:table-cell office:value-type="float" office:value="0.0208456196581">
                <text:p>0.0208456196581</text:p>
              </table:table-cell>
              <table:table-cell office:value-type="float" office:value="0.0888395792242">
                <text:p>0.0888395792242</text:p>
              </table:table-cell>
              <table:table-cell office:value-type="float" office:value="0.0234147559172">
                <text:p>0.02341475591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72226331361">
                <text:p>0.0472226331361</text:p>
              </table:table-cell>
              <table:table-cell office:value-type="float" office:value="0.0178308678501">
                <text:p>0.0178308678501</text:p>
              </table:table-cell>
              <table:table-cell office:value-type="float" office:value="0.0658719592373">
                <text:p>0.0658719592373</text:p>
              </table:table-cell>
              <table:table-cell office:value-type="float" office:value="0.0204948635766">
                <text:p>0.0204948635766</text:p>
              </table:table-cell>
              <table:table-cell office:value-type="float" office:value="0.0907959401709">
                <text:p>0.0907959401709</text:p>
              </table:table-cell>
              <table:table-cell office:value-type="float" office:value="0.0226798159106">
                <text:p>0.022679815910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41637902696">
                <text:p>0.0441637902696</text:p>
              </table:table-cell>
              <table:table-cell office:value-type="float" office:value="0.0158154996713">
                <text:p>0.0158154996713</text:p>
              </table:table-cell>
              <table:table-cell office:value-type="float" office:value="0.0660909763314">
                <text:p>0.0660909763314</text:p>
              </table:table-cell>
              <table:table-cell office:value-type="float" office:value="0.0203138560158">
                <text:p>0.0203138560158</text:p>
              </table:table-cell>
              <table:table-cell office:value-type="float" office:value="0.0903981755424">
                <text:p>0.0903981755424</text:p>
              </table:table-cell>
              <table:table-cell office:value-type="float" office:value="0.022635663215">
                <text:p>0.0226356632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44238987508">
                <text:p>0.0444238987508</text:p>
              </table:table-cell>
              <table:table-cell office:value-type="float" office:value="0.0166427514793">
                <text:p>0.0166427514793</text:p>
              </table:table-cell>
              <table:table-cell office:value-type="float" office:value="0.0666358481262">
                <text:p>0.0666358481262</text:p>
              </table:table-cell>
              <table:table-cell office:value-type="float" office:value="0.0197480276134">
                <text:p>0.0197480276134</text:p>
              </table:table-cell>
              <table:table-cell office:value-type="float" office:value="0.0893417159763">
                <text:p>0.0893417159763</text:p>
              </table:table-cell>
              <table:table-cell office:value-type="float" office:value="0.0229695718277">
                <text:p>0.02296957182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7826265615">
                <text:p>0.0447826265615</text:p>
              </table:table-cell>
              <table:table-cell office:value-type="float" office:value="0.0163611932939">
                <text:p>0.0163611932939</text:p>
              </table:table-cell>
              <table:table-cell office:value-type="float" office:value="0.0675115055884">
                <text:p>0.0675115055884</text:p>
              </table:table-cell>
              <table:table-cell office:value-type="float" office:value="0.0197811472715">
                <text:p>0.0197811472715</text:p>
              </table:table-cell>
              <table:table-cell office:value-type="float" office:value="0.0880428172255">
                <text:p>0.0880428172255</text:p>
              </table:table-cell>
              <table:table-cell office:value-type="float" office:value="0.0239449580868">
                <text:p>0.02394495808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47756410256">
                <text:p>0.0447756410256</text:p>
              </table:table-cell>
              <table:table-cell office:value-type="float" office:value="0.0159236522025">
                <text:p>0.0159236522025</text:p>
              </table:table-cell>
              <table:table-cell office:value-type="float" office:value="0.0671531886917">
                <text:p>0.0671531886917</text:p>
              </table:table-cell>
              <table:table-cell office:value-type="float" office:value="0.02004828238">
                <text:p>0.02004828238</text:p>
              </table:table-cell>
              <table:table-cell office:value-type="float" office:value="0.0918955456936">
                <text:p>0.0918955456936</text:p>
              </table:table-cell>
              <table:table-cell office:value-type="float" office:value="0.0234883711374">
                <text:p>0.023488371137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6295200526">
                <text:p>0.046295200526</text:p>
              </table:table-cell>
              <table:table-cell office:value-type="float" office:value="0.0164801939513">
                <text:p>0.0164801939513</text:p>
              </table:table-cell>
              <table:table-cell office:value-type="float" office:value="0.0662561637081">
                <text:p>0.0662561637081</text:p>
              </table:table-cell>
              <table:table-cell office:value-type="float" office:value="0.0192535749507">
                <text:p>0.0192535749507</text:p>
              </table:table-cell>
              <table:table-cell office:value-type="float" office:value="0.0928694115713">
                <text:p>0.0928694115713</text:p>
              </table:table-cell>
              <table:table-cell office:value-type="float" office:value="0.0234072978304">
                <text:p>0.023407297830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58871630506">
                <text:p>0.0458871630506</text:p>
              </table:table-cell>
              <table:table-cell office:value-type="float" office:value="0.0162606015779">
                <text:p>0.0162606015779</text:p>
              </table:table-cell>
              <table:table-cell office:value-type="float" office:value="0.06625">
                <text:p>0.06625</text:p>
              </table:table-cell>
              <table:table-cell office:value-type="float" office:value="0.0197364398422">
                <text:p>0.0197364398422</text:p>
              </table:table-cell>
              <table:table-cell office:value-type="float" office:value="0.0931969099277">
                <text:p>0.0931969099277</text:p>
              </table:table-cell>
              <table:table-cell office:value-type="float" office:value="0.0241220619658">
                <text:p>0.02412206196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30954142012">
                <text:p>0.0430954142012</text:p>
              </table:table-cell>
              <table:table-cell office:value-type="float" office:value="0.0153022682446">
                <text:p>0.0153022682446</text:p>
              </table:table-cell>
              <table:table-cell office:value-type="float" office:value="0.0675472550953">
                <text:p>0.0675472550953</text:p>
              </table:table-cell>
              <table:table-cell office:value-type="float" office:value="0.0200032462196">
                <text:p>0.0200032462196</text:p>
              </table:table-cell>
              <table:table-cell office:value-type="float" office:value="0.0939862754767">
                <text:p>0.0939862754767</text:p>
              </table:table-cell>
              <table:table-cell office:value-type="float" office:value="0.0246563321828">
                <text:p>0.024656332182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27034023669">
                <text:p>0.0427034023669</text:p>
              </table:table-cell>
              <table:table-cell office:value-type="float" office:value="0.0146074128863">
                <text:p>0.0146074128863</text:p>
              </table:table-cell>
              <table:table-cell office:value-type="float" office:value="0.0685260519395">
                <text:p>0.0685260519395</text:p>
              </table:table-cell>
              <table:table-cell office:value-type="float" office:value="0.0210330374753">
                <text:p>0.0210330374753</text:p>
              </table:table-cell>
              <table:table-cell office:value-type="float" office:value="0.0928311965812">
                <text:p>0.0928311965812</text:p>
              </table:table-cell>
              <table:table-cell office:value-type="float" office:value="0.0248366206443">
                <text:p>0.024836620644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33316896778">
                <text:p>0.0433316896778</text:p>
              </table:table-cell>
              <table:table-cell office:value-type="float" office:value="0.0144742767916">
                <text:p>0.0144742767916</text:p>
              </table:table-cell>
              <table:table-cell office:value-type="float" office:value="0.068608234714">
                <text:p>0.068608234714</text:p>
              </table:table-cell>
              <table:table-cell office:value-type="float" office:value="0.0214018737673">
                <text:p>0.0214018737673</text:p>
              </table:table-cell>
              <table:table-cell office:value-type="float" office:value="0.0912089086128">
                <text:p>0.0912089086128</text:p>
              </table:table-cell>
              <table:table-cell office:value-type="float" office:value="0.023231960881">
                <text:p>0.0232319608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57819690993">
                <text:p>0.0457819690993</text:p>
              </table:table-cell>
              <table:table-cell office:value-type="float" office:value="0.0160248191979">
                <text:p>0.0160248191979</text:p>
              </table:table-cell>
              <table:table-cell office:value-type="float" office:value="0.0705826758711">
                <text:p>0.0705826758711</text:p>
              </table:table-cell>
              <table:table-cell office:value-type="float" office:value="0.0230038625904">
                <text:p>0.0230038625904</text:p>
              </table:table-cell>
              <table:table-cell office:value-type="float" office:value="0.0911711045365">
                <text:p>0.0911711045365</text:p>
              </table:table-cell>
              <table:table-cell office:value-type="float" office:value="0.0239645381328">
                <text:p>0.02396453813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44267751479">
                <text:p>0.0444267751479</text:p>
              </table:table-cell>
              <table:table-cell office:value-type="float" office:value="0.0163377712032">
                <text:p>0.0163377712032</text:p>
              </table:table-cell>
              <table:table-cell office:value-type="float" office:value="0.0709303090072">
                <text:p>0.0709303090072</text:p>
              </table:table-cell>
              <table:table-cell office:value-type="float" office:value="0.0228402777778">
                <text:p>0.0228402777778</text:p>
              </table:table-cell>
              <table:table-cell office:value-type="float" office:value="0.0931402038133">
                <text:p>0.0931402038133</text:p>
              </table:table-cell>
              <table:table-cell office:value-type="float" office:value="0.024516498192">
                <text:p>0.02451649819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78726988823">
                <text:p>0.0478726988823</text:p>
              </table:table-cell>
              <table:table-cell office:value-type="float" office:value="0.0182638888889">
                <text:p>0.0182638888889</text:p>
              </table:table-cell>
              <table:table-cell office:value-type="float" office:value="0.0698319362262">
                <text:p>0.0698319362262</text:p>
              </table:table-cell>
              <table:table-cell office:value-type="float" office:value="0.0216649408284">
                <text:p>0.0216649408284</text:p>
              </table:table-cell>
              <table:table-cell office:value-type="float" office:value="0.0913317718606">
                <text:p>0.0913317718606</text:p>
              </table:table-cell>
              <table:table-cell office:value-type="float" office:value="0.0240053418803">
                <text:p>0.02400534188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67315910585">
                <text:p>0.0467315910585</text:p>
              </table:table-cell>
              <table:table-cell office:value-type="float" office:value="0.0182446581197">
                <text:p>0.0182446581197</text:p>
              </table:table-cell>
              <table:table-cell office:value-type="float" office:value="0.0711382314267">
                <text:p>0.0711382314267</text:p>
              </table:table-cell>
              <table:table-cell office:value-type="float" office:value="0.0219548816568">
                <text:p>0.0219548816568</text:p>
              </table:table-cell>
              <table:table-cell office:value-type="float" office:value="0.0918577416174">
                <text:p>0.0918577416174</text:p>
              </table:table-cell>
              <table:table-cell office:value-type="float" office:value="0.0246784598948">
                <text:p>0.02467845989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473027613412">
                <text:p>0.0473027613412</text:p>
              </table:table-cell>
              <table:table-cell office:value-type="float" office:value="0.0186626397107">
                <text:p>0.0186626397107</text:p>
              </table:table-cell>
              <table:table-cell office:value-type="float" office:value="0.068711374096">
                <text:p>0.068711374096</text:p>
              </table:table-cell>
              <table:table-cell office:value-type="float" office:value="0.0221113987508">
                <text:p>0.0221113987508</text:p>
              </table:table-cell>
              <table:table-cell office:value-type="float" office:value="0.0923376890204">
                <text:p>0.0923376890204</text:p>
              </table:table-cell>
              <table:table-cell office:value-type="float" office:value="0.0247111891847">
                <text:p>0.024711189184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68511669954">
                <text:p>0.0468511669954</text:p>
              </table:table-cell>
              <table:table-cell office:value-type="float" office:value="0.0178653024326">
                <text:p>0.0178653024326</text:p>
              </table:table-cell>
              <table:table-cell office:value-type="float" office:value="0.0681915680473">
                <text:p>0.0681915680473</text:p>
              </table:table-cell>
              <table:table-cell office:value-type="float" office:value="0.0223786982249">
                <text:p>0.0223786982249</text:p>
              </table:table-cell>
              <table:table-cell office:value-type="float" office:value="0.095087113741">
                <text:p>0.095087113741</text:p>
              </table:table-cell>
              <table:table-cell office:value-type="float" office:value="0.0257490754438">
                <text:p>0.025749075443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68548652202">
                <text:p>0.0468548652202</text:p>
              </table:table-cell>
              <table:table-cell office:value-type="float" office:value="0.017585634451">
                <text:p>0.017585634451</text:p>
              </table:table-cell>
              <table:table-cell office:value-type="float" office:value="0.0715199704142">
                <text:p>0.0715199704142</text:p>
              </table:table-cell>
              <table:table-cell office:value-type="float" office:value="0.0234294049967">
                <text:p>0.0234294049967</text:p>
              </table:table-cell>
              <table:table-cell office:value-type="float" office:value="0.0938810815253">
                <text:p>0.0938810815253</text:p>
              </table:table-cell>
              <table:table-cell office:value-type="float" office:value="0.0258726166995">
                <text:p>0.025872616699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51808021039">
                <text:p>0.0451808021039</text:p>
              </table:table-cell>
              <table:table-cell office:value-type="float" office:value="0.0173434418146">
                <text:p>0.0173434418146</text:p>
              </table:table-cell>
              <table:table-cell office:value-type="float" office:value="0.0686739809336">
                <text:p>0.0686739809336</text:p>
              </table:table-cell>
              <table:table-cell office:value-type="float" office:value="0.0222280982906">
                <text:p>0.0222280982906</text:p>
              </table:table-cell>
              <table:table-cell office:value-type="float" office:value="0.0920894970414">
                <text:p>0.0920894970414</text:p>
              </table:table-cell>
              <table:table-cell office:value-type="float" office:value="0.0258204306377">
                <text:p>0.025820430637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56652695595">
                <text:p>0.0456652695595</text:p>
              </table:table-cell>
              <table:table-cell office:value-type="float" office:value="0.017672008547">
                <text:p>0.017672008547</text:p>
              </table:table-cell>
              <table:table-cell office:value-type="float" office:value="0.0691432445759">
                <text:p>0.0691432445759</text:p>
              </table:table-cell>
              <table:table-cell office:value-type="float" office:value="0.021960839908">
                <text:p>0.021960839908</text:p>
              </table:table-cell>
              <table:table-cell office:value-type="float" office:value="0.0887972550953">
                <text:p>0.0887972550953</text:p>
              </table:table-cell>
              <table:table-cell office:value-type="float" office:value="0.0249304528271">
                <text:p>0.024930452827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51972386588">
                <text:p>0.0451972386588</text:p>
              </table:table-cell>
              <table:table-cell office:value-type="float" office:value="0.0168404832347">
                <text:p>0.0168404832347</text:p>
              </table:table-cell>
              <table:table-cell office:value-type="float" office:value="0.0708394970414">
                <text:p>0.0708394970414</text:p>
              </table:table-cell>
              <table:table-cell office:value-type="float" office:value="0.0230377218935">
                <text:p>0.0230377218935</text:p>
              </table:table-cell>
              <table:table-cell office:value-type="float" office:value="0.0941272189349">
                <text:p>0.0941272189349</text:p>
              </table:table-cell>
              <table:table-cell office:value-type="float" office:value="0.0244624013807">
                <text:p>0.02446240138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59948224852">
                <text:p>0.0459948224852</text:p>
              </table:table-cell>
              <table:table-cell office:value-type="float" office:value="0.0164170775805">
                <text:p>0.0164170775805</text:p>
              </table:table-cell>
              <table:table-cell office:value-type="float" office:value="0.071014957265">
                <text:p>0.071014957265</text:p>
              </table:table-cell>
              <table:table-cell office:value-type="float" office:value="0.0237369740302">
                <text:p>0.0237369740302</text:p>
              </table:table-cell>
              <table:table-cell office:value-type="float" office:value="0.0940639381986">
                <text:p>0.0940639381986</text:p>
              </table:table-cell>
              <table:table-cell office:value-type="float" office:value="0.0240711291913">
                <text:p>0.024071129191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34722222222">
                <text:p>0.0434722222222</text:p>
              </table:table-cell>
              <table:table-cell office:value-type="float" office:value="0.0160228468113">
                <text:p>0.0160228468113</text:p>
              </table:table-cell>
              <table:table-cell office:value-type="float" office:value="0.0703246219592">
                <text:p>0.0703246219592</text:p>
              </table:table-cell>
              <table:table-cell office:value-type="float" office:value="0.022486316568">
                <text:p>0.022486316568</text:p>
              </table:table-cell>
              <table:table-cell office:value-type="float" office:value="0.092271120973">
                <text:p>0.092271120973</text:p>
              </table:table-cell>
              <table:table-cell office:value-type="float" office:value="0.0244327950362">
                <text:p>0.02443279503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36226166995">
                <text:p>0.0436226166995</text:p>
              </table:table-cell>
              <table:table-cell office:value-type="float" office:value="0.0150702662722">
                <text:p>0.0150702662722</text:p>
              </table:table-cell>
              <table:table-cell office:value-type="float" office:value="0.0699038461538">
                <text:p>0.0699038461538</text:p>
              </table:table-cell>
              <table:table-cell office:value-type="float" office:value="0.0232107988166">
                <text:p>0.0232107988166</text:p>
              </table:table-cell>
              <table:table-cell office:value-type="float" office:value="0.0905769230769">
                <text:p>0.0905769230769</text:p>
              </table:table-cell>
              <table:table-cell office:value-type="float" office:value="0.0244979043393">
                <text:p>0.02449790433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37619165023">
                <text:p>0.0437619165023</text:p>
              </table:table-cell>
              <table:table-cell office:value-type="float" office:value="0.0144433760684">
                <text:p>0.0144433760684</text:p>
              </table:table-cell>
              <table:table-cell office:value-type="float" office:value="0.0720816896778">
                <text:p>0.0720816896778</text:p>
              </table:table-cell>
              <table:table-cell office:value-type="float" office:value="0.0232727235371">
                <text:p>0.0232727235371</text:p>
              </table:table-cell>
              <table:table-cell office:value-type="float" office:value="0.0904984385273">
                <text:p>0.0904984385273</text:p>
              </table:table-cell>
              <table:table-cell office:value-type="float" office:value="0.0248905736358">
                <text:p>0.024890573635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1491617357">
                <text:p>0.041491617357</text:p>
              </table:table-cell>
              <table:table-cell office:value-type="float" office:value="0.0143541255753">
                <text:p>0.0143541255753</text:p>
              </table:table-cell>
              <table:table-cell office:value-type="float" office:value="0.0722900230112">
                <text:p>0.0722900230112</text:p>
              </table:table-cell>
              <table:table-cell office:value-type="float" office:value="0.0242649161736">
                <text:p>0.0242649161736</text:p>
              </table:table-cell>
              <table:table-cell office:value-type="float" office:value="0.0915405161078">
                <text:p>0.0915405161078</text:p>
              </table:table-cell>
              <table:table-cell office:value-type="float" office:value="0.0244686678172">
                <text:p>0.02446866781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25801282051">
                <text:p>0.0425801282051</text:p>
              </table:table-cell>
              <table:table-cell office:value-type="float" office:value="0.0139552103879">
                <text:p>0.0139552103879</text:p>
              </table:table-cell>
              <table:table-cell office:value-type="float" office:value="0.0717956936226">
                <text:p>0.0717956936226</text:p>
              </table:table-cell>
              <table:table-cell office:value-type="float" office:value="0.0240540351742">
                <text:p>0.0240540351742</text:p>
              </table:table-cell>
              <table:table-cell office:value-type="float" office:value="0.0894243096647">
                <text:p>0.0894243096647</text:p>
              </table:table-cell>
              <table:table-cell office:value-type="float" office:value="0.0246653311966">
                <text:p>0.024665331196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45015614727">
                <text:p>0.0445015614727</text:p>
              </table:table-cell>
              <table:table-cell office:value-type="float" office:value="0.0149222550953">
                <text:p>0.0149222550953</text:p>
              </table:table-cell>
              <table:table-cell office:value-type="float" office:value="0.0716789940828">
                <text:p>0.0716789940828</text:p>
              </table:table-cell>
              <table:table-cell office:value-type="float" office:value="0.0222115384615">
                <text:p>0.0222115384615</text:p>
              </table:table-cell>
              <table:table-cell office:value-type="float" office:value="0.0912997205786">
                <text:p>0.0912997205786</text:p>
              </table:table-cell>
              <table:table-cell office:value-type="float" office:value="0.0249120644313">
                <text:p>0.024912064431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3379355687">
                <text:p>0.043379355687</text:p>
              </table:table-cell>
              <table:table-cell office:value-type="float" office:value="0.0146455456936">
                <text:p>0.0146455456936</text:p>
              </table:table-cell>
              <table:table-cell office:value-type="float" office:value="0.0705465154504">
                <text:p>0.0705465154504</text:p>
              </table:table-cell>
              <table:table-cell office:value-type="float" office:value="0.0230020545694">
                <text:p>0.0230020545694</text:p>
              </table:table-cell>
              <table:table-cell office:value-type="float" office:value="0.0925382149901">
                <text:p>0.0925382149901</text:p>
              </table:table-cell>
              <table:table-cell office:value-type="float" office:value="0.0250602605194">
                <text:p>0.025060260519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00731426693">
                <text:p>0.0400731426693</text:p>
              </table:table-cell>
              <table:table-cell office:value-type="float" office:value="0.0147135930309">
                <text:p>0.0147135930309</text:p>
              </table:table-cell>
              <table:table-cell office:value-type="float" office:value="0.0675665680473">
                <text:p>0.0675665680473</text:p>
              </table:table-cell>
              <table:table-cell office:value-type="float" office:value="0.0213262245233">
                <text:p>0.0213262245233</text:p>
              </table:table-cell>
              <table:table-cell office:value-type="float" office:value="0.0968819855358">
                <text:p>0.0968819855358</text:p>
              </table:table-cell>
              <table:table-cell office:value-type="float" office:value="0.0258966346154">
                <text:p>0.025896634615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22172912558">
                <text:p>0.0422172912558</text:p>
              </table:table-cell>
              <table:table-cell office:value-type="float" office:value="0.014522600263">
                <text:p>0.014522600263</text:p>
              </table:table-cell>
              <table:table-cell office:value-type="float" office:value="0.0685844017094">
                <text:p>0.0685844017094</text:p>
              </table:table-cell>
              <table:table-cell office:value-type="float" office:value="0.0215053418803">
                <text:p>0.0215053418803</text:p>
              </table:table-cell>
              <table:table-cell office:value-type="float" office:value="0.0955806213018">
                <text:p>0.0955806213018</text:p>
              </table:table-cell>
              <table:table-cell office:value-type="float" office:value="0.0256394025312">
                <text:p>0.025639402531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25575279421">
                <text:p>0.0425575279421</text:p>
              </table:table-cell>
              <table:table-cell office:value-type="float" office:value="0.0143632478632">
                <text:p>0.0143632478632</text:p>
              </table:table-cell>
              <table:table-cell office:value-type="float" office:value="0.0680395299145">
                <text:p>0.0680395299145</text:p>
              </table:table-cell>
              <table:table-cell office:value-type="float" office:value="0.0212908448389">
                <text:p>0.0212908448389</text:p>
              </table:table-cell>
              <table:table-cell office:value-type="float" office:value="0.0947986522025">
                <text:p>0.0947986522025</text:p>
              </table:table-cell>
              <table:table-cell office:value-type="float" office:value="0.0254316033859">
                <text:p>0.02543160338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1868425378">
                <text:p>0.041868425378</text:p>
              </table:table-cell>
              <table:table-cell office:value-type="float" office:value="0.0143974358974">
                <text:p>0.0143974358974</text:p>
              </table:table-cell>
              <table:table-cell office:value-type="float" office:value="0.0670315581854">
                <text:p>0.0670315581854</text:p>
              </table:table-cell>
              <table:table-cell office:value-type="float" office:value="0.0208197731755">
                <text:p>0.0208197731755</text:p>
              </table:table-cell>
              <table:table-cell office:value-type="float" office:value="0.0945882642998">
                <text:p>0.0945882642998</text:p>
              </table:table-cell>
              <table:table-cell office:value-type="float" office:value="0.024932671762">
                <text:p>0.0249326717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26639546351">
                <text:p>0.0426639546351</text:p>
              </table:table-cell>
              <table:table-cell office:value-type="float" office:value="0.0146245890861">
                <text:p>0.0146245890861</text:p>
              </table:table-cell>
              <table:table-cell office:value-type="float" office:value="0.0679507725181">
                <text:p>0.0679507725181</text:p>
              </table:table-cell>
              <table:table-cell office:value-type="float" office:value="0.0209981097962">
                <text:p>0.0209981097962</text:p>
              </table:table-cell>
              <table:table-cell office:value-type="float" office:value="0.0939764135437">
                <text:p>0.0939764135437</text:p>
              </table:table-cell>
              <table:table-cell office:value-type="float" office:value="0.0255705950033">
                <text:p>0.025570595003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31628040763">
                <text:p>0.0431628040763</text:p>
              </table:table-cell>
              <table:table-cell office:value-type="float" office:value="0.0145940992768">
                <text:p>0.0145940992768</text:p>
              </table:table-cell>
              <table:table-cell office:value-type="float" office:value="0.0689155982906">
                <text:p>0.0689155982906</text:p>
              </table:table-cell>
              <table:table-cell office:value-type="float" office:value="0.021561760355">
                <text:p>0.021561760355</text:p>
              </table:table-cell>
              <table:table-cell office:value-type="float" office:value="0.0941744740302">
                <text:p>0.0941744740302</text:p>
              </table:table-cell>
              <table:table-cell office:value-type="float" office:value="0.0248717537804">
                <text:p>0.024871753780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41103714661">
                <text:p>0.0441103714661</text:p>
              </table:table-cell>
              <table:table-cell office:value-type="float" office:value="0.0152352892834">
                <text:p>0.0152352892834</text:p>
              </table:table-cell>
              <table:table-cell office:value-type="float" office:value="0.0679006410256">
                <text:p>0.0679006410256</text:p>
              </table:table-cell>
              <table:table-cell office:value-type="float" office:value="0.0208239234057">
                <text:p>0.0208239234057</text:p>
              </table:table-cell>
              <table:table-cell office:value-type="float" office:value="0.0946897600263">
                <text:p>0.0946897600263</text:p>
              </table:table-cell>
              <table:table-cell office:value-type="float" office:value="0.0246715976331">
                <text:p>0.024671597633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18458251151">
                <text:p>0.0418458251151</text:p>
              </table:table-cell>
              <table:table-cell office:value-type="float" office:value="0.0145484056542">
                <text:p>0.0145484056542</text:p>
              </table:table-cell>
              <table:table-cell office:value-type="float" office:value="0.0685860453649">
                <text:p>0.0685860453649</text:p>
              </table:table-cell>
              <table:table-cell office:value-type="float" office:value="0.0214430062459">
                <text:p>0.0214430062459</text:p>
              </table:table-cell>
              <table:table-cell office:value-type="float" office:value="0.091578731098">
                <text:p>0.091578731098</text:p>
              </table:table-cell>
              <table:table-cell office:value-type="float" office:value="0.024075710881">
                <text:p>0.02407571088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24026134122">
                <text:p>0.0424026134122</text:p>
              </table:table-cell>
              <table:table-cell office:value-type="float" office:value="0.0144080374753">
                <text:p>0.0144080374753</text:p>
              </table:table-cell>
              <table:table-cell office:value-type="float" office:value="0.06677843524">
                <text:p>0.06677843524</text:p>
              </table:table-cell>
              <table:table-cell office:value-type="float" office:value="0.0220699786325">
                <text:p>0.0220699786325</text:p>
              </table:table-cell>
              <table:table-cell office:value-type="float" office:value="0.0916683103222">
                <text:p>0.0916683103222</text:p>
              </table:table-cell>
              <table:table-cell office:value-type="float" office:value="0.0239664077909">
                <text:p>0.02396640779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22982412886">
                <text:p>0.0422982412886</text:p>
              </table:table-cell>
              <table:table-cell office:value-type="float" office:value="0.0135906476003">
                <text:p>0.0135906476003</text:p>
              </table:table-cell>
              <table:table-cell office:value-type="float" office:value="0.069252547666">
                <text:p>0.069252547666</text:p>
              </table:table-cell>
              <table:table-cell office:value-type="float" office:value="0.0219666337936">
                <text:p>0.0219666337936</text:p>
              </table:table-cell>
              <table:table-cell office:value-type="float" office:value="0.0931344510191">
                <text:p>0.0931344510191</text:p>
              </table:table-cell>
              <table:table-cell office:value-type="float" office:value="0.0242063198554">
                <text:p>0.024206319855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4381574622">
                <text:p>0.044381574622</text:p>
              </table:table-cell>
              <table:table-cell office:value-type="float" office:value="0.0153105687048">
                <text:p>0.0153105687048</text:p>
              </table:table-cell>
              <table:table-cell office:value-type="float" office:value="0.0677847633136">
                <text:p>0.0677847633136</text:p>
              </table:table-cell>
              <table:table-cell office:value-type="float" office:value="0.0223869165023">
                <text:p>0.0223869165023</text:p>
              </table:table-cell>
              <table:table-cell office:value-type="float" office:value="0.0905226824458">
                <text:p>0.0905226824458</text:p>
              </table:table-cell>
              <table:table-cell office:value-type="float" office:value="0.0248314431295">
                <text:p>0.02483144312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55132314267">
                <text:p>0.0455132314267</text:p>
              </table:table-cell>
              <table:table-cell office:value-type="float" office:value="0.0150035338593">
                <text:p>0.0150035338593</text:p>
              </table:table-cell>
              <table:table-cell office:value-type="float" office:value="0.0707190992768">
                <text:p>0.0707190992768</text:p>
              </table:table-cell>
              <table:table-cell office:value-type="float" office:value="0.0229744000657">
                <text:p>0.0229744000657</text:p>
              </table:table-cell>
              <table:table-cell office:value-type="float" office:value="0.0914718934911">
                <text:p>0.0914718934911</text:p>
              </table:table-cell>
              <table:table-cell office:value-type="float" office:value="0.0237691485865">
                <text:p>0.02376914858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54893984221">
                <text:p>0.0454893984221</text:p>
              </table:table-cell>
              <table:table-cell office:value-type="float" office:value="0.015334894806">
                <text:p>0.015334894806</text:p>
              </table:table-cell>
              <table:table-cell office:value-type="float" office:value="0.0681545857988">
                <text:p>0.0681545857988</text:p>
              </table:table-cell>
              <table:table-cell office:value-type="float" office:value="0.021208086785">
                <text:p>0.021208086785</text:p>
              </table:table-cell>
              <table:table-cell office:value-type="float" office:value="0.0897238658777">
                <text:p>0.0897238658777</text:p>
              </table:table-cell>
              <table:table-cell office:value-type="float" office:value="0.0230590483235">
                <text:p>0.0230590483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54688527285">
                <text:p>0.0454688527285</text:p>
              </table:table-cell>
              <table:table-cell office:value-type="float" office:value="0.0166423405654">
                <text:p>0.0166423405654</text:p>
              </table:table-cell>
              <table:table-cell office:value-type="float" office:value="0.0688387573964">
                <text:p>0.0688387573964</text:p>
              </table:table-cell>
              <table:table-cell office:value-type="float" office:value="0.0212967619987">
                <text:p>0.0212967619987</text:p>
              </table:table-cell>
              <table:table-cell office:value-type="float" office:value="0.0901397107166">
                <text:p>0.0901397107166</text:p>
              </table:table-cell>
              <table:table-cell office:value-type="float" office:value="0.0235113206772">
                <text:p>0.023511320677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40253122945">
                <text:p>0.0440253122945</text:p>
              </table:table-cell>
              <table:table-cell office:value-type="float" office:value="0.016364069691">
                <text:p>0.016364069691</text:p>
              </table:table-cell>
              <table:table-cell office:value-type="float" office:value="0.0683994904668">
                <text:p>0.0683994904668</text:p>
              </table:table-cell>
              <table:table-cell office:value-type="float" office:value="0.0201725016437">
                <text:p>0.0201725016437</text:p>
              </table:table-cell>
              <table:table-cell office:value-type="float" office:value="0.0904787146614">
                <text:p>0.0904787146614</text:p>
              </table:table-cell>
              <table:table-cell office:value-type="float" office:value="0.0231654955621">
                <text:p>0.02316549556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62615055884">
                <text:p>0.0462615055884</text:p>
              </table:table-cell>
              <table:table-cell office:value-type="float" office:value="0.0182203320184">
                <text:p>0.0182203320184</text:p>
              </table:table-cell>
              <table:table-cell office:value-type="float" office:value="0.0676906640368">
                <text:p>0.0676906640368</text:p>
              </table:table-cell>
              <table:table-cell office:value-type="float" office:value="0.0213385519395">
                <text:p>0.0213385519395</text:p>
              </table:table-cell>
              <table:table-cell office:value-type="float" office:value="0.0890988658777">
                <text:p>0.0890988658777</text:p>
              </table:table-cell>
              <table:table-cell office:value-type="float" office:value="0.0226492850099">
                <text:p>0.02264928500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69436226167">
                <text:p>0.0469436226167</text:p>
              </table:table-cell>
              <table:table-cell office:value-type="float" office:value="0.0183489480605">
                <text:p>0.0183489480605</text:p>
              </table:table-cell>
              <table:table-cell office:value-type="float" office:value="0.0677732577252">
                <text:p>0.0677732577252</text:p>
              </table:table-cell>
              <table:table-cell office:value-type="float" office:value="0.0212473701512">
                <text:p>0.0212473701512</text:p>
              </table:table-cell>
              <table:table-cell office:value-type="float" office:value="0.089455539119">
                <text:p>0.089455539119</text:p>
              </table:table-cell>
              <table:table-cell office:value-type="float" office:value="0.0228229988494">
                <text:p>0.022822998849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72834483892">
                <text:p>0.0472834483892</text:p>
              </table:table-cell>
              <table:table-cell office:value-type="float" office:value="0.0187271531887">
                <text:p>0.0187271531887</text:p>
              </table:table-cell>
              <table:table-cell office:value-type="float" office:value="0.0673430309007">
                <text:p>0.0673430309007</text:p>
              </table:table-cell>
              <table:table-cell office:value-type="float" office:value="0.0211822813938">
                <text:p>0.0211822813938</text:p>
              </table:table-cell>
              <table:table-cell office:value-type="float" office:value="0.0881788297173">
                <text:p>0.0881788297173</text:p>
              </table:table-cell>
              <table:table-cell office:value-type="float" office:value="0.022458086785">
                <text:p>0.02245808678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80855522682">
                <text:p>0.0480855522682</text:p>
              </table:table-cell>
              <table:table-cell office:value-type="float" office:value="0.0190300788955">
                <text:p>0.0190300788955</text:p>
              </table:table-cell>
              <table:table-cell office:value-type="float" office:value="0.0663593030901">
                <text:p>0.0663593030901</text:p>
              </table:table-cell>
              <table:table-cell office:value-type="float" office:value="0.0204903846154">
                <text:p>0.0204903846154</text:p>
              </table:table-cell>
              <table:table-cell office:value-type="float" office:value="0.0894263642341">
                <text:p>0.0894263642341</text:p>
              </table:table-cell>
              <table:table-cell office:value-type="float" office:value="0.022125739645">
                <text:p>0.0221257396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96622287968">
                <text:p>0.0496622287968</text:p>
              </table:table-cell>
              <table:table-cell office:value-type="float" office:value="0.020097304405">
                <text:p>0.020097304405</text:p>
              </table:table-cell>
              <table:table-cell office:value-type="float" office:value="0.0682322485207">
                <text:p>0.0682322485207</text:p>
              </table:table-cell>
              <table:table-cell office:value-type="float" office:value="0.02042328238">
                <text:p>0.02042328238</text:p>
              </table:table-cell>
              <table:table-cell office:value-type="float" office:value="0.0888334155161">
                <text:p>0.0888334155161</text:p>
              </table:table-cell>
              <table:table-cell office:value-type="float" office:value="0.0233186226167">
                <text:p>0.023318622616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84512656147">
                <text:p>0.0484512656147</text:p>
              </table:table-cell>
              <table:table-cell office:value-type="float" office:value="0.0194424720579">
                <text:p>0.0194424720579</text:p>
              </table:table-cell>
              <table:table-cell office:value-type="float" office:value="0.0656619822485">
                <text:p>0.0656619822485</text:p>
              </table:table-cell>
              <table:table-cell office:value-type="float" office:value="0.019672748192">
                <text:p>0.019672748192</text:p>
              </table:table-cell>
              <table:table-cell office:value-type="float" office:value="0.0877670940171">
                <text:p>0.0877670940171</text:p>
              </table:table-cell>
              <table:table-cell office:value-type="float" office:value="0.0215664653189">
                <text:p>0.021566465318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90557199211">
                <text:p>0.0490557199211</text:p>
              </table:table-cell>
              <table:table-cell office:value-type="float" office:value="0.0207127712032">
                <text:p>0.0207127712032</text:p>
              </table:table-cell>
              <table:table-cell office:value-type="float" office:value="0.0673397435897">
                <text:p>0.0673397435897</text:p>
              </table:table-cell>
              <table:table-cell office:value-type="float" office:value="0.0204642504931">
                <text:p>0.0204642504931</text:p>
              </table:table-cell>
              <table:table-cell office:value-type="float" office:value="0.089513477975">
                <text:p>0.089513477975</text:p>
              </table:table-cell>
              <table:table-cell office:value-type="float" office:value="0.0202795447074">
                <text:p>0.020279544707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95549802761">
                <text:p>0.0495549802761</text:p>
              </table:table-cell>
              <table:table-cell office:value-type="float" office:value="0.0209630999343">
                <text:p>0.0209630999343</text:p>
              </table:table-cell>
              <table:table-cell office:value-type="float" office:value="0.0686969921105">
                <text:p>0.0686969921105</text:p>
              </table:table-cell>
              <table:table-cell office:value-type="float" office:value="0.0210799227482">
                <text:p>0.0210799227482</text:p>
              </table:table-cell>
              <table:table-cell office:value-type="float" office:value="0.0875862919132">
                <text:p>0.0875862919132</text:p>
              </table:table-cell>
              <table:table-cell office:value-type="float" office:value="0.0202946663379">
                <text:p>0.020294666337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494497863248">
                <text:p>0.0494497863248</text:p>
              </table:table-cell>
              <table:table-cell office:value-type="float" office:value="0.0208685075608">
                <text:p>0.0208685075608</text:p>
              </table:table-cell>
              <table:table-cell office:value-type="float" office:value="0.0682018408941">
                <text:p>0.0682018408941</text:p>
              </table:table-cell>
              <table:table-cell office:value-type="float" office:value="0.021077457265">
                <text:p>0.021077457265</text:p>
              </table:table-cell>
              <table:table-cell office:value-type="float" office:value="0.0872016765286">
                <text:p>0.0872016765286</text:p>
              </table:table-cell>
              <table:table-cell office:value-type="float" office:value="0.0207168597962">
                <text:p>0.02071685979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468889710717">
                <text:p>0.0468889710717</text:p>
              </table:table-cell>
              <table:table-cell office:value-type="float" office:value="0.0195004109139">
                <text:p>0.0195004109139</text:p>
              </table:table-cell>
              <table:table-cell office:value-type="float" office:value="0.0685133136095">
                <text:p>0.0685133136095</text:p>
              </table:table-cell>
              <table:table-cell office:value-type="float" office:value="0.0211317800789">
                <text:p>0.0211317800789</text:p>
              </table:table-cell>
              <table:table-cell office:value-type="float" office:value="0.0904967948718">
                <text:p>0.0904967948718</text:p>
              </table:table-cell>
              <table:table-cell office:value-type="float" office:value="0.0208807322485">
                <text:p>0.02088073224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48875739645">
                <text:p>0.048875739645</text:p>
              </table:table-cell>
              <table:table-cell office:value-type="float" office:value="0.0207971729126">
                <text:p>0.0207971729126</text:p>
              </table:table-cell>
              <table:table-cell office:value-type="float" office:value="0.0689308021039">
                <text:p>0.0689308021039</text:p>
              </table:table-cell>
              <table:table-cell office:value-type="float" office:value="0.0211048241289">
                <text:p>0.0211048241289</text:p>
              </table:table-cell>
              <table:table-cell office:value-type="float" office:value="0.0869304733728">
                <text:p>0.0869304733728</text:p>
              </table:table-cell>
              <table:table-cell office:value-type="float" office:value="0.0207188116371">
                <text:p>0.020718811637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79598126233">
                <text:p>0.0479598126233</text:p>
              </table:table-cell>
              <table:table-cell office:value-type="float" office:value="0.0200319690993">
                <text:p>0.0200319690993</text:p>
              </table:table-cell>
              <table:table-cell office:value-type="float" office:value="0.0692324128863">
                <text:p>0.0692324128863</text:p>
              </table:table-cell>
              <table:table-cell office:value-type="float" office:value="0.0211908284024">
                <text:p>0.0211908284024</text:p>
              </table:table-cell>
              <table:table-cell office:value-type="float" office:value="0.0878307856673">
                <text:p>0.0878307856673</text:p>
              </table:table-cell>
              <table:table-cell office:value-type="float" office:value="0.0198731303419">
                <text:p>0.019873130341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92714497041">
                <text:p>0.0492714497041</text:p>
              </table:table-cell>
              <table:table-cell office:value-type="float" office:value="0.0195031229454">
                <text:p>0.0195031229454</text:p>
              </table:table-cell>
              <table:table-cell office:value-type="float" office:value="0.0710609796187">
                <text:p>0.0710609796187</text:p>
              </table:table-cell>
              <table:table-cell office:value-type="float" office:value="0.0210518162393">
                <text:p>0.0210518162393</text:p>
              </table:table-cell>
              <table:table-cell office:value-type="float" office:value="0.088302103879">
                <text:p>0.088302103879</text:p>
              </table:table-cell>
              <table:table-cell office:value-type="float" office:value="0.0205575073964">
                <text:p>0.020557507396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480132314267">
                <text:p>0.0480132314267</text:p>
              </table:table-cell>
              <table:table-cell office:value-type="float" office:value="0.0195350098619">
                <text:p>0.0195350098619</text:p>
              </table:table-cell>
              <table:table-cell office:value-type="float" office:value="0.0706607495069">
                <text:p>0.0706607495069</text:p>
              </table:table-cell>
              <table:table-cell office:value-type="float" office:value="0.021267504931">
                <text:p>0.021267504931</text:p>
              </table:table-cell>
              <table:table-cell office:value-type="float" office:value="0.0878242110454">
                <text:p>0.0878242110454</text:p>
              </table:table-cell>
              <table:table-cell office:value-type="float" office:value="0.0213708497699">
                <text:p>0.021370849769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4748726167">
                <text:p>0.04748726167</text:p>
              </table:table-cell>
              <table:table-cell office:value-type="float" office:value="0.0190011505588">
                <text:p>0.0190011505588</text:p>
              </table:table-cell>
              <table:table-cell office:value-type="float" office:value="0.0724564431295">
                <text:p>0.0724564431295</text:p>
              </table:table-cell>
              <table:table-cell office:value-type="float" office:value="0.0221569280079">
                <text:p>0.0221569280079</text:p>
              </table:table-cell>
              <table:table-cell office:value-type="float" office:value="0.0869806048652">
                <text:p>0.0869806048652</text:p>
              </table:table-cell>
              <table:table-cell office:value-type="float" office:value="0.0209395956607">
                <text:p>0.02093959566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47645052597">
                <text:p>0.047645052597</text:p>
              </table:table-cell>
              <table:table-cell office:value-type="float" office:value="0.0203347304405">
                <text:p>0.0203347304405</text:p>
              </table:table-cell>
              <table:table-cell office:value-type="float" office:value="0.0701068376068">
                <text:p>0.0701068376068</text:p>
              </table:table-cell>
              <table:table-cell office:value-type="float" office:value="0.0217361932939">
                <text:p>0.0217361932939</text:p>
              </table:table-cell>
              <table:table-cell office:value-type="float" office:value="0.0893832182774">
                <text:p>0.0893832182774</text:p>
              </table:table-cell>
              <table:table-cell office:value-type="float" office:value="0.0218544953978">
                <text:p>0.02185449539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487421926364">
                <text:p>0.0487421926364</text:p>
              </table:table-cell>
              <table:table-cell office:value-type="float" office:value="0.0207216469428">
                <text:p>0.0207216469428</text:p>
              </table:table-cell>
              <table:table-cell office:value-type="float" office:value="0.0703653024326">
                <text:p>0.0703653024326</text:p>
              </table:table-cell>
              <table:table-cell office:value-type="float" office:value="0.0218830950033">
                <text:p>0.0218830950033</text:p>
              </table:table-cell>
              <table:table-cell office:value-type="float" office:value="0.0889792899408">
                <text:p>0.0889792899408</text:p>
              </table:table-cell>
              <table:table-cell office:value-type="float" office:value="0.0216902736686">
                <text:p>0.0216902736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476536817883">
                <text:p>0.0476536817883</text:p>
              </table:table-cell>
              <table:table-cell office:value-type="float" office:value="0.0199594017094">
                <text:p>0.0199594017094</text:p>
              </table:table-cell>
              <table:table-cell office:value-type="float" office:value="0.0696959237344">
                <text:p>0.0696959237344</text:p>
              </table:table-cell>
              <table:table-cell office:value-type="float" office:value="0.0209988083498">
                <text:p>0.0209988083498</text:p>
              </table:table-cell>
              <table:table-cell office:value-type="float" office:value="0.0908982577252">
                <text:p>0.0908982577252</text:p>
              </table:table-cell>
              <table:table-cell office:value-type="float" office:value="0.0224863782051">
                <text:p>0.022486378205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80222715319">
                <text:p>0.0480222715319</text:p>
              </table:table-cell>
              <table:table-cell office:value-type="float" office:value="0.0214027777778">
                <text:p>0.0214027777778</text:p>
              </table:table-cell>
              <table:table-cell office:value-type="float" office:value="0.0669699211045">
                <text:p>0.0669699211045</text:p>
              </table:table-cell>
              <table:table-cell office:value-type="float" office:value="0.0201757067719">
                <text:p>0.0201757067719</text:p>
              </table:table-cell>
              <table:table-cell office:value-type="float" office:value="0.0906241781723">
                <text:p>0.0906241781723</text:p>
              </table:table-cell>
              <table:table-cell office:value-type="float" office:value="0.023027428501">
                <text:p>0.0230274285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99917817226">
                <text:p>0.0499917817226</text:p>
              </table:table-cell>
              <table:table-cell office:value-type="float" office:value="0.0214317882972">
                <text:p>0.0214317882972</text:p>
              </table:table-cell>
              <table:table-cell office:value-type="float" office:value="0.0671577087442">
                <text:p>0.0671577087442</text:p>
              </table:table-cell>
              <table:table-cell office:value-type="float" office:value="0.0203701923077">
                <text:p>0.0203701923077</text:p>
              </table:table-cell>
              <table:table-cell office:value-type="float" office:value="0.0910671433268">
                <text:p>0.0910671433268</text:p>
              </table:table-cell>
              <table:table-cell office:value-type="float" office:value="0.0231106180145">
                <text:p>0.02311061801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487331525312">
                <text:p>0.0487331525312</text:p>
              </table:table-cell>
              <table:table-cell office:value-type="float" office:value="0.0208129520053">
                <text:p>0.0208129520053</text:p>
              </table:table-cell>
              <table:table-cell office:value-type="float" office:value="0.0680041913215">
                <text:p>0.0680041913215</text:p>
              </table:table-cell>
              <table:table-cell office:value-type="float" office:value="0.0207828320184">
                <text:p>0.0207828320184</text:p>
              </table:table-cell>
              <table:table-cell office:value-type="float" office:value="0.0893466469428">
                <text:p>0.0893466469428</text:p>
              </table:table-cell>
              <table:table-cell office:value-type="float" office:value="0.0224989316239">
                <text:p>0.022498931623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493014464168">
                <text:p>0.0493014464168</text:p>
              </table:table-cell>
              <table:table-cell office:value-type="float" office:value="0.0208669460881">
                <text:p>0.0208669460881</text:p>
              </table:table-cell>
              <table:table-cell office:value-type="float" office:value="0.0655535009862">
                <text:p>0.0655535009862</text:p>
              </table:table-cell>
              <table:table-cell office:value-type="float" office:value="0.0208098290598">
                <text:p>0.0208098290598</text:p>
              </table:table-cell>
              <table:table-cell office:value-type="float" office:value="0.090505834977">
                <text:p>0.090505834977</text:p>
              </table:table-cell>
              <table:table-cell office:value-type="float" office:value="0.0223290803748">
                <text:p>0.02232908037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491313280736">
                <text:p>0.0491313280736</text:p>
              </table:table-cell>
              <table:table-cell office:value-type="float" office:value="0.0205124917817">
                <text:p>0.0205124917817</text:p>
              </table:table-cell>
              <table:table-cell office:value-type="float" office:value="0.0672107166338">
                <text:p>0.0672107166338</text:p>
              </table:table-cell>
              <table:table-cell office:value-type="float" office:value="0.0213574128863">
                <text:p>0.0213574128863</text:p>
              </table:table-cell>
              <table:table-cell office:value-type="float" office:value="0.0878069526627">
                <text:p>0.0878069526627</text:p>
              </table:table-cell>
              <table:table-cell office:value-type="float" office:value="0.0224009697567">
                <text:p>0.022400969756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7275641026">
                <text:p>0.0497275641026</text:p>
              </table:table-cell>
              <table:table-cell office:value-type="float" office:value="0.0216336291913">
                <text:p>0.0216336291913</text:p>
              </table:table-cell>
              <table:table-cell office:value-type="float" office:value="0.0682285502959">
                <text:p>0.0682285502959</text:p>
              </table:table-cell>
              <table:table-cell office:value-type="float" office:value="0.0216727071006">
                <text:p>0.0216727071006</text:p>
              </table:table-cell>
              <table:table-cell office:value-type="float" office:value="0.0898027613412">
                <text:p>0.0898027613412</text:p>
              </table:table-cell>
              <table:table-cell office:value-type="float" office:value="0.0218342373439">
                <text:p>0.021834237343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489398422091">
                <text:p>0.0489398422091</text:p>
              </table:table-cell>
              <table:table-cell office:value-type="float" office:value="0.0214557856673">
                <text:p>0.0214557856673</text:p>
              </table:table-cell>
              <table:table-cell office:value-type="float" office:value="0.0708559335963">
                <text:p>0.0708559335963</text:p>
              </table:table-cell>
              <table:table-cell office:value-type="float" office:value="0.0212917899408">
                <text:p>0.0212917899408</text:p>
              </table:table-cell>
              <table:table-cell office:value-type="float" office:value="0.0882778599606">
                <text:p>0.0882778599606</text:p>
              </table:table-cell>
              <table:table-cell office:value-type="float" office:value="0.0217391313281">
                <text:p>0.02173913132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02490138067">
                <text:p>0.0502490138067</text:p>
              </table:table-cell>
              <table:table-cell office:value-type="float" office:value="0.0210859631821">
                <text:p>0.0210859631821</text:p>
              </table:table-cell>
              <table:table-cell office:value-type="float" office:value="0.0676787475345">
                <text:p>0.0676787475345</text:p>
              </table:table-cell>
              <table:table-cell office:value-type="float" office:value="0.0204960141354">
                <text:p>0.0204960141354</text:p>
              </table:table-cell>
              <table:table-cell office:value-type="float" office:value="0.0886127547666">
                <text:p>0.0886127547666</text:p>
              </table:table-cell>
              <table:table-cell office:value-type="float" office:value="0.0225766354372">
                <text:p>0.02257663543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485120808679">
                <text:p>0.0485120808679</text:p>
              </table:table-cell>
              <table:table-cell office:value-type="float" office:value="0.0200003287311">
                <text:p>0.0200003287311</text:p>
              </table:table-cell>
              <table:table-cell office:value-type="float" office:value="0.0689484714004">
                <text:p>0.0689484714004</text:p>
              </table:table-cell>
              <table:table-cell office:value-type="float" office:value="0.0210284763314">
                <text:p>0.0210284763314</text:p>
              </table:table-cell>
              <table:table-cell office:value-type="float" office:value="0.0910227646285">
                <text:p>0.0910227646285</text:p>
              </table:table-cell>
              <table:table-cell office:value-type="float" office:value="0.0226763231427">
                <text:p>0.02267632314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76598454964">
                <text:p>0.0476598454964</text:p>
              </table:table-cell>
              <table:table-cell office:value-type="float" office:value="0.0199804404997">
                <text:p>0.0199804404997</text:p>
              </table:table-cell>
              <table:table-cell office:value-type="float" office:value="0.0705391190007">
                <text:p>0.0705391190007</text:p>
              </table:table-cell>
              <table:table-cell office:value-type="float" office:value="0.0217841058514">
                <text:p>0.0217841058514</text:p>
              </table:table-cell>
              <table:table-cell office:value-type="float" office:value="0.0906562294543">
                <text:p>0.0906562294543</text:p>
              </table:table-cell>
              <table:table-cell office:value-type="float" office:value="0.0232668063774">
                <text:p>0.02326680637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470171761999">
                <text:p>0.0470171761999</text:p>
              </table:table-cell>
              <table:table-cell office:value-type="float" office:value="0.0185669789612">
                <text:p>0.0185669789612</text:p>
              </table:table-cell>
              <table:table-cell office:value-type="float" office:value="0.0718860946746">
                <text:p>0.0718860946746</text:p>
              </table:table-cell>
              <table:table-cell office:value-type="float" office:value="0.0203134861933">
                <text:p>0.0203134861933</text:p>
              </table:table-cell>
              <table:table-cell office:value-type="float" office:value="0.0853636587771">
                <text:p>0.0853636587771</text:p>
              </table:table-cell>
              <table:table-cell office:value-type="float" office:value="0.0232627588757">
                <text:p>0.023262758875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476343688363">
                <text:p>0.0476343688363</text:p>
              </table:table-cell>
              <table:table-cell office:value-type="float" office:value="0.0192187705457">
                <text:p>0.0192187705457</text:p>
              </table:table-cell>
              <table:table-cell office:value-type="float" office:value="0.0685420775805">
                <text:p>0.0685420775805</text:p>
              </table:table-cell>
              <table:table-cell office:value-type="float" office:value="0.0214833168968">
                <text:p>0.0214833168968</text:p>
              </table:table-cell>
              <table:table-cell office:value-type="float" office:value="0.0862323307035">
                <text:p>0.0862323307035</text:p>
              </table:table-cell>
              <table:table-cell office:value-type="float" office:value="0.0231951019066">
                <text:p>0.02319510190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86978139382">
                <text:p>0.0486978139382</text:p>
              </table:table-cell>
              <table:table-cell office:value-type="float" office:value="0.0197938856016">
                <text:p>0.0197938856016</text:p>
              </table:table-cell>
              <table:table-cell office:value-type="float" office:value="0.0701487508218">
                <text:p>0.0701487508218</text:p>
              </table:table-cell>
              <table:table-cell office:value-type="float" office:value="0.0220629109139">
                <text:p>0.0220629109139</text:p>
              </table:table-cell>
              <table:table-cell office:value-type="float" office:value="0.0900575279421">
                <text:p>0.0900575279421</text:p>
              </table:table-cell>
              <table:table-cell office:value-type="float" office:value="0.0232967003616">
                <text:p>0.023296700361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85486522025">
                <text:p>0.0485486522025</text:p>
              </table:table-cell>
              <table:table-cell office:value-type="float" office:value="0.020004355687">
                <text:p>0.020004355687</text:p>
              </table:table-cell>
              <table:table-cell office:value-type="float" office:value="0.0680362426036">
                <text:p>0.0680362426036</text:p>
              </table:table-cell>
              <table:table-cell office:value-type="float" office:value="0.0204594428008">
                <text:p>0.0204594428008</text:p>
              </table:table-cell>
              <table:table-cell office:value-type="float" office:value="0.0924769888231">
                <text:p>0.0924769888231</text:p>
              </table:table-cell>
              <table:table-cell office:value-type="float" office:value="0.0230802514793">
                <text:p>0.023080251479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8807938856">
                <text:p>0.048807938856</text:p>
              </table:table-cell>
              <table:table-cell office:value-type="float" office:value="0.019683678501">
                <text:p>0.019683678501</text:p>
              </table:table-cell>
              <table:table-cell office:value-type="float" office:value="0.0694995069034">
                <text:p>0.0694995069034</text:p>
              </table:table-cell>
              <table:table-cell office:value-type="float" office:value="0.0205174227482">
                <text:p>0.0205174227482</text:p>
              </table:table-cell>
              <table:table-cell office:value-type="float" office:value="0.0910807034845">
                <text:p>0.0910807034845</text:p>
              </table:table-cell>
              <table:table-cell office:value-type="float" office:value="0.0228507766272">
                <text:p>0.022850776627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482651216305">
                <text:p>0.0482651216305</text:p>
              </table:table-cell>
              <table:table-cell office:value-type="float" office:value="0.0191584483892">
                <text:p>0.0191584483892</text:p>
              </table:table-cell>
              <table:table-cell office:value-type="float" office:value="0.0689049145299">
                <text:p>0.0689049145299</text:p>
              </table:table-cell>
              <table:table-cell office:value-type="float" office:value="0.020940047666">
                <text:p>0.020940047666</text:p>
              </table:table-cell>
              <table:table-cell office:value-type="float" office:value="0.088405243261">
                <text:p>0.088405243261</text:p>
              </table:table-cell>
              <table:table-cell office:value-type="float" office:value="0.022731221236">
                <text:p>0.0227312212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76458744247">
                <text:p>0.0476458744247</text:p>
              </table:table-cell>
              <table:table-cell office:value-type="float" office:value="0.0191649408284">
                <text:p>0.0191649408284</text:p>
              </table:table-cell>
              <table:table-cell office:value-type="float" office:value="0.0651261505588">
                <text:p>0.0651261505588</text:p>
              </table:table-cell>
              <table:table-cell office:value-type="float" office:value="0.0201040433925">
                <text:p>0.0201040433925</text:p>
              </table:table-cell>
              <table:table-cell office:value-type="float" office:value="0.0907597797502">
                <text:p>0.0907597797502</text:p>
              </table:table-cell>
              <table:table-cell office:value-type="float" office:value="0.0230303048981">
                <text:p>0.02303030489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488588921762">
                <text:p>0.0488588921762</text:p>
              </table:table-cell>
              <table:table-cell office:value-type="float" office:value="0.0191234385273">
                <text:p>0.0191234385273</text:p>
              </table:table-cell>
              <table:table-cell office:value-type="float" office:value="0.0662294543064">
                <text:p>0.0662294543064</text:p>
              </table:table-cell>
              <table:table-cell office:value-type="float" office:value="0.0218086374096">
                <text:p>0.0218086374096</text:p>
              </table:table-cell>
              <table:table-cell office:value-type="float" office:value="0.0920837442472">
                <text:p>0.0920837442472</text:p>
              </table:table-cell>
              <table:table-cell office:value-type="float" office:value="0.02266335881">
                <text:p>0.02266335881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52227153189">
                <text:p>0.0452227153189</text:p>
              </table:table-cell>
              <table:table-cell office:value-type="float" office:value="0.0178390861275">
                <text:p>0.0178390861275</text:p>
              </table:table-cell>
              <table:table-cell office:value-type="float" office:value="0.0699165844839">
                <text:p>0.0699165844839</text:p>
              </table:table-cell>
              <table:table-cell office:value-type="float" office:value="0.0217133053912">
                <text:p>0.0217133053912</text:p>
              </table:table-cell>
              <table:table-cell office:value-type="float" office:value="0.0898085141354">
                <text:p>0.0898085141354</text:p>
              </table:table-cell>
              <table:table-cell office:value-type="float" office:value="0.0227298652202">
                <text:p>0.022729865220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63708086785">
                <text:p>0.0463708086785</text:p>
              </table:table-cell>
              <table:table-cell office:value-type="float" office:value="0.0167347140039">
                <text:p>0.0167347140039</text:p>
              </table:table-cell>
              <table:table-cell office:value-type="float" office:value="0.0699708251151">
                <text:p>0.0699708251151</text:p>
              </table:table-cell>
              <table:table-cell office:value-type="float" office:value="0.0219595249836">
                <text:p>0.0219595249836</text:p>
              </table:table-cell>
              <table:table-cell office:value-type="float" office:value="0.0908168967784">
                <text:p>0.0908168967784</text:p>
              </table:table-cell>
              <table:table-cell office:value-type="float" office:value="0.022161345332">
                <text:p>0.02216134533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45163543721">
                <text:p>0.0445163543721</text:p>
              </table:table-cell>
              <table:table-cell office:value-type="float" office:value="0.0161634615385">
                <text:p>0.0161634615385</text:p>
              </table:table-cell>
              <table:table-cell office:value-type="float" office:value="0.0699461702827">
                <text:p>0.0699461702827</text:p>
              </table:table-cell>
              <table:table-cell office:value-type="float" office:value="0.0221672419461">
                <text:p>0.0221672419461</text:p>
              </table:table-cell>
              <table:table-cell office:value-type="float" office:value="0.0904031065089">
                <text:p>0.0904031065089</text:p>
              </table:table-cell>
              <table:table-cell office:value-type="float" office:value="0.0224607988166">
                <text:p>0.02246079881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434767422748">
                <text:p>0.0434767422748</text:p>
              </table:table-cell>
              <table:table-cell office:value-type="float" office:value="0.015744165023">
                <text:p>0.015744165023</text:p>
              </table:table-cell>
              <table:table-cell office:value-type="float" office:value="0.0700801282051">
                <text:p>0.0700801282051</text:p>
              </table:table-cell>
              <table:table-cell office:value-type="float" office:value="0.0227684500329">
                <text:p>0.0227684500329</text:p>
              </table:table-cell>
              <table:table-cell office:value-type="float" office:value="0.0918215811966">
                <text:p>0.0918215811966</text:p>
              </table:table-cell>
              <table:table-cell office:value-type="float" office:value="0.0238313814924">
                <text:p>0.02383138149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36748027613">
                <text:p>0.0436748027613</text:p>
              </table:table-cell>
              <table:table-cell office:value-type="float" office:value="0.0163875739645">
                <text:p>0.0163875739645</text:p>
              </table:table-cell>
              <table:table-cell office:value-type="float" office:value="0.0716543392505">
                <text:p>0.0716543392505</text:p>
              </table:table-cell>
              <table:table-cell office:value-type="float" office:value="0.0222303172255">
                <text:p>0.0222303172255</text:p>
              </table:table-cell>
              <table:table-cell office:value-type="float" office:value="0.0922320841552">
                <text:p>0.0922320841552</text:p>
              </table:table-cell>
              <table:table-cell office:value-type="float" office:value="0.025050295858">
                <text:p>0.02505029585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424030243261">
                <text:p>0.0424030243261</text:p>
              </table:table-cell>
              <table:table-cell office:value-type="float" office:value="0.0152342209073">
                <text:p>0.0152342209073</text:p>
              </table:table-cell>
              <table:table-cell office:value-type="float" office:value="0.0727038132807">
                <text:p>0.0727038132807</text:p>
              </table:table-cell>
              <table:table-cell office:value-type="float" office:value="0.0226372452334">
                <text:p>0.0226372452334</text:p>
              </table:table-cell>
              <table:table-cell office:value-type="float" office:value="0.0923463182117">
                <text:p>0.0923463182117</text:p>
              </table:table-cell>
              <table:table-cell office:value-type="float" office:value="0.0247759286654">
                <text:p>0.0247759286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29877547666">
                <text:p>0.0429877547666</text:p>
              </table:table-cell>
              <table:table-cell office:value-type="float" office:value="0.0154648257725">
                <text:p>0.0154648257725</text:p>
              </table:table-cell>
              <table:table-cell office:value-type="float" office:value="0.0716379026956">
                <text:p>0.0716379026956</text:p>
              </table:table-cell>
              <table:table-cell office:value-type="float" office:value="0.0231450936884">
                <text:p>0.0231450936884</text:p>
              </table:table-cell>
              <table:table-cell office:value-type="float" office:value="0.0909594838922">
                <text:p>0.0909594838922</text:p>
              </table:table-cell>
              <table:table-cell office:value-type="float" office:value="0.023995911407">
                <text:p>0.0239959114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39903846154">
                <text:p>0.0439903846154</text:p>
              </table:table-cell>
              <table:table-cell office:value-type="float" office:value="0.0156425871137">
                <text:p>0.0156425871137</text:p>
              </table:table-cell>
              <table:table-cell office:value-type="float" office:value="0.0686369986851">
                <text:p>0.0686369986851</text:p>
              </table:table-cell>
              <table:table-cell office:value-type="float" office:value="0.021708086785">
                <text:p>0.021708086785</text:p>
              </table:table-cell>
              <table:table-cell office:value-type="float" office:value="0.0916416009204">
                <text:p>0.0916416009204</text:p>
              </table:table-cell>
              <table:table-cell office:value-type="float" office:value="0.0236506204799">
                <text:p>0.023650620479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451935404339">
                <text:p>0.0451935404339</text:p>
              </table:table-cell>
              <table:table-cell office:value-type="float" office:value="0.0160811965812">
                <text:p>0.0160811965812</text:p>
              </table:table-cell>
              <table:table-cell office:value-type="float" office:value="0.0704778928337">
                <text:p>0.0704778928337</text:p>
              </table:table-cell>
              <table:table-cell office:value-type="float" office:value="0.023025147929">
                <text:p>0.023025147929</text:p>
              </table:table-cell>
              <table:table-cell office:value-type="float" office:value="0.0907264957265">
                <text:p>0.0907264957265</text:p>
              </table:table-cell>
              <table:table-cell office:value-type="float" office:value="0.0231899449375">
                <text:p>0.023189944937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463913543721">
                <text:p>0.0463913543721</text:p>
              </table:table-cell>
              <table:table-cell office:value-type="float" office:value="0.0167809007232">
                <text:p>0.0167809007232</text:p>
              </table:table-cell>
              <table:table-cell office:value-type="float" office:value="0.0719399243918">
                <text:p>0.0719399243918</text:p>
              </table:table-cell>
              <table:table-cell office:value-type="float" office:value="0.0225646778435">
                <text:p>0.0225646778435</text:p>
              </table:table-cell>
              <table:table-cell office:value-type="float" office:value="0.0908871630506">
                <text:p>0.0908871630506</text:p>
              </table:table-cell>
              <table:table-cell office:value-type="float" office:value="0.0239715031229">
                <text:p>0.023971503122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438572485207">
                <text:p>0.0438572485207</text:p>
              </table:table-cell>
              <table:table-cell office:value-type="float" office:value="0.0153165680473">
                <text:p>0.0153165680473</text:p>
              </table:table-cell>
              <table:table-cell office:value-type="float" office:value="0.0703694115713">
                <text:p>0.0703694115713</text:p>
              </table:table-cell>
              <table:table-cell office:value-type="float" office:value="0.0218631245891">
                <text:p>0.0218631245891</text:p>
              </table:table-cell>
              <table:table-cell office:value-type="float" office:value="0.0884422255095">
                <text:p>0.0884422255095</text:p>
              </table:table-cell>
              <table:table-cell office:value-type="float" office:value="0.0232614439513">
                <text:p>0.023261443951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473845332018">
                <text:p>0.0473845332018</text:p>
              </table:table-cell>
              <table:table-cell office:value-type="float" office:value="0.0176843359632">
                <text:p>0.0176843359632</text:p>
              </table:table-cell>
              <table:table-cell office:value-type="float" office:value="0.0702876397107">
                <text:p>0.0702876397107</text:p>
              </table:table-cell>
              <table:table-cell office:value-type="float" office:value="0.0219126397107">
                <text:p>0.0219126397107</text:p>
              </table:table-cell>
              <table:table-cell office:value-type="float" office:value="0.0906200690335">
                <text:p>0.0906200690335</text:p>
              </table:table-cell>
              <table:table-cell office:value-type="float" office:value="0.0238205539119">
                <text:p>0.023820553911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45885930309">
                <text:p>0.045885930309</text:p>
              </table:table-cell>
              <table:table-cell office:value-type="float" office:value="0.0169404996713">
                <text:p>0.0169404996713</text:p>
              </table:table-cell>
              <table:table-cell office:value-type="float" office:value="0.0704729618672">
                <text:p>0.0704729618672</text:p>
              </table:table-cell>
              <table:table-cell office:value-type="float" office:value="0.0228090894149">
                <text:p>0.0228090894149</text:p>
              </table:table-cell>
              <table:table-cell office:value-type="float" office:value="0.0889155982906">
                <text:p>0.0889155982906</text:p>
              </table:table-cell>
              <table:table-cell office:value-type="float" office:value="0.0236553254438">
                <text:p>0.023655325443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449745233399">
                <text:p>0.0449745233399</text:p>
              </table:table-cell>
              <table:table-cell office:value-type="float" office:value="0.0169617028271">
                <text:p>0.0169617028271</text:p>
              </table:table-cell>
              <table:table-cell office:value-type="float" office:value="0.0687787639711">
                <text:p>0.0687787639711</text:p>
              </table:table-cell>
              <table:table-cell office:value-type="float" office:value="0.0219455128205">
                <text:p>0.0219455128205</text:p>
              </table:table-cell>
              <table:table-cell office:value-type="float" office:value="0.0915791420118">
                <text:p>0.0915791420118</text:p>
              </table:table-cell>
              <table:table-cell office:value-type="float" office:value="0.0239207141683">
                <text:p>0.023920714168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489320348455">
                <text:p>0.0489320348455</text:p>
              </table:table-cell>
              <table:table-cell office:value-type="float" office:value="0.0177772846811">
                <text:p>0.0177772846811</text:p>
              </table:table-cell>
              <table:table-cell office:value-type="float" office:value="0.0666941978961">
                <text:p>0.0666941978961</text:p>
              </table:table-cell>
              <table:table-cell office:value-type="float" office:value="0.0207786406969">
                <text:p>0.0207786406969</text:p>
              </table:table-cell>
              <table:table-cell office:value-type="float" office:value="0.0925373931624">
                <text:p>0.0925373931624</text:p>
              </table:table-cell>
              <table:table-cell office:value-type="float" office:value="0.0235312910914">
                <text:p>0.023531291091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45145052597">
                <text:p>0.045145052597</text:p>
              </table:table-cell>
              <table:table-cell office:value-type="float" office:value="0.0165719921105">
                <text:p>0.0165719921105</text:p>
              </table:table-cell>
              <table:table-cell office:value-type="float" office:value="0.0671568869165">
                <text:p>0.0671568869165</text:p>
              </table:table-cell>
              <table:table-cell office:value-type="float" office:value="0.0207641765286">
                <text:p>0.0207641765286</text:p>
              </table:table-cell>
              <table:table-cell office:value-type="float" office:value="0.0908781229454">
                <text:p>0.0908781229454</text:p>
              </table:table-cell>
              <table:table-cell office:value-type="float" office:value="0.0247956525312">
                <text:p>0.024795652531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445771696252">
                <text:p>0.0445771696252</text:p>
              </table:table-cell>
              <table:table-cell office:value-type="float" office:value="0.0155644312952">
                <text:p>0.0155644312952</text:p>
              </table:table-cell>
              <table:table-cell office:value-type="float" office:value="0.0684886587771">
                <text:p>0.0684886587771</text:p>
              </table:table-cell>
              <table:table-cell office:value-type="float" office:value="0.0220375164366">
                <text:p>0.0220375164366</text:p>
              </table:table-cell>
              <table:table-cell office:value-type="float" office:value="0.0933308678501">
                <text:p>0.0933308678501</text:p>
              </table:table-cell>
              <table:table-cell office:value-type="float" office:value="0.0250252712032">
                <text:p>0.025025271203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449589086128">
                <text:p>0.0449589086128</text:p>
              </table:table-cell>
              <table:table-cell office:value-type="float" office:value="0.0156335470085">
                <text:p>0.0156335470085</text:p>
              </table:table-cell>
              <table:table-cell office:value-type="float" office:value="0.0699054898093">
                <text:p>0.0699054898093</text:p>
              </table:table-cell>
              <table:table-cell office:value-type="float" office:value="0.0235207100592">
                <text:p>0.0235207100592</text:p>
              </table:table-cell>
              <table:table-cell office:value-type="float" office:value="0.090782790927">
                <text:p>0.090782790927</text:p>
              </table:table-cell>
              <table:table-cell office:value-type="float" office:value="0.0242826881986">
                <text:p>0.024282688198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440877712032">
                <text:p>0.0440877712032</text:p>
              </table:table-cell>
              <table:table-cell office:value-type="float" office:value="0.0154343359632">
                <text:p>0.0154343359632</text:p>
              </table:table-cell>
              <table:table-cell office:value-type="float" office:value="0.070064513478">
                <text:p>0.070064513478</text:p>
              </table:table-cell>
              <table:table-cell office:value-type="float" office:value="0.0237045940171">
                <text:p>0.0237045940171</text:p>
              </table:table-cell>
              <table:table-cell office:value-type="float" office:value="0.092735042735">
                <text:p>0.092735042735</text:p>
              </table:table-cell>
              <table:table-cell office:value-type="float" office:value="0.0246866781723">
                <text:p>0.024686678172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458066239316">
                <text:p>0.0458066239316</text:p>
              </table:table-cell>
              <table:table-cell office:value-type="float" office:value="0.0159548816568">
                <text:p>0.0159548816568</text:p>
              </table:table-cell>
              <table:table-cell office:value-type="float" office:value="0.0693721236029">
                <text:p>0.0693721236029</text:p>
              </table:table-cell>
              <table:table-cell office:value-type="float" office:value="0.0234484714004">
                <text:p>0.0234484714004</text:p>
              </table:table-cell>
              <table:table-cell office:value-type="float" office:value="0.0928837935569">
                <text:p>0.0928837935569</text:p>
              </table:table-cell>
              <table:table-cell office:value-type="float" office:value="0.0241121589415">
                <text:p>0.02411215894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438449211045">
                <text:p>0.0438449211045</text:p>
              </table:table-cell>
              <table:table-cell office:value-type="float" office:value="0.0156749671269">
                <text:p>0.0156749671269</text:p>
              </table:table-cell>
              <table:table-cell office:value-type="float" office:value="0.0700834155161">
                <text:p>0.0700834155161</text:p>
              </table:table-cell>
              <table:table-cell office:value-type="float" office:value="0.0242486850756">
                <text:p>0.0242486850756</text:p>
              </table:table-cell>
              <table:table-cell office:value-type="float" office:value="0.0911702827087">
                <text:p>0.0911702827087</text:p>
              </table:table-cell>
              <table:table-cell office:value-type="float" office:value="0.0242138806706">
                <text:p>0.024213880670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421507232084">
                <text:p>0.0421507232084</text:p>
              </table:table-cell>
              <table:table-cell office:value-type="float" office:value="0.0151594345825">
                <text:p>0.0151594345825</text:p>
              </table:table-cell>
              <table:table-cell office:value-type="float" office:value="0.0695496383958">
                <text:p>0.0695496383958</text:p>
              </table:table-cell>
              <table:table-cell office:value-type="float" office:value="0.0243842866535">
                <text:p>0.0243842866535</text:p>
              </table:table-cell>
              <table:table-cell office:value-type="float" office:value="0.0904051610782">
                <text:p>0.0904051610782</text:p>
              </table:table-cell>
              <table:table-cell office:value-type="float" office:value="0.0242806747206">
                <text:p>0.024280674720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429548816568">
                <text:p>0.0429548816568</text:p>
              </table:table-cell>
              <table:table-cell office:value-type="float" office:value="0.0152085798817">
                <text:p>0.0152085798817</text:p>
              </table:table-cell>
              <table:table-cell office:value-type="float" office:value="0.0697287968442">
                <text:p>0.0697287968442</text:p>
              </table:table-cell>
              <table:table-cell office:value-type="float" office:value="0.0239610042735">
                <text:p>0.0239610042735</text:p>
              </table:table-cell>
              <table:table-cell office:value-type="float" office:value="0.0920857988166">
                <text:p>0.0920857988166</text:p>
              </table:table-cell>
              <table:table-cell office:value-type="float" office:value="0.0249261793228">
                <text:p>0.024926179322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44386916502">
                <text:p>0.0444386916502</text:p>
              </table:table-cell>
              <table:table-cell office:value-type="float" office:value="0.0155524326101">
                <text:p>0.0155524326101</text:p>
              </table:table-cell>
              <table:table-cell office:value-type="float" office:value="0.0710868671926">
                <text:p>0.0710868671926</text:p>
              </table:table-cell>
              <table:table-cell office:value-type="float" office:value="0.023027695595">
                <text:p>0.023027695595</text:p>
              </table:table-cell>
              <table:table-cell office:value-type="float" office:value="0.0914702498356">
                <text:p>0.0914702498356</text:p>
              </table:table-cell>
              <table:table-cell office:value-type="float" office:value="0.0244803788626">
                <text:p>0.024480378862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1" chart:label-cell-address="local-table.$B$1" chart:class="chart:line">
            <chart:data-point chart:repeated="200"/>
          </chart:series>
          <chart:series chart:style-name="ch8" chart:values-cell-range-address="local-table.$C$2:.$C$201" chart:label-cell-address="local-table.$C$1" chart:class="chart:line">
            <chart:data-point chart:repeated="200"/>
          </chart:series>
          <chart:series chart:style-name="ch9" chart:values-cell-range-address="local-table.$D$2:.$D$201" chart:label-cell-address="local-table.$D$1" chart:class="chart:line">
            <chart:data-point chart:repeated="200"/>
          </chart:series>
          <chart:series chart:style-name="ch10" chart:values-cell-range-address="local-table.$E$2:.$E$201" chart:label-cell-address="local-table.$E$1" chart:class="chart:line">
            <chart:data-point chart:repeated="200"/>
          </chart:series>
          <chart:series chart:style-name="ch11" chart:values-cell-range-address="local-table.$F$2:.$F$201" chart:label-cell-address="local-table.$F$1" chart:class="chart:line">
            <chart:data-point chart:repeated="200"/>
          </chart:series>
          <chart:series chart:style-name="ch12" chart:values-cell-range-address="local-table.$G$2:.$G$201" chart:label-cell-address="local-table.$G$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63342373439">
                <text:p>0.0563342373439</text:p>
              </table:table-cell>
              <table:table-cell office:value-type="float" office:value="0.00970718277449">
                <text:p>0.00970718277449</text:p>
              </table:table-cell>
              <table:table-cell office:value-type="float" office:value="0.0709418145957">
                <text:p>0.0709418145957</text:p>
              </table:table-cell>
              <table:table-cell office:value-type="float" office:value="0.00840080539119">
                <text:p>0.00840080539119</text:p>
              </table:table-cell>
              <table:table-cell office:value-type="float" office:value="0.0837401380671">
                <text:p>0.0837401380671</text:p>
              </table:table-cell>
              <table:table-cell office:value-type="float" office:value="0.0091736522025">
                <text:p>0.009173652202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7454799474">
                <text:p>0.057454799474</text:p>
              </table:table-cell>
              <table:table-cell office:value-type="float" office:value="0.0153390039448">
                <text:p>0.0153390039448</text:p>
              </table:table-cell>
              <table:table-cell office:value-type="float" office:value="0.0694049967127">
                <text:p>0.0694049967127</text:p>
              </table:table-cell>
              <table:table-cell office:value-type="float" office:value="0.00937117850099">
                <text:p>0.00937117850099</text:p>
              </table:table-cell>
              <table:table-cell office:value-type="float" office:value="0.0840359960552">
                <text:p>0.0840359960552</text:p>
              </table:table-cell>
              <table:table-cell office:value-type="float" office:value="0.0101177884615">
                <text:p>0.01011778846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94193786982">
                <text:p>0.0594193786982</text:p>
              </table:table-cell>
              <table:table-cell office:value-type="float" office:value="0.0191597633136">
                <text:p>0.0191597633136</text:p>
              </table:table-cell>
              <table:table-cell office:value-type="float" office:value="0.0695332018409">
                <text:p>0.0695332018409</text:p>
              </table:table-cell>
              <table:table-cell office:value-type="float" office:value="0.0113228139382">
                <text:p>0.0113228139382</text:p>
              </table:table-cell>
              <table:table-cell office:value-type="float" office:value="0.0840890039448">
                <text:p>0.0840890039448</text:p>
              </table:table-cell>
              <table:table-cell office:value-type="float" office:value="0.0104852892834">
                <text:p>0.010485289283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93688362919">
                <text:p>0.0593688362919</text:p>
              </table:table-cell>
              <table:table-cell office:value-type="float" office:value="0.0218906969099">
                <text:p>0.0218906969099</text:p>
              </table:table-cell>
              <table:table-cell office:value-type="float" office:value="0.0711123438527">
                <text:p>0.0711123438527</text:p>
              </table:table-cell>
              <table:table-cell office:value-type="float" office:value="0.0139316239316">
                <text:p>0.0139316239316</text:p>
              </table:table-cell>
              <table:table-cell office:value-type="float" office:value="0.0840359960552">
                <text:p>0.0840359960552</text:p>
              </table:table-cell>
              <table:table-cell office:value-type="float" office:value="0.010438034188">
                <text:p>0.0104380341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15179158448">
                <text:p>0.0615179158448</text:p>
              </table:table-cell>
              <table:table-cell office:value-type="float" office:value="0.0246730769231">
                <text:p>0.0246730769231</text:p>
              </table:table-cell>
              <table:table-cell office:value-type="float" office:value="0.071030982906">
                <text:p>0.071030982906</text:p>
              </table:table-cell>
              <table:table-cell office:value-type="float" office:value="0.0134713182117">
                <text:p>0.0134713182117</text:p>
              </table:table-cell>
              <table:table-cell office:value-type="float" office:value="0.0819723865878">
                <text:p>0.0819723865878</text:p>
              </table:table-cell>
              <table:table-cell office:value-type="float" office:value="0.0110052391519">
                <text:p>0.01100523915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7754766601">
                <text:p>0.0637754766601</text:p>
              </table:table-cell>
              <table:table-cell office:value-type="float" office:value="0.0273118836292">
                <text:p>0.0273118836292</text:p>
              </table:table-cell>
              <table:table-cell office:value-type="float" office:value="0.0715696909928">
                <text:p>0.0715696909928</text:p>
              </table:table-cell>
              <table:table-cell office:value-type="float" office:value="0.0149097222222">
                <text:p>0.0149097222222</text:p>
              </table:table-cell>
              <table:table-cell office:value-type="float" office:value="0.0821926364234">
                <text:p>0.0821926364234</text:p>
              </table:table-cell>
              <table:table-cell office:value-type="float" office:value="0.0111916913215">
                <text:p>0.01119169132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41884451019">
                <text:p>0.0641884451019</text:p>
              </table:table-cell>
              <table:table-cell office:value-type="float" office:value="0.0303206771861">
                <text:p>0.0303206771861</text:p>
              </table:table-cell>
              <table:table-cell office:value-type="float" office:value="0.0706915680473">
                <text:p>0.0706915680473</text:p>
              </table:table-cell>
              <table:table-cell office:value-type="float" office:value="0.0168063773833">
                <text:p>0.0168063773833</text:p>
              </table:table-cell>
              <table:table-cell office:value-type="float" office:value="0.0851639546351">
                <text:p>0.0851639546351</text:p>
              </table:table-cell>
              <table:table-cell office:value-type="float" office:value="0.0112894477318">
                <text:p>0.01128944773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42841880342">
                <text:p>0.0642841880342</text:p>
              </table:table-cell>
              <table:table-cell office:value-type="float" office:value="0.0315138067061">
                <text:p>0.0315138067061</text:p>
              </table:table-cell>
              <table:table-cell office:value-type="float" office:value="0.0679881656805">
                <text:p>0.0679881656805</text:p>
              </table:table-cell>
              <table:table-cell office:value-type="float" office:value="0.015010930309">
                <text:p>0.015010930309</text:p>
              </table:table-cell>
              <table:table-cell office:value-type="float" office:value="0.0809393491124">
                <text:p>0.0809393491124</text:p>
              </table:table-cell>
              <table:table-cell office:value-type="float" office:value="0.0110417283037">
                <text:p>0.01104172830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20410092045">
                <text:p>0.0620410092045</text:p>
              </table:table-cell>
              <table:table-cell office:value-type="float" office:value="0.0320671433268">
                <text:p>0.0320671433268</text:p>
              </table:table-cell>
              <table:table-cell office:value-type="float" office:value="0.0676187541091">
                <text:p>0.0676187541091</text:p>
              </table:table-cell>
              <table:table-cell office:value-type="float" office:value="0.0148402366864">
                <text:p>0.0148402366864</text:p>
              </table:table-cell>
              <table:table-cell office:value-type="float" office:value="0.0809109960552">
                <text:p>0.0809109960552</text:p>
              </table:table-cell>
              <table:table-cell office:value-type="float" office:value="0.0111205210388">
                <text:p>0.011120521038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8919296515">
                <text:p>0.0648919296515</text:p>
              </table:table-cell>
              <table:table-cell office:value-type="float" office:value="0.0349057363577">
                <text:p>0.0349057363577</text:p>
              </table:table-cell>
              <table:table-cell office:value-type="float" office:value="0.067722304405">
                <text:p>0.067722304405</text:p>
              </table:table-cell>
              <table:table-cell office:value-type="float" office:value="0.0150435568705">
                <text:p>0.0150435568705</text:p>
              </table:table-cell>
              <table:table-cell office:value-type="float" office:value="0.0816313280736">
                <text:p>0.0816313280736</text:p>
              </table:table-cell>
              <table:table-cell office:value-type="float" office:value="0.0117325772518">
                <text:p>0.011732577251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52292899408">
                <text:p>0.0652292899408</text:p>
              </table:table-cell>
              <table:table-cell office:value-type="float" office:value="0.0367876397107">
                <text:p>0.0367876397107</text:p>
              </table:table-cell>
              <table:table-cell office:value-type="float" office:value="0.0649576758711">
                <text:p>0.0649576758711</text:p>
              </table:table-cell>
              <table:table-cell office:value-type="float" office:value="0.0147863658777">
                <text:p>0.0147863658777</text:p>
              </table:table-cell>
              <table:table-cell office:value-type="float" office:value="0.0819493754109">
                <text:p>0.0819493754109</text:p>
              </table:table-cell>
              <table:table-cell office:value-type="float" office:value="0.0124816732413">
                <text:p>0.012481673241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70315581854">
                <text:p>0.0670315581854</text:p>
              </table:table-cell>
              <table:table-cell office:value-type="float" office:value="0.0376491617357">
                <text:p>0.0376491617357</text:p>
              </table:table-cell>
              <table:table-cell office:value-type="float" office:value="0.0656159598948">
                <text:p>0.0656159598948</text:p>
              </table:table-cell>
              <table:table-cell office:value-type="float" office:value="0.0162044707429">
                <text:p>0.0162044707429</text:p>
              </table:table-cell>
              <table:table-cell office:value-type="float" office:value="0.0831389710717">
                <text:p>0.0831389710717</text:p>
              </table:table-cell>
              <table:table-cell office:value-type="float" office:value="0.0130299556213">
                <text:p>0.01302995562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84796186719">
                <text:p>0.0684796186719</text:p>
              </table:table-cell>
              <table:table-cell office:value-type="float" office:value="0.0389333497699">
                <text:p>0.0389333497699</text:p>
              </table:table-cell>
              <table:table-cell office:value-type="float" office:value="0.0637652038133">
                <text:p>0.0637652038133</text:p>
              </table:table-cell>
              <table:table-cell office:value-type="float" office:value="0.0165026709402">
                <text:p>0.0165026709402</text:p>
              </table:table-cell>
              <table:table-cell office:value-type="float" office:value="0.0818536324786">
                <text:p>0.0818536324786</text:p>
              </table:table-cell>
              <table:table-cell office:value-type="float" office:value="0.0129206319855">
                <text:p>0.01292063198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9139957265">
                <text:p>0.069139957265</text:p>
              </table:table-cell>
              <table:table-cell office:value-type="float" office:value="0.0415572813938">
                <text:p>0.0415572813938</text:p>
              </table:table-cell>
              <table:table-cell office:value-type="float" office:value="0.0664887409599">
                <text:p>0.0664887409599</text:p>
              </table:table-cell>
              <table:table-cell office:value-type="float" office:value="0.0162711620644">
                <text:p>0.0162711620644</text:p>
              </table:table-cell>
              <table:table-cell office:value-type="float" office:value="0.0819165023011">
                <text:p>0.0819165023011</text:p>
              </table:table-cell>
              <table:table-cell office:value-type="float" office:value="0.0135727112097">
                <text:p>0.01357271120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98327580539">
                <text:p>0.0698327580539</text:p>
              </table:table-cell>
              <table:table-cell office:value-type="float" office:value="0.0437183596318">
                <text:p>0.0437183596318</text:p>
              </table:table-cell>
              <table:table-cell office:value-type="float" office:value="0.0655900723208">
                <text:p>0.0655900723208</text:p>
              </table:table-cell>
              <table:table-cell office:value-type="float" office:value="0.0184591140697">
                <text:p>0.0184591140697</text:p>
              </table:table-cell>
              <table:table-cell office:value-type="float" office:value="0.0802888724523">
                <text:p>0.0802888724523</text:p>
              </table:table-cell>
              <table:table-cell office:value-type="float" office:value="0.0149328361275">
                <text:p>0.014932836127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02518902038">
                <text:p>0.0702518902038</text:p>
              </table:table-cell>
              <table:table-cell office:value-type="float" office:value="0.0453150887574">
                <text:p>0.0453150887574</text:p>
              </table:table-cell>
              <table:table-cell office:value-type="float" office:value="0.0664694280079">
                <text:p>0.0664694280079</text:p>
              </table:table-cell>
              <table:table-cell office:value-type="float" office:value="0.0196032215648">
                <text:p>0.0196032215648</text:p>
              </table:table-cell>
              <table:table-cell office:value-type="float" office:value="0.0821474358974">
                <text:p>0.0821474358974</text:p>
              </table:table-cell>
              <table:table-cell office:value-type="float" office:value="0.0166858357988">
                <text:p>0.016685835798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71701183432">
                <text:p>0.071701183432</text:p>
              </table:table-cell>
              <table:table-cell office:value-type="float" office:value="0.0467626561473">
                <text:p>0.0467626561473</text:p>
              </table:table-cell>
              <table:table-cell office:value-type="float" office:value="0.0688120479947">
                <text:p>0.0688120479947</text:p>
              </table:table-cell>
              <table:table-cell office:value-type="float" office:value="0.0227956114398">
                <text:p>0.0227956114398</text:p>
              </table:table-cell>
              <table:table-cell office:value-type="float" office:value="0.0850267094017">
                <text:p>0.0850267094017</text:p>
              </table:table-cell>
              <table:table-cell office:value-type="float" office:value="0.0199643532216">
                <text:p>0.01996435322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56743096647">
                <text:p>0.0756743096647</text:p>
              </table:table-cell>
              <table:table-cell office:value-type="float" office:value="0.0505082182774">
                <text:p>0.0505082182774</text:p>
              </table:table-cell>
              <table:table-cell office:value-type="float" office:value="0.0701508053912">
                <text:p>0.0701508053912</text:p>
              </table:table-cell>
              <table:table-cell office:value-type="float" office:value="0.0259221729126">
                <text:p>0.0259221729126</text:p>
              </table:table-cell>
              <table:table-cell office:value-type="float" office:value="0.0873191978961">
                <text:p>0.0873191978961</text:p>
              </table:table-cell>
              <table:table-cell office:value-type="float" office:value="0.0251587565746">
                <text:p>0.02515875657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775164365549">
                <text:p>0.0775164365549</text:p>
              </table:table-cell>
              <table:table-cell office:value-type="float" office:value="0.0553511669954">
                <text:p>0.0553511669954</text:p>
              </table:table-cell>
              <table:table-cell office:value-type="float" office:value="0.0724141190007">
                <text:p>0.0724141190007</text:p>
              </table:table-cell>
              <table:table-cell office:value-type="float" office:value="0.0323210059172">
                <text:p>0.0323210059172</text:p>
              </table:table-cell>
              <table:table-cell office:value-type="float" office:value="0.0925468441815">
                <text:p>0.0925468441815</text:p>
              </table:table-cell>
              <table:table-cell office:value-type="float" office:value="0.0347133464826">
                <text:p>0.034713346482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813149243918">
                <text:p>0.0813149243918</text:p>
              </table:table-cell>
              <table:table-cell office:value-type="float" office:value="0.0612044707429">
                <text:p>0.0612044707429</text:p>
              </table:table-cell>
              <table:table-cell office:value-type="float" office:value="0.0783193622617">
                <text:p>0.0783193622617</text:p>
              </table:table-cell>
              <table:table-cell office:value-type="float" office:value="0.0412818047337">
                <text:p>0.0412818047337</text:p>
              </table:table-cell>
              <table:table-cell office:value-type="float" office:value="0.0995019723866">
                <text:p>0.0995019723866</text:p>
              </table:table-cell>
              <table:table-cell office:value-type="float" office:value="0.0465669789612">
                <text:p>0.04656697896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878759861933">
                <text:p>0.0878759861933</text:p>
              </table:table-cell>
              <table:table-cell office:value-type="float" office:value="0.0689919460881">
                <text:p>0.0689919460881</text:p>
              </table:table-cell>
              <table:table-cell office:value-type="float" office:value="0.0839275147929">
                <text:p>0.0839275147929</text:p>
              </table:table-cell>
              <table:table-cell office:value-type="float" office:value="0.0513631245891">
                <text:p>0.0513631245891</text:p>
              </table:table-cell>
              <table:table-cell office:value-type="float" office:value="0.105976742275">
                <text:p>0.105976742275</text:p>
              </table:table-cell>
              <table:table-cell office:value-type="float" office:value="0.0600730604865">
                <text:p>0.060073060486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907001972387">
                <text:p>0.0907001972387</text:p>
              </table:table-cell>
              <table:table-cell office:value-type="float" office:value="0.0747908448389">
                <text:p>0.0747908448389</text:p>
              </table:table-cell>
              <table:table-cell office:value-type="float" office:value="0.0881459566075">
                <text:p>0.0881459566075</text:p>
              </table:table-cell>
              <table:table-cell office:value-type="float" office:value="0.0608703977646">
                <text:p>0.0608703977646</text:p>
              </table:table-cell>
              <table:table-cell office:value-type="float" office:value="0.116187541091">
                <text:p>0.116187541091</text:p>
              </table:table-cell>
              <table:table-cell office:value-type="float" office:value="0.0725175254767">
                <text:p>0.07251752547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53747534517">
                <text:p>0.0953747534517</text:p>
              </table:table-cell>
              <table:table-cell office:value-type="float" office:value="0.0818619329389">
                <text:p>0.0818619329389</text:p>
              </table:table-cell>
              <table:table-cell office:value-type="float" office:value="0.0969271860618">
                <text:p>0.0969271860618</text:p>
              </table:table-cell>
              <table:table-cell office:value-type="float" office:value="0.0707796268902">
                <text:p>0.0707796268902</text:p>
              </table:table-cell>
              <table:table-cell office:value-type="float" office:value="0.12602399737">
                <text:p>0.12602399737</text:p>
              </table:table-cell>
              <table:table-cell office:value-type="float" office:value="0.0842937006903">
                <text:p>0.084293700690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0620479947">
                <text:p>0.100620479947</text:p>
              </table:table-cell>
              <table:table-cell office:value-type="float" office:value="0.0883158284024">
                <text:p>0.0883158284024</text:p>
              </table:table-cell>
              <table:table-cell office:value-type="float" office:value="0.10233768902">
                <text:p>0.10233768902</text:p>
              </table:table-cell>
              <table:table-cell office:value-type="float" office:value="0.0797294953978">
                <text:p>0.0797294953978</text:p>
              </table:table-cell>
              <table:table-cell office:value-type="float" office:value="0.135737179487">
                <text:p>0.135737179487</text:p>
              </table:table-cell>
              <table:table-cell office:value-type="float" office:value="0.0951008999014">
                <text:p>0.095100899901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6597633136">
                <text:p>0.106597633136</text:p>
              </table:table-cell>
              <table:table-cell office:value-type="float" office:value="0.0942355358317">
                <text:p>0.0942355358317</text:p>
              </table:table-cell>
              <table:table-cell office:value-type="float" office:value="0.110997698882">
                <text:p>0.110997698882</text:p>
              </table:table-cell>
              <table:table-cell office:value-type="float" office:value="0.0878941896778">
                <text:p>0.0878941896778</text:p>
              </table:table-cell>
              <table:table-cell office:value-type="float" office:value="0.143502629849">
                <text:p>0.143502629849</text:p>
              </table:table-cell>
              <table:table-cell office:value-type="float" office:value="0.104797707101">
                <text:p>0.10479770710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1748849441">
                <text:p>0.111748849441</text:p>
              </table:table-cell>
              <table:table-cell office:value-type="float" office:value="0.100388806706">
                <text:p>0.100388806706</text:p>
              </table:table-cell>
              <table:table-cell office:value-type="float" office:value="0.116211374096">
                <text:p>0.116211374096</text:p>
              </table:table-cell>
              <table:table-cell office:value-type="float" office:value="0.0951390532544">
                <text:p>0.0951390532544</text:p>
              </table:table-cell>
              <table:table-cell office:value-type="float" office:value="0.149151462853">
                <text:p>0.149151462853</text:p>
              </table:table-cell>
              <table:table-cell office:value-type="float" office:value="0.113891847469">
                <text:p>0.11389184746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7697649573">
                <text:p>0.117697649573</text:p>
              </table:table-cell>
              <table:table-cell office:value-type="float" office:value="0.106017258383">
                <text:p>0.106017258383</text:p>
              </table:table-cell>
              <table:table-cell office:value-type="float" office:value="0.124141190007">
                <text:p>0.124141190007</text:p>
              </table:table-cell>
              <table:table-cell office:value-type="float" office:value="0.102958949704">
                <text:p>0.102958949704</text:p>
              </table:table-cell>
              <table:table-cell office:value-type="float" office:value="0.157187705457">
                <text:p>0.157187705457</text:p>
              </table:table-cell>
              <table:table-cell office:value-type="float" office:value="0.122083107331">
                <text:p>0.12208310733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3613576594">
                <text:p>0.123613576594</text:p>
              </table:table-cell>
              <table:table-cell office:value-type="float" office:value="0.111572649573">
                <text:p>0.111572649573</text:p>
              </table:table-cell>
              <table:table-cell office:value-type="float" office:value="0.131104536489">
                <text:p>0.131104536489</text:p>
              </table:table-cell>
              <table:table-cell office:value-type="float" office:value="0.109979248849">
                <text:p>0.109979248849</text:p>
              </table:table-cell>
              <table:table-cell office:value-type="float" office:value="0.163916831032">
                <text:p>0.163916831032</text:p>
              </table:table-cell>
              <table:table-cell office:value-type="float" office:value="0.130470023833">
                <text:p>0.1304700238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28198553583">
                <text:p>0.128198553583</text:p>
              </table:table-cell>
              <table:table-cell office:value-type="float" office:value="0.116984385273">
                <text:p>0.116984385273</text:p>
              </table:table-cell>
              <table:table-cell office:value-type="float" office:value="0.136916913215">
                <text:p>0.136916913215</text:p>
              </table:table-cell>
              <table:table-cell office:value-type="float" office:value="0.116556130835">
                <text:p>0.116556130835</text:p>
              </table:table-cell>
              <table:table-cell office:value-type="float" office:value="0.171678994083">
                <text:p>0.171678994083</text:p>
              </table:table-cell>
              <table:table-cell office:value-type="float" office:value="0.138067328238">
                <text:p>0.1380673282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5191485865">
                <text:p>0.135191485865</text:p>
              </table:table-cell>
              <table:table-cell office:value-type="float" office:value="0.1230906476">
                <text:p>0.1230906476</text:p>
              </table:table-cell>
              <table:table-cell office:value-type="float" office:value="0.141822813938">
                <text:p>0.141822813938</text:p>
              </table:table-cell>
              <table:table-cell office:value-type="float" office:value="0.123095619658">
                <text:p>0.123095619658</text:p>
              </table:table-cell>
              <table:table-cell office:value-type="float" office:value="0.178552350427">
                <text:p>0.178552350427</text:p>
              </table:table-cell>
              <table:table-cell office:value-type="float" office:value="0.146450012327">
                <text:p>0.14645001232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39648668639">
                <text:p>0.139648668639</text:p>
              </table:table-cell>
              <table:table-cell office:value-type="float" office:value="0.127915927022">
                <text:p>0.127915927022</text:p>
              </table:table-cell>
              <table:table-cell office:value-type="float" office:value="0.148322649573">
                <text:p>0.148322649573</text:p>
              </table:table-cell>
              <table:table-cell office:value-type="float" office:value="0.129433555227">
                <text:p>0.129433555227</text:p>
              </table:table-cell>
              <table:table-cell office:value-type="float" office:value="0.184402120316">
                <text:p>0.184402120316</text:p>
              </table:table-cell>
              <table:table-cell office:value-type="float" office:value="0.153893717127">
                <text:p>0.1538937171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43939842209">
                <text:p>0.143939842209</text:p>
              </table:table-cell>
              <table:table-cell office:value-type="float" office:value="0.132911160421">
                <text:p>0.132911160421</text:p>
              </table:table-cell>
              <table:table-cell office:value-type="float" office:value="0.152949539776">
                <text:p>0.152949539776</text:p>
              </table:table-cell>
              <table:table-cell office:value-type="float" office:value="0.135266313281">
                <text:p>0.135266313281</text:p>
              </table:table-cell>
              <table:table-cell office:value-type="float" office:value="0.190766765286">
                <text:p>0.190766765286</text:p>
              </table:table-cell>
              <table:table-cell office:value-type="float" office:value="0.161572772847">
                <text:p>0.16157277284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48861357659">
                <text:p>0.148861357659</text:p>
              </table:table-cell>
              <table:table-cell office:value-type="float" office:value="0.137791091387">
                <text:p>0.137791091387</text:p>
              </table:table-cell>
              <table:table-cell office:value-type="float" office:value="0.157765450362">
                <text:p>0.157765450362</text:p>
              </table:table-cell>
              <table:table-cell office:value-type="float" office:value="0.140857618343">
                <text:p>0.140857618343</text:p>
              </table:table-cell>
              <table:table-cell office:value-type="float" office:value="0.197015532544">
                <text:p>0.197015532544</text:p>
              </table:table-cell>
              <table:table-cell office:value-type="float" office:value="0.168432075937">
                <text:p>0.1684320759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2748191979">
                <text:p>0.152748191979</text:p>
              </table:table-cell>
              <table:table-cell office:value-type="float" office:value="0.142232577252">
                <text:p>0.142232577252</text:p>
              </table:table-cell>
              <table:table-cell office:value-type="float" office:value="0.163766847469">
                <text:p>0.163766847469</text:p>
              </table:table-cell>
              <table:table-cell office:value-type="float" office:value="0.146329594017">
                <text:p>0.146329594017</text:p>
              </table:table-cell>
              <table:table-cell office:value-type="float" office:value="0.203182938856">
                <text:p>0.203182938856</text:p>
              </table:table-cell>
              <table:table-cell office:value-type="float" office:value="0.175084072978">
                <text:p>0.175084072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57096071663">
                <text:p>0.157096071663</text:p>
              </table:table-cell>
              <table:table-cell office:value-type="float" office:value="0.146736275477">
                <text:p>0.146736275477</text:p>
              </table:table-cell>
              <table:table-cell office:value-type="float" office:value="0.16874260355">
                <text:p>0.16874260355</text:p>
              </table:table-cell>
              <table:table-cell office:value-type="float" office:value="0.151490261341">
                <text:p>0.151490261341</text:p>
              </table:table-cell>
              <table:table-cell office:value-type="float" office:value="0.209756328074">
                <text:p>0.209756328074</text:p>
              </table:table-cell>
              <table:table-cell office:value-type="float" office:value="0.181412126068">
                <text:p>0.18141212606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62120726496">
                <text:p>0.162120726496</text:p>
              </table:table-cell>
              <table:table-cell office:value-type="float" office:value="0.151230358317">
                <text:p>0.151230358317</text:p>
              </table:table-cell>
              <table:table-cell office:value-type="float" office:value="0.172463017751">
                <text:p>0.172463017751</text:p>
              </table:table-cell>
              <table:table-cell office:value-type="float" office:value="0.156557363577">
                <text:p>0.156557363577</text:p>
              </table:table-cell>
              <table:table-cell office:value-type="float" office:value="0.214887820513">
                <text:p>0.214887820513</text:p>
              </table:table-cell>
              <table:table-cell office:value-type="float" office:value="0.187552822978">
                <text:p>0.18755282297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66103303748">
                <text:p>0.166103303748</text:p>
              </table:table-cell>
              <table:table-cell office:value-type="float" office:value="0.155654832347">
                <text:p>0.155654832347</text:p>
              </table:table-cell>
              <table:table-cell office:value-type="float" office:value="0.176589414859">
                <text:p>0.176589414859</text:p>
              </table:table-cell>
              <table:table-cell office:value-type="float" office:value="0.160680309007">
                <text:p>0.160680309007</text:p>
              </table:table-cell>
              <table:table-cell office:value-type="float" office:value="0.219578813281">
                <text:p>0.219578813281</text:p>
              </table:table-cell>
              <table:table-cell office:value-type="float" office:value="0.193236953485">
                <text:p>0.1932369534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0246959237">
                <text:p>0.170246959237</text:p>
              </table:table-cell>
              <table:table-cell office:value-type="float" office:value="0.159984549638">
                <text:p>0.159984549638</text:p>
              </table:table-cell>
              <table:table-cell office:value-type="float" office:value="0.182161817883">
                <text:p>0.182161817883</text:p>
              </table:table-cell>
              <table:table-cell office:value-type="float" office:value="0.165570882643">
                <text:p>0.165570882643</text:p>
              </table:table-cell>
              <table:table-cell office:value-type="float" office:value="0.224313773833">
                <text:p>0.224313773833</text:p>
              </table:table-cell>
              <table:table-cell office:value-type="float" office:value="0.199240466798">
                <text:p>0.1992404667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74653188692">
                <text:p>0.174653188692</text:p>
              </table:table-cell>
              <table:table-cell office:value-type="float" office:value="0.164350262985">
                <text:p>0.164350262985</text:p>
              </table:table-cell>
              <table:table-cell office:value-type="float" office:value="0.186729125575">
                <text:p>0.186729125575</text:p>
              </table:table-cell>
              <table:table-cell office:value-type="float" office:value="0.1702867357">
                <text:p>0.1702867357</text:p>
              </table:table-cell>
              <table:table-cell office:value-type="float" office:value="0.22952457265">
                <text:p>0.22952457265</text:p>
              </table:table-cell>
              <table:table-cell office:value-type="float" office:value="0.205125">
                <text:p>0.205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78634944116">
                <text:p>0.178634944116</text:p>
              </table:table-cell>
              <table:table-cell office:value-type="float" office:value="0.168381410256">
                <text:p>0.168381410256</text:p>
              </table:table-cell>
              <table:table-cell office:value-type="float" office:value="0.190518162393">
                <text:p>0.190518162393</text:p>
              </table:table-cell>
              <table:table-cell office:value-type="float" office:value="0.174713716305">
                <text:p>0.174713716305</text:p>
              </table:table-cell>
              <table:table-cell office:value-type="float" office:value="0.235277777778">
                <text:p>0.235277777778</text:p>
              </table:table-cell>
              <table:table-cell office:value-type="float" office:value="0.21036965812">
                <text:p>0.2103696581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82765861275">
                <text:p>0.182765861275</text:p>
              </table:table-cell>
              <table:table-cell office:value-type="float" office:value="0.172546022354">
                <text:p>0.172546022354</text:p>
              </table:table-cell>
              <table:table-cell office:value-type="float" office:value="0.194868507561">
                <text:p>0.194868507561</text:p>
              </table:table-cell>
              <table:table-cell office:value-type="float" office:value="0.178958949704">
                <text:p>0.178958949704</text:p>
              </table:table-cell>
              <table:table-cell office:value-type="float" office:value="0.24023134451">
                <text:p>0.24023134451</text:p>
              </table:table-cell>
              <table:table-cell office:value-type="float" office:value="0.215619596483">
                <text:p>0.2156195964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86142340565">
                <text:p>0.186142340565</text:p>
              </table:table-cell>
              <table:table-cell office:value-type="float" office:value="0.176681623932">
                <text:p>0.176681623932</text:p>
              </table:table-cell>
              <table:table-cell office:value-type="float" office:value="0.199279667982">
                <text:p>0.199279667982</text:p>
              </table:table-cell>
              <table:table-cell office:value-type="float" office:value="0.183131040434">
                <text:p>0.183131040434</text:p>
              </table:table-cell>
              <table:table-cell office:value-type="float" office:value="0.24571622288">
                <text:p>0.24571622288</text:p>
              </table:table-cell>
              <table:table-cell office:value-type="float" office:value="0.221182096483">
                <text:p>0.22118209648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89174884944">
                <text:p>0.189174884944</text:p>
              </table:table-cell>
              <table:table-cell office:value-type="float" office:value="0.180026791584">
                <text:p>0.180026791584</text:p>
              </table:table-cell>
              <table:table-cell office:value-type="float" office:value="0.204155161078">
                <text:p>0.204155161078</text:p>
              </table:table-cell>
              <table:table-cell office:value-type="float" office:value="0.1881078238">
                <text:p>0.1881078238</text:p>
              </table:table-cell>
              <table:table-cell office:value-type="float" office:value="0.249862343853">
                <text:p>0.249862343853</text:p>
              </table:table-cell>
              <table:table-cell office:value-type="float" office:value="0.225978221565">
                <text:p>0.2259782215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93013231427">
                <text:p>0.193013231427</text:p>
              </table:table-cell>
              <table:table-cell office:value-type="float" office:value="0.183723783695">
                <text:p>0.183723783695</text:p>
              </table:table-cell>
              <table:table-cell office:value-type="float" office:value="0.208257725181">
                <text:p>0.208257725181</text:p>
              </table:table-cell>
              <table:table-cell office:value-type="float" office:value="0.192777818869">
                <text:p>0.192777818869</text:p>
              </table:table-cell>
              <table:table-cell office:value-type="float" office:value="0.253982577252">
                <text:p>0.253982577252</text:p>
              </table:table-cell>
              <table:table-cell office:value-type="float" office:value="0.23094312952">
                <text:p>0.2309431295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96485864563">
                <text:p>0.196485864563</text:p>
              </table:table-cell>
              <table:table-cell office:value-type="float" office:value="0.187289858646">
                <text:p>0.187289858646</text:p>
              </table:table-cell>
              <table:table-cell office:value-type="float" office:value="0.211970742932">
                <text:p>0.211970742932</text:p>
              </table:table-cell>
              <table:table-cell office:value-type="float" office:value="0.197229618672">
                <text:p>0.197229618672</text:p>
              </table:table-cell>
              <table:table-cell office:value-type="float" office:value="0.257627794214">
                <text:p>0.257627794214</text:p>
              </table:table-cell>
              <table:table-cell office:value-type="float" office:value="0.23573859714">
                <text:p>0.235738597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00315581854">
                <text:p>0.200315581854</text:p>
              </table:table-cell>
              <table:table-cell office:value-type="float" office:value="0.19092504931">
                <text:p>0.19092504931</text:p>
              </table:table-cell>
              <table:table-cell office:value-type="float" office:value="0.216522846811">
                <text:p>0.216522846811</text:p>
              </table:table-cell>
              <table:table-cell office:value-type="float" office:value="0.201689677844">
                <text:p>0.201689677844</text:p>
              </table:table-cell>
              <table:table-cell office:value-type="float" office:value="0.262767915845">
                <text:p>0.262767915845</text:p>
              </table:table-cell>
              <table:table-cell office:value-type="float" office:value="0.240242952827">
                <text:p>0.24024295282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03404010519">
                <text:p>0.203404010519</text:p>
              </table:table-cell>
              <table:table-cell office:value-type="float" office:value="0.194280161078">
                <text:p>0.194280161078</text:p>
              </table:table-cell>
              <table:table-cell office:value-type="float" office:value="0.219602235371">
                <text:p>0.219602235371</text:p>
              </table:table-cell>
              <table:table-cell office:value-type="float" office:value="0.205255958251">
                <text:p>0.205255958251</text:p>
              </table:table-cell>
              <table:table-cell office:value-type="float" office:value="0.267030736358">
                <text:p>0.267030736358</text:p>
              </table:table-cell>
              <table:table-cell office:value-type="float" office:value="0.244727009369">
                <text:p>0.24472700936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06907051282">
                <text:p>0.206907051282</text:p>
              </table:table-cell>
              <table:table-cell office:value-type="float" office:value="0.197917899408">
                <text:p>0.197917899408</text:p>
              </table:table-cell>
              <table:table-cell office:value-type="float" office:value="0.222412064431">
                <text:p>0.222412064431</text:p>
              </table:table-cell>
              <table:table-cell office:value-type="float" office:value="0.208783941486">
                <text:p>0.208783941486</text:p>
              </table:table-cell>
              <table:table-cell office:value-type="float" office:value="0.270939349112">
                <text:p>0.270939349112</text:p>
              </table:table-cell>
              <table:table-cell office:value-type="float" office:value="0.249065869494">
                <text:p>0.2490658694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9470332018">
                <text:p>0.209470332018</text:p>
              </table:table-cell>
              <table:table-cell office:value-type="float" office:value="0.201128040763">
                <text:p>0.201128040763</text:p>
              </table:table-cell>
              <table:table-cell office:value-type="float" office:value="0.226189595661">
                <text:p>0.226189595661</text:p>
              </table:table-cell>
              <table:table-cell office:value-type="float" office:value="0.21233234714">
                <text:p>0.21233234714</text:p>
              </table:table-cell>
              <table:table-cell office:value-type="float" office:value="0.275811554898">
                <text:p>0.275811554898</text:p>
              </table:table-cell>
              <table:table-cell office:value-type="float" office:value="0.253206607495">
                <text:p>0.2532066074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13379355687">
                <text:p>0.213379355687</text:p>
              </table:table-cell>
              <table:table-cell office:value-type="float" office:value="0.204395956607">
                <text:p>0.204395956607</text:p>
              </table:table-cell>
              <table:table-cell office:value-type="float" office:value="0.230083415516">
                <text:p>0.230083415516</text:p>
              </table:table-cell>
              <table:table-cell office:value-type="float" office:value="0.215777983235">
                <text:p>0.215777983235</text:p>
              </table:table-cell>
              <table:table-cell office:value-type="float" office:value="0.280230933596">
                <text:p>0.280230933596</text:p>
              </table:table-cell>
              <table:table-cell office:value-type="float" office:value="0.25766321499">
                <text:p>0.2576632149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16792817226">
                <text:p>0.216792817226</text:p>
              </table:table-cell>
              <table:table-cell office:value-type="float" office:value="0.207825197239">
                <text:p>0.207825197239</text:p>
              </table:table-cell>
              <table:table-cell office:value-type="float" office:value="0.233089661407">
                <text:p>0.233089661407</text:p>
              </table:table-cell>
              <table:table-cell office:value-type="float" office:value="0.219131985536">
                <text:p>0.219131985536</text:p>
              </table:table-cell>
              <table:table-cell office:value-type="float" office:value="0.284456360947">
                <text:p>0.284456360947</text:p>
              </table:table-cell>
              <table:table-cell office:value-type="float" office:value="0.26223459073">
                <text:p>0.262234590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19000657462">
                <text:p>0.219000657462</text:p>
              </table:table-cell>
              <table:table-cell office:value-type="float" office:value="0.210632560815">
                <text:p>0.210632560815</text:p>
              </table:table-cell>
              <table:table-cell office:value-type="float" office:value="0.236066321499">
                <text:p>0.236066321499</text:p>
              </table:table-cell>
              <table:table-cell office:value-type="float" office:value="0.222387943787">
                <text:p>0.222387943787</text:p>
              </table:table-cell>
              <table:table-cell office:value-type="float" office:value="0.289927679158">
                <text:p>0.289927679158</text:p>
              </table:table-cell>
              <table:table-cell office:value-type="float" office:value="0.266795015615">
                <text:p>0.266795015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22702580539">
                <text:p>0.222702580539</text:p>
              </table:table-cell>
              <table:table-cell office:value-type="float" office:value="0.214292324129">
                <text:p>0.214292324129</text:p>
              </table:table-cell>
              <table:table-cell office:value-type="float" office:value="0.239044214333">
                <text:p>0.239044214333</text:p>
              </table:table-cell>
              <table:table-cell office:value-type="float" office:value="0.225618137738">
                <text:p>0.225618137738</text:p>
              </table:table-cell>
              <table:table-cell office:value-type="float" office:value="0.293532215648">
                <text:p>0.293532215648</text:p>
              </table:table-cell>
              <table:table-cell office:value-type="float" office:value="0.270606426693">
                <text:p>0.27060642669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27000328731">
                <text:p>0.227000328731</text:p>
              </table:table-cell>
              <table:table-cell office:value-type="float" office:value="0.217704306377">
                <text:p>0.217704306377</text:p>
              </table:table-cell>
              <table:table-cell office:value-type="float" office:value="0.241855276134">
                <text:p>0.241855276134</text:p>
              </table:table-cell>
              <table:table-cell office:value-type="float" office:value="0.228470784024">
                <text:p>0.228470784024</text:p>
              </table:table-cell>
              <table:table-cell office:value-type="float" office:value="0.297096071663">
                <text:p>0.297096071663</text:p>
              </table:table-cell>
              <table:table-cell office:value-type="float" office:value="0.274914345003">
                <text:p>0.2749143450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28791091387">
                <text:p>0.228791091387</text:p>
              </table:table-cell>
              <table:table-cell office:value-type="float" office:value="0.220823882314">
                <text:p>0.220823882314</text:p>
              </table:table-cell>
              <table:table-cell office:value-type="float" office:value="0.244709894806">
                <text:p>0.244709894806</text:p>
              </table:table-cell>
              <table:table-cell office:value-type="float" office:value="0.23197275641">
                <text:p>0.23197275641</text:p>
              </table:table-cell>
              <table:table-cell office:value-type="float" office:value="0.300880177515">
                <text:p>0.300880177515</text:p>
              </table:table-cell>
              <table:table-cell office:value-type="float" office:value="0.278890922913">
                <text:p>0.2788909229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31780489809">
                <text:p>0.231780489809</text:p>
              </table:table-cell>
              <table:table-cell office:value-type="float" office:value="0.223832182774">
                <text:p>0.223832182774</text:p>
              </table:table-cell>
              <table:table-cell office:value-type="float" office:value="0.24838182117">
                <text:p>0.24838182117</text:p>
              </table:table-cell>
              <table:table-cell office:value-type="float" office:value="0.234791625575">
                <text:p>0.234791625575</text:p>
              </table:table-cell>
              <table:table-cell office:value-type="float" office:value="0.303886012492">
                <text:p>0.303886012492</text:p>
              </table:table-cell>
              <table:table-cell office:value-type="float" office:value="0.282497739974">
                <text:p>0.28249773997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35426939513">
                <text:p>0.235426939513</text:p>
              </table:table-cell>
              <table:table-cell office:value-type="float" office:value="0.227210470085">
                <text:p>0.227210470085</text:p>
              </table:table-cell>
              <table:table-cell office:value-type="float" office:value="0.251789940828">
                <text:p>0.251789940828</text:p>
              </table:table-cell>
              <table:table-cell office:value-type="float" office:value="0.238089003945">
                <text:p>0.238089003945</text:p>
              </table:table-cell>
              <table:table-cell office:value-type="float" office:value="0.306168639053">
                <text:p>0.306168639053</text:p>
              </table:table-cell>
              <table:table-cell office:value-type="float" office:value="0.285829840565">
                <text:p>0.28582984056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37838593031">
                <text:p>0.237838593031</text:p>
              </table:table-cell>
              <table:table-cell office:value-type="float" office:value="0.23000295858">
                <text:p>0.23000295858</text:p>
              </table:table-cell>
              <table:table-cell office:value-type="float" office:value="0.254612919132">
                <text:p>0.254612919132</text:p>
              </table:table-cell>
              <table:table-cell office:value-type="float" office:value="0.241289077909">
                <text:p>0.241289077909</text:p>
              </table:table-cell>
              <table:table-cell office:value-type="float" office:value="0.309120233399">
                <text:p>0.309120233399</text:p>
              </table:table-cell>
              <table:table-cell office:value-type="float" office:value="0.289590627055">
                <text:p>0.2895906270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4089661407">
                <text:p>0.24089661407</text:p>
              </table:table-cell>
              <table:table-cell office:value-type="float" office:value="0.232739891519">
                <text:p>0.232739891519</text:p>
              </table:table-cell>
              <table:table-cell office:value-type="float" office:value="0.257018819855">
                <text:p>0.257018819855</text:p>
              </table:table-cell>
              <table:table-cell office:value-type="float" office:value="0.244214866864">
                <text:p>0.244214866864</text:p>
              </table:table-cell>
              <table:table-cell office:value-type="float" office:value="0.313366617357">
                <text:p>0.313366617357</text:p>
              </table:table-cell>
              <table:table-cell office:value-type="float" office:value="0.29329947403">
                <text:p>0.2932994740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42019641683">
                <text:p>0.242019641683</text:p>
              </table:table-cell>
              <table:table-cell office:value-type="float" office:value="0.234946416831">
                <text:p>0.234946416831</text:p>
              </table:table-cell>
              <table:table-cell office:value-type="float" office:value="0.261136998685">
                <text:p>0.261136998685</text:p>
              </table:table-cell>
              <table:table-cell office:value-type="float" office:value="0.247772846811">
                <text:p>0.247772846811</text:p>
              </table:table-cell>
              <table:table-cell office:value-type="float" office:value="0.315528846154">
                <text:p>0.315528846154</text:p>
              </table:table-cell>
              <table:table-cell office:value-type="float" office:value="0.296754520053">
                <text:p>0.2967545200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45182034845">
                <text:p>0.245182034845</text:p>
              </table:table-cell>
              <table:table-cell office:value-type="float" office:value="0.237703566732">
                <text:p>0.237703566732</text:p>
              </table:table-cell>
              <table:table-cell office:value-type="float" office:value="0.2646445595">
                <text:p>0.2646445595</text:p>
              </table:table-cell>
              <table:table-cell office:value-type="float" office:value="0.250968729454">
                <text:p>0.250968729454</text:p>
              </table:table-cell>
              <table:table-cell office:value-type="float" office:value="0.31918187048">
                <text:p>0.31918187048</text:p>
              </table:table-cell>
              <table:table-cell office:value-type="float" office:value="0.300217681624">
                <text:p>0.30021768162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48148011177">
                <text:p>0.248148011177</text:p>
              </table:table-cell>
              <table:table-cell office:value-type="float" office:value="0.2405195595">
                <text:p>0.2405195595</text:p>
              </table:table-cell>
              <table:table-cell office:value-type="float" office:value="0.267601495726">
                <text:p>0.267601495726</text:p>
              </table:table-cell>
              <table:table-cell office:value-type="float" office:value="0.253945225181">
                <text:p>0.253945225181</text:p>
              </table:table-cell>
              <table:table-cell office:value-type="float" office:value="0.321662968442">
                <text:p>0.321662968442</text:p>
              </table:table-cell>
              <table:table-cell office:value-type="float" office:value="0.303194259533">
                <text:p>0.30319425953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50367767916">
                <text:p>0.250367767916</text:p>
              </table:table-cell>
              <table:table-cell office:value-type="float" office:value="0.242837195924">
                <text:p>0.242837195924</text:p>
              </table:table-cell>
              <table:table-cell office:value-type="float" office:value="0.269246383958">
                <text:p>0.269246383958</text:p>
              </table:table-cell>
              <table:table-cell office:value-type="float" office:value="0.256701635437">
                <text:p>0.256701635437</text:p>
              </table:table-cell>
              <table:table-cell office:value-type="float" office:value="0.324567718606">
                <text:p>0.324567718606</text:p>
              </table:table-cell>
              <table:table-cell office:value-type="float" office:value="0.30638167735">
                <text:p>0.3063816773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53165680473">
                <text:p>0.253165680473</text:p>
              </table:table-cell>
              <table:table-cell office:value-type="float" office:value="0.245360864563">
                <text:p>0.245360864563</text:p>
              </table:table-cell>
              <table:table-cell office:value-type="float" office:value="0.271734878369">
                <text:p>0.271734878369</text:p>
              </table:table-cell>
              <table:table-cell office:value-type="float" office:value="0.259515491453">
                <text:p>0.259515491453</text:p>
              </table:table-cell>
              <table:table-cell office:value-type="float" office:value="0.328553172255">
                <text:p>0.328553172255</text:p>
              </table:table-cell>
              <table:table-cell office:value-type="float" office:value="0.309564184747">
                <text:p>0.30956418474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5781969099">
                <text:p>0.255781969099</text:p>
              </table:table-cell>
              <table:table-cell office:value-type="float" office:value="0.248030654175">
                <text:p>0.248030654175</text:p>
              </table:table-cell>
              <table:table-cell office:value-type="float" office:value="0.273424556213">
                <text:p>0.273424556213</text:p>
              </table:table-cell>
              <table:table-cell office:value-type="float" office:value="0.261872123603">
                <text:p>0.261872123603</text:p>
              </table:table-cell>
              <table:table-cell office:value-type="float" office:value="0.331197403024">
                <text:p>0.331197403024</text:p>
              </table:table-cell>
              <table:table-cell office:value-type="float" office:value="0.312499527449">
                <text:p>0.31249952744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58337442472">
                <text:p>0.258337442472</text:p>
              </table:table-cell>
              <table:table-cell office:value-type="float" office:value="0.25078229783">
                <text:p>0.25078229783</text:p>
              </table:table-cell>
              <table:table-cell office:value-type="float" office:value="0.277486850756">
                <text:p>0.277486850756</text:p>
              </table:table-cell>
              <table:table-cell office:value-type="float" office:value="0.264709524984">
                <text:p>0.264709524984</text:p>
              </table:table-cell>
              <table:table-cell office:value-type="float" office:value="0.334308842867">
                <text:p>0.334308842867</text:p>
              </table:table-cell>
              <table:table-cell office:value-type="float" office:value="0.31539632643">
                <text:p>0.315396326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6094222551">
                <text:p>0.26094222551</text:p>
              </table:table-cell>
              <table:table-cell office:value-type="float" office:value="0.253334976989">
                <text:p>0.253334976989</text:p>
              </table:table-cell>
              <table:table-cell office:value-type="float" office:value="0.280202991453">
                <text:p>0.280202991453</text:p>
              </table:table-cell>
              <table:table-cell office:value-type="float" office:value="0.267389587442">
                <text:p>0.267389587442</text:p>
              </table:table-cell>
              <table:table-cell office:value-type="float" office:value="0.336746383958">
                <text:p>0.336746383958</text:p>
              </table:table-cell>
              <table:table-cell office:value-type="float" office:value="0.318726742275">
                <text:p>0.31872674227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63326347798">
                <text:p>0.263326347798</text:p>
              </table:table-cell>
              <table:table-cell office:value-type="float" office:value="0.255859549638">
                <text:p>0.255859549638</text:p>
              </table:table-cell>
              <table:table-cell office:value-type="float" office:value="0.282567800789">
                <text:p>0.282567800789</text:p>
              </table:table-cell>
              <table:table-cell office:value-type="float" office:value="0.270152284681">
                <text:p>0.270152284681</text:p>
              </table:table-cell>
              <table:table-cell office:value-type="float" office:value="0.339106262327">
                <text:p>0.339106262327</text:p>
              </table:table-cell>
              <table:table-cell office:value-type="float" office:value="0.321401832676">
                <text:p>0.32140183267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66464497041">
                <text:p>0.266464497041</text:p>
              </table:table-cell>
              <table:table-cell office:value-type="float" office:value="0.258176282051">
                <text:p>0.258176282051</text:p>
              </table:table-cell>
              <table:table-cell office:value-type="float" office:value="0.285591305062">
                <text:p>0.285591305062</text:p>
              </table:table-cell>
              <table:table-cell office:value-type="float" office:value="0.27266440664">
                <text:p>0.27266440664</text:p>
              </table:table-cell>
              <table:table-cell office:value-type="float" office:value="0.340878944773">
                <text:p>0.340878944773</text:p>
              </table:table-cell>
              <table:table-cell office:value-type="float" office:value="0.32400754027">
                <text:p>0.3240075402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68530571992">
                <text:p>0.268530571992</text:p>
              </table:table-cell>
              <table:table-cell office:value-type="float" office:value="0.260778763971">
                <text:p>0.260778763971</text:p>
              </table:table-cell>
              <table:table-cell office:value-type="float" office:value="0.288717948718">
                <text:p>0.288717948718</text:p>
              </table:table-cell>
              <table:table-cell office:value-type="float" office:value="0.275735166009">
                <text:p>0.275735166009</text:p>
              </table:table-cell>
              <table:table-cell office:value-type="float" office:value="0.342433842867">
                <text:p>0.342433842867</text:p>
              </table:table-cell>
              <table:table-cell office:value-type="float" office:value="0.326728283202">
                <text:p>0.32672828320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70375575279">
                <text:p>0.270375575279</text:p>
              </table:table-cell>
              <table:table-cell office:value-type="float" office:value="0.263158859303">
                <text:p>0.263158859303</text:p>
              </table:table-cell>
              <table:table-cell office:value-type="float" office:value="0.290370233399">
                <text:p>0.290370233399</text:p>
              </table:table-cell>
              <table:table-cell office:value-type="float" office:value="0.278209237344">
                <text:p>0.278209237344</text:p>
              </table:table-cell>
              <table:table-cell office:value-type="float" office:value="0.345394888231">
                <text:p>0.345394888231</text:p>
              </table:table-cell>
              <table:table-cell office:value-type="float" office:value="0.329319115713">
                <text:p>0.32931911571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72121959237">
                <text:p>0.272121959237</text:p>
              </table:table-cell>
              <table:table-cell office:value-type="float" office:value="0.265340318869">
                <text:p>0.265340318869</text:p>
              </table:table-cell>
              <table:table-cell office:value-type="float" office:value="0.292994329389">
                <text:p>0.292994329389</text:p>
              </table:table-cell>
              <table:table-cell office:value-type="float" office:value="0.28123339908">
                <text:p>0.28123339908</text:p>
              </table:table-cell>
              <table:table-cell office:value-type="float" office:value="0.347559993425">
                <text:p>0.347559993425</text:p>
              </table:table-cell>
              <table:table-cell office:value-type="float" office:value="0.331858008711">
                <text:p>0.33185800871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74650312295">
                <text:p>0.274650312295</text:p>
              </table:table-cell>
              <table:table-cell office:value-type="float" office:value="0.267578731098">
                <text:p>0.267578731098</text:p>
              </table:table-cell>
              <table:table-cell office:value-type="float" office:value="0.296259451019">
                <text:p>0.296259451019</text:p>
              </table:table-cell>
              <table:table-cell office:value-type="float" office:value="0.283851865549">
                <text:p>0.283851865549</text:p>
              </table:table-cell>
              <table:table-cell office:value-type="float" office:value="0.350027531229">
                <text:p>0.350027531229</text:p>
              </table:table-cell>
              <table:table-cell office:value-type="float" office:value="0.334279215976">
                <text:p>0.33427921597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76459976989">
                <text:p>0.276459976989</text:p>
              </table:table-cell>
              <table:table-cell office:value-type="float" office:value="0.270095332018">
                <text:p>0.270095332018</text:p>
              </table:table-cell>
              <table:table-cell office:value-type="float" office:value="0.298798898751">
                <text:p>0.298798898751</text:p>
              </table:table-cell>
              <table:table-cell office:value-type="float" office:value="0.286238699869">
                <text:p>0.286238699869</text:p>
              </table:table-cell>
              <table:table-cell office:value-type="float" office:value="0.351932938856">
                <text:p>0.351932938856</text:p>
              </table:table-cell>
              <table:table-cell office:value-type="float" office:value="0.336709853715">
                <text:p>0.336709853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79095989481">
                <text:p>0.279095989481</text:p>
              </table:table-cell>
              <table:table-cell office:value-type="float" office:value="0.27228583169">
                <text:p>0.27228583169</text:p>
              </table:table-cell>
              <table:table-cell office:value-type="float" office:value="0.300240384615">
                <text:p>0.300240384615</text:p>
              </table:table-cell>
              <table:table-cell office:value-type="float" office:value="0.28857819691">
                <text:p>0.28857819691</text:p>
              </table:table-cell>
              <table:table-cell office:value-type="float" office:value="0.353386341223">
                <text:p>0.353386341223</text:p>
              </table:table-cell>
              <table:table-cell office:value-type="float" office:value="0.33899408284">
                <text:p>0.3389940828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80376397107">
                <text:p>0.280376397107</text:p>
              </table:table-cell>
              <table:table-cell office:value-type="float" office:value="0.274272682446">
                <text:p>0.274272682446</text:p>
              </table:table-cell>
              <table:table-cell office:value-type="float" office:value="0.303075690335">
                <text:p>0.303075690335</text:p>
              </table:table-cell>
              <table:table-cell office:value-type="float" office:value="0.291011628863">
                <text:p>0.291011628863</text:p>
              </table:table-cell>
              <table:table-cell office:value-type="float" office:value="0.355860864563">
                <text:p>0.355860864563</text:p>
              </table:table-cell>
              <table:table-cell office:value-type="float" office:value="0.341333148422">
                <text:p>0.34133314842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82615877712">
                <text:p>0.282615877712</text:p>
              </table:table-cell>
              <table:table-cell office:value-type="float" office:value="0.276227892834">
                <text:p>0.276227892834</text:p>
              </table:table-cell>
              <table:table-cell office:value-type="float" office:value="0.304762080868">
                <text:p>0.304762080868</text:p>
              </table:table-cell>
              <table:table-cell office:value-type="float" office:value="0.293300624589">
                <text:p>0.293300624589</text:p>
              </table:table-cell>
              <table:table-cell office:value-type="float" office:value="0.358150065746">
                <text:p>0.358150065746</text:p>
              </table:table-cell>
              <table:table-cell office:value-type="float" office:value="0.343597098948">
                <text:p>0.34359709894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84997945431">
                <text:p>0.284997945431</text:p>
              </table:table-cell>
              <table:table-cell office:value-type="float" office:value="0.278426035503">
                <text:p>0.278426035503</text:p>
              </table:table-cell>
              <table:table-cell office:value-type="float" office:value="0.307373438527">
                <text:p>0.307373438527</text:p>
              </table:table-cell>
              <table:table-cell office:value-type="float" office:value="0.296031804734">
                <text:p>0.296031804734</text:p>
              </table:table-cell>
              <table:table-cell office:value-type="float" office:value="0.360016025641">
                <text:p>0.360016025641</text:p>
              </table:table-cell>
              <table:table-cell office:value-type="float" office:value="0.345929733728">
                <text:p>0.34592973372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86791995398">
                <text:p>0.286791995398</text:p>
              </table:table-cell>
              <table:table-cell office:value-type="float" office:value="0.280562869822">
                <text:p>0.280562869822</text:p>
              </table:table-cell>
              <table:table-cell office:value-type="float" office:value="0.309842209073">
                <text:p>0.309842209073</text:p>
              </table:table-cell>
              <table:table-cell office:value-type="float" office:value="0.298541666667">
                <text:p>0.298541666667</text:p>
              </table:table-cell>
              <table:table-cell office:value-type="float" office:value="0.361675295858">
                <text:p>0.361675295858</text:p>
              </table:table-cell>
              <table:table-cell office:value-type="float" office:value="0.347844715648">
                <text:p>0.3478447156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88883547009">
                <text:p>0.288883547009</text:p>
              </table:table-cell>
              <table:table-cell office:value-type="float" office:value="0.282688938199">
                <text:p>0.282688938199</text:p>
              </table:table-cell>
              <table:table-cell office:value-type="float" office:value="0.311350673899">
                <text:p>0.311350673899</text:p>
              </table:table-cell>
              <table:table-cell office:value-type="float" office:value="0.300526257396">
                <text:p>0.300526257396</text:p>
              </table:table-cell>
              <table:table-cell office:value-type="float" office:value="0.363533859303">
                <text:p>0.363533859303</text:p>
              </table:table-cell>
              <table:table-cell office:value-type="float" office:value="0.349866391354">
                <text:p>0.34986639135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89939184747">
                <text:p>0.289939184747</text:p>
              </table:table-cell>
              <table:table-cell office:value-type="float" office:value="0.284304815911">
                <text:p>0.284304815911</text:p>
              </table:table-cell>
              <table:table-cell office:value-type="float" office:value="0.314303090072">
                <text:p>0.314303090072</text:p>
              </table:table-cell>
              <table:table-cell office:value-type="float" office:value="0.302689677844">
                <text:p>0.302689677844</text:p>
              </table:table-cell>
              <table:table-cell office:value-type="float" office:value="0.364993836292">
                <text:p>0.364993836292</text:p>
              </table:table-cell>
              <table:table-cell office:value-type="float" office:value="0.351872226331">
                <text:p>0.3518722263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92280161078">
                <text:p>0.292280161078</text:p>
              </table:table-cell>
              <table:table-cell office:value-type="float" office:value="0.286150312295">
                <text:p>0.286150312295</text:p>
              </table:table-cell>
              <table:table-cell office:value-type="float" office:value="0.317081689678">
                <text:p>0.317081689678</text:p>
              </table:table-cell>
              <table:table-cell office:value-type="float" office:value="0.305097386588">
                <text:p>0.305097386588</text:p>
              </table:table-cell>
              <table:table-cell office:value-type="float" office:value="0.366423816568">
                <text:p>0.366423816568</text:p>
              </table:table-cell>
              <table:table-cell office:value-type="float" office:value="0.353603488659">
                <text:p>0.3536034886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94437458909">
                <text:p>0.294437458909</text:p>
              </table:table-cell>
              <table:table-cell office:value-type="float" office:value="0.288148422091">
                <text:p>0.288148422091</text:p>
              </table:table-cell>
              <table:table-cell office:value-type="float" office:value="0.318011998685">
                <text:p>0.318011998685</text:p>
              </table:table-cell>
              <table:table-cell office:value-type="float" office:value="0.307279832347">
                <text:p>0.307279832347</text:p>
              </table:table-cell>
              <table:table-cell office:value-type="float" office:value="0.367926939513">
                <text:p>0.367926939513</text:p>
              </table:table-cell>
              <table:table-cell office:value-type="float" office:value="0.355322813938">
                <text:p>0.3553228139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95603221565">
                <text:p>0.295603221565</text:p>
              </table:table-cell>
              <table:table-cell office:value-type="float" office:value="0.290021285339">
                <text:p>0.290021285339</text:p>
              </table:table-cell>
              <table:table-cell office:value-type="float" office:value="0.320093277449">
                <text:p>0.320093277449</text:p>
              </table:table-cell>
              <table:table-cell office:value-type="float" office:value="0.309520299145">
                <text:p>0.309520299145</text:p>
              </table:table-cell>
              <table:table-cell office:value-type="float" office:value="0.36908530572">
                <text:p>0.36908530572</text:p>
              </table:table-cell>
              <table:table-cell office:value-type="float" office:value="0.356924453485">
                <text:p>0.3569244534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97867357002">
                <text:p>0.297867357002</text:p>
              </table:table-cell>
              <table:table-cell office:value-type="float" office:value="0.291921104536">
                <text:p>0.291921104536</text:p>
              </table:table-cell>
              <table:table-cell office:value-type="float" office:value="0.322161406969">
                <text:p>0.322161406969</text:p>
              </table:table-cell>
              <table:table-cell office:value-type="float" office:value="0.311690376397">
                <text:p>0.311690376397</text:p>
              </table:table-cell>
              <table:table-cell office:value-type="float" office:value="0.371309993425">
                <text:p>0.371309993425</text:p>
              </table:table-cell>
              <table:table-cell office:value-type="float" office:value="0.35881145217">
                <text:p>0.3588114521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99046679816">
                <text:p>0.299046679816</text:p>
              </table:table-cell>
              <table:table-cell office:value-type="float" office:value="0.293315253123">
                <text:p>0.293315253123</text:p>
              </table:table-cell>
              <table:table-cell office:value-type="float" office:value="0.323690828402">
                <text:p>0.323690828402</text:p>
              </table:table-cell>
              <table:table-cell office:value-type="float" office:value="0.313704922748">
                <text:p>0.313704922748</text:p>
              </table:table-cell>
              <table:table-cell office:value-type="float" office:value="0.372719428008">
                <text:p>0.372719428008</text:p>
              </table:table-cell>
              <table:table-cell office:value-type="float" office:value="0.360405387081">
                <text:p>0.36040538708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01402449047">
                <text:p>0.301402449047</text:p>
              </table:table-cell>
              <table:table-cell office:value-type="float" office:value="0.295207264957">
                <text:p>0.295207264957</text:p>
              </table:table-cell>
              <table:table-cell office:value-type="float" office:value="0.326030982906">
                <text:p>0.326030982906</text:p>
              </table:table-cell>
              <table:table-cell office:value-type="float" office:value="0.315635149573">
                <text:p>0.315635149573</text:p>
              </table:table-cell>
              <table:table-cell office:value-type="float" office:value="0.373559746877">
                <text:p>0.373559746877</text:p>
              </table:table-cell>
              <table:table-cell office:value-type="float" office:value="0.361861378205">
                <text:p>0.36186137820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02800788955">
                <text:p>0.302800788955</text:p>
              </table:table-cell>
              <table:table-cell office:value-type="float" office:value="0.296672830375">
                <text:p>0.296672830375</text:p>
              </table:table-cell>
              <table:table-cell office:value-type="float" office:value="0.328149654832">
                <text:p>0.328149654832</text:p>
              </table:table-cell>
              <table:table-cell office:value-type="float" office:value="0.31792089908">
                <text:p>0.31792089908</text:p>
              </table:table-cell>
              <table:table-cell office:value-type="float" office:value="0.375569526627">
                <text:p>0.375569526627</text:p>
              </table:table-cell>
              <table:table-cell office:value-type="float" office:value="0.36323120069">
                <text:p>0.363231200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04206114398">
                <text:p>0.304206114398</text:p>
              </table:table-cell>
              <table:table-cell office:value-type="float" office:value="0.298693951348">
                <text:p>0.298693951348</text:p>
              </table:table-cell>
              <table:table-cell office:value-type="float" office:value="0.329594838922">
                <text:p>0.329594838922</text:p>
              </table:table-cell>
              <table:table-cell office:value-type="float" office:value="0.319812171269">
                <text:p>0.319812171269</text:p>
              </table:table-cell>
              <table:table-cell office:value-type="float" office:value="0.376754602235">
                <text:p>0.376754602235</text:p>
              </table:table-cell>
              <table:table-cell office:value-type="float" office:value="0.364852872288">
                <text:p>0.36485287228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05926610782">
                <text:p>0.305926610782</text:p>
              </table:table-cell>
              <table:table-cell office:value-type="float" office:value="0.300156804734">
                <text:p>0.300156804734</text:p>
              </table:table-cell>
              <table:table-cell office:value-type="float" office:value="0.33162352071">
                <text:p>0.33162352071</text:p>
              </table:table-cell>
              <table:table-cell office:value-type="float" office:value="0.321867562459">
                <text:p>0.321867562459</text:p>
              </table:table-cell>
              <table:table-cell office:value-type="float" office:value="0.378180473373">
                <text:p>0.378180473373</text:p>
              </table:table-cell>
              <table:table-cell office:value-type="float" office:value="0.366383136095">
                <text:p>0.36638313609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07552596976">
                <text:p>0.307552596976</text:p>
              </table:table-cell>
              <table:table-cell office:value-type="float" office:value="0.301870644313">
                <text:p>0.301870644313</text:p>
              </table:table-cell>
              <table:table-cell office:value-type="float" office:value="0.333270463511">
                <text:p>0.333270463511</text:p>
              </table:table-cell>
              <table:table-cell office:value-type="float" office:value="0.323639258711">
                <text:p>0.323639258711</text:p>
              </table:table-cell>
              <table:table-cell office:value-type="float" office:value="0.379907133465">
                <text:p>0.379907133465</text:p>
              </table:table-cell>
              <table:table-cell office:value-type="float" office:value="0.367895258054">
                <text:p>0.36789525805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08619740302">
                <text:p>0.308619740302</text:p>
              </table:table-cell>
              <table:table-cell office:value-type="float" office:value="0.303363083498">
                <text:p>0.303363083498</text:p>
              </table:table-cell>
              <table:table-cell office:value-type="float" office:value="0.334698389218">
                <text:p>0.334698389218</text:p>
              </table:table-cell>
              <table:table-cell office:value-type="float" office:value="0.325677473702">
                <text:p>0.325677473702</text:p>
              </table:table-cell>
              <table:table-cell office:value-type="float" office:value="0.381197813938">
                <text:p>0.381197813938</text:p>
              </table:table-cell>
              <table:table-cell office:value-type="float" office:value="0.369538749178">
                <text:p>0.36953874917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11274654832">
                <text:p>0.311274654832</text:p>
              </table:table-cell>
              <table:table-cell office:value-type="float" office:value="0.305531804734">
                <text:p>0.305531804734</text:p>
              </table:table-cell>
              <table:table-cell office:value-type="float" office:value="0.337115795529">
                <text:p>0.337115795529</text:p>
              </table:table-cell>
              <table:table-cell office:value-type="float" office:value="0.327254068047">
                <text:p>0.327254068047</text:p>
              </table:table-cell>
              <table:table-cell office:value-type="float" office:value="0.382500821828">
                <text:p>0.382500821828</text:p>
              </table:table-cell>
              <table:table-cell office:value-type="float" office:value="0.371245767587">
                <text:p>0.37124576758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12758053912">
                <text:p>0.312758053912</text:p>
              </table:table-cell>
              <table:table-cell office:value-type="float" office:value="0.30729265286">
                <text:p>0.30729265286</text:p>
              </table:table-cell>
              <table:table-cell office:value-type="float" office:value="0.338411406969">
                <text:p>0.338411406969</text:p>
              </table:table-cell>
              <table:table-cell office:value-type="float" office:value="0.328903763971">
                <text:p>0.328903763971</text:p>
              </table:table-cell>
              <table:table-cell office:value-type="float" office:value="0.383856426693">
                <text:p>0.383856426693</text:p>
              </table:table-cell>
              <table:table-cell office:value-type="float" office:value="0.372616987179">
                <text:p>0.37261698717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14709483892">
                <text:p>0.314709483892</text:p>
              </table:table-cell>
              <table:table-cell office:value-type="float" office:value="0.309089414859">
                <text:p>0.309089414859</text:p>
              </table:table-cell>
              <table:table-cell office:value-type="float" office:value="0.340102317554">
                <text:p>0.340102317554</text:p>
              </table:table-cell>
              <table:table-cell office:value-type="float" office:value="0.330738412229">
                <text:p>0.330738412229</text:p>
              </table:table-cell>
              <table:table-cell office:value-type="float" office:value="0.385000821828">
                <text:p>0.385000821828</text:p>
              </table:table-cell>
              <table:table-cell office:value-type="float" office:value="0.374020093688">
                <text:p>0.37402009368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15915927022">
                <text:p>0.315915927022</text:p>
              </table:table-cell>
              <table:table-cell office:value-type="float" office:value="0.310554076266">
                <text:p>0.310554076266</text:p>
              </table:table-cell>
              <table:table-cell office:value-type="float" office:value="0.341301775148">
                <text:p>0.341301775148</text:p>
              </table:table-cell>
              <table:table-cell office:value-type="float" office:value="0.332123356345">
                <text:p>0.332123356345</text:p>
              </table:table-cell>
              <table:table-cell office:value-type="float" office:value="0.386495315582">
                <text:p>0.386495315582</text:p>
              </table:table-cell>
              <table:table-cell office:value-type="float" office:value="0.375438588922">
                <text:p>0.3754385889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17696827745">
                <text:p>0.317696827745</text:p>
              </table:table-cell>
              <table:table-cell office:value-type="float" office:value="0.312264710717">
                <text:p>0.312264710717</text:p>
              </table:table-cell>
              <table:table-cell office:value-type="float" office:value="0.343966551611">
                <text:p>0.343966551611</text:p>
              </table:table-cell>
              <table:table-cell office:value-type="float" office:value="0.334241083169">
                <text:p>0.334241083169</text:p>
              </table:table-cell>
              <table:table-cell office:value-type="float" office:value="0.386757889546">
                <text:p>0.386757889546</text:p>
              </table:table-cell>
              <table:table-cell office:value-type="float" office:value="0.376769600592">
                <text:p>0.37676960059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18867932281">
                <text:p>0.318867932281</text:p>
              </table:table-cell>
              <table:table-cell office:value-type="float" office:value="0.313968523997">
                <text:p>0.313968523997</text:p>
              </table:table-cell>
              <table:table-cell office:value-type="float" office:value="0.345139299803">
                <text:p>0.345139299803</text:p>
              </table:table-cell>
              <table:table-cell office:value-type="float" office:value="0.335711661736">
                <text:p>0.335711661736</text:p>
              </table:table-cell>
              <table:table-cell office:value-type="float" office:value="0.388025558843">
                <text:p>0.388025558843</text:p>
              </table:table-cell>
              <table:table-cell office:value-type="float" office:value="0.378069280079">
                <text:p>0.3780692800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20983727811">
                <text:p>0.320983727811</text:p>
              </table:table-cell>
              <table:table-cell office:value-type="float" office:value="0.315669789612">
                <text:p>0.315669789612</text:p>
              </table:table-cell>
              <table:table-cell office:value-type="float" office:value="0.345815664037">
                <text:p>0.345815664037</text:p>
              </table:table-cell>
              <table:table-cell office:value-type="float" office:value="0.337350345168">
                <text:p>0.337350345168</text:p>
              </table:table-cell>
              <table:table-cell office:value-type="float" office:value="0.388921351085">
                <text:p>0.388921351085</text:p>
              </table:table-cell>
              <table:table-cell office:value-type="float" office:value="0.379442882972">
                <text:p>0.37944288297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22486439842">
                <text:p>0.322486439842</text:p>
              </table:table-cell>
              <table:table-cell office:value-type="float" office:value="0.317486768573">
                <text:p>0.317486768573</text:p>
              </table:table-cell>
              <table:table-cell office:value-type="float" office:value="0.347242767916">
                <text:p>0.347242767916</text:p>
              </table:table-cell>
              <table:table-cell office:value-type="float" office:value="0.338775846483">
                <text:p>0.338775846483</text:p>
              </table:table-cell>
              <table:table-cell office:value-type="float" office:value="0.39077457265">
                <text:p>0.39077457265</text:p>
              </table:table-cell>
              <table:table-cell office:value-type="float" office:value="0.380804363905">
                <text:p>0.38080436390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23229783037">
                <text:p>0.323229783037</text:p>
              </table:table-cell>
              <table:table-cell office:value-type="float" office:value="0.318482084155">
                <text:p>0.318482084155</text:p>
              </table:table-cell>
              <table:table-cell office:value-type="float" office:value="0.349022024984">
                <text:p>0.349022024984</text:p>
              </table:table-cell>
              <table:table-cell office:value-type="float" office:value="0.340403558514">
                <text:p>0.340403558514</text:p>
              </table:table-cell>
              <table:table-cell office:value-type="float" office:value="0.392476988823">
                <text:p>0.392476988823</text:p>
              </table:table-cell>
              <table:table-cell office:value-type="float" office:value="0.381968133629">
                <text:p>0.38196813362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24589907955">
                <text:p>0.324589907955</text:p>
              </table:table-cell>
              <table:table-cell office:value-type="float" office:value="0.319807856673">
                <text:p>0.319807856673</text:p>
              </table:table-cell>
              <table:table-cell office:value-type="float" office:value="0.350583497699">
                <text:p>0.350583497699</text:p>
              </table:table-cell>
              <table:table-cell office:value-type="float" office:value="0.342197978304">
                <text:p>0.342197978304</text:p>
              </table:table-cell>
              <table:table-cell office:value-type="float" office:value="0.392835716634">
                <text:p>0.392835716634</text:p>
              </table:table-cell>
              <table:table-cell office:value-type="float" office:value="0.38317848044">
                <text:p>0.3831784804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25594592373">
                <text:p>0.325594592373</text:p>
              </table:table-cell>
              <table:table-cell office:value-type="float" office:value="0.32098339908">
                <text:p>0.32098339908</text:p>
              </table:table-cell>
              <table:table-cell office:value-type="float" office:value="0.351982248521">
                <text:p>0.351982248521</text:p>
              </table:table-cell>
              <table:table-cell office:value-type="float" office:value="0.344040598291">
                <text:p>0.344040598291</text:p>
              </table:table-cell>
              <table:table-cell office:value-type="float" office:value="0.394425542406">
                <text:p>0.394425542406</text:p>
              </table:table-cell>
              <table:table-cell office:value-type="float" office:value="0.384328957101">
                <text:p>0.384328957101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27869000657">
                <text:p>0.327869000657</text:p>
              </table:table-cell>
              <table:table-cell office:value-type="float" office:value="0.322432117028">
                <text:p>0.322432117028</text:p>
              </table:table-cell>
              <table:table-cell office:value-type="float" office:value="0.35321622288">
                <text:p>0.35321622288</text:p>
              </table:table-cell>
              <table:table-cell office:value-type="float" office:value="0.345127424392">
                <text:p>0.345127424392</text:p>
              </table:table-cell>
              <table:table-cell office:value-type="float" office:value="0.394985618014">
                <text:p>0.394985618014</text:p>
              </table:table-cell>
              <table:table-cell office:value-type="float" office:value="0.385433575773">
                <text:p>0.3854335757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29236111111">
                <text:p>0.329236111111</text:p>
              </table:table-cell>
              <table:table-cell office:value-type="float" office:value="0.323840483235">
                <text:p>0.323840483235</text:p>
              </table:table-cell>
              <table:table-cell office:value-type="float" office:value="0.354372534517">
                <text:p>0.354372534517</text:p>
              </table:table-cell>
              <table:table-cell office:value-type="float" office:value="0.346868425378">
                <text:p>0.346868425378</text:p>
              </table:table-cell>
              <table:table-cell office:value-type="float" office:value="0.39606960881">
                <text:p>0.39606960881</text:p>
              </table:table-cell>
              <table:table-cell office:value-type="float" office:value="0.386615487344">
                <text:p>0.38661548734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30961538462">
                <text:p>0.330961538462</text:p>
              </table:table-cell>
              <table:table-cell office:value-type="float" office:value="0.325156886917">
                <text:p>0.325156886917</text:p>
              </table:table-cell>
              <table:table-cell office:value-type="float" office:value="0.355988247863">
                <text:p>0.355988247863</text:p>
              </table:table-cell>
              <table:table-cell office:value-type="float" office:value="0.348357371795">
                <text:p>0.348357371795</text:p>
              </table:table-cell>
              <table:table-cell office:value-type="float" office:value="0.396524490467">
                <text:p>0.396524490467</text:p>
              </table:table-cell>
              <table:table-cell office:value-type="float" office:value="0.387747739974">
                <text:p>0.38774773997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31967044707">
                <text:p>0.331967044707</text:p>
              </table:table-cell>
              <table:table-cell office:value-type="float" office:value="0.32647896121">
                <text:p>0.32647896121</text:p>
              </table:table-cell>
              <table:table-cell office:value-type="float" office:value="0.357207018409">
                <text:p>0.357207018409</text:p>
              </table:table-cell>
              <table:table-cell office:value-type="float" office:value="0.349609056542">
                <text:p>0.349609056542</text:p>
              </table:table-cell>
              <table:table-cell office:value-type="float" office:value="0.397637245233">
                <text:p>0.397637245233</text:p>
              </table:table-cell>
              <table:table-cell office:value-type="float" office:value="0.388902859961">
                <text:p>0.3889028599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3362795858">
                <text:p>0.33362795858</text:p>
              </table:table-cell>
              <table:table-cell office:value-type="float" office:value="0.32779709073">
                <text:p>0.32779709073</text:p>
              </table:table-cell>
              <table:table-cell office:value-type="float" office:value="0.357338510848">
                <text:p>0.357338510848</text:p>
              </table:table-cell>
              <table:table-cell office:value-type="float" office:value="0.350719099277">
                <text:p>0.350719099277</text:p>
              </table:table-cell>
              <table:table-cell office:value-type="float" office:value="0.398957100592">
                <text:p>0.398957100592</text:p>
              </table:table-cell>
              <table:table-cell office:value-type="float" office:value="0.390152490138">
                <text:p>0.3901524901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35219017094">
                <text:p>0.335219017094</text:p>
              </table:table-cell>
              <table:table-cell office:value-type="float" office:value="0.329750657462">
                <text:p>0.329750657462</text:p>
              </table:table-cell>
              <table:table-cell office:value-type="float" office:value="0.359125575279">
                <text:p>0.359125575279</text:p>
              </table:table-cell>
              <table:table-cell office:value-type="float" office:value="0.352074663051">
                <text:p>0.352074663051</text:p>
              </table:table-cell>
              <table:table-cell office:value-type="float" office:value="0.400097386588">
                <text:p>0.400097386588</text:p>
              </table:table-cell>
              <table:table-cell office:value-type="float" office:value="0.391182938856">
                <text:p>0.3911829388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36206032216">
                <text:p>0.336206032216</text:p>
              </table:table-cell>
              <table:table-cell office:value-type="float" office:value="0.331120726496">
                <text:p>0.331120726496</text:p>
              </table:table-cell>
              <table:table-cell office:value-type="float" office:value="0.359911242604">
                <text:p>0.359911242604</text:p>
              </table:table-cell>
              <table:table-cell office:value-type="float" office:value="0.353557034845">
                <text:p>0.353557034845</text:p>
              </table:table-cell>
              <table:table-cell office:value-type="float" office:value="0.400620069034">
                <text:p>0.400620069034</text:p>
              </table:table-cell>
              <table:table-cell office:value-type="float" office:value="0.392159681131">
                <text:p>0.3921596811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37458908613">
                <text:p>0.337458908613</text:p>
              </table:table-cell>
              <table:table-cell office:value-type="float" office:value="0.332530982906">
                <text:p>0.332530982906</text:p>
              </table:table-cell>
              <table:table-cell office:value-type="float" office:value="0.361862672584">
                <text:p>0.361862672584</text:p>
              </table:table-cell>
              <table:table-cell office:value-type="float" office:value="0.354654380342">
                <text:p>0.354654380342</text:p>
              </table:table-cell>
              <table:table-cell office:value-type="float" office:value="0.401281640368">
                <text:p>0.401281640368</text:p>
              </table:table-cell>
              <table:table-cell office:value-type="float" office:value="0.393096215483">
                <text:p>0.39309621548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38740959895">
                <text:p>0.338740959895</text:p>
              </table:table-cell>
              <table:table-cell office:value-type="float" office:value="0.334009451019">
                <text:p>0.334009451019</text:p>
              </table:table-cell>
              <table:table-cell office:value-type="float" office:value="0.363738905325">
                <text:p>0.363738905325</text:p>
              </table:table-cell>
              <table:table-cell office:value-type="float" office:value="0.356076306706">
                <text:p>0.356076306706</text:p>
              </table:table-cell>
              <table:table-cell office:value-type="float" office:value="0.402217291256">
                <text:p>0.402217291256</text:p>
              </table:table-cell>
              <table:table-cell office:value-type="float" office:value="0.393953279093">
                <text:p>0.39395327909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0359549638">
                <text:p>0.340359549638</text:p>
              </table:table-cell>
              <table:table-cell office:value-type="float" office:value="0.335304980276">
                <text:p>0.335304980276</text:p>
              </table:table-cell>
              <table:table-cell office:value-type="float" office:value="0.364538954635">
                <text:p>0.364538954635</text:p>
              </table:table-cell>
              <table:table-cell office:value-type="float" office:value="0.357420447074">
                <text:p>0.357420447074</text:p>
              </table:table-cell>
              <table:table-cell office:value-type="float" office:value="0.402807363577">
                <text:p>0.402807363577</text:p>
              </table:table-cell>
              <table:table-cell office:value-type="float" office:value="0.394967763807">
                <text:p>0.3949677638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40506656805">
                <text:p>0.340506656805</text:p>
              </table:table-cell>
              <table:table-cell office:value-type="float" office:value="0.33632552597">
                <text:p>0.33632552597</text:p>
              </table:table-cell>
              <table:table-cell office:value-type="float" office:value="0.366199868508">
                <text:p>0.366199868508</text:p>
              </table:table-cell>
              <table:table-cell office:value-type="float" office:value="0.358818581525">
                <text:p>0.358818581525</text:p>
              </table:table-cell>
              <table:table-cell office:value-type="float" office:value="0.403148011177">
                <text:p>0.403148011177</text:p>
              </table:table-cell>
              <table:table-cell office:value-type="float" office:value="0.395896798981">
                <text:p>0.3958967989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1737754767">
                <text:p>0.341737754767</text:p>
              </table:table-cell>
              <table:table-cell office:value-type="float" office:value="0.337286653517">
                <text:p>0.337286653517</text:p>
              </table:table-cell>
              <table:table-cell office:value-type="float" office:value="0.367200854701">
                <text:p>0.367200854701</text:p>
              </table:table-cell>
              <table:table-cell office:value-type="float" office:value="0.359734549638">
                <text:p>0.359734549638</text:p>
              </table:table-cell>
              <table:table-cell office:value-type="float" office:value="0.404383629191">
                <text:p>0.404383629191</text:p>
              </table:table-cell>
              <table:table-cell office:value-type="float" office:value="0.396715688692">
                <text:p>0.39671568869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2586702827">
                <text:p>0.342586702827</text:p>
              </table:table-cell>
              <table:table-cell office:value-type="float" office:value="0.338374178172">
                <text:p>0.338374178172</text:p>
              </table:table-cell>
              <table:table-cell office:value-type="float" office:value="0.368233070348">
                <text:p>0.368233070348</text:p>
              </table:table-cell>
              <table:table-cell office:value-type="float" office:value="0.36084418146">
                <text:p>0.36084418146</text:p>
              </table:table-cell>
              <table:table-cell office:value-type="float" office:value="0.405803336621">
                <text:p>0.405803336621</text:p>
              </table:table-cell>
              <table:table-cell office:value-type="float" office:value="0.397743158284">
                <text:p>0.3977431582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4293228139">
                <text:p>0.344293228139</text:p>
              </table:table-cell>
              <table:table-cell office:value-type="float" office:value="0.339713839579">
                <text:p>0.339713839579</text:p>
              </table:table-cell>
              <table:table-cell office:value-type="float" office:value="0.369403763971">
                <text:p>0.369403763971</text:p>
              </table:table-cell>
              <table:table-cell office:value-type="float" office:value="0.36226808021">
                <text:p>0.36226808021</text:p>
              </table:table-cell>
              <table:table-cell office:value-type="float" office:value="0.406554898093">
                <text:p>0.406554898093</text:p>
              </table:table-cell>
              <table:table-cell office:value-type="float" office:value="0.398464661407">
                <text:p>0.39846466140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45257232084">
                <text:p>0.345257232084</text:p>
              </table:table-cell>
              <table:table-cell office:value-type="float" office:value="0.340995890861">
                <text:p>0.340995890861</text:p>
              </table:table-cell>
              <table:table-cell office:value-type="float" office:value="0.370488576594">
                <text:p>0.370488576594</text:p>
              </table:table-cell>
              <table:table-cell office:value-type="float" office:value="0.363415146285">
                <text:p>0.363415146285</text:p>
              </table:table-cell>
              <table:table-cell office:value-type="float" office:value="0.4069460881">
                <text:p>0.4069460881</text:p>
              </table:table-cell>
              <table:table-cell office:value-type="float" office:value="0.399396737344">
                <text:p>0.39939673734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46613247863">
                <text:p>0.346613247863</text:p>
              </table:table-cell>
              <table:table-cell office:value-type="float" office:value="0.342198717949">
                <text:p>0.342198717949</text:p>
              </table:table-cell>
              <table:table-cell office:value-type="float" office:value="0.371464907955">
                <text:p>0.371464907955</text:p>
              </table:table-cell>
              <table:table-cell office:value-type="float" office:value="0.364534105851">
                <text:p>0.364534105851</text:p>
              </table:table-cell>
              <table:table-cell office:value-type="float" office:value="0.40726660092">
                <text:p>0.40726660092</text:p>
              </table:table-cell>
              <table:table-cell office:value-type="float" office:value="0.400076142341">
                <text:p>0.40007614234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47586291913">
                <text:p>0.347586291913</text:p>
              </table:table-cell>
              <table:table-cell office:value-type="float" office:value="0.3432867357">
                <text:p>0.3432867357</text:p>
              </table:table-cell>
              <table:table-cell office:value-type="float" office:value="0.372887491782">
                <text:p>0.372887491782</text:p>
              </table:table-cell>
              <table:table-cell office:value-type="float" office:value="0.365699745233">
                <text:p>0.365699745233</text:p>
              </table:table-cell>
              <table:table-cell office:value-type="float" office:value="0.407795857988">
                <text:p>0.407795857988</text:p>
              </table:table-cell>
              <table:table-cell office:value-type="float" office:value="0.400887347962">
                <text:p>0.40088734796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48624260355">
                <text:p>0.348624260355</text:p>
              </table:table-cell>
              <table:table-cell office:value-type="float" office:value="0.344335141354">
                <text:p>0.344335141354</text:p>
              </table:table-cell>
              <table:table-cell office:value-type="float" office:value="0.373643162393">
                <text:p>0.373643162393</text:p>
              </table:table-cell>
              <table:table-cell office:value-type="float" office:value="0.36665105194">
                <text:p>0.36665105194</text:p>
              </table:table-cell>
              <table:table-cell office:value-type="float" office:value="0.408373191979">
                <text:p>0.408373191979</text:p>
              </table:table-cell>
              <table:table-cell office:value-type="float" office:value="0.401767114563">
                <text:p>0.40176711456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49397600263">
                <text:p>0.349397600263</text:p>
              </table:table-cell>
              <table:table-cell office:value-type="float" office:value="0.345370233399">
                <text:p>0.345370233399</text:p>
              </table:table-cell>
              <table:table-cell office:value-type="float" office:value="0.375267094017">
                <text:p>0.375267094017</text:p>
              </table:table-cell>
              <table:table-cell office:value-type="float" office:value="0.368370808679">
                <text:p>0.368370808679</text:p>
              </table:table-cell>
              <table:table-cell office:value-type="float" office:value="0.40862056213">
                <text:p>0.40862056213</text:p>
              </table:table-cell>
              <table:table-cell office:value-type="float" office:value="0.402443745891">
                <text:p>0.40244374589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0413379356">
                <text:p>0.350413379356</text:p>
              </table:table-cell>
              <table:table-cell office:value-type="float" office:value="0.346414283366">
                <text:p>0.346414283366</text:p>
              </table:table-cell>
              <table:table-cell office:value-type="float" office:value="0.376327251808">
                <text:p>0.376327251808</text:p>
              </table:table-cell>
              <table:table-cell office:value-type="float" office:value="0.369519764957">
                <text:p>0.369519764957</text:p>
              </table:table-cell>
              <table:table-cell office:value-type="float" office:value="0.409886998685">
                <text:p>0.409886998685</text:p>
              </table:table-cell>
              <table:table-cell office:value-type="float" office:value="0.403247739974">
                <text:p>0.40324773997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1445595003">
                <text:p>0.351445595003</text:p>
              </table:table-cell>
              <table:table-cell office:value-type="float" office:value="0.34744165023">
                <text:p>0.34744165023</text:p>
              </table:table-cell>
              <table:table-cell office:value-type="float" office:value="0.376637902696">
                <text:p>0.376637902696</text:p>
              </table:table-cell>
              <table:table-cell office:value-type="float" office:value="0.370605070677">
                <text:p>0.370605070677</text:p>
              </table:table-cell>
              <table:table-cell office:value-type="float" office:value="0.410704717291">
                <text:p>0.410704717291</text:p>
              </table:table-cell>
              <table:table-cell office:value-type="float" office:value="0.403899798652">
                <text:p>0.4038997986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3448800131">
                <text:p>0.353448800131</text:p>
              </table:table-cell>
              <table:table-cell office:value-type="float" office:value="0.348761998685">
                <text:p>0.348761998685</text:p>
              </table:table-cell>
              <table:table-cell office:value-type="float" office:value="0.377676692965">
                <text:p>0.377676692965</text:p>
              </table:table-cell>
              <table:table-cell office:value-type="float" office:value="0.371690951677">
                <text:p>0.371690951677</text:p>
              </table:table-cell>
              <table:table-cell office:value-type="float" office:value="0.411292735043">
                <text:p>0.411292735043</text:p>
              </table:table-cell>
              <table:table-cell office:value-type="float" office:value="0.404536222058">
                <text:p>0.40453622205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4878369494">
                <text:p>0.354878369494</text:p>
              </table:table-cell>
              <table:table-cell office:value-type="float" office:value="0.350205128205">
                <text:p>0.350205128205</text:p>
              </table:table-cell>
              <table:table-cell office:value-type="float" office:value="0.379171597633">
                <text:p>0.379171597633</text:p>
              </table:table-cell>
              <table:table-cell office:value-type="float" office:value="0.372883382643">
                <text:p>0.372883382643</text:p>
              </table:table-cell>
              <table:table-cell office:value-type="float" office:value="0.411646120973">
                <text:p>0.411646120973</text:p>
              </table:table-cell>
              <table:table-cell office:value-type="float" office:value="0.405213202663">
                <text:p>0.40521320266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5428583169">
                <text:p>0.355428583169</text:p>
              </table:table-cell>
              <table:table-cell office:value-type="float" office:value="0.35120734714">
                <text:p>0.35120734714</text:p>
              </table:table-cell>
              <table:table-cell office:value-type="float" office:value="0.379776873767">
                <text:p>0.379776873767</text:p>
              </table:table-cell>
              <table:table-cell office:value-type="float" office:value="0.373957511506">
                <text:p>0.373957511506</text:p>
              </table:table-cell>
              <table:table-cell office:value-type="float" office:value="0.412448224852">
                <text:p>0.412448224852</text:p>
              </table:table-cell>
              <table:table-cell office:value-type="float" office:value="0.405973413872">
                <text:p>0.40597341387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56235618014">
                <text:p>0.356235618014</text:p>
              </table:table-cell>
              <table:table-cell office:value-type="float" office:value="0.352325443787">
                <text:p>0.352325443787</text:p>
              </table:table-cell>
              <table:table-cell office:value-type="float" office:value="0.380538297173">
                <text:p>0.380538297173</text:p>
              </table:table-cell>
              <table:table-cell office:value-type="float" office:value="0.374903311966">
                <text:p>0.374903311966</text:p>
              </table:table-cell>
              <table:table-cell office:value-type="float" office:value="0.41341469428">
                <text:p>0.41341469428</text:p>
              </table:table-cell>
              <table:table-cell office:value-type="float" office:value="0.406683719592">
                <text:p>0.40668371959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56358070348">
                <text:p>0.356358070348</text:p>
              </table:table-cell>
              <table:table-cell office:value-type="float" office:value="0.353029585799">
                <text:p>0.353029585799</text:p>
              </table:table-cell>
              <table:table-cell office:value-type="float" office:value="0.38150887574">
                <text:p>0.38150887574</text:p>
              </table:table-cell>
              <table:table-cell office:value-type="float" office:value="0.3759007643">
                <text:p>0.3759007643</text:p>
              </table:table-cell>
              <table:table-cell office:value-type="float" office:value="0.413809582512">
                <text:p>0.413809582512</text:p>
              </table:table-cell>
              <table:table-cell office:value-type="float" office:value="0.407279051611">
                <text:p>0.40727905161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57572731755">
                <text:p>0.357572731755</text:p>
              </table:table-cell>
              <table:table-cell office:value-type="float" office:value="0.353761012492">
                <text:p>0.353761012492</text:p>
              </table:table-cell>
              <table:table-cell office:value-type="float" office:value="0.382165927022">
                <text:p>0.382165927022</text:p>
              </table:table-cell>
              <table:table-cell office:value-type="float" office:value="0.376779257068">
                <text:p>0.376779257068</text:p>
              </table:table-cell>
              <table:table-cell office:value-type="float" office:value="0.414836456279">
                <text:p>0.414836456279</text:p>
              </table:table-cell>
              <table:table-cell office:value-type="float" office:value="0.408093523997">
                <text:p>0.4080935239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59093523997">
                <text:p>0.359093523997</text:p>
              </table:table-cell>
              <table:table-cell office:value-type="float" office:value="0.355003287311">
                <text:p>0.355003287311</text:p>
              </table:table-cell>
              <table:table-cell office:value-type="float" office:value="0.382659023669">
                <text:p>0.382659023669</text:p>
              </table:table-cell>
              <table:table-cell office:value-type="float" office:value="0.37749465812">
                <text:p>0.37749465812</text:p>
              </table:table-cell>
              <table:table-cell office:value-type="float" office:value="0.415421186719">
                <text:p>0.415421186719</text:p>
              </table:table-cell>
              <table:table-cell office:value-type="float" office:value="0.408783982577">
                <text:p>0.40878398257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59139957265">
                <text:p>0.359139957265</text:p>
              </table:table-cell>
              <table:table-cell office:value-type="float" office:value="0.355942554241">
                <text:p>0.355942554241</text:p>
              </table:table-cell>
              <table:table-cell office:value-type="float" office:value="0.383586456279">
                <text:p>0.383586456279</text:p>
              </table:table-cell>
              <table:table-cell office:value-type="float" office:value="0.378296556542">
                <text:p>0.378296556542</text:p>
              </table:table-cell>
              <table:table-cell office:value-type="float" office:value="0.416130424063">
                <text:p>0.416130424063</text:p>
              </table:table-cell>
              <table:table-cell office:value-type="float" office:value="0.409570184089">
                <text:p>0.40957018408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0396531887">
                <text:p>0.360396531887</text:p>
              </table:table-cell>
              <table:table-cell office:value-type="float" office:value="0.356899161736">
                <text:p>0.356899161736</text:p>
              </table:table-cell>
              <table:table-cell office:value-type="float" office:value="0.384647024984">
                <text:p>0.384647024984</text:p>
              </table:table-cell>
              <table:table-cell office:value-type="float" office:value="0.379065294214">
                <text:p>0.379065294214</text:p>
              </table:table-cell>
              <table:table-cell office:value-type="float" office:value="0.416205210388">
                <text:p>0.416205210388</text:p>
              </table:table-cell>
              <table:table-cell office:value-type="float" office:value="0.410403558514">
                <text:p>0.4104035585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0961949375">
                <text:p>0.360961949375</text:p>
              </table:table-cell>
              <table:table-cell office:value-type="float" office:value="0.357583086785">
                <text:p>0.357583086785</text:p>
              </table:table-cell>
              <table:table-cell office:value-type="float" office:value="0.384862754767">
                <text:p>0.384862754767</text:p>
              </table:table-cell>
              <table:table-cell office:value-type="float" office:value="0.379658119658">
                <text:p>0.379658119658</text:p>
              </table:table-cell>
              <table:table-cell office:value-type="float" office:value="0.41686965812">
                <text:p>0.41686965812</text:p>
              </table:table-cell>
              <table:table-cell office:value-type="float" office:value="0.411070163544">
                <text:p>0.4110701635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2359056542">
                <text:p>0.362359056542</text:p>
              </table:table-cell>
              <table:table-cell office:value-type="float" office:value="0.35872690664">
                <text:p>0.35872690664</text:p>
              </table:table-cell>
              <table:table-cell office:value-type="float" office:value="0.385396120973">
                <text:p>0.385396120973</text:p>
              </table:table-cell>
              <table:table-cell office:value-type="float" office:value="0.380411982249">
                <text:p>0.380411982249</text:p>
              </table:table-cell>
              <table:table-cell office:value-type="float" office:value="0.417368096647">
                <text:p>0.417368096647</text:p>
              </table:table-cell>
              <table:table-cell office:value-type="float" office:value="0.411731734878">
                <text:p>0.4117317348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36078238">
                <text:p>0.3636078238</text:p>
              </table:table-cell>
              <table:table-cell office:value-type="float" office:value="0.359530900723">
                <text:p>0.359530900723</text:p>
              </table:table-cell>
              <table:table-cell office:value-type="float" office:value="0.386012080868">
                <text:p>0.386012080868</text:p>
              </table:table-cell>
              <table:table-cell office:value-type="float" office:value="0.381324909599">
                <text:p>0.381324909599</text:p>
              </table:table-cell>
              <table:table-cell office:value-type="float" office:value="0.417269066404">
                <text:p>0.417269066404</text:p>
              </table:table-cell>
              <table:table-cell office:value-type="float" office:value="0.412196725016">
                <text:p>0.41219672501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4524161736">
                <text:p>0.364524161736</text:p>
              </table:table-cell>
              <table:table-cell office:value-type="float" office:value="0.360886012492">
                <text:p>0.360886012492</text:p>
              </table:table-cell>
              <table:table-cell office:value-type="float" office:value="0.386573800131">
                <text:p>0.386573800131</text:p>
              </table:table-cell>
              <table:table-cell office:value-type="float" office:value="0.382284927679">
                <text:p>0.382284927679</text:p>
              </table:table-cell>
              <table:table-cell office:value-type="float" office:value="0.417597386588">
                <text:p>0.417597386588</text:p>
              </table:table-cell>
              <table:table-cell office:value-type="float" office:value="0.412771819527">
                <text:p>0.41277181952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5412968442">
                <text:p>0.365412968442</text:p>
              </table:table-cell>
              <table:table-cell office:value-type="float" office:value="0.361610946746">
                <text:p>0.361610946746</text:p>
              </table:table-cell>
              <table:table-cell office:value-type="float" office:value="0.38775887574">
                <text:p>0.38775887574</text:p>
              </table:table-cell>
              <table:table-cell office:value-type="float" office:value="0.383184870151">
                <text:p>0.383184870151</text:p>
              </table:table-cell>
              <table:table-cell office:value-type="float" office:value="0.418161160421">
                <text:p>0.418161160421</text:p>
              </table:table-cell>
              <table:table-cell office:value-type="float" office:value="0.413426158777">
                <text:p>0.41342615877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5630752794">
                <text:p>0.365630752794</text:p>
              </table:table-cell>
              <table:table-cell office:value-type="float" office:value="0.36228229783">
                <text:p>0.36228229783</text:p>
              </table:table-cell>
              <table:table-cell office:value-type="float" office:value="0.388625493097">
                <text:p>0.388625493097</text:p>
              </table:table-cell>
              <table:table-cell office:value-type="float" office:value="0.383877629849">
                <text:p>0.383877629849</text:p>
              </table:table-cell>
              <table:table-cell office:value-type="float" office:value="0.418754930966">
                <text:p>0.418754930966</text:p>
              </table:table-cell>
              <table:table-cell office:value-type="float" office:value="0.414040680473">
                <text:p>0.4140406804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6383957922">
                <text:p>0.366383957922</text:p>
              </table:table-cell>
              <table:table-cell office:value-type="float" office:value="0.362996877055">
                <text:p>0.362996877055</text:p>
              </table:table-cell>
              <table:table-cell office:value-type="float" office:value="0.389368836292">
                <text:p>0.389368836292</text:p>
              </table:table-cell>
              <table:table-cell office:value-type="float" office:value="0.384568745891">
                <text:p>0.384568745891</text:p>
              </table:table-cell>
              <table:table-cell office:value-type="float" office:value="0.419329799474">
                <text:p>0.419329799474</text:p>
              </table:table-cell>
              <table:table-cell office:value-type="float" office:value="0.414660276956">
                <text:p>0.4146602769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67357412886">
                <text:p>0.367357412886</text:p>
              </table:table-cell>
              <table:table-cell office:value-type="float" office:value="0.363860700197">
                <text:p>0.363860700197</text:p>
              </table:table-cell>
              <table:table-cell office:value-type="float" office:value="0.390028353057">
                <text:p>0.390028353057</text:p>
              </table:table-cell>
              <table:table-cell office:value-type="float" office:value="0.385184294872">
                <text:p>0.385184294872</text:p>
              </table:table-cell>
              <table:table-cell office:value-type="float" office:value="0.420011916502">
                <text:p>0.420011916502</text:p>
              </table:table-cell>
              <table:table-cell office:value-type="float" office:value="0.415164529915">
                <text:p>0.4151645299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68374013807">
                <text:p>0.368374013807</text:p>
              </table:table-cell>
              <table:table-cell office:value-type="float" office:value="0.364837771203">
                <text:p>0.364837771203</text:p>
              </table:table-cell>
              <table:table-cell office:value-type="float" office:value="0.39029709073">
                <text:p>0.39029709073</text:p>
              </table:table-cell>
              <table:table-cell office:value-type="float" office:value="0.385710757725">
                <text:p>0.385710757725</text:p>
              </table:table-cell>
              <table:table-cell office:value-type="float" office:value="0.419986850756">
                <text:p>0.419986850756</text:p>
              </table:table-cell>
              <table:table-cell office:value-type="float" office:value="0.415629211867">
                <text:p>0.41562921186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69411982249">
                <text:p>0.369411982249</text:p>
              </table:table-cell>
              <table:table-cell office:value-type="float" office:value="0.365933596318">
                <text:p>0.365933596318</text:p>
              </table:table-cell>
              <table:table-cell office:value-type="float" office:value="0.391255752794">
                <text:p>0.391255752794</text:p>
              </table:table-cell>
              <table:table-cell office:value-type="float" office:value="0.38652518902">
                <text:p>0.38652518902</text:p>
              </table:table-cell>
              <table:table-cell office:value-type="float" office:value="0.420357905983">
                <text:p>0.420357905983</text:p>
              </table:table-cell>
              <table:table-cell office:value-type="float" office:value="0.416129417324">
                <text:p>0.416129417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0029996713">
                <text:p>0.370029996713</text:p>
              </table:table-cell>
              <table:table-cell office:value-type="float" office:value="0.366539036818">
                <text:p>0.366539036818</text:p>
              </table:table-cell>
              <table:table-cell office:value-type="float" office:value="0.391875821828">
                <text:p>0.391875821828</text:p>
              </table:table-cell>
              <table:table-cell office:value-type="float" office:value="0.38721297666">
                <text:p>0.38721297666</text:p>
              </table:table-cell>
              <table:table-cell office:value-type="float" office:value="0.42060691979">
                <text:p>0.42060691979</text:p>
              </table:table-cell>
              <table:table-cell office:value-type="float" office:value="0.416631841716">
                <text:p>0.4166318417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0343934911">
                <text:p>0.370343934911</text:p>
              </table:table-cell>
              <table:table-cell office:value-type="float" office:value="0.367275805391">
                <text:p>0.367275805391</text:p>
              </table:table-cell>
              <table:table-cell office:value-type="float" office:value="0.392417817226">
                <text:p>0.392417817226</text:p>
              </table:table-cell>
              <table:table-cell office:value-type="float" office:value="0.387967537804">
                <text:p>0.387967537804</text:p>
              </table:table-cell>
              <table:table-cell office:value-type="float" office:value="0.420673898751">
                <text:p>0.420673898751</text:p>
              </table:table-cell>
              <table:table-cell office:value-type="float" office:value="0.417031332183">
                <text:p>0.41703133218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1378616042">
                <text:p>0.371378616042</text:p>
              </table:table-cell>
              <table:table-cell office:value-type="float" office:value="0.368052268245">
                <text:p>0.368052268245</text:p>
              </table:table-cell>
              <table:table-cell office:value-type="float" office:value="0.393340729783">
                <text:p>0.393340729783</text:p>
              </table:table-cell>
              <table:table-cell office:value-type="float" office:value="0.388762532873">
                <text:p>0.388762532873</text:p>
              </table:table-cell>
              <table:table-cell office:value-type="float" office:value="0.421358892176">
                <text:p>0.421358892176</text:p>
              </table:table-cell>
              <table:table-cell office:value-type="float" office:value="0.417427925707">
                <text:p>0.4174279257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1991288626">
                <text:p>0.371991288626</text:p>
              </table:table-cell>
              <table:table-cell office:value-type="float" office:value="0.368935650888">
                <text:p>0.368935650888</text:p>
              </table:table-cell>
              <table:table-cell office:value-type="float" office:value="0.393646449704">
                <text:p>0.393646449704</text:p>
              </table:table-cell>
              <table:table-cell office:value-type="float" office:value="0.389248438527">
                <text:p>0.389248438527</text:p>
              </table:table-cell>
              <table:table-cell office:value-type="float" office:value="0.421526134122">
                <text:p>0.421526134122</text:p>
              </table:table-cell>
              <table:table-cell office:value-type="float" office:value="0.417737220579">
                <text:p>0.41773722057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2959401709">
                <text:p>0.372959401709</text:p>
              </table:table-cell>
              <table:table-cell office:value-type="float" office:value="0.36976035503">
                <text:p>0.36976035503</text:p>
              </table:table-cell>
              <table:table-cell office:value-type="float" office:value="0.394278846154">
                <text:p>0.394278846154</text:p>
              </table:table-cell>
              <table:table-cell office:value-type="float" office:value="0.389931007561">
                <text:p>0.389931007561</text:p>
              </table:table-cell>
              <table:table-cell office:value-type="float" office:value="0.422143326759">
                <text:p>0.422143326759</text:p>
              </table:table-cell>
              <table:table-cell office:value-type="float" office:value="0.418148648093">
                <text:p>0.41814864809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3405243261">
                <text:p>0.373405243261</text:p>
              </table:table-cell>
              <table:table-cell office:value-type="float" office:value="0.370547583826">
                <text:p>0.370547583826</text:p>
              </table:table-cell>
              <table:table-cell office:value-type="float" office:value="0.394998356345">
                <text:p>0.394998356345</text:p>
              </table:table-cell>
              <table:table-cell office:value-type="float" office:value="0.390432815582">
                <text:p>0.390432815582</text:p>
              </table:table-cell>
              <table:table-cell office:value-type="float" office:value="0.422258793557">
                <text:p>0.422258793557</text:p>
              </table:table-cell>
              <table:table-cell office:value-type="float" office:value="0.418592825444">
                <text:p>0.41859282544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4512656147">
                <text:p>0.374512656147</text:p>
              </table:table-cell>
              <table:table-cell office:value-type="float" office:value="0.371358563445">
                <text:p>0.371358563445</text:p>
              </table:table-cell>
              <table:table-cell office:value-type="float" office:value="0.395345578567">
                <text:p>0.395345578567</text:p>
              </table:table-cell>
              <table:table-cell office:value-type="float" office:value="0.391137943787">
                <text:p>0.391137943787</text:p>
              </table:table-cell>
              <table:table-cell office:value-type="float" office:value="0.422610946746">
                <text:p>0.422610946746</text:p>
              </table:table-cell>
              <table:table-cell office:value-type="float" office:value="0.418925378041">
                <text:p>0.41892537804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5221071663">
                <text:p>0.375221071663</text:p>
              </table:table-cell>
              <table:table-cell office:value-type="float" office:value="0.371849441157">
                <text:p>0.371849441157</text:p>
              </table:table-cell>
              <table:table-cell office:value-type="float" office:value="0.396230276134">
                <text:p>0.396230276134</text:p>
              </table:table-cell>
              <table:table-cell office:value-type="float" office:value="0.391705621302">
                <text:p>0.391705621302</text:p>
              </table:table-cell>
              <table:table-cell office:value-type="float" office:value="0.422837360289">
                <text:p>0.422837360289</text:p>
              </table:table-cell>
              <table:table-cell office:value-type="float" office:value="0.419373479619">
                <text:p>0.4193734796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6012491782">
                <text:p>0.376012491782</text:p>
              </table:table-cell>
              <table:table-cell office:value-type="float" office:value="0.372639381986">
                <text:p>0.372639381986</text:p>
              </table:table-cell>
              <table:table-cell office:value-type="float" office:value="0.396825279421">
                <text:p>0.396825279421</text:p>
              </table:table-cell>
              <table:table-cell office:value-type="float" office:value="0.392547378369">
                <text:p>0.392547378369</text:p>
              </table:table-cell>
              <table:table-cell office:value-type="float" office:value="0.423001725838">
                <text:p>0.423001725838</text:p>
              </table:table-cell>
              <table:table-cell office:value-type="float" office:value="0.419718688363">
                <text:p>0.4197186883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6456689678">
                <text:p>0.376456689678</text:p>
              </table:table-cell>
              <table:table-cell office:value-type="float" office:value="0.373453977646">
                <text:p>0.373453977646</text:p>
              </table:table-cell>
              <table:table-cell office:value-type="float" office:value="0.397312623274">
                <text:p>0.397312623274</text:p>
              </table:table-cell>
              <table:table-cell office:value-type="float" office:value="0.393198224852">
                <text:p>0.393198224852</text:p>
              </table:table-cell>
              <table:table-cell office:value-type="float" office:value="0.423094592373">
                <text:p>0.423094592373</text:p>
              </table:table-cell>
              <table:table-cell office:value-type="float" office:value="0.420002403846">
                <text:p>0.4200024038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77141683103">
                <text:p>0.377141683103</text:p>
              </table:table-cell>
              <table:table-cell office:value-type="float" office:value="0.374099852071">
                <text:p>0.374099852071</text:p>
              </table:table-cell>
              <table:table-cell office:value-type="float" office:value="0.397889546351">
                <text:p>0.397889546351</text:p>
              </table:table-cell>
              <table:table-cell office:value-type="float" office:value="0.393621918146">
                <text:p>0.393621918146</text:p>
              </table:table-cell>
              <table:table-cell office:value-type="float" office:value="0.423435239974">
                <text:p>0.423435239974</text:p>
              </table:table-cell>
              <table:table-cell office:value-type="float" office:value="0.420307384122">
                <text:p>0.4203073841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7367274819">
                <text:p>0.377367274819</text:p>
              </table:table-cell>
              <table:table-cell office:value-type="float" office:value="0.374810979619">
                <text:p>0.374810979619</text:p>
              </table:table-cell>
              <table:table-cell office:value-type="float" office:value="0.399037228797">
                <text:p>0.399037228797</text:p>
              </table:table-cell>
              <table:table-cell office:value-type="float" office:value="0.394336579553">
                <text:p>0.394336579553</text:p>
              </table:table-cell>
              <table:table-cell office:value-type="float" office:value="0.423895874425">
                <text:p>0.423895874425</text:p>
              </table:table-cell>
              <table:table-cell office:value-type="float" office:value="0.420641128369">
                <text:p>0.42064112836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7902695595">
                <text:p>0.37902695595</text:p>
              </table:table-cell>
              <table:table-cell office:value-type="float" office:value="0.375634697567">
                <text:p>0.375634697567</text:p>
              </table:table-cell>
              <table:table-cell office:value-type="float" office:value="0.398850262985">
                <text:p>0.398850262985</text:p>
              </table:table-cell>
              <table:table-cell office:value-type="float" office:value="0.394786160421">
                <text:p>0.394786160421</text:p>
              </table:table-cell>
              <table:table-cell office:value-type="float" office:value="0.424130506246">
                <text:p>0.424130506246</text:p>
              </table:table-cell>
              <table:table-cell office:value-type="float" office:value="0.420898072814">
                <text:p>0.42089807281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8932034845">
                <text:p>0.378932034845</text:p>
              </table:table-cell>
              <table:table-cell office:value-type="float" office:value="0.376177514793">
                <text:p>0.376177514793</text:p>
              </table:table-cell>
              <table:table-cell office:value-type="float" office:value="0.399886998685">
                <text:p>0.399886998685</text:p>
              </table:table-cell>
              <table:table-cell office:value-type="float" office:value="0.395391477646">
                <text:p>0.395391477646</text:p>
              </table:table-cell>
              <table:table-cell office:value-type="float" office:value="0.4240343524">
                <text:p>0.4240343524</text:p>
              </table:table-cell>
              <table:table-cell office:value-type="float" office:value="0.421171166174">
                <text:p>0.42117116617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9806459566">
                <text:p>0.379806459566</text:p>
              </table:table-cell>
              <table:table-cell office:value-type="float" office:value="0.376877547666">
                <text:p>0.376877547666</text:p>
              </table:table-cell>
              <table:table-cell office:value-type="float" office:value="0.400351742275">
                <text:p>0.400351742275</text:p>
              </table:table-cell>
              <table:table-cell office:value-type="float" office:value="0.396051775148">
                <text:p>0.396051775148</text:p>
              </table:table-cell>
              <table:table-cell office:value-type="float" office:value="0.424305966469">
                <text:p>0.424305966469</text:p>
              </table:table-cell>
              <table:table-cell office:value-type="float" office:value="0.421521696252">
                <text:p>0.42152169625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0135190664">
                <text:p>0.380135190664</text:p>
              </table:table-cell>
              <table:table-cell office:value-type="float" office:value="0.377459648258">
                <text:p>0.377459648258</text:p>
              </table:table-cell>
              <table:table-cell office:value-type="float" office:value="0.401433267587">
                <text:p>0.401433267587</text:p>
              </table:table-cell>
              <table:table-cell office:value-type="float" office:value="0.3965539119">
                <text:p>0.3965539119</text:p>
              </table:table-cell>
              <table:table-cell office:value-type="float" office:value="0.424463346483">
                <text:p>0.424463346483</text:p>
              </table:table-cell>
              <table:table-cell office:value-type="float" office:value="0.421749486358">
                <text:p>0.4217494863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099112426">
                <text:p>0.38099112426</text:p>
              </table:table-cell>
              <table:table-cell office:value-type="float" office:value="0.378129520053">
                <text:p>0.378129520053</text:p>
              </table:table-cell>
              <table:table-cell office:value-type="float" office:value="0.402058267587">
                <text:p>0.402058267587</text:p>
              </table:table-cell>
              <table:table-cell office:value-type="float" office:value="0.397471359303">
                <text:p>0.397471359303</text:p>
              </table:table-cell>
              <table:table-cell office:value-type="float" office:value="0.424805637738">
                <text:p>0.424805637738</text:p>
              </table:table-cell>
              <table:table-cell office:value-type="float" office:value="0.422072444116">
                <text:p>0.42207244411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0906886917">
                <text:p>0.380906886917</text:p>
              </table:table-cell>
              <table:table-cell office:value-type="float" office:value="0.378346071663">
                <text:p>0.378346071663</text:p>
              </table:table-cell>
              <table:table-cell office:value-type="float" office:value="0.402301939513">
                <text:p>0.402301939513</text:p>
              </table:table-cell>
              <table:table-cell office:value-type="float" office:value="0.398207840237">
                <text:p>0.398207840237</text:p>
              </table:table-cell>
              <table:table-cell office:value-type="float" office:value="0.425352975016">
                <text:p>0.425352975016</text:p>
              </table:table-cell>
              <table:table-cell office:value-type="float" office:value="0.422390943458">
                <text:p>0.4223909434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1743507561">
                <text:p>0.381743507561</text:p>
              </table:table-cell>
              <table:table-cell office:value-type="float" office:value="0.379050871137">
                <text:p>0.379050871137</text:p>
              </table:table-cell>
              <table:table-cell office:value-type="float" office:value="0.403164858646">
                <text:p>0.403164858646</text:p>
              </table:table-cell>
              <table:table-cell office:value-type="float" office:value="0.398793926693">
                <text:p>0.398793926693</text:p>
              </table:table-cell>
              <table:table-cell office:value-type="float" office:value="0.425468852728">
                <text:p>0.425468852728</text:p>
              </table:table-cell>
              <table:table-cell office:value-type="float" office:value="0.422622719428">
                <text:p>0.42262271942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1978139382">
                <text:p>0.381978139382</text:p>
              </table:table-cell>
              <table:table-cell office:value-type="float" office:value="0.379748027613">
                <text:p>0.379748027613</text:p>
              </table:table-cell>
              <table:table-cell office:value-type="float" office:value="0.40342003616">
                <text:p>0.40342003616</text:p>
              </table:table-cell>
              <table:table-cell office:value-type="float" office:value="0.399380876068">
                <text:p>0.399380876068</text:p>
              </table:table-cell>
              <table:table-cell office:value-type="float" office:value="0.425765943458">
                <text:p>0.425765943458</text:p>
              </table:table-cell>
              <table:table-cell office:value-type="float" office:value="0.422791502301">
                <text:p>0.42279150230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2911324786">
                <text:p>0.382911324786</text:p>
              </table:table-cell>
              <table:table-cell office:value-type="float" office:value="0.380364234057">
                <text:p>0.380364234057</text:p>
              </table:table-cell>
              <table:table-cell office:value-type="float" office:value="0.403862590401">
                <text:p>0.403862590401</text:p>
              </table:table-cell>
              <table:table-cell office:value-type="float" office:value="0.399768778764">
                <text:p>0.399768778764</text:p>
              </table:table-cell>
              <table:table-cell office:value-type="float" office:value="0.426016190007">
                <text:p>0.426016190007</text:p>
              </table:table-cell>
              <table:table-cell office:value-type="float" office:value="0.423008362097">
                <text:p>0.4230083620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3613576594">
                <text:p>0.383613576594</text:p>
              </table:table-cell>
              <table:table-cell office:value-type="float" office:value="0.381082264957">
                <text:p>0.381082264957</text:p>
              </table:table-cell>
              <table:table-cell office:value-type="float" office:value="0.404073389218">
                <text:p>0.404073389218</text:p>
              </table:table-cell>
              <table:table-cell office:value-type="float" office:value="0.400351619001">
                <text:p>0.400351619001</text:p>
              </table:table-cell>
              <table:table-cell office:value-type="float" office:value="0.426411900066">
                <text:p>0.426411900066</text:p>
              </table:table-cell>
              <table:table-cell office:value-type="float" office:value="0.423304425542">
                <text:p>0.42330442554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4140779093">
                <text:p>0.384140779093</text:p>
              </table:table-cell>
              <table:table-cell office:value-type="float" office:value="0.381809171598">
                <text:p>0.381809171598</text:p>
              </table:table-cell>
              <table:table-cell office:value-type="float" office:value="0.403990384615">
                <text:p>0.403990384615</text:p>
              </table:table-cell>
              <table:table-cell office:value-type="float" office:value="0.400807569034">
                <text:p>0.400807569034</text:p>
              </table:table-cell>
              <table:table-cell office:value-type="float" office:value="0.4266054405">
                <text:p>0.4266054405</text:p>
              </table:table-cell>
              <table:table-cell office:value-type="float" office:value="0.423606878698">
                <text:p>0.4236068786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4641272189">
                <text:p>0.384641272189</text:p>
              </table:table-cell>
              <table:table-cell office:value-type="float" office:value="0.38238921762">
                <text:p>0.38238921762</text:p>
              </table:table-cell>
              <table:table-cell office:value-type="float" office:value="0.405095332018">
                <text:p>0.405095332018</text:p>
              </table:table-cell>
              <table:table-cell office:value-type="float" office:value="0.40146622288">
                <text:p>0.40146622288</text:p>
              </table:table-cell>
              <table:table-cell office:value-type="float" office:value="0.426809664694">
                <text:p>0.426809664694</text:p>
              </table:table-cell>
              <table:table-cell office:value-type="float" office:value="0.423882026627">
                <text:p>0.42388202662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5492274819">
                <text:p>0.385492274819</text:p>
              </table:table-cell>
              <table:table-cell office:value-type="float" office:value="0.383100262985">
                <text:p>0.383100262985</text:p>
              </table:table-cell>
              <table:table-cell office:value-type="float" office:value="0.40549556213">
                <text:p>0.40549556213</text:p>
              </table:table-cell>
              <table:table-cell office:value-type="float" office:value="0.401823676857">
                <text:p>0.401823676857</text:p>
              </table:table-cell>
              <table:table-cell office:value-type="float" office:value="0.427078813281">
                <text:p>0.427078813281</text:p>
              </table:table-cell>
              <table:table-cell office:value-type="float" office:value="0.424133937377">
                <text:p>0.4241339373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6375328731">
                <text:p>0.386375328731</text:p>
              </table:table-cell>
              <table:table-cell office:value-type="float" office:value="0.383966058514">
                <text:p>0.383966058514</text:p>
              </table:table-cell>
              <table:table-cell office:value-type="float" office:value="0.40603139382">
                <text:p>0.40603139382</text:p>
              </table:table-cell>
              <table:table-cell office:value-type="float" office:value="0.402336908284">
                <text:p>0.402336908284</text:p>
              </table:table-cell>
              <table:table-cell office:value-type="float" office:value="0.427168392505">
                <text:p>0.427168392505</text:p>
              </table:table-cell>
              <table:table-cell office:value-type="float" office:value="0.424385231755">
                <text:p>0.42438523175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6469838922">
                <text:p>0.386469838922</text:p>
              </table:table-cell>
              <table:table-cell office:value-type="float" office:value="0.384499917817">
                <text:p>0.384499917817</text:p>
              </table:table-cell>
              <table:table-cell office:value-type="float" office:value="0.40655777449">
                <text:p>0.40655777449</text:p>
              </table:table-cell>
              <table:table-cell office:value-type="float" office:value="0.402779585799">
                <text:p>0.402779585799</text:p>
              </table:table-cell>
              <table:table-cell office:value-type="float" office:value="0.427097715319">
                <text:p>0.427097715319</text:p>
              </table:table-cell>
              <table:table-cell office:value-type="float" office:value="0.42462099359">
                <text:p>0.4246209935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7167981591">
                <text:p>0.387167981591</text:p>
              </table:table-cell>
              <table:table-cell office:value-type="float" office:value="0.385309007232">
                <text:p>0.385309007232</text:p>
              </table:table-cell>
              <table:table-cell office:value-type="float" office:value="0.407287968442">
                <text:p>0.407287968442</text:p>
              </table:table-cell>
              <table:table-cell office:value-type="float" office:value="0.403434294872">
                <text:p>0.403434294872</text:p>
              </table:table-cell>
              <table:table-cell office:value-type="float" office:value="0.427623685076">
                <text:p>0.427623685076</text:p>
              </table:table-cell>
              <table:table-cell office:value-type="float" office:value="0.424867130999">
                <text:p>0.424867130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801569691">
                <text:p>0.38801569691</text:p>
              </table:table-cell>
              <table:table-cell office:value-type="float" office:value="0.385738083498">
                <text:p>0.385738083498</text:p>
              </table:table-cell>
              <table:table-cell office:value-type="float" office:value="0.407488083498">
                <text:p>0.407488083498</text:p>
              </table:table-cell>
              <table:table-cell office:value-type="float" office:value="0.403871877055">
                <text:p>0.403871877055</text:p>
              </table:table-cell>
              <table:table-cell office:value-type="float" office:value="0.427633957922">
                <text:p>0.427633957922</text:p>
              </table:table-cell>
              <table:table-cell office:value-type="float" office:value="0.425136957594">
                <text:p>0.425136957594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8459483892">
                <text:p>0.388459483892</text:p>
              </table:table-cell>
              <table:table-cell office:value-type="float" office:value="0.386354947403">
                <text:p>0.386354947403</text:p>
              </table:table-cell>
              <table:table-cell office:value-type="float" office:value="0.407476988823">
                <text:p>0.407476988823</text:p>
              </table:table-cell>
              <table:table-cell office:value-type="float" office:value="0.404211579553">
                <text:p>0.404211579553</text:p>
              </table:table-cell>
              <table:table-cell office:value-type="float" office:value="0.427677925707">
                <text:p>0.427677925707</text:p>
              </table:table-cell>
              <table:table-cell office:value-type="float" office:value="0.425294727975">
                <text:p>0.425294727975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9421844181">
                <text:p>0.389421844181</text:p>
              </table:table-cell>
              <table:table-cell office:value-type="float" office:value="0.387177103879">
                <text:p>0.387177103879</text:p>
              </table:table-cell>
              <table:table-cell office:value-type="float" office:value="0.407260437212">
                <text:p>0.407260437212</text:p>
              </table:table-cell>
              <table:table-cell office:value-type="float" office:value="0.404642751479">
                <text:p>0.404642751479</text:p>
              </table:table-cell>
              <table:table-cell office:value-type="float" office:value="0.427920775805">
                <text:p>0.427920775805</text:p>
              </table:table-cell>
              <table:table-cell office:value-type="float" office:value="0.42550977975">
                <text:p>0.4255097797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0029996713">
                <text:p>0.390029996713</text:p>
              </table:table-cell>
              <table:table-cell office:value-type="float" office:value="0.387689102564">
                <text:p>0.387689102564</text:p>
              </table:table-cell>
              <table:table-cell office:value-type="float" office:value="0.407677925707">
                <text:p>0.407677925707</text:p>
              </table:table-cell>
              <table:table-cell office:value-type="float" office:value="0.405026339579">
                <text:p>0.405026339579</text:p>
              </table:table-cell>
              <table:table-cell office:value-type="float" office:value="0.42815047666">
                <text:p>0.42815047666</text:p>
              </table:table-cell>
              <table:table-cell office:value-type="float" office:value="0.425694711538">
                <text:p>0.42569471153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0188198554">
                <text:p>0.390188198554</text:p>
              </table:table-cell>
              <table:table-cell office:value-type="float" office:value="0.38811226167">
                <text:p>0.38811226167</text:p>
              </table:table-cell>
              <table:table-cell office:value-type="float" office:value="0.408360864563">
                <text:p>0.408360864563</text:p>
              </table:table-cell>
              <table:table-cell office:value-type="float" office:value="0.405329717291">
                <text:p>0.405329717291</text:p>
              </table:table-cell>
              <table:table-cell office:value-type="float" office:value="0.42836374096">
                <text:p>0.42836374096</text:p>
              </table:table-cell>
              <table:table-cell office:value-type="float" office:value="0.425914488823">
                <text:p>0.42591448882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90622123603">
                <text:p>0.390622123603</text:p>
              </table:table-cell>
              <table:table-cell office:value-type="float" office:value="0.38845438856">
                <text:p>0.38845438856</text:p>
              </table:table-cell>
              <table:table-cell office:value-type="float" office:value="0.408477153189">
                <text:p>0.408477153189</text:p>
              </table:table-cell>
              <table:table-cell office:value-type="float" office:value="0.405760765943">
                <text:p>0.405760765943</text:p>
              </table:table-cell>
              <table:table-cell office:value-type="float" office:value="0.428567554241">
                <text:p>0.428567554241</text:p>
              </table:table-cell>
              <table:table-cell office:value-type="float" office:value="0.426188260191">
                <text:p>0.42618826019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91200690335">
                <text:p>0.391200690335</text:p>
              </table:table-cell>
              <table:table-cell office:value-type="float" office:value="0.389068293886">
                <text:p>0.389068293886</text:p>
              </table:table-cell>
              <table:table-cell office:value-type="float" office:value="0.409150230112">
                <text:p>0.409150230112</text:p>
              </table:table-cell>
              <table:table-cell office:value-type="float" office:value="0.40605777449">
                <text:p>0.40605777449</text:p>
              </table:table-cell>
              <table:table-cell office:value-type="float" office:value="0.428855193951">
                <text:p>0.428855193951</text:p>
              </table:table-cell>
              <table:table-cell office:value-type="float" office:value="0.426488987508">
                <text:p>0.42648898750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1593523997">
                <text:p>0.391593523997</text:p>
              </table:table-cell>
              <table:table-cell office:value-type="float" office:value="0.38954503616">
                <text:p>0.38954503616</text:p>
              </table:table-cell>
              <table:table-cell office:value-type="float" office:value="0.409500739645">
                <text:p>0.409500739645</text:p>
              </table:table-cell>
              <table:table-cell office:value-type="float" office:value="0.406378328402">
                <text:p>0.406378328402</text:p>
              </table:table-cell>
              <table:table-cell office:value-type="float" office:value="0.428939431295">
                <text:p>0.428939431295</text:p>
              </table:table-cell>
              <table:table-cell office:value-type="float" office:value="0.426669810158">
                <text:p>0.42666981015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91659681131">
                <text:p>0.391659681131</text:p>
              </table:table-cell>
              <table:table-cell office:value-type="float" office:value="0.390011176857">
                <text:p>0.390011176857</text:p>
              </table:table-cell>
              <table:table-cell office:value-type="float" office:value="0.410013149244">
                <text:p>0.410013149244</text:p>
              </table:table-cell>
              <table:table-cell office:value-type="float" office:value="0.40679026956">
                <text:p>0.40679026956</text:p>
              </table:table-cell>
              <table:table-cell office:value-type="float" office:value="0.428770956607">
                <text:p>0.428770956607</text:p>
              </table:table-cell>
              <table:table-cell office:value-type="float" office:value="0.4267984262">
                <text:p>0.426798426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92054158448">
                <text:p>0.392054158448</text:p>
              </table:table-cell>
              <table:table-cell office:value-type="float" office:value="0.390424556213">
                <text:p>0.390424556213</text:p>
              </table:table-cell>
              <table:table-cell office:value-type="float" office:value="0.41020586785">
                <text:p>0.41020586785</text:p>
              </table:table-cell>
              <table:table-cell office:value-type="float" office:value="0.407144395135">
                <text:p>0.407144395135</text:p>
              </table:table-cell>
              <table:table-cell office:value-type="float" office:value="0.428798487837">
                <text:p>0.428798487837</text:p>
              </table:table-cell>
              <table:table-cell office:value-type="float" office:value="0.427010930309">
                <text:p>0.42701093030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2376725838">
                <text:p>0.392376725838</text:p>
              </table:table-cell>
              <table:table-cell office:value-type="float" office:value="0.390820759369">
                <text:p>0.390820759369</text:p>
              </table:table-cell>
              <table:table-cell office:value-type="float" office:value="0.41040639382">
                <text:p>0.41040639382</text:p>
              </table:table-cell>
              <table:table-cell office:value-type="float" office:value="0.407420529257">
                <text:p>0.407420529257</text:p>
              </table:table-cell>
              <table:table-cell office:value-type="float" office:value="0.429077498356">
                <text:p>0.429077498356</text:p>
              </table:table-cell>
              <table:table-cell office:value-type="float" office:value="0.427142669297">
                <text:p>0.42714266929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3007067719">
                <text:p>0.393007067719</text:p>
              </table:table-cell>
              <table:table-cell office:value-type="float" office:value="0.391280982906">
                <text:p>0.391280982906</text:p>
              </table:table-cell>
              <table:table-cell office:value-type="float" office:value="0.41066321499">
                <text:p>0.41066321499</text:p>
              </table:table-cell>
              <table:table-cell office:value-type="float" office:value="0.407931459566">
                <text:p>0.407931459566</text:p>
              </table:table-cell>
              <table:table-cell office:value-type="float" office:value="0.429319937541">
                <text:p>0.429319937541</text:p>
              </table:table-cell>
              <table:table-cell office:value-type="float" office:value="0.427307219757">
                <text:p>0.4273072197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3728632479">
                <text:p>0.393728632479</text:p>
              </table:table-cell>
              <table:table-cell office:value-type="float" office:value="0.391804076266">
                <text:p>0.391804076266</text:p>
              </table:table-cell>
              <table:table-cell office:value-type="float" office:value="0.41099852071">
                <text:p>0.41099852071</text:p>
              </table:table-cell>
              <table:table-cell office:value-type="float" office:value="0.408168474688">
                <text:p>0.408168474688</text:p>
              </table:table-cell>
              <table:table-cell office:value-type="float" office:value="0.42961908284">
                <text:p>0.42961908284</text:p>
              </table:table-cell>
              <table:table-cell office:value-type="float" office:value="0.427460511177">
                <text:p>0.42746051117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4115713346">
                <text:p>0.394115713346</text:p>
              </table:table-cell>
              <table:table-cell office:value-type="float" office:value="0.392159927679">
                <text:p>0.392159927679</text:p>
              </table:table-cell>
              <table:table-cell office:value-type="float" office:value="0.411430802104">
                <text:p>0.411430802104</text:p>
              </table:table-cell>
              <table:table-cell office:value-type="float" office:value="0.408626725838">
                <text:p>0.408626725838</text:p>
              </table:table-cell>
              <table:table-cell office:value-type="float" office:value="0.429792899408">
                <text:p>0.429792899408</text:p>
              </table:table-cell>
              <table:table-cell office:value-type="float" office:value="0.42761035092">
                <text:p>0.4276103509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4312952005">
                <text:p>0.394312952005</text:p>
              </table:table-cell>
              <table:table-cell office:value-type="float" office:value="0.392407708744">
                <text:p>0.392407708744</text:p>
              </table:table-cell>
              <table:table-cell office:value-type="float" office:value="0.411542570677">
                <text:p>0.411542570677</text:p>
              </table:table-cell>
              <table:table-cell office:value-type="float" office:value="0.408910872781">
                <text:p>0.408910872781</text:p>
              </table:table-cell>
              <table:table-cell office:value-type="float" office:value="0.429658119658">
                <text:p>0.429658119658</text:p>
              </table:table-cell>
              <table:table-cell office:value-type="float" office:value="0.427774161736">
                <text:p>0.4277741617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4665927022">
                <text:p>0.394665927022</text:p>
              </table:table-cell>
              <table:table-cell office:value-type="float" office:value="0.392830621302">
                <text:p>0.392830621302</text:p>
              </table:table-cell>
              <table:table-cell office:value-type="float" office:value="0.412306459566">
                <text:p>0.412306459566</text:p>
              </table:table-cell>
              <table:table-cell office:value-type="float" office:value="0.409346811308">
                <text:p>0.409346811308</text:p>
              </table:table-cell>
              <table:table-cell office:value-type="float" office:value="0.429541009204">
                <text:p>0.429541009204</text:p>
              </table:table-cell>
              <table:table-cell office:value-type="float" office:value="0.427940212032">
                <text:p>0.4279402120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5077251808">
                <text:p>0.395077251808</text:p>
              </table:table-cell>
              <table:table-cell office:value-type="float" office:value="0.393301939513">
                <text:p>0.393301939513</text:p>
              </table:table-cell>
              <table:table-cell office:value-type="float" office:value="0.412676692965">
                <text:p>0.412676692965</text:p>
              </table:table-cell>
              <table:table-cell office:value-type="float" office:value="0.409738371137">
                <text:p>0.409738371137</text:p>
              </table:table-cell>
              <table:table-cell office:value-type="float" office:value="0.429873027613">
                <text:p>0.429873027613</text:p>
              </table:table-cell>
              <table:table-cell office:value-type="float" office:value="0.428134266108">
                <text:p>0.42813426610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5305719921">
                <text:p>0.395305719921</text:p>
              </table:table-cell>
              <table:table-cell office:value-type="float" office:value="0.393685568705">
                <text:p>0.393685568705</text:p>
              </table:table-cell>
              <table:table-cell office:value-type="float" office:value="0.413332511506">
                <text:p>0.413332511506</text:p>
              </table:table-cell>
              <table:table-cell office:value-type="float" office:value="0.410136382314">
                <text:p>0.410136382314</text:p>
              </table:table-cell>
              <table:table-cell office:value-type="float" office:value="0.430095742932">
                <text:p>0.430095742932</text:p>
              </table:table-cell>
              <table:table-cell office:value-type="float" office:value="0.428377486029">
                <text:p>0.42837748602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5726495726">
                <text:p>0.395726495726</text:p>
              </table:table-cell>
              <table:table-cell office:value-type="float" office:value="0.394007478632">
                <text:p>0.394007478632</text:p>
              </table:table-cell>
              <table:table-cell office:value-type="float" office:value="0.413731508876">
                <text:p>0.413731508876</text:p>
              </table:table-cell>
              <table:table-cell office:value-type="float" office:value="0.410598537147">
                <text:p>0.410598537147</text:p>
              </table:table-cell>
              <table:table-cell office:value-type="float" office:value="0.430337771203">
                <text:p>0.430337771203</text:p>
              </table:table-cell>
              <table:table-cell office:value-type="float" office:value="0.428614747699">
                <text:p>0.42861474769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5811965812">
                <text:p>0.395811965812</text:p>
              </table:table-cell>
              <table:table-cell office:value-type="float" office:value="0.394363823143">
                <text:p>0.394363823143</text:p>
              </table:table-cell>
              <table:table-cell office:value-type="float" office:value="0.413598783695">
                <text:p>0.413598783695</text:p>
              </table:table-cell>
              <table:table-cell office:value-type="float" office:value="0.410934089415">
                <text:p>0.410934089415</text:p>
              </table:table-cell>
              <table:table-cell office:value-type="float" office:value="0.430419543064">
                <text:p>0.430419543064</text:p>
              </table:table-cell>
              <table:table-cell office:value-type="float" office:value="0.428801446417">
                <text:p>0.42880144641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6367521368">
                <text:p>0.396367521368</text:p>
              </table:table-cell>
              <table:table-cell office:value-type="float" office:value="0.394766107824">
                <text:p>0.394766107824</text:p>
              </table:table-cell>
              <table:table-cell office:value-type="float" office:value="0.414213510848">
                <text:p>0.414213510848</text:p>
              </table:table-cell>
              <table:table-cell office:value-type="float" office:value="0.411297008547">
                <text:p>0.411297008547</text:p>
              </table:table-cell>
              <table:table-cell office:value-type="float" office:value="0.430504602235">
                <text:p>0.430504602235</text:p>
              </table:table-cell>
              <table:table-cell office:value-type="float" office:value="0.42888387574">
                <text:p>0.4288838757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6579552926">
                <text:p>0.396579552926</text:p>
              </table:table-cell>
              <table:table-cell office:value-type="float" office:value="0.395172501644">
                <text:p>0.395172501644</text:p>
              </table:table-cell>
              <table:table-cell office:value-type="float" office:value="0.414536900066">
                <text:p>0.414536900066</text:p>
              </table:table-cell>
              <table:table-cell office:value-type="float" office:value="0.411643737673">
                <text:p>0.411643737673</text:p>
              </table:table-cell>
              <table:table-cell office:value-type="float" office:value="0.430560486522">
                <text:p>0.430560486522</text:p>
              </table:table-cell>
              <table:table-cell office:value-type="float" office:value="0.429009204471">
                <text:p>0.42900920447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7453155819">
                <text:p>0.397453155819</text:p>
              </table:table-cell>
              <table:table-cell office:value-type="float" office:value="0.395719345825">
                <text:p>0.395719345825</text:p>
              </table:table-cell>
              <table:table-cell office:value-type="float" office:value="0.414622370151">
                <text:p>0.414622370151</text:p>
              </table:table-cell>
              <table:table-cell office:value-type="float" office:value="0.412127588757">
                <text:p>0.412127588757</text:p>
              </table:table-cell>
              <table:table-cell office:value-type="float" office:value="0.430807034845">
                <text:p>0.430807034845</text:p>
              </table:table-cell>
              <table:table-cell office:value-type="float" office:value="0.429218092538">
                <text:p>0.4292180925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7698882314">
                <text:p>0.397698882314</text:p>
              </table:table-cell>
              <table:table-cell office:value-type="float" office:value="0.396050460224">
                <text:p>0.396050460224</text:p>
              </table:table-cell>
              <table:table-cell office:value-type="float" office:value="0.414793721236">
                <text:p>0.414793721236</text:p>
              </table:table-cell>
              <table:table-cell office:value-type="float" office:value="0.412421145628">
                <text:p>0.412421145628</text:p>
              </table:table-cell>
              <table:table-cell office:value-type="float" office:value="0.43109508547">
                <text:p>0.43109508547</text:p>
              </table:table-cell>
              <table:table-cell office:value-type="float" office:value="0.429390491453">
                <text:p>0.42939049145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8397846811">
                <text:p>0.398397846811</text:p>
              </table:table-cell>
              <table:table-cell office:value-type="float" office:value="0.396459483892">
                <text:p>0.396459483892</text:p>
              </table:table-cell>
              <table:table-cell office:value-type="float" office:value="0.414971236029">
                <text:p>0.414971236029</text:p>
              </table:table-cell>
              <table:table-cell office:value-type="float" office:value="0.412548980934">
                <text:p>0.412548980934</text:p>
              </table:table-cell>
              <table:table-cell office:value-type="float" office:value="0.431073717949">
                <text:p>0.431073717949</text:p>
              </table:table-cell>
              <table:table-cell office:value-type="float" office:value="0.429456402038">
                <text:p>0.42945640203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8441814596">
                <text:p>0.398441814596</text:p>
              </table:table-cell>
              <table:table-cell office:value-type="float" office:value="0.396779832347">
                <text:p>0.396779832347</text:p>
              </table:table-cell>
              <table:table-cell office:value-type="float" office:value="0.415167241946">
                <text:p>0.415167241946</text:p>
              </table:table-cell>
              <table:table-cell office:value-type="float" office:value="0.412962031558">
                <text:p>0.412962031558</text:p>
              </table:table-cell>
              <table:table-cell office:value-type="float" office:value="0.431214661407">
                <text:p>0.431214661407</text:p>
              </table:table-cell>
              <table:table-cell office:value-type="float" office:value="0.429515470907">
                <text:p>0.42951547090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8739316239">
                <text:p>0.398739316239</text:p>
              </table:table-cell>
              <table:table-cell office:value-type="float" office:value="0.397048816568">
                <text:p>0.397048816568</text:p>
              </table:table-cell>
              <table:table-cell office:value-type="float" office:value="0.415560075608">
                <text:p>0.415560075608</text:p>
              </table:table-cell>
              <table:table-cell office:value-type="float" office:value="0.413227523011">
                <text:p>0.413227523011</text:p>
              </table:table-cell>
              <table:table-cell office:value-type="float" office:value="0.431040023011">
                <text:p>0.431040023011</text:p>
              </table:table-cell>
              <table:table-cell office:value-type="float" office:value="0.429594243097">
                <text:p>0.42959424309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9380752794">
                <text:p>0.399380752794</text:p>
              </table:table-cell>
              <table:table-cell office:value-type="float" office:value="0.397468770546">
                <text:p>0.397468770546</text:p>
              </table:table-cell>
              <table:table-cell office:value-type="float" office:value="0.415723619329">
                <text:p>0.415723619329</text:p>
              </table:table-cell>
              <table:table-cell office:value-type="float" office:value="0.413595578567">
                <text:p>0.413595578567</text:p>
              </table:table-cell>
              <table:table-cell office:value-type="float" office:value="0.431310815253">
                <text:p>0.431310815253</text:p>
              </table:table-cell>
              <table:table-cell office:value-type="float" office:value="0.429646798981">
                <text:p>0.4296467989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9932610125">
                <text:p>0.399932610125</text:p>
              </table:table-cell>
              <table:table-cell office:value-type="float" office:value="0.397955785667">
                <text:p>0.397955785667</text:p>
              </table:table-cell>
              <table:table-cell office:value-type="float" office:value="0.416399161736">
                <text:p>0.416399161736</text:p>
              </table:table-cell>
              <table:table-cell office:value-type="float" office:value="0.414075402696">
                <text:p>0.414075402696</text:p>
              </table:table-cell>
              <table:table-cell office:value-type="float" office:value="0.431258629191">
                <text:p>0.431258629191</text:p>
              </table:table-cell>
              <table:table-cell office:value-type="float" office:value="0.429824416502">
                <text:p>0.429824416502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45" chart:reverse-direction="false" text:line-break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01" chart:label-cell-address="local-table.$B$1" chart:class="chart:line">
            <chart:data-point chart:repeated="200"/>
          </chart:series>
          <chart:series chart:style-name="ch8" chart:values-cell-range-address="local-table.$C$2:.$C$201" chart:label-cell-address="local-table.$C$1" chart:class="chart:line">
            <chart:data-point chart:repeated="200"/>
          </chart:series>
          <chart:series chart:style-name="ch9" chart:values-cell-range-address="local-table.$D$2:.$D$201" chart:label-cell-address="local-table.$D$1" chart:class="chart:line">
            <chart:data-point chart:repeated="200"/>
          </chart:series>
          <chart:series chart:style-name="ch10" chart:values-cell-range-address="local-table.$E$2:.$E$201" chart:label-cell-address="local-table.$E$1" chart:class="chart:line">
            <chart:data-point chart:repeated="200"/>
          </chart:series>
          <chart:series chart:style-name="ch11" chart:values-cell-range-address="local-table.$F$2:.$F$201" chart:label-cell-address="local-table.$F$1" chart:class="chart:line">
            <chart:data-point chart:repeated="200"/>
          </chart:series>
          <chart:series chart:style-name="ch12" chart:values-cell-range-address="local-table.$G$2:.$G$201" chart:label-cell-address="local-table.$G$1" chart:class="chart:line">
            <chart:data-point chart:repeated="20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70607330703">
                <text:p>0.0570607330703</text:p>
              </table:table-cell>
              <table:table-cell office:value-type="float" office:value="0.00979783037475">
                <text:p>0.00979783037475</text:p>
              </table:table-cell>
              <table:table-cell office:value-type="float" office:value="0.0713576594346">
                <text:p>0.0713576594346</text:p>
              </table:table-cell>
              <table:table-cell office:value-type="float" office:value="0.00904861111111">
                <text:p>0.00904861111111</text:p>
              </table:table-cell>
              <table:table-cell office:value-type="float" office:value="0.0874046679816">
                <text:p>0.0874046679816</text:p>
              </table:table-cell>
              <table:table-cell office:value-type="float" office:value="0.00953018162393">
                <text:p>0.0095301816239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5467209073">
                <text:p>0.065467209073</text:p>
              </table:table-cell>
              <table:table-cell office:value-type="float" office:value="0.0296625575279">
                <text:p>0.0296625575279</text:p>
              </table:table-cell>
              <table:table-cell office:value-type="float" office:value="0.0779265285996">
                <text:p>0.0779265285996</text:p>
              </table:table-cell>
              <table:table-cell office:value-type="float" office:value="0.0319707840237">
                <text:p>0.0319707840237</text:p>
              </table:table-cell>
              <table:table-cell office:value-type="float" office:value="0.095038625904">
                <text:p>0.095038625904</text:p>
              </table:table-cell>
              <table:table-cell office:value-type="float" office:value="0.0341873150888">
                <text:p>0.03418731508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33111439842">
                <text:p>0.0733111439842</text:p>
              </table:table-cell>
              <table:table-cell office:value-type="float" office:value="0.0444784681131">
                <text:p>0.0444784681131</text:p>
              </table:table-cell>
              <table:table-cell office:value-type="float" office:value="0.0875176692965">
                <text:p>0.0875176692965</text:p>
              </table:table-cell>
              <table:table-cell office:value-type="float" office:value="0.0481201512163">
                <text:p>0.0481201512163</text:p>
              </table:table-cell>
              <table:table-cell office:value-type="float" office:value="0.104714414859">
                <text:p>0.104714414859</text:p>
              </table:table-cell>
              <table:table-cell office:value-type="float" office:value="0.04959375">
                <text:p>0.049593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83530571992">
                <text:p>0.0783530571992</text:p>
              </table:table-cell>
              <table:table-cell office:value-type="float" office:value="0.0549575115056">
                <text:p>0.0549575115056</text:p>
              </table:table-cell>
              <table:table-cell office:value-type="float" office:value="0.0967772024984">
                <text:p>0.0967772024984</text:p>
              </table:table-cell>
              <table:table-cell office:value-type="float" office:value="0.0600497205786">
                <text:p>0.0600497205786</text:p>
              </table:table-cell>
              <table:table-cell office:value-type="float" office:value="0.112141683103">
                <text:p>0.112141683103</text:p>
              </table:table-cell>
              <table:table-cell office:value-type="float" office:value="0.0625468030901">
                <text:p>0.06254680309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30662393162">
                <text:p>0.0830662393162</text:p>
              </table:table-cell>
              <table:table-cell office:value-type="float" office:value="0.0639002301118">
                <text:p>0.0639002301118</text:p>
              </table:table-cell>
              <table:table-cell office:value-type="float" office:value="0.102740384615">
                <text:p>0.102740384615</text:p>
              </table:table-cell>
              <table:table-cell office:value-type="float" office:value="0.0703870397765">
                <text:p>0.0703870397765</text:p>
              </table:table-cell>
              <table:table-cell office:value-type="float" office:value="0.119437458909">
                <text:p>0.119437458909</text:p>
              </table:table-cell>
              <table:table-cell office:value-type="float" office:value="0.0730929487179">
                <text:p>0.07309294871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899917817226">
                <text:p>0.0899917817226</text:p>
              </table:table-cell>
              <table:table-cell office:value-type="float" office:value="0.072253287311">
                <text:p>0.072253287311</text:p>
              </table:table-cell>
              <table:table-cell office:value-type="float" office:value="0.11120973044">
                <text:p>0.11120973044</text:p>
              </table:table-cell>
              <table:table-cell office:value-type="float" office:value="0.080636669954">
                <text:p>0.080636669954</text:p>
              </table:table-cell>
              <table:table-cell office:value-type="float" office:value="0.12828731098">
                <text:p>0.12828731098</text:p>
              </table:table-cell>
              <table:table-cell office:value-type="float" office:value="0.0829515738001">
                <text:p>0.0829515738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974913708087">
                <text:p>0.0974913708087</text:p>
              </table:table-cell>
              <table:table-cell office:value-type="float" office:value="0.0809546351085">
                <text:p>0.0809546351085</text:p>
              </table:table-cell>
              <table:table-cell office:value-type="float" office:value="0.118720003287">
                <text:p>0.118720003287</text:p>
              </table:table-cell>
              <table:table-cell office:value-type="float" office:value="0.0893194033531">
                <text:p>0.0893194033531</text:p>
              </table:table-cell>
              <table:table-cell office:value-type="float" office:value="0.137283859303">
                <text:p>0.137283859303</text:p>
              </table:table-cell>
              <table:table-cell office:value-type="float" office:value="0.0918783694938">
                <text:p>0.091878369493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4853714661">
                <text:p>0.104853714661</text:p>
              </table:table-cell>
              <table:table-cell office:value-type="float" office:value="0.0881791584484">
                <text:p>0.0881791584484</text:p>
              </table:table-cell>
              <table:table-cell office:value-type="float" office:value="0.125600756082">
                <text:p>0.125600756082</text:p>
              </table:table-cell>
              <table:table-cell office:value-type="float" office:value="0.0976051117686">
                <text:p>0.0976051117686</text:p>
              </table:table-cell>
              <table:table-cell office:value-type="float" office:value="0.144178994083">
                <text:p>0.144178994083</text:p>
              </table:table-cell>
              <table:table-cell office:value-type="float" office:value="0.101012656147">
                <text:p>0.10101265614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09552925707">
                <text:p>0.109552925707</text:p>
              </table:table-cell>
              <table:table-cell office:value-type="float" office:value="0.0949641683103">
                <text:p>0.0949641683103</text:p>
              </table:table-cell>
              <table:table-cell office:value-type="float" office:value="0.130461045365">
                <text:p>0.130461045365</text:p>
              </table:table-cell>
              <table:table-cell office:value-type="float" office:value="0.104969633465">
                <text:p>0.104969633465</text:p>
              </table:table-cell>
              <table:table-cell office:value-type="float" office:value="0.152621630506">
                <text:p>0.152621630506</text:p>
              </table:table-cell>
              <table:table-cell office:value-type="float" office:value="0.109861439842">
                <text:p>0.10986143984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463182117">
                <text:p>0.11463182117</text:p>
              </table:table-cell>
              <table:table-cell office:value-type="float" office:value="0.101423241289">
                <text:p>0.101423241289</text:p>
              </table:table-cell>
              <table:table-cell office:value-type="float" office:value="0.138388806706">
                <text:p>0.138388806706</text:p>
              </table:table-cell>
              <table:table-cell office:value-type="float" office:value="0.11270615549">
                <text:p>0.11270615549</text:p>
              </table:table-cell>
              <table:table-cell office:value-type="float" office:value="0.157404667982">
                <text:p>0.157404667982</text:p>
              </table:table-cell>
              <table:table-cell office:value-type="float" office:value="0.118289920283">
                <text:p>0.11828992028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2027161407">
                <text:p>0.12027161407</text:p>
              </table:table-cell>
              <table:table-cell office:value-type="float" office:value="0.107507314267">
                <text:p>0.107507314267</text:p>
              </table:table-cell>
              <table:table-cell office:value-type="float" office:value="0.141310404339">
                <text:p>0.141310404339</text:p>
              </table:table-cell>
              <table:table-cell office:value-type="float" office:value="0.119740096976">
                <text:p>0.119740096976</text:p>
              </table:table-cell>
              <table:table-cell office:value-type="float" office:value="0.164609220907">
                <text:p>0.164609220907</text:p>
              </table:table-cell>
              <table:table-cell office:value-type="float" office:value="0.12646741453">
                <text:p>0.1264674145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24336374096">
                <text:p>0.124336374096</text:p>
              </table:table-cell>
              <table:table-cell office:value-type="float" office:value="0.112460798817">
                <text:p>0.112460798817</text:p>
              </table:table-cell>
              <table:table-cell office:value-type="float" office:value="0.146759533202">
                <text:p>0.146759533202</text:p>
              </table:table-cell>
              <table:table-cell office:value-type="float" office:value="0.126913420447">
                <text:p>0.126913420447</text:p>
              </table:table-cell>
              <table:table-cell office:value-type="float" office:value="0.17110042735">
                <text:p>0.17110042735</text:p>
              </table:table-cell>
              <table:table-cell office:value-type="float" office:value="0.134868076101">
                <text:p>0.1348680761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28738494412">
                <text:p>0.128738494412</text:p>
              </table:table-cell>
              <table:table-cell office:value-type="float" office:value="0.117049556213">
                <text:p>0.117049556213</text:p>
              </table:table-cell>
              <table:table-cell office:value-type="float" office:value="0.15328731098">
                <text:p>0.15328731098</text:p>
              </table:table-cell>
              <table:table-cell office:value-type="float" office:value="0.133281886917">
                <text:p>0.133281886917</text:p>
              </table:table-cell>
              <table:table-cell office:value-type="float" office:value="0.17834566075">
                <text:p>0.17834566075</text:p>
              </table:table-cell>
              <table:table-cell office:value-type="float" office:value="0.142663009533">
                <text:p>0.1426630095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33530982906">
                <text:p>0.133530982906</text:p>
              </table:table-cell>
              <table:table-cell office:value-type="float" office:value="0.122509040105">
                <text:p>0.122509040105</text:p>
              </table:table-cell>
              <table:table-cell office:value-type="float" office:value="0.158416337936">
                <text:p>0.158416337936</text:p>
              </table:table-cell>
              <table:table-cell office:value-type="float" office:value="0.138944814267">
                <text:p>0.138944814267</text:p>
              </table:table-cell>
              <table:table-cell office:value-type="float" office:value="0.184490466798">
                <text:p>0.184490466798</text:p>
              </table:table-cell>
              <table:table-cell office:value-type="float" office:value="0.149908818212">
                <text:p>0.1499088182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38816568047">
                <text:p>0.138816568047</text:p>
              </table:table-cell>
              <table:table-cell office:value-type="float" office:value="0.127470414201">
                <text:p>0.127470414201</text:p>
              </table:table-cell>
              <table:table-cell office:value-type="float" office:value="0.163182938856">
                <text:p>0.163182938856</text:p>
              </table:table-cell>
              <table:table-cell office:value-type="float" office:value="0.144364192965">
                <text:p>0.144364192965</text:p>
              </table:table-cell>
              <table:table-cell office:value-type="float" office:value="0.190514053254">
                <text:p>0.190514053254</text:p>
              </table:table-cell>
              <table:table-cell office:value-type="float" office:value="0.157433370316">
                <text:p>0.15743337031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2178254438">
                <text:p>0.142178254438</text:p>
              </table:table-cell>
              <table:table-cell office:value-type="float" office:value="0.131569855358">
                <text:p>0.131569855358</text:p>
              </table:table-cell>
              <table:table-cell office:value-type="float" office:value="0.167942554241">
                <text:p>0.167942554241</text:p>
              </table:table-cell>
              <table:table-cell office:value-type="float" office:value="0.14994580046">
                <text:p>0.14994580046</text:p>
              </table:table-cell>
              <table:table-cell office:value-type="float" office:value="0.197121548323">
                <text:p>0.197121548323</text:p>
              </table:table-cell>
              <table:table-cell office:value-type="float" office:value="0.164517772025">
                <text:p>0.1645177720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46764464168">
                <text:p>0.146764464168</text:p>
              </table:table-cell>
              <table:table-cell office:value-type="float" office:value="0.136327991453">
                <text:p>0.136327991453</text:p>
              </table:table-cell>
              <table:table-cell office:value-type="float" office:value="0.171570923734">
                <text:p>0.171570923734</text:p>
              </table:table-cell>
              <table:table-cell office:value-type="float" office:value="0.154700772518">
                <text:p>0.154700772518</text:p>
              </table:table-cell>
              <table:table-cell office:value-type="float" office:value="0.203388806706">
                <text:p>0.203388806706</text:p>
              </table:table-cell>
              <table:table-cell office:value-type="float" office:value="0.171397024984">
                <text:p>0.17139702498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50890861275">
                <text:p>0.150890861275</text:p>
              </table:table-cell>
              <table:table-cell office:value-type="float" office:value="0.140589907955">
                <text:p>0.140589907955</text:p>
              </table:table-cell>
              <table:table-cell office:value-type="float" office:value="0.177193047337">
                <text:p>0.177193047337</text:p>
              </table:table-cell>
              <table:table-cell office:value-type="float" office:value="0.159461579553">
                <text:p>0.159461579553</text:p>
              </table:table-cell>
              <table:table-cell office:value-type="float" office:value="0.208273339908">
                <text:p>0.208273339908</text:p>
              </table:table-cell>
              <table:table-cell office:value-type="float" office:value="0.178206771861">
                <text:p>0.1782067718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54399654832">
                <text:p>0.154399654832</text:p>
              </table:table-cell>
              <table:table-cell office:value-type="float" office:value="0.144801117686">
                <text:p>0.144801117686</text:p>
              </table:table-cell>
              <table:table-cell office:value-type="float" office:value="0.181473126233">
                <text:p>0.181473126233</text:p>
              </table:table-cell>
              <table:table-cell office:value-type="float" office:value="0.164163831361">
                <text:p>0.164163831361</text:p>
              </table:table-cell>
              <table:table-cell office:value-type="float" office:value="0.215805802104">
                <text:p>0.215805802104</text:p>
              </table:table-cell>
              <table:table-cell office:value-type="float" office:value="0.184925131492">
                <text:p>0.18492513149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57699704142">
                <text:p>0.157699704142</text:p>
              </table:table-cell>
              <table:table-cell office:value-type="float" office:value="0.148933267587">
                <text:p>0.148933267587</text:p>
              </table:table-cell>
              <table:table-cell office:value-type="float" office:value="0.185388313609">
                <text:p>0.185388313609</text:p>
              </table:table-cell>
              <table:table-cell office:value-type="float" office:value="0.168434870151">
                <text:p>0.168434870151</text:p>
              </table:table-cell>
              <table:table-cell office:value-type="float" office:value="0.221150969757">
                <text:p>0.221150969757</text:p>
              </table:table-cell>
              <table:table-cell office:value-type="float" office:value="0.191925213675">
                <text:p>0.1919252136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62517669297">
                <text:p>0.162517669297</text:p>
              </table:table-cell>
              <table:table-cell office:value-type="float" office:value="0.152976495726">
                <text:p>0.152976495726</text:p>
              </table:table-cell>
              <table:table-cell office:value-type="float" office:value="0.189520052597">
                <text:p>0.189520052597</text:p>
              </table:table-cell>
              <table:table-cell office:value-type="float" office:value="0.173065869494">
                <text:p>0.173065869494</text:p>
              </table:table-cell>
              <table:table-cell office:value-type="float" office:value="0.227577662722">
                <text:p>0.227577662722</text:p>
              </table:table-cell>
              <table:table-cell office:value-type="float" office:value="0.198319238988">
                <text:p>0.19831923898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66442307692">
                <text:p>0.166442307692</text:p>
              </table:table-cell>
              <table:table-cell office:value-type="float" office:value="0.157032626561">
                <text:p>0.157032626561</text:p>
              </table:table-cell>
              <table:table-cell office:value-type="float" office:value="0.194872205786">
                <text:p>0.194872205786</text:p>
              </table:table-cell>
              <table:table-cell office:value-type="float" office:value="0.177695184089">
                <text:p>0.177695184089</text:p>
              </table:table-cell>
              <table:table-cell office:value-type="float" office:value="0.232297830375">
                <text:p>0.232297830375</text:p>
              </table:table-cell>
              <table:table-cell office:value-type="float" office:value="0.20422333169">
                <text:p>0.2042233316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7141231098">
                <text:p>0.17141231098</text:p>
              </table:table-cell>
              <table:table-cell office:value-type="float" office:value="0.161272846811">
                <text:p>0.161272846811</text:p>
              </table:table-cell>
              <table:table-cell office:value-type="float" office:value="0.198104454306">
                <text:p>0.198104454306</text:p>
              </table:table-cell>
              <table:table-cell office:value-type="float" office:value="0.18199022025">
                <text:p>0.18199022025</text:p>
              </table:table-cell>
              <table:table-cell office:value-type="float" office:value="0.236474769888">
                <text:p>0.236474769888</text:p>
              </table:table-cell>
              <table:table-cell office:value-type="float" office:value="0.209857351249">
                <text:p>0.20985735124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75371466141">
                <text:p>0.175371466141</text:p>
              </table:table-cell>
              <table:table-cell office:value-type="float" office:value="0.165636998685">
                <text:p>0.165636998685</text:p>
              </table:table-cell>
              <table:table-cell office:value-type="float" office:value="0.201397928994">
                <text:p>0.201397928994</text:p>
              </table:table-cell>
              <table:table-cell office:value-type="float" office:value="0.186370644313">
                <text:p>0.186370644313</text:p>
              </table:table-cell>
              <table:table-cell office:value-type="float" office:value="0.241230687048">
                <text:p>0.241230687048</text:p>
              </table:table-cell>
              <table:table-cell office:value-type="float" office:value="0.21536269313">
                <text:p>0.2153626931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79180637738">
                <text:p>0.179180637738</text:p>
              </table:table-cell>
              <table:table-cell office:value-type="float" office:value="0.169369000657">
                <text:p>0.169369000657</text:p>
              </table:table-cell>
              <table:table-cell office:value-type="float" office:value="0.206839661407">
                <text:p>0.206839661407</text:p>
              </table:table-cell>
              <table:table-cell office:value-type="float" office:value="0.190776093031">
                <text:p>0.190776093031</text:p>
              </table:table-cell>
              <table:table-cell office:value-type="float" office:value="0.245820595003">
                <text:p>0.245820595003</text:p>
              </table:table-cell>
              <table:table-cell office:value-type="float" office:value="0.220852790105">
                <text:p>0.22085279010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83471811308">
                <text:p>0.183471811308</text:p>
              </table:table-cell>
              <table:table-cell office:value-type="float" office:value="0.173595742932">
                <text:p>0.173595742932</text:p>
              </table:table-cell>
              <table:table-cell office:value-type="float" office:value="0.211194937541">
                <text:p>0.211194937541</text:p>
              </table:table-cell>
              <table:table-cell office:value-type="float" office:value="0.195332593688">
                <text:p>0.195332593688</text:p>
              </table:table-cell>
              <table:table-cell office:value-type="float" office:value="0.251744329389">
                <text:p>0.251744329389</text:p>
              </table:table-cell>
              <table:table-cell office:value-type="float" office:value="0.226498007068">
                <text:p>0.2264980070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86743918475">
                <text:p>0.186743918475</text:p>
              </table:table-cell>
              <table:table-cell office:value-type="float" office:value="0.177052596976">
                <text:p>0.177052596976</text:p>
              </table:table-cell>
              <table:table-cell office:value-type="float" office:value="0.213773011177">
                <text:p>0.213773011177</text:p>
              </table:table-cell>
              <table:table-cell office:value-type="float" office:value="0.198869288297">
                <text:p>0.198869288297</text:p>
              </table:table-cell>
              <table:table-cell office:value-type="float" office:value="0.256200690335">
                <text:p>0.256200690335</text:p>
              </table:table-cell>
              <table:table-cell office:value-type="float" office:value="0.231444855358">
                <text:p>0.23144485535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89679076266">
                <text:p>0.189679076266</text:p>
              </table:table-cell>
              <table:table-cell office:value-type="float" office:value="0.18051660092">
                <text:p>0.18051660092</text:p>
              </table:table-cell>
              <table:table-cell office:value-type="float" office:value="0.217213593031">
                <text:p>0.217213593031</text:p>
              </table:table-cell>
              <table:table-cell office:value-type="float" office:value="0.202959812623">
                <text:p>0.202959812623</text:p>
              </table:table-cell>
              <table:table-cell office:value-type="float" office:value="0.260746219592">
                <text:p>0.260746219592</text:p>
              </table:table-cell>
              <table:table-cell office:value-type="float" office:value="0.23594017094">
                <text:p>0.2359401709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93565910585">
                <text:p>0.193565910585</text:p>
              </table:table-cell>
              <table:table-cell office:value-type="float" office:value="0.1843234714">
                <text:p>0.1843234714</text:p>
              </table:table-cell>
              <table:table-cell office:value-type="float" office:value="0.219828238001">
                <text:p>0.219828238001</text:p>
              </table:table-cell>
              <table:table-cell office:value-type="float" office:value="0.206300295858">
                <text:p>0.206300295858</text:p>
              </table:table-cell>
              <table:table-cell office:value-type="float" office:value="0.265265861275">
                <text:p>0.265265861275</text:p>
              </table:table-cell>
              <table:table-cell office:value-type="float" office:value="0.240850386259">
                <text:p>0.24085038625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97117439185">
                <text:p>0.197117439185</text:p>
              </table:table-cell>
              <table:table-cell office:value-type="float" office:value="0.18784360618">
                <text:p>0.18784360618</text:p>
              </table:table-cell>
              <table:table-cell office:value-type="float" office:value="0.222462606838">
                <text:p>0.222462606838</text:p>
              </table:table-cell>
              <table:table-cell office:value-type="float" office:value="0.209552679158">
                <text:p>0.209552679158</text:p>
              </table:table-cell>
              <table:table-cell office:value-type="float" office:value="0.268180884287">
                <text:p>0.268180884287</text:p>
              </table:table-cell>
              <table:table-cell office:value-type="float" office:value="0.245145710059">
                <text:p>0.24514571005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0142299474">
                <text:p>0.20142299474</text:p>
              </table:table-cell>
              <table:table-cell office:value-type="float" office:value="0.192088593031">
                <text:p>0.192088593031</text:p>
              </table:table-cell>
              <table:table-cell office:value-type="float" office:value="0.225891272189">
                <text:p>0.225891272189</text:p>
              </table:table-cell>
              <table:table-cell office:value-type="float" office:value="0.213140327087">
                <text:p>0.213140327087</text:p>
              </table:table-cell>
              <table:table-cell office:value-type="float" office:value="0.272955703485">
                <text:p>0.272955703485</text:p>
              </table:table-cell>
              <table:table-cell office:value-type="float" office:value="0.24934093524">
                <text:p>0.2493409352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04176939513">
                <text:p>0.204176939513</text:p>
              </table:table-cell>
              <table:table-cell office:value-type="float" office:value="0.195396120973">
                <text:p>0.195396120973</text:p>
              </table:table-cell>
              <table:table-cell office:value-type="float" office:value="0.229406229454">
                <text:p>0.229406229454</text:p>
              </table:table-cell>
              <table:table-cell office:value-type="float" office:value="0.216332963511">
                <text:p>0.216332963511</text:p>
              </table:table-cell>
              <table:table-cell office:value-type="float" office:value="0.276737343853">
                <text:p>0.276737343853</text:p>
              </table:table-cell>
              <table:table-cell office:value-type="float" office:value="0.25364794954">
                <text:p>0.253647949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07113330046">
                <text:p>0.207113330046</text:p>
              </table:table-cell>
              <table:table-cell office:value-type="float" office:value="0.198828402367">
                <text:p>0.198828402367</text:p>
              </table:table-cell>
              <table:table-cell office:value-type="float" office:value="0.233980522682">
                <text:p>0.233980522682</text:p>
              </table:table-cell>
              <table:table-cell office:value-type="float" office:value="0.219967373439">
                <text:p>0.219967373439</text:p>
              </table:table-cell>
              <table:table-cell office:value-type="float" office:value="0.279760026298">
                <text:p>0.279760026298</text:p>
              </table:table-cell>
              <table:table-cell office:value-type="float" office:value="0.257712771203">
                <text:p>0.25771277120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10499260355">
                <text:p>0.210499260355</text:p>
              </table:table-cell>
              <table:table-cell office:value-type="float" office:value="0.20151421762">
                <text:p>0.20151421762</text:p>
              </table:table-cell>
              <table:table-cell office:value-type="float" office:value="0.237017587114">
                <text:p>0.237017587114</text:p>
              </table:table-cell>
              <table:table-cell office:value-type="float" office:value="0.223279544707">
                <text:p>0.223279544707</text:p>
              </table:table-cell>
              <table:table-cell office:value-type="float" office:value="0.283695759369">
                <text:p>0.283695759369</text:p>
              </table:table-cell>
              <table:table-cell office:value-type="float" office:value="0.261899469921">
                <text:p>0.2618994699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12389464168">
                <text:p>0.212389464168</text:p>
              </table:table-cell>
              <table:table-cell office:value-type="float" office:value="0.204067554241">
                <text:p>0.204067554241</text:p>
              </table:table-cell>
              <table:table-cell office:value-type="float" office:value="0.240232577252">
                <text:p>0.240232577252</text:p>
              </table:table-cell>
              <table:table-cell office:value-type="float" office:value="0.226782092373">
                <text:p>0.226782092373</text:p>
              </table:table-cell>
              <table:table-cell office:value-type="float" office:value="0.28773339908">
                <text:p>0.28773339908</text:p>
              </table:table-cell>
              <table:table-cell office:value-type="float" office:value="0.265947546844">
                <text:p>0.26594754684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15421186719">
                <text:p>0.215421186719</text:p>
              </table:table-cell>
              <table:table-cell office:value-type="float" office:value="0.206990384615">
                <text:p>0.206990384615</text:p>
              </table:table-cell>
              <table:table-cell office:value-type="float" office:value="0.24293721236">
                <text:p>0.24293721236</text:p>
              </table:table-cell>
              <table:table-cell office:value-type="float" office:value="0.229761998685">
                <text:p>0.229761998685</text:p>
              </table:table-cell>
              <table:table-cell office:value-type="float" office:value="0.2906960881">
                <text:p>0.2906960881</text:p>
              </table:table-cell>
              <table:table-cell office:value-type="float" office:value="0.270227112097">
                <text:p>0.27022711209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18566732413">
                <text:p>0.218566732413</text:p>
              </table:table-cell>
              <table:table-cell office:value-type="float" office:value="0.210047255095">
                <text:p>0.210047255095</text:p>
              </table:table-cell>
              <table:table-cell office:value-type="float" office:value="0.246284927679">
                <text:p>0.246284927679</text:p>
              </table:table-cell>
              <table:table-cell office:value-type="float" office:value="0.233284434583">
                <text:p>0.233284434583</text:p>
              </table:table-cell>
              <table:table-cell office:value-type="float" office:value="0.293942307692">
                <text:p>0.293942307692</text:p>
              </table:table-cell>
              <table:table-cell office:value-type="float" office:value="0.273915454471">
                <text:p>0.2739154544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21870069034">
                <text:p>0.221870069034</text:p>
              </table:table-cell>
              <table:table-cell office:value-type="float" office:value="0.213227728468">
                <text:p>0.213227728468</text:p>
              </table:table-cell>
              <table:table-cell office:value-type="float" office:value="0.248770956607">
                <text:p>0.248770956607</text:p>
              </table:table-cell>
              <table:table-cell office:value-type="float" office:value="0.235958662064">
                <text:p>0.235958662064</text:p>
              </table:table-cell>
              <table:table-cell office:value-type="float" office:value="0.297163872452">
                <text:p>0.297163872452</text:p>
              </table:table-cell>
              <table:table-cell office:value-type="float" office:value="0.277317965155">
                <text:p>0.27731796515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24176939513">
                <text:p>0.224176939513</text:p>
              </table:table-cell>
              <table:table-cell office:value-type="float" office:value="0.216066814596">
                <text:p>0.216066814596</text:p>
              </table:table-cell>
              <table:table-cell office:value-type="float" office:value="0.251640779093">
                <text:p>0.251640779093</text:p>
              </table:table-cell>
              <table:table-cell office:value-type="float" office:value="0.238975797173">
                <text:p>0.238975797173</text:p>
              </table:table-cell>
              <table:table-cell office:value-type="float" office:value="0.300345578567">
                <text:p>0.300345578567</text:p>
              </table:table-cell>
              <table:table-cell office:value-type="float" office:value="0.280713058843">
                <text:p>0.2807130588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27216058514">
                <text:p>0.227216058514</text:p>
              </table:table-cell>
              <table:table-cell office:value-type="float" office:value="0.218649079553">
                <text:p>0.218649079553</text:p>
              </table:table-cell>
              <table:table-cell office:value-type="float" office:value="0.254592784352">
                <text:p>0.254592784352</text:p>
              </table:table-cell>
              <table:table-cell office:value-type="float" office:value="0.241887779421">
                <text:p>0.241887779421</text:p>
              </table:table-cell>
              <table:table-cell office:value-type="float" office:value="0.302928994083">
                <text:p>0.302928994083</text:p>
              </table:table-cell>
              <table:table-cell office:value-type="float" office:value="0.284431644477">
                <text:p>0.28443164447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31126314924">
                <text:p>0.231126314924</text:p>
              </table:table-cell>
              <table:table-cell office:value-type="float" office:value="0.222209072978">
                <text:p>0.222209072978</text:p>
              </table:table-cell>
              <table:table-cell office:value-type="float" office:value="0.256642422748">
                <text:p>0.256642422748</text:p>
              </table:table-cell>
              <table:table-cell office:value-type="float" office:value="0.244641765286">
                <text:p>0.244641765286</text:p>
              </table:table-cell>
              <table:table-cell office:value-type="float" office:value="0.306144806049">
                <text:p>0.306144806049</text:p>
              </table:table-cell>
              <table:table-cell office:value-type="float" office:value="0.287898031723">
                <text:p>0.28789803172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32716140697">
                <text:p>0.232716140697</text:p>
              </table:table-cell>
              <table:table-cell office:value-type="float" office:value="0.225012080868">
                <text:p>0.225012080868</text:p>
              </table:table-cell>
              <table:table-cell office:value-type="float" office:value="0.259051199869">
                <text:p>0.259051199869</text:p>
              </table:table-cell>
              <table:table-cell office:value-type="float" office:value="0.2471960881">
                <text:p>0.2471960881</text:p>
              </table:table-cell>
              <table:table-cell office:value-type="float" office:value="0.31012204142">
                <text:p>0.31012204142</text:p>
              </table:table-cell>
              <table:table-cell office:value-type="float" office:value="0.291553316075">
                <text:p>0.29155331607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34016272189">
                <text:p>0.234016272189</text:p>
              </table:table-cell>
              <table:table-cell office:value-type="float" office:value="0.227379684418">
                <text:p>0.227379684418</text:p>
              </table:table-cell>
              <table:table-cell office:value-type="float" office:value="0.2620734714">
                <text:p>0.2620734714</text:p>
              </table:table-cell>
              <table:table-cell office:value-type="float" office:value="0.249712031558">
                <text:p>0.249712031558</text:p>
              </table:table-cell>
              <table:table-cell office:value-type="float" office:value="0.312897764629">
                <text:p>0.312897764629</text:p>
              </table:table-cell>
              <table:table-cell office:value-type="float" office:value="0.294950793064">
                <text:p>0.29495079306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36793228139">
                <text:p>0.236793228139</text:p>
              </table:table-cell>
              <table:table-cell office:value-type="float" office:value="0.229828320184">
                <text:p>0.229828320184</text:p>
              </table:table-cell>
              <table:table-cell office:value-type="float" office:value="0.265160667324">
                <text:p>0.265160667324</text:p>
              </table:table-cell>
              <table:table-cell office:value-type="float" office:value="0.25251125904">
                <text:p>0.25251125904</text:p>
              </table:table-cell>
              <table:table-cell office:value-type="float" office:value="0.316161653517">
                <text:p>0.316161653517</text:p>
              </table:table-cell>
              <table:table-cell office:value-type="float" office:value="0.298124424721">
                <text:p>0.2981244247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40199293228">
                <text:p>0.240199293228</text:p>
              </table:table-cell>
              <table:table-cell office:value-type="float" office:value="0.232650394477">
                <text:p>0.232650394477</text:p>
              </table:table-cell>
              <table:table-cell office:value-type="float" office:value="0.266670364892">
                <text:p>0.266670364892</text:p>
              </table:table-cell>
              <table:table-cell office:value-type="float" office:value="0.254914488823">
                <text:p>0.254914488823</text:p>
              </table:table-cell>
              <table:table-cell office:value-type="float" office:value="0.318227317554">
                <text:p>0.318227317554</text:p>
              </table:table-cell>
              <table:table-cell office:value-type="float" office:value="0.301085572814">
                <text:p>0.30108557281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43367439185">
                <text:p>0.243367439185</text:p>
              </table:table-cell>
              <table:table-cell office:value-type="float" office:value="0.235357084155">
                <text:p>0.235357084155</text:p>
              </table:table-cell>
              <table:table-cell office:value-type="float" office:value="0.270317636423">
                <text:p>0.270317636423</text:p>
              </table:table-cell>
              <table:table-cell office:value-type="float" office:value="0.257687006903">
                <text:p>0.257687006903</text:p>
              </table:table-cell>
              <table:table-cell office:value-type="float" office:value="0.320972222222">
                <text:p>0.320972222222</text:p>
              </table:table-cell>
              <table:table-cell office:value-type="float" office:value="0.304103201019">
                <text:p>0.30410320101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45415844839">
                <text:p>0.245415844839</text:p>
              </table:table-cell>
              <table:table-cell office:value-type="float" office:value="0.237711867193">
                <text:p>0.237711867193</text:p>
              </table:table-cell>
              <table:table-cell office:value-type="float" office:value="0.272496301775">
                <text:p>0.272496301775</text:p>
              </table:table-cell>
              <table:table-cell office:value-type="float" office:value="0.260241288626">
                <text:p>0.260241288626</text:p>
              </table:table-cell>
              <table:table-cell office:value-type="float" office:value="0.323085963182">
                <text:p>0.323085963182</text:p>
              </table:table-cell>
              <table:table-cell office:value-type="float" office:value="0.306678973537">
                <text:p>0.30667897353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47582182774">
                <text:p>0.247582182774</text:p>
              </table:table-cell>
              <table:table-cell office:value-type="float" office:value="0.240223454964">
                <text:p>0.240223454964</text:p>
              </table:table-cell>
              <table:table-cell office:value-type="float" office:value="0.274678254438">
                <text:p>0.274678254438</text:p>
              </table:table-cell>
              <table:table-cell office:value-type="float" office:value="0.263065869494">
                <text:p>0.263065869494</text:p>
              </table:table-cell>
              <table:table-cell office:value-type="float" office:value="0.325648833005">
                <text:p>0.325648833005</text:p>
              </table:table-cell>
              <table:table-cell office:value-type="float" office:value="0.309249363083">
                <text:p>0.3092493630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51274654832">
                <text:p>0.251274654832</text:p>
              </table:table-cell>
              <table:table-cell office:value-type="float" office:value="0.242827662722">
                <text:p>0.242827662722</text:p>
              </table:table-cell>
              <table:table-cell office:value-type="float" office:value="0.2780539119">
                <text:p>0.2780539119</text:p>
              </table:table-cell>
              <table:table-cell office:value-type="float" office:value="0.265823101578">
                <text:p>0.265823101578</text:p>
              </table:table-cell>
              <table:table-cell office:value-type="float" office:value="0.327519723866">
                <text:p>0.327519723866</text:p>
              </table:table-cell>
              <table:table-cell office:value-type="float" office:value="0.311852071006">
                <text:p>0.31185207100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53450032873">
                <text:p>0.253450032873</text:p>
              </table:table-cell>
              <table:table-cell office:value-type="float" office:value="0.245572156476">
                <text:p>0.245572156476</text:p>
              </table:table-cell>
              <table:table-cell office:value-type="float" office:value="0.280343113083">
                <text:p>0.280343113083</text:p>
              </table:table-cell>
              <table:table-cell office:value-type="float" office:value="0.268569978632">
                <text:p>0.268569978632</text:p>
              </table:table-cell>
              <table:table-cell office:value-type="float" office:value="0.330082182774">
                <text:p>0.330082182774</text:p>
              </table:table-cell>
              <table:table-cell office:value-type="float" office:value="0.314736809665">
                <text:p>0.31473680966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5590894149">
                <text:p>0.255590894149</text:p>
              </table:table-cell>
              <table:table-cell office:value-type="float" office:value="0.247985207101">
                <text:p>0.247985207101</text:p>
              </table:table-cell>
              <table:table-cell office:value-type="float" office:value="0.282260026298">
                <text:p>0.282260026298</text:p>
              </table:table-cell>
              <table:table-cell office:value-type="float" office:value="0.270856015779">
                <text:p>0.270856015779</text:p>
              </table:table-cell>
              <table:table-cell office:value-type="float" office:value="0.333244575937">
                <text:p>0.333244575937</text:p>
              </table:table-cell>
              <table:table-cell office:value-type="float" office:value="0.317430987015">
                <text:p>0.3174309870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57588346483">
                <text:p>0.257588346483</text:p>
              </table:table-cell>
              <table:table-cell office:value-type="float" office:value="0.250216715976">
                <text:p>0.250216715976</text:p>
              </table:table-cell>
              <table:table-cell office:value-type="float" office:value="0.285345989481">
                <text:p>0.285345989481</text:p>
              </table:table-cell>
              <table:table-cell office:value-type="float" office:value="0.27327132643">
                <text:p>0.27327132643</text:p>
              </table:table-cell>
              <table:table-cell office:value-type="float" office:value="0.3355539119">
                <text:p>0.3355539119</text:p>
              </table:table-cell>
              <table:table-cell office:value-type="float" office:value="0.31974274737">
                <text:p>0.319742747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59429651545">
                <text:p>0.259429651545</text:p>
              </table:table-cell>
              <table:table-cell office:value-type="float" office:value="0.252263560158">
                <text:p>0.252263560158</text:p>
              </table:table-cell>
              <table:table-cell office:value-type="float" office:value="0.2864632643">
                <text:p>0.2864632643</text:p>
              </table:table-cell>
              <table:table-cell office:value-type="float" office:value="0.275635478304">
                <text:p>0.275635478304</text:p>
              </table:table-cell>
              <table:table-cell office:value-type="float" office:value="0.336944444444">
                <text:p>0.336944444444</text:p>
              </table:table-cell>
              <table:table-cell office:value-type="float" office:value="0.322290721565">
                <text:p>0.32229072156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60597468771">
                <text:p>0.260597468771</text:p>
              </table:table-cell>
              <table:table-cell office:value-type="float" office:value="0.254215565417">
                <text:p>0.254215565417</text:p>
              </table:table-cell>
              <table:table-cell office:value-type="float" office:value="0.288801775148">
                <text:p>0.288801775148</text:p>
              </table:table-cell>
              <table:table-cell office:value-type="float" office:value="0.277570389546">
                <text:p>0.277570389546</text:p>
              </table:table-cell>
              <table:table-cell office:value-type="float" office:value="0.33814513478">
                <text:p>0.33814513478</text:p>
              </table:table-cell>
              <table:table-cell office:value-type="float" office:value="0.324446889382">
                <text:p>0.3244468893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63706854043">
                <text:p>0.263706854043</text:p>
              </table:table-cell>
              <table:table-cell office:value-type="float" office:value="0.256714497041">
                <text:p>0.256714497041</text:p>
              </table:table-cell>
              <table:table-cell office:value-type="float" office:value="0.290556788297">
                <text:p>0.290556788297</text:p>
              </table:table-cell>
              <table:table-cell office:value-type="float" office:value="0.280146737344">
                <text:p>0.280146737344</text:p>
              </table:table-cell>
              <table:table-cell office:value-type="float" office:value="0.33996918146">
                <text:p>0.33996918146</text:p>
              </table:table-cell>
              <table:table-cell office:value-type="float" office:value="0.326488905325">
                <text:p>0.326488905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65441321499">
                <text:p>0.265441321499</text:p>
              </table:table-cell>
              <table:table-cell office:value-type="float" office:value="0.258958333333">
                <text:p>0.258958333333</text:p>
              </table:table-cell>
              <table:table-cell office:value-type="float" office:value="0.292091551611">
                <text:p>0.292091551611</text:p>
              </table:table-cell>
              <table:table-cell office:value-type="float" office:value="0.282023627548">
                <text:p>0.282023627548</text:p>
              </table:table-cell>
              <table:table-cell office:value-type="float" office:value="0.342908859303">
                <text:p>0.342908859303</text:p>
              </table:table-cell>
              <table:table-cell office:value-type="float" office:value="0.328637101414">
                <text:p>0.32863710141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6730687048">
                <text:p>0.26730687048</text:p>
              </table:table-cell>
              <table:table-cell office:value-type="float" office:value="0.260513806706">
                <text:p>0.260513806706</text:p>
              </table:table-cell>
              <table:table-cell office:value-type="float" office:value="0.294836045365">
                <text:p>0.294836045365</text:p>
              </table:table-cell>
              <table:table-cell office:value-type="float" office:value="0.284077498356">
                <text:p>0.284077498356</text:p>
              </table:table-cell>
              <table:table-cell office:value-type="float" office:value="0.344746877055">
                <text:p>0.344746877055</text:p>
              </table:table-cell>
              <table:table-cell office:value-type="float" office:value="0.330682651216">
                <text:p>0.3306826512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69035996055">
                <text:p>0.269035996055</text:p>
              </table:table-cell>
              <table:table-cell office:value-type="float" office:value="0.262553994083">
                <text:p>0.262553994083</text:p>
              </table:table-cell>
              <table:table-cell office:value-type="float" office:value="0.295907708744">
                <text:p>0.295907708744</text:p>
              </table:table-cell>
              <table:table-cell office:value-type="float" office:value="0.286055473373">
                <text:p>0.286055473373</text:p>
              </table:table-cell>
              <table:table-cell office:value-type="float" office:value="0.346452991453">
                <text:p>0.346452991453</text:p>
              </table:table-cell>
              <table:table-cell office:value-type="float" office:value="0.332913954635">
                <text:p>0.33291395463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70939349112">
                <text:p>0.270939349112</text:p>
              </table:table-cell>
              <table:table-cell office:value-type="float" office:value="0.264383218277">
                <text:p>0.264383218277</text:p>
              </table:table-cell>
              <table:table-cell office:value-type="float" office:value="0.29830004931">
                <text:p>0.29830004931</text:p>
              </table:table-cell>
              <table:table-cell office:value-type="float" office:value="0.288254807692">
                <text:p>0.288254807692</text:p>
              </table:table-cell>
              <table:table-cell office:value-type="float" office:value="0.348440581854">
                <text:p>0.348440581854</text:p>
              </table:table-cell>
              <table:table-cell office:value-type="float" office:value="0.334882067719">
                <text:p>0.3348820677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73630834977">
                <text:p>0.273630834977</text:p>
              </table:table-cell>
              <table:table-cell office:value-type="float" office:value="0.266705703485">
                <text:p>0.266705703485</text:p>
              </table:table-cell>
              <table:table-cell office:value-type="float" office:value="0.299887409599">
                <text:p>0.299887409599</text:p>
              </table:table-cell>
              <table:table-cell office:value-type="float" office:value="0.290095742932">
                <text:p>0.290095742932</text:p>
              </table:table-cell>
              <table:table-cell office:value-type="float" office:value="0.350266272189">
                <text:p>0.350266272189</text:p>
              </table:table-cell>
              <table:table-cell office:value-type="float" office:value="0.33677175789">
                <text:p>0.3367717578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75405161078">
                <text:p>0.275405161078</text:p>
              </table:table-cell>
              <table:table-cell office:value-type="float" office:value="0.268933431953">
                <text:p>0.268933431953</text:p>
              </table:table-cell>
              <table:table-cell office:value-type="float" office:value="0.301692554241">
                <text:p>0.301692554241</text:p>
              </table:table-cell>
              <table:table-cell office:value-type="float" office:value="0.29199437048">
                <text:p>0.29199437048</text:p>
              </table:table-cell>
              <table:table-cell office:value-type="float" office:value="0.352623274162">
                <text:p>0.352623274162</text:p>
              </table:table-cell>
              <table:table-cell office:value-type="float" office:value="0.338424227482">
                <text:p>0.33842422748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7670529257">
                <text:p>0.277670529257</text:p>
              </table:table-cell>
              <table:table-cell office:value-type="float" office:value="0.270900641026">
                <text:p>0.270900641026</text:p>
              </table:table-cell>
              <table:table-cell office:value-type="float" office:value="0.30376273833">
                <text:p>0.30376273833</text:p>
              </table:table-cell>
              <table:table-cell office:value-type="float" office:value="0.293640327087">
                <text:p>0.293640327087</text:p>
              </table:table-cell>
              <table:table-cell office:value-type="float" office:value="0.353500164366">
                <text:p>0.353500164366</text:p>
              </table:table-cell>
              <table:table-cell office:value-type="float" office:value="0.340480933596">
                <text:p>0.3404809335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80124917817">
                <text:p>0.280124917817</text:p>
              </table:table-cell>
              <table:table-cell office:value-type="float" office:value="0.272976988823">
                <text:p>0.272976988823</text:p>
              </table:table-cell>
              <table:table-cell office:value-type="float" office:value="0.305204224195">
                <text:p>0.305204224195</text:p>
              </table:table-cell>
              <table:table-cell office:value-type="float" office:value="0.295299556213">
                <text:p>0.295299556213</text:p>
              </table:table-cell>
              <table:table-cell office:value-type="float" office:value="0.355510765943">
                <text:p>0.355510765943</text:p>
              </table:table-cell>
              <table:table-cell office:value-type="float" office:value="0.342314246384">
                <text:p>0.3423142463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81324375411">
                <text:p>0.281324375411</text:p>
              </table:table-cell>
              <table:table-cell office:value-type="float" office:value="0.274931048652">
                <text:p>0.274931048652</text:p>
              </table:table-cell>
              <table:table-cell office:value-type="float" office:value="0.307189760026">
                <text:p>0.307189760026</text:p>
              </table:table-cell>
              <table:table-cell office:value-type="float" office:value="0.297198224852">
                <text:p>0.297198224852</text:p>
              </table:table-cell>
              <table:table-cell office:value-type="float" office:value="0.356496959237">
                <text:p>0.356496959237</text:p>
              </table:table-cell>
              <table:table-cell office:value-type="float" office:value="0.343994678665">
                <text:p>0.3439946786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83569197896">
                <text:p>0.283569197896</text:p>
              </table:table-cell>
              <table:table-cell office:value-type="float" office:value="0.277219510191">
                <text:p>0.277219510191</text:p>
              </table:table-cell>
              <table:table-cell office:value-type="float" office:value="0.308561801446">
                <text:p>0.308561801446</text:p>
              </table:table-cell>
              <table:table-cell office:value-type="float" office:value="0.299100632807">
                <text:p>0.299100632807</text:p>
              </table:table-cell>
              <table:table-cell office:value-type="float" office:value="0.358490302433">
                <text:p>0.358490302433</text:p>
              </table:table-cell>
              <table:table-cell office:value-type="float" office:value="0.345903846154">
                <text:p>0.3459038461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5311883629">
                <text:p>0.285311883629</text:p>
              </table:table-cell>
              <table:table-cell office:value-type="float" office:value="0.278989562788">
                <text:p>0.278989562788</text:p>
              </table:table-cell>
              <table:table-cell office:value-type="float" office:value="0.310945923734">
                <text:p>0.310945923734</text:p>
              </table:table-cell>
              <table:table-cell office:value-type="float" office:value="0.301046145628">
                <text:p>0.301046145628</text:p>
              </table:table-cell>
              <table:table-cell office:value-type="float" office:value="0.361234796187">
                <text:p>0.361234796187</text:p>
              </table:table-cell>
              <table:table-cell office:value-type="float" office:value="0.347633423734">
                <text:p>0.3476334237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665433925">
                <text:p>0.28665433925</text:p>
              </table:table-cell>
              <table:table-cell office:value-type="float" office:value="0.280789447732">
                <text:p>0.280789447732</text:p>
              </table:table-cell>
              <table:table-cell office:value-type="float" office:value="0.312247287968">
                <text:p>0.312247287968</text:p>
              </table:table-cell>
              <table:table-cell office:value-type="float" office:value="0.30291440664">
                <text:p>0.30291440664</text:p>
              </table:table-cell>
              <table:table-cell office:value-type="float" office:value="0.362620397765">
                <text:p>0.362620397765</text:p>
              </table:table-cell>
              <table:table-cell office:value-type="float" office:value="0.34918454142">
                <text:p>0.3491845414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8404421433">
                <text:p>0.288404421433</text:p>
              </table:table-cell>
              <table:table-cell office:value-type="float" office:value="0.282390368179">
                <text:p>0.282390368179</text:p>
              </table:table-cell>
              <table:table-cell office:value-type="float" office:value="0.313330456936">
                <text:p>0.313330456936</text:p>
              </table:table-cell>
              <table:table-cell office:value-type="float" office:value="0.30462795858">
                <text:p>0.30462795858</text:p>
              </table:table-cell>
              <table:table-cell office:value-type="float" office:value="0.363771778435">
                <text:p>0.363771778435</text:p>
              </table:table-cell>
              <table:table-cell office:value-type="float" office:value="0.350746014135">
                <text:p>0.35074601413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9952744905">
                <text:p>0.289952744905</text:p>
              </table:table-cell>
              <table:table-cell office:value-type="float" office:value="0.284097550953">
                <text:p>0.284097550953</text:p>
              </table:table-cell>
              <table:table-cell office:value-type="float" office:value="0.314959319527">
                <text:p>0.314959319527</text:p>
              </table:table-cell>
              <table:table-cell office:value-type="float" office:value="0.3063578238">
                <text:p>0.3063578238</text:p>
              </table:table-cell>
              <table:table-cell office:value-type="float" office:value="0.364440335306">
                <text:p>0.364440335306</text:p>
              </table:table-cell>
              <table:table-cell office:value-type="float" office:value="0.352094386917">
                <text:p>0.35209438691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1876643655">
                <text:p>0.291876643655</text:p>
              </table:table-cell>
              <table:table-cell office:value-type="float" office:value="0.285893737673">
                <text:p>0.285893737673</text:p>
              </table:table-cell>
              <table:table-cell office:value-type="float" office:value="0.316815828402">
                <text:p>0.316815828402</text:p>
              </table:table-cell>
              <table:table-cell office:value-type="float" office:value="0.307831237673">
                <text:p>0.307831237673</text:p>
              </table:table-cell>
              <table:table-cell office:value-type="float" office:value="0.365671433268">
                <text:p>0.365671433268</text:p>
              </table:table-cell>
              <table:table-cell office:value-type="float" office:value="0.353658366206">
                <text:p>0.3536583662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3315253123">
                <text:p>0.293315253123</text:p>
              </table:table-cell>
              <table:table-cell office:value-type="float" office:value="0.287502301118">
                <text:p>0.287502301118</text:p>
              </table:table-cell>
              <table:table-cell office:value-type="float" office:value="0.318380588429">
                <text:p>0.318380588429</text:p>
              </table:table-cell>
              <table:table-cell office:value-type="float" office:value="0.30925534188">
                <text:p>0.30925534188</text:p>
              </table:table-cell>
              <table:table-cell office:value-type="float" office:value="0.36710100263">
                <text:p>0.36710100263</text:p>
              </table:table-cell>
              <table:table-cell office:value-type="float" office:value="0.355186595989">
                <text:p>0.35518659598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4391025641">
                <text:p>0.294391025641</text:p>
              </table:table-cell>
              <table:table-cell office:value-type="float" office:value="0.288892258383">
                <text:p>0.288892258383</text:p>
              </table:table-cell>
              <table:table-cell office:value-type="float" office:value="0.319025312295">
                <text:p>0.319025312295</text:p>
              </table:table-cell>
              <table:table-cell office:value-type="float" office:value="0.310588798488">
                <text:p>0.310588798488</text:p>
              </table:table-cell>
              <table:table-cell office:value-type="float" office:value="0.368238001315">
                <text:p>0.368238001315</text:p>
              </table:table-cell>
              <table:table-cell office:value-type="float" office:value="0.356889710717">
                <text:p>0.3568897107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7471236029">
                <text:p>0.297471236029</text:p>
              </table:table-cell>
              <table:table-cell office:value-type="float" office:value="0.290775969757">
                <text:p>0.290775969757</text:p>
              </table:table-cell>
              <table:table-cell office:value-type="float" office:value="0.320184500329">
                <text:p>0.320184500329</text:p>
              </table:table-cell>
              <table:table-cell office:value-type="float" office:value="0.311812294543">
                <text:p>0.311812294543</text:p>
              </table:table-cell>
              <table:table-cell office:value-type="float" office:value="0.369265285996">
                <text:p>0.369265285996</text:p>
              </table:table-cell>
              <table:table-cell office:value-type="float" office:value="0.358416954306">
                <text:p>0.35841695430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99237754767">
                <text:p>0.299237754767</text:p>
              </table:table-cell>
              <table:table-cell office:value-type="float" office:value="0.292665680473">
                <text:p>0.292665680473</text:p>
              </table:table-cell>
              <table:table-cell office:value-type="float" office:value="0.321852399737">
                <text:p>0.321852399737</text:p>
              </table:table-cell>
              <table:table-cell office:value-type="float" office:value="0.313428994083">
                <text:p>0.313428994083</text:p>
              </table:table-cell>
              <table:table-cell office:value-type="float" office:value="0.370723208416">
                <text:p>0.370723208416</text:p>
              </table:table-cell>
              <table:table-cell office:value-type="float" office:value="0.359901976496">
                <text:p>0.35990197649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0525969757">
                <text:p>0.300525969757</text:p>
              </table:table-cell>
              <table:table-cell office:value-type="float" office:value="0.294445101907">
                <text:p>0.294445101907</text:p>
              </table:table-cell>
              <table:table-cell office:value-type="float" office:value="0.323005834977">
                <text:p>0.323005834977</text:p>
              </table:table-cell>
              <table:table-cell office:value-type="float" office:value="0.314860289283">
                <text:p>0.314860289283</text:p>
              </table:table-cell>
              <table:table-cell office:value-type="float" office:value="0.372223454964">
                <text:p>0.372223454964</text:p>
              </table:table-cell>
              <table:table-cell office:value-type="float" office:value="0.361117336456">
                <text:p>0.3611173364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1395463511">
                <text:p>0.301395463511</text:p>
              </table:table-cell>
              <table:table-cell office:value-type="float" office:value="0.296136752137">
                <text:p>0.296136752137</text:p>
              </table:table-cell>
              <table:table-cell office:value-type="float" office:value="0.325264628534">
                <text:p>0.325264628534</text:p>
              </table:table-cell>
              <table:table-cell office:value-type="float" office:value="0.316473537147">
                <text:p>0.316473537147</text:p>
              </table:table-cell>
              <table:table-cell office:value-type="float" office:value="0.374483892176">
                <text:p>0.374483892176</text:p>
              </table:table-cell>
              <table:table-cell office:value-type="float" office:value="0.362657934747">
                <text:p>0.36265793474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4032708744">
                <text:p>0.304032708744</text:p>
              </table:table-cell>
              <table:table-cell office:value-type="float" office:value="0.298507232084">
                <text:p>0.298507232084</text:p>
              </table:table-cell>
              <table:table-cell office:value-type="float" office:value="0.326515039448">
                <text:p>0.326515039448</text:p>
              </table:table-cell>
              <table:table-cell office:value-type="float" office:value="0.317952868179">
                <text:p>0.317952868179</text:p>
              </table:table-cell>
              <table:table-cell office:value-type="float" office:value="0.375734714004">
                <text:p>0.375734714004</text:p>
              </table:table-cell>
              <table:table-cell office:value-type="float" office:value="0.364013293064">
                <text:p>0.36401329306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6049884944">
                <text:p>0.306049884944</text:p>
              </table:table-cell>
              <table:table-cell office:value-type="float" office:value="0.300336538462">
                <text:p>0.300336538462</text:p>
              </table:table-cell>
              <table:table-cell office:value-type="float" office:value="0.326975673899">
                <text:p>0.326975673899</text:p>
              </table:table-cell>
              <table:table-cell office:value-type="float" office:value="0.319233768902">
                <text:p>0.319233768902</text:p>
              </table:table-cell>
              <table:table-cell office:value-type="float" office:value="0.376245069034">
                <text:p>0.376245069034</text:p>
              </table:table-cell>
              <table:table-cell office:value-type="float" office:value="0.365349194609">
                <text:p>0.36534919460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07034845496">
                <text:p>0.307034845496</text:p>
              </table:table-cell>
              <table:table-cell office:value-type="float" office:value="0.301958579882">
                <text:p>0.301958579882</text:p>
              </table:table-cell>
              <table:table-cell office:value-type="float" office:value="0.32840729783">
                <text:p>0.32840729783</text:p>
              </table:table-cell>
              <table:table-cell office:value-type="float" office:value="0.320739357331">
                <text:p>0.320739357331</text:p>
              </table:table-cell>
              <table:table-cell office:value-type="float" office:value="0.377494247206">
                <text:p>0.377494247206</text:p>
              </table:table-cell>
              <table:table-cell office:value-type="float" office:value="0.366658386752">
                <text:p>0.36665838675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08324704142">
                <text:p>0.308324704142</text:p>
              </table:table-cell>
              <table:table-cell office:value-type="float" office:value="0.303330128205">
                <text:p>0.303330128205</text:p>
              </table:table-cell>
              <table:table-cell office:value-type="float" office:value="0.329845496384">
                <text:p>0.329845496384</text:p>
              </table:table-cell>
              <table:table-cell office:value-type="float" office:value="0.321937294543">
                <text:p>0.321937294543</text:p>
              </table:table-cell>
              <table:table-cell office:value-type="float" office:value="0.379619904668">
                <text:p>0.379619904668</text:p>
              </table:table-cell>
              <table:table-cell office:value-type="float" office:value="0.368176466963">
                <text:p>0.36817646696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09712771203">
                <text:p>0.309712771203</text:p>
              </table:table-cell>
              <table:table-cell office:value-type="float" office:value="0.304639957265">
                <text:p>0.304639957265</text:p>
              </table:table-cell>
              <table:table-cell office:value-type="float" office:value="0.331433678501">
                <text:p>0.331433678501</text:p>
              </table:table-cell>
              <table:table-cell office:value-type="float" office:value="0.323246342867">
                <text:p>0.323246342867</text:p>
              </table:table-cell>
              <table:table-cell office:value-type="float" office:value="0.380615548981">
                <text:p>0.380615548981</text:p>
              </table:table-cell>
              <table:table-cell office:value-type="float" office:value="0.369701450526">
                <text:p>0.3697014505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1718441815">
                <text:p>0.311718441815</text:p>
              </table:table-cell>
              <table:table-cell office:value-type="float" office:value="0.306435650888">
                <text:p>0.306435650888</text:p>
              </table:table-cell>
              <table:table-cell office:value-type="float" office:value="0.333046104536">
                <text:p>0.333046104536</text:p>
              </table:table-cell>
              <table:table-cell office:value-type="float" office:value="0.324816814596">
                <text:p>0.324816814596</text:p>
              </table:table-cell>
              <table:table-cell office:value-type="float" office:value="0.381280407627">
                <text:p>0.381280407627</text:p>
              </table:table-cell>
              <table:table-cell office:value-type="float" office:value="0.37096846236">
                <text:p>0.3709684623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2888724523">
                <text:p>0.312888724523</text:p>
              </table:table-cell>
              <table:table-cell office:value-type="float" office:value="0.308103139382">
                <text:p>0.308103139382</text:p>
              </table:table-cell>
              <table:table-cell office:value-type="float" office:value="0.334891518738">
                <text:p>0.334891518738</text:p>
              </table:table-cell>
              <table:table-cell office:value-type="float" office:value="0.326491946088">
                <text:p>0.326491946088</text:p>
              </table:table-cell>
              <table:table-cell office:value-type="float" office:value="0.382259615385">
                <text:p>0.382259615385</text:p>
              </table:table-cell>
              <table:table-cell office:value-type="float" office:value="0.37227533284">
                <text:p>0.372275332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13311554898">
                <text:p>0.313311554898</text:p>
              </table:table-cell>
              <table:table-cell office:value-type="float" office:value="0.309214661407">
                <text:p>0.309214661407</text:p>
              </table:table-cell>
              <table:table-cell office:value-type="float" office:value="0.335983316897">
                <text:p>0.335983316897</text:p>
              </table:table-cell>
              <table:table-cell office:value-type="float" office:value="0.327757437541">
                <text:p>0.327757437541</text:p>
              </table:table-cell>
              <table:table-cell office:value-type="float" office:value="0.383234714004">
                <text:p>0.383234714004</text:p>
              </table:table-cell>
              <table:table-cell office:value-type="float" office:value="0.373350550625">
                <text:p>0.3733505506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15473783695">
                <text:p>0.315473783695</text:p>
              </table:table-cell>
              <table:table-cell office:value-type="float" office:value="0.310691814596">
                <text:p>0.310691814596</text:p>
              </table:table-cell>
              <table:table-cell office:value-type="float" office:value="0.337841880342">
                <text:p>0.337841880342</text:p>
              </table:table-cell>
              <table:table-cell office:value-type="float" office:value="0.329350262985">
                <text:p>0.329350262985</text:p>
              </table:table-cell>
              <table:table-cell office:value-type="float" office:value="0.384863576594">
                <text:p>0.384863576594</text:p>
              </table:table-cell>
              <table:table-cell office:value-type="float" office:value="0.374695204635">
                <text:p>0.37469520463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17162639711">
                <text:p>0.317162639711</text:p>
              </table:table-cell>
              <table:table-cell office:value-type="float" office:value="0.312236111111">
                <text:p>0.312236111111</text:p>
              </table:table-cell>
              <table:table-cell office:value-type="float" office:value="0.338980522682">
                <text:p>0.338980522682</text:p>
              </table:table-cell>
              <table:table-cell office:value-type="float" office:value="0.330931048652">
                <text:p>0.330931048652</text:p>
              </table:table-cell>
              <table:table-cell office:value-type="float" office:value="0.385850591716">
                <text:p>0.385850591716</text:p>
              </table:table-cell>
              <table:table-cell office:value-type="float" office:value="0.375844592373">
                <text:p>0.37584459237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18273339908">
                <text:p>0.318273339908</text:p>
              </table:table-cell>
              <table:table-cell office:value-type="float" office:value="0.313627794214">
                <text:p>0.313627794214</text:p>
              </table:table-cell>
              <table:table-cell office:value-type="float" office:value="0.33948964497">
                <text:p>0.33948964497</text:p>
              </table:table-cell>
              <table:table-cell office:value-type="float" office:value="0.331902572321">
                <text:p>0.331902572321</text:p>
              </table:table-cell>
              <table:table-cell office:value-type="float" office:value="0.386510108481">
                <text:p>0.386510108481</text:p>
              </table:table-cell>
              <table:table-cell office:value-type="float" office:value="0.377198635766">
                <text:p>0.3771986357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18959155161">
                <text:p>0.318959155161</text:p>
              </table:table-cell>
              <table:table-cell office:value-type="float" office:value="0.31477309336">
                <text:p>0.31477309336</text:p>
              </table:table-cell>
              <table:table-cell office:value-type="float" office:value="0.340786900066">
                <text:p>0.340786900066</text:p>
              </table:table-cell>
              <table:table-cell office:value-type="float" office:value="0.333211949375">
                <text:p>0.333211949375</text:p>
              </table:table-cell>
              <table:table-cell office:value-type="float" office:value="0.387741617357">
                <text:p>0.387741617357</text:p>
              </table:table-cell>
              <table:table-cell office:value-type="float" office:value="0.378337401381">
                <text:p>0.37833740138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0689513478">
                <text:p>0.320689513478</text:p>
              </table:table-cell>
              <table:table-cell office:value-type="float" office:value="0.316198224852">
                <text:p>0.316198224852</text:p>
              </table:table-cell>
              <table:table-cell office:value-type="float" office:value="0.341874589086">
                <text:p>0.341874589086</text:p>
              </table:table-cell>
              <table:table-cell office:value-type="float" office:value="0.334402942143">
                <text:p>0.334402942143</text:p>
              </table:table-cell>
              <table:table-cell office:value-type="float" office:value="0.388761916502">
                <text:p>0.388761916502</text:p>
              </table:table-cell>
              <table:table-cell office:value-type="float" office:value="0.379367295365">
                <text:p>0.37936729536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21651873767">
                <text:p>0.321651873767</text:p>
              </table:table-cell>
              <table:table-cell office:value-type="float" office:value="0.317241863905">
                <text:p>0.317241863905</text:p>
              </table:table-cell>
              <table:table-cell office:value-type="float" office:value="0.343427843524">
                <text:p>0.343427843524</text:p>
              </table:table-cell>
              <table:table-cell office:value-type="float" office:value="0.335809171598">
                <text:p>0.335809171598</text:p>
              </table:table-cell>
              <table:table-cell office:value-type="float" office:value="0.389325690335">
                <text:p>0.389325690335</text:p>
              </table:table-cell>
              <table:table-cell office:value-type="float" office:value="0.38039885355">
                <text:p>0.380398853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22425624589">
                <text:p>0.322425624589</text:p>
              </table:table-cell>
              <table:table-cell office:value-type="float" office:value="0.318624095989">
                <text:p>0.318624095989</text:p>
              </table:table-cell>
              <table:table-cell office:value-type="float" office:value="0.345027942143">
                <text:p>0.345027942143</text:p>
              </table:table-cell>
              <table:table-cell office:value-type="float" office:value="0.337156188363">
                <text:p>0.337156188363</text:p>
              </table:table-cell>
              <table:table-cell office:value-type="float" office:value="0.390347222222">
                <text:p>0.390347222222</text:p>
              </table:table-cell>
              <table:table-cell office:value-type="float" office:value="0.381579922748">
                <text:p>0.38157992274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2358974359">
                <text:p>0.32358974359</text:p>
              </table:table-cell>
              <table:table-cell office:value-type="float" office:value="0.319747370151">
                <text:p>0.319747370151</text:p>
              </table:table-cell>
              <table:table-cell office:value-type="float" office:value="0.346445184089">
                <text:p>0.346445184089</text:p>
              </table:table-cell>
              <table:table-cell office:value-type="float" office:value="0.338658736029">
                <text:p>0.338658736029</text:p>
              </table:table-cell>
              <table:table-cell office:value-type="float" office:value="0.391344099277">
                <text:p>0.391344099277</text:p>
              </table:table-cell>
              <table:table-cell office:value-type="float" office:value="0.382801816239">
                <text:p>0.38280181623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25350509533">
                <text:p>0.325350509533</text:p>
              </table:table-cell>
              <table:table-cell office:value-type="float" office:value="0.320825690335">
                <text:p>0.320825690335</text:p>
              </table:table-cell>
              <table:table-cell office:value-type="float" office:value="0.348307856673">
                <text:p>0.348307856673</text:p>
              </table:table-cell>
              <table:table-cell office:value-type="float" office:value="0.339905325444">
                <text:p>0.339905325444</text:p>
              </table:table-cell>
              <table:table-cell office:value-type="float" office:value="0.39273874096">
                <text:p>0.39273874096</text:p>
              </table:table-cell>
              <table:table-cell office:value-type="float" office:value="0.383814246384">
                <text:p>0.38381424638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26563938199">
                <text:p>0.326563938199</text:p>
              </table:table-cell>
              <table:table-cell office:value-type="float" office:value="0.322386998685">
                <text:p>0.322386998685</text:p>
              </table:table-cell>
              <table:table-cell office:value-type="float" office:value="0.349010930309">
                <text:p>0.349010930309</text:p>
              </table:table-cell>
              <table:table-cell office:value-type="float" office:value="0.341178295529">
                <text:p>0.341178295529</text:p>
              </table:table-cell>
              <table:table-cell office:value-type="float" office:value="0.392772435897">
                <text:p>0.392772435897</text:p>
              </table:table-cell>
              <table:table-cell office:value-type="float" office:value="0.38490653764">
                <text:p>0.3849065376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27520956607">
                <text:p>0.327520956607</text:p>
              </table:table-cell>
              <table:table-cell office:value-type="float" office:value="0.323315253123">
                <text:p>0.323315253123</text:p>
              </table:table-cell>
              <table:table-cell office:value-type="float" office:value="0.350767587114">
                <text:p>0.350767587114</text:p>
              </table:table-cell>
              <table:table-cell office:value-type="float" office:value="0.342642833662">
                <text:p>0.342642833662</text:p>
              </table:table-cell>
              <table:table-cell office:value-type="float" office:value="0.393837113741">
                <text:p>0.393837113741</text:p>
              </table:table-cell>
              <table:table-cell office:value-type="float" office:value="0.385961024819">
                <text:p>0.38596102481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28542488494">
                <text:p>0.328542488494</text:p>
              </table:table-cell>
              <table:table-cell office:value-type="float" office:value="0.324442389875">
                <text:p>0.324442389875</text:p>
              </table:table-cell>
              <table:table-cell office:value-type="float" office:value="0.352107988166">
                <text:p>0.352107988166</text:p>
              </table:table-cell>
              <table:table-cell office:value-type="float" office:value="0.344329183103">
                <text:p>0.344329183103</text:p>
              </table:table-cell>
              <table:table-cell office:value-type="float" office:value="0.39469756739">
                <text:p>0.39469756739</text:p>
              </table:table-cell>
              <table:table-cell office:value-type="float" office:value="0.386885909763">
                <text:p>0.3868859097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28538379356">
                <text:p>0.328538379356</text:p>
              </table:table-cell>
              <table:table-cell office:value-type="float" office:value="0.325191074951">
                <text:p>0.325191074951</text:p>
              </table:table-cell>
              <table:table-cell office:value-type="float" office:value="0.352958990796">
                <text:p>0.352958990796</text:p>
              </table:table-cell>
              <table:table-cell office:value-type="float" office:value="0.345429117357">
                <text:p>0.345429117357</text:p>
              </table:table-cell>
              <table:table-cell office:value-type="float" office:value="0.395765943458">
                <text:p>0.395765943458</text:p>
              </table:table-cell>
              <table:table-cell office:value-type="float" office:value="0.387695903189">
                <text:p>0.38769590318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29950279421">
                <text:p>0.329950279421</text:p>
              </table:table-cell>
              <table:table-cell office:value-type="float" office:value="0.326075279421">
                <text:p>0.326075279421</text:p>
              </table:table-cell>
              <table:table-cell office:value-type="float" office:value="0.353560157791">
                <text:p>0.353560157791</text:p>
              </table:table-cell>
              <table:table-cell office:value-type="float" office:value="0.346227235371">
                <text:p>0.346227235371</text:p>
              </table:table-cell>
              <table:table-cell office:value-type="float" office:value="0.396656804734">
                <text:p>0.396656804734</text:p>
              </table:table-cell>
              <table:table-cell office:value-type="float" office:value="0.388722509862">
                <text:p>0.38872250986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31269723866">
                <text:p>0.331269723866</text:p>
              </table:table-cell>
              <table:table-cell office:value-type="float" office:value="0.32727399737">
                <text:p>0.32727399737</text:p>
              </table:table-cell>
              <table:table-cell office:value-type="float" office:value="0.35393573307">
                <text:p>0.35393573307</text:p>
              </table:table-cell>
              <table:table-cell office:value-type="float" office:value="0.347220866206">
                <text:p>0.347220866206</text:p>
              </table:table-cell>
              <table:table-cell office:value-type="float" office:value="0.397080046022">
                <text:p>0.397080046022</text:p>
              </table:table-cell>
              <table:table-cell office:value-type="float" office:value="0.389505177515">
                <text:p>0.3895051775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3264751808">
                <text:p>0.33264751808</text:p>
              </table:table-cell>
              <table:table-cell office:value-type="float" office:value="0.328430144642">
                <text:p>0.328430144642</text:p>
              </table:table-cell>
              <table:table-cell office:value-type="float" office:value="0.354688938199">
                <text:p>0.354688938199</text:p>
              </table:table-cell>
              <table:table-cell office:value-type="float" office:value="0.348196868836">
                <text:p>0.348196868836</text:p>
              </table:table-cell>
              <table:table-cell office:value-type="float" office:value="0.398021449704">
                <text:p>0.398021449704</text:p>
              </table:table-cell>
              <table:table-cell office:value-type="float" office:value="0.390439349112">
                <text:p>0.3904393491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34043803419">
                <text:p>0.334043803419</text:p>
              </table:table-cell>
              <table:table-cell office:value-type="float" office:value="0.329749753452">
                <text:p>0.329749753452</text:p>
              </table:table-cell>
              <table:table-cell office:value-type="float" office:value="0.355486111111">
                <text:p>0.355486111111</text:p>
              </table:table-cell>
              <table:table-cell office:value-type="float" office:value="0.348926857331">
                <text:p>0.348926857331</text:p>
              </table:table-cell>
              <table:table-cell office:value-type="float" office:value="0.39852933925">
                <text:p>0.39852933925</text:p>
              </table:table-cell>
              <table:table-cell office:value-type="float" office:value="0.391215976331">
                <text:p>0.391215976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35902777778">
                <text:p>0.335902777778</text:p>
              </table:table-cell>
              <table:table-cell office:value-type="float" office:value="0.331283694938">
                <text:p>0.331283694938</text:p>
              </table:table-cell>
              <table:table-cell office:value-type="float" office:value="0.35635190664">
                <text:p>0.35635190664</text:p>
              </table:table-cell>
              <table:table-cell office:value-type="float" office:value="0.349892751479">
                <text:p>0.349892751479</text:p>
              </table:table-cell>
              <table:table-cell office:value-type="float" office:value="0.398958333333">
                <text:p>0.398958333333</text:p>
              </table:table-cell>
              <table:table-cell office:value-type="float" office:value="0.392074231591">
                <text:p>0.39207423159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37433021039">
                <text:p>0.337433021039</text:p>
              </table:table-cell>
              <table:table-cell office:value-type="float" office:value="0.332624095989">
                <text:p>0.332624095989</text:p>
              </table:table-cell>
              <table:table-cell office:value-type="float" office:value="0.356635437212">
                <text:p>0.356635437212</text:p>
              </table:table-cell>
              <table:table-cell office:value-type="float" office:value="0.35062352071">
                <text:p>0.35062352071</text:p>
              </table:table-cell>
              <table:table-cell office:value-type="float" office:value="0.399390614727">
                <text:p>0.399390614727</text:p>
              </table:table-cell>
              <table:table-cell office:value-type="float" office:value="0.392887512327">
                <text:p>0.3928875123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37755999343">
                <text:p>0.337755999343</text:p>
              </table:table-cell>
              <table:table-cell office:value-type="float" office:value="0.333512245233">
                <text:p>0.333512245233</text:p>
              </table:table-cell>
              <table:table-cell office:value-type="float" office:value="0.358051446417">
                <text:p>0.358051446417</text:p>
              </table:table-cell>
              <table:table-cell office:value-type="float" office:value="0.351647682446">
                <text:p>0.351647682446</text:p>
              </table:table-cell>
              <table:table-cell office:value-type="float" office:value="0.400139299803">
                <text:p>0.400139299803</text:p>
              </table:table-cell>
              <table:table-cell office:value-type="float" office:value="0.393787105523">
                <text:p>0.39378710552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39167488494">
                <text:p>0.339167488494</text:p>
              </table:table-cell>
              <table:table-cell office:value-type="float" office:value="0.334613001315">
                <text:p>0.334613001315</text:p>
              </table:table-cell>
              <table:table-cell office:value-type="float" office:value="0.358570019724">
                <text:p>0.358570019724</text:p>
              </table:table-cell>
              <table:table-cell office:value-type="float" office:value="0.352405530901">
                <text:p>0.352405530901</text:p>
              </table:table-cell>
              <table:table-cell office:value-type="float" office:value="0.400756081525">
                <text:p>0.400756081525</text:p>
              </table:table-cell>
              <table:table-cell office:value-type="float" office:value="0.394574642505">
                <text:p>0.39457464250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40308596318">
                <text:p>0.340308596318</text:p>
              </table:table-cell>
              <table:table-cell office:value-type="float" office:value="0.335833990796">
                <text:p>0.335833990796</text:p>
              </table:table-cell>
              <table:table-cell office:value-type="float" office:value="0.359270216963">
                <text:p>0.359270216963</text:p>
              </table:table-cell>
              <table:table-cell office:value-type="float" office:value="0.353245726496">
                <text:p>0.353245726496</text:p>
              </table:table-cell>
              <table:table-cell office:value-type="float" office:value="0.401524490467">
                <text:p>0.401524490467</text:p>
              </table:table-cell>
              <table:table-cell office:value-type="float" office:value="0.395269867686">
                <text:p>0.39526986768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41255752794">
                <text:p>0.341255752794</text:p>
              </table:table-cell>
              <table:table-cell office:value-type="float" office:value="0.336596071663">
                <text:p>0.336596071663</text:p>
              </table:table-cell>
              <table:table-cell office:value-type="float" office:value="0.360453648915">
                <text:p>0.360453648915</text:p>
              </table:table-cell>
              <table:table-cell office:value-type="float" office:value="0.354049186391">
                <text:p>0.354049186391</text:p>
              </table:table-cell>
              <table:table-cell office:value-type="float" office:value="0.401834319527">
                <text:p>0.401834319527</text:p>
              </table:table-cell>
              <table:table-cell office:value-type="float" office:value="0.395743507561">
                <text:p>0.39574350756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42584648258">
                <text:p>0.342584648258</text:p>
              </table:table-cell>
              <table:table-cell office:value-type="float" office:value="0.337845989481">
                <text:p>0.337845989481</text:p>
              </table:table-cell>
              <table:table-cell office:value-type="float" office:value="0.361609549638">
                <text:p>0.361609549638</text:p>
              </table:table-cell>
              <table:table-cell office:value-type="float" office:value="0.354968688363">
                <text:p>0.354968688363</text:p>
              </table:table-cell>
              <table:table-cell office:value-type="float" office:value="0.402721893491">
                <text:p>0.402721893491</text:p>
              </table:table-cell>
              <table:table-cell office:value-type="float" office:value="0.396274243918">
                <text:p>0.3962742439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43051035503">
                <text:p>0.343051035503</text:p>
              </table:table-cell>
              <table:table-cell office:value-type="float" office:value="0.338910996055">
                <text:p>0.338910996055</text:p>
              </table:table-cell>
              <table:table-cell office:value-type="float" office:value="0.36279503616">
                <text:p>0.36279503616</text:p>
              </table:table-cell>
              <table:table-cell office:value-type="float" office:value="0.356014094346">
                <text:p>0.356014094346</text:p>
              </table:table-cell>
              <table:table-cell office:value-type="float" office:value="0.403157051282">
                <text:p>0.403157051282</text:p>
              </table:table-cell>
              <table:table-cell office:value-type="float" office:value="0.396927617521">
                <text:p>0.39692761752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43657955293">
                <text:p>0.343657955293</text:p>
              </table:table-cell>
              <table:table-cell office:value-type="float" office:value="0.339866946088">
                <text:p>0.339866946088</text:p>
              </table:table-cell>
              <table:table-cell office:value-type="float" office:value="0.363202251808">
                <text:p>0.363202251808</text:p>
              </table:table-cell>
              <table:table-cell office:value-type="float" office:value="0.356861275477">
                <text:p>0.356861275477</text:p>
              </table:table-cell>
              <table:table-cell office:value-type="float" office:value="0.40358974359">
                <text:p>0.40358974359</text:p>
              </table:table-cell>
              <table:table-cell office:value-type="float" office:value="0.397540659928">
                <text:p>0.39754065992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45188198554">
                <text:p>0.345188198554</text:p>
              </table:table-cell>
              <table:table-cell office:value-type="float" office:value="0.340769723866">
                <text:p>0.340769723866</text:p>
              </table:table-cell>
              <table:table-cell office:value-type="float" office:value="0.364206936226">
                <text:p>0.364206936226</text:p>
              </table:table-cell>
              <table:table-cell office:value-type="float" office:value="0.357956237673">
                <text:p>0.357956237673</text:p>
              </table:table-cell>
              <table:table-cell office:value-type="float" office:value="0.40407256739">
                <text:p>0.40407256739</text:p>
              </table:table-cell>
              <table:table-cell office:value-type="float" office:value="0.398186328895">
                <text:p>0.3981863288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45726084813">
                <text:p>0.345726084813</text:p>
              </table:table-cell>
              <table:table-cell office:value-type="float" office:value="0.341637573964">
                <text:p>0.341637573964</text:p>
              </table:table-cell>
              <table:table-cell office:value-type="float" office:value="0.365016847469">
                <text:p>0.365016847469</text:p>
              </table:table-cell>
              <table:table-cell office:value-type="float" office:value="0.358984878369">
                <text:p>0.358984878369</text:p>
              </table:table-cell>
              <table:table-cell office:value-type="float" office:value="0.40434212689">
                <text:p>0.40434212689</text:p>
              </table:table-cell>
              <table:table-cell office:value-type="float" office:value="0.398861789119">
                <text:p>0.3988617891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46982248521">
                <text:p>0.346982248521</text:p>
              </table:table-cell>
              <table:table-cell office:value-type="float" office:value="0.342707675871">
                <text:p>0.342707675871</text:p>
              </table:table-cell>
              <table:table-cell office:value-type="float" office:value="0.365268326759">
                <text:p>0.365268326759</text:p>
              </table:table-cell>
              <table:table-cell office:value-type="float" office:value="0.359831812952">
                <text:p>0.359831812952</text:p>
              </table:table-cell>
              <table:table-cell office:value-type="float" office:value="0.405441732413">
                <text:p>0.405441732413</text:p>
              </table:table-cell>
              <table:table-cell office:value-type="float" office:value="0.399406660914">
                <text:p>0.39940666091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47878040763">
                <text:p>0.347878040763</text:p>
              </table:table-cell>
              <table:table-cell office:value-type="float" office:value="0.343915351742">
                <text:p>0.343915351742</text:p>
              </table:table-cell>
              <table:table-cell office:value-type="float" office:value="0.3652843524">
                <text:p>0.3652843524</text:p>
              </table:table-cell>
              <table:table-cell office:value-type="float" office:value="0.360502547666">
                <text:p>0.360502547666</text:p>
              </table:table-cell>
              <table:table-cell office:value-type="float" office:value="0.40607495069">
                <text:p>0.40607495069</text:p>
              </table:table-cell>
              <table:table-cell office:value-type="float" office:value="0.400092640533">
                <text:p>0.4000926405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48855604865">
                <text:p>0.348855604865</text:p>
              </table:table-cell>
              <table:table-cell office:value-type="float" office:value="0.344813280736">
                <text:p>0.344813280736</text:p>
              </table:table-cell>
              <table:table-cell office:value-type="float" office:value="0.366511341223">
                <text:p>0.366511341223</text:p>
              </table:table-cell>
              <table:table-cell office:value-type="float" office:value="0.361206114398">
                <text:p>0.361206114398</text:p>
              </table:table-cell>
              <table:table-cell office:value-type="float" office:value="0.406692554241">
                <text:p>0.406692554241</text:p>
              </table:table-cell>
              <table:table-cell office:value-type="float" office:value="0.400626088922">
                <text:p>0.40062608892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48960798817">
                <text:p>0.348960798817</text:p>
              </table:table-cell>
              <table:table-cell office:value-type="float" office:value="0.345339332676">
                <text:p>0.345339332676</text:p>
              </table:table-cell>
              <table:table-cell office:value-type="float" office:value="0.367357001972">
                <text:p>0.367357001972</text:p>
              </table:table-cell>
              <table:table-cell office:value-type="float" office:value="0.362039488823">
                <text:p>0.362039488823</text:p>
              </table:table-cell>
              <table:table-cell office:value-type="float" office:value="0.407045940171">
                <text:p>0.407045940171</text:p>
              </table:table-cell>
              <table:table-cell office:value-type="float" office:value="0.401242007725">
                <text:p>0.4012420077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49454717291">
                <text:p>0.349454717291</text:p>
              </table:table-cell>
              <table:table-cell office:value-type="float" office:value="0.346042324129">
                <text:p>0.346042324129</text:p>
              </table:table-cell>
              <table:table-cell office:value-type="float" office:value="0.368953813281">
                <text:p>0.368953813281</text:p>
              </table:table-cell>
              <table:table-cell office:value-type="float" office:value="0.362915146285">
                <text:p>0.362915146285</text:p>
              </table:table-cell>
              <table:table-cell office:value-type="float" office:value="0.40733768902">
                <text:p>0.40733768902</text:p>
              </table:table-cell>
              <table:table-cell office:value-type="float" office:value="0.401826738166">
                <text:p>0.40182673816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51021942801">
                <text:p>0.351021942801</text:p>
              </table:table-cell>
              <table:table-cell office:value-type="float" office:value="0.347111111111">
                <text:p>0.347111111111</text:p>
              </table:table-cell>
              <table:table-cell office:value-type="float" office:value="0.369347468771">
                <text:p>0.369347468771</text:p>
              </table:table-cell>
              <table:table-cell office:value-type="float" office:value="0.363795734714">
                <text:p>0.363795734714</text:p>
              </table:table-cell>
              <table:table-cell office:value-type="float" office:value="0.407788050625">
                <text:p>0.407788050625</text:p>
              </table:table-cell>
              <table:table-cell office:value-type="float" office:value="0.402356015779">
                <text:p>0.4023560157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51581196581">
                <text:p>0.351581196581</text:p>
              </table:table-cell>
              <table:table-cell office:value-type="float" office:value="0.348068540434">
                <text:p>0.348068540434</text:p>
              </table:table-cell>
              <table:table-cell office:value-type="float" office:value="0.370354207758">
                <text:p>0.370354207758</text:p>
              </table:table-cell>
              <table:table-cell office:value-type="float" office:value="0.364604413215">
                <text:p>0.364604413215</text:p>
              </table:table-cell>
              <table:table-cell office:value-type="float" office:value="0.407986522025">
                <text:p>0.407986522025</text:p>
              </table:table-cell>
              <table:table-cell office:value-type="float" office:value="0.402791296844">
                <text:p>0.40279129684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52708744247">
                <text:p>0.352708744247</text:p>
              </table:table-cell>
              <table:table-cell office:value-type="float" office:value="0.349125821828">
                <text:p>0.349125821828</text:p>
              </table:table-cell>
              <table:table-cell office:value-type="float" office:value="0.371399161736">
                <text:p>0.371399161736</text:p>
              </table:table-cell>
              <table:table-cell office:value-type="float" office:value="0.365493343195">
                <text:p>0.365493343195</text:p>
              </table:table-cell>
              <table:table-cell office:value-type="float" office:value="0.407954059829">
                <text:p>0.407954059829</text:p>
              </table:table-cell>
              <table:table-cell office:value-type="float" office:value="0.403192492604">
                <text:p>0.40319249260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52868589744">
                <text:p>0.352868589744</text:p>
              </table:table-cell>
              <table:table-cell office:value-type="float" office:value="0.349739316239">
                <text:p>0.349739316239</text:p>
              </table:table-cell>
              <table:table-cell office:value-type="float" office:value="0.37216469428">
                <text:p>0.37216469428</text:p>
              </table:table-cell>
              <table:table-cell office:value-type="float" office:value="0.366476742275">
                <text:p>0.366476742275</text:p>
              </table:table-cell>
              <table:table-cell office:value-type="float" office:value="0.408284845496">
                <text:p>0.408284845496</text:p>
              </table:table-cell>
              <table:table-cell office:value-type="float" office:value="0.403685671433">
                <text:p>0.40368567143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53883547009">
                <text:p>0.353883547009</text:p>
              </table:table-cell>
              <table:table-cell office:value-type="float" office:value="0.350727153189">
                <text:p>0.350727153189</text:p>
              </table:table-cell>
              <table:table-cell office:value-type="float" office:value="0.373218277449">
                <text:p>0.373218277449</text:p>
              </table:table-cell>
              <table:table-cell office:value-type="float" office:value="0.367397148258">
                <text:p>0.367397148258</text:p>
              </table:table-cell>
              <table:table-cell office:value-type="float" office:value="0.408389628534">
                <text:p>0.408389628534</text:p>
              </table:table-cell>
              <table:table-cell office:value-type="float" office:value="0.404167591223">
                <text:p>0.40416759122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56053172255">
                <text:p>0.356053172255</text:p>
              </table:table-cell>
              <table:table-cell office:value-type="float" office:value="0.351974112426">
                <text:p>0.351974112426</text:p>
              </table:table-cell>
              <table:table-cell office:value-type="float" office:value="0.373484960552">
                <text:p>0.373484960552</text:p>
              </table:table-cell>
              <table:table-cell office:value-type="float" office:value="0.368089866864">
                <text:p>0.368089866864</text:p>
              </table:table-cell>
              <table:table-cell office:value-type="float" office:value="0.409266929652">
                <text:p>0.409266929652</text:p>
              </table:table-cell>
              <table:table-cell office:value-type="float" office:value="0.404575073964">
                <text:p>0.4045750739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6451758711">
                <text:p>0.356451758711</text:p>
              </table:table-cell>
              <table:table-cell office:value-type="float" office:value="0.352811719264">
                <text:p>0.352811719264</text:p>
              </table:table-cell>
              <table:table-cell office:value-type="float" office:value="0.373560157791">
                <text:p>0.373560157791</text:p>
              </table:table-cell>
              <table:table-cell office:value-type="float" office:value="0.368778024326">
                <text:p>0.368778024326</text:p>
              </table:table-cell>
              <table:table-cell office:value-type="float" office:value="0.41006369165">
                <text:p>0.41006369165</text:p>
              </table:table-cell>
              <table:table-cell office:value-type="float" office:value="0.40511922666">
                <text:p>0.4051192266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56650230112">
                <text:p>0.356650230112</text:p>
              </table:table-cell>
              <table:table-cell office:value-type="float" office:value="0.353775230112">
                <text:p>0.353775230112</text:p>
              </table:table-cell>
              <table:table-cell office:value-type="float" office:value="0.374123931624">
                <text:p>0.374123931624</text:p>
              </table:table-cell>
              <table:table-cell office:value-type="float" office:value="0.369383834648">
                <text:p>0.369383834648</text:p>
              </table:table-cell>
              <table:table-cell office:value-type="float" office:value="0.410242850099">
                <text:p>0.410242850099</text:p>
              </table:table-cell>
              <table:table-cell office:value-type="float" office:value="0.40551273833">
                <text:p>0.4055127383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57606837607">
                <text:p>0.357606837607</text:p>
              </table:table-cell>
              <table:table-cell office:value-type="float" office:value="0.354536571335">
                <text:p>0.354536571335</text:p>
              </table:table-cell>
              <table:table-cell office:value-type="float" office:value="0.374886587771">
                <text:p>0.374886587771</text:p>
              </table:table-cell>
              <table:table-cell office:value-type="float" office:value="0.370099112426">
                <text:p>0.370099112426</text:p>
              </table:table-cell>
              <table:table-cell office:value-type="float" office:value="0.410366535174">
                <text:p>0.410366535174</text:p>
              </table:table-cell>
              <table:table-cell office:value-type="float" office:value="0.405943191157">
                <text:p>0.40594319115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59033119658">
                <text:p>0.359033119658</text:p>
              </table:table-cell>
              <table:table-cell office:value-type="float" office:value="0.355427596976">
                <text:p>0.355427596976</text:p>
              </table:table-cell>
              <table:table-cell office:value-type="float" office:value="0.375177103879">
                <text:p>0.375177103879</text:p>
              </table:table-cell>
              <table:table-cell office:value-type="float" office:value="0.370679446088">
                <text:p>0.370679446088</text:p>
              </table:table-cell>
              <table:table-cell office:value-type="float" office:value="0.411087278107">
                <text:p>0.411087278107</text:p>
              </table:table-cell>
              <table:table-cell office:value-type="float" office:value="0.406357207429">
                <text:p>0.40635720742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60334483892">
                <text:p>0.360334483892</text:p>
              </table:table-cell>
              <table:table-cell office:value-type="float" office:value="0.3565734714">
                <text:p>0.3565734714</text:p>
              </table:table-cell>
              <table:table-cell office:value-type="float" office:value="0.3758382643">
                <text:p>0.3758382643</text:p>
              </table:table-cell>
              <table:table-cell office:value-type="float" office:value="0.37115787311">
                <text:p>0.37115787311</text:p>
              </table:table-cell>
              <table:table-cell office:value-type="float" office:value="0.411850345168">
                <text:p>0.411850345168</text:p>
              </table:table-cell>
              <table:table-cell office:value-type="float" office:value="0.406829552926">
                <text:p>0.40682955292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60900723208">
                <text:p>0.360900723208</text:p>
              </table:table-cell>
              <table:table-cell office:value-type="float" office:value="0.357423159106">
                <text:p>0.357423159106</text:p>
              </table:table-cell>
              <table:table-cell office:value-type="float" office:value="0.376330950033">
                <text:p>0.376330950033</text:p>
              </table:table-cell>
              <table:table-cell office:value-type="float" office:value="0.371787516437">
                <text:p>0.371787516437</text:p>
              </table:table-cell>
              <table:table-cell office:value-type="float" office:value="0.411731591059">
                <text:p>0.411731591059</text:p>
              </table:table-cell>
              <table:table-cell office:value-type="float" office:value="0.407276360125">
                <text:p>0.407276360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61294789612">
                <text:p>0.361294789612</text:p>
              </table:table-cell>
              <table:table-cell office:value-type="float" office:value="0.358235207101">
                <text:p>0.358235207101</text:p>
              </table:table-cell>
              <table:table-cell office:value-type="float" office:value="0.377447403024">
                <text:p>0.377447403024</text:p>
              </table:table-cell>
              <table:table-cell office:value-type="float" office:value="0.37265729783">
                <text:p>0.37265729783</text:p>
              </table:table-cell>
              <table:table-cell office:value-type="float" office:value="0.41226660092">
                <text:p>0.41226660092</text:p>
              </table:table-cell>
              <table:table-cell office:value-type="float" office:value="0.407638354701">
                <text:p>0.40763835470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62972550953">
                <text:p>0.362972550953</text:p>
              </table:table-cell>
              <table:table-cell office:value-type="float" office:value="0.359125410914">
                <text:p>0.359125410914</text:p>
              </table:table-cell>
              <table:table-cell office:value-type="float" office:value="0.378799720579">
                <text:p>0.378799720579</text:p>
              </table:table-cell>
              <table:table-cell office:value-type="float" office:value="0.373569978632">
                <text:p>0.373569978632</text:p>
              </table:table-cell>
              <table:table-cell office:value-type="float" office:value="0.412341798159">
                <text:p>0.412341798159</text:p>
              </table:table-cell>
              <table:table-cell office:value-type="float" office:value="0.408120644313">
                <text:p>0.40812064431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63235124918">
                <text:p>0.363235124918</text:p>
              </table:table-cell>
              <table:table-cell office:value-type="float" office:value="0.360083990796">
                <text:p>0.360083990796</text:p>
              </table:table-cell>
              <table:table-cell office:value-type="float" office:value="0.379426364234">
                <text:p>0.379426364234</text:p>
              </table:table-cell>
              <table:table-cell office:value-type="float" office:value="0.37415877712">
                <text:p>0.37415877712</text:p>
              </table:table-cell>
              <table:table-cell office:value-type="float" office:value="0.413141436555">
                <text:p>0.413141436555</text:p>
              </table:table-cell>
              <table:table-cell office:value-type="float" office:value="0.408595455293">
                <text:p>0.40859545529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64677843524">
                <text:p>0.364677843524</text:p>
              </table:table-cell>
              <table:table-cell office:value-type="float" office:value="0.361249589086">
                <text:p>0.361249589086</text:p>
              </table:table-cell>
              <table:table-cell office:value-type="float" office:value="0.379350756082">
                <text:p>0.379350756082</text:p>
              </table:table-cell>
              <table:table-cell office:value-type="float" office:value="0.374743055556">
                <text:p>0.374743055556</text:p>
              </table:table-cell>
              <table:table-cell office:value-type="float" office:value="0.413187458909">
                <text:p>0.413187458909</text:p>
              </table:table-cell>
              <table:table-cell office:value-type="float" office:value="0.408991165352">
                <text:p>0.40899116535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65479947403">
                <text:p>0.365479947403</text:p>
              </table:table-cell>
              <table:table-cell office:value-type="float" office:value="0.362164119001">
                <text:p>0.362164119001</text:p>
              </table:table-cell>
              <table:table-cell office:value-type="float" office:value="0.38022394806">
                <text:p>0.38022394806</text:p>
              </table:table-cell>
              <table:table-cell office:value-type="float" office:value="0.375525106838">
                <text:p>0.375525106838</text:p>
              </table:table-cell>
              <table:table-cell office:value-type="float" office:value="0.413496466141">
                <text:p>0.413496466141</text:p>
              </table:table-cell>
              <table:table-cell office:value-type="float" office:value="0.409410811144">
                <text:p>0.40941081114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65855933596">
                <text:p>0.365855933596</text:p>
              </table:table-cell>
              <table:table-cell office:value-type="float" office:value="0.362887327416">
                <text:p>0.362887327416</text:p>
              </table:table-cell>
              <table:table-cell office:value-type="float" office:value="0.380788132807">
                <text:p>0.380788132807</text:p>
              </table:table-cell>
              <table:table-cell office:value-type="float" office:value="0.376297666009">
                <text:p>0.376297666009</text:p>
              </table:table-cell>
              <table:table-cell office:value-type="float" office:value="0.414003533859">
                <text:p>0.414003533859</text:p>
              </table:table-cell>
              <table:table-cell office:value-type="float" office:value="0.409850776627">
                <text:p>0.40985077662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67189349112">
                <text:p>0.367189349112</text:p>
              </table:table-cell>
              <table:table-cell office:value-type="float" office:value="0.363760190664">
                <text:p>0.363760190664</text:p>
              </table:table-cell>
              <table:table-cell office:value-type="float" office:value="0.38168187048">
                <text:p>0.38168187048</text:p>
              </table:table-cell>
              <table:table-cell office:value-type="float" office:value="0.376958579882">
                <text:p>0.376958579882</text:p>
              </table:table-cell>
              <table:table-cell office:value-type="float" office:value="0.414063116371">
                <text:p>0.414063116371</text:p>
              </table:table-cell>
              <table:table-cell office:value-type="float" office:value="0.410193951348">
                <text:p>0.41019395134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68003369494">
                <text:p>0.368003369494</text:p>
              </table:table-cell>
              <table:table-cell office:value-type="float" office:value="0.364494740302">
                <text:p>0.364494740302</text:p>
              </table:table-cell>
              <table:table-cell office:value-type="float" office:value="0.381839250493">
                <text:p>0.381839250493</text:p>
              </table:table-cell>
              <table:table-cell office:value-type="float" office:value="0.377400846483">
                <text:p>0.377400846483</text:p>
              </table:table-cell>
              <table:table-cell office:value-type="float" office:value="0.41441526956">
                <text:p>0.41441526956</text:p>
              </table:table-cell>
              <table:table-cell office:value-type="float" office:value="0.410474708251">
                <text:p>0.4104747082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68454142012">
                <text:p>0.368454142012</text:p>
              </table:table-cell>
              <table:table-cell office:value-type="float" office:value="0.365065910585">
                <text:p>0.365065910585</text:p>
              </table:table-cell>
              <table:table-cell office:value-type="float" office:value="0.382863247863">
                <text:p>0.382863247863</text:p>
              </table:table-cell>
              <table:table-cell office:value-type="float" office:value="0.378230769231">
                <text:p>0.378230769231</text:p>
              </table:table-cell>
              <table:table-cell office:value-type="float" office:value="0.414863987508">
                <text:p>0.414863987508</text:p>
              </table:table-cell>
              <table:table-cell office:value-type="float" office:value="0.410947320842">
                <text:p>0.41094732084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69054076266">
                <text:p>0.369054076266</text:p>
              </table:table-cell>
              <table:table-cell office:value-type="float" office:value="0.365871301775">
                <text:p>0.365871301775</text:p>
              </table:table-cell>
              <table:table-cell office:value-type="float" office:value="0.383471400394">
                <text:p>0.383471400394</text:p>
              </table:table-cell>
              <table:table-cell office:value-type="float" office:value="0.379115261341">
                <text:p>0.379115261341</text:p>
              </table:table-cell>
              <table:table-cell office:value-type="float" office:value="0.415204224195">
                <text:p>0.415204224195</text:p>
              </table:table-cell>
              <table:table-cell office:value-type="float" office:value="0.411366329717">
                <text:p>0.41136632971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69868096647">
                <text:p>0.369868096647</text:p>
              </table:table-cell>
              <table:table-cell office:value-type="float" office:value="0.366499260355">
                <text:p>0.366499260355</text:p>
              </table:table-cell>
              <table:table-cell office:value-type="float" office:value="0.384052021696">
                <text:p>0.384052021696</text:p>
              </table:table-cell>
              <table:table-cell office:value-type="float" office:value="0.379713839579">
                <text:p>0.379713839579</text:p>
              </table:table-cell>
              <table:table-cell office:value-type="float" office:value="0.415314760026">
                <text:p>0.415314760026</text:p>
              </table:table-cell>
              <table:table-cell office:value-type="float" office:value="0.41166736522">
                <text:p>0.4116673652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70376397107">
                <text:p>0.370376397107</text:p>
              </table:table-cell>
              <table:table-cell office:value-type="float" office:value="0.367499753452">
                <text:p>0.367499753452</text:p>
              </table:table-cell>
              <table:table-cell office:value-type="float" office:value="0.384749342538">
                <text:p>0.384749342538</text:p>
              </table:table-cell>
              <table:table-cell office:value-type="float" office:value="0.380319978632">
                <text:p>0.380319978632</text:p>
              </table:table-cell>
              <table:table-cell office:value-type="float" office:value="0.415560897436">
                <text:p>0.415560897436</text:p>
              </table:table-cell>
              <table:table-cell office:value-type="float" office:value="0.412088716305">
                <text:p>0.4120887163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71528188692">
                <text:p>0.371528188692</text:p>
              </table:table-cell>
              <table:table-cell office:value-type="float" office:value="0.368493754109">
                <text:p>0.368493754109</text:p>
              </table:table-cell>
              <table:table-cell office:value-type="float" office:value="0.385569526627">
                <text:p>0.385569526627</text:p>
              </table:table-cell>
              <table:table-cell office:value-type="float" office:value="0.380920940171">
                <text:p>0.380920940171</text:p>
              </table:table-cell>
              <table:table-cell office:value-type="float" office:value="0.416258218277">
                <text:p>0.416258218277</text:p>
              </table:table-cell>
              <table:table-cell office:value-type="float" office:value="0.412527017587">
                <text:p>0.41252701758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71824457594">
                <text:p>0.371824457594</text:p>
              </table:table-cell>
              <table:table-cell office:value-type="float" office:value="0.369232577252">
                <text:p>0.369232577252</text:p>
              </table:table-cell>
              <table:table-cell office:value-type="float" office:value="0.386210963182">
                <text:p>0.386210963182</text:p>
              </table:table-cell>
              <table:table-cell office:value-type="float" office:value="0.381687376726">
                <text:p>0.381687376726</text:p>
              </table:table-cell>
              <table:table-cell office:value-type="float" office:value="0.416319033531">
                <text:p>0.416319033531</text:p>
              </table:table-cell>
              <table:table-cell office:value-type="float" office:value="0.412870623767">
                <text:p>0.41287062376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72533284024">
                <text:p>0.372533284024</text:p>
              </table:table-cell>
              <table:table-cell office:value-type="float" office:value="0.369928500986">
                <text:p>0.369928500986</text:p>
              </table:table-cell>
              <table:table-cell office:value-type="float" office:value="0.387243589744">
                <text:p>0.387243589744</text:p>
              </table:table-cell>
              <table:table-cell office:value-type="float" office:value="0.382491452991">
                <text:p>0.382491452991</text:p>
              </table:table-cell>
              <table:table-cell office:value-type="float" office:value="0.41684418146">
                <text:p>0.41684418146</text:p>
              </table:table-cell>
              <table:table-cell office:value-type="float" office:value="0.41324422666">
                <text:p>0.4132442266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733382643">
                <text:p>0.3733382643</text:p>
              </table:table-cell>
              <table:table-cell office:value-type="float" office:value="0.370805637738">
                <text:p>0.370805637738</text:p>
              </table:table-cell>
              <table:table-cell office:value-type="float" office:value="0.387763806706">
                <text:p>0.387763806706</text:p>
              </table:table-cell>
              <table:table-cell office:value-type="float" office:value="0.383250616371">
                <text:p>0.383250616371</text:p>
              </table:table-cell>
              <table:table-cell office:value-type="float" office:value="0.416759533202">
                <text:p>0.416759533202</text:p>
              </table:table-cell>
              <table:table-cell office:value-type="float" office:value="0.41353955046">
                <text:p>0.4135395504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73968195266">
                <text:p>0.373968195266</text:p>
              </table:table-cell>
              <table:table-cell office:value-type="float" office:value="0.371424967127">
                <text:p>0.371424967127</text:p>
              </table:table-cell>
              <table:table-cell office:value-type="float" office:value="0.388258136095">
                <text:p>0.388258136095</text:p>
              </table:table-cell>
              <table:table-cell office:value-type="float" office:value="0.384000739645">
                <text:p>0.384000739645</text:p>
              </table:table-cell>
              <table:table-cell office:value-type="float" office:value="0.417101413544">
                <text:p>0.417101413544</text:p>
              </table:table-cell>
              <table:table-cell office:value-type="float" office:value="0.413874938363">
                <text:p>0.41387493836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74827416174">
                <text:p>0.374827416174</text:p>
              </table:table-cell>
              <table:table-cell office:value-type="float" office:value="0.37214899737">
                <text:p>0.37214899737</text:p>
              </table:table-cell>
              <table:table-cell office:value-type="float" office:value="0.388347715319">
                <text:p>0.388347715319</text:p>
              </table:table-cell>
              <table:table-cell office:value-type="float" office:value="0.384435198882">
                <text:p>0.384435198882</text:p>
              </table:table-cell>
              <table:table-cell office:value-type="float" office:value="0.417205374753">
                <text:p>0.417205374753</text:p>
              </table:table-cell>
              <table:table-cell office:value-type="float" office:value="0.414094160914">
                <text:p>0.41409416091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75848537147">
                <text:p>0.375848537147</text:p>
              </table:table-cell>
              <table:table-cell office:value-type="float" office:value="0.37301569691">
                <text:p>0.37301569691</text:p>
              </table:table-cell>
              <table:table-cell office:value-type="float" office:value="0.389134204471">
                <text:p>0.389134204471</text:p>
              </table:table-cell>
              <table:table-cell office:value-type="float" office:value="0.385060239974">
                <text:p>0.385060239974</text:p>
              </table:table-cell>
              <table:table-cell office:value-type="float" office:value="0.417763395792">
                <text:p>0.417763395792</text:p>
              </table:table-cell>
              <table:table-cell office:value-type="float" office:value="0.414507006082">
                <text:p>0.41450700608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76587771203">
                <text:p>0.376587771203</text:p>
              </table:table-cell>
              <table:table-cell office:value-type="float" office:value="0.373840483235">
                <text:p>0.373840483235</text:p>
              </table:table-cell>
              <table:table-cell office:value-type="float" office:value="0.38983234714">
                <text:p>0.38983234714</text:p>
              </table:table-cell>
              <table:table-cell office:value-type="float" office:value="0.385646162064">
                <text:p>0.385646162064</text:p>
              </table:table-cell>
              <table:table-cell office:value-type="float" office:value="0.417760519395">
                <text:p>0.417760519395</text:p>
              </table:table-cell>
              <table:table-cell office:value-type="float" office:value="0.414725776627">
                <text:p>0.41472577662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77373849441">
                <text:p>0.377373849441</text:p>
              </table:table-cell>
              <table:table-cell office:value-type="float" office:value="0.374579881657">
                <text:p>0.374579881657</text:p>
              </table:table-cell>
              <table:table-cell office:value-type="float" office:value="0.390326265615">
                <text:p>0.390326265615</text:p>
              </table:table-cell>
              <table:table-cell office:value-type="float" office:value="0.386118630835">
                <text:p>0.386118630835</text:p>
              </table:table-cell>
              <table:table-cell office:value-type="float" office:value="0.418083497699">
                <text:p>0.418083497699</text:p>
              </table:table-cell>
              <table:table-cell office:value-type="float" office:value="0.414966798159">
                <text:p>0.4149667981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78438527285">
                <text:p>0.378438527285</text:p>
              </table:table-cell>
              <table:table-cell office:value-type="float" office:value="0.375416831032">
                <text:p>0.375416831032</text:p>
              </table:table-cell>
              <table:table-cell office:value-type="float" office:value="0.391146449704">
                <text:p>0.391146449704</text:p>
              </table:table-cell>
              <table:table-cell office:value-type="float" office:value="0.386608768902">
                <text:p>0.386608768902</text:p>
              </table:table-cell>
              <table:table-cell office:value-type="float" office:value="0.418514957265">
                <text:p>0.418514957265</text:p>
              </table:table-cell>
              <table:table-cell office:value-type="float" office:value="0.415237035667">
                <text:p>0.415237035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78898750822">
                <text:p>0.378898750822</text:p>
              </table:table-cell>
              <table:table-cell office:value-type="float" office:value="0.376166913215">
                <text:p>0.376166913215</text:p>
              </table:table-cell>
              <table:table-cell office:value-type="float" office:value="0.391270545694">
                <text:p>0.391270545694</text:p>
              </table:table-cell>
              <table:table-cell office:value-type="float" office:value="0.387209031887">
                <text:p>0.387209031887</text:p>
              </table:table-cell>
              <table:table-cell office:value-type="float" office:value="0.418344838922">
                <text:p>0.418344838922</text:p>
              </table:table-cell>
              <table:table-cell office:value-type="float" office:value="0.415411201512">
                <text:p>0.41541120151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79786324786">
                <text:p>0.379786324786</text:p>
              </table:table-cell>
              <table:table-cell office:value-type="float" office:value="0.37683473044">
                <text:p>0.37683473044</text:p>
              </table:table-cell>
              <table:table-cell office:value-type="float" office:value="0.392612179487">
                <text:p>0.392612179487</text:p>
              </table:table-cell>
              <table:table-cell office:value-type="float" office:value="0.387824991782">
                <text:p>0.387824991782</text:p>
              </table:table-cell>
              <table:table-cell office:value-type="float" office:value="0.419003533859">
                <text:p>0.419003533859</text:p>
              </table:table-cell>
              <table:table-cell office:value-type="float" office:value="0.415765285996">
                <text:p>0.4157652859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80201758711">
                <text:p>0.380201758711</text:p>
              </table:table-cell>
              <table:table-cell office:value-type="float" office:value="0.377553172255">
                <text:p>0.377553172255</text:p>
              </table:table-cell>
              <table:table-cell office:value-type="float" office:value="0.39319074622">
                <text:p>0.39319074622</text:p>
              </table:table-cell>
              <table:table-cell office:value-type="float" office:value="0.388504520053">
                <text:p>0.388504520053</text:p>
              </table:table-cell>
              <table:table-cell office:value-type="float" office:value="0.419283366206">
                <text:p>0.419283366206</text:p>
              </table:table-cell>
              <table:table-cell office:value-type="float" office:value="0.416117357002">
                <text:p>0.41611735700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80415433925">
                <text:p>0.380415433925</text:p>
              </table:table-cell>
              <table:table-cell office:value-type="float" office:value="0.378273750822">
                <text:p>0.378273750822</text:p>
              </table:table-cell>
              <table:table-cell office:value-type="float" office:value="0.393828073636">
                <text:p>0.393828073636</text:p>
              </table:table-cell>
              <table:table-cell office:value-type="float" office:value="0.389192924063">
                <text:p>0.389192924063</text:p>
              </table:table-cell>
              <table:table-cell office:value-type="float" office:value="0.419384861933">
                <text:p>0.419384861933</text:p>
              </table:table-cell>
              <table:table-cell office:value-type="float" office:value="0.416378595496">
                <text:p>0.41637859549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81238083498">
                <text:p>0.381238083498</text:p>
              </table:table-cell>
              <table:table-cell office:value-type="float" office:value="0.378724030243">
                <text:p>0.378724030243</text:p>
              </table:table-cell>
              <table:table-cell office:value-type="float" office:value="0.394102153189">
                <text:p>0.394102153189</text:p>
              </table:table-cell>
              <table:table-cell office:value-type="float" office:value="0.389747411243">
                <text:p>0.389747411243</text:p>
              </table:table-cell>
              <table:table-cell office:value-type="float" office:value="0.419518408941">
                <text:p>0.419518408941</text:p>
              </table:table-cell>
              <table:table-cell office:value-type="float" office:value="0.416645936062">
                <text:p>0.41664593606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81823635766">
                <text:p>0.381823635766</text:p>
              </table:table-cell>
              <table:table-cell office:value-type="float" office:value="0.379358974359">
                <text:p>0.379358974359</text:p>
              </table:table-cell>
              <table:table-cell office:value-type="float" office:value="0.394072156476">
                <text:p>0.394072156476</text:p>
              </table:table-cell>
              <table:table-cell office:value-type="float" office:value="0.390251725838">
                <text:p>0.390251725838</text:p>
              </table:table-cell>
              <table:table-cell office:value-type="float" office:value="0.41992357002">
                <text:p>0.41992357002</text:p>
              </table:table-cell>
              <table:table-cell office:value-type="float" office:value="0.416929610454">
                <text:p>0.4169296104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82399737015">
                <text:p>0.382399737015</text:p>
              </table:table-cell>
              <table:table-cell office:value-type="float" office:value="0.379927843524">
                <text:p>0.379927843524</text:p>
              </table:table-cell>
              <table:table-cell office:value-type="float" office:value="0.394088182117">
                <text:p>0.394088182117</text:p>
              </table:table-cell>
              <table:table-cell office:value-type="float" office:value="0.390610001644">
                <text:p>0.390610001644</text:p>
              </table:table-cell>
              <table:table-cell office:value-type="float" office:value="0.420214086128">
                <text:p>0.420214086128</text:p>
              </table:table-cell>
              <table:table-cell office:value-type="float" office:value="0.417138210881">
                <text:p>0.41713821088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82390285996">
                <text:p>0.382390285996</text:p>
              </table:table-cell>
              <table:table-cell office:value-type="float" office:value="0.38040433925">
                <text:p>0.38040433925</text:p>
              </table:table-cell>
              <table:table-cell office:value-type="float" office:value="0.394945759369">
                <text:p>0.394945759369</text:p>
              </table:table-cell>
              <table:table-cell office:value-type="float" office:value="0.391300501315">
                <text:p>0.391300501315</text:p>
              </table:table-cell>
              <table:table-cell office:value-type="float" office:value="0.420865795529">
                <text:p>0.420865795529</text:p>
              </table:table-cell>
              <table:table-cell office:value-type="float" office:value="0.417517587114">
                <text:p>0.41751758711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82861193294">
                <text:p>0.382861193294</text:p>
              </table:table-cell>
              <table:table-cell office:value-type="float" office:value="0.380877547666">
                <text:p>0.380877547666</text:p>
              </table:table-cell>
              <table:table-cell office:value-type="float" office:value="0.395149983563">
                <text:p>0.395149983563</text:p>
              </table:table-cell>
              <table:table-cell office:value-type="float" office:value="0.391706319855">
                <text:p>0.391706319855</text:p>
              </table:table-cell>
              <table:table-cell office:value-type="float" office:value="0.420842784352">
                <text:p>0.420842784352</text:p>
              </table:table-cell>
              <table:table-cell office:value-type="float" office:value="0.417750369822">
                <text:p>0.4177503698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83169378698">
                <text:p>0.383169378698</text:p>
              </table:table-cell>
              <table:table-cell office:value-type="float" office:value="0.381306541749">
                <text:p>0.381306541749</text:p>
              </table:table-cell>
              <table:table-cell office:value-type="float" office:value="0.395840318869">
                <text:p>0.395840318869</text:p>
              </table:table-cell>
              <table:table-cell office:value-type="float" office:value="0.392211456279">
                <text:p>0.392211456279</text:p>
              </table:table-cell>
              <table:table-cell office:value-type="float" office:value="0.420870315582">
                <text:p>0.420870315582</text:p>
              </table:table-cell>
              <table:table-cell office:value-type="float" office:value="0.417935013971">
                <text:p>0.41793501397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84212278107">
                <text:p>0.384212278107</text:p>
              </table:table-cell>
              <table:table-cell office:value-type="float" office:value="0.381820266272">
                <text:p>0.381820266272</text:p>
              </table:table-cell>
              <table:table-cell office:value-type="float" office:value="0.396102892834">
                <text:p>0.396102892834</text:p>
              </table:table-cell>
              <table:table-cell office:value-type="float" office:value="0.392662434254">
                <text:p>0.392662434254</text:p>
              </table:table-cell>
              <table:table-cell office:value-type="float" office:value="0.420990302433">
                <text:p>0.420990302433</text:p>
              </table:table-cell>
              <table:table-cell office:value-type="float" office:value="0.418189554569">
                <text:p>0.41818955456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84670857988">
                <text:p>0.384670857988</text:p>
              </table:table-cell>
              <table:table-cell office:value-type="float" office:value="0.382255177515">
                <text:p>0.382255177515</text:p>
              </table:table-cell>
              <table:table-cell office:value-type="float" office:value="0.396866370809">
                <text:p>0.396866370809</text:p>
              </table:table-cell>
              <table:table-cell office:value-type="float" office:value="0.393198923406">
                <text:p>0.393198923406</text:p>
              </table:table-cell>
              <table:table-cell office:value-type="float" office:value="0.421246712689">
                <text:p>0.421246712689</text:p>
              </table:table-cell>
              <table:table-cell office:value-type="float" office:value="0.418411920611">
                <text:p>0.4184119206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85442143327">
                <text:p>0.385442143327</text:p>
              </table:table-cell>
              <table:table-cell office:value-type="float" office:value="0.382872452334">
                <text:p>0.382872452334</text:p>
              </table:table-cell>
              <table:table-cell office:value-type="float" office:value="0.397305226824">
                <text:p>0.397305226824</text:p>
              </table:table-cell>
              <table:table-cell office:value-type="float" office:value="0.393648874096">
                <text:p>0.393648874096</text:p>
              </table:table-cell>
              <table:table-cell office:value-type="float" office:value="0.421629684418">
                <text:p>0.421629684418</text:p>
              </table:table-cell>
              <table:table-cell office:value-type="float" office:value="0.418720537475">
                <text:p>0.41872053747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85656229454">
                <text:p>0.385656229454</text:p>
              </table:table-cell>
              <table:table-cell office:value-type="float" office:value="0.383488905325">
                <text:p>0.383488905325</text:p>
              </table:table-cell>
              <table:table-cell office:value-type="float" office:value="0.397895299145">
                <text:p>0.397895299145</text:p>
              </table:table-cell>
              <table:table-cell office:value-type="float" office:value="0.394056706114">
                <text:p>0.394056706114</text:p>
              </table:table-cell>
              <table:table-cell office:value-type="float" office:value="0.421817472058">
                <text:p>0.421817472058</text:p>
              </table:table-cell>
              <table:table-cell office:value-type="float" office:value="0.419012471236">
                <text:p>0.4190124712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86284927679">
                <text:p>0.386284927679</text:p>
              </table:table-cell>
              <table:table-cell office:value-type="float" office:value="0.384055719921">
                <text:p>0.384055719921</text:p>
              </table:table-cell>
              <table:table-cell office:value-type="float" office:value="0.398048980934">
                <text:p>0.398048980934</text:p>
              </table:table-cell>
              <table:table-cell office:value-type="float" office:value="0.39435338593">
                <text:p>0.39435338593</text:p>
              </table:table-cell>
              <table:table-cell office:value-type="float" office:value="0.422305226824">
                <text:p>0.422305226824</text:p>
              </table:table-cell>
              <table:table-cell office:value-type="float" office:value="0.419299227482">
                <text:p>0.41929922748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86870890861">
                <text:p>0.386870890861</text:p>
              </table:table-cell>
              <table:table-cell office:value-type="float" office:value="0.384555719921">
                <text:p>0.384555719921</text:p>
              </table:table-cell>
              <table:table-cell office:value-type="float" office:value="0.397848865878">
                <text:p>0.397848865878</text:p>
              </table:table-cell>
              <table:table-cell office:value-type="float" office:value="0.394653229783">
                <text:p>0.394653229783</text:p>
              </table:table-cell>
              <table:table-cell office:value-type="float" office:value="0.422215236686">
                <text:p>0.422215236686</text:p>
              </table:table-cell>
              <table:table-cell office:value-type="float" office:value="0.419468441815">
                <text:p>0.41946844181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87581771861">
                <text:p>0.387581771861</text:p>
              </table:table-cell>
              <table:table-cell office:value-type="float" office:value="0.385301364234">
                <text:p>0.385301364234</text:p>
              </table:table-cell>
              <table:table-cell office:value-type="float" office:value="0.399106673241">
                <text:p>0.399106673241</text:p>
              </table:table-cell>
              <table:table-cell office:value-type="float" office:value="0.395261217949">
                <text:p>0.395261217949</text:p>
              </table:table-cell>
              <table:table-cell office:value-type="float" office:value="0.422318786982">
                <text:p>0.422318786982</text:p>
              </table:table-cell>
              <table:table-cell office:value-type="float" office:value="0.41976674474">
                <text:p>0.4197667447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88252794214">
                <text:p>0.388252794214</text:p>
              </table:table-cell>
              <table:table-cell office:value-type="float" office:value="0.385926446417">
                <text:p>0.385926446417</text:p>
              </table:table-cell>
              <table:table-cell office:value-type="float" office:value="0.399798241289">
                <text:p>0.399798241289</text:p>
              </table:table-cell>
              <table:table-cell office:value-type="float" office:value="0.395860823471">
                <text:p>0.395860823471</text:p>
              </table:table-cell>
              <table:table-cell office:value-type="float" office:value="0.422652859961">
                <text:p>0.422652859961</text:p>
              </table:table-cell>
              <table:table-cell office:value-type="float" office:value="0.419996055227">
                <text:p>0.41999605522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88302925707">
                <text:p>0.388302925707</text:p>
              </table:table-cell>
              <table:table-cell office:value-type="float" office:value="0.386402942143">
                <text:p>0.386402942143</text:p>
              </table:table-cell>
              <table:table-cell office:value-type="float" office:value="0.399466633794">
                <text:p>0.399466633794</text:p>
              </table:table-cell>
              <table:table-cell office:value-type="float" office:value="0.396401832676">
                <text:p>0.396401832676</text:p>
              </table:table-cell>
              <table:table-cell office:value-type="float" office:value="0.422849276792">
                <text:p>0.422849276792</text:p>
              </table:table-cell>
              <table:table-cell office:value-type="float" office:value="0.420312664366">
                <text:p>0.4203126643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9540598291">
                <text:p>0.389540598291</text:p>
              </table:table-cell>
              <table:table-cell office:value-type="float" office:value="0.387107988166">
                <text:p>0.387107988166</text:p>
              </table:table-cell>
              <table:table-cell office:value-type="float" office:value="0.400533366206">
                <text:p>0.400533366206</text:p>
              </table:table-cell>
              <table:table-cell office:value-type="float" office:value="0.396821745562">
                <text:p>0.396821745562</text:p>
              </table:table-cell>
              <table:table-cell office:value-type="float" office:value="0.423146367521">
                <text:p>0.423146367521</text:p>
              </table:table-cell>
              <table:table-cell office:value-type="float" office:value="0.420492130999">
                <text:p>0.4204921309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9582511506">
                <text:p>0.389582511506</text:p>
              </table:table-cell>
              <table:table-cell office:value-type="float" office:value="0.387375986193">
                <text:p>0.387375986193</text:p>
              </table:table-cell>
              <table:table-cell office:value-type="float" office:value="0.400532133465">
                <text:p>0.400532133465</text:p>
              </table:table-cell>
              <table:table-cell office:value-type="float" office:value="0.397164365549">
                <text:p>0.397164365549</text:p>
              </table:table-cell>
              <table:table-cell office:value-type="float" office:value="0.423173898751">
                <text:p>0.423173898751</text:p>
              </table:table-cell>
              <table:table-cell office:value-type="float" office:value="0.420791214661">
                <text:p>0.42079121466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90761012492">
                <text:p>0.390761012492</text:p>
              </table:table-cell>
              <table:table-cell office:value-type="float" office:value="0.388240466798">
                <text:p>0.388240466798</text:p>
              </table:table-cell>
              <table:table-cell office:value-type="float" office:value="0.400892094017">
                <text:p>0.400892094017</text:p>
              </table:table-cell>
              <table:table-cell office:value-type="float" office:value="0.39762943787">
                <text:p>0.39762943787</text:p>
              </table:table-cell>
              <table:table-cell office:value-type="float" office:value="0.423223619329">
                <text:p>0.423223619329</text:p>
              </table:table-cell>
              <table:table-cell office:value-type="float" office:value="0.421011156312">
                <text:p>0.42101115631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90853468113">
                <text:p>0.390853468113</text:p>
              </table:table-cell>
              <table:table-cell office:value-type="float" office:value="0.388823060487">
                <text:p>0.388823060487</text:p>
              </table:table-cell>
              <table:table-cell office:value-type="float" office:value="0.401488330046">
                <text:p>0.401488330046</text:p>
              </table:table-cell>
              <table:table-cell office:value-type="float" office:value="0.398260889218">
                <text:p>0.398260889218</text:p>
              </table:table-cell>
              <table:table-cell office:value-type="float" office:value="0.423471811308">
                <text:p>0.423471811308</text:p>
              </table:table-cell>
              <table:table-cell office:value-type="float" office:value="0.42123148833">
                <text:p>0.4212314883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90798405654">
                <text:p>0.390798405654</text:p>
              </table:table-cell>
              <table:table-cell office:value-type="float" office:value="0.389363905325">
                <text:p>0.389363905325</text:p>
              </table:table-cell>
              <table:table-cell office:value-type="float" office:value="0.402069362262">
                <text:p>0.402069362262</text:p>
              </table:table-cell>
              <table:table-cell office:value-type="float" office:value="0.398655119987">
                <text:p>0.398655119987</text:p>
              </table:table-cell>
              <table:table-cell office:value-type="float" office:value="0.424199539776">
                <text:p>0.424199539776</text:p>
              </table:table-cell>
              <table:table-cell office:value-type="float" office:value="0.421414221729">
                <text:p>0.421414221729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91079470743">
                <text:p>0.391079470743</text:p>
              </table:table-cell>
              <table:table-cell office:value-type="float" office:value="0.38970882643">
                <text:p>0.38970882643</text:p>
              </table:table-cell>
              <table:table-cell office:value-type="float" office:value="0.402935157791">
                <text:p>0.402935157791</text:p>
              </table:table-cell>
              <table:table-cell office:value-type="float" office:value="0.399316691321">
                <text:p>0.399316691321</text:p>
              </table:table-cell>
              <table:table-cell office:value-type="float" office:value="0.423830950033">
                <text:p>0.423830950033</text:p>
              </table:table-cell>
              <table:table-cell office:value-type="float" office:value="0.421638539612">
                <text:p>0.42163853961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91305884287">
                <text:p>0.391305884287</text:p>
              </table:table-cell>
              <table:table-cell office:value-type="float" office:value="0.38997156476">
                <text:p>0.38997156476</text:p>
              </table:table-cell>
              <table:table-cell office:value-type="float" office:value="0.403067882972">
                <text:p>0.403067882972</text:p>
              </table:table-cell>
              <table:table-cell office:value-type="float" office:value="0.399860987837">
                <text:p>0.399860987837</text:p>
              </table:table-cell>
              <table:table-cell office:value-type="float" office:value="0.424057363577">
                <text:p>0.424057363577</text:p>
              </table:table-cell>
              <table:table-cell office:value-type="float" office:value="0.421829039283">
                <text:p>0.42182903928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92094838922">
                <text:p>0.392094838922</text:p>
              </table:table-cell>
              <table:table-cell office:value-type="float" office:value="0.390438527285">
                <text:p>0.390438527285</text:p>
              </table:table-cell>
              <table:table-cell office:value-type="float" office:value="0.403280325444">
                <text:p>0.403280325444</text:p>
              </table:table-cell>
              <table:table-cell office:value-type="float" office:value="0.400417611769">
                <text:p>0.400417611769</text:p>
              </table:table-cell>
              <table:table-cell office:value-type="float" office:value="0.42423816568">
                <text:p>0.42423816568</text:p>
              </table:table-cell>
              <table:table-cell office:value-type="float" office:value="0.422058801775">
                <text:p>0.42205880177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92424802761">
                <text:p>0.392424802761</text:p>
              </table:table-cell>
              <table:table-cell office:value-type="float" office:value="0.390740548981">
                <text:p>0.390740548981</text:p>
              </table:table-cell>
              <table:table-cell office:value-type="float" office:value="0.403834648258">
                <text:p>0.403834648258</text:p>
              </table:table-cell>
              <table:table-cell office:value-type="float" office:value="0.400853796844">
                <text:p>0.400853796844</text:p>
              </table:table-cell>
              <table:table-cell office:value-type="float" office:value="0.424465401052">
                <text:p>0.424465401052</text:p>
              </table:table-cell>
              <table:table-cell office:value-type="float" office:value="0.422257149901">
                <text:p>0.42225714990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92319197896">
                <text:p>0.392319197896</text:p>
              </table:table-cell>
              <table:table-cell office:value-type="float" office:value="0.391026627219">
                <text:p>0.391026627219</text:p>
              </table:table-cell>
              <table:table-cell office:value-type="float" office:value="0.404105029586">
                <text:p>0.404105029586</text:p>
              </table:table-cell>
              <table:table-cell office:value-type="float" office:value="0.401230933596">
                <text:p>0.401230933596</text:p>
              </table:table-cell>
              <table:table-cell office:value-type="float" office:value="0.424667159763">
                <text:p>0.424667159763</text:p>
              </table:table-cell>
              <table:table-cell office:value-type="float" office:value="0.422404750164">
                <text:p>0.42240475016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93061719264">
                <text:p>0.393061719264</text:p>
              </table:table-cell>
              <table:table-cell office:value-type="float" office:value="0.391411160421">
                <text:p>0.391411160421</text:p>
              </table:table-cell>
              <table:table-cell office:value-type="float" office:value="0.40399613741">
                <text:p>0.40399613741</text:p>
              </table:table-cell>
              <table:table-cell office:value-type="float" office:value="0.401643162393">
                <text:p>0.401643162393</text:p>
              </table:table-cell>
              <table:table-cell office:value-type="float" office:value="0.424816732413">
                <text:p>0.424816732413</text:p>
              </table:table-cell>
              <table:table-cell office:value-type="float" office:value="0.42255834977">
                <text:p>0.4225583497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93687541091">
                <text:p>0.393687541091</text:p>
              </table:table-cell>
              <table:table-cell office:value-type="float" office:value="0.391801446417">
                <text:p>0.391801446417</text:p>
              </table:table-cell>
              <table:table-cell office:value-type="float" office:value="0.404546761999">
                <text:p>0.404546761999</text:p>
              </table:table-cell>
              <table:table-cell office:value-type="float" office:value="0.401945142998">
                <text:p>0.401945142998</text:p>
              </table:table-cell>
              <table:table-cell office:value-type="float" office:value="0.425054240631">
                <text:p>0.425054240631</text:p>
              </table:table-cell>
              <table:table-cell office:value-type="float" office:value="0.422739973702">
                <text:p>0.42273997370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94573060487">
                <text:p>0.394573060487</text:p>
              </table:table-cell>
              <table:table-cell office:value-type="float" office:value="0.392278188692">
                <text:p>0.392278188692</text:p>
              </table:table-cell>
              <table:table-cell office:value-type="float" office:value="0.404923980934">
                <text:p>0.404923980934</text:p>
              </table:table-cell>
              <table:table-cell office:value-type="float" office:value="0.402285749507">
                <text:p>0.402285749507</text:p>
              </table:table-cell>
              <table:table-cell office:value-type="float" office:value="0.425153681788">
                <text:p>0.425153681788</text:p>
              </table:table-cell>
              <table:table-cell office:value-type="float" office:value="0.422885437212">
                <text:p>0.42288543721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95016436555">
                <text:p>0.395016436555</text:p>
              </table:table-cell>
              <table:table-cell office:value-type="float" office:value="0.392721318212">
                <text:p>0.392721318212</text:p>
              </table:table-cell>
              <table:table-cell office:value-type="float" office:value="0.405173816568">
                <text:p>0.405173816568</text:p>
              </table:table-cell>
              <table:table-cell office:value-type="float" office:value="0.402657010191">
                <text:p>0.402657010191</text:p>
              </table:table-cell>
              <table:table-cell office:value-type="float" office:value="0.425210387903">
                <text:p>0.425210387903</text:p>
              </table:table-cell>
              <table:table-cell office:value-type="float" office:value="0.423104967949">
                <text:p>0.42310496794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9498191979">
                <text:p>0.39498191979</text:p>
              </table:table-cell>
              <table:table-cell office:value-type="float" office:value="0.392992521368">
                <text:p>0.392992521368</text:p>
              </table:table-cell>
              <table:table-cell office:value-type="float" office:value="0.405090401052">
                <text:p>0.405090401052</text:p>
              </table:table-cell>
              <table:table-cell office:value-type="float" office:value="0.402936102893">
                <text:p>0.402936102893</text:p>
              </table:table-cell>
              <table:table-cell office:value-type="float" office:value="0.425504602235">
                <text:p>0.425504602235</text:p>
              </table:table-cell>
              <table:table-cell office:value-type="float" office:value="0.423343339086">
                <text:p>0.42334333908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957671762">
                <text:p>0.3957671762</text:p>
              </table:table-cell>
              <table:table-cell office:value-type="float" office:value="0.393523011177">
                <text:p>0.393523011177</text:p>
              </table:table-cell>
              <table:table-cell office:value-type="float" office:value="0.405602810651">
                <text:p>0.405602810651</text:p>
              </table:table-cell>
              <table:table-cell office:value-type="float" office:value="0.40327013478">
                <text:p>0.40327013478</text:p>
              </table:table-cell>
              <table:table-cell office:value-type="float" office:value="0.425539119001">
                <text:p>0.425539119001</text:p>
              </table:table-cell>
              <table:table-cell office:value-type="float" office:value="0.423557692308">
                <text:p>0.42355769230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9606960881">
                <text:p>0.39606960881</text:p>
              </table:table-cell>
              <table:table-cell office:value-type="float" office:value="0.394017011834">
                <text:p>0.394017011834</text:p>
              </table:table-cell>
              <table:table-cell office:value-type="float" office:value="0.40569074622">
                <text:p>0.40569074622</text:p>
              </table:table-cell>
              <table:table-cell office:value-type="float" office:value="0.403446416831">
                <text:p>0.403446416831</text:p>
              </table:table-cell>
              <table:table-cell office:value-type="float" office:value="0.425596646943">
                <text:p>0.425596646943</text:p>
              </table:table-cell>
              <table:table-cell office:value-type="float" office:value="0.423718297995">
                <text:p>0.42371829799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6098372781">
                <text:p>0.396098372781</text:p>
              </table:table-cell>
              <table:table-cell office:value-type="float" office:value="0.394273011177">
                <text:p>0.394273011177</text:p>
              </table:table-cell>
              <table:table-cell office:value-type="float" office:value="0.406099194609">
                <text:p>0.406099194609</text:p>
              </table:table-cell>
              <table:table-cell office:value-type="float" office:value="0.403751027285">
                <text:p>0.403751027285</text:p>
              </table:table-cell>
              <table:table-cell office:value-type="float" office:value="0.425389546351">
                <text:p>0.425389546351</text:p>
              </table:table-cell>
              <table:table-cell office:value-type="float" office:value="0.423835675542">
                <text:p>0.42383567554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6432445759">
                <text:p>0.396432445759</text:p>
              </table:table-cell>
              <table:table-cell office:value-type="float" office:value="0.394667159763">
                <text:p>0.394667159763</text:p>
              </table:table-cell>
              <table:table-cell office:value-type="float" office:value="0.406595989481">
                <text:p>0.406595989481</text:p>
              </table:table-cell>
              <table:table-cell office:value-type="float" office:value="0.404096359303">
                <text:p>0.404096359303</text:p>
              </table:table-cell>
              <table:table-cell office:value-type="float" office:value="0.425767998028">
                <text:p>0.425767998028</text:p>
              </table:table-cell>
              <table:table-cell office:value-type="float" office:value="0.424072382479">
                <text:p>0.42407238247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693334977">
                <text:p>0.39693334977</text:p>
              </table:table-cell>
              <table:table-cell office:value-type="float" office:value="0.394993096647">
                <text:p>0.394993096647</text:p>
              </table:table-cell>
              <table:table-cell office:value-type="float" office:value="0.40673816568">
                <text:p>0.40673816568</text:p>
              </table:table-cell>
              <table:table-cell office:value-type="float" office:value="0.404280941815">
                <text:p>0.404280941815</text:p>
              </table:table-cell>
              <table:table-cell office:value-type="float" office:value="0.425768819855">
                <text:p>0.425768819855</text:p>
              </table:table-cell>
              <table:table-cell office:value-type="float" office:value="0.424223763149">
                <text:p>0.42422376314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7303172255">
                <text:p>0.397303172255</text:p>
              </table:table-cell>
              <table:table-cell office:value-type="float" office:value="0.395341880342">
                <text:p>0.395341880342</text:p>
              </table:table-cell>
              <table:table-cell office:value-type="float" office:value="0.407000328731">
                <text:p>0.407000328731</text:p>
              </table:table-cell>
              <table:table-cell office:value-type="float" office:value="0.404585880999">
                <text:p>0.404585880999</text:p>
              </table:table-cell>
              <table:table-cell office:value-type="float" office:value="0.426067554241">
                <text:p>0.426067554241</text:p>
              </table:table-cell>
              <table:table-cell office:value-type="float" office:value="0.424403928337">
                <text:p>0.42440392833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7707511506">
                <text:p>0.397707511506</text:p>
              </table:table-cell>
              <table:table-cell office:value-type="float" office:value="0.395775147929">
                <text:p>0.395775147929</text:p>
              </table:table-cell>
              <table:table-cell office:value-type="float" office:value="0.407396860618">
                <text:p>0.407396860618</text:p>
              </table:table-cell>
              <table:table-cell office:value-type="float" office:value="0.404878780408">
                <text:p>0.404878780408</text:p>
              </table:table-cell>
              <table:table-cell office:value-type="float" office:value="0.426391765286">
                <text:p>0.426391765286</text:p>
              </table:table-cell>
              <table:table-cell office:value-type="float" office:value="0.424579840565">
                <text:p>0.42457984056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8142669297">
                <text:p>0.398142669297</text:p>
              </table:table-cell>
              <table:table-cell office:value-type="float" office:value="0.396319362262">
                <text:p>0.396319362262</text:p>
              </table:table-cell>
              <table:table-cell office:value-type="float" office:value="0.407639299803">
                <text:p>0.407639299803</text:p>
              </table:table-cell>
              <table:table-cell office:value-type="float" office:value="0.405157338922">
                <text:p>0.405157338922</text:p>
              </table:table-cell>
              <table:table-cell office:value-type="float" office:value="0.42666913215">
                <text:p>0.42666913215</text:p>
              </table:table-cell>
              <table:table-cell office:value-type="float" office:value="0.42478940664">
                <text:p>0.4247894066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8778763971">
                <text:p>0.398778763971</text:p>
              </table:table-cell>
              <table:table-cell office:value-type="float" office:value="0.396691485865">
                <text:p>0.396691485865</text:p>
              </table:table-cell>
              <table:table-cell office:value-type="float" office:value="0.407707922419">
                <text:p>0.407707922419</text:p>
              </table:table-cell>
              <table:table-cell office:value-type="float" office:value="0.4053640286">
                <text:p>0.4053640286</text:p>
              </table:table-cell>
              <table:table-cell office:value-type="float" office:value="0.42676569691">
                <text:p>0.42676569691</text:p>
              </table:table-cell>
              <table:table-cell office:value-type="float" office:value="0.424946314103">
                <text:p>0.42494631410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8605358317">
                <text:p>0.398605358317</text:p>
              </table:table-cell>
              <table:table-cell office:value-type="float" office:value="0.397029174885">
                <text:p>0.397029174885</text:p>
              </table:table-cell>
              <table:table-cell office:value-type="float" office:value="0.407845989481">
                <text:p>0.407845989481</text:p>
              </table:table-cell>
              <table:table-cell office:value-type="float" office:value="0.405671885273">
                <text:p>0.405671885273</text:p>
              </table:table-cell>
              <table:table-cell office:value-type="float" office:value="0.426878698225">
                <text:p>0.426878698225</text:p>
              </table:table-cell>
              <table:table-cell office:value-type="float" office:value="0.425173344017">
                <text:p>0.4251733440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892299474">
                <text:p>0.39892299474</text:p>
              </table:table-cell>
              <table:table-cell office:value-type="float" office:value="0.39757700526">
                <text:p>0.39757700526</text:p>
              </table:table-cell>
              <table:table-cell office:value-type="float" office:value="0.407908448389">
                <text:p>0.407908448389</text:p>
              </table:table-cell>
              <table:table-cell office:value-type="float" office:value="0.405925706772">
                <text:p>0.405925706772</text:p>
              </table:table-cell>
              <table:table-cell office:value-type="float" office:value="0.426868425378">
                <text:p>0.426868425378</text:p>
              </table:table-cell>
              <table:table-cell office:value-type="float" office:value="0.42536211785">
                <text:p>0.4253621178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9452662722">
                <text:p>0.399452662722</text:p>
              </table:table-cell>
              <table:table-cell office:value-type="float" office:value="0.398051446417">
                <text:p>0.398051446417</text:p>
              </table:table-cell>
              <table:table-cell office:value-type="float" office:value="0.407825854701">
                <text:p>0.407825854701</text:p>
              </table:table-cell>
              <table:table-cell office:value-type="float" office:value="0.406116576266">
                <text:p>0.406116576266</text:p>
              </table:table-cell>
              <table:table-cell office:value-type="float" office:value="0.426981426693">
                <text:p>0.426981426693</text:p>
              </table:table-cell>
              <table:table-cell office:value-type="float" office:value="0.425537495891">
                <text:p>0.4255374958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9674145299">
                <text:p>0.399674145299</text:p>
              </table:table-cell>
              <table:table-cell office:value-type="float" office:value="0.398513395792">
                <text:p>0.398513395792</text:p>
              </table:table-cell>
              <table:table-cell office:value-type="float" office:value="0.408116370809">
                <text:p>0.408116370809</text:p>
              </table:table-cell>
              <table:table-cell office:value-type="float" office:value="0.406307075937">
                <text:p>0.406307075937</text:p>
              </table:table-cell>
              <table:table-cell office:value-type="float" office:value="0.426996630506">
                <text:p>0.426996630506</text:p>
              </table:table-cell>
              <table:table-cell office:value-type="float" office:value="0.425598722058">
                <text:p>0.42559872205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00029585799">
                <text:p>0.400029585799</text:p>
              </table:table-cell>
              <table:table-cell office:value-type="float" office:value="0.398879766601">
                <text:p>0.398879766601</text:p>
              </table:table-cell>
              <table:table-cell office:value-type="float" office:value="0.408222386588">
                <text:p>0.408222386588</text:p>
              </table:table-cell>
              <table:table-cell office:value-type="float" office:value="0.406495521039">
                <text:p>0.406495521039</text:p>
              </table:table-cell>
              <table:table-cell office:value-type="float" office:value="0.427221400394">
                <text:p>0.427221400394</text:p>
              </table:table-cell>
              <table:table-cell office:value-type="float" office:value="0.425785770053">
                <text:p>0.42578577005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00283941486">
                <text:p>0.400283941486</text:p>
              </table:table-cell>
              <table:table-cell office:value-type="float" office:value="0.399197978304">
                <text:p>0.399197978304</text:p>
              </table:table-cell>
              <table:table-cell office:value-type="float" office:value="0.408346071663">
                <text:p>0.408346071663</text:p>
              </table:table-cell>
              <table:table-cell office:value-type="float" office:value="0.406775805391">
                <text:p>0.406775805391</text:p>
              </table:table-cell>
              <table:table-cell office:value-type="float" office:value="0.427247287968">
                <text:p>0.427247287968</text:p>
              </table:table-cell>
              <table:table-cell office:value-type="float" office:value="0.425903887245">
                <text:p>0.425903887245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31176035503">
                <text:p>0.0731176035503</text:p>
              </table:table-cell>
              <table:table-cell office:value-type="float" office:value="0.0111348619329">
                <text:p>0.01113486193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05719921105">
                <text:p>0.0705719921105</text:p>
              </table:table-cell>
              <table:table-cell office:value-type="float" office:value="0.0133201019066">
                <text:p>0.0133201019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573964497">
                <text:p>0.067573964497</text:p>
              </table:table-cell>
              <table:table-cell office:value-type="float" office:value="0.0142946252465">
                <text:p>0.01429462524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76614891519">
                <text:p>0.0676614891519</text:p>
              </table:table-cell>
              <table:table-cell office:value-type="float" office:value="0.0162864891519">
                <text:p>0.01628648915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86456278764">
                <text:p>0.0686456278764</text:p>
              </table:table-cell>
              <table:table-cell office:value-type="float" office:value="0.0186241781723">
                <text:p>0.01862417817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65951676529">
                <text:p>0.0665951676529</text:p>
              </table:table-cell>
              <table:table-cell office:value-type="float" office:value="0.0200479125575">
                <text:p>0.02004791255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207758054">
                <text:p>0.0654207758054</text:p>
              </table:table-cell>
              <table:table-cell office:value-type="float" office:value="0.0204508136095">
                <text:p>0.02045081360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37606837607">
                <text:p>0.0637606837607</text:p>
              </table:table-cell>
              <table:table-cell office:value-type="float" office:value="0.0222297830375">
                <text:p>0.02222978303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3572896121">
                <text:p>0.063572896121</text:p>
              </table:table-cell>
              <table:table-cell office:value-type="float" office:value="0.0232011012492">
                <text:p>0.023201101249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40092866535">
                <text:p>0.0640092866535</text:p>
              </table:table-cell>
              <table:table-cell office:value-type="float" office:value="0.0242652859961">
                <text:p>0.024265285996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17924063116">
                <text:p>0.0617924063116</text:p>
              </table:table-cell>
              <table:table-cell office:value-type="float" office:value="0.0234658119658">
                <text:p>0.02346581196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01857330703">
                <text:p>0.0601857330703</text:p>
              </table:table-cell>
              <table:table-cell office:value-type="float" office:value="0.023474112426">
                <text:p>0.02347411242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14127218935">
                <text:p>0.0614127218935</text:p>
              </table:table-cell>
              <table:table-cell office:value-type="float" office:value="0.0244338017751">
                <text:p>0.02443380177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1101660092">
                <text:p>0.061101660092</text:p>
              </table:table-cell>
              <table:table-cell office:value-type="float" office:value="0.0248396203156">
                <text:p>0.02483962031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96577087442">
                <text:p>0.0596577087442</text:p>
              </table:table-cell>
              <table:table-cell office:value-type="float" office:value="0.0243104043393">
                <text:p>0.02431040433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96244247206">
                <text:p>0.0596244247206</text:p>
              </table:table-cell>
              <table:table-cell office:value-type="float" office:value="0.0248085552268">
                <text:p>0.024808555226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87578073636">
                <text:p>0.0587578073636</text:p>
              </table:table-cell>
              <table:table-cell office:value-type="float" office:value="0.0246500246548">
                <text:p>0.024650024654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05711702827">
                <text:p>0.0605711702827</text:p>
              </table:table-cell>
              <table:table-cell office:value-type="float" office:value="0.0247596153846">
                <text:p>0.02475961538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59355687048">
                <text:p>0.059355687048</text:p>
              </table:table-cell>
              <table:table-cell office:value-type="float" office:value="0.0254217619987">
                <text:p>0.025421761998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0396120973">
                <text:p>0.060396120973</text:p>
              </table:table-cell>
              <table:table-cell office:value-type="float" office:value="0.0255666502301">
                <text:p>0.02556665023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578172255095">
                <text:p>0.0578172255095</text:p>
              </table:table-cell>
              <table:table-cell office:value-type="float" office:value="0.0252329059829">
                <text:p>0.02523290598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570788132807">
                <text:p>0.0570788132807</text:p>
              </table:table-cell>
              <table:table-cell office:value-type="float" office:value="0.026297008547">
                <text:p>0.0262970085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573771367521">
                <text:p>0.0573771367521</text:p>
              </table:table-cell>
              <table:table-cell office:value-type="float" office:value="0.0264192143327">
                <text:p>0.02641921433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568277449047">
                <text:p>0.0568277449047</text:p>
              </table:table-cell>
              <table:table-cell office:value-type="float" office:value="0.0266004273504">
                <text:p>0.026600427350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89324457594">
                <text:p>0.0589324457594</text:p>
              </table:table-cell>
              <table:table-cell office:value-type="float" office:value="0.0268116781723">
                <text:p>0.026811678172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572530407627">
                <text:p>0.0572530407627</text:p>
              </table:table-cell>
              <table:table-cell office:value-type="float" office:value="0.0272476577909">
                <text:p>0.027247657790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547961867193">
                <text:p>0.0547961867193</text:p>
              </table:table-cell>
              <table:table-cell office:value-type="float" office:value="0.0263869165023">
                <text:p>0.026386916502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56314513478">
                <text:p>0.056314513478</text:p>
              </table:table-cell>
              <table:table-cell office:value-type="float" office:value="0.0273185815253">
                <text:p>0.027318581525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569497863248">
                <text:p>0.0569497863248</text:p>
              </table:table-cell>
              <table:table-cell office:value-type="float" office:value="0.0271517504931">
                <text:p>0.027151750493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552103879027">
                <text:p>0.0552103879027</text:p>
              </table:table-cell>
              <table:table-cell office:value-type="float" office:value="0.0280848537147">
                <text:p>0.028084853714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571079881657">
                <text:p>0.0571079881657</text:p>
              </table:table-cell>
              <table:table-cell office:value-type="float" office:value="0.02754265286">
                <text:p>0.0275426528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581825279421">
                <text:p>0.0581825279421</text:p>
              </table:table-cell>
              <table:table-cell office:value-type="float" office:value="0.028801569691">
                <text:p>0.02880156969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571125082183">
                <text:p>0.0571125082183</text:p>
              </table:table-cell>
              <table:table-cell office:value-type="float" office:value="0.0285934418146">
                <text:p>0.028593441814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579211867193">
                <text:p>0.0579211867193</text:p>
              </table:table-cell>
              <table:table-cell office:value-type="float" office:value="0.0284572238659">
                <text:p>0.02845722386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66477646285">
                <text:p>0.0566477646285</text:p>
              </table:table-cell>
              <table:table-cell office:value-type="float" office:value="0.0290927843524">
                <text:p>0.029092784352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574268573307">
                <text:p>0.0574268573307</text:p>
              </table:table-cell>
              <table:table-cell office:value-type="float" office:value="0.0294695923734">
                <text:p>0.02946959237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582675871137">
                <text:p>0.0582675871137</text:p>
              </table:table-cell>
              <table:table-cell office:value-type="float" office:value="0.0298533859303">
                <text:p>0.029853385930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581500657462">
                <text:p>0.0581500657462</text:p>
              </table:table-cell>
              <table:table-cell office:value-type="float" office:value="0.0306624342538">
                <text:p>0.03066243425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563880670611">
                <text:p>0.0563880670611</text:p>
              </table:table-cell>
              <table:table-cell office:value-type="float" office:value="0.0308533448389">
                <text:p>0.030853344838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56330539119">
                <text:p>0.056330539119</text:p>
              </table:table-cell>
              <table:table-cell office:value-type="float" office:value="0.0309972879684">
                <text:p>0.030997287968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571581196581">
                <text:p>0.0571581196581</text:p>
              </table:table-cell>
              <table:table-cell office:value-type="float" office:value="0.0320211620644">
                <text:p>0.032021162064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567024161736">
                <text:p>0.0567024161736</text:p>
              </table:table-cell>
              <table:table-cell office:value-type="float" office:value="0.0318267587114">
                <text:p>0.031826758711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64809335963">
                <text:p>0.0564809335963</text:p>
              </table:table-cell>
              <table:table-cell office:value-type="float" office:value="0.0321689677844">
                <text:p>0.032168967784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583000493097">
                <text:p>0.0583000493097</text:p>
              </table:table-cell>
              <table:table-cell office:value-type="float" office:value="0.0327626561473">
                <text:p>0.032762656147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577929815911">
                <text:p>0.0577929815911</text:p>
              </table:table-cell>
              <table:table-cell office:value-type="float" office:value="0.0329398422091">
                <text:p>0.032939842209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57165105194">
                <text:p>0.057165105194</text:p>
              </table:table-cell>
              <table:table-cell office:value-type="float" office:value="0.0340161078238">
                <text:p>0.034016107823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589197074293">
                <text:p>0.0589197074293</text:p>
              </table:table-cell>
              <table:table-cell office:value-type="float" office:value="0.0346097961867">
                <text:p>0.034609796186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586945266272">
                <text:p>0.0586945266272</text:p>
              </table:table-cell>
              <table:table-cell office:value-type="float" office:value="0.034268573307">
                <text:p>0.034268573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593791091387">
                <text:p>0.0593791091387</text:p>
              </table:table-cell>
              <table:table-cell office:value-type="float" office:value="0.0350424884944">
                <text:p>0.03504248849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58247452334">
                <text:p>0.058247452334</text:p>
              </table:table-cell>
              <table:table-cell office:value-type="float" office:value="0.0349468277449">
                <text:p>0.03494682774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82219756739">
                <text:p>0.0582219756739</text:p>
              </table:table-cell>
              <table:table-cell office:value-type="float" office:value="0.0350870315582">
                <text:p>0.03508703155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57071416831">
                <text:p>0.057071416831</text:p>
              </table:table-cell>
              <table:table-cell office:value-type="float" office:value="0.0353876561473">
                <text:p>0.035387656147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8298816568">
                <text:p>0.058298816568</text:p>
              </table:table-cell>
              <table:table-cell office:value-type="float" office:value="0.0358439760026">
                <text:p>0.03584397600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87779421433">
                <text:p>0.0587779421433</text:p>
              </table:table-cell>
              <table:table-cell office:value-type="float" office:value="0.0356697896121">
                <text:p>0.035669789612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89287475345">
                <text:p>0.0589287475345</text:p>
              </table:table-cell>
              <table:table-cell office:value-type="float" office:value="0.0364708251151">
                <text:p>0.0364708251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576697074293">
                <text:p>0.0576697074293</text:p>
              </table:table-cell>
              <table:table-cell office:value-type="float" office:value="0.0362253040763">
                <text:p>0.036225304076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573380999343">
                <text:p>0.0573380999343</text:p>
              </table:table-cell>
              <table:table-cell office:value-type="float" office:value="0.0356511752137">
                <text:p>0.03565117521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575390368179">
                <text:p>0.0575390368179</text:p>
              </table:table-cell>
              <table:table-cell office:value-type="float" office:value="0.0354419789612">
                <text:p>0.035441978961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563404010519">
                <text:p>0.0563404010519</text:p>
              </table:table-cell>
              <table:table-cell office:value-type="float" office:value="0.0356681459566">
                <text:p>0.03566814595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573623438527">
                <text:p>0.0573623438527</text:p>
              </table:table-cell>
              <table:table-cell office:value-type="float" office:value="0.0360147928994">
                <text:p>0.036014792899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566288625904">
                <text:p>0.0566288625904</text:p>
              </table:table-cell>
              <table:table-cell office:value-type="float" office:value="0.0362980769231">
                <text:p>0.03629807692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570081360947">
                <text:p>0.0570081360947</text:p>
              </table:table-cell>
              <table:table-cell office:value-type="float" office:value="0.0365776627219">
                <text:p>0.036577662721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560289283366">
                <text:p>0.0560289283366</text:p>
              </table:table-cell>
              <table:table-cell office:value-type="float" office:value="0.0355209976989">
                <text:p>0.035520997698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565113412229">
                <text:p>0.0565113412229</text:p>
              </table:table-cell>
              <table:table-cell office:value-type="float" office:value="0.0360297501644">
                <text:p>0.03602975016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571363412229">
                <text:p>0.0571363412229</text:p>
              </table:table-cell>
              <table:table-cell office:value-type="float" office:value="0.0366320677186">
                <text:p>0.036632067718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577687376726">
                <text:p>0.0577687376726</text:p>
              </table:table-cell>
              <table:table-cell office:value-type="float" office:value="0.0369239809336">
                <text:p>0.036923980933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54343359632">
                <text:p>0.0554343359632</text:p>
              </table:table-cell>
              <table:table-cell office:value-type="float" office:value="0.0366666255753">
                <text:p>0.03666662557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570993589744">
                <text:p>0.0570993589744</text:p>
              </table:table-cell>
              <table:table-cell office:value-type="float" office:value="0.0373588099934">
                <text:p>0.0373588099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554828238001">
                <text:p>0.0554828238001</text:p>
              </table:table-cell>
              <table:table-cell office:value-type="float" office:value="0.0373358809993">
                <text:p>0.0373358809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561004273504">
                <text:p>0.0561004273504</text:p>
              </table:table-cell>
              <table:table-cell office:value-type="float" office:value="0.0381193704799">
                <text:p>0.03811937047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57593277449">
                <text:p>0.057593277449</text:p>
              </table:table-cell>
              <table:table-cell office:value-type="float" office:value="0.0389234056542">
                <text:p>0.038923405654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60848126233">
                <text:p>0.0560848126233</text:p>
              </table:table-cell>
              <table:table-cell office:value-type="float" office:value="0.0378354700855">
                <text:p>0.03783547008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56237672584">
                <text:p>0.0556237672584</text:p>
              </table:table-cell>
              <table:table-cell office:value-type="float" office:value="0.0378443047337">
                <text:p>0.037844304733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5334894806">
                <text:p>0.055334894806</text:p>
              </table:table-cell>
              <table:table-cell office:value-type="float" office:value="0.0377500821828">
                <text:p>0.03775008218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47460552268">
                <text:p>0.0547460552268</text:p>
              </table:table-cell>
              <table:table-cell office:value-type="float" office:value="0.0377066896778">
                <text:p>0.03770668967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532778599606">
                <text:p>0.0532778599606</text:p>
              </table:table-cell>
              <table:table-cell office:value-type="float" office:value="0.0367377136752">
                <text:p>0.03673771367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43737672584">
                <text:p>0.0543737672584</text:p>
              </table:table-cell>
              <table:table-cell office:value-type="float" office:value="0.0374203648915">
                <text:p>0.037420364891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550513642341">
                <text:p>0.0550513642341</text:p>
              </table:table-cell>
              <table:table-cell office:value-type="float" office:value="0.0379028188692">
                <text:p>0.037902818869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534418145957">
                <text:p>0.0534418145957</text:p>
              </table:table-cell>
              <table:table-cell office:value-type="float" office:value="0.0376158366206">
                <text:p>0.037615836620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55238330046">
                <text:p>0.055238330046</text:p>
              </table:table-cell>
              <table:table-cell office:value-type="float" office:value="0.0382566978961">
                <text:p>0.03825669789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534114069691">
                <text:p>0.0534114069691</text:p>
              </table:table-cell>
              <table:table-cell office:value-type="float" office:value="0.0378491535174">
                <text:p>0.03784915351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537084976989">
                <text:p>0.0537084976989</text:p>
              </table:table-cell>
              <table:table-cell office:value-type="float" office:value="0.0384624835634">
                <text:p>0.03846248356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551014957265">
                <text:p>0.0551014957265</text:p>
              </table:table-cell>
              <table:table-cell office:value-type="float" office:value="0.0387049638396">
                <text:p>0.03870496383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545159434583">
                <text:p>0.0545159434583</text:p>
              </table:table-cell>
              <table:table-cell office:value-type="float" office:value="0.0388303336621">
                <text:p>0.03883033366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54774408284">
                <text:p>0.054774408284</text:p>
              </table:table-cell>
              <table:table-cell office:value-type="float" office:value="0.0390303254438">
                <text:p>0.039030325443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556525312295">
                <text:p>0.0556525312295</text:p>
              </table:table-cell>
              <table:table-cell office:value-type="float" office:value="0.039912886259">
                <text:p>0.03991288625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552794214333">
                <text:p>0.0552794214333</text:p>
              </table:table-cell>
              <table:table-cell office:value-type="float" office:value="0.0395041502301">
                <text:p>0.03950415023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546268902038">
                <text:p>0.0546268902038</text:p>
              </table:table-cell>
              <table:table-cell office:value-type="float" office:value="0.0395139710717">
                <text:p>0.03951397107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554487179487">
                <text:p>0.0554487179487</text:p>
              </table:table-cell>
              <table:table-cell office:value-type="float" office:value="0.0401096318212">
                <text:p>0.04010963182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543951347798">
                <text:p>0.0543951347798</text:p>
              </table:table-cell>
              <table:table-cell office:value-type="float" office:value="0.0400407626561">
                <text:p>0.040040762656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547070184089">
                <text:p>0.0547070184089</text:p>
              </table:table-cell>
              <table:table-cell office:value-type="float" office:value="0.0408384697567">
                <text:p>0.04083846975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544078731098">
                <text:p>0.0544078731098</text:p>
              </table:table-cell>
              <table:table-cell office:value-type="float" office:value="0.0407443293886">
                <text:p>0.040744329388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547863247863">
                <text:p>0.0547863247863</text:p>
              </table:table-cell>
              <table:table-cell office:value-type="float" office:value="0.0407555473373">
                <text:p>0.04075554733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556858152531">
                <text:p>0.0556858152531</text:p>
              </table:table-cell>
              <table:table-cell office:value-type="float" office:value="0.0417445348455">
                <text:p>0.04174453484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551775147929">
                <text:p>0.0551775147929</text:p>
              </table:table-cell>
              <table:table-cell office:value-type="float" office:value="0.0410482001972">
                <text:p>0.04104820019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542389875082">
                <text:p>0.0542389875082</text:p>
              </table:table-cell>
              <table:table-cell office:value-type="float" office:value="0.0412301939513">
                <text:p>0.04123019395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543926692965">
                <text:p>0.0543926692965</text:p>
              </table:table-cell>
              <table:table-cell office:value-type="float" office:value="0.0415363247863">
                <text:p>0.04153632478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41987179487">
                <text:p>0.0541987179487</text:p>
              </table:table-cell>
              <table:table-cell office:value-type="float" office:value="0.0413728632479">
                <text:p>0.04137286324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554376232742">
                <text:p>0.0554376232742</text:p>
              </table:table-cell>
              <table:table-cell office:value-type="float" office:value="0.0418067061144">
                <text:p>0.041806706114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553513313609">
                <text:p>0.0553513313609</text:p>
              </table:table-cell>
              <table:table-cell office:value-type="float" office:value="0.0412583004602">
                <text:p>0.04125830046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539160092045">
                <text:p>0.0539160092045</text:p>
              </table:table-cell>
              <table:table-cell office:value-type="float" office:value="0.0409138313609">
                <text:p>0.040913831360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54168721236">
                <text:p>0.054168721236</text:p>
              </table:table-cell>
              <table:table-cell office:value-type="float" office:value="0.0411060568705">
                <text:p>0.0411060568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45056706114">
                <text:p>0.0545056706114</text:p>
              </table:table-cell>
              <table:table-cell office:value-type="float" office:value="0.0413477153189">
                <text:p>0.04134771531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34105851414">
                <text:p>0.0534105851414</text:p>
              </table:table-cell>
              <table:table-cell office:value-type="float" office:value="0.0413820677186">
                <text:p>0.04138206771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535634451019">
                <text:p>0.0535634451019</text:p>
              </table:table-cell>
              <table:table-cell office:value-type="float" office:value="0.0414685239974">
                <text:p>0.041468523997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542435075608">
                <text:p>0.0542435075608</text:p>
              </table:table-cell>
              <table:table-cell office:value-type="float" office:value="0.0415000821828">
                <text:p>0.041500082182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529289940828">
                <text:p>0.0529289940828</text:p>
              </table:table-cell>
              <table:table-cell office:value-type="float" office:value="0.0416043310322">
                <text:p>0.041604331032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532170447074">
                <text:p>0.0532170447074</text:p>
              </table:table-cell>
              <table:table-cell office:value-type="float" office:value="0.0417286324786">
                <text:p>0.041728632478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523146778435">
                <text:p>0.0523146778435</text:p>
              </table:table-cell>
              <table:table-cell office:value-type="float" office:value="0.0416550378041">
                <text:p>0.041655037804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527046351085">
                <text:p>0.0527046351085</text:p>
              </table:table-cell>
              <table:table-cell office:value-type="float" office:value="0.041511669954">
                <text:p>0.04151166995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30366535174">
                <text:p>0.0530366535174</text:p>
              </table:table-cell>
              <table:table-cell office:value-type="float" office:value="0.0413734796187">
                <text:p>0.041373479618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14028599606">
                <text:p>0.0514028599606</text:p>
              </table:table-cell>
              <table:table-cell office:value-type="float" office:value="0.0410521860618">
                <text:p>0.04105218606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508016929652">
                <text:p>0.0508016929652</text:p>
              </table:table-cell>
              <table:table-cell office:value-type="float" office:value="0.0407046351085">
                <text:p>0.040704635108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512389053254">
                <text:p>0.0512389053254</text:p>
              </table:table-cell>
              <table:table-cell office:value-type="float" office:value="0.0407758464826">
                <text:p>0.040775846482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513687541091">
                <text:p>0.0513687541091</text:p>
              </table:table-cell>
              <table:table-cell office:value-type="float" office:value="0.0407947485207">
                <text:p>0.040794748520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508588099934">
                <text:p>0.0508588099934</text:p>
              </table:table-cell>
              <table:table-cell office:value-type="float" office:value="0.0407951594346">
                <text:p>0.04079515943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508452498356">
                <text:p>0.0508452498356</text:p>
              </table:table-cell>
              <table:table-cell office:value-type="float" office:value="0.041560691979">
                <text:p>0.04156069197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516802268245">
                <text:p>0.0516802268245</text:p>
              </table:table-cell>
              <table:table-cell office:value-type="float" office:value="0.0419178583169">
                <text:p>0.041917858316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521034681131">
                <text:p>0.0521034681131</text:p>
              </table:table-cell>
              <table:table-cell office:value-type="float" office:value="0.0420732248521">
                <text:p>0.04207322485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523257725181">
                <text:p>0.0523257725181</text:p>
              </table:table-cell>
              <table:table-cell office:value-type="float" office:value="0.0423963675214">
                <text:p>0.042396367521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516424227482">
                <text:p>0.0516424227482</text:p>
              </table:table-cell>
              <table:table-cell office:value-type="float" office:value="0.0420334894806">
                <text:p>0.04203348948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17800788955">
                <text:p>0.0517800788955</text:p>
              </table:table-cell>
              <table:table-cell office:value-type="float" office:value="0.0421494904668">
                <text:p>0.04214949046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13905325444">
                <text:p>0.0513905325444</text:p>
              </table:table-cell>
              <table:table-cell office:value-type="float" office:value="0.0420531311637">
                <text:p>0.0420531311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13856015779">
                <text:p>0.0513856015779</text:p>
              </table:table-cell>
              <table:table-cell office:value-type="float" office:value="0.0419190499671">
                <text:p>0.0419190499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16473537147">
                <text:p>0.0516473537147</text:p>
              </table:table-cell>
              <table:table-cell office:value-type="float" office:value="0.0420775805391">
                <text:p>0.042077580539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514431295201">
                <text:p>0.0514431295201</text:p>
              </table:table-cell>
              <table:table-cell office:value-type="float" office:value="0.0420426939513">
                <text:p>0.0420426939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4404174885">
                <text:p>0.0524404174885</text:p>
              </table:table-cell>
              <table:table-cell office:value-type="float" office:value="0.0426413543721">
                <text:p>0.042641354372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517430966469">
                <text:p>0.0517430966469</text:p>
              </table:table-cell>
              <table:table-cell office:value-type="float" office:value="0.0425028353057">
                <text:p>0.04250283530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507256738988">
                <text:p>0.0507256738988</text:p>
              </table:table-cell>
              <table:table-cell office:value-type="float" office:value="0.0423444280079">
                <text:p>0.042344428007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502818869165">
                <text:p>0.0502818869165</text:p>
              </table:table-cell>
              <table:table-cell office:value-type="float" office:value="0.042370438856">
                <text:p>0.04237043885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509356508876">
                <text:p>0.0509356508876</text:p>
              </table:table-cell>
              <table:table-cell office:value-type="float" office:value="0.0427875986193">
                <text:p>0.042787598619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508645627876">
                <text:p>0.0508645627876</text:p>
              </table:table-cell>
              <table:table-cell office:value-type="float" office:value="0.042782996384">
                <text:p>0.04278299638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514640861275">
                <text:p>0.0514640861275</text:p>
              </table:table-cell>
              <table:table-cell office:value-type="float" office:value="0.0429588675214">
                <text:p>0.042958867521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508686719264">
                <text:p>0.0508686719264</text:p>
              </table:table-cell>
              <table:table-cell office:value-type="float" office:value="0.0429120233399">
                <text:p>0.042912023339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515059993425">
                <text:p>0.0515059993425</text:p>
              </table:table-cell>
              <table:table-cell office:value-type="float" office:value="0.0432080456936">
                <text:p>0.043208045693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515762656147">
                <text:p>0.0515762656147</text:p>
              </table:table-cell>
              <table:table-cell office:value-type="float" office:value="0.0433344428008">
                <text:p>0.04333444280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521877054569">
                <text:p>0.0521877054569</text:p>
              </table:table-cell>
              <table:table-cell office:value-type="float" office:value="0.0435092455621">
                <text:p>0.043509245562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524243918475">
                <text:p>0.0524243918475</text:p>
              </table:table-cell>
              <table:table-cell office:value-type="float" office:value="0.0438281147272">
                <text:p>0.04382811472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514386094675">
                <text:p>0.0514386094675</text:p>
              </table:table-cell>
              <table:table-cell office:value-type="float" office:value="0.0435935239974">
                <text:p>0.043593523997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517743261012">
                <text:p>0.0517743261012</text:p>
              </table:table-cell>
              <table:table-cell office:value-type="float" office:value="0.0436446827745">
                <text:p>0.04364468277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5195882643">
                <text:p>0.05195882643</text:p>
              </table:table-cell>
              <table:table-cell office:value-type="float" office:value="0.0437975838264">
                <text:p>0.043797583826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523417981591">
                <text:p>0.0523417981591</text:p>
              </table:table-cell>
              <table:table-cell office:value-type="float" office:value="0.0442418639053">
                <text:p>0.04424186390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523459072978">
                <text:p>0.0523459072978</text:p>
              </table:table-cell>
              <table:table-cell office:value-type="float" office:value="0.0443897928994">
                <text:p>0.04438979289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512812294543">
                <text:p>0.0512812294543</text:p>
              </table:table-cell>
              <table:table-cell office:value-type="float" office:value="0.0441056048652">
                <text:p>0.04410560486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511961702827">
                <text:p>0.0511961702827</text:p>
              </table:table-cell>
              <table:table-cell office:value-type="float" office:value="0.0443127876397">
                <text:p>0.04431278763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512590401052">
                <text:p>0.0512590401052</text:p>
              </table:table-cell>
              <table:table-cell office:value-type="float" office:value="0.0439573060487">
                <text:p>0.043957306048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511448060487">
                <text:p>0.0511448060487</text:p>
              </table:table-cell>
              <table:table-cell office:value-type="float" office:value="0.0442798734385">
                <text:p>0.044279873438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1768573307">
                <text:p>0.051768573307</text:p>
              </table:table-cell>
              <table:table-cell office:value-type="float" office:value="0.0442279750164">
                <text:p>0.044227975016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08855193951">
                <text:p>0.0508855193951</text:p>
              </table:table-cell>
              <table:table-cell office:value-type="float" office:value="0.0442470825115">
                <text:p>0.04424708251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12269888231">
                <text:p>0.0512269888231</text:p>
              </table:table-cell>
              <table:table-cell office:value-type="float" office:value="0.044030982906">
                <text:p>0.04403098290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14998356345">
                <text:p>0.0514998356345</text:p>
              </table:table-cell>
              <table:table-cell office:value-type="float" office:value="0.0447550542406">
                <text:p>0.044755054240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513892998028">
                <text:p>0.0513892998028</text:p>
              </table:table-cell>
              <table:table-cell office:value-type="float" office:value="0.0444864398422">
                <text:p>0.044486439842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16937869822">
                <text:p>0.0516937869822</text:p>
              </table:table-cell>
              <table:table-cell office:value-type="float" office:value="0.0445463099934">
                <text:p>0.044546309993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08530571992">
                <text:p>0.0508530571992</text:p>
              </table:table-cell>
              <table:table-cell office:value-type="float" office:value="0.0443609878369">
                <text:p>0.04436098783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12253451677">
                <text:p>0.0512253451677</text:p>
              </table:table-cell>
              <table:table-cell office:value-type="float" office:value="0.0446425871137">
                <text:p>0.04464258711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12220578567">
                <text:p>0.0512220578567</text:p>
              </table:table-cell>
              <table:table-cell office:value-type="float" office:value="0.0445170529257">
                <text:p>0.044517052925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0322156476">
                <text:p>0.050322156476</text:p>
              </table:table-cell>
              <table:table-cell office:value-type="float" office:value="0.0444068869165">
                <text:p>0.04440688691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0641025641">
                <text:p>0.050641025641</text:p>
              </table:table-cell>
              <table:table-cell office:value-type="float" office:value="0.0446472715319">
                <text:p>0.044647271531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505563773833">
                <text:p>0.0505563773833</text:p>
              </table:table-cell>
              <table:table-cell office:value-type="float" office:value="0.044543187048">
                <text:p>0.0445431870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503883136095">
                <text:p>0.0503883136095</text:p>
              </table:table-cell>
              <table:table-cell office:value-type="float" office:value="0.0444667159763">
                <text:p>0.044466715976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02765450362">
                <text:p>0.0502765450362</text:p>
              </table:table-cell>
              <table:table-cell office:value-type="float" office:value="0.0443961620644">
                <text:p>0.044396162064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06176035503">
                <text:p>0.0506176035503</text:p>
              </table:table-cell>
              <table:table-cell office:value-type="float" office:value="0.0447323307035">
                <text:p>0.044732330703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07384122288">
                <text:p>0.0507384122288</text:p>
              </table:table-cell>
              <table:table-cell office:value-type="float" office:value="0.0448148422091">
                <text:p>0.044814842209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510297501644">
                <text:p>0.0510297501644</text:p>
              </table:table-cell>
              <table:table-cell office:value-type="float" office:value="0.0450156558185">
                <text:p>0.045015655818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03879026956">
                <text:p>0.0503879026956</text:p>
              </table:table-cell>
              <table:table-cell office:value-type="float" office:value="0.0450061637081">
                <text:p>0.04500616370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04109138725">
                <text:p>0.0504109138725</text:p>
              </table:table-cell>
              <table:table-cell office:value-type="float" office:value="0.0448053090072">
                <text:p>0.044805309007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06763642341">
                <text:p>0.0506763642341</text:p>
              </table:table-cell>
              <table:table-cell office:value-type="float" office:value="0.0450171761999">
                <text:p>0.045017176199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512561637081">
                <text:p>0.0512561637081</text:p>
              </table:table-cell>
              <table:table-cell office:value-type="float" office:value="0.0452366863905">
                <text:p>0.045236686390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02370973044">
                <text:p>0.0502370973044</text:p>
              </table:table-cell>
              <table:table-cell office:value-type="float" office:value="0.0452132642998">
                <text:p>0.04521326429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06817061144">
                <text:p>0.0506817061144</text:p>
              </table:table-cell>
              <table:table-cell office:value-type="float" office:value="0.0450378040763">
                <text:p>0.04503780407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506069197896">
                <text:p>0.0506069197896</text:p>
              </table:table-cell>
              <table:table-cell office:value-type="float" office:value="0.0453040762656">
                <text:p>0.045304076265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506340401052">
                <text:p>0.0506340401052</text:p>
              </table:table-cell>
              <table:table-cell office:value-type="float" office:value="0.045193869165">
                <text:p>0.0451938691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50982495069">
                <text:p>0.050982495069</text:p>
              </table:table-cell>
              <table:table-cell office:value-type="float" office:value="0.0452448224852">
                <text:p>0.045244822485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0789365549">
                <text:p>0.050789365549</text:p>
              </table:table-cell>
              <table:table-cell office:value-type="float" office:value="0.0455397764629">
                <text:p>0.04553977646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511978139382">
                <text:p>0.0511978139382</text:p>
              </table:table-cell>
              <table:table-cell office:value-type="float" office:value="0.0453788625904">
                <text:p>0.045378862590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13987508218">
                <text:p>0.0513987508218</text:p>
              </table:table-cell>
              <table:table-cell office:value-type="float" office:value="0.0456058514135">
                <text:p>0.045605851413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515885930309">
                <text:p>0.0515885930309</text:p>
              </table:table-cell>
              <table:table-cell office:value-type="float" office:value="0.0455961538462">
                <text:p>0.045596153846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51343277449">
                <text:p>0.051343277449</text:p>
              </table:table-cell>
              <table:table-cell office:value-type="float" office:value="0.0451923076923">
                <text:p>0.04519230769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518597961867">
                <text:p>0.0518597961867</text:p>
              </table:table-cell>
              <table:table-cell office:value-type="float" office:value="0.0457799145299">
                <text:p>0.045779914529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17973372781">
                <text:p>0.0517973372781</text:p>
              </table:table-cell>
              <table:table-cell office:value-type="float" office:value="0.0455987426036">
                <text:p>0.04559874260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513654667982">
                <text:p>0.0513654667982</text:p>
              </table:table-cell>
              <table:table-cell office:value-type="float" office:value="0.0456711045365">
                <text:p>0.045671104536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15105193951">
                <text:p>0.0515105193951</text:p>
              </table:table-cell>
              <table:table-cell office:value-type="float" office:value="0.0455024243918">
                <text:p>0.045502424391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511443951348">
                <text:p>0.0511443951348</text:p>
              </table:table-cell>
              <table:table-cell office:value-type="float" office:value="0.0453328402367">
                <text:p>0.045332840236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509619493754">
                <text:p>0.0509619493754</text:p>
              </table:table-cell>
              <table:table-cell office:value-type="float" office:value="0.0456647353715">
                <text:p>0.04566473537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09122287968">
                <text:p>0.0509122287968</text:p>
              </table:table-cell>
              <table:table-cell office:value-type="float" office:value="0.0453226084813">
                <text:p>0.045322608481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13210880999">
                <text:p>0.0513210880999</text:p>
              </table:table-cell>
              <table:table-cell office:value-type="float" office:value="0.0455301610782">
                <text:p>0.045530161078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06332182774">
                <text:p>0.0506332182774</text:p>
              </table:table-cell>
              <table:table-cell office:value-type="float" office:value="0.0455137245233">
                <text:p>0.0455137245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11497370151">
                <text:p>0.0511497370151</text:p>
              </table:table-cell>
              <table:table-cell office:value-type="float" office:value="0.0460947978304">
                <text:p>0.04609479783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12195923734">
                <text:p>0.0512195923734</text:p>
              </table:table-cell>
              <table:table-cell office:value-type="float" office:value="0.0460659105851">
                <text:p>0.046065910585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088921762">
                <text:p>0.05088921762</text:p>
              </table:table-cell>
              <table:table-cell office:value-type="float" office:value="0.0458827251808">
                <text:p>0.04588272518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10260519395">
                <text:p>0.0510260519395</text:p>
              </table:table-cell>
              <table:table-cell office:value-type="float" office:value="0.0457391107824">
                <text:p>0.045739110782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10844017094">
                <text:p>0.0510844017094</text:p>
              </table:table-cell>
              <table:table-cell office:value-type="float" office:value="0.0460171761999">
                <text:p>0.04601717619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3256081525">
                <text:p>0.0513256081525</text:p>
              </table:table-cell>
              <table:table-cell office:value-type="float" office:value="0.0460300378041">
                <text:p>0.046030037804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12130177515">
                <text:p>0.0512130177515</text:p>
              </table:table-cell>
              <table:table-cell office:value-type="float" office:value="0.0460004930966">
                <text:p>0.046000493096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18560979619">
                <text:p>0.0518560979619</text:p>
              </table:table-cell>
              <table:table-cell office:value-type="float" office:value="0.0458034598948">
                <text:p>0.04580345989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11702827087">
                <text:p>0.0511702827087</text:p>
              </table:table-cell>
              <table:table-cell office:value-type="float" office:value="0.0460639792899">
                <text:p>0.04606397928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04770710059">
                <text:p>0.0504770710059</text:p>
              </table:table-cell>
              <table:table-cell office:value-type="float" office:value="0.0459111604208">
                <text:p>0.045911160420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1617357002">
                <text:p>0.051617357002</text:p>
              </table:table-cell>
              <table:table-cell office:value-type="float" office:value="0.0460368589744">
                <text:p>0.046036858974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11448060487">
                <text:p>0.0511448060487</text:p>
              </table:table-cell>
              <table:table-cell office:value-type="float" office:value="0.0462220989481">
                <text:p>0.046222098948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513309500329">
                <text:p>0.0513309500329</text:p>
              </table:table-cell>
              <table:table-cell office:value-type="float" office:value="0.0463879848784">
                <text:p>0.046387984878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5672255095">
                <text:p>0.0715672255095</text:p>
              </table:table-cell>
              <table:table-cell office:value-type="float" office:value="0.0105772928994">
                <text:p>0.01057729289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66555719921">
                <text:p>0.0766555719921</text:p>
              </table:table-cell>
              <table:table-cell office:value-type="float" office:value="0.0314587853386">
                <text:p>0.03145878533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63457429323">
                <text:p>0.0863457429323</text:p>
              </table:table-cell>
              <table:table-cell office:value-type="float" office:value="0.0483725756082">
                <text:p>0.04837257560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63835470085">
                <text:p>0.0963835470085</text:p>
              </table:table-cell>
              <table:table-cell office:value-type="float" office:value="0.0615948389218">
                <text:p>0.0615948389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4215154504">
                <text:p>0.104215154504</text:p>
              </table:table-cell>
              <table:table-cell office:value-type="float" office:value="0.0731951840894">
                <text:p>0.07319518408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1148504274">
                <text:p>0.111148504274</text:p>
              </table:table-cell>
              <table:table-cell office:value-type="float" office:value="0.083007642998">
                <text:p>0.0830076429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08620973">
                <text:p>0.11708620973</text:p>
              </table:table-cell>
              <table:table-cell office:value-type="float" office:value="0.092191855687">
                <text:p>0.0921918556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499917817">
                <text:p>0.124499917817</text:p>
              </table:table-cell>
              <table:table-cell office:value-type="float" office:value="0.100482207429">
                <text:p>0.10048220742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0056706114">
                <text:p>0.130056706114</text:p>
              </table:table-cell>
              <table:table-cell office:value-type="float" office:value="0.107336702827">
                <text:p>0.1073367028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3347304405">
                <text:p>0.133347304405</text:p>
              </table:table-cell>
              <table:table-cell office:value-type="float" office:value="0.113376356016">
                <text:p>0.11337635601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8571663379">
                <text:p>0.138571663379</text:p>
              </table:table-cell>
              <table:table-cell office:value-type="float" office:value="0.119712730112">
                <text:p>0.119712730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3852728468">
                <text:p>0.143852728468</text:p>
              </table:table-cell>
              <table:table-cell office:value-type="float" office:value="0.125451635437">
                <text:p>0.12545163543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909270217">
                <text:p>0.147909270217</text:p>
              </table:table-cell>
              <table:table-cell office:value-type="float" office:value="0.130568786982">
                <text:p>0.13056878698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2527531229">
                <text:p>0.152527531229</text:p>
              </table:table-cell>
              <table:table-cell office:value-type="float" office:value="0.134991494083">
                <text:p>0.13499149408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58037475345">
                <text:p>0.158037475345</text:p>
              </table:table-cell>
              <table:table-cell office:value-type="float" office:value="0.140385889218">
                <text:p>0.1403858892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2216058514">
                <text:p>0.162216058514</text:p>
              </table:table-cell>
              <table:table-cell office:value-type="float" office:value="0.145201060158">
                <text:p>0.14520106015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67932692308">
                <text:p>0.167932692308</text:p>
              </table:table-cell>
              <table:table-cell office:value-type="float" office:value="0.15089484714">
                <text:p>0.1508948471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159804405">
                <text:p>0.17159804405</text:p>
              </table:table-cell>
              <table:table-cell office:value-type="float" office:value="0.155154092702">
                <text:p>0.15515409270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75724030243">
                <text:p>0.175724030243</text:p>
              </table:table-cell>
              <table:table-cell office:value-type="float" office:value="0.159773956279">
                <text:p>0.1597739562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0252712032">
                <text:p>0.180252712032</text:p>
              </table:table-cell>
              <table:table-cell office:value-type="float" office:value="0.164487097304">
                <text:p>0.16448709730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4809746877">
                <text:p>0.184809746877</text:p>
              </table:table-cell>
              <table:table-cell office:value-type="float" office:value="0.168390573636">
                <text:p>0.16839057363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88087606838">
                <text:p>0.188087606838</text:p>
              </table:table-cell>
              <table:table-cell office:value-type="float" office:value="0.172746342867">
                <text:p>0.172746342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2642998028">
                <text:p>0.192642998028</text:p>
              </table:table-cell>
              <table:table-cell office:value-type="float" office:value="0.176911201512">
                <text:p>0.17691120151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96660092045">
                <text:p>0.196660092045</text:p>
              </table:table-cell>
              <table:table-cell office:value-type="float" office:value="0.181208703156">
                <text:p>0.1812087031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0720742932">
                <text:p>0.200720742932</text:p>
              </table:table-cell>
              <table:table-cell office:value-type="float" office:value="0.185125862919">
                <text:p>0.1851258629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4519230769">
                <text:p>0.204519230769</text:p>
              </table:table-cell>
              <table:table-cell office:value-type="float" office:value="0.189248150888">
                <text:p>0.18924815088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08522764629">
                <text:p>0.208522764629</text:p>
              </table:table-cell>
              <table:table-cell office:value-type="float" office:value="0.192953731098">
                <text:p>0.19295373109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233234714">
                <text:p>0.21233234714</text:p>
              </table:table-cell>
              <table:table-cell office:value-type="float" office:value="0.196704306377">
                <text:p>0.196704306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516231098">
                <text:p>0.21516231098</text:p>
              </table:table-cell>
              <table:table-cell office:value-type="float" office:value="0.200631204799">
                <text:p>0.2006312047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18391683103">
                <text:p>0.218391683103</text:p>
              </table:table-cell>
              <table:table-cell office:value-type="float" office:value="0.204877999671">
                <text:p>0.20487799967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2795857988">
                <text:p>0.222795857988</text:p>
              </table:table-cell>
              <table:table-cell office:value-type="float" office:value="0.208677966798">
                <text:p>0.2086779667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6117274819">
                <text:p>0.226117274819</text:p>
              </table:table-cell>
              <table:table-cell office:value-type="float" office:value="0.212128122945">
                <text:p>0.21212812294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2823430309">
                <text:p>0.22823430309</text:p>
              </table:table-cell>
              <table:table-cell office:value-type="float" office:value="0.215297501644">
                <text:p>0.21529750164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2130177515">
                <text:p>0.232130177515</text:p>
              </table:table-cell>
              <table:table-cell office:value-type="float" office:value="0.218812952005">
                <text:p>0.21881295200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5627876397">
                <text:p>0.235627876397</text:p>
              </table:table-cell>
              <table:table-cell office:value-type="float" office:value="0.222221112755">
                <text:p>0.22222111275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38705210388">
                <text:p>0.238705210388</text:p>
              </table:table-cell>
              <table:table-cell office:value-type="float" office:value="0.22551984714">
                <text:p>0.225519847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1823635766">
                <text:p>0.241823635766</text:p>
              </table:table-cell>
              <table:table-cell office:value-type="float" office:value="0.228429528271">
                <text:p>0.2284295282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4947403024">
                <text:p>0.244947403024</text:p>
              </table:table-cell>
              <table:table-cell office:value-type="float" office:value="0.23127399737">
                <text:p>0.2312739973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48286078238">
                <text:p>0.248286078238</text:p>
              </table:table-cell>
              <table:table-cell office:value-type="float" office:value="0.234599482249">
                <text:p>0.23459948224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1785009862">
                <text:p>0.251785009862</text:p>
              </table:table-cell>
              <table:table-cell office:value-type="float" office:value="0.237692266601">
                <text:p>0.23769226660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4963017751">
                <text:p>0.254963017751</text:p>
              </table:table-cell>
              <table:table-cell office:value-type="float" office:value="0.240808966141">
                <text:p>0.2408089661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7112919132">
                <text:p>0.257112919132</text:p>
              </table:table-cell>
              <table:table-cell office:value-type="float" office:value="0.243680350099">
                <text:p>0.2436803500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59379109139">
                <text:p>0.259379109139</text:p>
              </table:table-cell>
              <table:table-cell office:value-type="float" office:value="0.246515327087">
                <text:p>0.24651532708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2617932281">
                <text:p>0.262617932281</text:p>
              </table:table-cell>
              <table:table-cell office:value-type="float" office:value="0.249613658777">
                <text:p>0.24961365877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5491863905">
                <text:p>0.265491863905</text:p>
              </table:table-cell>
              <table:table-cell office:value-type="float" office:value="0.252810527613">
                <text:p>0.2528105276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7599852071">
                <text:p>0.267599852071</text:p>
              </table:table-cell>
              <table:table-cell office:value-type="float" office:value="0.255747164694">
                <text:p>0.25574716469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0859220907">
                <text:p>0.270859220907</text:p>
              </table:table-cell>
              <table:table-cell office:value-type="float" office:value="0.258507437541">
                <text:p>0.25850743754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2692307692">
                <text:p>0.272692307692</text:p>
              </table:table-cell>
              <table:table-cell office:value-type="float" office:value="0.260846441486">
                <text:p>0.26084644148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5441321499">
                <text:p>0.275441321499</text:p>
              </table:table-cell>
              <table:table-cell office:value-type="float" office:value="0.263354536489">
                <text:p>0.26335453648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872452334">
                <text:p>0.27872452334</text:p>
              </table:table-cell>
              <table:table-cell office:value-type="float" office:value="0.266325115056">
                <text:p>0.2663251150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063239645">
                <text:p>0.28063239645</text:p>
              </table:table-cell>
              <table:table-cell office:value-type="float" office:value="0.268761382314">
                <text:p>0.26876138231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2500410914">
                <text:p>0.282500410914</text:p>
              </table:table-cell>
              <table:table-cell office:value-type="float" office:value="0.271192348784">
                <text:p>0.27119234878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4693458251">
                <text:p>0.284693458251</text:p>
              </table:table-cell>
              <table:table-cell office:value-type="float" office:value="0.273490466798">
                <text:p>0.2734904667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7262491782">
                <text:p>0.287262491782</text:p>
              </table:table-cell>
              <table:table-cell office:value-type="float" office:value="0.275968359632">
                <text:p>0.27596835963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89651134122">
                <text:p>0.289651134122</text:p>
              </table:table-cell>
              <table:table-cell office:value-type="float" office:value="0.278551405325">
                <text:p>0.2785514053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2218523997">
                <text:p>0.292218523997</text:p>
              </table:table-cell>
              <table:table-cell office:value-type="float" office:value="0.281070512821">
                <text:p>0.2810705128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4488412229">
                <text:p>0.294488412229</text:p>
              </table:table-cell>
              <table:table-cell office:value-type="float" office:value="0.283350057528">
                <text:p>0.2833500575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5817307692">
                <text:p>0.295817307692</text:p>
              </table:table-cell>
              <table:table-cell office:value-type="float" office:value="0.285288461538">
                <text:p>0.2852884615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7833251151">
                <text:p>0.297833251151</text:p>
              </table:table-cell>
              <table:table-cell office:value-type="float" office:value="0.287198800131">
                <text:p>0.28719880013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00332429323">
                <text:p>0.300332429323</text:p>
              </table:table-cell>
              <table:table-cell office:value-type="float" office:value="0.289248602893">
                <text:p>0.2892486028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257642998">
                <text:p>0.30257642998</text:p>
              </table:table-cell>
              <table:table-cell office:value-type="float" office:value="0.291213141026">
                <text:p>0.2912131410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4639628534">
                <text:p>0.304639628534</text:p>
              </table:table-cell>
              <table:table-cell office:value-type="float" office:value="0.293385190664">
                <text:p>0.2933851906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6538050625">
                <text:p>0.306538050625</text:p>
              </table:table-cell>
              <table:table-cell office:value-type="float" office:value="0.295657667653">
                <text:p>0.29565766765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8665762656">
                <text:p>0.308665762656</text:p>
              </table:table-cell>
              <table:table-cell office:value-type="float" office:value="0.29779561144">
                <text:p>0.29779561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9980687048">
                <text:p>0.309980687048</text:p>
              </table:table-cell>
              <table:table-cell office:value-type="float" office:value="0.299891847469">
                <text:p>0.29989184746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2344263642">
                <text:p>0.312344263642</text:p>
              </table:table-cell>
              <table:table-cell office:value-type="float" office:value="0.30197690664">
                <text:p>0.3019769066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4199539776">
                <text:p>0.314199539776</text:p>
              </table:table-cell>
              <table:table-cell office:value-type="float" office:value="0.304145258054">
                <text:p>0.3041452580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5867439185">
                <text:p>0.315867439185</text:p>
              </table:table-cell>
              <table:table-cell office:value-type="float" office:value="0.305836538462">
                <text:p>0.30583653846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8250328731">
                <text:p>0.318250328731</text:p>
              </table:table-cell>
              <table:table-cell office:value-type="float" office:value="0.308033284024">
                <text:p>0.3080332840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957552597">
                <text:p>0.31957552597</text:p>
              </table:table-cell>
              <table:table-cell office:value-type="float" office:value="0.309727440828">
                <text:p>0.30972744082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21338757396">
                <text:p>0.321338757396</text:p>
              </table:table-cell>
              <table:table-cell office:value-type="float" office:value="0.311747904339">
                <text:p>0.31174790433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23302103879">
                <text:p>0.323302103879</text:p>
              </table:table-cell>
              <table:table-cell office:value-type="float" office:value="0.313312417817">
                <text:p>0.31331241781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4393491124">
                <text:p>0.324393491124</text:p>
              </table:table-cell>
              <table:table-cell office:value-type="float" office:value="0.315100509533">
                <text:p>0.315100509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5548159106">
                <text:p>0.325548159106</text:p>
              </table:table-cell>
              <table:table-cell office:value-type="float" office:value="0.316899490467">
                <text:p>0.31689949046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7850098619">
                <text:p>0.327850098619</text:p>
              </table:table-cell>
              <table:table-cell office:value-type="float" office:value="0.318603221565">
                <text:p>0.3186032215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927103879">
                <text:p>0.32927103879</text:p>
              </table:table-cell>
              <table:table-cell office:value-type="float" office:value="0.320317184418">
                <text:p>0.3203171844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31019066404">
                <text:p>0.331019066404</text:p>
              </table:table-cell>
              <table:table-cell office:value-type="float" office:value="0.321947361933">
                <text:p>0.32194736193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2752712032">
                <text:p>0.332752712032</text:p>
              </table:table-cell>
              <table:table-cell office:value-type="float" office:value="0.323645956607">
                <text:p>0.32364595660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3596318212">
                <text:p>0.333596318212</text:p>
              </table:table-cell>
              <table:table-cell office:value-type="float" office:value="0.325239727153">
                <text:p>0.32523972715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4348701512">
                <text:p>0.334348701512</text:p>
              </table:table-cell>
              <table:table-cell office:value-type="float" office:value="0.326314760026">
                <text:p>0.3263147600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5987836949">
                <text:p>0.335987836949</text:p>
              </table:table-cell>
              <table:table-cell office:value-type="float" office:value="0.327699293228">
                <text:p>0.32769929322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8065417488">
                <text:p>0.338065417488</text:p>
              </table:table-cell>
              <table:table-cell office:value-type="float" office:value="0.329240590072">
                <text:p>0.32924059007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9849605523">
                <text:p>0.339849605523</text:p>
              </table:table-cell>
              <table:table-cell office:value-type="float" office:value="0.33093454142">
                <text:p>0.3309345414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41103714661">
                <text:p>0.341103714661</text:p>
              </table:table-cell>
              <table:table-cell office:value-type="float" office:value="0.332338141026">
                <text:p>0.33233814102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1405325444">
                <text:p>0.341405325444</text:p>
              </table:table-cell>
              <table:table-cell office:value-type="float" office:value="0.333614850427">
                <text:p>0.33361485042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2959401709">
                <text:p>0.342959401709</text:p>
              </table:table-cell>
              <table:table-cell office:value-type="float" office:value="0.335149243918">
                <text:p>0.33514924391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4758793557">
                <text:p>0.344758793557</text:p>
              </table:table-cell>
              <table:table-cell office:value-type="float" office:value="0.336652079224">
                <text:p>0.33665207922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6715976331">
                <text:p>0.346715976331</text:p>
              </table:table-cell>
              <table:table-cell office:value-type="float" office:value="0.338069526627">
                <text:p>0.33806952662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7775723208">
                <text:p>0.347775723208</text:p>
              </table:table-cell>
              <table:table-cell office:value-type="float" office:value="0.339596112755">
                <text:p>0.3395961127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8901627219">
                <text:p>0.348901627219</text:p>
              </table:table-cell>
              <table:table-cell office:value-type="float" office:value="0.340855810322">
                <text:p>0.34085581032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5113535503">
                <text:p>0.35113535503</text:p>
              </table:table-cell>
              <table:table-cell office:value-type="float" office:value="0.342690705128">
                <text:p>0.34269070512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5094756739">
                <text:p>0.35094756739</text:p>
              </table:table-cell>
              <table:table-cell office:value-type="float" office:value="0.343861439842">
                <text:p>0.34386143984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5213921762">
                <text:p>0.35213921762</text:p>
              </table:table-cell>
              <table:table-cell office:value-type="float" office:value="0.345199539776">
                <text:p>0.34519953977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3076923077">
                <text:p>0.353076923077</text:p>
              </table:table-cell>
              <table:table-cell office:value-type="float" office:value="0.346396696252">
                <text:p>0.3463966962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4310486522">
                <text:p>0.354310486522</text:p>
              </table:table-cell>
              <table:table-cell office:value-type="float" office:value="0.347654092702">
                <text:p>0.3476540927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523134451">
                <text:p>0.35523134451</text:p>
              </table:table-cell>
              <table:table-cell office:value-type="float" office:value="0.348459483892">
                <text:p>0.3484594838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6157544379">
                <text:p>0.356157544379</text:p>
              </table:table-cell>
              <table:table-cell office:value-type="float" office:value="0.349487056213">
                <text:p>0.34948705621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7189349112">
                <text:p>0.357189349112</text:p>
              </table:table-cell>
              <table:table-cell office:value-type="float" office:value="0.350394189678">
                <text:p>0.35039418967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7930637738">
                <text:p>0.357930637738</text:p>
              </table:table-cell>
              <table:table-cell office:value-type="float" office:value="0.351582306049">
                <text:p>0.35158230604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9444444444">
                <text:p>0.359444444444</text:p>
              </table:table-cell>
              <table:table-cell office:value-type="float" office:value="0.352843852728">
                <text:p>0.35284385272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60420775805">
                <text:p>0.360420775805</text:p>
              </table:table-cell>
              <table:table-cell office:value-type="float" office:value="0.353729988494">
                <text:p>0.35372998849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119165023">
                <text:p>0.36119165023</text:p>
              </table:table-cell>
              <table:table-cell office:value-type="float" office:value="0.354745397765">
                <text:p>0.3547453977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2302350427">
                <text:p>0.362302350427</text:p>
              </table:table-cell>
              <table:table-cell office:value-type="float" office:value="0.355862220579">
                <text:p>0.35586222057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2742439185">
                <text:p>0.362742439185</text:p>
              </table:table-cell>
              <table:table-cell office:value-type="float" office:value="0.356850139711">
                <text:p>0.35685013971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422008547">
                <text:p>0.36422008547</text:p>
              </table:table-cell>
              <table:table-cell office:value-type="float" office:value="0.35808086785">
                <text:p>0.358080867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5034105851">
                <text:p>0.365034105851</text:p>
              </table:table-cell>
              <table:table-cell office:value-type="float" office:value="0.358882971729">
                <text:p>0.35888297172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6595167653">
                <text:p>0.366595167653</text:p>
              </table:table-cell>
              <table:table-cell office:value-type="float" office:value="0.360071786654">
                <text:p>0.360071786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7246877055">
                <text:p>0.367246877055</text:p>
              </table:table-cell>
              <table:table-cell office:value-type="float" office:value="0.360852687377">
                <text:p>0.36085268737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8121301775">
                <text:p>0.368121301775</text:p>
              </table:table-cell>
              <table:table-cell office:value-type="float" office:value="0.361817677515">
                <text:p>0.361817677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8715072321">
                <text:p>0.368715072321</text:p>
              </table:table-cell>
              <table:table-cell office:value-type="float" office:value="0.36264899737">
                <text:p>0.362648997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9656886917">
                <text:p>0.369656886917</text:p>
              </table:table-cell>
              <table:table-cell office:value-type="float" office:value="0.36359241453">
                <text:p>0.3635924145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9914119001">
                <text:p>0.369914119001</text:p>
              </table:table-cell>
              <table:table-cell office:value-type="float" office:value="0.364619288297">
                <text:p>0.3646192882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70410913872">
                <text:p>0.370410913872</text:p>
              </table:table-cell>
              <table:table-cell office:value-type="float" office:value="0.365460059172">
                <text:p>0.3654600591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71736932939">
                <text:p>0.371736932939</text:p>
              </table:table-cell>
              <table:table-cell office:value-type="float" office:value="0.366487795858">
                <text:p>0.36648779585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1965811966">
                <text:p>0.371965811966</text:p>
              </table:table-cell>
              <table:table-cell office:value-type="float" office:value="0.367233481262">
                <text:p>0.36723348126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2477399737">
                <text:p>0.372477399737</text:p>
              </table:table-cell>
              <table:table-cell office:value-type="float" office:value="0.367906928008">
                <text:p>0.3679069280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317595332">
                <text:p>0.37317595332</text:p>
              </table:table-cell>
              <table:table-cell office:value-type="float" office:value="0.368580128205">
                <text:p>0.3685801282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3953402367">
                <text:p>0.373953402367</text:p>
              </table:table-cell>
              <table:table-cell office:value-type="float" office:value="0.369342907627">
                <text:p>0.36934290762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5409681131">
                <text:p>0.375409681131</text:p>
              </table:table-cell>
              <table:table-cell office:value-type="float" office:value="0.36991588593">
                <text:p>0.36991588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572156476">
                <text:p>0.37572156476</text:p>
              </table:table-cell>
              <table:table-cell office:value-type="float" office:value="0.370660913872">
                <text:p>0.3706609138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654503616">
                <text:p>0.37654503616</text:p>
              </table:table-cell>
              <table:table-cell office:value-type="float" office:value="0.371566978961">
                <text:p>0.3715669789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7131410256">
                <text:p>0.377131410256</text:p>
              </table:table-cell>
              <table:table-cell office:value-type="float" office:value="0.37224437048">
                <text:p>0.3722443704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7429733728">
                <text:p>0.377429733728</text:p>
              </table:table-cell>
              <table:table-cell office:value-type="float" office:value="0.372941814596">
                <text:p>0.372941814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8410585141">
                <text:p>0.378410585141</text:p>
              </table:table-cell>
              <table:table-cell office:value-type="float" office:value="0.373582552597">
                <text:p>0.3735825525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932404668">
                <text:p>0.37932404668</text:p>
              </table:table-cell>
              <table:table-cell office:value-type="float" office:value="0.374264916174">
                <text:p>0.3742649161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9217619987">
                <text:p>0.379217619987</text:p>
              </table:table-cell>
              <table:table-cell office:value-type="float" office:value="0.374769888231">
                <text:p>0.37476988823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9280078895">
                <text:p>0.379280078895</text:p>
              </table:table-cell>
              <table:table-cell office:value-type="float" office:value="0.375147970085">
                <text:p>0.37514797008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0428583169">
                <text:p>0.380428583169</text:p>
              </table:table-cell>
              <table:table-cell office:value-type="float" office:value="0.375732988166">
                <text:p>0.3757329881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0478714661">
                <text:p>0.380478714661</text:p>
              </table:table-cell>
              <table:table-cell office:value-type="float" office:value="0.376351619001">
                <text:p>0.37635161900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1248356345">
                <text:p>0.381248356345</text:p>
              </table:table-cell>
              <table:table-cell office:value-type="float" office:value="0.376727071006">
                <text:p>0.37672707100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1891847469">
                <text:p>0.381891847469</text:p>
              </table:table-cell>
              <table:table-cell office:value-type="float" office:value="0.377459196252">
                <text:p>0.37745919625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2375904011">
                <text:p>0.382375904011</text:p>
              </table:table-cell>
              <table:table-cell office:value-type="float" office:value="0.378133547009">
                <text:p>0.37813354700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2838593031">
                <text:p>0.382838593031</text:p>
              </table:table-cell>
              <table:table-cell office:value-type="float" office:value="0.378762491782">
                <text:p>0.37876249178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397394806">
                <text:p>0.38397394806</text:p>
              </table:table-cell>
              <table:table-cell office:value-type="float" office:value="0.379567759698">
                <text:p>0.379567759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5008218277">
                <text:p>0.385008218277</text:p>
              </table:table-cell>
              <table:table-cell office:value-type="float" office:value="0.380275024655">
                <text:p>0.38027502465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4980687048">
                <text:p>0.384980687048</text:p>
              </table:table-cell>
              <table:table-cell office:value-type="float" office:value="0.38080954142">
                <text:p>0.3808095414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5454470743">
                <text:p>0.385454470743</text:p>
              </table:table-cell>
              <table:table-cell office:value-type="float" office:value="0.381436267258">
                <text:p>0.38143626725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6338757396">
                <text:p>0.386338757396</text:p>
              </table:table-cell>
              <table:table-cell office:value-type="float" office:value="0.381994452663">
                <text:p>0.3819944526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6948964497">
                <text:p>0.386948964497</text:p>
              </table:table-cell>
              <table:table-cell office:value-type="float" office:value="0.38264160092">
                <text:p>0.382641600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7471236029">
                <text:p>0.387471236029</text:p>
              </table:table-cell>
              <table:table-cell office:value-type="float" office:value="0.383399243918">
                <text:p>0.3833992439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8229372124">
                <text:p>0.388229372124</text:p>
              </table:table-cell>
              <table:table-cell office:value-type="float" office:value="0.384067677515">
                <text:p>0.3840676775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8896696252">
                <text:p>0.388896696252</text:p>
              </table:table-cell>
              <table:table-cell office:value-type="float" office:value="0.384727810651">
                <text:p>0.3847278106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9277202498">
                <text:p>0.389277202498</text:p>
              </table:table-cell>
              <table:table-cell office:value-type="float" office:value="0.38533797666">
                <text:p>0.3853379766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9368836292">
                <text:p>0.389368836292</text:p>
              </table:table-cell>
              <table:table-cell office:value-type="float" office:value="0.385986275477">
                <text:p>0.38598627547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0457758054">
                <text:p>0.390457758054</text:p>
              </table:table-cell>
              <table:table-cell office:value-type="float" office:value="0.386661900066">
                <text:p>0.38666190006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0817718606">
                <text:p>0.390817718606</text:p>
              </table:table-cell>
              <table:table-cell office:value-type="float" office:value="0.387135313938">
                <text:p>0.38713531393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1081525312">
                <text:p>0.391081525312</text:p>
              </table:table-cell>
              <table:table-cell office:value-type="float" office:value="0.387683021039">
                <text:p>0.38768302103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2003616042">
                <text:p>0.392003616042</text:p>
              </table:table-cell>
              <table:table-cell office:value-type="float" office:value="0.388231755424">
                <text:p>0.38823175542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92112919132">
                <text:p>0.392112919132</text:p>
              </table:table-cell>
              <table:table-cell office:value-type="float" office:value="0.388631862262">
                <text:p>0.38863186226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2396449704">
                <text:p>0.392396449704</text:p>
              </table:table-cell>
              <table:table-cell office:value-type="float" office:value="0.389017628205">
                <text:p>0.38901762820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2969674556">
                <text:p>0.392969674556</text:p>
              </table:table-cell>
              <table:table-cell office:value-type="float" office:value="0.389464127219">
                <text:p>0.38946412721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93262656147">
                <text:p>0.393262656147</text:p>
              </table:table-cell>
              <table:table-cell office:value-type="float" office:value="0.389916954306">
                <text:p>0.389916954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3822320842">
                <text:p>0.393822320842</text:p>
              </table:table-cell>
              <table:table-cell office:value-type="float" office:value="0.390209812623">
                <text:p>0.3902098126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94236111111">
                <text:p>0.394236111111</text:p>
              </table:table-cell>
              <table:table-cell office:value-type="float" office:value="0.390808226496">
                <text:p>0.39080822649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94836456279">
                <text:p>0.394836456279</text:p>
              </table:table-cell>
              <table:table-cell office:value-type="float" office:value="0.391288173899">
                <text:p>0.3912881738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95252712032">
                <text:p>0.395252712032</text:p>
              </table:table-cell>
              <table:table-cell office:value-type="float" office:value="0.391720825115">
                <text:p>0.3917208251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6107412886">
                <text:p>0.396107412886</text:p>
              </table:table-cell>
              <table:table-cell office:value-type="float" office:value="0.392133752465">
                <text:p>0.3921337524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6267669297">
                <text:p>0.396267669297</text:p>
              </table:table-cell>
              <table:table-cell office:value-type="float" office:value="0.392642956936">
                <text:p>0.39264295693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6944855358">
                <text:p>0.396944855358</text:p>
              </table:table-cell>
              <table:table-cell office:value-type="float" office:value="0.393169625247">
                <text:p>0.39316962524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701183432">
                <text:p>0.39701183432</text:p>
              </table:table-cell>
              <table:table-cell office:value-type="float" office:value="0.393579717291">
                <text:p>0.39357971729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7213182117">
                <text:p>0.397213182117</text:p>
              </table:table-cell>
              <table:table-cell office:value-type="float" office:value="0.394009944116">
                <text:p>0.39400994411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7349194609">
                <text:p>0.397349194609</text:p>
              </table:table-cell>
              <table:table-cell office:value-type="float" office:value="0.394431993754">
                <text:p>0.3944319937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9813034188">
                <text:p>0.39813034188</text:p>
              </table:table-cell>
              <table:table-cell office:value-type="float" office:value="0.39475977975">
                <text:p>0.3947597797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8528517423">
                <text:p>0.398528517423</text:p>
              </table:table-cell>
              <table:table-cell office:value-type="float" office:value="0.395008999014">
                <text:p>0.39500899901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8886423406">
                <text:p>0.398886423406</text:p>
              </table:table-cell>
              <table:table-cell office:value-type="float" office:value="0.39551183432">
                <text:p>0.3955118343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9756738988">
                <text:p>0.399756738988</text:p>
              </table:table-cell>
              <table:table-cell office:value-type="float" office:value="0.395974317883">
                <text:p>0.3959743178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9213099934">
                <text:p>0.399213099934</text:p>
              </table:table-cell>
              <table:table-cell office:value-type="float" office:value="0.396297789283">
                <text:p>0.39629778928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00312705457">
                <text:p>0.400312705457</text:p>
              </table:table-cell>
              <table:table-cell office:value-type="float" office:value="0.396807938856">
                <text:p>0.39680793885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031517094">
                <text:p>0.40031517094</text:p>
              </table:table-cell>
              <table:table-cell office:value-type="float" office:value="0.397385026298">
                <text:p>0.39738502629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0915516108">
                <text:p>0.400915516108</text:p>
              </table:table-cell>
              <table:table-cell office:value-type="float" office:value="0.397875123274">
                <text:p>0.39787512327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1098783695">
                <text:p>0.401098783695</text:p>
              </table:table-cell>
              <table:table-cell office:value-type="float" office:value="0.398256204799">
                <text:p>0.39825620479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1337935569">
                <text:p>0.401337935569</text:p>
              </table:table-cell>
              <table:table-cell office:value-type="float" office:value="0.398593236358">
                <text:p>0.3985932363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1766929652">
                <text:p>0.401766929652</text:p>
              </table:table-cell>
              <table:table-cell office:value-type="float" office:value="0.398945471729">
                <text:p>0.39894547172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1860618014">
                <text:p>0.401860618014</text:p>
              </table:table-cell>
              <table:table-cell office:value-type="float" office:value="0.399325731427">
                <text:p>0.3993257314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231221236">
                <text:p>0.40231221236</text:p>
              </table:table-cell>
              <table:table-cell office:value-type="float" office:value="0.39964751808">
                <text:p>0.399647518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2707922419">
                <text:p>0.402707922419</text:p>
              </table:table-cell>
              <table:table-cell office:value-type="float" office:value="0.400053706443">
                <text:p>0.4000537064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3416748849">
                <text:p>0.403416748849</text:p>
              </table:table-cell>
              <table:table-cell office:value-type="float" office:value="0.400524860289">
                <text:p>0.40052486028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03808760684">
                <text:p>0.403808760684</text:p>
              </table:table-cell>
              <table:table-cell office:value-type="float" office:value="0.40091646121">
                <text:p>0.400916461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3768491124">
                <text:p>0.403768491124</text:p>
              </table:table-cell>
              <table:table-cell office:value-type="float" office:value="0.401407503287">
                <text:p>0.40140750328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04399243918">
                <text:p>0.404399243918</text:p>
              </table:table-cell>
              <table:table-cell office:value-type="float" office:value="0.401784927679">
                <text:p>0.40178492767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04330621302">
                <text:p>0.404330621302</text:p>
              </table:table-cell>
              <table:table-cell office:value-type="float" office:value="0.401943663708">
                <text:p>0.40194366370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04473208416">
                <text:p>0.404473208416</text:p>
              </table:table-cell>
              <table:table-cell office:value-type="float" office:value="0.402260313938">
                <text:p>0.4022603139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5417077581">
                <text:p>0.405417077581</text:p>
              </table:table-cell>
              <table:table-cell office:value-type="float" office:value="0.402709607166">
                <text:p>0.40270960716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05908119658">
                <text:p>0.405908119658</text:p>
              </table:table-cell>
              <table:table-cell office:value-type="float" office:value="0.403184089415">
                <text:p>0.40318408941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6344510191">
                <text:p>0.406344510191</text:p>
              </table:table-cell>
              <table:table-cell office:value-type="float" office:value="0.403600180802">
                <text:p>0.40360018080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6845414201">
                <text:p>0.406845414201</text:p>
              </table:table-cell>
              <table:table-cell office:value-type="float" office:value="0.403976208087">
                <text:p>0.40397620808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07243589744">
                <text:p>0.407243589744</text:p>
              </table:table-cell>
              <table:table-cell office:value-type="float" office:value="0.404380834977">
                <text:p>0.40438083497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7694773176">
                <text:p>0.407694773176</text:p>
              </table:table-cell>
              <table:table-cell office:value-type="float" office:value="0.404738823143">
                <text:p>0.40473882314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77132643">
                <text:p>0.4077132643</text:p>
              </table:table-cell>
              <table:table-cell office:value-type="float" office:value="0.405045940171">
                <text:p>0.40504594017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7895299145">
                <text:p>0.407895299145</text:p>
              </table:table-cell>
              <table:table-cell office:value-type="float" office:value="0.405332223866">
                <text:p>0.40533222386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08286078238">
                <text:p>0.408286078238</text:p>
              </table:table-cell>
              <table:table-cell office:value-type="float" office:value="0.405751931295">
                <text:p>0.4057519312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08549063116">
                <text:p>0.408549063116</text:p>
              </table:table-cell>
              <table:table-cell office:value-type="float" office:value="0.406164201183">
                <text:p>0.40616420118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09462113741">
                <text:p>0.409462113741</text:p>
              </table:table-cell>
              <table:table-cell office:value-type="float" office:value="0.406724769888">
                <text:p>0.406724769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09550871137">
                <text:p>0.409550871137</text:p>
              </table:table-cell>
              <table:table-cell office:value-type="float" office:value="0.407092661078">
                <text:p>0.40709266107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09891518738">
                <text:p>0.409891518738</text:p>
              </table:table-cell>
              <table:table-cell office:value-type="float" office:value="0.40737972551">
                <text:p>0.4073797255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09749753452">
                <text:p>0.409749753452</text:p>
              </table:table-cell>
              <table:table-cell office:value-type="float" office:value="0.4076789119">
                <text:p>0.407678911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10024243918">
                <text:p>0.410024243918</text:p>
              </table:table-cell>
              <table:table-cell office:value-type="float" office:value="0.407954799474">
                <text:p>0.40795479947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10205456936">
                <text:p>0.410205456936</text:p>
              </table:table-cell>
              <table:table-cell office:value-type="float" office:value="0.408244493754">
                <text:p>0.40824449375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10725673899">
                <text:p>0.410725673899</text:p>
              </table:table-cell>
              <table:table-cell office:value-type="float" office:value="0.408615590072">
                <text:p>0.40861559007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11134533202">
                <text:p>0.411134533202</text:p>
              </table:table-cell>
              <table:table-cell office:value-type="float" office:value="0.408899038462">
                <text:p>0.40889903846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38695759369">
                <text:p>0.0738695759369</text:p>
              </table:table-cell>
              <table:table-cell office:value-type="float" office:value="0.0103823964497">
                <text:p>0.0103823964497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2343852728">
                <text:p>0.0712343852728</text:p>
              </table:table-cell>
              <table:table-cell office:value-type="float" office:value="0.010960100263">
                <text:p>0.010960100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76434089415">
                <text:p>0.0676434089415</text:p>
              </table:table-cell>
              <table:table-cell office:value-type="float" office:value="0.0109533612755">
                <text:p>0.01095336127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87787639711">
                <text:p>0.0687787639711</text:p>
              </table:table-cell>
              <table:table-cell office:value-type="float" office:value="0.0127691896778">
                <text:p>0.0127691896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710897435897">
                <text:p>0.0710897435897</text:p>
              </table:table-cell>
              <table:table-cell office:value-type="float" office:value="0.0139461291913">
                <text:p>0.01394612919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730728139382">
                <text:p>0.0730728139382</text:p>
              </table:table-cell>
              <table:table-cell office:value-type="float" office:value="0.0151090976331">
                <text:p>0.01510909763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93207593688">
                <text:p>0.0693207593688</text:p>
              </table:table-cell>
              <table:table-cell office:value-type="float" office:value="0.0150040680473">
                <text:p>0.01500406804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99383629191">
                <text:p>0.0699383629191</text:p>
              </table:table-cell>
              <table:table-cell office:value-type="float" office:value="0.0152266190007">
                <text:p>0.0152266190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99815088757">
                <text:p>0.0699815088757</text:p>
              </table:table-cell>
              <table:table-cell office:value-type="float" office:value="0.0172617110454">
                <text:p>0.01726171104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91103714661">
                <text:p>0.0691103714661</text:p>
              </table:table-cell>
              <table:table-cell office:value-type="float" office:value="0.0172915433925">
                <text:p>0.01729154339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6769395135">
                <text:p>0.0666769395135</text:p>
              </table:table-cell>
              <table:table-cell office:value-type="float" office:value="0.0178962853386">
                <text:p>0.01789628533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52079224195">
                <text:p>0.0652079224195</text:p>
              </table:table-cell>
              <table:table-cell office:value-type="float" office:value="0.0182671761999">
                <text:p>0.01826717619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5847304405">
                <text:p>0.065847304405</text:p>
              </table:table-cell>
              <table:table-cell office:value-type="float" office:value="0.0171562294543">
                <text:p>0.01715622945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5796351085">
                <text:p>0.0645796351085</text:p>
              </table:table-cell>
              <table:table-cell office:value-type="float" office:value="0.0166444362262">
                <text:p>0.01664443622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8656311637">
                <text:p>0.0648656311637</text:p>
              </table:table-cell>
              <table:table-cell office:value-type="float" office:value="0.0167772435897">
                <text:p>0.016777243589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41863905325">
                <text:p>0.0641863905325</text:p>
              </table:table-cell>
              <table:table-cell office:value-type="float" office:value="0.0164420200526">
                <text:p>0.01644202005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2638477975">
                <text:p>0.062638477975</text:p>
              </table:table-cell>
              <table:table-cell office:value-type="float" office:value="0.016935486522">
                <text:p>0.01693548652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18478796844">
                <text:p>0.0618478796844</text:p>
              </table:table-cell>
              <table:table-cell office:value-type="float" office:value="0.0167598208416">
                <text:p>0.01675982084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03164036818">
                <text:p>0.0603164036818</text:p>
              </table:table-cell>
              <table:table-cell office:value-type="float" office:value="0.0175221482577">
                <text:p>0.01752214825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28459894806">
                <text:p>0.0628459894806</text:p>
              </table:table-cell>
              <table:table-cell office:value-type="float" office:value="0.0182697649573">
                <text:p>0.018269764957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662393162393">
                <text:p>0.0662393162393</text:p>
              </table:table-cell>
              <table:table-cell office:value-type="float" office:value="0.0194884533202">
                <text:p>0.019488453320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651586127548">
                <text:p>0.0651586127548</text:p>
              </table:table-cell>
              <table:table-cell office:value-type="float" office:value="0.0203901216305">
                <text:p>0.020390121630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661086456279">
                <text:p>0.0661086456279</text:p>
              </table:table-cell>
              <table:table-cell office:value-type="float" office:value="0.0203939431295">
                <text:p>0.0203939431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652005259698">
                <text:p>0.0652005259698</text:p>
              </table:table-cell>
              <table:table-cell office:value-type="float" office:value="0.019429857002">
                <text:p>0.0194298570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63795200526">
                <text:p>0.063795200526</text:p>
              </table:table-cell>
              <table:table-cell office:value-type="float" office:value="0.0185400230112">
                <text:p>0.01854002301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65618425378">
                <text:p>0.065618425378</text:p>
              </table:table-cell>
              <table:table-cell office:value-type="float" office:value="0.0190046844181">
                <text:p>0.019004684418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640725673899">
                <text:p>0.0640725673899</text:p>
              </table:table-cell>
              <table:table-cell office:value-type="float" office:value="0.0186521203156">
                <text:p>0.018652120315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641970742932">
                <text:p>0.0641970742932</text:p>
              </table:table-cell>
              <table:table-cell office:value-type="float" office:value="0.0188380588429">
                <text:p>0.018838058842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666103714661">
                <text:p>0.0666103714661</text:p>
              </table:table-cell>
              <table:table-cell office:value-type="float" office:value="0.0195576923077">
                <text:p>0.019557692307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658801775148">
                <text:p>0.0658801775148</text:p>
              </table:table-cell>
              <table:table-cell office:value-type="float" office:value="0.0200703895464">
                <text:p>0.020070389546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643980111769">
                <text:p>0.0643980111769</text:p>
              </table:table-cell>
              <table:table-cell office:value-type="float" office:value="0.0195865384615">
                <text:p>0.01958653846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4906722551">
                <text:p>0.064906722551</text:p>
              </table:table-cell>
              <table:table-cell office:value-type="float" office:value="0.02002843524">
                <text:p>0.020028435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43971893491">
                <text:p>0.0643971893491</text:p>
              </table:table-cell>
              <table:table-cell office:value-type="float" office:value="0.0201035092045">
                <text:p>0.02010350920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625973865878">
                <text:p>0.0625973865878</text:p>
              </table:table-cell>
              <table:table-cell office:value-type="float" office:value="0.0185173816568">
                <text:p>0.018517381656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651051939513">
                <text:p>0.0651051939513</text:p>
              </table:table-cell>
              <table:table-cell office:value-type="float" office:value="0.0187699704142">
                <text:p>0.018769970414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656434911243">
                <text:p>0.0656434911243</text:p>
              </table:table-cell>
              <table:table-cell office:value-type="float" office:value="0.0185013560158">
                <text:p>0.018501356015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642669296515">
                <text:p>0.0642669296515</text:p>
              </table:table-cell>
              <table:table-cell office:value-type="float" office:value="0.0200426939513">
                <text:p>0.0200426939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660987836949">
                <text:p>0.0660987836949</text:p>
              </table:table-cell>
              <table:table-cell office:value-type="float" office:value="0.0200685404339">
                <text:p>0.020068540433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68382642998">
                <text:p>0.068382642998</text:p>
              </table:table-cell>
              <table:table-cell office:value-type="float" office:value="0.0205889628534">
                <text:p>0.02058896285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669937541091">
                <text:p>0.0669937541091</text:p>
              </table:table-cell>
              <table:table-cell office:value-type="float" office:value="0.0213807938856">
                <text:p>0.021380793885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658325115056">
                <text:p>0.0658325115056</text:p>
              </table:table-cell>
              <table:table-cell office:value-type="float" office:value="0.0218525641026">
                <text:p>0.021852564102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663017751479">
                <text:p>0.0663017751479</text:p>
              </table:table-cell>
              <table:table-cell office:value-type="float" office:value="0.0227315088757">
                <text:p>0.02273150887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674223372781">
                <text:p>0.0674223372781</text:p>
              </table:table-cell>
              <table:table-cell office:value-type="float" office:value="0.0241887327416">
                <text:p>0.02418873274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669670447074">
                <text:p>0.0669670447074</text:p>
              </table:table-cell>
              <table:table-cell office:value-type="float" office:value="0.0228611522025">
                <text:p>0.02286115220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672600262985">
                <text:p>0.0672600262985</text:p>
              </table:table-cell>
              <table:table-cell office:value-type="float" office:value="0.0220131492439">
                <text:p>0.022013149243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67023339908">
                <text:p>0.067023339908</text:p>
              </table:table-cell>
              <table:table-cell office:value-type="float" office:value="0.021648134451">
                <text:p>0.02164813445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662516436555">
                <text:p>0.0662516436555</text:p>
              </table:table-cell>
              <table:table-cell office:value-type="float" office:value="0.021803377712">
                <text:p>0.02180337771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670648422091">
                <text:p>0.0670648422091</text:p>
              </table:table-cell>
              <table:table-cell office:value-type="float" office:value="0.0230408037475">
                <text:p>0.02304080374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686793228139">
                <text:p>0.0686793228139</text:p>
              </table:table-cell>
              <table:table-cell office:value-type="float" office:value="0.0238804651545">
                <text:p>0.0238804651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695208744247">
                <text:p>0.0695208744247</text:p>
              </table:table-cell>
              <table:table-cell office:value-type="float" office:value="0.023610248192">
                <text:p>0.02361024819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697378369494">
                <text:p>0.0697378369494</text:p>
              </table:table-cell>
              <table:table-cell office:value-type="float" office:value="0.0230669378698">
                <text:p>0.023066937869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702387409599">
                <text:p>0.0702387409599</text:p>
              </table:table-cell>
              <table:table-cell office:value-type="float" office:value="0.0239112426036">
                <text:p>0.023911242603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09027777778">
                <text:p>0.0709027777778</text:p>
              </table:table-cell>
              <table:table-cell office:value-type="float" office:value="0.0241627218935">
                <text:p>0.024162721893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688424556213">
                <text:p>0.0688424556213</text:p>
              </table:table-cell>
              <table:table-cell office:value-type="float" office:value="0.0240410502959">
                <text:p>0.0240410502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93108974359">
                <text:p>0.0693108974359</text:p>
              </table:table-cell>
              <table:table-cell office:value-type="float" office:value="0.0231477646285">
                <text:p>0.023147764628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80062458909">
                <text:p>0.0680062458909</text:p>
              </table:table-cell>
              <table:table-cell office:value-type="float" office:value="0.0228341140697">
                <text:p>0.022834114069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75443786982">
                <text:p>0.0675443786982</text:p>
              </table:table-cell>
              <table:table-cell office:value-type="float" office:value="0.022636669954">
                <text:p>0.0226366699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682252629849">
                <text:p>0.0682252629849</text:p>
              </table:table-cell>
              <table:table-cell office:value-type="float" office:value="0.0228566321499">
                <text:p>0.022856632149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6774326101">
                <text:p>0.0696774326101</text:p>
              </table:table-cell>
              <table:table-cell office:value-type="float" office:value="0.0233696581197">
                <text:p>0.023369658119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660691978961">
                <text:p>0.0660691978961</text:p>
              </table:table-cell>
              <table:table-cell office:value-type="float" office:value="0.0221510108481">
                <text:p>0.022151010848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66691321499">
                <text:p>0.0666691321499</text:p>
              </table:table-cell>
              <table:table-cell office:value-type="float" office:value="0.0215807034845">
                <text:p>0.021580703484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0848126233">
                <text:p>0.0660848126233</text:p>
              </table:table-cell>
              <table:table-cell office:value-type="float" office:value="0.0214475673899">
                <text:p>0.021447567389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76121794872">
                <text:p>0.0676121794872</text:p>
              </table:table-cell>
              <table:table-cell office:value-type="float" office:value="0.0221231508876">
                <text:p>0.02212315088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675369822485">
                <text:p>0.0675369822485</text:p>
              </table:table-cell>
              <table:table-cell office:value-type="float" office:value="0.0227631492439">
                <text:p>0.022763149243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87450690335">
                <text:p>0.0687450690335</text:p>
              </table:table-cell>
              <table:table-cell office:value-type="float" office:value="0.0218886012492">
                <text:p>0.021888601249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679520052597">
                <text:p>0.0679520052597</text:p>
              </table:table-cell>
              <table:table-cell office:value-type="float" office:value="0.0212708333333">
                <text:p>0.0212708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681102071006">
                <text:p>0.0681102071006</text:p>
              </table:table-cell>
              <table:table-cell office:value-type="float" office:value="0.0205626643655">
                <text:p>0.02056266436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668971893491">
                <text:p>0.0668971893491</text:p>
              </table:table-cell>
              <table:table-cell office:value-type="float" office:value="0.0204835223537">
                <text:p>0.020483522353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54454306377">
                <text:p>0.0654454306377</text:p>
              </table:table-cell>
              <table:table-cell office:value-type="float" office:value="0.0212489727153">
                <text:p>0.021248972715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64003944773">
                <text:p>0.0664003944773</text:p>
              </table:table-cell>
              <table:table-cell office:value-type="float" office:value="0.0209833579882">
                <text:p>0.020983357988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65306541749">
                <text:p>0.0665306541749</text:p>
              </table:table-cell>
              <table:table-cell office:value-type="float" office:value="0.0213599194609">
                <text:p>0.02135991946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679930966469">
                <text:p>0.0679930966469</text:p>
              </table:table-cell>
              <table:table-cell office:value-type="float" office:value="0.020192800789">
                <text:p>0.0201928007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663995726496">
                <text:p>0.0663995726496</text:p>
              </table:table-cell>
              <table:table-cell office:value-type="float" office:value="0.0194407462196">
                <text:p>0.019440746219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660601577909">
                <text:p>0.0660601577909</text:p>
              </table:table-cell>
              <table:table-cell office:value-type="float" office:value="0.0193211702827">
                <text:p>0.019321170282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673072813938">
                <text:p>0.0673072813938</text:p>
              </table:table-cell>
              <table:table-cell office:value-type="float" office:value="0.0205272846811">
                <text:p>0.020527284681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668302103879">
                <text:p>0.0668302103879</text:p>
              </table:table-cell>
              <table:table-cell office:value-type="float" office:value="0.0213736850756">
                <text:p>0.021373685075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682273175542">
                <text:p>0.0682273175542</text:p>
              </table:table-cell>
              <table:table-cell office:value-type="float" office:value="0.0212303994083">
                <text:p>0.021230399408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653690006575">
                <text:p>0.0653690006575</text:p>
              </table:table-cell>
              <table:table-cell office:value-type="float" office:value="0.0202289612097">
                <text:p>0.0202289612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668018573307">
                <text:p>0.0668018573307</text:p>
              </table:table-cell>
              <table:table-cell office:value-type="float" office:value="0.0208446745562">
                <text:p>0.020844674556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637668474688">
                <text:p>0.0637668474688</text:p>
              </table:table-cell>
              <table:table-cell office:value-type="float" office:value="0.020666379027">
                <text:p>0.0206663790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655136423406">
                <text:p>0.0655136423406</text:p>
              </table:table-cell>
              <table:table-cell office:value-type="float" office:value="0.0207350838264">
                <text:p>0.02073508382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665125739645">
                <text:p>0.0665125739645</text:p>
              </table:table-cell>
              <table:table-cell office:value-type="float" office:value="0.0200540762656">
                <text:p>0.020054076265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97739973702">
                <text:p>0.0697739973702</text:p>
              </table:table-cell>
              <table:table-cell office:value-type="float" office:value="0.0209590318869">
                <text:p>0.02095903188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687426035503">
                <text:p>0.0687426035503</text:p>
              </table:table-cell>
              <table:table-cell office:value-type="float" office:value="0.0200173816568">
                <text:p>0.020017381656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679663872452">
                <text:p>0.0679663872452</text:p>
              </table:table-cell>
              <table:table-cell office:value-type="float" office:value="0.0202789283366">
                <text:p>0.020278928336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669530736358">
                <text:p>0.0669530736358</text:p>
              </table:table-cell>
              <table:table-cell office:value-type="float" office:value="0.0206839661407">
                <text:p>0.0206839661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680452827087">
                <text:p>0.0680452827087</text:p>
              </table:table-cell>
              <table:table-cell office:value-type="float" office:value="0.0215598290598">
                <text:p>0.02155982905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695389546351">
                <text:p>0.0695389546351</text:p>
              </table:table-cell>
              <table:table-cell office:value-type="float" office:value="0.0217303583169">
                <text:p>0.021730358316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672349605523">
                <text:p>0.0672349605523</text:p>
              </table:table-cell>
              <table:table-cell office:value-type="float" office:value="0.0212308514135">
                <text:p>0.02123085141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699186390533">
                <text:p>0.0699186390533</text:p>
              </table:table-cell>
              <table:table-cell office:value-type="float" office:value="0.0220549391847">
                <text:p>0.022054939184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697752301118">
                <text:p>0.0697752301118</text:p>
              </table:table-cell>
              <table:table-cell office:value-type="float" office:value="0.0222813116371">
                <text:p>0.022281311637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685979618672">
                <text:p>0.0685979618672</text:p>
              </table:table-cell>
              <table:table-cell office:value-type="float" office:value="0.0224857001972">
                <text:p>0.022485700197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81833497699">
                <text:p>0.0681833497699</text:p>
              </table:table-cell>
              <table:table-cell office:value-type="float" office:value="0.0225116288626">
                <text:p>0.0225116288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71248356345">
                <text:p>0.0671248356345</text:p>
              </table:table-cell>
              <table:table-cell office:value-type="float" office:value="0.0226965401052">
                <text:p>0.022696540105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695775805391">
                <text:p>0.0695775805391</text:p>
              </table:table-cell>
              <table:table-cell office:value-type="float" office:value="0.0240149161736">
                <text:p>0.024014916173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686197403024">
                <text:p>0.0686197403024</text:p>
              </table:table-cell>
              <table:table-cell office:value-type="float" office:value="0.0224381163708">
                <text:p>0.022438116370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695060815253">
                <text:p>0.0695060815253</text:p>
              </table:table-cell>
              <table:table-cell office:value-type="float" office:value="0.023003287311">
                <text:p>0.02300328731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674642504931">
                <text:p>0.0674642504931</text:p>
              </table:table-cell>
              <table:table-cell office:value-type="float" office:value="0.0219667570677">
                <text:p>0.021966757067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681208908613">
                <text:p>0.0681208908613</text:p>
              </table:table-cell>
              <table:table-cell office:value-type="float" office:value="0.0218860124918">
                <text:p>0.021886012491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80756903353">
                <text:p>0.0680756903353</text:p>
              </table:table-cell>
              <table:table-cell office:value-type="float" office:value="0.021249260355">
                <text:p>0.0212492603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679055719921">
                <text:p>0.0679055719921</text:p>
              </table:table-cell>
              <table:table-cell office:value-type="float" office:value="0.0208097057857">
                <text:p>0.020809705785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6688773833">
                <text:p>0.06688773833</text:p>
              </table:table-cell>
              <table:table-cell office:value-type="float" office:value="0.0200036160421">
                <text:p>0.020003616042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679807692308">
                <text:p>0.0679807692308</text:p>
              </table:table-cell>
              <table:table-cell office:value-type="float" office:value="0.0205186554898">
                <text:p>0.02051865548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673463182117">
                <text:p>0.0673463182117</text:p>
              </table:table-cell>
              <table:table-cell office:value-type="float" office:value="0.0203755752794">
                <text:p>0.020375575279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65750328731">
                <text:p>0.0665750328731</text:p>
              </table:table-cell>
              <table:table-cell office:value-type="float" office:value="0.0192671761999">
                <text:p>0.0192671761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2126068376">
                <text:p>0.0662126068376</text:p>
              </table:table-cell>
              <table:table-cell office:value-type="float" office:value="0.0191594345825">
                <text:p>0.01915943458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44904667982">
                <text:p>0.0644904667982</text:p>
              </table:table-cell>
              <table:table-cell office:value-type="float" office:value="0.0187717373439">
                <text:p>0.01877173734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2364809336">
                <text:p>0.062364809336</text:p>
              </table:table-cell>
              <table:table-cell office:value-type="float" office:value="0.018919995069">
                <text:p>0.0189199950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5334894806">
                <text:p>0.065334894806</text:p>
              </table:table-cell>
              <table:table-cell office:value-type="float" office:value="0.0190352153189">
                <text:p>0.019035215318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655374753452">
                <text:p>0.0655374753452</text:p>
              </table:table-cell>
              <table:table-cell office:value-type="float" office:value="0.0194414447732">
                <text:p>0.019441444773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209894806">
                <text:p>0.067209894806</text:p>
              </table:table-cell>
              <table:table-cell office:value-type="float" office:value="0.0197622863248">
                <text:p>0.019762286324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6342044707">
                <text:p>0.0666342044707</text:p>
              </table:table-cell>
              <table:table-cell office:value-type="float" office:value="0.0192286324786">
                <text:p>0.019228632478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53213346483">
                <text:p>0.0653213346483</text:p>
              </table:table-cell>
              <table:table-cell office:value-type="float" office:value="0.0194521696252">
                <text:p>0.019452169625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661883629191">
                <text:p>0.0661883629191</text:p>
              </table:table-cell>
              <table:table-cell office:value-type="float" office:value="0.0199349934254">
                <text:p>0.019934993425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669477317554">
                <text:p>0.0669477317554</text:p>
              </table:table-cell>
              <table:table-cell office:value-type="float" office:value="0.0209363494412">
                <text:p>0.02093634944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684294871795">
                <text:p>0.0684294871795</text:p>
              </table:table-cell>
              <table:table-cell office:value-type="float" office:value="0.0209130506246">
                <text:p>0.020913050624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675550624589">
                <text:p>0.0675550624589</text:p>
              </table:table-cell>
              <table:table-cell office:value-type="float" office:value="0.0212239480605">
                <text:p>0.021223948060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673894641683">
                <text:p>0.0673894641683</text:p>
              </table:table-cell>
              <table:table-cell office:value-type="float" office:value="0.020773339908">
                <text:p>0.02077333990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3087606838">
                <text:p>0.0663087606838</text:p>
              </table:table-cell>
              <table:table-cell office:value-type="float" office:value="0.0201753780408">
                <text:p>0.020175378040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51208086785">
                <text:p>0.0651208086785</text:p>
              </table:table-cell>
              <table:table-cell office:value-type="float" office:value="0.0199220907298">
                <text:p>0.019922090729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37294543064">
                <text:p>0.0637294543064</text:p>
              </table:table-cell>
              <table:table-cell office:value-type="float" office:value="0.0195947156476">
                <text:p>0.019594715647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641699539776">
                <text:p>0.0641699539776</text:p>
              </table:table-cell>
              <table:table-cell office:value-type="float" office:value="0.0179857001972">
                <text:p>0.017985700197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637956114398">
                <text:p>0.0637956114398</text:p>
              </table:table-cell>
              <table:table-cell office:value-type="float" office:value="0.0187116206443">
                <text:p>0.01871162064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64229947403">
                <text:p>0.064229947403</text:p>
              </table:table-cell>
              <table:table-cell office:value-type="float" office:value="0.0188251972387">
                <text:p>0.01882519723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639895627876">
                <text:p>0.0639895627876</text:p>
              </table:table-cell>
              <table:table-cell office:value-type="float" office:value="0.0193394148586">
                <text:p>0.019339414858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651479289941">
                <text:p>0.0651479289941</text:p>
              </table:table-cell>
              <table:table-cell office:value-type="float" office:value="0.0185957429323">
                <text:p>0.018595742932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51639546351">
                <text:p>0.0651639546351</text:p>
              </table:table-cell>
              <table:table-cell office:value-type="float" office:value="0.0182923241289">
                <text:p>0.018292324128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623845332018">
                <text:p>0.0623845332018</text:p>
              </table:table-cell>
              <table:table-cell office:value-type="float" office:value="0.0186970332018">
                <text:p>0.01869703320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65219017094">
                <text:p>0.065219017094</text:p>
              </table:table-cell>
              <table:table-cell office:value-type="float" office:value="0.0186150558843">
                <text:p>0.0186150558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631788297173">
                <text:p>0.0631788297173</text:p>
              </table:table-cell>
              <table:table-cell office:value-type="float" office:value="0.0193542488494">
                <text:p>0.019354248849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636004273504">
                <text:p>0.0636004273504</text:p>
              </table:table-cell>
              <table:table-cell office:value-type="float" office:value="0.0196619822485">
                <text:p>0.019661982248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657955292571">
                <text:p>0.0657955292571</text:p>
              </table:table-cell>
              <table:table-cell office:value-type="float" office:value="0.0201040023011">
                <text:p>0.02010400230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671655161078">
                <text:p>0.0671655161078</text:p>
              </table:table-cell>
              <table:table-cell office:value-type="float" office:value="0.0201674884944">
                <text:p>0.020167488494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682651216305">
                <text:p>0.0682651216305</text:p>
              </table:table-cell>
              <table:table-cell office:value-type="float" office:value="0.0206171104536">
                <text:p>0.020617110453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689809335963">
                <text:p>0.0689809335963</text:p>
              </table:table-cell>
              <table:table-cell office:value-type="float" office:value="0.0215268326759">
                <text:p>0.021526832675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668289776463">
                <text:p>0.0668289776463</text:p>
              </table:table-cell>
              <table:table-cell office:value-type="float" office:value="0.0210878533859">
                <text:p>0.02108785338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693219921105">
                <text:p>0.0693219921105</text:p>
              </table:table-cell>
              <table:table-cell office:value-type="float" office:value="0.0208838346483">
                <text:p>0.020883834648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667311801446">
                <text:p>0.0667311801446</text:p>
              </table:table-cell>
              <table:table-cell office:value-type="float" office:value="0.0200195595003">
                <text:p>0.02001955950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664513477975">
                <text:p>0.0664513477975</text:p>
              </table:table-cell>
              <table:table-cell office:value-type="float" office:value="0.0206234796187">
                <text:p>0.020623479618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654158448389">
                <text:p>0.0654158448389</text:p>
              </table:table-cell>
              <table:table-cell office:value-type="float" office:value="0.018599112426">
                <text:p>0.01859911242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638761505588">
                <text:p>0.0638761505588</text:p>
              </table:table-cell>
              <table:table-cell office:value-type="float" office:value="0.0182067307692">
                <text:p>0.018206730769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66230687048">
                <text:p>0.066230687048</text:p>
              </table:table-cell>
              <table:table-cell office:value-type="float" office:value="0.0192842291256">
                <text:p>0.01928422912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74416502301">
                <text:p>0.0674416502301</text:p>
              </table:table-cell>
              <table:table-cell office:value-type="float" office:value="0.0186328073636">
                <text:p>0.018632807363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65581854">
                <text:p>0.066565581854</text:p>
              </table:table-cell>
              <table:table-cell office:value-type="float" office:value="0.019117151545">
                <text:p>0.01911715154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633374424721">
                <text:p>0.0633374424721</text:p>
              </table:table-cell>
              <table:table-cell office:value-type="float" office:value="0.0180202991453">
                <text:p>0.018020299145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645496383958">
                <text:p>0.0645496383958</text:p>
              </table:table-cell>
              <table:table-cell office:value-type="float" office:value="0.017960839908">
                <text:p>0.01796083990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664012163051">
                <text:p>0.0664012163051</text:p>
              </table:table-cell>
              <table:table-cell office:value-type="float" office:value="0.01813773833">
                <text:p>0.0181377383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650690335306">
                <text:p>0.0650690335306</text:p>
              </table:table-cell>
              <table:table-cell office:value-type="float" office:value="0.0180519395135">
                <text:p>0.018051939513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645660749507">
                <text:p>0.0645660749507</text:p>
              </table:table-cell>
              <table:table-cell office:value-type="float" office:value="0.0184766190007">
                <text:p>0.018476619000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34451019066">
                <text:p>0.0634451019066</text:p>
              </table:table-cell>
              <table:table-cell office:value-type="float" office:value="0.0182052925707">
                <text:p>0.018205292570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653373602893">
                <text:p>0.0653373602893</text:p>
              </table:table-cell>
              <table:table-cell office:value-type="float" office:value="0.0192154421433">
                <text:p>0.01921544214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673089250493">
                <text:p>0.0673089250493</text:p>
              </table:table-cell>
              <table:table-cell office:value-type="float" office:value="0.019802843524">
                <text:p>0.01980284352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680202169625">
                <text:p>0.0680202169625</text:p>
              </table:table-cell>
              <table:table-cell office:value-type="float" office:value="0.0200322978304">
                <text:p>0.0200322978304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665343523997">
                <text:p>0.0665343523997</text:p>
              </table:table-cell>
              <table:table-cell office:value-type="float" office:value="0.0193207182774">
                <text:p>0.019320718277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647008547009">
                <text:p>0.0647008547009</text:p>
              </table:table-cell>
              <table:table-cell office:value-type="float" office:value="0.0186933760684">
                <text:p>0.018693376068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5647600263">
                <text:p>0.065647600263</text:p>
              </table:table-cell>
              <table:table-cell office:value-type="float" office:value="0.0185624178172">
                <text:p>0.018562417817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660215318869">
                <text:p>0.0660215318869</text:p>
              </table:table-cell>
              <table:table-cell office:value-type="float" office:value="0.0190546104536">
                <text:p>0.019054610453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5910585141">
                <text:p>0.0665910585141</text:p>
              </table:table-cell>
              <table:table-cell office:value-type="float" office:value="0.0178462771203">
                <text:p>0.017846277120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651898422091">
                <text:p>0.0651898422091</text:p>
              </table:table-cell>
              <table:table-cell office:value-type="float" office:value="0.0176259861933">
                <text:p>0.01762598619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641909105851">
                <text:p>0.0641909105851</text:p>
              </table:table-cell>
              <table:table-cell office:value-type="float" office:value="0.0177671351085">
                <text:p>0.017767135108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65679651545">
                <text:p>0.065679651545</text:p>
              </table:table-cell>
              <table:table-cell office:value-type="float" office:value="0.0178990795529">
                <text:p>0.017899079552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637249342538">
                <text:p>0.0637249342538</text:p>
              </table:table-cell>
              <table:table-cell office:value-type="float" office:value="0.0186275065746">
                <text:p>0.018627506574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6608234714">
                <text:p>0.06608234714</text:p>
              </table:table-cell>
              <table:table-cell office:value-type="float" office:value="0.0199181459566">
                <text:p>0.019918145956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643885601578">
                <text:p>0.0643885601578</text:p>
              </table:table-cell>
              <table:table-cell office:value-type="float" office:value="0.0192250575279">
                <text:p>0.019225057527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675057527942">
                <text:p>0.0675057527942</text:p>
              </table:table-cell>
              <table:table-cell office:value-type="float" office:value="0.0203304569362">
                <text:p>0.02033045693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658168967784">
                <text:p>0.0658168967784</text:p>
              </table:table-cell>
              <table:table-cell office:value-type="float" office:value="0.0205417488494">
                <text:p>0.0205417488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679137902696">
                <text:p>0.0679137902696</text:p>
              </table:table-cell>
              <table:table-cell office:value-type="float" office:value="0.0209838510848">
                <text:p>0.020983851084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675899901381">
                <text:p>0.0675899901381</text:p>
              </table:table-cell>
              <table:table-cell office:value-type="float" office:value="0.020392504931">
                <text:p>0.02039250493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691518737673">
                <text:p>0.0691518737673</text:p>
              </table:table-cell>
              <table:table-cell office:value-type="float" office:value="0.0212188938199">
                <text:p>0.02121889381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702933925049">
                <text:p>0.0702933925049</text:p>
              </table:table-cell>
              <table:table-cell office:value-type="float" office:value="0.0209880424063">
                <text:p>0.020988042406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672924884944">
                <text:p>0.0672924884944</text:p>
              </table:table-cell>
              <table:table-cell office:value-type="float" office:value="0.0208639875082">
                <text:p>0.020863987508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68018573307">
                <text:p>0.068018573307</text:p>
              </table:table-cell>
              <table:table-cell office:value-type="float" office:value="0.0209139546351">
                <text:p>0.0209139546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674704142012">
                <text:p>0.0674704142012</text:p>
              </table:table-cell>
              <table:table-cell office:value-type="float" office:value="0.0205981262327">
                <text:p>0.020598126232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68994904668">
                <text:p>0.068994904668</text:p>
              </table:table-cell>
              <table:table-cell office:value-type="float" office:value="0.0199623602893">
                <text:p>0.019962360289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666715976331">
                <text:p>0.0666715976331</text:p>
              </table:table-cell>
              <table:table-cell office:value-type="float" office:value="0.0198756574622">
                <text:p>0.01987565746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667665187377">
                <text:p>0.0667665187377</text:p>
              </table:table-cell>
              <table:table-cell office:value-type="float" office:value="0.0199036817883">
                <text:p>0.019903681788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657026627219">
                <text:p>0.0657026627219</text:p>
              </table:table-cell>
              <table:table-cell office:value-type="float" office:value="0.0206683103222">
                <text:p>0.020668310322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641091387245">
                <text:p>0.0641091387245</text:p>
              </table:table-cell>
              <table:table-cell office:value-type="float" office:value="0.0194778517423">
                <text:p>0.019477851742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647033201841">
                <text:p>0.0647033201841</text:p>
              </table:table-cell>
              <table:table-cell office:value-type="float" office:value="0.0201209730441">
                <text:p>0.020120973044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656077416174">
                <text:p>0.0656077416174</text:p>
              </table:table-cell>
              <table:table-cell office:value-type="float" office:value="0.0195371877055">
                <text:p>0.019537187705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642870644313">
                <text:p>0.0642870644313</text:p>
              </table:table-cell>
              <table:table-cell office:value-type="float" office:value="0.0183671104536">
                <text:p>0.01836711045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650456114398">
                <text:p>0.0650456114398</text:p>
              </table:table-cell>
              <table:table-cell office:value-type="float" office:value="0.0183814924392">
                <text:p>0.0183814924392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639866863905">
                <text:p>0.0639866863905</text:p>
              </table:table-cell>
              <table:table-cell office:value-type="float" office:value="0.0175597057857">
                <text:p>0.0175597057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627379191321">
                <text:p>0.0627379191321</text:p>
              </table:table-cell>
              <table:table-cell office:value-type="float" office:value="0.0175527202498">
                <text:p>0.017552720249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642961045365">
                <text:p>0.0642961045365</text:p>
              </table:table-cell>
              <table:table-cell office:value-type="float" office:value="0.0183037475345">
                <text:p>0.018303747534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663695759369">
                <text:p>0.0663695759369</text:p>
              </table:table-cell>
              <table:table-cell office:value-type="float" office:value="0.0196222468771">
                <text:p>0.019622246877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670060815253">
                <text:p>0.0670060815253</text:p>
              </table:table-cell>
              <table:table-cell office:value-type="float" office:value="0.0196564349112">
                <text:p>0.019656434911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667948717949">
                <text:p>0.0667948717949</text:p>
              </table:table-cell>
              <table:table-cell office:value-type="float" office:value="0.0192674227482">
                <text:p>0.019267422748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664008053912">
                <text:p>0.0664008053912</text:p>
              </table:table-cell>
              <table:table-cell office:value-type="float" office:value="0.019856426693">
                <text:p>0.01985642669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648298816568">
                <text:p>0.0648298816568</text:p>
              </table:table-cell>
              <table:table-cell office:value-type="float" office:value="0.0204626890204">
                <text:p>0.020462689020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643421268902">
                <text:p>0.0643421268902</text:p>
              </table:table-cell>
              <table:table-cell office:value-type="float" office:value="0.019683678501">
                <text:p>0.01968367850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681180144642">
                <text:p>0.0681180144642</text:p>
              </table:table-cell>
              <table:table-cell office:value-type="float" office:value="0.0214749753452">
                <text:p>0.02147497534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682034845496">
                <text:p>0.0682034845496</text:p>
              </table:table-cell>
              <table:table-cell office:value-type="float" office:value="0.0196247534517">
                <text:p>0.01962475345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673738494412">
                <text:p>0.0673738494412</text:p>
              </table:table-cell>
              <table:table-cell office:value-type="float" office:value="0.0205828813281">
                <text:p>0.020582881328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683649737015">
                <text:p>0.0683649737015</text:p>
              </table:table-cell>
              <table:table-cell office:value-type="float" office:value="0.0212883793557">
                <text:p>0.02128837935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65950443787">
                <text:p>0.065950443787</text:p>
              </table:table-cell>
              <table:table-cell office:value-type="float" office:value="0.0211794460881">
                <text:p>0.021179446088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682038954635">
                <text:p>0.0682038954635</text:p>
              </table:table-cell>
              <table:table-cell office:value-type="float" office:value="0.0208867932281">
                <text:p>0.020886793228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688062952005">
                <text:p>0.0688062952005</text:p>
              </table:table-cell>
              <table:table-cell office:value-type="float" office:value="0.022177309336">
                <text:p>0.0221773093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688642340565">
                <text:p>0.0688642340565</text:p>
              </table:table-cell>
              <table:table-cell office:value-type="float" office:value="0.0207298241289">
                <text:p>0.020729824128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663223208416">
                <text:p>0.0663223208416</text:p>
              </table:table-cell>
              <table:table-cell office:value-type="float" office:value="0.0202510272847">
                <text:p>0.020251027284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9cm" svg:width="11.008cm" svg:height="7.517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6936226167">
                <text:p>0.056936226167</text:p>
              </table:table-cell>
              <table:table-cell office:value-type="float" office:value="0.00944699211045">
                <text:p>0.00944699211045</text:p>
              </table:table-cell>
              <table:table-cell office:value-type="float" office:value="0.0714102564103">
                <text:p>0.0714102564103</text:p>
              </table:table-cell>
              <table:table-cell office:value-type="float" office:value="0.00878924227482">
                <text:p>0.00878924227482</text:p>
              </table:table-cell>
              <table:table-cell office:value-type="float" office:value="0.0856459566075">
                <text:p>0.0856459566075</text:p>
              </table:table-cell>
              <table:table-cell office:value-type="float" office:value="0.00915783201841">
                <text:p>0.0091578320184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18487015122">
                <text:p>0.0518487015122</text:p>
              </table:table-cell>
              <table:table-cell office:value-type="float" office:value="0.0116955128205">
                <text:p>0.0116955128205</text:p>
              </table:table-cell>
              <table:table-cell office:value-type="float" office:value="0.0675316403682">
                <text:p>0.0675316403682</text:p>
              </table:table-cell>
              <table:table-cell office:value-type="float" office:value="0.0105961127548">
                <text:p>0.0105961127548</text:p>
              </table:table-cell>
              <table:table-cell office:value-type="float" office:value="0.0840006574622">
                <text:p>0.0840006574622</text:p>
              </table:table-cell>
              <table:table-cell office:value-type="float" office:value="0.0115987836949">
                <text:p>0.01159878369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08152531229">
                <text:p>0.0508152531229</text:p>
              </table:table-cell>
              <table:table-cell office:value-type="float" office:value="0.0142924063116">
                <text:p>0.0142924063116</text:p>
              </table:table-cell>
              <table:table-cell office:value-type="float" office:value="0.0695911406969">
                <text:p>0.0695911406969</text:p>
              </table:table-cell>
              <table:table-cell office:value-type="float" office:value="0.0148759861933">
                <text:p>0.0148759861933</text:p>
              </table:table-cell>
              <table:table-cell office:value-type="float" office:value="0.0834993425378">
                <text:p>0.0834993425378</text:p>
              </table:table-cell>
              <table:table-cell office:value-type="float" office:value="0.0146306706114">
                <text:p>0.01463067061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4257067719">
                <text:p>0.0504257067719</text:p>
              </table:table-cell>
              <table:table-cell office:value-type="float" office:value="0.0161162886259">
                <text:p>0.0161162886259</text:p>
              </table:table-cell>
              <table:table-cell office:value-type="float" office:value="0.0671355193951">
                <text:p>0.0671355193951</text:p>
              </table:table-cell>
              <table:table-cell office:value-type="float" office:value="0.0164513888889">
                <text:p>0.0164513888889</text:p>
              </table:table-cell>
              <table:table-cell office:value-type="float" office:value="0.0842196745562">
                <text:p>0.0842196745562</text:p>
              </table:table-cell>
              <table:table-cell office:value-type="float" office:value="0.016767772025">
                <text:p>0.0167677720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55818540434">
                <text:p>0.0455818540434</text:p>
              </table:table-cell>
              <table:table-cell office:value-type="float" office:value="0.0162149901381">
                <text:p>0.0162149901381</text:p>
              </table:table-cell>
              <table:table-cell office:value-type="float" office:value="0.0653611932939">
                <text:p>0.0653611932939</text:p>
              </table:table-cell>
              <table:table-cell office:value-type="float" office:value="0.0159425542406">
                <text:p>0.0159425542406</text:p>
              </table:table-cell>
              <table:table-cell office:value-type="float" office:value="0.0842891190007">
                <text:p>0.0842891190007</text:p>
              </table:table-cell>
              <table:table-cell office:value-type="float" office:value="0.0185244493754">
                <text:p>0.01852444937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0898257725">
                <text:p>0.0440898257725</text:p>
              </table:table-cell>
              <table:table-cell office:value-type="float" office:value="0.0162821334648">
                <text:p>0.0162821334648</text:p>
              </table:table-cell>
              <table:table-cell office:value-type="float" office:value="0.0663979289941">
                <text:p>0.0663979289941</text:p>
              </table:table-cell>
              <table:table-cell office:value-type="float" office:value="0.0177934746877">
                <text:p>0.0177934746877</text:p>
              </table:table-cell>
              <table:table-cell office:value-type="float" office:value="0.0856118507561">
                <text:p>0.0856118507561</text:p>
              </table:table-cell>
              <table:table-cell office:value-type="float" office:value="0.0205361809665">
                <text:p>0.02053618096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49732905983">
                <text:p>0.0449732905983</text:p>
              </table:table-cell>
              <table:table-cell office:value-type="float" office:value="0.0176601742275">
                <text:p>0.0176601742275</text:p>
              </table:table-cell>
              <table:table-cell office:value-type="float" office:value="0.0631993754109">
                <text:p>0.0631993754109</text:p>
              </table:table-cell>
              <table:table-cell office:value-type="float" office:value="0.0181316157133">
                <text:p>0.0181316157133</text:p>
              </table:table-cell>
              <table:table-cell office:value-type="float" office:value="0.0879133793557">
                <text:p>0.0879133793557</text:p>
              </table:table-cell>
              <table:table-cell office:value-type="float" office:value="0.0233898339908">
                <text:p>0.023389833990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25912228797">
                <text:p>0.0425912228797</text:p>
              </table:table-cell>
              <table:table-cell office:value-type="float" office:value="0.0177159763314">
                <text:p>0.0177159763314</text:p>
              </table:table-cell>
              <table:table-cell office:value-type="float" office:value="0.0619596482577">
                <text:p>0.0619596482577</text:p>
              </table:table-cell>
              <table:table-cell office:value-type="float" office:value="0.0175095332018">
                <text:p>0.0175095332018</text:p>
              </table:table-cell>
              <table:table-cell office:value-type="float" office:value="0.0865318869165">
                <text:p>0.0865318869165</text:p>
              </table:table-cell>
              <table:table-cell office:value-type="float" office:value="0.0242829758383">
                <text:p>0.02428297583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433144312952">
                <text:p>0.0433144312952</text:p>
              </table:table-cell>
              <table:table-cell office:value-type="float" office:value="0.0177059500329">
                <text:p>0.0177059500329</text:p>
              </table:table-cell>
              <table:table-cell office:value-type="float" office:value="0.0635618014464">
                <text:p>0.0635618014464</text:p>
              </table:table-cell>
              <table:table-cell office:value-type="float" office:value="0.0189624835634">
                <text:p>0.0189624835634</text:p>
              </table:table-cell>
              <table:table-cell office:value-type="float" office:value="0.0858078566732">
                <text:p>0.0858078566732</text:p>
              </table:table-cell>
              <table:table-cell office:value-type="float" office:value="0.0266412721893">
                <text:p>0.0266412721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43998191979">
                <text:p>0.043998191979</text:p>
              </table:table-cell>
              <table:table-cell office:value-type="float" office:value="0.0189932610125">
                <text:p>0.0189932610125</text:p>
              </table:table-cell>
              <table:table-cell office:value-type="float" office:value="0.059452251808">
                <text:p>0.059452251808</text:p>
              </table:table-cell>
              <table:table-cell office:value-type="float" office:value="0.0205678418803">
                <text:p>0.0205678418803</text:p>
              </table:table-cell>
              <table:table-cell office:value-type="float" office:value="0.0868708908613">
                <text:p>0.0868708908613</text:p>
              </table:table-cell>
              <table:table-cell office:value-type="float" office:value="0.0281440869494">
                <text:p>0.02814408694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459775641026">
                <text:p>0.0459775641026</text:p>
              </table:table-cell>
              <table:table-cell office:value-type="float" office:value="0.0205133136095">
                <text:p>0.0205133136095</text:p>
              </table:table-cell>
              <table:table-cell office:value-type="float" office:value="0.0582511505588">
                <text:p>0.0582511505588</text:p>
              </table:table-cell>
              <table:table-cell office:value-type="float" office:value="0.021290433925">
                <text:p>0.021290433925</text:p>
              </table:table-cell>
              <table:table-cell office:value-type="float" office:value="0.0847661900066">
                <text:p>0.0847661900066</text:p>
              </table:table-cell>
              <table:table-cell office:value-type="float" office:value="0.02844890286">
                <text:p>0.028448902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45085470085">
                <text:p>0.0445085470085</text:p>
              </table:table-cell>
              <table:table-cell office:value-type="float" office:value="0.020095496384">
                <text:p>0.020095496384</text:p>
              </table:table-cell>
              <table:table-cell office:value-type="float" office:value="0.0581693786982">
                <text:p>0.0581693786982</text:p>
              </table:table-cell>
              <table:table-cell office:value-type="float" office:value="0.0217749835634">
                <text:p>0.0217749835634</text:p>
              </table:table-cell>
              <table:table-cell office:value-type="float" office:value="0.0786197403024">
                <text:p>0.0786197403024</text:p>
              </table:table-cell>
              <table:table-cell office:value-type="float" office:value="0.0283308267587">
                <text:p>0.028330826758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51142340565">
                <text:p>0.0451142340565</text:p>
              </table:table-cell>
              <table:table-cell office:value-type="float" office:value="0.0209427186062">
                <text:p>0.0209427186062</text:p>
              </table:table-cell>
              <table:table-cell office:value-type="float" office:value="0.0575250657462">
                <text:p>0.0575250657462</text:p>
              </table:table-cell>
              <table:table-cell office:value-type="float" office:value="0.0223950936884">
                <text:p>0.0223950936884</text:p>
              </table:table-cell>
              <table:table-cell office:value-type="float" office:value="0.0776557363577">
                <text:p>0.0776557363577</text:p>
              </table:table-cell>
              <table:table-cell office:value-type="float" office:value="0.0300191280408">
                <text:p>0.0300191280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453809171598">
                <text:p>0.0453809171598</text:p>
              </table:table-cell>
              <table:table-cell office:value-type="float" office:value="0.0211288625904">
                <text:p>0.0211288625904</text:p>
              </table:table-cell>
              <table:table-cell office:value-type="float" office:value="0.0573052268245">
                <text:p>0.0573052268245</text:p>
              </table:table-cell>
              <table:table-cell office:value-type="float" office:value="0.022684212689">
                <text:p>0.022684212689</text:p>
              </table:table-cell>
              <table:table-cell office:value-type="float" office:value="0.0761883629191">
                <text:p>0.0761883629191</text:p>
              </table:table-cell>
              <table:table-cell office:value-type="float" office:value="0.0305016642012">
                <text:p>0.03050166420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50382149901">
                <text:p>0.0450382149901</text:p>
              </table:table-cell>
              <table:table-cell office:value-type="float" office:value="0.0209160092045">
                <text:p>0.0209160092045</text:p>
              </table:table-cell>
              <table:table-cell office:value-type="float" office:value="0.058879026956">
                <text:p>0.058879026956</text:p>
              </table:table-cell>
              <table:table-cell office:value-type="float" office:value="0.0234255834977">
                <text:p>0.0234255834977</text:p>
              </table:table-cell>
              <table:table-cell office:value-type="float" office:value="0.0750982084155">
                <text:p>0.0750982084155</text:p>
              </table:table-cell>
              <table:table-cell office:value-type="float" office:value="0.0302556089744">
                <text:p>0.030255608974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50012327416">
                <text:p>0.0450012327416</text:p>
              </table:table-cell>
              <table:table-cell office:value-type="float" office:value="0.0200190664037">
                <text:p>0.0200190664037</text:p>
              </table:table-cell>
              <table:table-cell office:value-type="float" office:value="0.0592472057857">
                <text:p>0.0592472057857</text:p>
              </table:table-cell>
              <table:table-cell office:value-type="float" office:value="0.024168187048">
                <text:p>0.024168187048</text:p>
              </table:table-cell>
              <table:table-cell office:value-type="float" office:value="0.0751302596976">
                <text:p>0.0751302596976</text:p>
              </table:table-cell>
              <table:table-cell office:value-type="float" office:value="0.0314128451677">
                <text:p>0.031412845167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21757889546">
                <text:p>0.0421757889546</text:p>
              </table:table-cell>
              <table:table-cell office:value-type="float" office:value="0.0192370151216">
                <text:p>0.0192370151216</text:p>
              </table:table-cell>
              <table:table-cell office:value-type="float" office:value="0.0589480604865">
                <text:p>0.0589480604865</text:p>
              </table:table-cell>
              <table:table-cell office:value-type="float" office:value="0.0247123602893">
                <text:p>0.0247123602893</text:p>
              </table:table-cell>
              <table:table-cell office:value-type="float" office:value="0.0747115384615">
                <text:p>0.0747115384615</text:p>
              </table:table-cell>
              <table:table-cell office:value-type="float" office:value="0.0326737138396">
                <text:p>0.032673713839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422156476003">
                <text:p>0.0422156476003</text:p>
              </table:table-cell>
              <table:table-cell office:value-type="float" office:value="0.0190560486522">
                <text:p>0.0190560486522</text:p>
              </table:table-cell>
              <table:table-cell office:value-type="float" office:value="0.0582552596976">
                <text:p>0.0582552596976</text:p>
              </table:table-cell>
              <table:table-cell office:value-type="float" office:value="0.0247765039448">
                <text:p>0.0247765039448</text:p>
              </table:table-cell>
              <table:table-cell office:value-type="float" office:value="0.0724498685076">
                <text:p>0.0724498685076</text:p>
              </table:table-cell>
              <table:table-cell office:value-type="float" office:value="0.0331105769231">
                <text:p>0.033110576923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35166009204">
                <text:p>0.0435166009204</text:p>
              </table:table-cell>
              <table:table-cell office:value-type="float" office:value="0.0195472550953">
                <text:p>0.0195472550953</text:p>
              </table:table-cell>
              <table:table-cell office:value-type="float" office:value="0.0582753944773">
                <text:p>0.0582753944773</text:p>
              </table:table-cell>
              <table:table-cell office:value-type="float" office:value="0.0249096811308">
                <text:p>0.0249096811308</text:p>
              </table:table-cell>
              <table:table-cell office:value-type="float" office:value="0.0713001314924">
                <text:p>0.0713001314924</text:p>
              </table:table-cell>
              <table:table-cell office:value-type="float" office:value="0.034202251808">
                <text:p>0.03420225180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50024654832">
                <text:p>0.0450024654832</text:p>
              </table:table-cell>
              <table:table-cell office:value-type="float" office:value="0.0210701019066">
                <text:p>0.0210701019066</text:p>
              </table:table-cell>
              <table:table-cell office:value-type="float" office:value="0.0573960387903">
                <text:p>0.0573960387903</text:p>
              </table:table-cell>
              <table:table-cell office:value-type="float" office:value="0.0253244986851">
                <text:p>0.0253244986851</text:p>
              </table:table-cell>
              <table:table-cell office:value-type="float" office:value="0.069307199211">
                <text:p>0.069307199211</text:p>
              </table:table-cell>
              <table:table-cell office:value-type="float" office:value="0.0343819444444">
                <text:p>0.034381944444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43145956607">
                <text:p>0.0443145956607</text:p>
              </table:table-cell>
              <table:table-cell office:value-type="float" office:value="0.0206674063116">
                <text:p>0.0206674063116</text:p>
              </table:table-cell>
              <table:table-cell office:value-type="float" office:value="0.0562816403682">
                <text:p>0.0562816403682</text:p>
              </table:table-cell>
              <table:table-cell office:value-type="float" office:value="0.0260698142669">
                <text:p>0.0260698142669</text:p>
              </table:table-cell>
              <table:table-cell office:value-type="float" office:value="0.0687389053254">
                <text:p>0.0687389053254</text:p>
              </table:table-cell>
              <table:table-cell office:value-type="float" office:value="0.0349641477646">
                <text:p>0.03496414776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5520216963">
                <text:p>0.0415520216963</text:p>
              </table:table-cell>
              <table:table-cell office:value-type="float" office:value="0.0197910092045">
                <text:p>0.0197910092045</text:p>
              </table:table-cell>
              <table:table-cell office:value-type="float" office:value="0.0576175213675">
                <text:p>0.0576175213675</text:p>
              </table:table-cell>
              <table:table-cell office:value-type="float" office:value="0.0263811226167">
                <text:p>0.0263811226167</text:p>
              </table:table-cell>
              <table:table-cell office:value-type="float" office:value="0.0687352071006">
                <text:p>0.0687352071006</text:p>
              </table:table-cell>
              <table:table-cell office:value-type="float" office:value="0.0356902120316">
                <text:p>0.035690212031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32322485207">
                <text:p>0.0432322485207</text:p>
              </table:table-cell>
              <table:table-cell office:value-type="float" office:value="0.020048816568">
                <text:p>0.020048816568</text:p>
              </table:table-cell>
              <table:table-cell office:value-type="float" office:value="0.0586102892834">
                <text:p>0.0586102892834</text:p>
              </table:table-cell>
              <table:table-cell office:value-type="float" office:value="0.0263920940171">
                <text:p>0.0263920940171</text:p>
              </table:table-cell>
              <table:table-cell office:value-type="float" office:value="0.0693240466798">
                <text:p>0.0693240466798</text:p>
              </table:table-cell>
              <table:table-cell office:value-type="float" office:value="0.0369497863248">
                <text:p>0.036949786324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25464332676">
                <text:p>0.0425464332676</text:p>
              </table:table-cell>
              <table:table-cell office:value-type="float" office:value="0.0195189020381">
                <text:p>0.0195189020381</text:p>
              </table:table-cell>
              <table:table-cell office:value-type="float" office:value="0.0579076265615">
                <text:p>0.0579076265615</text:p>
              </table:table-cell>
              <table:table-cell office:value-type="float" office:value="0.0275701840894">
                <text:p>0.0275701840894</text:p>
              </table:table-cell>
              <table:table-cell office:value-type="float" office:value="0.0693195266272">
                <text:p>0.0693195266272</text:p>
              </table:table-cell>
              <table:table-cell office:value-type="float" office:value="0.0373866288626">
                <text:p>0.03738662886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34833168968">
                <text:p>0.0434833168968</text:p>
              </table:table-cell>
              <table:table-cell office:value-type="float" office:value="0.0204088593031">
                <text:p>0.0204088593031</text:p>
              </table:table-cell>
              <table:table-cell office:value-type="float" office:value="0.0568786982249">
                <text:p>0.0568786982249</text:p>
              </table:table-cell>
              <table:table-cell office:value-type="float" office:value="0.0266375328731">
                <text:p>0.0266375328731</text:p>
              </table:table-cell>
              <table:table-cell office:value-type="float" office:value="0.0676845003287">
                <text:p>0.0676845003287</text:p>
              </table:table-cell>
              <table:table-cell office:value-type="float" office:value="0.0371296638725">
                <text:p>0.03712966387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30539119001">
                <text:p>0.0430539119001</text:p>
              </table:table-cell>
              <table:table-cell office:value-type="float" office:value="0.0196669953978">
                <text:p>0.0196669953978</text:p>
              </table:table-cell>
              <table:table-cell office:value-type="float" office:value="0.0577564102564">
                <text:p>0.0577564102564</text:p>
              </table:table-cell>
              <table:table-cell office:value-type="float" office:value="0.0267839003945">
                <text:p>0.0267839003945</text:p>
              </table:table-cell>
              <table:table-cell office:value-type="float" office:value="0.0653533859303">
                <text:p>0.0653533859303</text:p>
              </table:table-cell>
              <table:table-cell office:value-type="float" office:value="0.0376612220579">
                <text:p>0.03766122205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32001972387">
                <text:p>0.0432001972387</text:p>
              </table:table-cell>
              <table:table-cell office:value-type="float" office:value="0.0185129848784">
                <text:p>0.0185129848784</text:p>
              </table:table-cell>
              <table:table-cell office:value-type="float" office:value="0.0586969921105">
                <text:p>0.0586969921105</text:p>
              </table:table-cell>
              <table:table-cell office:value-type="float" office:value="0.0279855769231">
                <text:p>0.0279855769231</text:p>
              </table:table-cell>
              <table:table-cell office:value-type="float" office:value="0.0658777120316">
                <text:p>0.0658777120316</text:p>
              </table:table-cell>
              <table:table-cell office:value-type="float" office:value="0.0382818458251">
                <text:p>0.03828184582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0409393491124">
                <text:p>0.0409393491124</text:p>
              </table:table-cell>
              <table:table-cell office:value-type="float" office:value="0.0179880013149">
                <text:p>0.0179880013149</text:p>
              </table:table-cell>
              <table:table-cell office:value-type="float" office:value="0.0597661900066">
                <text:p>0.0597661900066</text:p>
              </table:table-cell>
              <table:table-cell office:value-type="float" office:value="0.0286940335306">
                <text:p>0.0286940335306</text:p>
              </table:table-cell>
              <table:table-cell office:value-type="float" office:value="0.0644925213675">
                <text:p>0.0644925213675</text:p>
              </table:table-cell>
              <table:table-cell office:value-type="float" office:value="0.0390319074622">
                <text:p>0.039031907462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0406360946746">
                <text:p>0.0406360946746</text:p>
              </table:table-cell>
              <table:table-cell office:value-type="float" office:value="0.0176485864563">
                <text:p>0.0176485864563</text:p>
              </table:table-cell>
              <table:table-cell office:value-type="float" office:value="0.0594337606838">
                <text:p>0.0594337606838</text:p>
              </table:table-cell>
              <table:table-cell office:value-type="float" office:value="0.0292298241289">
                <text:p>0.0292298241289</text:p>
              </table:table-cell>
              <table:table-cell office:value-type="float" office:value="0.0644460880999">
                <text:p>0.0644460880999</text:p>
              </table:table-cell>
              <table:table-cell office:value-type="float" office:value="0.0394360412558">
                <text:p>0.03943604125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0409722222222">
                <text:p>0.0409722222222</text:p>
              </table:table-cell>
              <table:table-cell office:value-type="float" office:value="0.0182216469428">
                <text:p>0.0182216469428</text:p>
              </table:table-cell>
              <table:table-cell office:value-type="float" office:value="0.0583111439842">
                <text:p>0.0583111439842</text:p>
              </table:table-cell>
              <table:table-cell office:value-type="float" office:value="0.0292856262327">
                <text:p>0.0292856262327</text:p>
              </table:table-cell>
              <table:table-cell office:value-type="float" office:value="0.0638391683103">
                <text:p>0.0638391683103</text:p>
              </table:table-cell>
              <table:table-cell office:value-type="float" office:value="0.0396716592702">
                <text:p>0.03967165927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0408374424721">
                <text:p>0.0408374424721</text:p>
              </table:table-cell>
              <table:table-cell office:value-type="float" office:value="0.0183035009862">
                <text:p>0.0183035009862</text:p>
              </table:table-cell>
              <table:table-cell office:value-type="float" office:value="0.0589275147929">
                <text:p>0.0589275147929</text:p>
              </table:table-cell>
              <table:table-cell office:value-type="float" office:value="0.0289793721236">
                <text:p>0.0289793721236</text:p>
              </table:table-cell>
              <table:table-cell office:value-type="float" office:value="0.0638880670611">
                <text:p>0.0638880670611</text:p>
              </table:table-cell>
              <table:table-cell office:value-type="float" office:value="0.0407157914201">
                <text:p>0.040715791420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405925378041">
                <text:p>0.0405925378041</text:p>
              </table:table-cell>
              <table:table-cell office:value-type="float" office:value="0.0186660092045">
                <text:p>0.0186660092045</text:p>
              </table:table-cell>
              <table:table-cell office:value-type="float" office:value="0.0562590401052">
                <text:p>0.0562590401052</text:p>
              </table:table-cell>
              <table:table-cell office:value-type="float" office:value="0.0290835387903">
                <text:p>0.0290835387903</text:p>
              </table:table-cell>
              <table:table-cell office:value-type="float" office:value="0.0640668145957">
                <text:p>0.0640668145957</text:p>
              </table:table-cell>
              <table:table-cell office:value-type="float" office:value="0.0413447361933">
                <text:p>0.04134473619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410013971072">
                <text:p>0.0410013971072</text:p>
              </table:table-cell>
              <table:table-cell office:value-type="float" office:value="0.0187873931624">
                <text:p>0.0187873931624</text:p>
              </table:table-cell>
              <table:table-cell office:value-type="float" office:value="0.0585449539776">
                <text:p>0.0585449539776</text:p>
              </table:table-cell>
              <table:table-cell office:value-type="float" office:value="0.0302539447732">
                <text:p>0.0302539447732</text:p>
              </table:table-cell>
              <table:table-cell office:value-type="float" office:value="0.0635494740302">
                <text:p>0.0635494740302</text:p>
              </table:table-cell>
              <table:table-cell office:value-type="float" office:value="0.0416584894806">
                <text:p>0.0416584894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040959894806">
                <text:p>0.040959894806</text:p>
              </table:table-cell>
              <table:table-cell office:value-type="float" office:value="0.0179040927022">
                <text:p>0.0179040927022</text:p>
              </table:table-cell>
              <table:table-cell office:value-type="float" office:value="0.0569649901381">
                <text:p>0.0569649901381</text:p>
              </table:table-cell>
              <table:table-cell office:value-type="float" office:value="0.029438773833">
                <text:p>0.029438773833</text:p>
              </table:table-cell>
              <table:table-cell office:value-type="float" office:value="0.0624679487179">
                <text:p>0.0624679487179</text:p>
              </table:table-cell>
              <table:table-cell office:value-type="float" office:value="0.0421659270217">
                <text:p>0.04216592702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398220742932">
                <text:p>0.0398220742932</text:p>
              </table:table-cell>
              <table:table-cell office:value-type="float" office:value="0.0181874589086">
                <text:p>0.0181874589086</text:p>
              </table:table-cell>
              <table:table-cell office:value-type="float" office:value="0.0566120151216">
                <text:p>0.0566120151216</text:p>
              </table:table-cell>
              <table:table-cell office:value-type="float" office:value="0.029682404668">
                <text:p>0.029682404668</text:p>
              </table:table-cell>
              <table:table-cell office:value-type="float" office:value="0.0622172912558">
                <text:p>0.0622172912558</text:p>
              </table:table-cell>
              <table:table-cell office:value-type="float" office:value="0.0422276873767">
                <text:p>0.04222768737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392459730441">
                <text:p>0.0392459730441</text:p>
              </table:table-cell>
              <table:table-cell office:value-type="float" office:value="0.0181213839579">
                <text:p>0.0181213839579</text:p>
              </table:table-cell>
              <table:table-cell office:value-type="float" office:value="0.0579191321499">
                <text:p>0.0579191321499</text:p>
              </table:table-cell>
              <table:table-cell office:value-type="float" office:value="0.0298814513478">
                <text:p>0.0298814513478</text:p>
              </table:table-cell>
              <table:table-cell office:value-type="float" office:value="0.0631085634451">
                <text:p>0.0631085634451</text:p>
              </table:table-cell>
              <table:table-cell office:value-type="float" office:value="0.0424654832347">
                <text:p>0.042465483234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419514299803">
                <text:p>0.0419514299803</text:p>
              </table:table-cell>
              <table:table-cell office:value-type="float" office:value="0.0190021367521">
                <text:p>0.0190021367521</text:p>
              </table:table-cell>
              <table:table-cell office:value-type="float" office:value="0.0573545364892">
                <text:p>0.0573545364892</text:p>
              </table:table-cell>
              <table:table-cell office:value-type="float" office:value="0.0302996794872">
                <text:p>0.0302996794872</text:p>
              </table:table-cell>
              <table:table-cell office:value-type="float" office:value="0.0627818869165">
                <text:p>0.0627818869165</text:p>
              </table:table-cell>
              <table:table-cell office:value-type="float" office:value="0.0425967291256">
                <text:p>0.04259672912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0421075772518">
                <text:p>0.0421075772518</text:p>
              </table:table-cell>
              <table:table-cell office:value-type="float" office:value="0.0182369329389">
                <text:p>0.0182369329389</text:p>
              </table:table-cell>
              <table:table-cell office:value-type="float" office:value="0.0559520874425">
                <text:p>0.0559520874425</text:p>
              </table:table-cell>
              <table:table-cell office:value-type="float" office:value="0.0300585141354">
                <text:p>0.0300585141354</text:p>
              </table:table-cell>
              <table:table-cell office:value-type="float" office:value="0.0617550131492">
                <text:p>0.0617550131492</text:p>
              </table:table-cell>
              <table:table-cell office:value-type="float" office:value="0.0426602358646">
                <text:p>0.042660235864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0433662064431">
                <text:p>0.0433662064431</text:p>
              </table:table-cell>
              <table:table-cell office:value-type="float" office:value="0.0195971400394">
                <text:p>0.0195971400394</text:p>
              </table:table-cell>
              <table:table-cell office:value-type="float" office:value="0.0568963675214">
                <text:p>0.0568963675214</text:p>
              </table:table-cell>
              <table:table-cell office:value-type="float" office:value="0.031052309336">
                <text:p>0.031052309336</text:p>
              </table:table-cell>
              <table:table-cell office:value-type="float" office:value="0.0613071170283">
                <text:p>0.0613071170283</text:p>
              </table:table-cell>
              <table:table-cell office:value-type="float" office:value="0.0426384163379">
                <text:p>0.042638416337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431775969757">
                <text:p>0.0431775969757</text:p>
              </table:table-cell>
              <table:table-cell office:value-type="float" office:value="0.0207478632479">
                <text:p>0.0207478632479</text:p>
              </table:table-cell>
              <table:table-cell office:value-type="float" office:value="0.0571885272847">
                <text:p>0.0571885272847</text:p>
              </table:table-cell>
              <table:table-cell office:value-type="float" office:value="0.031424022025">
                <text:p>0.031424022025</text:p>
              </table:table-cell>
              <table:table-cell office:value-type="float" office:value="0.0613190335306">
                <text:p>0.0613190335306</text:p>
              </table:table-cell>
              <table:table-cell office:value-type="float" office:value="0.043227933925">
                <text:p>0.0432279339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0445171761999">
                <text:p>0.0445171761999</text:p>
              </table:table-cell>
              <table:table-cell office:value-type="float" office:value="0.020799556213">
                <text:p>0.020799556213</text:p>
              </table:table-cell>
              <table:table-cell office:value-type="float" office:value="0.0580469263642">
                <text:p>0.0580469263642</text:p>
              </table:table-cell>
              <table:table-cell office:value-type="float" office:value="0.031982495069">
                <text:p>0.031982495069</text:p>
              </table:table-cell>
              <table:table-cell office:value-type="float" office:value="0.059294460881">
                <text:p>0.059294460881</text:p>
              </table:table-cell>
              <table:table-cell office:value-type="float" office:value="0.0431324580868">
                <text:p>0.043132458086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433164858646">
                <text:p>0.0433164858646</text:p>
              </table:table-cell>
              <table:table-cell office:value-type="float" office:value="0.0197038954635">
                <text:p>0.0197038954635</text:p>
              </table:table-cell>
              <table:table-cell office:value-type="float" office:value="0.0578936554898">
                <text:p>0.0578936554898</text:p>
              </table:table-cell>
              <table:table-cell office:value-type="float" office:value="0.0321486275477">
                <text:p>0.0321486275477</text:p>
              </table:table-cell>
              <table:table-cell office:value-type="float" office:value="0.058788625904">
                <text:p>0.058788625904</text:p>
              </table:table-cell>
              <table:table-cell office:value-type="float" office:value="0.0431190417488">
                <text:p>0.043119041748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435465976331">
                <text:p>0.0435465976331</text:p>
              </table:table-cell>
              <table:table-cell office:value-type="float" office:value="0.0201388888889">
                <text:p>0.0201388888889</text:p>
              </table:table-cell>
              <table:table-cell office:value-type="float" office:value="0.0563099934254">
                <text:p>0.0563099934254</text:p>
              </table:table-cell>
              <table:table-cell office:value-type="float" office:value="0.0326155900723">
                <text:p>0.0326155900723</text:p>
              </table:table-cell>
              <table:table-cell office:value-type="float" office:value="0.0581295200526">
                <text:p>0.0581295200526</text:p>
              </table:table-cell>
              <table:table-cell office:value-type="float" office:value="0.0430287434254">
                <text:p>0.043028743425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43672748192">
                <text:p>0.043672748192</text:p>
              </table:table-cell>
              <table:table-cell office:value-type="float" office:value="0.0201171104536">
                <text:p>0.0201171104536</text:p>
              </table:table-cell>
              <table:table-cell office:value-type="float" office:value="0.0559401709402">
                <text:p>0.0559401709402</text:p>
              </table:table-cell>
              <table:table-cell office:value-type="float" office:value="0.0318773011177">
                <text:p>0.0318773011177</text:p>
              </table:table-cell>
              <table:table-cell office:value-type="float" office:value="0.0582614234057">
                <text:p>0.0582614234057</text:p>
              </table:table-cell>
              <table:table-cell office:value-type="float" office:value="0.0429604084484">
                <text:p>0.04296040844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0445438856016">
                <text:p>0.0445438856016</text:p>
              </table:table-cell>
              <table:table-cell office:value-type="float" office:value="0.0206489151874">
                <text:p>0.0206489151874</text:p>
              </table:table-cell>
              <table:table-cell office:value-type="float" office:value="0.0582178665352">
                <text:p>0.0582178665352</text:p>
              </table:table-cell>
              <table:table-cell office:value-type="float" office:value="0.0327301117686">
                <text:p>0.0327301117686</text:p>
              </table:table-cell>
              <table:table-cell office:value-type="float" office:value="0.0578172255095">
                <text:p>0.0578172255095</text:p>
              </table:table-cell>
              <table:table-cell office:value-type="float" office:value="0.0429788584813">
                <text:p>0.042978858481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431985535832">
                <text:p>0.0431985535832</text:p>
              </table:table-cell>
              <table:table-cell office:value-type="float" office:value="0.0204910420776">
                <text:p>0.0204910420776</text:p>
              </table:table-cell>
              <table:table-cell office:value-type="float" office:value="0.0563662886259">
                <text:p>0.0563662886259</text:p>
              </table:table-cell>
              <table:table-cell office:value-type="float" office:value="0.0326601742275">
                <text:p>0.0326601742275</text:p>
              </table:table-cell>
              <table:table-cell office:value-type="float" office:value="0.0576619000657">
                <text:p>0.0576619000657</text:p>
              </table:table-cell>
              <table:table-cell office:value-type="float" office:value="0.0430974071335">
                <text:p>0.0430974071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0429224194609">
                <text:p>0.0429224194609</text:p>
              </table:table-cell>
              <table:table-cell office:value-type="float" office:value="0.0200756903353">
                <text:p>0.0200756903353</text:p>
              </table:table-cell>
              <table:table-cell office:value-type="float" office:value="0.0571988001315">
                <text:p>0.0571988001315</text:p>
              </table:table-cell>
              <table:table-cell office:value-type="float" office:value="0.0325378451677">
                <text:p>0.0325378451677</text:p>
              </table:table-cell>
              <table:table-cell office:value-type="float" office:value="0.0575320512821">
                <text:p>0.0575320512821</text:p>
              </table:table-cell>
              <table:table-cell office:value-type="float" office:value="0.043441054405">
                <text:p>0.043441054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431660913872">
                <text:p>0.0431660913872</text:p>
              </table:table-cell>
              <table:table-cell office:value-type="float" office:value="0.0204965483235">
                <text:p>0.0204965483235</text:p>
              </table:table-cell>
              <table:table-cell office:value-type="float" office:value="0.0573039940828">
                <text:p>0.0573039940828</text:p>
              </table:table-cell>
              <table:table-cell office:value-type="float" office:value="0.0329912475345">
                <text:p>0.0329912475345</text:p>
              </table:table-cell>
              <table:table-cell office:value-type="float" office:value="0.0571223701512">
                <text:p>0.0571223701512</text:p>
              </table:table-cell>
              <table:table-cell office:value-type="float" office:value="0.0434227892834">
                <text:p>0.043422789283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27477810651">
                <text:p>0.0427477810651</text:p>
              </table:table-cell>
              <table:table-cell office:value-type="float" office:value="0.0208199375411">
                <text:p>0.0208199375411</text:p>
              </table:table-cell>
              <table:table-cell office:value-type="float" office:value="0.0567611768573">
                <text:p>0.0567611768573</text:p>
              </table:table-cell>
              <table:table-cell office:value-type="float" office:value="0.0339642094017">
                <text:p>0.0339642094017</text:p>
              </table:table-cell>
              <table:table-cell office:value-type="float" office:value="0.0587089086128">
                <text:p>0.0587089086128</text:p>
              </table:table-cell>
              <table:table-cell office:value-type="float" office:value="0.0437651832676">
                <text:p>0.043765183267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2301939513">
                <text:p>0.0432301939513</text:p>
              </table:table-cell>
              <table:table-cell office:value-type="float" office:value="0.0202912557528">
                <text:p>0.0202912557528</text:p>
              </table:table-cell>
              <table:table-cell office:value-type="float" office:value="0.0565610618014">
                <text:p>0.0565610618014</text:p>
              </table:table-cell>
              <table:table-cell office:value-type="float" office:value="0.0332925295858">
                <text:p>0.0332925295858</text:p>
              </table:table-cell>
              <table:table-cell office:value-type="float" office:value="0.0575599934254">
                <text:p>0.0575599934254</text:p>
              </table:table-cell>
              <table:table-cell office:value-type="float" office:value="0.0439680514464">
                <text:p>0.043968051446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7908448389">
                <text:p>0.0447908448389</text:p>
              </table:table-cell>
              <table:table-cell office:value-type="float" office:value="0.0210764299803">
                <text:p>0.0210764299803</text:p>
              </table:table-cell>
              <table:table-cell office:value-type="float" office:value="0.0581032215648">
                <text:p>0.0581032215648</text:p>
              </table:table-cell>
              <table:table-cell office:value-type="float" office:value="0.0340712524655">
                <text:p>0.0340712524655</text:p>
              </table:table-cell>
              <table:table-cell office:value-type="float" office:value="0.0561234385273">
                <text:p>0.0561234385273</text:p>
              </table:table-cell>
              <table:table-cell office:value-type="float" office:value="0.0439218441815">
                <text:p>0.04392184418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52736686391">
                <text:p>0.0452736686391</text:p>
              </table:table-cell>
              <table:table-cell office:value-type="float" office:value="0.022102399737">
                <text:p>0.022102399737</text:p>
              </table:table-cell>
              <table:table-cell office:value-type="float" office:value="0.0581439020381">
                <text:p>0.0581439020381</text:p>
              </table:table-cell>
              <table:table-cell office:value-type="float" office:value="0.0341071252465">
                <text:p>0.0341071252465</text:p>
              </table:table-cell>
              <table:table-cell office:value-type="float" office:value="0.0562409598948">
                <text:p>0.0562409598948</text:p>
              </table:table-cell>
              <table:table-cell office:value-type="float" office:value="0.0440895175871">
                <text:p>0.04408951758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436591880342">
                <text:p>0.0436591880342</text:p>
              </table:table-cell>
              <table:table-cell office:value-type="float" office:value="0.0212327416174">
                <text:p>0.0212327416174</text:p>
              </table:table-cell>
              <table:table-cell office:value-type="float" office:value="0.0571042899408">
                <text:p>0.0571042899408</text:p>
              </table:table-cell>
              <table:table-cell office:value-type="float" office:value="0.0344223783695">
                <text:p>0.0344223783695</text:p>
              </table:table-cell>
              <table:table-cell office:value-type="float" office:value="0.0567233727811">
                <text:p>0.0567233727811</text:p>
              </table:table-cell>
              <table:table-cell office:value-type="float" office:value="0.0440504396778">
                <text:p>0.044050439677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428295529257">
                <text:p>0.0428295529257</text:p>
              </table:table-cell>
              <table:table-cell office:value-type="float" office:value="0.0210679651545">
                <text:p>0.0210679651545</text:p>
              </table:table-cell>
              <table:table-cell office:value-type="float" office:value="0.0559323635766">
                <text:p>0.0559323635766</text:p>
              </table:table-cell>
              <table:table-cell office:value-type="float" office:value="0.0340552679158">
                <text:p>0.0340552679158</text:p>
              </table:table-cell>
              <table:table-cell office:value-type="float" office:value="0.0562836949375">
                <text:p>0.0562836949375</text:p>
              </table:table-cell>
              <table:table-cell office:value-type="float" office:value="0.044495911407">
                <text:p>0.044495911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434574293228">
                <text:p>0.0434574293228</text:p>
              </table:table-cell>
              <table:table-cell office:value-type="float" office:value="0.0216298487837">
                <text:p>0.0216298487837</text:p>
              </table:table-cell>
              <table:table-cell office:value-type="float" office:value="0.0557852564103">
                <text:p>0.0557852564103</text:p>
              </table:table-cell>
              <table:table-cell office:value-type="float" office:value="0.0338507149901">
                <text:p>0.0338507149901</text:p>
              </table:table-cell>
              <table:table-cell office:value-type="float" office:value="0.0546297666009">
                <text:p>0.0546297666009</text:p>
              </table:table-cell>
              <table:table-cell office:value-type="float" office:value="0.0446195759369">
                <text:p>0.044619575936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411743918475">
                <text:p>0.0411743918475</text:p>
              </table:table-cell>
              <table:table-cell office:value-type="float" office:value="0.0204396778435">
                <text:p>0.0204396778435</text:p>
              </table:table-cell>
              <table:table-cell office:value-type="float" office:value="0.055364069691">
                <text:p>0.055364069691</text:p>
              </table:table-cell>
              <table:table-cell office:value-type="float" office:value="0.0341401216305">
                <text:p>0.0341401216305</text:p>
              </table:table-cell>
              <table:table-cell office:value-type="float" office:value="0.0554667981591">
                <text:p>0.0554667981591</text:p>
              </table:table-cell>
              <table:table-cell office:value-type="float" office:value="0.0447148052268">
                <text:p>0.044714805226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427079224195">
                <text:p>0.0427079224195</text:p>
              </table:table-cell>
              <table:table-cell office:value-type="float" office:value="0.0209388560158">
                <text:p>0.0209388560158</text:p>
              </table:table-cell>
              <table:table-cell office:value-type="float" office:value="0.0550899901381">
                <text:p>0.0550899901381</text:p>
              </table:table-cell>
              <table:table-cell office:value-type="float" office:value="0.0342451101249">
                <text:p>0.0342451101249</text:p>
              </table:table-cell>
              <table:table-cell office:value-type="float" office:value="0.0562011012492">
                <text:p>0.0562011012492</text:p>
              </table:table-cell>
              <table:table-cell office:value-type="float" office:value="0.0450104988494">
                <text:p>0.045010498849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411460387903">
                <text:p>0.0411460387903</text:p>
              </table:table-cell>
              <table:table-cell office:value-type="float" office:value="0.0206111111111">
                <text:p>0.0206111111111</text:p>
              </table:table-cell>
              <table:table-cell office:value-type="float" office:value="0.055357495069">
                <text:p>0.055357495069</text:p>
              </table:table-cell>
              <table:table-cell office:value-type="float" office:value="0.0343092537804">
                <text:p>0.0343092537804</text:p>
              </table:table-cell>
              <table:table-cell office:value-type="float" office:value="0.0555050131492">
                <text:p>0.0555050131492</text:p>
              </table:table-cell>
              <table:table-cell office:value-type="float" office:value="0.0452217907627">
                <text:p>0.04522179076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426631328074">
                <text:p>0.0426631328074</text:p>
              </table:table-cell>
              <table:table-cell office:value-type="float" office:value="0.02147304405">
                <text:p>0.02147304405</text:p>
              </table:table-cell>
              <table:table-cell office:value-type="float" office:value="0.0566243425378">
                <text:p>0.0566243425378</text:p>
              </table:table-cell>
              <table:table-cell office:value-type="float" office:value="0.0351552843524">
                <text:p>0.0351552843524</text:p>
              </table:table-cell>
              <table:table-cell office:value-type="float" office:value="0.0547119493754">
                <text:p>0.0547119493754</text:p>
              </table:table-cell>
              <table:table-cell office:value-type="float" office:value="0.0452537187705">
                <text:p>0.045253718770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416477646285">
                <text:p>0.0416477646285</text:p>
              </table:table-cell>
              <table:table-cell office:value-type="float" office:value="0.0206314924392">
                <text:p>0.0206314924392</text:p>
              </table:table-cell>
              <table:table-cell office:value-type="float" office:value="0.0548923405654">
                <text:p>0.0548923405654</text:p>
              </table:table-cell>
              <table:table-cell office:value-type="float" office:value="0.0348989562788">
                <text:p>0.0348989562788</text:p>
              </table:table-cell>
              <table:table-cell office:value-type="float" office:value="0.0542755588429">
                <text:p>0.0542755588429</text:p>
              </table:table-cell>
              <table:table-cell office:value-type="float" office:value="0.0451859385273">
                <text:p>0.045185938527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442381656805">
                <text:p>0.0442381656805</text:p>
              </table:table-cell>
              <table:table-cell office:value-type="float" office:value="0.0211929651545">
                <text:p>0.0211929651545</text:p>
              </table:table-cell>
              <table:table-cell office:value-type="float" office:value="0.0548561801446">
                <text:p>0.0548561801446</text:p>
              </table:table-cell>
              <table:table-cell office:value-type="float" office:value="0.0348865055884">
                <text:p>0.0348865055884</text:p>
              </table:table-cell>
              <table:table-cell office:value-type="float" office:value="0.0547563280736">
                <text:p>0.0547563280736</text:p>
              </table:table-cell>
              <table:table-cell office:value-type="float" office:value="0.0453192595332">
                <text:p>0.045319259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42277695595">
                <text:p>0.042277695595</text:p>
              </table:table-cell>
              <table:table-cell office:value-type="float" office:value="0.0205062458909">
                <text:p>0.0205062458909</text:p>
              </table:table-cell>
              <table:table-cell office:value-type="float" office:value="0.0571716798159">
                <text:p>0.0571716798159</text:p>
              </table:table-cell>
              <table:table-cell office:value-type="float" office:value="0.0355868671926">
                <text:p>0.0355868671926</text:p>
              </table:table-cell>
              <table:table-cell office:value-type="float" office:value="0.0553225673899">
                <text:p>0.0553225673899</text:p>
              </table:table-cell>
              <table:table-cell office:value-type="float" office:value="0.0457365631164">
                <text:p>0.045736563116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438831360947">
                <text:p>0.0438831360947</text:p>
              </table:table-cell>
              <table:table-cell office:value-type="float" office:value="0.0220361604208">
                <text:p>0.0220361604208</text:p>
              </table:table-cell>
              <table:table-cell office:value-type="float" office:value="0.0554372123603">
                <text:p>0.0554372123603</text:p>
              </table:table-cell>
              <table:table-cell office:value-type="float" office:value="0.0354909188034">
                <text:p>0.0354909188034</text:p>
              </table:table-cell>
              <table:table-cell office:value-type="float" office:value="0.0552629848784">
                <text:p>0.0552629848784</text:p>
              </table:table-cell>
              <table:table-cell office:value-type="float" office:value="0.0458374219264">
                <text:p>0.045837421926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439649079553">
                <text:p>0.0439649079553</text:p>
              </table:table-cell>
              <table:table-cell office:value-type="float" office:value="0.0220505424063">
                <text:p>0.0220505424063</text:p>
              </table:table-cell>
              <table:table-cell office:value-type="float" office:value="0.0551051939513">
                <text:p>0.0551051939513</text:p>
              </table:table-cell>
              <table:table-cell office:value-type="float" office:value="0.035880834977">
                <text:p>0.035880834977</text:p>
              </table:table-cell>
              <table:table-cell office:value-type="float" office:value="0.0544510190664">
                <text:p>0.0544510190664</text:p>
              </table:table-cell>
              <table:table-cell office:value-type="float" office:value="0.0458597550953">
                <text:p>0.045859755095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433526462853">
                <text:p>0.0433526462853</text:p>
              </table:table-cell>
              <table:table-cell office:value-type="float" office:value="0.0216890203813">
                <text:p>0.0216890203813</text:p>
              </table:table-cell>
              <table:table-cell office:value-type="float" office:value="0.0554939184747">
                <text:p>0.0554939184747</text:p>
              </table:table-cell>
              <table:table-cell office:value-type="float" office:value="0.035976865549">
                <text:p>0.035976865549</text:p>
              </table:table-cell>
              <table:table-cell office:value-type="float" office:value="0.0552716140697">
                <text:p>0.0552716140697</text:p>
              </table:table-cell>
              <table:table-cell office:value-type="float" office:value="0.0461052966798">
                <text:p>0.046105296679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423800131492">
                <text:p>0.0423800131492</text:p>
              </table:table-cell>
              <table:table-cell office:value-type="float" office:value="0.021038625904">
                <text:p>0.021038625904</text:p>
              </table:table-cell>
              <table:table-cell office:value-type="float" office:value="0.0560979618672">
                <text:p>0.0560979618672</text:p>
              </table:table-cell>
              <table:table-cell office:value-type="float" office:value="0.0362985289283">
                <text:p>0.0362985289283</text:p>
              </table:table-cell>
              <table:table-cell office:value-type="float" office:value="0.0550427350427">
                <text:p>0.0550427350427</text:p>
              </table:table-cell>
              <table:table-cell office:value-type="float" office:value="0.0461867809007">
                <text:p>0.04618678090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415479125575">
                <text:p>0.0415479125575</text:p>
              </table:table-cell>
              <table:table-cell office:value-type="float" office:value="0.0196529421433">
                <text:p>0.0196529421433</text:p>
              </table:table-cell>
              <table:table-cell office:value-type="float" office:value="0.0557416995398">
                <text:p>0.0557416995398</text:p>
              </table:table-cell>
              <table:table-cell office:value-type="float" office:value="0.0370132725181">
                <text:p>0.0370132725181</text:p>
              </table:table-cell>
              <table:table-cell office:value-type="float" office:value="0.0556036324786">
                <text:p>0.0556036324786</text:p>
              </table:table-cell>
              <table:table-cell office:value-type="float" office:value="0.046209627712">
                <text:p>0.0462096277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410453648915">
                <text:p>0.0410453648915</text:p>
              </table:table-cell>
              <table:table-cell office:value-type="float" office:value="0.0202941321499">
                <text:p>0.0202941321499</text:p>
              </table:table-cell>
              <table:table-cell office:value-type="float" office:value="0.0542418639053">
                <text:p>0.0542418639053</text:p>
              </table:table-cell>
              <table:table-cell office:value-type="float" office:value="0.0367092373439">
                <text:p>0.0367092373439</text:p>
              </table:table-cell>
              <table:table-cell office:value-type="float" office:value="0.054597304405">
                <text:p>0.054597304405</text:p>
              </table:table-cell>
              <table:table-cell office:value-type="float" office:value="0.0464440129849">
                <text:p>0.046444012984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413745069034">
                <text:p>0.0413745069034</text:p>
              </table:table-cell>
              <table:table-cell office:value-type="float" office:value="0.0203805062459">
                <text:p>0.0203805062459</text:p>
              </table:table-cell>
              <table:table-cell office:value-type="float" office:value="0.0550184911243">
                <text:p>0.0550184911243</text:p>
              </table:table-cell>
              <table:table-cell office:value-type="float" office:value="0.0369167488494">
                <text:p>0.0369167488494</text:p>
              </table:table-cell>
              <table:table-cell office:value-type="float" office:value="0.0537582182774">
                <text:p>0.0537582182774</text:p>
              </table:table-cell>
              <table:table-cell office:value-type="float" office:value="0.0462595537475">
                <text:p>0.046259553747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428229783037">
                <text:p>0.0428229783037</text:p>
              </table:table-cell>
              <table:table-cell office:value-type="float" office:value="0.0204414036818">
                <text:p>0.0204414036818</text:p>
              </table:table-cell>
              <table:table-cell office:value-type="float" office:value="0.0552728468113">
                <text:p>0.0552728468113</text:p>
              </table:table-cell>
              <table:table-cell office:value-type="float" office:value="0.0371674063116">
                <text:p>0.0371674063116</text:p>
              </table:table-cell>
              <table:table-cell office:value-type="float" office:value="0.0536513806706">
                <text:p>0.0536513806706</text:p>
              </table:table-cell>
              <table:table-cell office:value-type="float" office:value="0.0463083497699">
                <text:p>0.04630834976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415890039448">
                <text:p>0.0415890039448</text:p>
              </table:table-cell>
              <table:table-cell office:value-type="float" office:value="0.0204292406312">
                <text:p>0.0204292406312</text:p>
              </table:table-cell>
              <table:table-cell office:value-type="float" office:value="0.0555119986851">
                <text:p>0.0555119986851</text:p>
              </table:table-cell>
              <table:table-cell office:value-type="float" office:value="0.0368118836292">
                <text:p>0.0368118836292</text:p>
              </table:table-cell>
              <table:table-cell office:value-type="float" office:value="0.0535412557528">
                <text:p>0.0535412557528</text:p>
              </table:table-cell>
              <table:table-cell office:value-type="float" office:value="0.0462054980276">
                <text:p>0.046205498027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417069362262">
                <text:p>0.0417069362262</text:p>
              </table:table-cell>
              <table:table-cell office:value-type="float" office:value="0.0205661571335">
                <text:p>0.0205661571335</text:p>
              </table:table-cell>
              <table:table-cell office:value-type="float" office:value="0.0542903517423">
                <text:p>0.0542903517423</text:p>
              </table:table-cell>
              <table:table-cell office:value-type="float" office:value="0.0368293063774">
                <text:p>0.0368293063774</text:p>
              </table:table-cell>
              <table:table-cell office:value-type="float" office:value="0.0530904832347">
                <text:p>0.0530904832347</text:p>
              </table:table-cell>
              <table:table-cell office:value-type="float" office:value="0.0462480276134">
                <text:p>0.046248027613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427144970414">
                <text:p>0.0427144970414</text:p>
              </table:table-cell>
              <table:table-cell office:value-type="float" office:value="0.0209716469428">
                <text:p>0.0209716469428</text:p>
              </table:table-cell>
              <table:table-cell office:value-type="float" office:value="0.0538527284681">
                <text:p>0.0538527284681</text:p>
              </table:table-cell>
              <table:table-cell office:value-type="float" office:value="0.0357501232742">
                <text:p>0.0357501232742</text:p>
              </table:table-cell>
              <table:table-cell office:value-type="float" office:value="0.0531077416174">
                <text:p>0.0531077416174</text:p>
              </table:table-cell>
              <table:table-cell office:value-type="float" office:value="0.0461090359961">
                <text:p>0.04610903599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425591715976">
                <text:p>0.0425591715976</text:p>
              </table:table-cell>
              <table:table-cell office:value-type="float" office:value="0.021735042735">
                <text:p>0.021735042735</text:p>
              </table:table-cell>
              <table:table-cell office:value-type="float" office:value="0.05358234714">
                <text:p>0.05358234714</text:p>
              </table:table-cell>
              <table:table-cell office:value-type="float" office:value="0.0363654667982">
                <text:p>0.0363654667982</text:p>
              </table:table-cell>
              <table:table-cell office:value-type="float" office:value="0.0539764135437">
                <text:p>0.0539764135437</text:p>
              </table:table-cell>
              <table:table-cell office:value-type="float" office:value="0.0463744452663">
                <text:p>0.046374445266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444025312295">
                <text:p>0.0444025312295</text:p>
              </table:table-cell>
              <table:table-cell office:value-type="float" office:value="0.0232244411571">
                <text:p>0.0232244411571</text:p>
              </table:table-cell>
              <table:table-cell office:value-type="float" office:value="0.0528985864563">
                <text:p>0.0528985864563</text:p>
              </table:table-cell>
              <table:table-cell office:value-type="float" office:value="0.0363194444444">
                <text:p>0.0363194444444</text:p>
              </table:table-cell>
              <table:table-cell office:value-type="float" office:value="0.053853139382">
                <text:p>0.053853139382</text:p>
              </table:table-cell>
              <table:table-cell office:value-type="float" office:value="0.0463433185404">
                <text:p>0.04634331854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39990138067">
                <text:p>0.0439990138067</text:p>
              </table:table-cell>
              <table:table-cell office:value-type="float" office:value="0.023294460881">
                <text:p>0.023294460881</text:p>
              </table:table-cell>
              <table:table-cell office:value-type="float" office:value="0.0537771203156">
                <text:p>0.0537771203156</text:p>
              </table:table-cell>
              <table:table-cell office:value-type="float" office:value="0.0368640285996">
                <text:p>0.0368640285996</text:p>
              </table:table-cell>
              <table:table-cell office:value-type="float" office:value="0.0530781558185">
                <text:p>0.0530781558185</text:p>
              </table:table-cell>
              <table:table-cell office:value-type="float" office:value="0.046391292735">
                <text:p>0.04639129273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443630834977">
                <text:p>0.0443630834977</text:p>
              </table:table-cell>
              <table:table-cell office:value-type="float" office:value="0.0224492110454">
                <text:p>0.0224492110454</text:p>
              </table:table-cell>
              <table:table-cell office:value-type="float" office:value="0.0527979125575">
                <text:p>0.0527979125575</text:p>
              </table:table-cell>
              <table:table-cell office:value-type="float" office:value="0.0364573060487">
                <text:p>0.0364573060487</text:p>
              </table:table-cell>
              <table:table-cell office:value-type="float" office:value="0.0525246548323">
                <text:p>0.0525246548323</text:p>
              </table:table-cell>
              <table:table-cell office:value-type="float" office:value="0.0461978550296">
                <text:p>0.0461978550296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462294543064">
                <text:p>0.0462294543064</text:p>
              </table:table-cell>
              <table:table-cell office:value-type="float" office:value="0.0236777613412">
                <text:p>0.0236777613412</text:p>
              </table:table-cell>
              <table:table-cell office:value-type="float" office:value="0.0531389710717">
                <text:p>0.0531389710717</text:p>
              </table:table-cell>
              <table:table-cell office:value-type="float" office:value="0.0378091305062">
                <text:p>0.0378091305062</text:p>
              </table:table-cell>
              <table:table-cell office:value-type="float" office:value="0.0532084155161">
                <text:p>0.0532084155161</text:p>
              </table:table-cell>
              <table:table-cell office:value-type="float" office:value="0.0463567143327">
                <text:p>0.046356714332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046230687048">
                <text:p>0.046230687048</text:p>
              </table:table-cell>
              <table:table-cell office:value-type="float" office:value="0.0238551939513">
                <text:p>0.0238551939513</text:p>
              </table:table-cell>
              <table:table-cell office:value-type="float" office:value="0.0532166337936">
                <text:p>0.0532166337936</text:p>
              </table:table-cell>
              <table:table-cell office:value-type="float" office:value="0.0380689924392">
                <text:p>0.0380689924392</text:p>
              </table:table-cell>
              <table:table-cell office:value-type="float" office:value="0.052809418146">
                <text:p>0.052809418146</text:p>
              </table:table-cell>
              <table:table-cell office:value-type="float" office:value="0.0464599358974">
                <text:p>0.046459935897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0441806377383">
                <text:p>0.0441806377383</text:p>
              </table:table-cell>
              <table:table-cell office:value-type="float" office:value="0.0224920282709">
                <text:p>0.0224920282709</text:p>
              </table:table-cell>
              <table:table-cell office:value-type="float" office:value="0.0529211867193">
                <text:p>0.0529211867193</text:p>
              </table:table-cell>
              <table:table-cell office:value-type="float" office:value="0.0383884368836">
                <text:p>0.0383884368836</text:p>
              </table:table-cell>
              <table:table-cell office:value-type="float" office:value="0.0533173076923">
                <text:p>0.0533173076923</text:p>
              </table:table-cell>
              <table:table-cell office:value-type="float" office:value="0.0466503739316">
                <text:p>0.04665037393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0454499506903">
                <text:p>0.0454499506903</text:p>
              </table:table-cell>
              <table:table-cell office:value-type="float" office:value="0.0231459566075">
                <text:p>0.0231459566075</text:p>
              </table:table-cell>
              <table:table-cell office:value-type="float" office:value="0.0544308842867">
                <text:p>0.0544308842867</text:p>
              </table:table-cell>
              <table:table-cell office:value-type="float" office:value="0.0389163379356">
                <text:p>0.0389163379356</text:p>
              </table:table-cell>
              <table:table-cell office:value-type="float" office:value="0.0526606673241">
                <text:p>0.0526606673241</text:p>
              </table:table-cell>
              <table:table-cell office:value-type="float" office:value="0.0464853303748">
                <text:p>0.046485330374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045106426693">
                <text:p>0.045106426693</text:p>
              </table:table-cell>
              <table:table-cell office:value-type="float" office:value="0.0235455292571">
                <text:p>0.0235455292571</text:p>
              </table:table-cell>
              <table:table-cell office:value-type="float" office:value="0.0522826265615">
                <text:p>0.0522826265615</text:p>
              </table:table-cell>
              <table:table-cell office:value-type="float" office:value="0.038647394806">
                <text:p>0.038647394806</text:p>
              </table:table-cell>
              <table:table-cell office:value-type="float" office:value="0.0523442636423">
                <text:p>0.0523442636423</text:p>
              </table:table-cell>
              <table:table-cell office:value-type="float" office:value="0.0463774654832">
                <text:p>0.046377465483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459360618014">
                <text:p>0.0459360618014</text:p>
              </table:table-cell>
              <table:table-cell office:value-type="float" office:value="0.0251303418803">
                <text:p>0.0251303418803</text:p>
              </table:table-cell>
              <table:table-cell office:value-type="float" office:value="0.0533029257068">
                <text:p>0.0533029257068</text:p>
              </table:table-cell>
              <table:table-cell office:value-type="float" office:value="0.0390845249836">
                <text:p>0.0390845249836</text:p>
              </table:table-cell>
              <table:table-cell office:value-type="float" office:value="0.0528455785667">
                <text:p>0.0528455785667</text:p>
              </table:table-cell>
              <table:table-cell office:value-type="float" office:value="0.0465023627548">
                <text:p>0.04650236275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57030736358">
                <text:p>0.0457030736358</text:p>
              </table:table-cell>
              <table:table-cell office:value-type="float" office:value="0.0246766107824">
                <text:p>0.0246766107824</text:p>
              </table:table-cell>
              <table:table-cell office:value-type="float" office:value="0.0543967784352">
                <text:p>0.0543967784352</text:p>
              </table:table-cell>
              <table:table-cell office:value-type="float" office:value="0.0394532790927">
                <text:p>0.0394532790927</text:p>
              </table:table-cell>
              <table:table-cell office:value-type="float" office:value="0.0525341058514">
                <text:p>0.0525341058514</text:p>
              </table:table-cell>
              <table:table-cell office:value-type="float" office:value="0.0467128944773">
                <text:p>0.04671289447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473093359632">
                <text:p>0.0473093359632</text:p>
              </table:table-cell>
              <table:table-cell office:value-type="float" office:value="0.0256046186719">
                <text:p>0.0256046186719</text:p>
              </table:table-cell>
              <table:table-cell office:value-type="float" office:value="0.0533411406969">
                <text:p>0.0533411406969</text:p>
              </table:table-cell>
              <table:table-cell office:value-type="float" office:value="0.0393367028271">
                <text:p>0.0393367028271</text:p>
              </table:table-cell>
              <table:table-cell office:value-type="float" office:value="0.052896120973">
                <text:p>0.052896120973</text:p>
              </table:table-cell>
              <table:table-cell office:value-type="float" office:value="0.0465552679158">
                <text:p>0.0465552679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469173241289">
                <text:p>0.0469173241289</text:p>
              </table:table-cell>
              <table:table-cell office:value-type="float" office:value="0.0255255588429">
                <text:p>0.0255255588429</text:p>
              </table:table-cell>
              <table:table-cell office:value-type="float" office:value="0.053936965812">
                <text:p>0.053936965812</text:p>
              </table:table-cell>
              <table:table-cell office:value-type="float" office:value="0.0395389135437">
                <text:p>0.0395389135437</text:p>
              </table:table-cell>
              <table:table-cell office:value-type="float" office:value="0.0525094510191">
                <text:p>0.0525094510191</text:p>
              </table:table-cell>
              <table:table-cell office:value-type="float" office:value="0.0466702416174">
                <text:p>0.046670241617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465894148586">
                <text:p>0.0465894148586</text:p>
              </table:table-cell>
              <table:table-cell office:value-type="float" office:value="0.0246697074293">
                <text:p>0.0246697074293</text:p>
              </table:table-cell>
              <table:table-cell office:value-type="float" office:value="0.0548771367521">
                <text:p>0.0548771367521</text:p>
              </table:table-cell>
              <table:table-cell office:value-type="float" office:value="0.0396480111769">
                <text:p>0.0396480111769</text:p>
              </table:table-cell>
              <table:table-cell office:value-type="float" office:value="0.0526808021039">
                <text:p>0.0526808021039</text:p>
              </table:table-cell>
              <table:table-cell office:value-type="float" office:value="0.0466157955293">
                <text:p>0.046615795529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47477399737">
                <text:p>0.047477399737</text:p>
              </table:table-cell>
              <table:table-cell office:value-type="float" office:value="0.0250193951348">
                <text:p>0.0250193951348</text:p>
              </table:table-cell>
              <table:table-cell office:value-type="float" office:value="0.0536583662064">
                <text:p>0.0536583662064</text:p>
              </table:table-cell>
              <table:table-cell office:value-type="float" office:value="0.0398389628534">
                <text:p>0.0398389628534</text:p>
              </table:table-cell>
              <table:table-cell office:value-type="float" office:value="0.0523705621302">
                <text:p>0.0523705621302</text:p>
              </table:table-cell>
              <table:table-cell office:value-type="float" office:value="0.0466134327745">
                <text:p>0.04661343277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455789776463">
                <text:p>0.0455789776463</text:p>
              </table:table-cell>
              <table:table-cell office:value-type="float" office:value="0.0248445101907">
                <text:p>0.0248445101907</text:p>
              </table:table-cell>
              <table:table-cell office:value-type="float" office:value="0.0546203155819">
                <text:p>0.0546203155819</text:p>
              </table:table-cell>
              <table:table-cell office:value-type="float" office:value="0.0400733481262">
                <text:p>0.0400733481262</text:p>
              </table:table-cell>
              <table:table-cell office:value-type="float" office:value="0.0522259204471">
                <text:p>0.0522259204471</text:p>
              </table:table-cell>
              <table:table-cell office:value-type="float" office:value="0.0463342167982">
                <text:p>0.04633421679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461250821828">
                <text:p>0.0461250821828</text:p>
              </table:table-cell>
              <table:table-cell office:value-type="float" office:value="0.0247675871137">
                <text:p>0.0247675871137</text:p>
              </table:table-cell>
              <table:table-cell office:value-type="float" office:value="0.0539501150559">
                <text:p>0.0539501150559</text:p>
              </table:table-cell>
              <table:table-cell office:value-type="float" office:value="0.0401784598948">
                <text:p>0.0401784598948</text:p>
              </table:table-cell>
              <table:table-cell office:value-type="float" office:value="0.0525616370809">
                <text:p>0.0525616370809</text:p>
              </table:table-cell>
              <table:table-cell office:value-type="float" office:value="0.0466281229454">
                <text:p>0.046628122945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57347140039">
                <text:p>0.0457347140039</text:p>
              </table:table-cell>
              <table:table-cell office:value-type="float" office:value="0.025122452334">
                <text:p>0.025122452334</text:p>
              </table:table-cell>
              <table:table-cell office:value-type="float" office:value="0.0531759533202">
                <text:p>0.0531759533202</text:p>
              </table:table-cell>
              <table:table-cell office:value-type="float" office:value="0.0402666009204">
                <text:p>0.0402666009204</text:p>
              </table:table-cell>
              <table:table-cell office:value-type="float" office:value="0.0523015285996">
                <text:p>0.0523015285996</text:p>
              </table:table-cell>
              <table:table-cell office:value-type="float" office:value="0.0464775846483">
                <text:p>0.046477584648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0458879848784">
                <text:p>0.0458879848784</text:p>
              </table:table-cell>
              <table:table-cell office:value-type="float" office:value="0.0254840565417">
                <text:p>0.0254840565417</text:p>
              </table:table-cell>
              <table:table-cell office:value-type="float" office:value="0.0531623931624">
                <text:p>0.0531623931624</text:p>
              </table:table-cell>
              <table:table-cell office:value-type="float" office:value="0.0399310897436">
                <text:p>0.0399310897436</text:p>
              </table:table-cell>
              <table:table-cell office:value-type="float" office:value="0.0526713510848">
                <text:p>0.0526713510848</text:p>
              </table:table-cell>
              <table:table-cell office:value-type="float" office:value="0.0463261217949">
                <text:p>0.04632612179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455193951348">
                <text:p>0.0455193951348</text:p>
              </table:table-cell>
              <table:table-cell office:value-type="float" office:value="0.0258336620644">
                <text:p>0.0258336620644</text:p>
              </table:table-cell>
              <table:table-cell office:value-type="float" office:value="0.0523286489152">
                <text:p>0.0523286489152</text:p>
              </table:table-cell>
              <table:table-cell office:value-type="float" office:value="0.0395374753452">
                <text:p>0.0395374753452</text:p>
              </table:table-cell>
              <table:table-cell office:value-type="float" office:value="0.0523750821828">
                <text:p>0.0523750821828</text:p>
              </table:table-cell>
              <table:table-cell office:value-type="float" office:value="0.0464587853386">
                <text:p>0.0464587853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466132478632">
                <text:p>0.0466132478632</text:p>
              </table:table-cell>
              <table:table-cell office:value-type="float" office:value="0.0273559335963">
                <text:p>0.0273559335963</text:p>
              </table:table-cell>
              <table:table-cell office:value-type="float" office:value="0.0535433103222">
                <text:p>0.0535433103222</text:p>
              </table:table-cell>
              <table:table-cell office:value-type="float" office:value="0.0399826594346">
                <text:p>0.0399826594346</text:p>
              </table:table-cell>
              <table:table-cell office:value-type="float" office:value="0.0522526298488">
                <text:p>0.0522526298488</text:p>
              </table:table-cell>
              <table:table-cell office:value-type="float" office:value="0.0466600098619">
                <text:p>0.046660009861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0478813280736">
                <text:p>0.0478813280736</text:p>
              </table:table-cell>
              <table:table-cell office:value-type="float" office:value="0.0280461867193">
                <text:p>0.0280461867193</text:p>
              </table:table-cell>
              <table:table-cell office:value-type="float" office:value="0.0532749835634">
                <text:p>0.0532749835634</text:p>
              </table:table-cell>
              <table:table-cell office:value-type="float" office:value="0.0396675706772">
                <text:p>0.0396675706772</text:p>
              </table:table-cell>
              <table:table-cell office:value-type="float" office:value="0.0520821005917">
                <text:p>0.0520821005917</text:p>
              </table:table-cell>
              <table:table-cell office:value-type="float" office:value="0.0466377999671">
                <text:p>0.046637799967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0480235042735">
                <text:p>0.0480235042735</text:p>
              </table:table-cell>
              <table:table-cell office:value-type="float" office:value="0.0279679487179">
                <text:p>0.0279679487179</text:p>
              </table:table-cell>
              <table:table-cell office:value-type="float" office:value="0.0515524326101">
                <text:p>0.0515524326101</text:p>
              </table:table-cell>
              <table:table-cell office:value-type="float" office:value="0.0393152942143">
                <text:p>0.0393152942143</text:p>
              </table:table-cell>
              <table:table-cell office:value-type="float" office:value="0.0524317882972">
                <text:p>0.0524317882972</text:p>
              </table:table-cell>
              <table:table-cell office:value-type="float" office:value="0.0466556130835">
                <text:p>0.0466556130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0464312130178">
                <text:p>0.0464312130178</text:p>
              </table:table-cell>
              <table:table-cell office:value-type="float" office:value="0.0274707429323">
                <text:p>0.0274707429323</text:p>
              </table:table-cell>
              <table:table-cell office:value-type="float" office:value="0.052577251808">
                <text:p>0.052577251808</text:p>
              </table:table-cell>
              <table:table-cell office:value-type="float" office:value="0.0394707429323">
                <text:p>0.0394707429323</text:p>
              </table:table-cell>
              <table:table-cell office:value-type="float" office:value="0.0519801939513">
                <text:p>0.0519801939513</text:p>
              </table:table-cell>
              <table:table-cell office:value-type="float" office:value="0.0462570060815">
                <text:p>0.046257006081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467126890204">
                <text:p>0.0467126890204</text:p>
              </table:table-cell>
              <table:table-cell office:value-type="float" office:value="0.0279157626561">
                <text:p>0.0279157626561</text:p>
              </table:table-cell>
              <table:table-cell office:value-type="float" office:value="0.0521223701512">
                <text:p>0.0521223701512</text:p>
              </table:table-cell>
              <table:table-cell office:value-type="float" office:value="0.0395624589086">
                <text:p>0.0395624589086</text:p>
              </table:table-cell>
              <table:table-cell office:value-type="float" office:value="0.0523138560158">
                <text:p>0.0523138560158</text:p>
              </table:table-cell>
              <table:table-cell office:value-type="float" office:value="0.0464770915516">
                <text:p>0.046477091551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61213839579">
                <text:p>0.0461213839579</text:p>
              </table:table-cell>
              <table:table-cell office:value-type="float" office:value="0.0274261998685">
                <text:p>0.0274261998685</text:p>
              </table:table-cell>
              <table:table-cell office:value-type="float" office:value="0.0528739316239">
                <text:p>0.0528739316239</text:p>
              </table:table-cell>
              <table:table-cell office:value-type="float" office:value="0.0401556952663">
                <text:p>0.0401556952663</text:p>
              </table:table-cell>
              <table:table-cell office:value-type="float" office:value="0.0522501643655">
                <text:p>0.0522501643655</text:p>
              </table:table-cell>
              <table:table-cell office:value-type="float" office:value="0.0467733193623">
                <text:p>0.04677331936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82425213675">
                <text:p>0.0482425213675</text:p>
              </table:table-cell>
              <table:table-cell office:value-type="float" office:value="0.028539365549">
                <text:p>0.028539365549</text:p>
              </table:table-cell>
              <table:table-cell office:value-type="float" office:value="0.0537454799474">
                <text:p>0.0537454799474</text:p>
              </table:table-cell>
              <table:table-cell office:value-type="float" office:value="0.0407137163051">
                <text:p>0.0407137163051</text:p>
              </table:table-cell>
              <table:table-cell office:value-type="float" office:value="0.0520496383958">
                <text:p>0.0520496383958</text:p>
              </table:table-cell>
              <table:table-cell office:value-type="float" office:value="0.0467252629849">
                <text:p>0.046725262984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83842866535">
                <text:p>0.0483842866535</text:p>
              </table:table-cell>
              <table:table-cell office:value-type="float" office:value="0.0276901709402">
                <text:p>0.0276901709402</text:p>
              </table:table-cell>
              <table:table-cell office:value-type="float" office:value="0.0531134944116">
                <text:p>0.0531134944116</text:p>
              </table:table-cell>
              <table:table-cell office:value-type="float" office:value="0.0410418310322">
                <text:p>0.0410418310322</text:p>
              </table:table-cell>
              <table:table-cell office:value-type="float" office:value="0.052219756739">
                <text:p>0.052219756739</text:p>
              </table:table-cell>
              <table:table-cell office:value-type="float" office:value="0.0466715976331">
                <text:p>0.04667159763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69382807364">
                <text:p>0.0469382807364</text:p>
              </table:table-cell>
              <table:table-cell office:value-type="float" office:value="0.0258376890204">
                <text:p>0.0258376890204</text:p>
              </table:table-cell>
              <table:table-cell office:value-type="float" office:value="0.053240877712">
                <text:p>0.053240877712</text:p>
              </table:table-cell>
              <table:table-cell office:value-type="float" office:value="0.0408669871795">
                <text:p>0.0408669871795</text:p>
              </table:table-cell>
              <table:table-cell office:value-type="float" office:value="0.0518084319527">
                <text:p>0.0518084319527</text:p>
              </table:table-cell>
              <table:table-cell office:value-type="float" office:value="0.0466404092702">
                <text:p>0.04664040927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58415516108">
                <text:p>0.0458415516108</text:p>
              </table:table-cell>
              <table:table-cell office:value-type="float" office:value="0.0259013806706">
                <text:p>0.0259013806706</text:p>
              </table:table-cell>
              <table:table-cell office:value-type="float" office:value="0.0519880013149">
                <text:p>0.0519880013149</text:p>
              </table:table-cell>
              <table:table-cell office:value-type="float" office:value="0.040565047666">
                <text:p>0.040565047666</text:p>
              </table:table-cell>
              <table:table-cell office:value-type="float" office:value="0.0520221071663">
                <text:p>0.0520221071663</text:p>
              </table:table-cell>
              <table:table-cell office:value-type="float" office:value="0.046866144806">
                <text:p>0.0468661448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46330539119">
                <text:p>0.046330539119</text:p>
              </table:table-cell>
              <table:table-cell office:value-type="float" office:value="0.0256467784352">
                <text:p>0.0256467784352</text:p>
              </table:table-cell>
              <table:table-cell office:value-type="float" office:value="0.0524601413544">
                <text:p>0.0524601413544</text:p>
              </table:table-cell>
              <table:table-cell office:value-type="float" office:value="0.0405764299803">
                <text:p>0.0405764299803</text:p>
              </table:table-cell>
              <table:table-cell office:value-type="float" office:value="0.0522283859303">
                <text:p>0.0522283859303</text:p>
              </table:table-cell>
              <table:table-cell office:value-type="float" office:value="0.0468105481591">
                <text:p>0.046810548159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475012327416">
                <text:p>0.0475012327416</text:p>
              </table:table-cell>
              <table:table-cell office:value-type="float" office:value="0.0264959730441">
                <text:p>0.0264959730441</text:p>
              </table:table-cell>
              <table:table-cell office:value-type="float" office:value="0.0534064760026">
                <text:p>0.0534064760026</text:p>
              </table:table-cell>
              <table:table-cell office:value-type="float" office:value="0.0412894066404">
                <text:p>0.0412894066404</text:p>
              </table:table-cell>
              <table:table-cell office:value-type="float" office:value="0.052232495069">
                <text:p>0.052232495069</text:p>
              </table:table-cell>
              <table:table-cell office:value-type="float" office:value="0.0466596811308">
                <text:p>0.046659681130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463934089415">
                <text:p>0.0463934089415</text:p>
              </table:table-cell>
              <table:table-cell office:value-type="float" office:value="0.0269935897436">
                <text:p>0.0269935897436</text:p>
              </table:table-cell>
              <table:table-cell office:value-type="float" office:value="0.053025147929">
                <text:p>0.053025147929</text:p>
              </table:table-cell>
              <table:table-cell office:value-type="float" office:value="0.0415871959237">
                <text:p>0.0415871959237</text:p>
              </table:table-cell>
              <table:table-cell office:value-type="float" office:value="0.0519156804734">
                <text:p>0.0519156804734</text:p>
              </table:table-cell>
              <table:table-cell office:value-type="float" office:value="0.0467780654175">
                <text:p>0.046778065417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446560650888">
                <text:p>0.0446560650888</text:p>
              </table:table-cell>
              <table:table-cell office:value-type="float" office:value="0.0257588757396">
                <text:p>0.0257588757396</text:p>
              </table:table-cell>
              <table:table-cell office:value-type="float" office:value="0.0534512656147">
                <text:p>0.0534512656147</text:p>
              </table:table-cell>
              <table:table-cell office:value-type="float" office:value="0.0419584155161">
                <text:p>0.0419584155161</text:p>
              </table:table-cell>
              <table:table-cell office:value-type="float" office:value="0.0521605851414">
                <text:p>0.0521605851414</text:p>
              </table:table-cell>
              <table:table-cell office:value-type="float" office:value="0.0466964373767">
                <text:p>0.046696437376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461739809336">
                <text:p>0.0461739809336</text:p>
              </table:table-cell>
              <table:table-cell office:value-type="float" office:value="0.0262327416174">
                <text:p>0.0262327416174</text:p>
              </table:table-cell>
              <table:table-cell office:value-type="float" office:value="0.0541600920447">
                <text:p>0.0541600920447</text:p>
              </table:table-cell>
              <table:table-cell office:value-type="float" office:value="0.0421994575937">
                <text:p>0.0421994575937</text:p>
              </table:table-cell>
              <table:table-cell office:value-type="float" office:value="0.0521786653517">
                <text:p>0.0521786653517</text:p>
              </table:table-cell>
              <table:table-cell office:value-type="float" office:value="0.0467420693623">
                <text:p>0.046742069362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45754026956">
                <text:p>0.045754026956</text:p>
              </table:table-cell>
              <table:table-cell office:value-type="float" office:value="0.0260590072321">
                <text:p>0.0260590072321</text:p>
              </table:table-cell>
              <table:table-cell office:value-type="float" office:value="0.0532905982906">
                <text:p>0.0532905982906</text:p>
              </table:table-cell>
              <table:table-cell office:value-type="float" office:value="0.0420966880342">
                <text:p>0.0420966880342</text:p>
              </table:table-cell>
              <table:table-cell office:value-type="float" office:value="0.052239069691">
                <text:p>0.052239069691</text:p>
              </table:table-cell>
              <table:table-cell office:value-type="float" office:value="0.0468381204799">
                <text:p>0.046838120479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469107495069">
                <text:p>0.0469107495069</text:p>
              </table:table-cell>
              <table:table-cell office:value-type="float" office:value="0.0277010190664">
                <text:p>0.0277010190664</text:p>
              </table:table-cell>
              <table:table-cell office:value-type="float" office:value="0.0536213839579">
                <text:p>0.0536213839579</text:p>
              </table:table-cell>
              <table:table-cell office:value-type="float" office:value="0.0427157708744">
                <text:p>0.0427157708744</text:p>
              </table:table-cell>
              <table:table-cell office:value-type="float" office:value="0.0514172419461">
                <text:p>0.0514172419461</text:p>
              </table:table-cell>
              <table:table-cell office:value-type="float" office:value="0.0467158325115">
                <text:p>0.0467158325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478036653517">
                <text:p>0.0478036653517</text:p>
              </table:table-cell>
              <table:table-cell office:value-type="float" office:value="0.0284277613412">
                <text:p>0.0284277613412</text:p>
              </table:table-cell>
              <table:table-cell office:value-type="float" office:value="0.0532581360947">
                <text:p>0.0532581360947</text:p>
              </table:table-cell>
              <table:table-cell office:value-type="float" office:value="0.042372986522">
                <text:p>0.042372986522</text:p>
              </table:table-cell>
              <table:table-cell office:value-type="float" office:value="0.0521071663379">
                <text:p>0.0521071663379</text:p>
              </table:table-cell>
              <table:table-cell office:value-type="float" office:value="0.0466132684089">
                <text:p>0.046613268408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50141765286">
                <text:p>0.050141765286</text:p>
              </table:table-cell>
              <table:table-cell office:value-type="float" office:value="0.0299566074951">
                <text:p>0.0299566074951</text:p>
              </table:table-cell>
              <table:table-cell office:value-type="float" office:value="0.0530325443787">
                <text:p>0.0530325443787</text:p>
              </table:table-cell>
              <table:table-cell office:value-type="float" office:value="0.0423286900066">
                <text:p>0.0423286900066</text:p>
              </table:table-cell>
              <table:table-cell office:value-type="float" office:value="0.0512011012492">
                <text:p>0.0512011012492</text:p>
              </table:table-cell>
              <table:table-cell office:value-type="float" office:value="0.0465455498028">
                <text:p>0.046545549802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465265450362">
                <text:p>0.0465265450362</text:p>
              </table:table-cell>
              <table:table-cell office:value-type="float" office:value="0.0276475180802">
                <text:p>0.0276475180802</text:p>
              </table:table-cell>
              <table:table-cell office:value-type="float" office:value="0.0525945101907">
                <text:p>0.0525945101907</text:p>
              </table:table-cell>
              <table:table-cell office:value-type="float" office:value="0.0421649408284">
                <text:p>0.0421649408284</text:p>
              </table:table-cell>
              <table:table-cell office:value-type="float" office:value="0.0511595989481">
                <text:p>0.0511595989481</text:p>
              </table:table-cell>
              <table:table-cell office:value-type="float" office:value="0.0464067636423">
                <text:p>0.04640676364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486563116371">
                <text:p>0.0486563116371</text:p>
              </table:table-cell>
              <table:table-cell office:value-type="float" office:value="0.0285226824458">
                <text:p>0.0285226824458</text:p>
              </table:table-cell>
              <table:table-cell office:value-type="float" office:value="0.051649408284">
                <text:p>0.051649408284</text:p>
              </table:table-cell>
              <table:table-cell office:value-type="float" office:value="0.0422135519395">
                <text:p>0.0422135519395</text:p>
              </table:table-cell>
              <table:table-cell office:value-type="float" office:value="0.0514234056542">
                <text:p>0.0514234056542</text:p>
              </table:table-cell>
              <table:table-cell office:value-type="float" office:value="0.0463513313609">
                <text:p>0.046351331360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0487598619329">
                <text:p>0.0487598619329</text:p>
              </table:table-cell>
              <table:table-cell office:value-type="float" office:value="0.0292362754767">
                <text:p>0.0292362754767</text:p>
              </table:table-cell>
              <table:table-cell office:value-type="float" office:value="0.0520886752137">
                <text:p>0.0520886752137</text:p>
              </table:table-cell>
              <table:table-cell office:value-type="float" office:value="0.0423272107166">
                <text:p>0.0423272107166</text:p>
              </table:table-cell>
              <table:table-cell office:value-type="float" office:value="0.0515738001315">
                <text:p>0.0515738001315</text:p>
              </table:table-cell>
              <table:table-cell office:value-type="float" office:value="0.0463424556213">
                <text:p>0.04634245562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0476824457594">
                <text:p>0.0476824457594</text:p>
              </table:table-cell>
              <table:table-cell office:value-type="float" office:value="0.0285226824458">
                <text:p>0.0285226824458</text:p>
              </table:table-cell>
              <table:table-cell office:value-type="float" office:value="0.0510133136095">
                <text:p>0.0510133136095</text:p>
              </table:table-cell>
              <table:table-cell office:value-type="float" office:value="0.0418367850099">
                <text:p>0.0418367850099</text:p>
              </table:table-cell>
              <table:table-cell office:value-type="float" office:value="0.0513856015779">
                <text:p>0.0513856015779</text:p>
              </table:table-cell>
              <table:table-cell office:value-type="float" office:value="0.0465519806049">
                <text:p>0.046551980604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0462105522682">
                <text:p>0.0462105522682</text:p>
              </table:table-cell>
              <table:table-cell office:value-type="float" office:value="0.0279817554241">
                <text:p>0.0279817554241</text:p>
              </table:table-cell>
              <table:table-cell office:value-type="float" office:value="0.0507729289941">
                <text:p>0.0507729289941</text:p>
              </table:table-cell>
              <table:table-cell office:value-type="float" office:value="0.0418543310322">
                <text:p>0.0418543310322</text:p>
              </table:table-cell>
              <table:table-cell office:value-type="float" office:value="0.0515421597633">
                <text:p>0.0515421597633</text:p>
              </table:table-cell>
              <table:table-cell office:value-type="float" office:value="0.046598845332">
                <text:p>0.04659884533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0468667817226">
                <text:p>0.0468667817226</text:p>
              </table:table-cell>
              <table:table-cell office:value-type="float" office:value="0.0279345003287">
                <text:p>0.0279345003287</text:p>
              </table:table-cell>
              <table:table-cell office:value-type="float" office:value="0.0511583662064">
                <text:p>0.0511583662064</text:p>
              </table:table-cell>
              <table:table-cell office:value-type="float" office:value="0.0421339579224">
                <text:p>0.0421339579224</text:p>
              </table:table-cell>
              <table:table-cell office:value-type="float" office:value="0.0514406640368">
                <text:p>0.0514406640368</text:p>
              </table:table-cell>
              <table:table-cell office:value-type="float" office:value="0.0465871342867">
                <text:p>0.04658713428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474457593688">
                <text:p>0.0474457593688</text:p>
              </table:table-cell>
              <table:table-cell office:value-type="float" office:value="0.0280627876397">
                <text:p>0.0280627876397</text:p>
              </table:table-cell>
              <table:table-cell office:value-type="float" office:value="0.0516769395135">
                <text:p>0.0516769395135</text:p>
              </table:table-cell>
              <table:table-cell office:value-type="float" office:value="0.0423567965155">
                <text:p>0.0423567965155</text:p>
              </table:table-cell>
              <table:table-cell office:value-type="float" office:value="0.0517344674556">
                <text:p>0.0517344674556</text:p>
              </table:table-cell>
              <table:table-cell office:value-type="float" office:value="0.04647867357">
                <text:p>0.0464786735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479372123603">
                <text:p>0.0479372123603</text:p>
              </table:table-cell>
              <table:table-cell office:value-type="float" office:value="0.0288558514135">
                <text:p>0.0288558514135</text:p>
              </table:table-cell>
              <table:table-cell office:value-type="float" office:value="0.0516596811308">
                <text:p>0.0516596811308</text:p>
              </table:table-cell>
              <table:table-cell office:value-type="float" office:value="0.0424983974359">
                <text:p>0.0424983974359</text:p>
              </table:table-cell>
              <table:table-cell office:value-type="float" office:value="0.0516395463511">
                <text:p>0.0516395463511</text:p>
              </table:table-cell>
              <table:table-cell office:value-type="float" office:value="0.0463619329389">
                <text:p>0.046361932938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48270052597">
                <text:p>0.048270052597</text:p>
              </table:table-cell>
              <table:table-cell office:value-type="float" office:value="0.028317061144">
                <text:p>0.028317061144</text:p>
              </table:table-cell>
              <table:table-cell office:value-type="float" office:value="0.0514887409599">
                <text:p>0.0514887409599</text:p>
              </table:table-cell>
              <table:table-cell office:value-type="float" office:value="0.0427811472715">
                <text:p>0.0427811472715</text:p>
              </table:table-cell>
              <table:table-cell office:value-type="float" office:value="0.0516350262985">
                <text:p>0.0516350262985</text:p>
              </table:table-cell>
              <table:table-cell office:value-type="float" office:value="0.0463986275477">
                <text:p>0.046398627547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480329552926">
                <text:p>0.0480329552926</text:p>
              </table:table-cell>
              <table:table-cell office:value-type="float" office:value="0.0288426199869">
                <text:p>0.0288426199869</text:p>
              </table:table-cell>
              <table:table-cell office:value-type="float" office:value="0.0518873274162">
                <text:p>0.0518873274162</text:p>
              </table:table-cell>
              <table:table-cell office:value-type="float" office:value="0.0427802843524">
                <text:p>0.0427802843524</text:p>
              </table:table-cell>
              <table:table-cell office:value-type="float" office:value="0.0520742932281">
                <text:p>0.0520742932281</text:p>
              </table:table-cell>
              <table:table-cell office:value-type="float" office:value="0.0465360371466">
                <text:p>0.046536037146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475641025641">
                <text:p>0.0475641025641</text:p>
              </table:table-cell>
              <table:table-cell office:value-type="float" office:value="0.0284973701512">
                <text:p>0.0284973701512</text:p>
              </table:table-cell>
              <table:table-cell office:value-type="float" office:value="0.0524305555556">
                <text:p>0.0524305555556</text:p>
              </table:table-cell>
              <table:table-cell office:value-type="float" office:value="0.0433271285339">
                <text:p>0.0433271285339</text:p>
              </table:table-cell>
              <table:table-cell office:value-type="float" office:value="0.051233974359">
                <text:p>0.051233974359</text:p>
              </table:table-cell>
              <table:table-cell office:value-type="float" office:value="0.0463980933596">
                <text:p>0.046398093359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468532215648">
                <text:p>0.0468532215648</text:p>
              </table:table-cell>
              <table:table-cell office:value-type="float" office:value="0.0289032708744">
                <text:p>0.0289032708744</text:p>
              </table:table-cell>
              <table:table-cell office:value-type="float" office:value="0.0524301446417">
                <text:p>0.0524301446417</text:p>
              </table:table-cell>
              <table:table-cell office:value-type="float" office:value="0.0433793145957">
                <text:p>0.0433793145957</text:p>
              </table:table-cell>
              <table:table-cell office:value-type="float" office:value="0.0515606508876">
                <text:p>0.0515606508876</text:p>
              </table:table-cell>
              <table:table-cell office:value-type="float" office:value="0.0465623767258">
                <text:p>0.046562376725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472559171598">
                <text:p>0.0472559171598</text:p>
              </table:table-cell>
              <table:table-cell office:value-type="float" office:value="0.0281040433925">
                <text:p>0.0281040433925</text:p>
              </table:table-cell>
              <table:table-cell office:value-type="float" office:value="0.0518692472058">
                <text:p>0.0518692472058</text:p>
              </table:table-cell>
              <table:table-cell office:value-type="float" office:value="0.0431631738988">
                <text:p>0.0431631738988</text:p>
              </table:table-cell>
              <table:table-cell office:value-type="float" office:value="0.0515836620644">
                <text:p>0.0515836620644</text:p>
              </table:table-cell>
              <table:table-cell office:value-type="float" office:value="0.0464645586785">
                <text:p>0.046464558678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79483070348">
                <text:p>0.0479483070348</text:p>
              </table:table-cell>
              <table:table-cell office:value-type="float" office:value="0.0281607495069">
                <text:p>0.0281607495069</text:p>
              </table:table-cell>
              <table:table-cell office:value-type="float" office:value="0.0522349605523">
                <text:p>0.0522349605523</text:p>
              </table:table-cell>
              <table:table-cell office:value-type="float" office:value="0.0431540927022">
                <text:p>0.0431540927022</text:p>
              </table:table-cell>
              <table:table-cell office:value-type="float" office:value="0.0517874753452">
                <text:p>0.0517874753452</text:p>
              </table:table-cell>
              <table:table-cell office:value-type="float" office:value="0.0463478180473">
                <text:p>0.046347818047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477453155819">
                <text:p>0.0477453155819</text:p>
              </table:table-cell>
              <table:table-cell office:value-type="float" office:value="0.0280044378698">
                <text:p>0.0280044378698</text:p>
              </table:table-cell>
              <table:table-cell office:value-type="float" office:value="0.0511156311637">
                <text:p>0.0511156311637</text:p>
              </table:table-cell>
              <table:table-cell office:value-type="float" office:value="0.0430103550296">
                <text:p>0.0430103550296</text:p>
              </table:table-cell>
              <table:table-cell office:value-type="float" office:value="0.0518441814596">
                <text:p>0.0518441814596</text:p>
              </table:table-cell>
              <table:table-cell office:value-type="float" office:value="0.046499527449">
                <text:p>0.04649952744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476729947403">
                <text:p>0.0476729947403</text:p>
              </table:table-cell>
              <table:table-cell office:value-type="float" office:value="0.0280640203813">
                <text:p>0.0280640203813</text:p>
              </table:table-cell>
              <table:table-cell office:value-type="float" office:value="0.0506759533202">
                <text:p>0.0506759533202</text:p>
              </table:table-cell>
              <table:table-cell office:value-type="float" office:value="0.0428904092702">
                <text:p>0.0428904092702</text:p>
              </table:table-cell>
              <table:table-cell office:value-type="float" office:value="0.0514349112426">
                <text:p>0.0514349112426</text:p>
              </table:table-cell>
              <table:table-cell office:value-type="float" office:value="0.0462254684418">
                <text:p>0.04622546844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0491761176857">
                <text:p>0.0491761176857</text:p>
              </table:table-cell>
              <table:table-cell office:value-type="float" office:value="0.0284708251151">
                <text:p>0.0284708251151</text:p>
              </table:table-cell>
              <table:table-cell office:value-type="float" office:value="0.0512200032873">
                <text:p>0.0512200032873</text:p>
              </table:table-cell>
              <table:table-cell office:value-type="float" office:value="0.0431091387245">
                <text:p>0.0431091387245</text:p>
              </table:table-cell>
              <table:table-cell office:value-type="float" office:value="0.0513991617357">
                <text:p>0.0513991617357</text:p>
              </table:table-cell>
              <table:table-cell office:value-type="float" office:value="0.0463321005917">
                <text:p>0.04633210059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0476454635108">
                <text:p>0.0476454635108</text:p>
              </table:table-cell>
              <table:table-cell office:value-type="float" office:value="0.0278875739645">
                <text:p>0.0278875739645</text:p>
              </table:table-cell>
              <table:table-cell office:value-type="float" office:value="0.0516120151216">
                <text:p>0.0516120151216</text:p>
              </table:table-cell>
              <table:table-cell office:value-type="float" office:value="0.0433955046022">
                <text:p>0.0433955046022</text:p>
              </table:table-cell>
              <table:table-cell office:value-type="float" office:value="0.0516165351742">
                <text:p>0.0516165351742</text:p>
              </table:table-cell>
              <table:table-cell office:value-type="float" office:value="0.0464574909599">
                <text:p>0.046457490959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0495044378698">
                <text:p>0.0495044378698</text:p>
              </table:table-cell>
              <table:table-cell office:value-type="float" office:value="0.0292738330046">
                <text:p>0.0292738330046</text:p>
              </table:table-cell>
              <table:table-cell office:value-type="float" office:value="0.0515101084813">
                <text:p>0.0515101084813</text:p>
              </table:table-cell>
              <table:table-cell office:value-type="float" office:value="0.0432332758054">
                <text:p>0.0432332758054</text:p>
              </table:table-cell>
              <table:table-cell office:value-type="float" office:value="0.051594756739">
                <text:p>0.051594756739</text:p>
              </table:table-cell>
              <table:table-cell office:value-type="float" office:value="0.0462536365878">
                <text:p>0.046253636587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0498557692308">
                <text:p>0.0498557692308</text:p>
              </table:table-cell>
              <table:table-cell office:value-type="float" office:value="0.0293174720579">
                <text:p>0.0293174720579</text:p>
              </table:table-cell>
              <table:table-cell office:value-type="float" office:value="0.0512976660092">
                <text:p>0.0512976660092</text:p>
              </table:table-cell>
              <table:table-cell office:value-type="float" office:value="0.0430294625247">
                <text:p>0.0430294625247</text:p>
              </table:table-cell>
              <table:table-cell office:value-type="float" office:value="0.0512939677844">
                <text:p>0.0512939677844</text:p>
              </table:table-cell>
              <table:table-cell office:value-type="float" office:value="0.0462161406969">
                <text:p>0.046216140696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498307034845">
                <text:p>0.0498307034845</text:p>
              </table:table-cell>
              <table:table-cell office:value-type="float" office:value="0.0302623274162">
                <text:p>0.0302623274162</text:p>
              </table:table-cell>
              <table:table-cell office:value-type="float" office:value="0.0517583004602">
                <text:p>0.0517583004602</text:p>
              </table:table-cell>
              <table:table-cell office:value-type="float" office:value="0.0432686554898">
                <text:p>0.0432686554898</text:p>
              </table:table-cell>
              <table:table-cell office:value-type="float" office:value="0.0515610618014">
                <text:p>0.0515610618014</text:p>
              </table:table-cell>
              <table:table-cell office:value-type="float" office:value="0.0462619575937">
                <text:p>0.046261957593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84134615385">
                <text:p>0.0484134615385</text:p>
              </table:table-cell>
              <table:table-cell office:value-type="float" office:value="0.0306544214333">
                <text:p>0.0306544214333</text:p>
              </table:table-cell>
              <table:table-cell office:value-type="float" office:value="0.0513625904011">
                <text:p>0.0513625904011</text:p>
              </table:table-cell>
              <table:table-cell office:value-type="float" office:value="0.0432798323471">
                <text:p>0.0432798323471</text:p>
              </table:table-cell>
              <table:table-cell office:value-type="float" office:value="0.051008382643">
                <text:p>0.051008382643</text:p>
              </table:table-cell>
              <table:table-cell office:value-type="float" office:value="0.0461779667982">
                <text:p>0.046177966798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0478196909928">
                <text:p>0.0478196909928</text:p>
              </table:table-cell>
              <table:table-cell office:value-type="float" office:value="0.0307611768573">
                <text:p>0.0307611768573</text:p>
              </table:table-cell>
              <table:table-cell office:value-type="float" office:value="0.0512224687705">
                <text:p>0.0512224687705</text:p>
              </table:table-cell>
              <table:table-cell office:value-type="float" office:value="0.0434330621302">
                <text:p>0.0434330621302</text:p>
              </table:table-cell>
              <table:table-cell office:value-type="float" office:value="0.0512767094017">
                <text:p>0.0512767094017</text:p>
              </table:table-cell>
              <table:table-cell office:value-type="float" office:value="0.0464087154832">
                <text:p>0.046408715483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494822485207">
                <text:p>0.0494822485207</text:p>
              </table:table-cell>
              <table:table-cell office:value-type="float" office:value="0.0308360453649">
                <text:p>0.0308360453649</text:p>
              </table:table-cell>
              <table:table-cell office:value-type="float" office:value="0.0516999506903">
                <text:p>0.0516999506903</text:p>
              </table:table-cell>
              <table:table-cell office:value-type="float" office:value="0.0435174638396">
                <text:p>0.0435174638396</text:p>
              </table:table-cell>
              <table:table-cell office:value-type="float" office:value="0.0509685239974">
                <text:p>0.0509685239974</text:p>
              </table:table-cell>
              <table:table-cell office:value-type="float" office:value="0.0462712031558">
                <text:p>0.046271203155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491498191979">
                <text:p>0.0491498191979</text:p>
              </table:table-cell>
              <table:table-cell office:value-type="float" office:value="0.0304819197896">
                <text:p>0.0304819197896</text:p>
              </table:table-cell>
              <table:table-cell office:value-type="float" office:value="0.052110042735">
                <text:p>0.052110042735</text:p>
              </table:table-cell>
              <table:table-cell office:value-type="float" office:value="0.0432719017094">
                <text:p>0.0432719017094</text:p>
              </table:table-cell>
              <table:table-cell office:value-type="float" office:value="0.0512590401052">
                <text:p>0.0512590401052</text:p>
              </table:table-cell>
              <table:table-cell office:value-type="float" office:value="0.0461517915845">
                <text:p>0.046151791584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495705950033">
                <text:p>0.0495705950033</text:p>
              </table:table-cell>
              <table:table-cell office:value-type="float" office:value="0.0307452333991">
                <text:p>0.0307452333991</text:p>
              </table:table-cell>
              <table:table-cell office:value-type="float" office:value="0.0516835141354">
                <text:p>0.0516835141354</text:p>
              </table:table-cell>
              <table:table-cell office:value-type="float" office:value="0.0432606837607">
                <text:p>0.0432606837607</text:p>
              </table:table-cell>
              <table:table-cell office:value-type="float" office:value="0.0517221400394">
                <text:p>0.0517221400394</text:p>
              </table:table-cell>
              <table:table-cell office:value-type="float" office:value="0.0463511053583">
                <text:p>0.046351105358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487878040763">
                <text:p>0.0487878040763</text:p>
              </table:table-cell>
              <table:table-cell office:value-type="float" office:value="0.0310232577252">
                <text:p>0.0310232577252</text:p>
              </table:table-cell>
              <table:table-cell office:value-type="float" office:value="0.0518289776463">
                <text:p>0.0518289776463</text:p>
              </table:table-cell>
              <table:table-cell office:value-type="float" office:value="0.0436191239316">
                <text:p>0.0436191239316</text:p>
              </table:table-cell>
              <table:table-cell office:value-type="float" office:value="0.0516050295858">
                <text:p>0.0516050295858</text:p>
              </table:table-cell>
              <table:table-cell office:value-type="float" office:value="0.0464229536489">
                <text:p>0.046422953648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490635272847">
                <text:p>0.0490635272847</text:p>
              </table:table-cell>
              <table:table-cell office:value-type="float" office:value="0.0307179487179">
                <text:p>0.0307179487179</text:p>
              </table:table-cell>
              <table:table-cell office:value-type="float" office:value="0.0512906804734">
                <text:p>0.0512906804734</text:p>
              </table:table-cell>
              <table:table-cell office:value-type="float" office:value="0.0434674967127">
                <text:p>0.0434674967127</text:p>
              </table:table-cell>
              <table:table-cell office:value-type="float" office:value="0.050786078238">
                <text:p>0.050786078238</text:p>
              </table:table-cell>
              <table:table-cell office:value-type="float" office:value="0.0463160338593">
                <text:p>0.046316033859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74108316897">
                <text:p>0.0474108316897</text:p>
              </table:table-cell>
              <table:table-cell office:value-type="float" office:value="0.0304610453649">
                <text:p>0.0304610453649</text:p>
              </table:table-cell>
              <table:table-cell office:value-type="float" office:value="0.0511041255753">
                <text:p>0.0511041255753</text:p>
              </table:table-cell>
              <table:table-cell office:value-type="float" office:value="0.0437225509533">
                <text:p>0.0437225509533</text:p>
              </table:table-cell>
              <table:table-cell office:value-type="float" office:value="0.0509072978304">
                <text:p>0.0509072978304</text:p>
              </table:table-cell>
              <table:table-cell office:value-type="float" office:value="0.0463249301446">
                <text:p>0.0463249301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0490392833662">
                <text:p>0.0490392833662</text:p>
              </table:table-cell>
              <table:table-cell office:value-type="float" office:value="0.0311006738988">
                <text:p>0.0311006738988</text:p>
              </table:table-cell>
              <table:table-cell office:value-type="float" office:value="0.0518080210388">
                <text:p>0.0518080210388</text:p>
              </table:table-cell>
              <table:table-cell office:value-type="float" office:value="0.0442555473373">
                <text:p>0.0442555473373</text:p>
              </table:table-cell>
              <table:table-cell office:value-type="float" office:value="0.0510613905325">
                <text:p>0.0510613905325</text:p>
              </table:table-cell>
              <table:table-cell office:value-type="float" office:value="0.0463219921105">
                <text:p>0.046321992110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485137245233">
                <text:p>0.0485137245233</text:p>
              </table:table-cell>
              <table:table-cell office:value-type="float" office:value="0.0310912228797">
                <text:p>0.0310912228797</text:p>
              </table:table-cell>
              <table:table-cell office:value-type="float" office:value="0.0525139710717">
                <text:p>0.0525139710717</text:p>
              </table:table-cell>
              <table:table-cell office:value-type="float" office:value="0.0440733892176">
                <text:p>0.0440733892176</text:p>
              </table:table-cell>
              <table:table-cell office:value-type="float" office:value="0.0515507889546">
                <text:p>0.0515507889546</text:p>
              </table:table-cell>
              <table:table-cell office:value-type="float" office:value="0.0463375862919">
                <text:p>0.046337586291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49172008547">
                <text:p>0.049172008547</text:p>
              </table:table-cell>
              <table:table-cell office:value-type="float" office:value="0.0309020381328">
                <text:p>0.0309020381328</text:p>
              </table:table-cell>
              <table:table-cell office:value-type="float" office:value="0.0513190335306">
                <text:p>0.0513190335306</text:p>
              </table:table-cell>
              <table:table-cell office:value-type="float" office:value="0.0438886423406">
                <text:p>0.0438886423406</text:p>
              </table:table-cell>
              <table:table-cell office:value-type="float" office:value="0.0514213510848">
                <text:p>0.0514213510848</text:p>
              </table:table-cell>
              <table:table-cell office:value-type="float" office:value="0.0462372411243">
                <text:p>0.046237241124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0485297501644">
                <text:p>0.0485297501644</text:p>
              </table:table-cell>
              <table:table-cell office:value-type="float" office:value="0.0307117028271">
                <text:p>0.0307117028271</text:p>
              </table:table-cell>
              <table:table-cell office:value-type="float" office:value="0.0511480933596">
                <text:p>0.0511480933596</text:p>
              </table:table-cell>
              <table:table-cell office:value-type="float" office:value="0.0438014875082">
                <text:p>0.0438014875082</text:p>
              </table:table-cell>
              <table:table-cell office:value-type="float" office:value="0.0511312458909">
                <text:p>0.0511312458909</text:p>
              </table:table-cell>
              <table:table-cell office:value-type="float" office:value="0.0461622904339">
                <text:p>0.046162290433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0498705621302">
                <text:p>0.0498705621302</text:p>
              </table:table-cell>
              <table:table-cell office:value-type="float" office:value="0.0310673898751">
                <text:p>0.0310673898751</text:p>
              </table:table-cell>
              <table:table-cell office:value-type="float" office:value="0.0515565417488">
                <text:p>0.0515565417488</text:p>
              </table:table-cell>
              <table:table-cell office:value-type="float" office:value="0.0439980276134">
                <text:p>0.0439980276134</text:p>
              </table:table-cell>
              <table:table-cell office:value-type="float" office:value="0.0517126890204">
                <text:p>0.0517126890204</text:p>
              </table:table-cell>
              <table:table-cell office:value-type="float" office:value="0.0463667817226">
                <text:p>0.046366781722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0494711538462">
                <text:p>0.0494711538462</text:p>
              </table:table-cell>
              <table:table-cell office:value-type="float" office:value="0.031186226167">
                <text:p>0.031186226167</text:p>
              </table:table-cell>
              <table:table-cell office:value-type="float" office:value="0.0515844838922">
                <text:p>0.0515844838922</text:p>
              </table:table-cell>
              <table:table-cell office:value-type="float" office:value="0.0440176692965">
                <text:p>0.0440176692965</text:p>
              </table:table-cell>
              <table:table-cell office:value-type="float" office:value="0.0508497698882">
                <text:p>0.0508497698882</text:p>
              </table:table-cell>
              <table:table-cell office:value-type="float" office:value="0.0461513601249">
                <text:p>0.046151360124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496026462853">
                <text:p>0.0496026462853</text:p>
              </table:table-cell>
              <table:table-cell office:value-type="float" office:value="0.0312310979619">
                <text:p>0.0312310979619</text:p>
              </table:table-cell>
              <table:table-cell office:value-type="float" office:value="0.0518984220907">
                <text:p>0.0518984220907</text:p>
              </table:table-cell>
              <table:table-cell office:value-type="float" office:value="0.0440323800131">
                <text:p>0.0440323800131</text:p>
              </table:table-cell>
              <table:table-cell office:value-type="float" office:value="0.0511538461538">
                <text:p>0.0511538461538</text:p>
              </table:table-cell>
              <table:table-cell office:value-type="float" office:value="0.0462917899408">
                <text:p>0.04629178994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503464003945">
                <text:p>0.0503464003945</text:p>
              </table:table-cell>
              <table:table-cell office:value-type="float" office:value="0.0312027449047">
                <text:p>0.0312027449047</text:p>
              </table:table-cell>
              <table:table-cell office:value-type="float" office:value="0.0516605029586">
                <text:p>0.0516605029586</text:p>
              </table:table-cell>
              <table:table-cell office:value-type="float" office:value="0.0443237179487">
                <text:p>0.0443237179487</text:p>
              </table:table-cell>
              <table:table-cell office:value-type="float" office:value="0.0508095003287">
                <text:p>0.0508095003287</text:p>
              </table:table-cell>
              <table:table-cell office:value-type="float" office:value="0.0461604413215">
                <text:p>0.046160441321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501598454964">
                <text:p>0.0501598454964</text:p>
              </table:table-cell>
              <table:table-cell office:value-type="float" office:value="0.0321492439185">
                <text:p>0.0321492439185</text:p>
              </table:table-cell>
              <table:table-cell office:value-type="float" office:value="0.0514517587114">
                <text:p>0.0514517587114</text:p>
              </table:table-cell>
              <table:table-cell office:value-type="float" office:value="0.0444548816568">
                <text:p>0.0444548816568</text:p>
              </table:table-cell>
              <table:table-cell office:value-type="float" office:value="0.0511813773833">
                <text:p>0.0511813773833</text:p>
              </table:table-cell>
              <table:table-cell office:value-type="float" office:value="0.0462669707429">
                <text:p>0.04626697074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503398257725">
                <text:p>0.0503398257725</text:p>
              </table:table-cell>
              <table:table-cell office:value-type="float" office:value="0.0322049638396">
                <text:p>0.0322049638396</text:p>
              </table:table-cell>
              <table:table-cell office:value-type="float" office:value="0.0523475509533">
                <text:p>0.0523475509533</text:p>
              </table:table-cell>
              <table:table-cell office:value-type="float" office:value="0.0444733316897">
                <text:p>0.0444733316897</text:p>
              </table:table-cell>
              <table:table-cell office:value-type="float" office:value="0.0513995726496">
                <text:p>0.0513995726496</text:p>
              </table:table-cell>
              <table:table-cell office:value-type="float" office:value="0.0461671597633">
                <text:p>0.04616715976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49777695595">
                <text:p>0.049777695595</text:p>
              </table:table-cell>
              <table:table-cell office:value-type="float" office:value="0.0326949375411">
                <text:p>0.0326949375411</text:p>
              </table:table-cell>
              <table:table-cell office:value-type="float" office:value="0.0512023339908">
                <text:p>0.0512023339908</text:p>
              </table:table-cell>
              <table:table-cell office:value-type="float" office:value="0.0446700772518">
                <text:p>0.0446700772518</text:p>
              </table:table-cell>
              <table:table-cell office:value-type="float" office:value="0.0510523504274">
                <text:p>0.0510523504274</text:p>
              </table:table-cell>
              <table:table-cell office:value-type="float" office:value="0.0464241863905">
                <text:p>0.0464241863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506751314924">
                <text:p>0.0506751314924</text:p>
              </table:table-cell>
              <table:table-cell office:value-type="float" office:value="0.032507642998">
                <text:p>0.032507642998</text:p>
              </table:table-cell>
              <table:table-cell office:value-type="float" office:value="0.0517163872452">
                <text:p>0.0517163872452</text:p>
              </table:table-cell>
              <table:table-cell office:value-type="float" office:value="0.0449565664037">
                <text:p>0.0449565664037</text:p>
              </table:table-cell>
              <table:table-cell office:value-type="float" office:value="0.0506003451677">
                <text:p>0.0506003451677</text:p>
              </table:table-cell>
              <table:table-cell office:value-type="float" office:value="0.046398874096">
                <text:p>0.0463988740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500061637081">
                <text:p>0.0500061637081</text:p>
              </table:table-cell>
              <table:table-cell office:value-type="float" office:value="0.0324371301775">
                <text:p>0.0324371301775</text:p>
              </table:table-cell>
              <table:table-cell office:value-type="float" office:value="0.0524239809336">
                <text:p>0.0524239809336</text:p>
              </table:table-cell>
              <table:table-cell office:value-type="float" office:value="0.0448465236686">
                <text:p>0.0448465236686</text:p>
              </table:table-cell>
              <table:table-cell office:value-type="float" office:value="0.0509064760026">
                <text:p>0.0509064760026</text:p>
              </table:table-cell>
              <table:table-cell office:value-type="float" office:value="0.046441588593">
                <text:p>0.0464415885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503398257725">
                <text:p>0.0503398257725</text:p>
              </table:table-cell>
              <table:table-cell office:value-type="float" office:value="0.0319368014464">
                <text:p>0.0319368014464</text:p>
              </table:table-cell>
              <table:table-cell office:value-type="float" office:value="0.0522526298488">
                <text:p>0.0522526298488</text:p>
              </table:table-cell>
              <table:table-cell office:value-type="float" office:value="0.0449188856016">
                <text:p>0.0449188856016</text:p>
              </table:table-cell>
              <table:table-cell office:value-type="float" office:value="0.0512409598948">
                <text:p>0.0512409598948</text:p>
              </table:table-cell>
              <table:table-cell office:value-type="float" office:value="0.046500472551">
                <text:p>0.04650047255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504203648915">
                <text:p>0.0504203648915</text:p>
              </table:table-cell>
              <table:table-cell office:value-type="float" office:value="0.0320875246548">
                <text:p>0.0320875246548</text:p>
              </table:table-cell>
              <table:table-cell office:value-type="float" office:value="0.0517759697567">
                <text:p>0.0517759697567</text:p>
              </table:table-cell>
              <table:table-cell office:value-type="float" office:value="0.0449416502301">
                <text:p>0.0449416502301</text:p>
              </table:table-cell>
              <table:table-cell office:value-type="float" office:value="0.0512873931624">
                <text:p>0.0512873931624</text:p>
              </table:table-cell>
              <table:table-cell office:value-type="float" office:value="0.0464540598291">
                <text:p>0.046454059829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0505189842209">
                <text:p>0.0505189842209</text:p>
              </table:table-cell>
              <table:table-cell office:value-type="float" office:value="0.0322436719264">
                <text:p>0.0322436719264</text:p>
              </table:table-cell>
              <table:table-cell office:value-type="float" office:value="0.0513880670611">
                <text:p>0.0513880670611</text:p>
              </table:table-cell>
              <table:table-cell office:value-type="float" office:value="0.0449676199869">
                <text:p>0.0449676199869</text:p>
              </table:table-cell>
              <table:table-cell office:value-type="float" office:value="0.0514957264957">
                <text:p>0.0514957264957</text:p>
              </table:table-cell>
              <table:table-cell office:value-type="float" office:value="0.0466260272847">
                <text:p>0.046626027284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50786078238">
                <text:p>0.050786078238</text:p>
              </table:table-cell>
              <table:table-cell office:value-type="float" office:value="0.0327296186719">
                <text:p>0.0327296186719</text:p>
              </table:table-cell>
              <table:table-cell office:value-type="float" office:value="0.0513013642341">
                <text:p>0.0513013642341</text:p>
              </table:table-cell>
              <table:table-cell office:value-type="float" office:value="0.0445917981591">
                <text:p>0.0445917981591</text:p>
              </table:table-cell>
              <table:table-cell office:value-type="float" office:value="0.0510597468771">
                <text:p>0.0510597468771</text:p>
              </table:table-cell>
              <table:table-cell office:value-type="float" office:value="0.0464669214333">
                <text:p>0.046466921433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494584155161">
                <text:p>0.0494584155161</text:p>
              </table:table-cell>
              <table:table-cell office:value-type="float" office:value="0.0324819197896">
                <text:p>0.0324819197896</text:p>
              </table:table-cell>
              <table:table-cell office:value-type="float" office:value="0.0514702498356">
                <text:p>0.0514702498356</text:p>
              </table:table-cell>
              <table:table-cell office:value-type="float" office:value="0.0450677596976">
                <text:p>0.0450677596976</text:p>
              </table:table-cell>
              <table:table-cell office:value-type="float" office:value="0.0514743589744">
                <text:p>0.0514743589744</text:p>
              </table:table-cell>
              <table:table-cell office:value-type="float" office:value="0.0466317800789">
                <text:p>0.0466317800789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048369904668">
                <text:p>0.048369904668</text:p>
              </table:table-cell>
              <table:table-cell office:value-type="float" office:value="0.0321454635108">
                <text:p>0.0321454635108</text:p>
              </table:table-cell>
              <table:table-cell office:value-type="float" office:value="0.0516111932939">
                <text:p>0.0516111932939</text:p>
              </table:table-cell>
              <table:table-cell office:value-type="float" office:value="0.0447105933596">
                <text:p>0.0447105933596</text:p>
              </table:table-cell>
              <table:table-cell office:value-type="float" office:value="0.0515277777778">
                <text:p>0.0515277777778</text:p>
              </table:table-cell>
              <table:table-cell office:value-type="float" office:value="0.0466495726496">
                <text:p>0.046649572649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08090894149">
                <text:p>0.0508090894149</text:p>
              </table:table-cell>
              <table:table-cell office:value-type="float" office:value="0.033373191979">
                <text:p>0.033373191979</text:p>
              </table:table-cell>
              <table:table-cell office:value-type="float" office:value="0.0513827251808">
                <text:p>0.0513827251808</text:p>
              </table:table-cell>
              <table:table-cell office:value-type="float" office:value="0.0450825115056">
                <text:p>0.0450825115056</text:p>
              </table:table-cell>
              <table:table-cell office:value-type="float" office:value="0.0505518573307">
                <text:p>0.0505518573307</text:p>
              </table:table-cell>
              <table:table-cell office:value-type="float" office:value="0.0466713099934">
                <text:p>0.046671309993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0515253122945">
                <text:p>0.0515253122945</text:p>
              </table:table-cell>
              <table:table-cell office:value-type="float" office:value="0.0341005095332">
                <text:p>0.0341005095332</text:p>
              </table:table-cell>
              <table:table-cell office:value-type="float" office:value="0.0509648257725">
                <text:p>0.0509648257725</text:p>
              </table:table-cell>
              <table:table-cell office:value-type="float" office:value="0.0450804980276">
                <text:p>0.0450804980276</text:p>
              </table:table-cell>
              <table:table-cell office:value-type="float" office:value="0.0507618343195">
                <text:p>0.0507618343195</text:p>
              </table:table-cell>
              <table:table-cell office:value-type="float" office:value="0.0466259656476">
                <text:p>0.046625965647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0501466962525">
                <text:p>0.0501466962525</text:p>
              </table:table-cell>
              <table:table-cell office:value-type="float" office:value="0.0337816403682">
                <text:p>0.0337816403682</text:p>
              </table:table-cell>
              <table:table-cell office:value-type="float" office:value="0.0515857166338">
                <text:p>0.0515857166338</text:p>
              </table:table-cell>
              <table:table-cell office:value-type="float" office:value="0.0453149654832">
                <text:p>0.0453149654832</text:p>
              </table:table-cell>
              <table:table-cell office:value-type="float" office:value="0.0512561637081">
                <text:p>0.0512561637081</text:p>
              </table:table-cell>
              <table:table-cell office:value-type="float" office:value="0.0464524778107">
                <text:p>0.04645247781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0491103714661">
                <text:p>0.0491103714661</text:p>
              </table:table-cell>
              <table:table-cell office:value-type="float" office:value="0.0325267094017">
                <text:p>0.0325267094017</text:p>
              </table:table-cell>
              <table:table-cell office:value-type="float" office:value="0.0512713675214">
                <text:p>0.0512713675214</text:p>
              </table:table-cell>
              <table:table-cell office:value-type="float" office:value="0.0455787721893">
                <text:p>0.0455787721893</text:p>
              </table:table-cell>
              <table:table-cell office:value-type="float" office:value="0.0510256410256">
                <text:p>0.0510256410256</text:p>
              </table:table-cell>
              <table:table-cell office:value-type="float" office:value="0.0465925583498">
                <text:p>0.046592558349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0501199868508">
                <text:p>0.0501199868508</text:p>
              </table:table-cell>
              <table:table-cell office:value-type="float" office:value="0.0328639053254">
                <text:p>0.0328639053254</text:p>
              </table:table-cell>
              <table:table-cell office:value-type="float" office:value="0.0513782051282">
                <text:p>0.0513782051282</text:p>
              </table:table-cell>
              <table:table-cell office:value-type="float" office:value="0.0451916913215">
                <text:p>0.0451916913215</text:p>
              </table:table-cell>
              <table:table-cell office:value-type="float" office:value="0.0507158119658">
                <text:p>0.0507158119658</text:p>
              </table:table-cell>
              <table:table-cell office:value-type="float" office:value="0.0463296145628">
                <text:p>0.046329614562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0501306706114">
                <text:p>0.0501306706114</text:p>
              </table:table-cell>
              <table:table-cell office:value-type="float" office:value="0.0330394477318">
                <text:p>0.0330394477318</text:p>
              </table:table-cell>
              <table:table-cell office:value-type="float" office:value="0.050779503616">
                <text:p>0.050779503616</text:p>
              </table:table-cell>
              <table:table-cell office:value-type="float" office:value="0.044938773833">
                <text:p>0.044938773833</text:p>
              </table:table-cell>
              <table:table-cell office:value-type="float" office:value="0.0508321005917">
                <text:p>0.0508321005917</text:p>
              </table:table-cell>
              <table:table-cell office:value-type="float" office:value="0.0466375328731">
                <text:p>0.0466375328731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0503299638396">
                <text:p>0.0503299638396</text:p>
              </table:table-cell>
              <table:table-cell office:value-type="float" office:value="0.0332712853386">
                <text:p>0.0332712853386</text:p>
              </table:table-cell>
              <table:table-cell office:value-type="float" office:value="0.0510983727811">
                <text:p>0.0510983727811</text:p>
              </table:table-cell>
              <table:table-cell office:value-type="float" office:value="0.0451244247206">
                <text:p>0.0451244247206</text:p>
              </table:table-cell>
              <table:table-cell office:value-type="float" office:value="0.051327251808">
                <text:p>0.051327251808</text:p>
              </table:table-cell>
              <table:table-cell office:value-type="float" office:value="0.046472838593">
                <text:p>0.04647283859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0488925871137">
                <text:p>0.0488925871137</text:p>
              </table:table-cell>
              <table:table-cell office:value-type="float" office:value="0.0324574293228">
                <text:p>0.0324574293228</text:p>
              </table:table-cell>
              <table:table-cell office:value-type="float" office:value="0.0519945759369">
                <text:p>0.0519945759369</text:p>
              </table:table-cell>
              <table:table-cell office:value-type="float" office:value="0.0454993425378">
                <text:p>0.0454993425378</text:p>
              </table:table-cell>
              <table:table-cell office:value-type="float" office:value="0.0514735371466">
                <text:p>0.0514735371466</text:p>
              </table:table-cell>
              <table:table-cell office:value-type="float" office:value="0.0464903024326">
                <text:p>0.04649030243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0506747205786">
                <text:p>0.0506747205786</text:p>
              </table:table-cell>
              <table:table-cell office:value-type="float" office:value="0.0326820348455">
                <text:p>0.0326820348455</text:p>
              </table:table-cell>
              <table:table-cell office:value-type="float" office:value="0.0514912064431">
                <text:p>0.0514912064431</text:p>
              </table:table-cell>
              <table:table-cell office:value-type="float" office:value="0.045391025641">
                <text:p>0.045391025641</text:p>
              </table:table-cell>
              <table:table-cell office:value-type="float" office:value="0.0510285174227">
                <text:p>0.0510285174227</text:p>
              </table:table-cell>
              <table:table-cell office:value-type="float" office:value="0.0465426323143">
                <text:p>0.046542632314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0502333990796">
                <text:p>0.0502333990796</text:p>
              </table:table-cell>
              <table:table-cell office:value-type="float" office:value="0.0328012820513">
                <text:p>0.0328012820513</text:p>
              </table:table-cell>
              <table:table-cell office:value-type="float" office:value="0.0511180966469">
                <text:p>0.0511180966469</text:p>
              </table:table-cell>
              <table:table-cell office:value-type="float" office:value="0.0454647846811">
                <text:p>0.0454647846811</text:p>
              </table:table-cell>
              <table:table-cell office:value-type="float" office:value="0.0520442965155">
                <text:p>0.0520442965155</text:p>
              </table:table-cell>
              <table:table-cell office:value-type="float" office:value="0.0463706032216">
                <text:p>0.046370603221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0489279257068">
                <text:p>0.0489279257068</text:p>
              </table:table-cell>
              <table:table-cell office:value-type="float" office:value="0.0322929815911">
                <text:p>0.0322929815911</text:p>
              </table:table-cell>
              <table:table-cell office:value-type="float" office:value="0.0511949375411">
                <text:p>0.0511949375411</text:p>
              </table:table-cell>
              <table:table-cell office:value-type="float" office:value="0.0457112919132">
                <text:p>0.0457112919132</text:p>
              </table:table-cell>
              <table:table-cell office:value-type="float" office:value="0.0513666995398">
                <text:p>0.0513666995398</text:p>
              </table:table-cell>
              <table:table-cell office:value-type="float" office:value="0.0466041050296">
                <text:p>0.046604105029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0478279092702">
                <text:p>0.0478279092702</text:p>
              </table:table-cell>
              <table:table-cell office:value-type="float" office:value="0.0327814760026">
                <text:p>0.0327814760026</text:p>
              </table:table-cell>
              <table:table-cell office:value-type="float" office:value="0.0514135437212">
                <text:p>0.0514135437212</text:p>
              </table:table-cell>
              <table:table-cell office:value-type="float" office:value="0.0454112836949">
                <text:p>0.0454112836949</text:p>
              </table:table-cell>
              <table:table-cell office:value-type="float" office:value="0.0509294871795">
                <text:p>0.0509294871795</text:p>
              </table:table-cell>
              <table:table-cell office:value-type="float" office:value="0.0464362056213">
                <text:p>0.046436205621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0492809007232">
                <text:p>0.0492809007232</text:p>
              </table:table-cell>
              <table:table-cell office:value-type="float" office:value="0.0334439513478">
                <text:p>0.0334439513478</text:p>
              </table:table-cell>
              <table:table-cell office:value-type="float" office:value="0.0515483234714">
                <text:p>0.0515483234714</text:p>
              </table:table-cell>
              <table:table-cell office:value-type="float" office:value="0.0454825361604">
                <text:p>0.0454825361604</text:p>
              </table:table-cell>
              <table:table-cell office:value-type="float" office:value="0.0516621466141">
                <text:p>0.0516621466141</text:p>
              </table:table-cell>
              <table:table-cell office:value-type="float" office:value="0.0466576881986">
                <text:p>0.046657688198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0503246219592">
                <text:p>0.0503246219592</text:p>
              </table:table-cell>
              <table:table-cell office:value-type="float" office:value="0.0325407626561">
                <text:p>0.0325407626561</text:p>
              </table:table-cell>
              <table:table-cell office:value-type="float" office:value="0.0509886587771">
                <text:p>0.0509886587771</text:p>
              </table:table-cell>
              <table:table-cell office:value-type="float" office:value="0.0454856180145">
                <text:p>0.0454856180145</text:p>
              </table:table-cell>
              <table:table-cell office:value-type="float" office:value="0.0512717784352">
                <text:p>0.0512717784352</text:p>
              </table:table-cell>
              <table:table-cell office:value-type="float" office:value="0.0463670077252">
                <text:p>0.046367007725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0499383629191">
                <text:p>0.0499383629191</text:p>
              </table:table-cell>
              <table:table-cell office:value-type="float" office:value="0.0327494247206">
                <text:p>0.0327494247206</text:p>
              </table:table-cell>
              <table:table-cell office:value-type="float" office:value="0.0511180966469">
                <text:p>0.0511180966469</text:p>
              </table:table-cell>
              <table:table-cell office:value-type="float" office:value="0.0452548076923">
                <text:p>0.0452548076923</text:p>
              </table:table-cell>
              <table:table-cell office:value-type="float" office:value="0.0508842866535">
                <text:p>0.0508842866535</text:p>
              </table:table-cell>
              <table:table-cell office:value-type="float" office:value="0.0463742809007">
                <text:p>0.046374280900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0513773833005">
                <text:p>0.0513773833005</text:p>
              </table:table-cell>
              <table:table-cell office:value-type="float" office:value="0.0337787639711">
                <text:p>0.0337787639711</text:p>
              </table:table-cell>
              <table:table-cell office:value-type="float" office:value="0.0514209401709">
                <text:p>0.0514209401709</text:p>
              </table:table-cell>
              <table:table-cell office:value-type="float" office:value="0.0452249753452">
                <text:p>0.0452249753452</text:p>
              </table:table-cell>
              <table:table-cell office:value-type="float" office:value="0.0509200361604">
                <text:p>0.0509200361604</text:p>
              </table:table-cell>
              <table:table-cell office:value-type="float" office:value="0.0463456402038">
                <text:p>0.046345640203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0495640203813">
                <text:p>0.0495640203813</text:p>
              </table:table-cell>
              <table:table-cell office:value-type="float" office:value="0.0326499013807">
                <text:p>0.0326499013807</text:p>
              </table:table-cell>
              <table:table-cell office:value-type="float" office:value="0.051675295858">
                <text:p>0.051675295858</text:p>
              </table:table-cell>
              <table:table-cell office:value-type="float" office:value="0.0455408448389">
                <text:p>0.0455408448389</text:p>
              </table:table-cell>
              <table:table-cell office:value-type="float" office:value="0.0508489480605">
                <text:p>0.0508489480605</text:p>
              </table:table-cell>
              <table:table-cell office:value-type="float" office:value="0.0463565294214">
                <text:p>0.046356529421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0487586291913">
                <text:p>0.0487586291913</text:p>
              </table:table-cell>
              <table:table-cell office:value-type="float" office:value="0.0330086291913">
                <text:p>0.0330086291913</text:p>
              </table:table-cell>
              <table:table-cell office:value-type="float" office:value="0.0510646778435">
                <text:p>0.0510646778435</text:p>
              </table:table-cell>
              <table:table-cell office:value-type="float" office:value="0.0457463839579">
                <text:p>0.0457463839579</text:p>
              </table:table-cell>
              <table:table-cell office:value-type="float" office:value="0.0515610618014">
                <text:p>0.0515610618014</text:p>
              </table:table-cell>
              <table:table-cell office:value-type="float" office:value="0.046447690664">
                <text:p>0.04644769066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049932199211">
                <text:p>0.049932199211</text:p>
              </table:table-cell>
              <table:table-cell office:value-type="float" office:value="0.0337402202498">
                <text:p>0.0337402202498</text:p>
              </table:table-cell>
              <table:table-cell office:value-type="float" office:value="0.0509627712032">
                <text:p>0.0509627712032</text:p>
              </table:table-cell>
              <table:table-cell office:value-type="float" office:value="0.0457790105194">
                <text:p>0.0457790105194</text:p>
              </table:table-cell>
              <table:table-cell office:value-type="float" office:value="0.0514308021039">
                <text:p>0.0514308021039</text:p>
              </table:table-cell>
              <table:table-cell office:value-type="float" office:value="0.0465566033859">
                <text:p>0.046556603385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0500940992768">
                <text:p>0.0500940992768</text:p>
              </table:table-cell>
              <table:table-cell office:value-type="float" office:value="0.033566321499">
                <text:p>0.033566321499</text:p>
              </table:table-cell>
              <table:table-cell office:value-type="float" office:value="0.051365877712">
                <text:p>0.051365877712</text:p>
              </table:table-cell>
              <table:table-cell office:value-type="float" office:value="0.0455562952005">
                <text:p>0.0455562952005</text:p>
              </table:table-cell>
              <table:table-cell office:value-type="float" office:value="0.0508349769888">
                <text:p>0.0508349769888</text:p>
              </table:table-cell>
              <table:table-cell office:value-type="float" office:value="0.0464946581197">
                <text:p>0.04649465811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0496922255095">
                <text:p>0.0496922255095</text:p>
              </table:table-cell>
              <table:table-cell office:value-type="float" office:value="0.0335846482577">
                <text:p>0.0335846482577</text:p>
              </table:table-cell>
              <table:table-cell office:value-type="float" office:value="0.0514480604865">
                <text:p>0.0514480604865</text:p>
              </table:table-cell>
              <table:table-cell office:value-type="float" office:value="0.0454566074951">
                <text:p>0.0454566074951</text:p>
              </table:table-cell>
              <table:table-cell office:value-type="float" office:value="0.0512709566075">
                <text:p>0.0512709566075</text:p>
              </table:table-cell>
              <table:table-cell office:value-type="float" office:value="0.0462909681131">
                <text:p>0.04629096811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0505884286654">
                <text:p>0.0505884286654</text:p>
              </table:table-cell>
              <table:table-cell office:value-type="float" office:value="0.0339718113084">
                <text:p>0.0339718113084</text:p>
              </table:table-cell>
              <table:table-cell office:value-type="float" office:value="0.0512323307035">
                <text:p>0.0512323307035</text:p>
              </table:table-cell>
              <table:table-cell office:value-type="float" office:value="0.0456909516765">
                <text:p>0.0456909516765</text:p>
              </table:table-cell>
              <table:table-cell office:value-type="float" office:value="0.0514423076923">
                <text:p>0.0514423076923</text:p>
              </table:table-cell>
              <table:table-cell office:value-type="float" office:value="0.0464541009204">
                <text:p>0.046454100920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0499897271532">
                <text:p>0.0499897271532</text:p>
              </table:table-cell>
              <table:table-cell office:value-type="float" office:value="0.0343288132807">
                <text:p>0.0343288132807</text:p>
              </table:table-cell>
              <table:table-cell office:value-type="float" office:value="0.0511279585799">
                <text:p>0.0511279585799</text:p>
              </table:table-cell>
              <table:table-cell office:value-type="float" office:value="0.0459871794872">
                <text:p>0.0459871794872</text:p>
              </table:table-cell>
              <table:table-cell office:value-type="float" office:value="0.0511259040105">
                <text:p>0.0511259040105</text:p>
              </table:table-cell>
              <table:table-cell office:value-type="float" office:value="0.0465494123932">
                <text:p>0.046549412393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0494851249178">
                <text:p>0.0494851249178</text:p>
              </table:table-cell>
              <table:table-cell office:value-type="float" office:value="0.0346096318212">
                <text:p>0.0346096318212</text:p>
              </table:table-cell>
              <table:table-cell office:value-type="float" office:value="0.0511559007232">
                <text:p>0.0511559007232</text:p>
              </table:table-cell>
              <table:table-cell office:value-type="float" office:value="0.046036612426">
                <text:p>0.046036612426</text:p>
              </table:table-cell>
              <table:table-cell office:value-type="float" office:value="0.0516765285996">
                <text:p>0.0516765285996</text:p>
              </table:table-cell>
              <table:table-cell office:value-type="float" office:value="0.0464794337607">
                <text:p>0.046479433760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051646120973">
                <text:p>0.051646120973</text:p>
              </table:table-cell>
              <table:table-cell office:value-type="float" office:value="0.035682199211">
                <text:p>0.035682199211</text:p>
              </table:table-cell>
              <table:table-cell office:value-type="float" office:value="0.0514616206443">
                <text:p>0.0514616206443</text:p>
              </table:table-cell>
              <table:table-cell office:value-type="float" office:value="0.046252547666">
                <text:p>0.046252547666</text:p>
              </table:table-cell>
              <table:table-cell office:value-type="float" office:value="0.0519181459566">
                <text:p>0.0519181459566</text:p>
              </table:table-cell>
              <table:table-cell office:value-type="float" office:value="0.0465245315582">
                <text:p>0.04652453155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0520911406969">
                <text:p>0.0520911406969</text:p>
              </table:table-cell>
              <table:table-cell office:value-type="float" office:value="0.0360850591716">
                <text:p>0.0360850591716</text:p>
              </table:table-cell>
              <table:table-cell office:value-type="float" office:value="0.0510786489152">
                <text:p>0.0510786489152</text:p>
              </table:table-cell>
              <table:table-cell office:value-type="float" office:value="0.0456593523997">
                <text:p>0.0456593523997</text:p>
              </table:table-cell>
              <table:table-cell office:value-type="float" office:value="0.0511394641683">
                <text:p>0.0511394641683</text:p>
              </table:table-cell>
              <table:table-cell office:value-type="float" office:value="0.0464449580868">
                <text:p>0.046444958086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0536431623932">
                <text:p>0.0536431623932</text:p>
              </table:table-cell>
              <table:table-cell office:value-type="float" office:value="0.0367371794872">
                <text:p>0.0367371794872</text:p>
              </table:table-cell>
              <table:table-cell office:value-type="float" office:value="0.0506874589086">
                <text:p>0.0506874589086</text:p>
              </table:table-cell>
              <table:table-cell office:value-type="float" office:value="0.0455752794214">
                <text:p>0.0455752794214</text:p>
              </table:table-cell>
              <table:table-cell office:value-type="float" office:value="0.0514710716634">
                <text:p>0.0514710716634</text:p>
              </table:table-cell>
              <table:table-cell office:value-type="float" office:value="0.0465211620644">
                <text:p>0.046521162064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0523898750822">
                <text:p>0.0523898750822</text:p>
              </table:table-cell>
              <table:table-cell office:value-type="float" office:value="0.0371649408284">
                <text:p>0.0371649408284</text:p>
              </table:table-cell>
              <table:table-cell office:value-type="float" office:value="0.0506697896121">
                <text:p>0.0506697896121</text:p>
              </table:table-cell>
              <table:table-cell office:value-type="float" office:value="0.0457721482577">
                <text:p>0.0457721482577</text:p>
              </table:table-cell>
              <table:table-cell office:value-type="float" office:value="0.051227399737">
                <text:p>0.051227399737</text:p>
              </table:table-cell>
              <table:table-cell office:value-type="float" office:value="0.0463803829717">
                <text:p>0.04638038297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0518606180145">
                <text:p>0.0518606180145</text:p>
              </table:table-cell>
              <table:table-cell office:value-type="float" office:value="0.0366571334648">
                <text:p>0.0366571334648</text:p>
              </table:table-cell>
              <table:table-cell office:value-type="float" office:value="0.0511842537804">
                <text:p>0.0511842537804</text:p>
              </table:table-cell>
              <table:table-cell office:value-type="float" office:value="0.0459940417489">
                <text:p>0.0459940417489</text:p>
              </table:table-cell>
              <table:table-cell office:value-type="float" office:value="0.0516440664037">
                <text:p>0.0516440664037</text:p>
              </table:table-cell>
              <table:table-cell office:value-type="float" office:value="0.046582819691">
                <text:p>0.04658281969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0530354207758">
                <text:p>0.0530354207758</text:p>
              </table:table-cell>
              <table:table-cell office:value-type="float" office:value="0.036794460881">
                <text:p>0.036794460881</text:p>
              </table:table-cell>
              <table:table-cell office:value-type="float" office:value="0.0516325608153">
                <text:p>0.0516325608153</text:p>
              </table:table-cell>
              <table:table-cell office:value-type="float" office:value="0.0459278846154">
                <text:p>0.0459278846154</text:p>
              </table:table-cell>
              <table:table-cell office:value-type="float" office:value="0.0512590401052">
                <text:p>0.0512590401052</text:p>
              </table:table-cell>
              <table:table-cell office:value-type="float" office:value="0.0464718113084">
                <text:p>0.046471811308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05251273833">
                <text:p>0.05251273833</text:p>
              </table:table-cell>
              <table:table-cell office:value-type="float" office:value="0.0364831525312">
                <text:p>0.0364831525312</text:p>
              </table:table-cell>
              <table:table-cell office:value-type="float" office:value="0.0511296022354">
                <text:p>0.0511296022354</text:p>
              </table:table-cell>
              <table:table-cell office:value-type="float" office:value="0.0460732659435">
                <text:p>0.0460732659435</text:p>
              </table:table-cell>
              <table:table-cell office:value-type="float" office:value="0.0512368507561">
                <text:p>0.0512368507561</text:p>
              </table:table-cell>
              <table:table-cell office:value-type="float" office:value="0.0464769888231">
                <text:p>0.046476988823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0518499342538">
                <text:p>0.0518499342538</text:p>
              </table:table-cell>
              <table:table-cell office:value-type="float" office:value="0.0368042406312">
                <text:p>0.0368042406312</text:p>
              </table:table-cell>
              <table:table-cell office:value-type="float" office:value="0.0509142833662">
                <text:p>0.0509142833662</text:p>
              </table:table-cell>
              <table:table-cell office:value-type="float" office:value="0.04561789119">
                <text:p>0.04561789119</text:p>
              </table:table-cell>
              <table:table-cell office:value-type="float" office:value="0.0514349112426">
                <text:p>0.0514349112426</text:p>
              </table:table-cell>
              <table:table-cell office:value-type="float" office:value="0.0464430473373">
                <text:p>0.046443047337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0513293063774">
                <text:p>0.0513293063774</text:p>
              </table:table-cell>
              <table:table-cell office:value-type="float" office:value="0.0361381492439">
                <text:p>0.0361381492439</text:p>
              </table:table-cell>
              <table:table-cell office:value-type="float" office:value="0.0514032708744">
                <text:p>0.0514032708744</text:p>
              </table:table-cell>
              <table:table-cell office:value-type="float" office:value="0.0457850098619">
                <text:p>0.0457850098619</text:p>
              </table:table-cell>
              <table:table-cell office:value-type="float" office:value="0.05159804405">
                <text:p>0.05159804405</text:p>
              </table:table-cell>
              <table:table-cell office:value-type="float" office:value="0.0464822896121">
                <text:p>0.0464822896121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0515487343853">
                <text:p>0.0515487343853</text:p>
              </table:table-cell>
              <table:table-cell office:value-type="float" office:value="0.0361160420776">
                <text:p>0.0361160420776</text:p>
              </table:table-cell>
              <table:table-cell office:value-type="float" office:value="0.0510539940828">
                <text:p>0.0510539940828</text:p>
              </table:table-cell>
              <table:table-cell office:value-type="float" office:value="0.0460194773176">
                <text:p>0.0460194773176</text:p>
              </table:table-cell>
              <table:table-cell office:value-type="float" office:value="0.0512857495069">
                <text:p>0.0512857495069</text:p>
              </table:table-cell>
              <table:table-cell office:value-type="float" office:value="0.0466750082183">
                <text:p>0.046675008218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051053583169">
                <text:p>0.051053583169</text:p>
              </table:table-cell>
              <table:table-cell office:value-type="float" office:value="0.0360060815253">
                <text:p>0.0360060815253</text:p>
              </table:table-cell>
              <table:table-cell office:value-type="float" office:value="0.0515158612755">
                <text:p>0.0515158612755</text:p>
              </table:table-cell>
              <table:table-cell office:value-type="float" office:value="0.0460964003945">
                <text:p>0.0460964003945</text:p>
              </table:table-cell>
              <table:table-cell office:value-type="float" office:value="0.0505806213018">
                <text:p>0.0505806213018</text:p>
              </table:table-cell>
              <table:table-cell office:value-type="float" office:value="0.0463608029257">
                <text:p>0.04636080292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0507606015779">
                <text:p>0.0507606015779</text:p>
              </table:table-cell>
              <table:table-cell office:value-type="float" office:value="0.0361748027613">
                <text:p>0.0361748027613</text:p>
              </table:table-cell>
              <table:table-cell office:value-type="float" office:value="0.0515820184089">
                <text:p>0.0515820184089</text:p>
              </table:table-cell>
              <table:table-cell office:value-type="float" office:value="0.0459519641683">
                <text:p>0.0459519641683</text:p>
              </table:table-cell>
              <table:table-cell office:value-type="float" office:value="0.0515183267587">
                <text:p>0.0515183267587</text:p>
              </table:table-cell>
              <table:table-cell office:value-type="float" office:value="0.0464391642012">
                <text:p>0.0464391642012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051311226167">
                <text:p>0.051311226167</text:p>
              </table:table-cell>
              <table:table-cell office:value-type="float" office:value="0.0362512327416">
                <text:p>0.0362512327416</text:p>
              </table:table-cell>
              <table:table-cell office:value-type="float" office:value="0.0514534023669">
                <text:p>0.0514534023669</text:p>
              </table:table-cell>
              <table:table-cell office:value-type="float" office:value="0.0457998027613">
                <text:p>0.0457998027613</text:p>
              </table:table-cell>
              <table:table-cell office:value-type="float" office:value="0.0506003451677">
                <text:p>0.0506003451677</text:p>
              </table:table-cell>
              <table:table-cell office:value-type="float" office:value="0.0463045282709">
                <text:p>0.046304528270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0515922912558">
                <text:p>0.0515922912558</text:p>
              </table:table-cell>
              <table:table-cell office:value-type="float" office:value="0.0367397271532">
                <text:p>0.0367397271532</text:p>
              </table:table-cell>
              <table:table-cell office:value-type="float" office:value="0.0509475673899">
                <text:p>0.0509475673899</text:p>
              </table:table-cell>
              <table:table-cell office:value-type="float" office:value="0.0458748767258">
                <text:p>0.0458748767258</text:p>
              </table:table-cell>
              <table:table-cell office:value-type="float" office:value="0.0507199211045">
                <text:p>0.0507199211045</text:p>
              </table:table-cell>
              <table:table-cell office:value-type="float" office:value="0.0462888724523">
                <text:p>0.046288872452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0506155489809">
                <text:p>0.0506155489809</text:p>
              </table:table-cell>
              <table:table-cell office:value-type="float" office:value="0.0355705128205">
                <text:p>0.0355705128205</text:p>
              </table:table-cell>
              <table:table-cell office:value-type="float" office:value="0.0508579881657">
                <text:p>0.0508579881657</text:p>
              </table:table-cell>
              <table:table-cell office:value-type="float" office:value="0.0459971236029">
                <text:p>0.0459971236029</text:p>
              </table:table-cell>
              <table:table-cell office:value-type="float" office:value="0.0511616535174">
                <text:p>0.0511616535174</text:p>
              </table:table-cell>
              <table:table-cell office:value-type="float" office:value="0.0464557445759">
                <text:p>0.0464557445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0498368671926">
                <text:p>0.0498368671926</text:p>
              </table:table-cell>
              <table:table-cell office:value-type="float" office:value="0.0350431459566">
                <text:p>0.0350431459566</text:p>
              </table:table-cell>
              <table:table-cell office:value-type="float" office:value="0.0508152531229">
                <text:p>0.0508152531229</text:p>
              </table:table-cell>
              <table:table-cell office:value-type="float" office:value="0.0456296022354">
                <text:p>0.0456296022354</text:p>
              </table:table-cell>
              <table:table-cell office:value-type="float" office:value="0.0511197403024">
                <text:p>0.0511197403024</text:p>
              </table:table-cell>
              <table:table-cell office:value-type="float" office:value="0.0464683801775">
                <text:p>0.0464683801775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2.644cm" svg:y="2.955cm" style:legend-expansion="high" chart:style-name="ch2"/>
        <chart:plot-area chart:style-name="ch3" chart:data-source-has-labels="both" svg:x="0.319cm" svg:y="0.179cm" svg:width="12.006cm" svg:height="8.641cm">
          <chartooo:coordinate-region svg:x="1.231cm" svg:y="0.378cm" svg:width="11.00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series chart:style-name="ch8" chart:values-cell-range-address="local-table.$D$2:.$D$201" chart:label-cell-address="local-table.$D$1" chart:class="chart:line">
            <chart:data-point chart:repeated="200"/>
          </chart:series>
          <chart:series chart:style-name="ch9" chart:values-cell-range-address="local-table.$E$2:.$E$201" chart:label-cell-address="local-table.$E$1" chart:class="chart:line">
            <chart:data-point chart:repeated="200"/>
          </chart:series>
          <chart:series chart:style-name="ch10" chart:values-cell-range-address="local-table.$F$2:.$F$201" chart:label-cell-address="local-table.$F$1" chart:class="chart:line">
            <chart:data-point chart:repeated="200"/>
          </chart:series>
          <chart:series chart:style-name="ch11" chart:values-cell-range-address="local-table.$G$2:.$G$201" chart:label-cell-address="local-table.$G$1" chart:class="chart:line">
            <chart:data-point chart:repeated="20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 – 5</text:p>
              </table:table-cell>
              <table:table-cell office:value-type="string">
                <text:p>Average – 5</text:p>
              </table:table-cell>
              <table:table-cell office:value-type="string">
                <text:p>Best – 10</text:p>
              </table:table-cell>
              <table:table-cell office:value-type="string">
                <text:p>Average – 10</text:p>
              </table:table-cell>
              <table:table-cell office:value-type="string">
                <text:p>Best – 20</text:p>
              </table:table-cell>
              <table:table-cell office:value-type="string">
                <text:p>Average – 20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43893819855">
                <text:p>0.0543893819855</text:p>
              </table:table-cell>
              <table:table-cell office:value-type="float" office:value="0.00847682445759">
                <text:p>0.00847682445759</text:p>
              </table:table-cell>
              <table:table-cell office:value-type="float" office:value="0.0720060815253">
                <text:p>0.0720060815253</text:p>
              </table:table-cell>
              <table:table-cell office:value-type="float" office:value="0.0105009040105">
                <text:p>0.0105009040105</text:p>
              </table:table-cell>
              <table:table-cell office:value-type="float" office:value="0.0838814924392">
                <text:p>0.0838814924392</text:p>
              </table:table-cell>
              <table:table-cell office:value-type="float" office:value="0.00962257560815">
                <text:p>0.009622575608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58764792899">
                <text:p>0.0558764792899</text:p>
              </table:table-cell>
              <table:table-cell office:value-type="float" office:value="0.0149848783695">
                <text:p>0.0149848783695</text:p>
              </table:table-cell>
              <table:table-cell office:value-type="float" office:value="0.0679947403024">
                <text:p>0.0679947403024</text:p>
              </table:table-cell>
              <table:table-cell office:value-type="float" office:value="0.0138558925049">
                <text:p>0.0138558925049</text:p>
              </table:table-cell>
              <table:table-cell office:value-type="float" office:value="0.0844160913872">
                <text:p>0.0844160913872</text:p>
              </table:table-cell>
              <table:table-cell office:value-type="float" office:value="0.0120328525641">
                <text:p>0.01203285256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71770216963">
                <text:p>0.0571770216963</text:p>
              </table:table-cell>
              <table:table-cell office:value-type="float" office:value="0.0194407462196">
                <text:p>0.0194407462196</text:p>
              </table:table-cell>
              <table:table-cell office:value-type="float" office:value="0.0708444280079">
                <text:p>0.0708444280079</text:p>
              </table:table-cell>
              <table:table-cell office:value-type="float" office:value="0.016354947403">
                <text:p>0.016354947403</text:p>
              </table:table-cell>
              <table:table-cell office:value-type="float" office:value="0.0835700197239">
                <text:p>0.0835700197239</text:p>
              </table:table-cell>
              <table:table-cell office:value-type="float" office:value="0.0139694690993">
                <text:p>0.01396946909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47320841552">
                <text:p>0.0547320841552</text:p>
              </table:table-cell>
              <table:table-cell office:value-type="float" office:value="0.0213304569362">
                <text:p>0.0213304569362</text:p>
              </table:table-cell>
              <table:table-cell office:value-type="float" office:value="0.0695147107166">
                <text:p>0.0695147107166</text:p>
              </table:table-cell>
              <table:table-cell office:value-type="float" office:value="0.018420200526">
                <text:p>0.018420200526</text:p>
              </table:table-cell>
              <table:table-cell office:value-type="float" office:value="0.0863309500329">
                <text:p>0.0863309500329</text:p>
              </table:table-cell>
              <table:table-cell office:value-type="float" office:value="0.0166815828402">
                <text:p>0.0166815828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43552761341">
                <text:p>0.0543552761341</text:p>
              </table:table-cell>
              <table:table-cell office:value-type="float" office:value="0.0245853879027">
                <text:p>0.0245853879027</text:p>
              </table:table-cell>
              <table:table-cell office:value-type="float" office:value="0.0690746219592">
                <text:p>0.0690746219592</text:p>
              </table:table-cell>
              <table:table-cell office:value-type="float" office:value="0.0196990466798">
                <text:p>0.0196990466798</text:p>
              </table:table-cell>
              <table:table-cell office:value-type="float" office:value="0.0874100098619">
                <text:p>0.0874100098619</text:p>
              </table:table-cell>
              <table:table-cell office:value-type="float" office:value="0.018960100263">
                <text:p>0.0189601002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536809664694">
                <text:p>0.0536809664694</text:p>
              </table:table-cell>
              <table:table-cell office:value-type="float" office:value="0.0250733070348">
                <text:p>0.0250733070348</text:p>
              </table:table-cell>
              <table:table-cell office:value-type="float" office:value="0.066507642998">
                <text:p>0.066507642998</text:p>
              </table:table-cell>
              <table:table-cell office:value-type="float" office:value="0.0213144723866">
                <text:p>0.0213144723866</text:p>
              </table:table-cell>
              <table:table-cell office:value-type="float" office:value="0.0855432281394">
                <text:p>0.0855432281394</text:p>
              </table:table-cell>
              <table:table-cell office:value-type="float" office:value="0.0206710839908">
                <text:p>0.02067108399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4320348455">
                <text:p>0.054320348455</text:p>
              </table:table-cell>
              <table:table-cell office:value-type="float" office:value="0.0264240631164">
                <text:p>0.0264240631164</text:p>
              </table:table-cell>
              <table:table-cell office:value-type="float" office:value="0.0675760190664">
                <text:p>0.0675760190664</text:p>
              </table:table-cell>
              <table:table-cell office:value-type="float" office:value="0.0235401462853">
                <text:p>0.0235401462853</text:p>
              </table:table-cell>
              <table:table-cell office:value-type="float" office:value="0.0858464825773">
                <text:p>0.0858464825773</text:p>
              </table:table-cell>
              <table:table-cell office:value-type="float" office:value="0.0233023298817">
                <text:p>0.0233023298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532638888889">
                <text:p>0.0532638888889</text:p>
              </table:table-cell>
              <table:table-cell office:value-type="float" office:value="0.0278108974359">
                <text:p>0.0278108974359</text:p>
              </table:table-cell>
              <table:table-cell office:value-type="float" office:value="0.0680424063116">
                <text:p>0.0680424063116</text:p>
              </table:table-cell>
              <table:table-cell office:value-type="float" office:value="0.0238101577909">
                <text:p>0.0238101577909</text:p>
              </table:table-cell>
              <table:table-cell office:value-type="float" office:value="0.0838457429323">
                <text:p>0.0838457429323</text:p>
              </table:table-cell>
              <table:table-cell office:value-type="float" office:value="0.023933945595">
                <text:p>0.0239339455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34286653517">
                <text:p>0.0534286653517</text:p>
              </table:table-cell>
              <table:table-cell office:value-type="float" office:value="0.028754355687">
                <text:p>0.028754355687</text:p>
              </table:table-cell>
              <table:table-cell office:value-type="float" office:value="0.0658329224195">
                <text:p>0.0658329224195</text:p>
              </table:table-cell>
              <table:table-cell office:value-type="float" office:value="0.0240428172255">
                <text:p>0.0240428172255</text:p>
              </table:table-cell>
              <table:table-cell office:value-type="float" office:value="0.0851754602235">
                <text:p>0.0851754602235</text:p>
              </table:table-cell>
              <table:table-cell office:value-type="float" office:value="0.0248283818212">
                <text:p>0.0248283818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530148750822">
                <text:p>0.0530148750822</text:p>
              </table:table-cell>
              <table:table-cell office:value-type="float" office:value="0.0295917981591">
                <text:p>0.0295917981591</text:p>
              </table:table-cell>
              <table:table-cell office:value-type="float" office:value="0.0659188034188">
                <text:p>0.0659188034188</text:p>
              </table:table-cell>
              <table:table-cell office:value-type="float" office:value="0.0269069690993">
                <text:p>0.0269069690993</text:p>
              </table:table-cell>
              <table:table-cell office:value-type="float" office:value="0.0818984220907">
                <text:p>0.0818984220907</text:p>
              </table:table-cell>
              <table:table-cell office:value-type="float" office:value="0.0251947731755">
                <text:p>0.02519477317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555115877712">
                <text:p>0.0555115877712</text:p>
              </table:table-cell>
              <table:table-cell office:value-type="float" office:value="0.0303986686391">
                <text:p>0.0303986686391</text:p>
              </table:table-cell>
              <table:table-cell office:value-type="float" office:value="0.0632038954635">
                <text:p>0.0632038954635</text:p>
              </table:table-cell>
              <table:table-cell office:value-type="float" office:value="0.0271226166995">
                <text:p>0.0271226166995</text:p>
              </table:table-cell>
              <table:table-cell office:value-type="float" office:value="0.0798890532544">
                <text:p>0.0798890532544</text:p>
              </table:table-cell>
              <table:table-cell office:value-type="float" office:value="0.0268284434583">
                <text:p>0.02682844345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559648257725">
                <text:p>0.0559648257725</text:p>
              </table:table-cell>
              <table:table-cell office:value-type="float" office:value="0.0326777613412">
                <text:p>0.0326777613412</text:p>
              </table:table-cell>
              <table:table-cell office:value-type="float" office:value="0.0633773011177">
                <text:p>0.0633773011177</text:p>
              </table:table-cell>
              <table:table-cell office:value-type="float" office:value="0.0276334648258">
                <text:p>0.0276334648258</text:p>
              </table:table-cell>
              <table:table-cell office:value-type="float" office:value="0.0782716962525">
                <text:p>0.0782716962525</text:p>
              </table:table-cell>
              <table:table-cell office:value-type="float" office:value="0.0278560774162">
                <text:p>0.02785607741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558678500986">
                <text:p>0.0558678500986</text:p>
              </table:table-cell>
              <table:table-cell office:value-type="float" office:value="0.0331906640368">
                <text:p>0.0331906640368</text:p>
              </table:table-cell>
              <table:table-cell office:value-type="float" office:value="0.0649367192636">
                <text:p>0.0649367192636</text:p>
              </table:table-cell>
              <table:table-cell office:value-type="float" office:value="0.0287917899408">
                <text:p>0.0287917899408</text:p>
              </table:table-cell>
              <table:table-cell office:value-type="float" office:value="0.0777001150559">
                <text:p>0.0777001150559</text:p>
              </table:table-cell>
              <table:table-cell office:value-type="float" office:value="0.02969742357">
                <text:p>0.0296974235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574498685076">
                <text:p>0.0574498685076</text:p>
              </table:table-cell>
              <table:table-cell office:value-type="float" office:value="0.0340281065089">
                <text:p>0.0340281065089</text:p>
              </table:table-cell>
              <table:table-cell office:value-type="float" office:value="0.0646589414859">
                <text:p>0.0646589414859</text:p>
              </table:table-cell>
              <table:table-cell office:value-type="float" office:value="0.0296902531229">
                <text:p>0.0296902531229</text:p>
              </table:table-cell>
              <table:table-cell office:value-type="float" office:value="0.077016765286">
                <text:p>0.077016765286</text:p>
              </table:table-cell>
              <table:table-cell office:value-type="float" office:value="0.0305409270217">
                <text:p>0.03054092702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575008218277">
                <text:p>0.0575008218277</text:p>
              </table:table-cell>
              <table:table-cell office:value-type="float" office:value="0.0342689842209">
                <text:p>0.0342689842209</text:p>
              </table:table-cell>
              <table:table-cell office:value-type="float" office:value="0.0634590729783">
                <text:p>0.0634590729783</text:p>
              </table:table-cell>
              <table:table-cell office:value-type="float" office:value="0.0286987179487">
                <text:p>0.0286987179487</text:p>
              </table:table-cell>
              <table:table-cell office:value-type="float" office:value="0.0760741288626">
                <text:p>0.0760741288626</text:p>
              </table:table-cell>
              <table:table-cell office:value-type="float" office:value="0.032615877712">
                <text:p>0.0326158777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584208579882">
                <text:p>0.0584208579882</text:p>
              </table:table-cell>
              <table:table-cell office:value-type="float" office:value="0.0359758382643">
                <text:p>0.0359758382643</text:p>
              </table:table-cell>
              <table:table-cell office:value-type="float" office:value="0.0618067882972">
                <text:p>0.0618067882972</text:p>
              </table:table-cell>
              <table:table-cell office:value-type="float" office:value="0.0295156969099">
                <text:p>0.0295156969099</text:p>
              </table:table-cell>
              <table:table-cell office:value-type="float" office:value="0.0753353057199">
                <text:p>0.0753353057199</text:p>
              </table:table-cell>
              <table:table-cell office:value-type="float" office:value="0.0339281311637">
                <text:p>0.033928131163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08045693623">
                <text:p>0.0608045693623</text:p>
              </table:table-cell>
              <table:table-cell office:value-type="float" office:value="0.037458086785">
                <text:p>0.037458086785</text:p>
              </table:table-cell>
              <table:table-cell office:value-type="float" office:value="0.0650152038133">
                <text:p>0.0650152038133</text:p>
              </table:table-cell>
              <table:table-cell office:value-type="float" office:value="0.0314827416174">
                <text:p>0.0314827416174</text:p>
              </table:table-cell>
              <table:table-cell office:value-type="float" office:value="0.0730267915845">
                <text:p>0.0730267915845</text:p>
              </table:table-cell>
              <table:table-cell office:value-type="float" office:value="0.0356073101578">
                <text:p>0.035607310157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14842209073">
                <text:p>0.0614842209073</text:p>
              </table:table-cell>
              <table:table-cell office:value-type="float" office:value="0.0391924720579">
                <text:p>0.0391924720579</text:p>
              </table:table-cell>
              <table:table-cell office:value-type="float" office:value="0.0658308678501">
                <text:p>0.0658308678501</text:p>
              </table:table-cell>
              <table:table-cell office:value-type="float" office:value="0.0340757725181">
                <text:p>0.0340757725181</text:p>
              </table:table-cell>
              <table:table-cell office:value-type="float" office:value="0.0742324128863">
                <text:p>0.0742324128863</text:p>
              </table:table-cell>
              <table:table-cell office:value-type="float" office:value="0.0379092496713">
                <text:p>0.03790924967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42726824458">
                <text:p>0.0642726824458</text:p>
              </table:table-cell>
              <table:table-cell office:value-type="float" office:value="0.0430405161078">
                <text:p>0.0430405161078</text:p>
              </table:table-cell>
              <table:table-cell office:value-type="float" office:value="0.0673319362262">
                <text:p>0.0673319362262</text:p>
              </table:table-cell>
              <table:table-cell office:value-type="float" office:value="0.0378707264957">
                <text:p>0.0378707264957</text:p>
              </table:table-cell>
              <table:table-cell office:value-type="float" office:value="0.0769493754109">
                <text:p>0.0769493754109</text:p>
              </table:table-cell>
              <table:table-cell office:value-type="float" office:value="0.0420560691979">
                <text:p>0.042056069197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666900887574">
                <text:p>0.0666900887574</text:p>
              </table:table-cell>
              <table:table-cell office:value-type="float" office:value="0.0482143326759">
                <text:p>0.0482143326759</text:p>
              </table:table-cell>
              <table:table-cell office:value-type="float" office:value="0.0722928994083">
                <text:p>0.0722928994083</text:p>
              </table:table-cell>
              <table:table-cell office:value-type="float" office:value="0.0440334072978">
                <text:p>0.0440334072978</text:p>
              </table:table-cell>
              <table:table-cell office:value-type="float" office:value="0.0780543228139">
                <text:p>0.0780543228139</text:p>
              </table:table-cell>
              <table:table-cell office:value-type="float" office:value="0.0459225838264">
                <text:p>0.04592258382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13605358317">
                <text:p>0.0713605358317</text:p>
              </table:table-cell>
              <table:table-cell office:value-type="float" office:value="0.0542589579224">
                <text:p>0.0542589579224</text:p>
              </table:table-cell>
              <table:table-cell office:value-type="float" office:value="0.0760350920447">
                <text:p>0.0760350920447</text:p>
              </table:table-cell>
              <table:table-cell office:value-type="float" office:value="0.0506928829717">
                <text:p>0.0506928829717</text:p>
              </table:table-cell>
              <table:table-cell office:value-type="float" office:value="0.0816761176857">
                <text:p>0.0816761176857</text:p>
              </table:table-cell>
              <table:table-cell office:value-type="float" office:value="0.0515308596318">
                <text:p>0.05153085963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773072813938">
                <text:p>0.0773072813938</text:p>
              </table:table-cell>
              <table:table-cell office:value-type="float" office:value="0.0618497698882">
                <text:p>0.0618497698882</text:p>
              </table:table-cell>
              <table:table-cell office:value-type="float" office:value="0.0798126232742">
                <text:p>0.0798126232742</text:p>
              </table:table-cell>
              <table:table-cell office:value-type="float" office:value="0.0582811883629">
                <text:p>0.0582811883629</text:p>
              </table:table-cell>
              <table:table-cell office:value-type="float" office:value="0.0846540105194">
                <text:p>0.0846540105194</text:p>
              </table:table-cell>
              <table:table-cell office:value-type="float" office:value="0.0576693376068">
                <text:p>0.057669337606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821223701512">
                <text:p>0.0821223701512</text:p>
              </table:table-cell>
              <table:table-cell office:value-type="float" office:value="0.068576183432">
                <text:p>0.068576183432</text:p>
              </table:table-cell>
              <table:table-cell office:value-type="float" office:value="0.0847674227482">
                <text:p>0.0847674227482</text:p>
              </table:table-cell>
              <table:table-cell office:value-type="float" office:value="0.0644730851414">
                <text:p>0.0644730851414</text:p>
              </table:table-cell>
              <table:table-cell office:value-type="float" office:value="0.0880933596318">
                <text:p>0.0880933596318</text:p>
              </table:table-cell>
              <table:table-cell office:value-type="float" office:value="0.0635383793557">
                <text:p>0.063538379355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874457593688">
                <text:p>0.0874457593688</text:p>
              </table:table-cell>
              <table:table-cell office:value-type="float" office:value="0.0741429158448">
                <text:p>0.0741429158448</text:p>
              </table:table-cell>
              <table:table-cell office:value-type="float" office:value="0.0898779585799">
                <text:p>0.0898779585799</text:p>
              </table:table-cell>
              <table:table-cell office:value-type="float" office:value="0.0705470496384">
                <text:p>0.0705470496384</text:p>
              </table:table-cell>
              <table:table-cell office:value-type="float" office:value="0.0922867357002">
                <text:p>0.0922867357002</text:p>
              </table:table-cell>
              <table:table-cell office:value-type="float" office:value="0.0683549679487">
                <text:p>0.06835496794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930050131492">
                <text:p>0.0930050131492</text:p>
              </table:table-cell>
              <table:table-cell office:value-type="float" office:value="0.080244165023">
                <text:p>0.080244165023</text:p>
              </table:table-cell>
              <table:table-cell office:value-type="float" office:value="0.0938860124918">
                <text:p>0.0938860124918</text:p>
              </table:table-cell>
              <table:table-cell office:value-type="float" office:value="0.0762094428008">
                <text:p>0.0762094428008</text:p>
              </table:table-cell>
              <table:table-cell office:value-type="float" office:value="0.0971379848784">
                <text:p>0.0971379848784</text:p>
              </table:table-cell>
              <table:table-cell office:value-type="float" office:value="0.07335085881">
                <text:p>0.073350858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973927514793">
                <text:p>0.0973927514793</text:p>
              </table:table-cell>
              <table:table-cell office:value-type="float" office:value="0.0860566239316">
                <text:p>0.0860566239316</text:p>
              </table:table-cell>
              <table:table-cell office:value-type="float" office:value="0.0989649079553">
                <text:p>0.0989649079553</text:p>
              </table:table-cell>
              <table:table-cell office:value-type="float" office:value="0.0809634286654">
                <text:p>0.0809634286654</text:p>
              </table:table-cell>
              <table:table-cell office:value-type="float" office:value="0.102198389218">
                <text:p>0.102198389218</text:p>
              </table:table-cell>
              <table:table-cell office:value-type="float" office:value="0.0781746383958">
                <text:p>0.07817463839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02237836949">
                <text:p>0.102237836949</text:p>
              </table:table-cell>
              <table:table-cell office:value-type="float" office:value="0.0909699211045">
                <text:p>0.0909699211045</text:p>
              </table:table-cell>
              <table:table-cell office:value-type="float" office:value="0.105555144642">
                <text:p>0.105555144642</text:p>
              </table:table-cell>
              <table:table-cell office:value-type="float" office:value="0.0868727810651">
                <text:p>0.0868727810651</text:p>
              </table:table-cell>
              <table:table-cell office:value-type="float" office:value="0.106112754767">
                <text:p>0.106112754767</text:p>
              </table:table-cell>
              <table:table-cell office:value-type="float" office:value="0.0825125739645">
                <text:p>0.08251257396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07110453649">
                <text:p>0.107110453649</text:p>
              </table:table-cell>
              <table:table-cell office:value-type="float" office:value="0.095974112426">
                <text:p>0.095974112426</text:p>
              </table:table-cell>
              <table:table-cell office:value-type="float" office:value="0.110644312952">
                <text:p>0.110644312952</text:p>
              </table:table-cell>
              <table:table-cell office:value-type="float" office:value="0.092289160092">
                <text:p>0.092289160092</text:p>
              </table:table-cell>
              <table:table-cell office:value-type="float" office:value="0.110263395792">
                <text:p>0.110263395792</text:p>
              </table:table-cell>
              <table:table-cell office:value-type="float" office:value="0.0868201635437">
                <text:p>0.08682016354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10357905983">
                <text:p>0.110357905983</text:p>
              </table:table-cell>
              <table:table-cell office:value-type="float" office:value="0.100480769231">
                <text:p>0.100480769231</text:p>
              </table:table-cell>
              <table:table-cell office:value-type="float" office:value="0.115981673241">
                <text:p>0.115981673241</text:p>
              </table:table-cell>
              <table:table-cell office:value-type="float" office:value="0.0976784188034">
                <text:p>0.0976784188034</text:p>
              </table:table-cell>
              <table:table-cell office:value-type="float" office:value="0.115004109139">
                <text:p>0.115004109139</text:p>
              </table:table-cell>
              <table:table-cell office:value-type="float" office:value="0.091080066568">
                <text:p>0.09108006656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15707593688">
                <text:p>0.115707593688</text:p>
              </table:table-cell>
              <table:table-cell office:value-type="float" office:value="0.105115055884">
                <text:p>0.105115055884</text:p>
              </table:table-cell>
              <table:table-cell office:value-type="float" office:value="0.120871548323">
                <text:p>0.120871548323</text:p>
              </table:table-cell>
              <table:table-cell office:value-type="float" office:value="0.102993959566">
                <text:p>0.102993959566</text:p>
              </table:table-cell>
              <table:table-cell office:value-type="float" office:value="0.119681541749">
                <text:p>0.119681541749</text:p>
              </table:table-cell>
              <table:table-cell office:value-type="float" office:value="0.0955861686391">
                <text:p>0.095586168639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20962360289">
                <text:p>0.120962360289</text:p>
              </table:table-cell>
              <table:table-cell office:value-type="float" office:value="0.109875821828">
                <text:p>0.109875821828</text:p>
              </table:table-cell>
              <table:table-cell office:value-type="float" office:value="0.125937705457">
                <text:p>0.125937705457</text:p>
              </table:table-cell>
              <table:table-cell office:value-type="float" office:value="0.107941403682">
                <text:p>0.107941403682</text:p>
              </table:table-cell>
              <table:table-cell office:value-type="float" office:value="0.12503287311">
                <text:p>0.12503287311</text:p>
              </table:table-cell>
              <table:table-cell office:value-type="float" office:value="0.0999419378698">
                <text:p>0.099941937869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5446663379">
                <text:p>0.125446663379</text:p>
              </table:table-cell>
              <table:table-cell office:value-type="float" office:value="0.115000410914">
                <text:p>0.115000410914</text:p>
              </table:table-cell>
              <table:table-cell office:value-type="float" office:value="0.129169543064">
                <text:p>0.129169543064</text:p>
              </table:table-cell>
              <table:table-cell office:value-type="float" office:value="0.112573800131">
                <text:p>0.112573800131</text:p>
              </table:table-cell>
              <table:table-cell office:value-type="float" office:value="0.130422419461">
                <text:p>0.130422419461</text:p>
              </table:table-cell>
              <table:table-cell office:value-type="float" office:value="0.104178131164">
                <text:p>0.10417813116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29398422091">
                <text:p>0.129398422091</text:p>
              </table:table-cell>
              <table:table-cell office:value-type="float" office:value="0.119041420118">
                <text:p>0.119041420118</text:p>
              </table:table-cell>
              <table:table-cell office:value-type="float" office:value="0.135326676529">
                <text:p>0.135326676529</text:p>
              </table:table-cell>
              <table:table-cell office:value-type="float" office:value="0.11740047666">
                <text:p>0.11740047666</text:p>
              </table:table-cell>
              <table:table-cell office:value-type="float" office:value="0.133696581197">
                <text:p>0.133696581197</text:p>
              </table:table-cell>
              <table:table-cell office:value-type="float" office:value="0.108411858974">
                <text:p>0.10841185897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33965729783">
                <text:p>0.133965729783</text:p>
              </table:table-cell>
              <table:table-cell office:value-type="float" office:value="0.123751232742">
                <text:p>0.123751232742</text:p>
              </table:table-cell>
              <table:table-cell office:value-type="float" office:value="0.13978879027">
                <text:p>0.13978879027</text:p>
              </table:table-cell>
              <table:table-cell office:value-type="float" office:value="0.122205374753">
                <text:p>0.122205374753</text:p>
              </table:table-cell>
              <table:table-cell office:value-type="float" office:value="0.137885026298">
                <text:p>0.137885026298</text:p>
              </table:table-cell>
              <table:table-cell office:value-type="float" office:value="0.112978036654">
                <text:p>0.11297803665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39009697567">
                <text:p>0.139009697567</text:p>
              </table:table-cell>
              <table:table-cell office:value-type="float" office:value="0.128082018409">
                <text:p>0.128082018409</text:p>
              </table:table-cell>
              <table:table-cell office:value-type="float" office:value="0.14270052597">
                <text:p>0.14270052597</text:p>
              </table:table-cell>
              <table:table-cell office:value-type="float" office:value="0.126462812295">
                <text:p>0.126462812295</text:p>
              </table:table-cell>
              <table:table-cell office:value-type="float" office:value="0.142811883629">
                <text:p>0.142811883629</text:p>
              </table:table-cell>
              <table:table-cell office:value-type="float" office:value="0.117446725016">
                <text:p>0.1174467250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43461127548">
                <text:p>0.143461127548</text:p>
              </table:table-cell>
              <table:table-cell office:value-type="float" office:value="0.132657051282">
                <text:p>0.132657051282</text:p>
              </table:table-cell>
              <table:table-cell office:value-type="float" office:value="0.147081689678">
                <text:p>0.147081689678</text:p>
              </table:table-cell>
              <table:table-cell office:value-type="float" office:value="0.131103303748">
                <text:p>0.131103303748</text:p>
              </table:table-cell>
              <table:table-cell office:value-type="float" office:value="0.146499424721">
                <text:p>0.146499424721</text:p>
              </table:table-cell>
              <table:table-cell office:value-type="float" office:value="0.121881615713">
                <text:p>0.12188161571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47068540434">
                <text:p>0.147068540434</text:p>
              </table:table-cell>
              <table:table-cell office:value-type="float" office:value="0.136662393162">
                <text:p>0.136662393162</text:p>
              </table:table-cell>
              <table:table-cell office:value-type="float" office:value="0.151746383958">
                <text:p>0.151746383958</text:p>
              </table:table-cell>
              <table:table-cell office:value-type="float" office:value="0.135749876726">
                <text:p>0.135749876726</text:p>
              </table:table-cell>
              <table:table-cell office:value-type="float" office:value="0.151516272189">
                <text:p>0.151516272189</text:p>
              </table:table-cell>
              <table:table-cell office:value-type="float" office:value="0.126815438034">
                <text:p>0.12681543803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51345742932">
                <text:p>0.151345742932</text:p>
              </table:table-cell>
              <table:table-cell office:value-type="float" office:value="0.141407051282">
                <text:p>0.141407051282</text:p>
              </table:table-cell>
              <table:table-cell office:value-type="float" office:value="0.15662352071">
                <text:p>0.15662352071</text:p>
              </table:table-cell>
              <table:table-cell office:value-type="float" office:value="0.13960248192">
                <text:p>0.13960248192</text:p>
              </table:table-cell>
              <table:table-cell office:value-type="float" office:value="0.156753369494">
                <text:p>0.156753369494</text:p>
              </table:table-cell>
              <table:table-cell office:value-type="float" office:value="0.131194855358">
                <text:p>0.13119485535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55672255095">
                <text:p>0.155672255095</text:p>
              </table:table-cell>
              <table:table-cell office:value-type="float" office:value="0.145245151216">
                <text:p>0.145245151216</text:p>
              </table:table-cell>
              <table:table-cell office:value-type="float" office:value="0.160288872452">
                <text:p>0.160288872452</text:p>
              </table:table-cell>
              <table:table-cell office:value-type="float" office:value="0.143757478632">
                <text:p>0.143757478632</text:p>
              </table:table-cell>
              <table:table-cell office:value-type="float" office:value="0.160533366206">
                <text:p>0.160533366206</text:p>
              </table:table-cell>
              <table:table-cell office:value-type="float" office:value="0.135433945595">
                <text:p>0.13543394559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58844510191">
                <text:p>0.158844510191</text:p>
              </table:table-cell>
              <table:table-cell office:value-type="float" office:value="0.149074704142">
                <text:p>0.149074704142</text:p>
              </table:table-cell>
              <table:table-cell office:value-type="float" office:value="0.16288625904">
                <text:p>0.16288625904</text:p>
              </table:table-cell>
              <table:table-cell office:value-type="float" office:value="0.147803090072">
                <text:p>0.147803090072</text:p>
              </table:table-cell>
              <table:table-cell office:value-type="float" office:value="0.16490343524">
                <text:p>0.16490343524</text:p>
              </table:table-cell>
              <table:table-cell office:value-type="float" office:value="0.140023031723">
                <text:p>0.14002303172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62059911243">
                <text:p>0.162059911243</text:p>
              </table:table-cell>
              <table:table-cell office:value-type="float" office:value="0.152121794872">
                <text:p>0.152121794872</text:p>
              </table:table-cell>
              <table:table-cell office:value-type="float" office:value="0.166877054569">
                <text:p>0.166877054569</text:p>
              </table:table-cell>
              <table:table-cell office:value-type="float" office:value="0.151834319527">
                <text:p>0.151834319527</text:p>
              </table:table-cell>
              <table:table-cell office:value-type="float" office:value="0.168331278764">
                <text:p>0.168331278764</text:p>
              </table:table-cell>
              <table:table-cell office:value-type="float" office:value="0.143892402202">
                <text:p>0.14389240220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66996219592">
                <text:p>0.166996219592</text:p>
              </table:table-cell>
              <table:table-cell office:value-type="float" office:value="0.156680719921">
                <text:p>0.156680719921</text:p>
              </table:table-cell>
              <table:table-cell office:value-type="float" office:value="0.171278763971">
                <text:p>0.171278763971</text:p>
              </table:table-cell>
              <table:table-cell office:value-type="float" office:value="0.155931007561">
                <text:p>0.155931007561</text:p>
              </table:table-cell>
              <table:table-cell office:value-type="float" office:value="0.173219099277">
                <text:p>0.173219099277</text:p>
              </table:table-cell>
              <table:table-cell office:value-type="float" office:value="0.148257375904">
                <text:p>0.14825737590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70775394477">
                <text:p>0.170775394477</text:p>
              </table:table-cell>
              <table:table-cell office:value-type="float" office:value="0.160976495726">
                <text:p>0.160976495726</text:p>
              </table:table-cell>
              <table:table-cell office:value-type="float" office:value="0.175546926364">
                <text:p>0.175546926364</text:p>
              </table:table-cell>
              <table:table-cell office:value-type="float" office:value="0.159660667324">
                <text:p>0.159660667324</text:p>
              </table:table-cell>
              <table:table-cell office:value-type="float" office:value="0.177031147272">
                <text:p>0.177031147272</text:p>
              </table:table-cell>
              <table:table-cell office:value-type="float" office:value="0.152245603222">
                <text:p>0.15224560322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173658366206">
                <text:p>0.173658366206</text:p>
              </table:table-cell>
              <table:table-cell office:value-type="float" office:value="0.164349358974">
                <text:p>0.164349358974</text:p>
              </table:table-cell>
              <table:table-cell office:value-type="float" office:value="0.180341880342">
                <text:p>0.180341880342</text:p>
              </table:table-cell>
              <table:table-cell office:value-type="float" office:value="0.163627876397">
                <text:p>0.163627876397</text:p>
              </table:table-cell>
              <table:table-cell office:value-type="float" office:value="0.180386669954">
                <text:p>0.180386669954</text:p>
              </table:table-cell>
              <table:table-cell office:value-type="float" office:value="0.155877691486">
                <text:p>0.1558776914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76391354372">
                <text:p>0.176391354372</text:p>
              </table:table-cell>
              <table:table-cell office:value-type="float" office:value="0.167691978961">
                <text:p>0.167691978961</text:p>
              </table:table-cell>
              <table:table-cell office:value-type="float" office:value="0.183558103222">
                <text:p>0.183558103222</text:p>
              </table:table-cell>
              <table:table-cell office:value-type="float" office:value="0.16736345332">
                <text:p>0.16736345332</text:p>
              </table:table-cell>
              <table:table-cell office:value-type="float" office:value="0.183198553583">
                <text:p>0.183198553583</text:p>
              </table:table-cell>
              <table:table-cell office:value-type="float" office:value="0.159791954306">
                <text:p>0.15979195430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80316814596">
                <text:p>0.180316814596</text:p>
              </table:table-cell>
              <table:table-cell office:value-type="float" office:value="0.171163297173">
                <text:p>0.171163297173</text:p>
              </table:table-cell>
              <table:table-cell office:value-type="float" office:value="0.188164447732">
                <text:p>0.188164447732</text:p>
              </table:table-cell>
              <table:table-cell office:value-type="float" office:value="0.171406599277">
                <text:p>0.171406599277</text:p>
              </table:table-cell>
              <table:table-cell office:value-type="float" office:value="0.187361111111">
                <text:p>0.187361111111</text:p>
              </table:table-cell>
              <table:table-cell office:value-type="float" office:value="0.163601639546">
                <text:p>0.1636016395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83571252465">
                <text:p>0.183571252465</text:p>
              </table:table-cell>
              <table:table-cell office:value-type="float" office:value="0.1743945595">
                <text:p>0.1743945595</text:p>
              </table:table-cell>
              <table:table-cell office:value-type="float" office:value="0.191472715319">
                <text:p>0.191472715319</text:p>
              </table:table-cell>
              <table:table-cell office:value-type="float" office:value="0.175543474688">
                <text:p>0.175543474688</text:p>
              </table:table-cell>
              <table:table-cell office:value-type="float" office:value="0.190519806049">
                <text:p>0.190519806049</text:p>
              </table:table-cell>
              <table:table-cell office:value-type="float" office:value="0.167763128698">
                <text:p>0.16776312869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86894312952">
                <text:p>0.186894312952</text:p>
              </table:table-cell>
              <table:table-cell office:value-type="float" office:value="0.177998685076">
                <text:p>0.177998685076</text:p>
              </table:table-cell>
              <table:table-cell office:value-type="float" office:value="0.195243261012">
                <text:p>0.195243261012</text:p>
              </table:table-cell>
              <table:table-cell office:value-type="float" office:value="0.17910100263">
                <text:p>0.17910100263</text:p>
              </table:table-cell>
              <table:table-cell office:value-type="float" office:value="0.194484714004">
                <text:p>0.194484714004</text:p>
              </table:table-cell>
              <table:table-cell office:value-type="float" office:value="0.172031517094">
                <text:p>0.17203151709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190715811966">
                <text:p>0.190715811966</text:p>
              </table:table-cell>
              <table:table-cell office:value-type="float" office:value="0.181704470743">
                <text:p>0.181704470743</text:p>
              </table:table-cell>
              <table:table-cell office:value-type="float" office:value="0.198867521368">
                <text:p>0.198867521368</text:p>
              </table:table-cell>
              <table:table-cell office:value-type="float" office:value="0.182827046351">
                <text:p>0.182827046351</text:p>
              </table:table-cell>
              <table:table-cell office:value-type="float" office:value="0.198182117028">
                <text:p>0.198182117028</text:p>
              </table:table-cell>
              <table:table-cell office:value-type="float" office:value="0.175443191157">
                <text:p>0.17544319115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194965483235">
                <text:p>0.194965483235</text:p>
              </table:table-cell>
              <table:table-cell office:value-type="float" office:value="0.185264464168">
                <text:p>0.185264464168</text:p>
              </table:table-cell>
              <table:table-cell office:value-type="float" office:value="0.202158530572">
                <text:p>0.202158530572</text:p>
              </table:table-cell>
              <table:table-cell office:value-type="float" office:value="0.186878533859">
                <text:p>0.186878533859</text:p>
              </table:table-cell>
              <table:table-cell office:value-type="float" office:value="0.201759533202">
                <text:p>0.201759533202</text:p>
              </table:table-cell>
              <table:table-cell office:value-type="float" office:value="0.179461887738">
                <text:p>0.17946188773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198092537804">
                <text:p>0.198092537804</text:p>
              </table:table-cell>
              <table:table-cell office:value-type="float" office:value="0.188258629191">
                <text:p>0.188258629191</text:p>
              </table:table-cell>
              <table:table-cell office:value-type="float" office:value="0.205593359632">
                <text:p>0.205593359632</text:p>
              </table:table-cell>
              <table:table-cell office:value-type="float" office:value="0.190325608153">
                <text:p>0.190325608153</text:p>
              </table:table-cell>
              <table:table-cell office:value-type="float" office:value="0.20536817883">
                <text:p>0.20536817883</text:p>
              </table:table-cell>
              <table:table-cell office:value-type="float" office:value="0.183158900394">
                <text:p>0.1831589003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00774161736">
                <text:p>0.200774161736</text:p>
              </table:table-cell>
              <table:table-cell office:value-type="float" office:value="0.191481426693">
                <text:p>0.191481426693</text:p>
              </table:table-cell>
              <table:table-cell office:value-type="float" office:value="0.210598701512">
                <text:p>0.210598701512</text:p>
              </table:table-cell>
              <table:table-cell office:value-type="float" office:value="0.194133341552">
                <text:p>0.194133341552</text:p>
              </table:table-cell>
              <table:table-cell office:value-type="float" office:value="0.209120233399">
                <text:p>0.209120233399</text:p>
              </table:table-cell>
              <table:table-cell office:value-type="float" office:value="0.187134389382">
                <text:p>0.18713438938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03506738988">
                <text:p>0.203506738988</text:p>
              </table:table-cell>
              <table:table-cell office:value-type="float" office:value="0.194712113741">
                <text:p>0.194712113741</text:p>
              </table:table-cell>
              <table:table-cell office:value-type="float" office:value="0.213198142669">
                <text:p>0.213198142669</text:p>
              </table:table-cell>
              <table:table-cell office:value-type="float" office:value="0.198072033202">
                <text:p>0.198072033202</text:p>
              </table:table-cell>
              <table:table-cell office:value-type="float" office:value="0.21378821499">
                <text:p>0.21378821499</text:p>
              </table:table-cell>
              <table:table-cell office:value-type="float" office:value="0.191088038297">
                <text:p>0.19108803829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06674884944">
                <text:p>0.206674884944</text:p>
              </table:table-cell>
              <table:table-cell office:value-type="float" office:value="0.19785634451">
                <text:p>0.19785634451</text:p>
              </table:table-cell>
              <table:table-cell office:value-type="float" office:value="0.216075361604">
                <text:p>0.216075361604</text:p>
              </table:table-cell>
              <table:table-cell office:value-type="float" office:value="0.201711826101">
                <text:p>0.201711826101</text:p>
              </table:table-cell>
              <table:table-cell office:value-type="float" office:value="0.21724852071">
                <text:p>0.21724852071</text:p>
              </table:table-cell>
              <table:table-cell office:value-type="float" office:value="0.19501674474">
                <text:p>0.1950167447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1041379027">
                <text:p>0.21041379027</text:p>
              </table:table-cell>
              <table:table-cell office:value-type="float" office:value="0.201375">
                <text:p>0.201375</text:p>
              </table:table-cell>
              <table:table-cell office:value-type="float" office:value="0.219536489152">
                <text:p>0.219536489152</text:p>
              </table:table-cell>
              <table:table-cell office:value-type="float" office:value="0.205036694609">
                <text:p>0.205036694609</text:p>
              </table:table-cell>
              <table:table-cell office:value-type="float" office:value="0.222285913872">
                <text:p>0.222285913872</text:p>
              </table:table-cell>
              <table:table-cell office:value-type="float" office:value="0.198852666831">
                <text:p>0.1988526668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12338921762">
                <text:p>0.212338921762</text:p>
              </table:table-cell>
              <table:table-cell office:value-type="float" office:value="0.203978796844">
                <text:p>0.203978796844</text:p>
              </table:table-cell>
              <table:table-cell office:value-type="float" office:value="0.224777695595">
                <text:p>0.224777695595</text:p>
              </table:table-cell>
              <table:table-cell office:value-type="float" office:value="0.208159845496">
                <text:p>0.208159845496</text:p>
              </table:table-cell>
              <table:table-cell office:value-type="float" office:value="0.223173076923">
                <text:p>0.223173076923</text:p>
              </table:table-cell>
              <table:table-cell office:value-type="float" office:value="0.202261156312">
                <text:p>0.2022611563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15082182774">
                <text:p>0.215082182774</text:p>
              </table:table-cell>
              <table:table-cell office:value-type="float" office:value="0.206888067061">
                <text:p>0.206888067061</text:p>
              </table:table-cell>
              <table:table-cell office:value-type="float" office:value="0.227378780408">
                <text:p>0.227378780408</text:p>
              </table:table-cell>
              <table:table-cell office:value-type="float" office:value="0.211730276134">
                <text:p>0.211730276134</text:p>
              </table:table-cell>
              <table:table-cell office:value-type="float" office:value="0.226239316239">
                <text:p>0.226239316239</text:p>
              </table:table-cell>
              <table:table-cell office:value-type="float" office:value="0.205511074129">
                <text:p>0.20551107412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1821416831">
                <text:p>0.21821416831</text:p>
              </table:table-cell>
              <table:table-cell office:value-type="float" office:value="0.210207922419">
                <text:p>0.210207922419</text:p>
              </table:table-cell>
              <table:table-cell office:value-type="float" office:value="0.230170940171">
                <text:p>0.230170940171</text:p>
              </table:table-cell>
              <table:table-cell office:value-type="float" office:value="0.215217989809">
                <text:p>0.215217989809</text:p>
              </table:table-cell>
              <table:table-cell office:value-type="float" office:value="0.229324457594">
                <text:p>0.229324457594</text:p>
              </table:table-cell>
              <table:table-cell office:value-type="float" office:value="0.208788399901">
                <text:p>0.20878839990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21452991453">
                <text:p>0.221452991453</text:p>
              </table:table-cell>
              <table:table-cell office:value-type="float" office:value="0.213276873767">
                <text:p>0.213276873767</text:p>
              </table:table-cell>
              <table:table-cell office:value-type="float" office:value="0.233021449704">
                <text:p>0.233021449704</text:p>
              </table:table-cell>
              <table:table-cell office:value-type="float" office:value="0.218533201841">
                <text:p>0.218533201841</text:p>
              </table:table-cell>
              <table:table-cell office:value-type="float" office:value="0.233110207101">
                <text:p>0.233110207101</text:p>
              </table:table-cell>
              <table:table-cell office:value-type="float" office:value="0.212576039612">
                <text:p>0.2125760396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2481426693">
                <text:p>0.22481426693</text:p>
              </table:table-cell>
              <table:table-cell office:value-type="float" office:value="0.215962935569">
                <text:p>0.215962935569</text:p>
              </table:table-cell>
              <table:table-cell office:value-type="float" office:value="0.23702457265">
                <text:p>0.23702457265</text:p>
              </table:table-cell>
              <table:table-cell office:value-type="float" office:value="0.221398504274">
                <text:p>0.221398504274</text:p>
              </table:table-cell>
              <table:table-cell office:value-type="float" office:value="0.235992357002">
                <text:p>0.235992357002</text:p>
              </table:table-cell>
              <table:table-cell office:value-type="float" office:value="0.215887471236">
                <text:p>0.2158874712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26611193294">
                <text:p>0.226611193294</text:p>
              </table:table-cell>
              <table:table-cell office:value-type="float" office:value="0.21847690664">
                <text:p>0.21847690664</text:p>
              </table:table-cell>
              <table:table-cell office:value-type="float" office:value="0.239297337278">
                <text:p>0.239297337278</text:p>
              </table:table-cell>
              <table:table-cell office:value-type="float" office:value="0.224460757725">
                <text:p>0.224460757725</text:p>
              </table:table-cell>
              <table:table-cell office:value-type="float" office:value="0.238807117028">
                <text:p>0.238807117028</text:p>
              </table:table-cell>
              <table:table-cell office:value-type="float" office:value="0.21894460881">
                <text:p>0.218944608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2960100263">
                <text:p>0.22960100263</text:p>
              </table:table-cell>
              <table:table-cell office:value-type="float" office:value="0.221494575937">
                <text:p>0.221494575937</text:p>
              </table:table-cell>
              <table:table-cell office:value-type="float" office:value="0.241474358974">
                <text:p>0.241474358974</text:p>
              </table:table-cell>
              <table:table-cell office:value-type="float" office:value="0.227433760684">
                <text:p>0.227433760684</text:p>
              </table:table-cell>
              <table:table-cell office:value-type="float" office:value="0.242440828402">
                <text:p>0.242440828402</text:p>
              </table:table-cell>
              <table:table-cell office:value-type="float" office:value="0.222231097962">
                <text:p>0.2222310979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31929651545">
                <text:p>0.231929651545</text:p>
              </table:table-cell>
              <table:table-cell office:value-type="float" office:value="0.224233152531">
                <text:p>0.224233152531</text:p>
              </table:table-cell>
              <table:table-cell office:value-type="float" office:value="0.245660338593">
                <text:p>0.245660338593</text:p>
              </table:table-cell>
              <table:table-cell office:value-type="float" office:value="0.230762080868">
                <text:p>0.230762080868</text:p>
              </table:table-cell>
              <table:table-cell office:value-type="float" office:value="0.245070266272">
                <text:p>0.245070266272</text:p>
              </table:table-cell>
              <table:table-cell office:value-type="float" office:value="0.225397024984">
                <text:p>0.22539702498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34977810651">
                <text:p>0.234977810651</text:p>
              </table:table-cell>
              <table:table-cell office:value-type="float" office:value="0.227220003287">
                <text:p>0.227220003287</text:p>
              </table:table-cell>
              <table:table-cell office:value-type="float" office:value="0.249278024326">
                <text:p>0.249278024326</text:p>
              </table:table-cell>
              <table:table-cell office:value-type="float" office:value="0.233918228139">
                <text:p>0.233918228139</text:p>
              </table:table-cell>
              <table:table-cell office:value-type="float" office:value="0.248435239974">
                <text:p>0.248435239974</text:p>
              </table:table-cell>
              <table:table-cell office:value-type="float" office:value="0.2285257643">
                <text:p>0.22852576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724112426">
                <text:p>0.23724112426</text:p>
              </table:table-cell>
              <table:table-cell office:value-type="float" office:value="0.22943869165">
                <text:p>0.22943869165</text:p>
              </table:table-cell>
              <table:table-cell office:value-type="float" office:value="0.252045940171">
                <text:p>0.252045940171</text:p>
              </table:table-cell>
              <table:table-cell office:value-type="float" office:value="0.237455374753">
                <text:p>0.237455374753</text:p>
              </table:table-cell>
              <table:table-cell office:value-type="float" office:value="0.25174556213">
                <text:p>0.25174556213</text:p>
              </table:table-cell>
              <table:table-cell office:value-type="float" office:value="0.231433904504">
                <text:p>0.2314339045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39696334648">
                <text:p>0.239696334648</text:p>
              </table:table-cell>
              <table:table-cell office:value-type="float" office:value="0.232172830375">
                <text:p>0.232172830375</text:p>
              </table:table-cell>
              <table:table-cell office:value-type="float" office:value="0.254106673241">
                <text:p>0.254106673241</text:p>
              </table:table-cell>
              <table:table-cell office:value-type="float" office:value="0.240171145628">
                <text:p>0.240171145628</text:p>
              </table:table-cell>
              <table:table-cell office:value-type="float" office:value="0.253489069691">
                <text:p>0.253489069691</text:p>
              </table:table-cell>
              <table:table-cell office:value-type="float" office:value="0.234229947403">
                <text:p>0.2342299474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41582840237">
                <text:p>0.241582840237</text:p>
              </table:table-cell>
              <table:table-cell office:value-type="float" office:value="0.234586045365">
                <text:p>0.234586045365</text:p>
              </table:table-cell>
              <table:table-cell office:value-type="float" office:value="0.255803747535">
                <text:p>0.255803747535</text:p>
              </table:table-cell>
              <table:table-cell office:value-type="float" office:value="0.242430309007">
                <text:p>0.242430309007</text:p>
              </table:table-cell>
              <table:table-cell office:value-type="float" office:value="0.256737343853">
                <text:p>0.256737343853</text:p>
              </table:table-cell>
              <table:table-cell office:value-type="float" office:value="0.237091305062">
                <text:p>0.2370913050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44427596976">
                <text:p>0.244427596976</text:p>
              </table:table-cell>
              <table:table-cell office:value-type="float" office:value="0.237032626561">
                <text:p>0.237032626561</text:p>
              </table:table-cell>
              <table:table-cell office:value-type="float" office:value="0.258724112426">
                <text:p>0.258724112426</text:p>
              </table:table-cell>
              <table:table-cell office:value-type="float" office:value="0.245690910585">
                <text:p>0.245690910585</text:p>
              </table:table-cell>
              <table:table-cell office:value-type="float" office:value="0.259338839579">
                <text:p>0.259338839579</text:p>
              </table:table-cell>
              <table:table-cell office:value-type="float" office:value="0.240020504602">
                <text:p>0.2400205046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46868836292">
                <text:p>0.246868836292</text:p>
              </table:table-cell>
              <table:table-cell office:value-type="float" office:value="0.239668145957">
                <text:p>0.239668145957</text:p>
              </table:table-cell>
              <table:table-cell office:value-type="float" office:value="0.261552021696">
                <text:p>0.261552021696</text:p>
              </table:table-cell>
              <table:table-cell office:value-type="float" office:value="0.248444814267">
                <text:p>0.248444814267</text:p>
              </table:table-cell>
              <table:table-cell office:value-type="float" office:value="0.262592866535">
                <text:p>0.262592866535</text:p>
              </table:table-cell>
              <table:table-cell office:value-type="float" office:value="0.243013436884">
                <text:p>0.24301343688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50669378698">
                <text:p>0.250669378698</text:p>
              </table:table-cell>
              <table:table-cell office:value-type="float" office:value="0.242283201841">
                <text:p>0.242283201841</text:p>
              </table:table-cell>
              <table:table-cell office:value-type="float" office:value="0.265027120316">
                <text:p>0.265027120316</text:p>
              </table:table-cell>
              <table:table-cell office:value-type="float" office:value="0.25168306213">
                <text:p>0.25168306213</text:p>
              </table:table-cell>
              <table:table-cell office:value-type="float" office:value="0.264886587771">
                <text:p>0.264886587771</text:p>
              </table:table-cell>
              <table:table-cell office:value-type="float" office:value="0.246221256575">
                <text:p>0.2462212565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52954881657">
                <text:p>0.252954881657</text:p>
              </table:table-cell>
              <table:table-cell office:value-type="float" office:value="0.245148422091">
                <text:p>0.245148422091</text:p>
              </table:table-cell>
              <table:table-cell office:value-type="float" office:value="0.267384944116">
                <text:p>0.267384944116</text:p>
              </table:table-cell>
              <table:table-cell office:value-type="float" office:value="0.254388313609">
                <text:p>0.254388313609</text:p>
              </table:table-cell>
              <table:table-cell office:value-type="float" office:value="0.267874342538">
                <text:p>0.267874342538</text:p>
              </table:table-cell>
              <table:table-cell office:value-type="float" office:value="0.248983974359">
                <text:p>0.24898397435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53928747535">
                <text:p>0.253928747535</text:p>
              </table:table-cell>
              <table:table-cell office:value-type="float" office:value="0.247299802761">
                <text:p>0.247299802761</text:p>
              </table:table-cell>
              <table:table-cell office:value-type="float" office:value="0.270362836949">
                <text:p>0.270362836949</text:p>
              </table:table-cell>
              <table:table-cell office:value-type="float" office:value="0.257395504602">
                <text:p>0.257395504602</text:p>
              </table:table-cell>
              <table:table-cell office:value-type="float" office:value="0.270565006575">
                <text:p>0.270565006575</text:p>
              </table:table-cell>
              <table:table-cell office:value-type="float" office:value="0.252097797502">
                <text:p>0.25209779750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56671597633">
                <text:p>0.256671597633</text:p>
              </table:table-cell>
              <table:table-cell office:value-type="float" office:value="0.249647353715">
                <text:p>0.249647353715</text:p>
              </table:table-cell>
              <table:table-cell office:value-type="float" office:value="0.272256738988">
                <text:p>0.272256738988</text:p>
              </table:table-cell>
              <table:table-cell office:value-type="float" office:value="0.25978287311">
                <text:p>0.25978287311</text:p>
              </table:table-cell>
              <table:table-cell office:value-type="float" office:value="0.27266025641">
                <text:p>0.27266025641</text:p>
              </table:table-cell>
              <table:table-cell office:value-type="float" office:value="0.254854659763">
                <text:p>0.25485465976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257455621302">
                <text:p>0.257455621302</text:p>
              </table:table-cell>
              <table:table-cell office:value-type="float" office:value="0.251330621302">
                <text:p>0.251330621302</text:p>
              </table:table-cell>
              <table:table-cell office:value-type="float" office:value="0.274232412886">
                <text:p>0.274232412886</text:p>
              </table:table-cell>
              <table:table-cell office:value-type="float" office:value="0.262498561801">
                <text:p>0.262498561801</text:p>
              </table:table-cell>
              <table:table-cell office:value-type="float" office:value="0.275525147929">
                <text:p>0.275525147929</text:p>
              </table:table-cell>
              <table:table-cell office:value-type="float" office:value="0.257367521368">
                <text:p>0.25736752136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260722386588">
                <text:p>0.260722386588</text:p>
              </table:table-cell>
              <table:table-cell office:value-type="float" office:value="0.253879520053">
                <text:p>0.253879520053</text:p>
              </table:table-cell>
              <table:table-cell office:value-type="float" office:value="0.27682404668">
                <text:p>0.27682404668</text:p>
              </table:table-cell>
              <table:table-cell office:value-type="float" office:value="0.26505419954">
                <text:p>0.26505419954</text:p>
              </table:table-cell>
              <table:table-cell office:value-type="float" office:value="0.277401380671">
                <text:p>0.277401380671</text:p>
              </table:table-cell>
              <table:table-cell office:value-type="float" office:value="0.260054857002">
                <text:p>0.2600548570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26287886259">
                <text:p>0.26287886259</text:p>
              </table:table-cell>
              <table:table-cell office:value-type="float" office:value="0.255735700197">
                <text:p>0.255735700197</text:p>
              </table:table-cell>
              <table:table-cell office:value-type="float" office:value="0.279381574622">
                <text:p>0.279381574622</text:p>
              </table:table-cell>
              <table:table-cell office:value-type="float" office:value="0.267672912558">
                <text:p>0.267672912558</text:p>
              </table:table-cell>
              <table:table-cell office:value-type="float" office:value="0.280647600263">
                <text:p>0.280647600263</text:p>
              </table:table-cell>
              <table:table-cell office:value-type="float" office:value="0.263049206936">
                <text:p>0.26304920693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65651709402">
                <text:p>0.265651709402</text:p>
              </table:table-cell>
              <table:table-cell office:value-type="float" office:value="0.257922008547">
                <text:p>0.257922008547</text:p>
              </table:table-cell>
              <table:table-cell office:value-type="float" office:value="0.282993918475">
                <text:p>0.282993918475</text:p>
              </table:table-cell>
              <table:table-cell office:value-type="float" office:value="0.270158900394">
                <text:p>0.270158900394</text:p>
              </table:table-cell>
              <table:table-cell office:value-type="float" office:value="0.283619740302">
                <text:p>0.283619740302</text:p>
              </table:table-cell>
              <table:table-cell office:value-type="float" office:value="0.265458107331">
                <text:p>0.26545810733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268044049967">
                <text:p>0.268044049967</text:p>
              </table:table-cell>
              <table:table-cell office:value-type="float" office:value="0.260427350427">
                <text:p>0.260427350427</text:p>
              </table:table-cell>
              <table:table-cell office:value-type="float" office:value="0.28486316568">
                <text:p>0.28486316568</text:p>
              </table:table-cell>
              <table:table-cell office:value-type="float" office:value="0.272418762327">
                <text:p>0.272418762327</text:p>
              </table:table-cell>
              <table:table-cell office:value-type="float" office:value="0.285549802761">
                <text:p>0.285549802761</text:p>
              </table:table-cell>
              <table:table-cell office:value-type="float" office:value="0.268225201348">
                <text:p>0.26822520134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270687458909">
                <text:p>0.270687458909</text:p>
              </table:table-cell>
              <table:table-cell office:value-type="float" office:value="0.263007067719">
                <text:p>0.263007067719</text:p>
              </table:table-cell>
              <table:table-cell office:value-type="float" office:value="0.286907051282">
                <text:p>0.286907051282</text:p>
              </table:table-cell>
              <table:table-cell office:value-type="float" office:value="0.274627547666">
                <text:p>0.274627547666</text:p>
              </table:table-cell>
              <table:table-cell office:value-type="float" office:value="0.287294953978">
                <text:p>0.287294953978</text:p>
              </table:table-cell>
              <table:table-cell office:value-type="float" office:value="0.270468523997">
                <text:p>0.2704685239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272674638396">
                <text:p>0.272674638396</text:p>
              </table:table-cell>
              <table:table-cell office:value-type="float" office:value="0.265181377383">
                <text:p>0.265181377383</text:p>
              </table:table-cell>
              <table:table-cell office:value-type="float" office:value="0.289188856016">
                <text:p>0.289188856016</text:p>
              </table:table-cell>
              <table:table-cell office:value-type="float" office:value="0.2773296762">
                <text:p>0.2773296762</text:p>
              </table:table-cell>
              <table:table-cell office:value-type="float" office:value="0.290281886917">
                <text:p>0.290281886917</text:p>
              </table:table-cell>
              <table:table-cell office:value-type="float" office:value="0.273039488823">
                <text:p>0.27303948882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274050378041">
                <text:p>0.274050378041</text:p>
              </table:table-cell>
              <table:table-cell office:value-type="float" office:value="0.267465894149">
                <text:p>0.267465894149</text:p>
              </table:table-cell>
              <table:table-cell office:value-type="float" office:value="0.290551035503">
                <text:p>0.290551035503</text:p>
              </table:table-cell>
              <table:table-cell office:value-type="float" office:value="0.279824211045">
                <text:p>0.279824211045</text:p>
              </table:table-cell>
              <table:table-cell office:value-type="float" office:value="0.292978714661">
                <text:p>0.292978714661</text:p>
              </table:table-cell>
              <table:table-cell office:value-type="float" office:value="0.275713387574">
                <text:p>0.27571338757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276547501644">
                <text:p>0.276547501644</text:p>
              </table:table-cell>
              <table:table-cell office:value-type="float" office:value="0.269393326759">
                <text:p>0.269393326759</text:p>
              </table:table-cell>
              <table:table-cell office:value-type="float" office:value="0.293237179487">
                <text:p>0.293237179487</text:p>
              </table:table-cell>
              <table:table-cell office:value-type="float" office:value="0.282028188692">
                <text:p>0.282028188692</text:p>
              </table:table-cell>
              <table:table-cell office:value-type="float" office:value="0.293908612755">
                <text:p>0.293908612755</text:p>
              </table:table-cell>
              <table:table-cell office:value-type="float" office:value="0.278481570513">
                <text:p>0.2784815705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277950772518">
                <text:p>0.277950772518</text:p>
              </table:table-cell>
              <table:table-cell office:value-type="float" office:value="0.271188938199">
                <text:p>0.271188938199</text:p>
              </table:table-cell>
              <table:table-cell office:value-type="float" office:value="0.295574868508">
                <text:p>0.295574868508</text:p>
              </table:table-cell>
              <table:table-cell office:value-type="float" office:value="0.284739069691">
                <text:p>0.284739069691</text:p>
              </table:table-cell>
              <table:table-cell office:value-type="float" office:value="0.297224276792">
                <text:p>0.297224276792</text:p>
              </table:table-cell>
              <table:table-cell office:value-type="float" office:value="0.281112816404">
                <text:p>0.28111281640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280140121631">
                <text:p>0.280140121631</text:p>
              </table:table-cell>
              <table:table-cell office:value-type="float" office:value="0.273330621302">
                <text:p>0.273330621302</text:p>
              </table:table-cell>
              <table:table-cell office:value-type="float" office:value="0.297995151216">
                <text:p>0.297995151216</text:p>
              </table:table-cell>
              <table:table-cell office:value-type="float" office:value="0.286962935569">
                <text:p>0.286962935569</text:p>
              </table:table-cell>
              <table:table-cell office:value-type="float" office:value="0.299363083498">
                <text:p>0.299363083498</text:p>
              </table:table-cell>
              <table:table-cell office:value-type="float" office:value="0.28343897929">
                <text:p>0.2834389792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283154585799">
                <text:p>0.283154585799</text:p>
              </table:table-cell>
              <table:table-cell office:value-type="float" office:value="0.27574112426">
                <text:p>0.27574112426</text:p>
              </table:table-cell>
              <table:table-cell office:value-type="float" office:value="0.299972468771">
                <text:p>0.299972468771</text:p>
              </table:table-cell>
              <table:table-cell office:value-type="float" office:value="0.28953702334">
                <text:p>0.28953702334</text:p>
              </table:table-cell>
              <table:table-cell office:value-type="float" office:value="0.300756903353">
                <text:p>0.300756903353</text:p>
              </table:table-cell>
              <table:table-cell office:value-type="float" office:value="0.285650353386">
                <text:p>0.2856503533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2845882643">
                <text:p>0.2845882643</text:p>
              </table:table-cell>
              <table:table-cell office:value-type="float" office:value="0.277787639711">
                <text:p>0.277787639711</text:p>
              </table:table-cell>
              <table:table-cell office:value-type="float" office:value="0.302263313609">
                <text:p>0.302263313609</text:p>
              </table:table-cell>
              <table:table-cell office:value-type="float" office:value="0.291503780408">
                <text:p>0.291503780408</text:p>
              </table:table-cell>
              <table:table-cell office:value-type="float" office:value="0.302956114398">
                <text:p>0.302956114398</text:p>
              </table:table-cell>
              <table:table-cell office:value-type="float" office:value="0.287912804076">
                <text:p>0.28791280407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286305884287">
                <text:p>0.286305884287</text:p>
              </table:table-cell>
              <table:table-cell office:value-type="float" office:value="0.280030325444">
                <text:p>0.280030325444</text:p>
              </table:table-cell>
              <table:table-cell office:value-type="float" office:value="0.304195019724">
                <text:p>0.304195019724</text:p>
              </table:table-cell>
              <table:table-cell office:value-type="float" office:value="0.293544584155">
                <text:p>0.293544584155</text:p>
              </table:table-cell>
              <table:table-cell office:value-type="float" office:value="0.305546104536">
                <text:p>0.305546104536</text:p>
              </table:table-cell>
              <table:table-cell office:value-type="float" office:value="0.29044785503">
                <text:p>0.2904478550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7052925707">
                <text:p>0.287052925707</text:p>
              </table:table-cell>
              <table:table-cell office:value-type="float" office:value="0.281325690335">
                <text:p>0.281325690335</text:p>
              </table:table-cell>
              <table:table-cell office:value-type="float" office:value="0.304581278764">
                <text:p>0.304581278764</text:p>
              </table:table-cell>
              <table:table-cell office:value-type="float" office:value="0.295383670283">
                <text:p>0.295383670283</text:p>
              </table:table-cell>
              <table:table-cell office:value-type="float" office:value="0.308062952005">
                <text:p>0.308062952005</text:p>
              </table:table-cell>
              <table:table-cell office:value-type="float" office:value="0.293136526134">
                <text:p>0.29313652613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288761916502">
                <text:p>0.288761916502</text:p>
              </table:table-cell>
              <table:table-cell office:value-type="float" office:value="0.283127054569">
                <text:p>0.283127054569</text:p>
              </table:table-cell>
              <table:table-cell office:value-type="float" office:value="0.306775969757">
                <text:p>0.306775969757</text:p>
              </table:table-cell>
              <table:table-cell office:value-type="float" office:value="0.297289201183">
                <text:p>0.297289201183</text:p>
              </table:table-cell>
              <table:table-cell office:value-type="float" office:value="0.310772928994">
                <text:p>0.310772928994</text:p>
              </table:table-cell>
              <table:table-cell office:value-type="float" office:value="0.295477297009">
                <text:p>0.29547729700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290708004602">
                <text:p>0.290708004602</text:p>
              </table:table-cell>
              <table:table-cell office:value-type="float" office:value="0.284961456279">
                <text:p>0.284961456279</text:p>
              </table:table-cell>
              <table:table-cell office:value-type="float" office:value="0.308902859961">
                <text:p>0.308902859961</text:p>
              </table:table-cell>
              <table:table-cell office:value-type="float" office:value="0.299333045694">
                <text:p>0.299333045694</text:p>
              </table:table-cell>
              <table:table-cell office:value-type="float" office:value="0.312811472715">
                <text:p>0.312811472715</text:p>
              </table:table-cell>
              <table:table-cell office:value-type="float" office:value="0.297617398093">
                <text:p>0.29761739809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92799556213">
                <text:p>0.292799556213</text:p>
              </table:table-cell>
              <table:table-cell office:value-type="float" office:value="0.286957018409">
                <text:p>0.286957018409</text:p>
              </table:table-cell>
              <table:table-cell office:value-type="float" office:value="0.311408201841">
                <text:p>0.311408201841</text:p>
              </table:table-cell>
              <table:table-cell office:value-type="float" office:value="0.301555185733">
                <text:p>0.301555185733</text:p>
              </table:table-cell>
              <table:table-cell office:value-type="float" office:value="0.314305144642">
                <text:p>0.314305144642</text:p>
              </table:table-cell>
              <table:table-cell office:value-type="float" office:value="0.300016950197">
                <text:p>0.3000169501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294054487179">
                <text:p>0.294054487179</text:p>
              </table:table-cell>
              <table:table-cell office:value-type="float" office:value="0.288596236029">
                <text:p>0.288596236029</text:p>
              </table:table-cell>
              <table:table-cell office:value-type="float" office:value="0.313007067719">
                <text:p>0.313007067719</text:p>
              </table:table-cell>
              <table:table-cell office:value-type="float" office:value="0.303421392176">
                <text:p>0.303421392176</text:p>
              </table:table-cell>
              <table:table-cell office:value-type="float" office:value="0.316592291256">
                <text:p>0.316592291256</text:p>
              </table:table-cell>
              <table:table-cell office:value-type="float" office:value="0.302393121302">
                <text:p>0.3023931213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296544214333">
                <text:p>0.296544214333</text:p>
              </table:table-cell>
              <table:table-cell office:value-type="float" office:value="0.290395956607">
                <text:p>0.290395956607</text:p>
              </table:table-cell>
              <table:table-cell office:value-type="float" office:value="0.314654832347">
                <text:p>0.314654832347</text:p>
              </table:table-cell>
              <table:table-cell office:value-type="float" office:value="0.305099893162">
                <text:p>0.305099893162</text:p>
              </table:table-cell>
              <table:table-cell office:value-type="float" office:value="0.318307445759">
                <text:p>0.318307445759</text:p>
              </table:table-cell>
              <table:table-cell office:value-type="float" office:value="0.304522723537">
                <text:p>0.3045227235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298430719921">
                <text:p>0.298430719921</text:p>
              </table:table-cell>
              <table:table-cell office:value-type="float" office:value="0.29246770217">
                <text:p>0.29246770217</text:p>
              </table:table-cell>
              <table:table-cell office:value-type="float" office:value="0.316635026298">
                <text:p>0.316635026298</text:p>
              </table:table-cell>
              <table:table-cell office:value-type="float" office:value="0.306958579882">
                <text:p>0.306958579882</text:p>
              </table:table-cell>
              <table:table-cell office:value-type="float" office:value="0.319755506246">
                <text:p>0.319755506246</text:p>
              </table:table-cell>
              <table:table-cell office:value-type="float" office:value="0.306689287475">
                <text:p>0.30668928747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0070142998">
                <text:p>0.30070142998</text:p>
              </table:table-cell>
              <table:table-cell office:value-type="float" office:value="0.294436472715">
                <text:p>0.294436472715</text:p>
              </table:table-cell>
              <table:table-cell office:value-type="float" office:value="0.317925295858">
                <text:p>0.317925295858</text:p>
              </table:table-cell>
              <table:table-cell office:value-type="float" office:value="0.308734837278">
                <text:p>0.308734837278</text:p>
              </table:table-cell>
              <table:table-cell office:value-type="float" office:value="0.320950854701">
                <text:p>0.320950854701</text:p>
              </table:table-cell>
              <table:table-cell office:value-type="float" office:value="0.308448820677">
                <text:p>0.30844882067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04056952663">
                <text:p>0.304056952663</text:p>
              </table:table-cell>
              <table:table-cell office:value-type="float" office:value="0.296827498356">
                <text:p>0.296827498356</text:p>
              </table:table-cell>
              <table:table-cell office:value-type="float" office:value="0.319728796844">
                <text:p>0.319728796844</text:p>
              </table:table-cell>
              <table:table-cell office:value-type="float" office:value="0.310359672913">
                <text:p>0.310359672913</text:p>
              </table:table-cell>
              <table:table-cell office:value-type="float" office:value="0.322075936884">
                <text:p>0.322075936884</text:p>
              </table:table-cell>
              <table:table-cell office:value-type="float" office:value="0.310048446746">
                <text:p>0.3100484467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06073717949">
                <text:p>0.306073717949</text:p>
              </table:table-cell>
              <table:table-cell office:value-type="float" office:value="0.299034927679">
                <text:p>0.299034927679</text:p>
              </table:table-cell>
              <table:table-cell office:value-type="float" office:value="0.322606837607">
                <text:p>0.322606837607</text:p>
              </table:table-cell>
              <table:table-cell office:value-type="float" office:value="0.312122534517">
                <text:p>0.312122534517</text:p>
              </table:table-cell>
              <table:table-cell office:value-type="float" office:value="0.323111439842">
                <text:p>0.323111439842</text:p>
              </table:table-cell>
              <table:table-cell office:value-type="float" office:value="0.311746034681">
                <text:p>0.31174603468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06898422091">
                <text:p>0.306898422091</text:p>
              </table:table-cell>
              <table:table-cell office:value-type="float" office:value="0.300863083498">
                <text:p>0.300863083498</text:p>
              </table:table-cell>
              <table:table-cell office:value-type="float" office:value="0.323225262985">
                <text:p>0.323225262985</text:p>
              </table:table-cell>
              <table:table-cell office:value-type="float" office:value="0.313798652202">
                <text:p>0.313798652202</text:p>
              </table:table-cell>
              <table:table-cell office:value-type="float" office:value="0.325010272847">
                <text:p>0.325010272847</text:p>
              </table:table-cell>
              <table:table-cell office:value-type="float" office:value="0.313261916502">
                <text:p>0.31326191650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08401545036">
                <text:p>0.308401545036</text:p>
              </table:table-cell>
              <table:table-cell office:value-type="float" office:value="0.302479454306">
                <text:p>0.302479454306</text:p>
              </table:table-cell>
              <table:table-cell office:value-type="float" office:value="0.324196663379">
                <text:p>0.324196663379</text:p>
              </table:table-cell>
              <table:table-cell office:value-type="float" office:value="0.315651134122">
                <text:p>0.315651134122</text:p>
              </table:table-cell>
              <table:table-cell office:value-type="float" office:value="0.326250410914">
                <text:p>0.326250410914</text:p>
              </table:table-cell>
              <table:table-cell office:value-type="float" office:value="0.314763724523">
                <text:p>0.3147637245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09249260355">
                <text:p>0.309249260355</text:p>
              </table:table-cell>
              <table:table-cell office:value-type="float" office:value="0.304005999343">
                <text:p>0.304005999343</text:p>
              </table:table-cell>
              <table:table-cell office:value-type="float" office:value="0.326391765286">
                <text:p>0.326391765286</text:p>
              </table:table-cell>
              <table:table-cell office:value-type="float" office:value="0.317400230112">
                <text:p>0.317400230112</text:p>
              </table:table-cell>
              <table:table-cell office:value-type="float" office:value="0.328367850099">
                <text:p>0.328367850099</text:p>
              </table:table-cell>
              <table:table-cell office:value-type="float" office:value="0.316273031723">
                <text:p>0.3162730317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10480358317">
                <text:p>0.310480358317</text:p>
              </table:table-cell>
              <table:table-cell office:value-type="float" office:value="0.305538461538">
                <text:p>0.305538461538</text:p>
              </table:table-cell>
              <table:table-cell office:value-type="float" office:value="0.328211291913">
                <text:p>0.328211291913</text:p>
              </table:table-cell>
              <table:table-cell office:value-type="float" office:value="0.319157462196">
                <text:p>0.319157462196</text:p>
              </table:table-cell>
              <table:table-cell office:value-type="float" office:value="0.330615138067">
                <text:p>0.330615138067</text:p>
              </table:table-cell>
              <table:table-cell office:value-type="float" office:value="0.31796550378">
                <text:p>0.317965503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12359056542">
                <text:p>0.312359056542</text:p>
              </table:table-cell>
              <table:table-cell office:value-type="float" office:value="0.306973208416">
                <text:p>0.306973208416</text:p>
              </table:table-cell>
              <table:table-cell office:value-type="float" office:value="0.329600591716">
                <text:p>0.329600591716</text:p>
              </table:table-cell>
              <table:table-cell office:value-type="float" office:value="0.320810404339">
                <text:p>0.320810404339</text:p>
              </table:table-cell>
              <table:table-cell office:value-type="float" office:value="0.332206196581">
                <text:p>0.332206196581</text:p>
              </table:table-cell>
              <table:table-cell office:value-type="float" office:value="0.319785297502">
                <text:p>0.31978529750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14783448389">
                <text:p>0.314783448389</text:p>
              </table:table-cell>
              <table:table-cell office:value-type="float" office:value="0.308801939513">
                <text:p>0.308801939513</text:p>
              </table:table-cell>
              <table:table-cell office:value-type="float" office:value="0.331309993425">
                <text:p>0.331309993425</text:p>
              </table:table-cell>
              <table:table-cell office:value-type="float" office:value="0.322662187705">
                <text:p>0.322662187705</text:p>
              </table:table-cell>
              <table:table-cell office:value-type="float" office:value="0.334122287968">
                <text:p>0.334122287968</text:p>
              </table:table-cell>
              <table:table-cell office:value-type="float" office:value="0.32174971236">
                <text:p>0.321749712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15607330703">
                <text:p>0.315607330703</text:p>
              </table:table-cell>
              <table:table-cell office:value-type="float" office:value="0.310207922419">
                <text:p>0.310207922419</text:p>
              </table:table-cell>
              <table:table-cell office:value-type="float" office:value="0.332572731755">
                <text:p>0.332572731755</text:p>
              </table:table-cell>
              <table:table-cell office:value-type="float" office:value="0.324149901381">
                <text:p>0.324149901381</text:p>
              </table:table-cell>
              <table:table-cell office:value-type="float" office:value="0.334953977646">
                <text:p>0.334953977646</text:p>
              </table:table-cell>
              <table:table-cell office:value-type="float" office:value="0.323254417324">
                <text:p>0.3232544173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17292077581">
                <text:p>0.317292077581</text:p>
              </table:table-cell>
              <table:table-cell office:value-type="float" office:value="0.311842209073">
                <text:p>0.311842209073</text:p>
              </table:table-cell>
              <table:table-cell office:value-type="float" office:value="0.334323224852">
                <text:p>0.334323224852</text:p>
              </table:table-cell>
              <table:table-cell office:value-type="float" office:value="0.325580950033">
                <text:p>0.325580950033</text:p>
              </table:table-cell>
              <table:table-cell office:value-type="float" office:value="0.335620890861">
                <text:p>0.335620890861</text:p>
              </table:table-cell>
              <table:table-cell office:value-type="float" office:value="0.324683288133">
                <text:p>0.32468328813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19002712032">
                <text:p>0.319002712032</text:p>
              </table:table-cell>
              <table:table-cell office:value-type="float" office:value="0.313779996713">
                <text:p>0.313779996713</text:p>
              </table:table-cell>
              <table:table-cell office:value-type="float" office:value="0.336358481262">
                <text:p>0.336358481262</text:p>
              </table:table-cell>
              <table:table-cell office:value-type="float" office:value="0.327165557199">
                <text:p>0.327165557199</text:p>
              </table:table-cell>
              <table:table-cell office:value-type="float" office:value="0.337760930309">
                <text:p>0.337760930309</text:p>
              </table:table-cell>
              <table:table-cell office:value-type="float" office:value="0.326414077909">
                <text:p>0.32641407790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19649901381">
                <text:p>0.319649901381</text:p>
              </table:table-cell>
              <table:table-cell office:value-type="float" office:value="0.315137902696">
                <text:p>0.315137902696</text:p>
              </table:table-cell>
              <table:table-cell office:value-type="float" office:value="0.337393984221">
                <text:p>0.337393984221</text:p>
              </table:table-cell>
              <table:table-cell office:value-type="float" office:value="0.328829142012">
                <text:p>0.328829142012</text:p>
              </table:table-cell>
              <table:table-cell office:value-type="float" office:value="0.339665105194">
                <text:p>0.339665105194</text:p>
              </table:table-cell>
              <table:table-cell office:value-type="float" office:value="0.327995171762">
                <text:p>0.3279951717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20659516765">
                <text:p>0.320659516765</text:p>
              </table:table-cell>
              <table:table-cell office:value-type="float" office:value="0.316442389875">
                <text:p>0.316442389875</text:p>
              </table:table-cell>
              <table:table-cell office:value-type="float" office:value="0.338918885602">
                <text:p>0.338918885602</text:p>
              </table:table-cell>
              <table:table-cell office:value-type="float" office:value="0.330443910256">
                <text:p>0.330443910256</text:p>
              </table:table-cell>
              <table:table-cell office:value-type="float" office:value="0.341142340565">
                <text:p>0.341142340565</text:p>
              </table:table-cell>
              <table:table-cell office:value-type="float" office:value="0.329486748028">
                <text:p>0.32948674802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21995808679">
                <text:p>0.321995808679</text:p>
              </table:table-cell>
              <table:table-cell office:value-type="float" office:value="0.317412064431">
                <text:p>0.317412064431</text:p>
              </table:table-cell>
              <table:table-cell office:value-type="float" office:value="0.340452416174">
                <text:p>0.340452416174</text:p>
              </table:table-cell>
              <table:table-cell office:value-type="float" office:value="0.332196581197">
                <text:p>0.332196581197</text:p>
              </table:table-cell>
              <table:table-cell office:value-type="float" office:value="0.343197320842">
                <text:p>0.343197320842</text:p>
              </table:table-cell>
              <table:table-cell office:value-type="float" office:value="0.33092876808">
                <text:p>0.330928768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22013477975">
                <text:p>0.322013477975</text:p>
              </table:table-cell>
              <table:table-cell office:value-type="float" office:value="0.318135108481">
                <text:p>0.318135108481</text:p>
              </table:table-cell>
              <table:table-cell office:value-type="float" office:value="0.341437376726">
                <text:p>0.341437376726</text:p>
              </table:table-cell>
              <table:table-cell office:value-type="float" office:value="0.333596523669">
                <text:p>0.333596523669</text:p>
              </table:table-cell>
              <table:table-cell office:value-type="float" office:value="0.343805062459">
                <text:p>0.343805062459</text:p>
              </table:table-cell>
              <table:table-cell office:value-type="float" office:value="0.33235620069">
                <text:p>0.33235620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23777120316">
                <text:p>0.323777120316</text:p>
              </table:table-cell>
              <table:table-cell office:value-type="float" office:value="0.31959360618">
                <text:p>0.31959360618</text:p>
              </table:table-cell>
              <table:table-cell office:value-type="float" office:value="0.343036242604">
                <text:p>0.343036242604</text:p>
              </table:table-cell>
              <table:table-cell office:value-type="float" office:value="0.335082018409">
                <text:p>0.335082018409</text:p>
              </table:table-cell>
              <table:table-cell office:value-type="float" office:value="0.34434212689">
                <text:p>0.34434212689</text:p>
              </table:table-cell>
              <table:table-cell office:value-type="float" office:value="0.333695245726">
                <text:p>0.33369524572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25253122945">
                <text:p>0.325253122945</text:p>
              </table:table-cell>
              <table:table-cell office:value-type="float" office:value="0.320771449704">
                <text:p>0.320771449704</text:p>
              </table:table-cell>
              <table:table-cell office:value-type="float" office:value="0.344803994083">
                <text:p>0.344803994083</text:p>
              </table:table-cell>
              <table:table-cell office:value-type="float" office:value="0.33650562952">
                <text:p>0.33650562952</text:p>
              </table:table-cell>
              <table:table-cell office:value-type="float" office:value="0.346102071006">
                <text:p>0.346102071006</text:p>
              </table:table-cell>
              <table:table-cell office:value-type="float" office:value="0.335335470085">
                <text:p>0.33533547008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26885683761">
                <text:p>0.326885683761</text:p>
              </table:table-cell>
              <table:table-cell office:value-type="float" office:value="0.322130013149">
                <text:p>0.322130013149</text:p>
              </table:table-cell>
              <table:table-cell office:value-type="float" office:value="0.345710059172">
                <text:p>0.345710059172</text:p>
              </table:table-cell>
              <table:table-cell office:value-type="float" office:value="0.337706237673">
                <text:p>0.337706237673</text:p>
              </table:table-cell>
              <table:table-cell office:value-type="float" office:value="0.34690787311">
                <text:p>0.34690787311</text:p>
              </table:table-cell>
              <table:table-cell office:value-type="float" office:value="0.336609919461">
                <text:p>0.3366099194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28295118343">
                <text:p>0.328295118343</text:p>
              </table:table-cell>
              <table:table-cell office:value-type="float" office:value="0.32350977975">
                <text:p>0.32350977975</text:p>
              </table:table-cell>
              <table:table-cell office:value-type="float" office:value="0.347736686391">
                <text:p>0.347736686391</text:p>
              </table:table-cell>
              <table:table-cell office:value-type="float" office:value="0.339442348784">
                <text:p>0.339442348784</text:p>
              </table:table-cell>
              <table:table-cell office:value-type="float" office:value="0.347924884944">
                <text:p>0.347924884944</text:p>
              </table:table-cell>
              <table:table-cell office:value-type="float" office:value="0.337894641683">
                <text:p>0.337894641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29387327416">
                <text:p>0.329387327416</text:p>
              </table:table-cell>
              <table:table-cell office:value-type="float" office:value="0.324584237344">
                <text:p>0.324584237344</text:p>
              </table:table-cell>
              <table:table-cell office:value-type="float" office:value="0.349566485865">
                <text:p>0.349566485865</text:p>
              </table:table-cell>
              <table:table-cell office:value-type="float" office:value="0.340991658448">
                <text:p>0.340991658448</text:p>
              </table:table-cell>
              <table:table-cell office:value-type="float" office:value="0.34903969428">
                <text:p>0.34903969428</text:p>
              </table:table-cell>
              <table:table-cell office:value-type="float" office:value="0.339361049474">
                <text:p>0.3393610494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2972838593">
                <text:p>0.32972838593</text:p>
              </table:table-cell>
              <table:table-cell office:value-type="float" office:value="0.325447074293">
                <text:p>0.325447074293</text:p>
              </table:table-cell>
              <table:table-cell office:value-type="float" office:value="0.350795940171">
                <text:p>0.350795940171</text:p>
              </table:table-cell>
              <table:table-cell office:value-type="float" office:value="0.342526545036">
                <text:p>0.342526545036</text:p>
              </table:table-cell>
              <table:table-cell office:value-type="float" office:value="0.350823882314">
                <text:p>0.350823882314</text:p>
              </table:table-cell>
              <table:table-cell office:value-type="float" office:value="0.340728180473">
                <text:p>0.34072818047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30448307035">
                <text:p>0.330448307035</text:p>
              </table:table-cell>
              <table:table-cell office:value-type="float" office:value="0.326529750164">
                <text:p>0.326529750164</text:p>
              </table:table-cell>
              <table:table-cell office:value-type="float" office:value="0.352608892176">
                <text:p>0.352608892176</text:p>
              </table:table-cell>
              <table:table-cell office:value-type="float" office:value="0.344250493097">
                <text:p>0.344250493097</text:p>
              </table:table-cell>
              <table:table-cell office:value-type="float" office:value="0.351173159106">
                <text:p>0.351173159106</text:p>
              </table:table-cell>
              <table:table-cell office:value-type="float" office:value="0.341961476824">
                <text:p>0.34196147682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32156065089">
                <text:p>0.332156065089</text:p>
              </table:table-cell>
              <table:table-cell office:value-type="float" office:value="0.327598126233">
                <text:p>0.327598126233</text:p>
              </table:table-cell>
              <table:table-cell office:value-type="float" office:value="0.353793145957">
                <text:p>0.353793145957</text:p>
              </table:table-cell>
              <table:table-cell office:value-type="float" office:value="0.345627547666">
                <text:p>0.345627547666</text:p>
              </table:table-cell>
              <table:table-cell office:value-type="float" office:value="0.352465894149">
                <text:p>0.352465894149</text:p>
              </table:table-cell>
              <table:table-cell office:value-type="float" office:value="0.343331874589">
                <text:p>0.34333187458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33994493754">
                <text:p>0.333994493754</text:p>
              </table:table-cell>
              <table:table-cell office:value-type="float" office:value="0.329103632479">
                <text:p>0.329103632479</text:p>
              </table:table-cell>
              <table:table-cell office:value-type="float" office:value="0.355009040105">
                <text:p>0.355009040105</text:p>
              </table:table-cell>
              <table:table-cell office:value-type="float" office:value="0.346980645957">
                <text:p>0.346980645957</text:p>
              </table:table-cell>
              <table:table-cell office:value-type="float" office:value="0.353868343195">
                <text:p>0.353868343195</text:p>
              </table:table-cell>
              <table:table-cell office:value-type="float" office:value="0.34456278764">
                <text:p>0.3445627876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34742767916">
                <text:p>0.334742767916</text:p>
              </table:table-cell>
              <table:table-cell office:value-type="float" office:value="0.330445759369">
                <text:p>0.330445759369</text:p>
              </table:table-cell>
              <table:table-cell office:value-type="float" office:value="0.355085880999">
                <text:p>0.355085880999</text:p>
              </table:table-cell>
              <table:table-cell office:value-type="float" office:value="0.348078977646">
                <text:p>0.348078977646</text:p>
              </table:table-cell>
              <table:table-cell office:value-type="float" office:value="0.354552925707">
                <text:p>0.354552925707</text:p>
              </table:table-cell>
              <table:table-cell office:value-type="float" office:value="0.345843441815">
                <text:p>0.3458434418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36674884944">
                <text:p>0.336674884944</text:p>
              </table:table-cell>
              <table:table-cell office:value-type="float" office:value="0.331898011177">
                <text:p>0.331898011177</text:p>
              </table:table-cell>
              <table:table-cell office:value-type="float" office:value="0.356172748192">
                <text:p>0.356172748192</text:p>
              </table:table-cell>
              <table:table-cell office:value-type="float" office:value="0.349543351414">
                <text:p>0.349543351414</text:p>
              </table:table-cell>
              <table:table-cell office:value-type="float" office:value="0.355860453649">
                <text:p>0.355860453649</text:p>
              </table:table-cell>
              <table:table-cell office:value-type="float" office:value="0.346910359139">
                <text:p>0.34691035913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37061965812">
                <text:p>0.337061965812</text:p>
              </table:table-cell>
              <table:table-cell office:value-type="float" office:value="0.333297583826">
                <text:p>0.333297583826</text:p>
              </table:table-cell>
              <table:table-cell office:value-type="float" office:value="0.357438362919">
                <text:p>0.357438362919</text:p>
              </table:table-cell>
              <table:table-cell office:value-type="float" office:value="0.350605933596">
                <text:p>0.350605933596</text:p>
              </table:table-cell>
              <table:table-cell office:value-type="float" office:value="0.356370808679">
                <text:p>0.356370808679</text:p>
              </table:table-cell>
              <table:table-cell office:value-type="float" office:value="0.347945759369">
                <text:p>0.3479457593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38214990138">
                <text:p>0.338214990138</text:p>
              </table:table-cell>
              <table:table-cell office:value-type="float" office:value="0.334440581854">
                <text:p>0.334440581854</text:p>
              </table:table-cell>
              <table:table-cell office:value-type="float" office:value="0.358033366206">
                <text:p>0.358033366206</text:p>
              </table:table-cell>
              <table:table-cell office:value-type="float" office:value="0.35167624096">
                <text:p>0.35167624096</text:p>
              </table:table-cell>
              <table:table-cell office:value-type="float" office:value="0.357150723208">
                <text:p>0.357150723208</text:p>
              </table:table-cell>
              <table:table-cell office:value-type="float" office:value="0.34907404668">
                <text:p>0.3490740466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40563773833">
                <text:p>0.340563773833</text:p>
              </table:table-cell>
              <table:table-cell office:value-type="float" office:value="0.336119165023">
                <text:p>0.336119165023</text:p>
              </table:table-cell>
              <table:table-cell office:value-type="float" office:value="0.358615631164">
                <text:p>0.358615631164</text:p>
              </table:table-cell>
              <table:table-cell office:value-type="float" office:value="0.352588387574">
                <text:p>0.352588387574</text:p>
              </table:table-cell>
              <table:table-cell office:value-type="float" office:value="0.357881738988">
                <text:p>0.357881738988</text:p>
              </table:table-cell>
              <table:table-cell office:value-type="float" office:value="0.350013231427">
                <text:p>0.3500132314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41605029586">
                <text:p>0.341605029586</text:p>
              </table:table-cell>
              <table:table-cell office:value-type="float" office:value="0.337270710059">
                <text:p>0.337270710059</text:p>
              </table:table-cell>
              <table:table-cell office:value-type="float" office:value="0.3599289119">
                <text:p>0.3599289119</text:p>
              </table:table-cell>
              <table:table-cell office:value-type="float" office:value="0.353486850756">
                <text:p>0.353486850756</text:p>
              </table:table-cell>
              <table:table-cell office:value-type="float" office:value="0.358489069691">
                <text:p>0.358489069691</text:p>
              </table:table-cell>
              <table:table-cell office:value-type="float" office:value="0.3508125">
                <text:p>0.3508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42898175542">
                <text:p>0.342898175542</text:p>
              </table:table-cell>
              <table:table-cell office:value-type="float" office:value="0.338637327416">
                <text:p>0.338637327416</text:p>
              </table:table-cell>
              <table:table-cell office:value-type="float" office:value="0.360663625904">
                <text:p>0.360663625904</text:p>
              </table:table-cell>
              <table:table-cell office:value-type="float" office:value="0.35450386259">
                <text:p>0.35450386259</text:p>
              </table:table-cell>
              <table:table-cell office:value-type="float" office:value="0.359773175542">
                <text:p>0.359773175542</text:p>
              </table:table-cell>
              <table:table-cell office:value-type="float" office:value="0.351694362262">
                <text:p>0.35169436226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43897928994">
                <text:p>0.343897928994</text:p>
              </table:table-cell>
              <table:table-cell office:value-type="float" office:value="0.339910749507">
                <text:p>0.339910749507</text:p>
              </table:table-cell>
              <table:table-cell office:value-type="float" office:value="0.362072238659">
                <text:p>0.362072238659</text:p>
              </table:table-cell>
              <table:table-cell office:value-type="float" office:value="0.355464045036">
                <text:p>0.355464045036</text:p>
              </table:table-cell>
              <table:table-cell office:value-type="float" office:value="0.359612097304">
                <text:p>0.359612097304</text:p>
              </table:table-cell>
              <table:table-cell office:value-type="float" office:value="0.352361090565">
                <text:p>0.35236109056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44866863905">
                <text:p>0.344866863905</text:p>
              </table:table-cell>
              <table:table-cell office:value-type="float" office:value="0.34100147929">
                <text:p>0.34100147929</text:p>
              </table:table-cell>
              <table:table-cell office:value-type="float" office:value="0.363782051282">
                <text:p>0.363782051282</text:p>
              </table:table-cell>
              <table:table-cell office:value-type="float" office:value="0.356210798817">
                <text:p>0.356210798817</text:p>
              </table:table-cell>
              <table:table-cell office:value-type="float" office:value="0.360168474688">
                <text:p>0.360168474688</text:p>
              </table:table-cell>
              <table:table-cell office:value-type="float" office:value="0.353218030901">
                <text:p>0.35321803090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45615138067">
                <text:p>0.345615138067</text:p>
              </table:table-cell>
              <table:table-cell office:value-type="float" office:value="0.341927925707">
                <text:p>0.341927925707</text:p>
              </table:table-cell>
              <table:table-cell office:value-type="float" office:value="0.364399243918">
                <text:p>0.364399243918</text:p>
              </table:table-cell>
              <table:table-cell office:value-type="float" office:value="0.357264628534">
                <text:p>0.357264628534</text:p>
              </table:table-cell>
              <table:table-cell office:value-type="float" office:value="0.361208908613">
                <text:p>0.361208908613</text:p>
              </table:table-cell>
              <table:table-cell office:value-type="float" office:value="0.354117809007">
                <text:p>0.3541178090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47268244576">
                <text:p>0.347268244576</text:p>
              </table:table-cell>
              <table:table-cell office:value-type="float" office:value="0.342902038133">
                <text:p>0.342902038133</text:p>
              </table:table-cell>
              <table:table-cell office:value-type="float" office:value="0.365634451019">
                <text:p>0.365634451019</text:p>
              </table:table-cell>
              <table:table-cell office:value-type="float" office:value="0.358554404997">
                <text:p>0.358554404997</text:p>
              </table:table-cell>
              <table:table-cell office:value-type="float" office:value="0.361678172255">
                <text:p>0.361678172255</text:p>
              </table:table-cell>
              <table:table-cell office:value-type="float" office:value="0.354953916009">
                <text:p>0.35495391600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4893573307">
                <text:p>0.34893573307</text:p>
              </table:table-cell>
              <table:table-cell office:value-type="float" office:value="0.343918639053">
                <text:p>0.343918639053</text:p>
              </table:table-cell>
              <table:table-cell office:value-type="float" office:value="0.366720496384">
                <text:p>0.366720496384</text:p>
              </table:table-cell>
              <table:table-cell office:value-type="float" office:value="0.359721153846">
                <text:p>0.359721153846</text:p>
              </table:table-cell>
              <table:table-cell office:value-type="float" office:value="0.362857905983">
                <text:p>0.362857905983</text:p>
              </table:table-cell>
              <table:table-cell office:value-type="float" office:value="0.355870171762">
                <text:p>0.35587017176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4952991453">
                <text:p>0.34952991453</text:p>
              </table:table-cell>
              <table:table-cell office:value-type="float" office:value="0.344810404339">
                <text:p>0.344810404339</text:p>
              </table:table-cell>
              <table:table-cell office:value-type="float" office:value="0.368012820513">
                <text:p>0.368012820513</text:p>
              </table:table-cell>
              <table:table-cell office:value-type="float" office:value="0.361132560815">
                <text:p>0.361132560815</text:p>
              </table:table-cell>
              <table:table-cell office:value-type="float" office:value="0.364462113741">
                <text:p>0.364462113741</text:p>
              </table:table-cell>
              <table:table-cell office:value-type="float" office:value="0.356843996548">
                <text:p>0.35684399654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50460223537">
                <text:p>0.350460223537</text:p>
              </table:table-cell>
              <table:table-cell office:value-type="float" office:value="0.34598134451">
                <text:p>0.34598134451</text:p>
              </table:table-cell>
              <table:table-cell office:value-type="float" office:value="0.368835470085">
                <text:p>0.368835470085</text:p>
              </table:table-cell>
              <table:table-cell office:value-type="float" office:value="0.362393450033">
                <text:p>0.362393450033</text:p>
              </table:table-cell>
              <table:table-cell office:value-type="float" office:value="0.365588428665">
                <text:p>0.365588428665</text:p>
              </table:table-cell>
              <table:table-cell office:value-type="float" office:value="0.357656928008">
                <text:p>0.35765692800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51538461538">
                <text:p>0.351538461538</text:p>
              </table:table-cell>
              <table:table-cell office:value-type="float" office:value="0.347122123603">
                <text:p>0.347122123603</text:p>
              </table:table-cell>
              <table:table-cell office:value-type="float" office:value="0.369783859303">
                <text:p>0.369783859303</text:p>
              </table:table-cell>
              <table:table-cell office:value-type="float" office:value="0.363534763314">
                <text:p>0.363534763314</text:p>
              </table:table-cell>
              <table:table-cell office:value-type="float" office:value="0.365987426036">
                <text:p>0.365987426036</text:p>
              </table:table-cell>
              <table:table-cell office:value-type="float" office:value="0.358589907955">
                <text:p>0.35858990795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5206278764">
                <text:p>0.35206278764</text:p>
              </table:table-cell>
              <table:table-cell office:value-type="float" office:value="0.348093688363">
                <text:p>0.348093688363</text:p>
              </table:table-cell>
              <table:table-cell office:value-type="float" office:value="0.37010396121">
                <text:p>0.37010396121</text:p>
              </table:table-cell>
              <table:table-cell office:value-type="float" office:value="0.36448578238">
                <text:p>0.36448578238</text:p>
              </table:table-cell>
              <table:table-cell office:value-type="float" office:value="0.367187705457">
                <text:p>0.367187705457</text:p>
              </table:table-cell>
              <table:table-cell office:value-type="float" office:value="0.359453546187">
                <text:p>0.35945354618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53312376726">
                <text:p>0.353312376726</text:p>
              </table:table-cell>
              <table:table-cell office:value-type="float" office:value="0.349039201183">
                <text:p>0.349039201183</text:p>
              </table:table-cell>
              <table:table-cell office:value-type="float" office:value="0.37138477975">
                <text:p>0.37138477975</text:p>
              </table:table-cell>
              <table:table-cell office:value-type="float" office:value="0.365479289941">
                <text:p>0.365479289941</text:p>
              </table:table-cell>
              <table:table-cell office:value-type="float" office:value="0.367468359632">
                <text:p>0.367468359632</text:p>
              </table:table-cell>
              <table:table-cell office:value-type="float" office:value="0.360350365713">
                <text:p>0.36035036571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54208579882">
                <text:p>0.354208579882</text:p>
              </table:table-cell>
              <table:table-cell office:value-type="float" office:value="0.350147107166">
                <text:p>0.350147107166</text:p>
              </table:table-cell>
              <table:table-cell office:value-type="float" office:value="0.372113330046">
                <text:p>0.372113330046</text:p>
              </table:table-cell>
              <table:table-cell office:value-type="float" office:value="0.366386587771">
                <text:p>0.366386587771</text:p>
              </table:table-cell>
              <table:table-cell office:value-type="float" office:value="0.367923241289">
                <text:p>0.367923241289</text:p>
              </table:table-cell>
              <table:table-cell office:value-type="float" office:value="0.361083846976">
                <text:p>0.36108384697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54307610125">
                <text:p>0.354307610125</text:p>
              </table:table-cell>
              <table:table-cell office:value-type="float" office:value="0.350871301775">
                <text:p>0.350871301775</text:p>
              </table:table-cell>
              <table:table-cell office:value-type="float" office:value="0.372841880342">
                <text:p>0.372841880342</text:p>
              </table:table-cell>
              <table:table-cell office:value-type="float" office:value="0.367248972715">
                <text:p>0.367248972715</text:p>
              </table:table-cell>
              <table:table-cell office:value-type="float" office:value="0.36814513478">
                <text:p>0.36814513478</text:p>
              </table:table-cell>
              <table:table-cell office:value-type="float" office:value="0.361815006575">
                <text:p>0.36181500657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55082593688">
                <text:p>0.355082593688</text:p>
              </table:table-cell>
              <table:table-cell office:value-type="float" office:value="0.351637327416">
                <text:p>0.351637327416</text:p>
              </table:table-cell>
              <table:table-cell office:value-type="float" office:value="0.373818211703">
                <text:p>0.373818211703</text:p>
              </table:table-cell>
              <table:table-cell office:value-type="float" office:value="0.368243302104">
                <text:p>0.368243302104</text:p>
              </table:table-cell>
              <table:table-cell office:value-type="float" office:value="0.369054898093">
                <text:p>0.369054898093</text:p>
              </table:table-cell>
              <table:table-cell office:value-type="float" office:value="0.362615692801">
                <text:p>0.36261569280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56490795529">
                <text:p>0.356490795529</text:p>
              </table:table-cell>
              <table:table-cell office:value-type="float" office:value="0.35266083169">
                <text:p>0.35266083169</text:p>
              </table:table-cell>
              <table:table-cell office:value-type="float" office:value="0.374709894806">
                <text:p>0.374709894806</text:p>
              </table:table-cell>
              <table:table-cell office:value-type="float" office:value="0.369134738659">
                <text:p>0.369134738659</text:p>
              </table:table-cell>
              <table:table-cell office:value-type="float" office:value="0.370094510191">
                <text:p>0.370094510191</text:p>
              </table:table-cell>
              <table:table-cell office:value-type="float" office:value="0.363492541913">
                <text:p>0.36349254191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57295775805">
                <text:p>0.357295775805</text:p>
              </table:table-cell>
              <table:table-cell office:value-type="float" office:value="0.353577333991">
                <text:p>0.353577333991</text:p>
              </table:table-cell>
              <table:table-cell office:value-type="float" office:value="0.375275312295">
                <text:p>0.375275312295</text:p>
              </table:table-cell>
              <table:table-cell office:value-type="float" office:value="0.370065540763">
                <text:p>0.370065540763</text:p>
              </table:table-cell>
              <table:table-cell office:value-type="float" office:value="0.370699786325">
                <text:p>0.370699786325</text:p>
              </table:table-cell>
              <table:table-cell office:value-type="float" office:value="0.364210182446">
                <text:p>0.3642101824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58358809993">
                <text:p>0.358358809993</text:p>
              </table:table-cell>
              <table:table-cell office:value-type="float" office:value="0.354645956607">
                <text:p>0.354645956607</text:p>
              </table:table-cell>
              <table:table-cell office:value-type="float" office:value="0.376192882972">
                <text:p>0.376192882972</text:p>
              </table:table-cell>
              <table:table-cell office:value-type="float" office:value="0.370726495726">
                <text:p>0.370726495726</text:p>
              </table:table-cell>
              <table:table-cell office:value-type="float" office:value="0.371373685076">
                <text:p>0.371373685076</text:p>
              </table:table-cell>
              <table:table-cell office:value-type="float" office:value="0.365024305556">
                <text:p>0.36502430555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59255424063">
                <text:p>0.359255424063</text:p>
              </table:table-cell>
              <table:table-cell office:value-type="float" office:value="0.355622370151">
                <text:p>0.355622370151</text:p>
              </table:table-cell>
              <table:table-cell office:value-type="float" office:value="0.37696416831">
                <text:p>0.37696416831</text:p>
              </table:table-cell>
              <table:table-cell office:value-type="float" office:value="0.371505793886">
                <text:p>0.371505793886</text:p>
              </table:table-cell>
              <table:table-cell office:value-type="float" office:value="0.371394641683">
                <text:p>0.371394641683</text:p>
              </table:table-cell>
              <table:table-cell office:value-type="float" office:value="0.36568425378">
                <text:p>0.3656842537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6026421762">
                <text:p>0.36026421762</text:p>
              </table:table-cell>
              <table:table-cell office:value-type="float" office:value="0.356624589086">
                <text:p>0.356624589086</text:p>
              </table:table-cell>
              <table:table-cell office:value-type="float" office:value="0.37790433925">
                <text:p>0.37790433925</text:p>
              </table:table-cell>
              <table:table-cell office:value-type="float" office:value="0.372449663051">
                <text:p>0.372449663051</text:p>
              </table:table-cell>
              <table:table-cell office:value-type="float" office:value="0.372399326101">
                <text:p>0.372399326101</text:p>
              </table:table-cell>
              <table:table-cell office:value-type="float" office:value="0.366462504109">
                <text:p>0.36646250410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61088921762">
                <text:p>0.361088921762</text:p>
              </table:table-cell>
              <table:table-cell office:value-type="float" office:value="0.357720003287">
                <text:p>0.357720003287</text:p>
              </table:table-cell>
              <table:table-cell office:value-type="float" office:value="0.378597961867">
                <text:p>0.378597961867</text:p>
              </table:table-cell>
              <table:table-cell office:value-type="float" office:value="0.373413256082">
                <text:p>0.373413256082</text:p>
              </table:table-cell>
              <table:table-cell office:value-type="float" office:value="0.372723537147">
                <text:p>0.372723537147</text:p>
              </table:table-cell>
              <table:table-cell office:value-type="float" office:value="0.367086682281">
                <text:p>0.36708668228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62082511506">
                <text:p>0.362082511506</text:p>
              </table:table-cell>
              <table:table-cell office:value-type="float" office:value="0.358645216963">
                <text:p>0.358645216963</text:p>
              </table:table-cell>
              <table:table-cell office:value-type="float" office:value="0.378778763971">
                <text:p>0.378778763971</text:p>
              </table:table-cell>
              <table:table-cell office:value-type="float" office:value="0.37395410092">
                <text:p>0.37395410092</text:p>
              </table:table-cell>
              <table:table-cell office:value-type="float" office:value="0.373237179487">
                <text:p>0.373237179487</text:p>
              </table:table-cell>
              <table:table-cell office:value-type="float" office:value="0.367773031723">
                <text:p>0.3677730317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62968030901">
                <text:p>0.362968030901</text:p>
              </table:table-cell>
              <table:table-cell office:value-type="float" office:value="0.359572485207">
                <text:p>0.359572485207</text:p>
              </table:table-cell>
              <table:table-cell office:value-type="float" office:value="0.379846318212">
                <text:p>0.379846318212</text:p>
              </table:table-cell>
              <table:table-cell office:value-type="float" office:value="0.374842907627">
                <text:p>0.374842907627</text:p>
              </table:table-cell>
              <table:table-cell office:value-type="float" office:value="0.373728632479">
                <text:p>0.373728632479</text:p>
              </table:table-cell>
              <table:table-cell office:value-type="float" office:value="0.368468976003">
                <text:p>0.3684689760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64784270217">
                <text:p>0.364784270217</text:p>
              </table:table-cell>
              <table:table-cell office:value-type="float" office:value="0.360828073636">
                <text:p>0.360828073636</text:p>
              </table:table-cell>
              <table:table-cell office:value-type="float" office:value="0.38072156476">
                <text:p>0.38072156476</text:p>
              </table:table-cell>
              <table:table-cell office:value-type="float" office:value="0.375764998356">
                <text:p>0.375764998356</text:p>
              </table:table-cell>
              <table:table-cell office:value-type="float" office:value="0.374651134122">
                <text:p>0.374651134122</text:p>
              </table:table-cell>
              <table:table-cell office:value-type="float" office:value="0.368932877219">
                <text:p>0.36893287721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64769477318">
                <text:p>0.364769477318</text:p>
              </table:table-cell>
              <table:table-cell office:value-type="float" office:value="0.361513642341">
                <text:p>0.361513642341</text:p>
              </table:table-cell>
              <table:table-cell office:value-type="float" office:value="0.381045775805">
                <text:p>0.381045775805</text:p>
              </table:table-cell>
              <table:table-cell office:value-type="float" office:value="0.376734097633">
                <text:p>0.376734097633</text:p>
              </table:table-cell>
              <table:table-cell office:value-type="float" office:value="0.375582264957">
                <text:p>0.375582264957</text:p>
              </table:table-cell>
              <table:table-cell office:value-type="float" office:value="0.369554178994">
                <text:p>0.369554178994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6600591716">
                <text:p>0.36600591716</text:p>
              </table:table-cell>
              <table:table-cell office:value-type="float" office:value="0.36273964497">
                <text:p>0.36273964497</text:p>
              </table:table-cell>
              <table:table-cell office:value-type="float" office:value="0.381761587771">
                <text:p>0.381761587771</text:p>
              </table:table-cell>
              <table:table-cell office:value-type="float" office:value="0.377424432939">
                <text:p>0.377424432939</text:p>
              </table:table-cell>
              <table:table-cell office:value-type="float" office:value="0.375535009862">
                <text:p>0.375535009862</text:p>
              </table:table-cell>
              <table:table-cell office:value-type="float" office:value="0.370213921762">
                <text:p>0.37021392176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66426282051">
                <text:p>0.366426282051</text:p>
              </table:table-cell>
              <table:table-cell office:value-type="float" office:value="0.363367192636">
                <text:p>0.363367192636</text:p>
              </table:table-cell>
              <table:table-cell office:value-type="float" office:value="0.382431788297">
                <text:p>0.382431788297</text:p>
              </table:table-cell>
              <table:table-cell office:value-type="float" office:value="0.378023298817">
                <text:p>0.378023298817</text:p>
              </table:table-cell>
              <table:table-cell office:value-type="float" office:value="0.37592003616">
                <text:p>0.37592003616</text:p>
              </table:table-cell>
              <table:table-cell office:value-type="float" office:value="0.370758916831">
                <text:p>0.3707589168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67377136752">
                <text:p>0.367377136752</text:p>
              </table:table-cell>
              <table:table-cell office:value-type="float" office:value="0.364158941486">
                <text:p>0.364158941486</text:p>
              </table:table-cell>
              <table:table-cell office:value-type="float" office:value="0.382997205786">
                <text:p>0.382997205786</text:p>
              </table:table-cell>
              <table:table-cell office:value-type="float" office:value="0.378692718606">
                <text:p>0.378692718606</text:p>
              </table:table-cell>
              <table:table-cell office:value-type="float" office:value="0.375880177515">
                <text:p>0.375880177515</text:p>
              </table:table-cell>
              <table:table-cell office:value-type="float" office:value="0.371221071663">
                <text:p>0.37122107166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68233892176">
                <text:p>0.368233892176</text:p>
              </table:table-cell>
              <table:table-cell office:value-type="float" office:value="0.365304569362">
                <text:p>0.365304569362</text:p>
              </table:table-cell>
              <table:table-cell office:value-type="float" office:value="0.383767669297">
                <text:p>0.383767669297</text:p>
              </table:table-cell>
              <table:table-cell office:value-type="float" office:value="0.379527736686">
                <text:p>0.379527736686</text:p>
              </table:table-cell>
              <table:table-cell office:value-type="float" office:value="0.376441896778">
                <text:p>0.376441896778</text:p>
              </table:table-cell>
              <table:table-cell office:value-type="float" office:value="0.371719818376">
                <text:p>0.37171981837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68718359632">
                <text:p>0.368718359632</text:p>
              </table:table-cell>
              <table:table-cell office:value-type="float" office:value="0.365831607495">
                <text:p>0.365831607495</text:p>
              </table:table-cell>
              <table:table-cell office:value-type="float" office:value="0.384335963182">
                <text:p>0.384335963182</text:p>
              </table:table-cell>
              <table:table-cell office:value-type="float" office:value="0.380259903024">
                <text:p>0.380259903024</text:p>
              </table:table-cell>
              <table:table-cell office:value-type="float" office:value="0.376914036818">
                <text:p>0.376914036818</text:p>
              </table:table-cell>
              <table:table-cell office:value-type="float" office:value="0.372281517094">
                <text:p>0.37228151709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70183678501">
                <text:p>0.370183678501</text:p>
              </table:table-cell>
              <table:table-cell office:value-type="float" office:value="0.366471893491">
                <text:p>0.366471893491</text:p>
              </table:table-cell>
              <table:table-cell office:value-type="float" office:value="0.384404174885">
                <text:p>0.384404174885</text:p>
              </table:table-cell>
              <table:table-cell office:value-type="float" office:value="0.380766354372">
                <text:p>0.380766354372</text:p>
              </table:table-cell>
              <table:table-cell office:value-type="float" office:value="0.377393984221">
                <text:p>0.377393984221</text:p>
              </table:table-cell>
              <table:table-cell office:value-type="float" office:value="0.372758649737">
                <text:p>0.37275864973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69972468771">
                <text:p>0.369972468771</text:p>
              </table:table-cell>
              <table:table-cell office:value-type="float" office:value="0.366897353715">
                <text:p>0.366897353715</text:p>
              </table:table-cell>
              <table:table-cell office:value-type="float" office:value="0.385148339908">
                <text:p>0.385148339908</text:p>
              </table:table-cell>
              <table:table-cell office:value-type="float" office:value="0.381260807035">
                <text:p>0.381260807035</text:p>
              </table:table-cell>
              <table:table-cell office:value-type="float" office:value="0.377550131492">
                <text:p>0.377550131492</text:p>
              </table:table-cell>
              <table:table-cell office:value-type="float" office:value="0.373349009698">
                <text:p>0.37334900969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70547337278">
                <text:p>0.370547337278</text:p>
              </table:table-cell>
              <table:table-cell office:value-type="float" office:value="0.367632889546">
                <text:p>0.367632889546</text:p>
              </table:table-cell>
              <table:table-cell office:value-type="float" office:value="0.386224112426">
                <text:p>0.386224112426</text:p>
              </table:table-cell>
              <table:table-cell office:value-type="float" office:value="0.381862343853">
                <text:p>0.381862343853</text:p>
              </table:table-cell>
              <table:table-cell office:value-type="float" office:value="0.378347715319">
                <text:p>0.378347715319</text:p>
              </table:table-cell>
              <table:table-cell office:value-type="float" office:value="0.373889895628">
                <text:p>0.3738898956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70680473373">
                <text:p>0.370680473373</text:p>
              </table:table-cell>
              <table:table-cell office:value-type="float" office:value="0.368172172913">
                <text:p>0.368172172913</text:p>
              </table:table-cell>
              <table:table-cell office:value-type="float" office:value="0.386464086128">
                <text:p>0.386464086128</text:p>
              </table:table-cell>
              <table:table-cell office:value-type="float" office:value="0.382381286982">
                <text:p>0.382381286982</text:p>
              </table:table-cell>
              <table:table-cell office:value-type="float" office:value="0.378417159763">
                <text:p>0.378417159763</text:p>
              </table:table-cell>
              <table:table-cell office:value-type="float" office:value="0.37438167735">
                <text:p>0.3743816773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71424638396">
                <text:p>0.371424638396</text:p>
              </table:table-cell>
              <table:table-cell office:value-type="float" office:value="0.36878821499">
                <text:p>0.36878821499</text:p>
              </table:table-cell>
              <table:table-cell office:value-type="float" office:value="0.387120726496">
                <text:p>0.387120726496</text:p>
              </table:table-cell>
              <table:table-cell office:value-type="float" office:value="0.382930802104">
                <text:p>0.382930802104</text:p>
              </table:table-cell>
              <table:table-cell office:value-type="float" office:value="0.37857700526">
                <text:p>0.37857700526</text:p>
              </table:table-cell>
              <table:table-cell office:value-type="float" office:value="0.374809130506">
                <text:p>0.37480913050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72138395792">
                <text:p>0.372138395792</text:p>
              </table:table-cell>
              <table:table-cell office:value-type="float" office:value="0.369291831032">
                <text:p>0.369291831032</text:p>
              </table:table-cell>
              <table:table-cell office:value-type="float" office:value="0.387577662722">
                <text:p>0.387577662722</text:p>
              </table:table-cell>
              <table:table-cell office:value-type="float" office:value="0.38335129027">
                <text:p>0.38335129027</text:p>
              </table:table-cell>
              <table:table-cell office:value-type="float" office:value="0.379257889546">
                <text:p>0.379257889546</text:p>
              </table:table-cell>
              <table:table-cell office:value-type="float" office:value="0.375253205128">
                <text:p>0.3752532051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72095249836">
                <text:p>0.372095249836</text:p>
              </table:table-cell>
              <table:table-cell office:value-type="float" office:value="0.369773915187">
                <text:p>0.369773915187</text:p>
              </table:table-cell>
              <table:table-cell office:value-type="float" office:value="0.388602892834">
                <text:p>0.388602892834</text:p>
              </table:table-cell>
              <table:table-cell office:value-type="float" office:value="0.384127136752">
                <text:p>0.384127136752</text:p>
              </table:table-cell>
              <table:table-cell office:value-type="float" office:value="0.379945759369">
                <text:p>0.379945759369</text:p>
              </table:table-cell>
              <table:table-cell office:value-type="float" office:value="0.375663153353">
                <text:p>0.37566315335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7379026956">
                <text:p>0.37379026956</text:p>
              </table:table-cell>
              <table:table-cell office:value-type="float" office:value="0.370682363577">
                <text:p>0.370682363577</text:p>
              </table:table-cell>
              <table:table-cell office:value-type="float" office:value="0.389016272189">
                <text:p>0.389016272189</text:p>
              </table:table-cell>
              <table:table-cell office:value-type="float" office:value="0.384666255753">
                <text:p>0.384666255753</text:p>
              </table:table-cell>
              <table:table-cell office:value-type="float" office:value="0.380219017094">
                <text:p>0.380219017094</text:p>
              </table:table-cell>
              <table:table-cell office:value-type="float" office:value="0.376138087607">
                <text:p>0.376138087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74650723208">
                <text:p>0.374650723208</text:p>
              </table:table-cell>
              <table:table-cell office:value-type="float" office:value="0.371380506246">
                <text:p>0.371380506246</text:p>
              </table:table-cell>
              <table:table-cell office:value-type="float" office:value="0.389799063116">
                <text:p>0.389799063116</text:p>
              </table:table-cell>
              <table:table-cell office:value-type="float" office:value="0.385244945759">
                <text:p>0.385244945759</text:p>
              </table:table-cell>
              <table:table-cell office:value-type="float" office:value="0.380528024326">
                <text:p>0.380528024326</text:p>
              </table:table-cell>
              <table:table-cell office:value-type="float" office:value="0.376605070677">
                <text:p>0.3766050706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75230522682">
                <text:p>0.375230522682</text:p>
              </table:table-cell>
              <table:table-cell office:value-type="float" office:value="0.372165023011">
                <text:p>0.372165023011</text:p>
              </table:table-cell>
              <table:table-cell office:value-type="float" office:value="0.390345578567">
                <text:p>0.390345578567</text:p>
              </table:table-cell>
              <table:table-cell office:value-type="float" office:value="0.385724441157">
                <text:p>0.385724441157</text:p>
              </table:table-cell>
              <table:table-cell office:value-type="float" office:value="0.380569937541">
                <text:p>0.380569937541</text:p>
              </table:table-cell>
              <table:table-cell office:value-type="float" office:value="0.376943047337">
                <text:p>0.37694304733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76135765943">
                <text:p>0.376135765943</text:p>
              </table:table-cell>
              <table:table-cell office:value-type="float" office:value="0.372862672584">
                <text:p>0.372862672584</text:p>
              </table:table-cell>
              <table:table-cell office:value-type="float" office:value="0.390553090072">
                <text:p>0.390553090072</text:p>
              </table:table-cell>
              <table:table-cell office:value-type="float" office:value="0.3862929405">
                <text:p>0.3862929405</text:p>
              </table:table-cell>
              <table:table-cell office:value-type="float" office:value="0.38114809336">
                <text:p>0.38114809336</text:p>
              </table:table-cell>
              <table:table-cell office:value-type="float" office:value="0.37738921762">
                <text:p>0.377389217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77124835634">
                <text:p>0.377124835634</text:p>
              </table:table-cell>
              <table:table-cell office:value-type="float" office:value="0.373940417488">
                <text:p>0.373940417488</text:p>
              </table:table-cell>
              <table:table-cell office:value-type="float" office:value="0.391399161736">
                <text:p>0.391399161736</text:p>
              </table:table-cell>
              <table:table-cell office:value-type="float" office:value="0.386987179487">
                <text:p>0.386987179487</text:p>
              </table:table-cell>
              <table:table-cell office:value-type="float" office:value="0.382090318869">
                <text:p>0.382090318869</text:p>
              </table:table-cell>
              <table:table-cell office:value-type="float" office:value="0.377888909435">
                <text:p>0.3778889094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77303172255">
                <text:p>0.377303172255</text:p>
              </table:table-cell>
              <table:table-cell office:value-type="float" office:value="0.374820841552">
                <text:p>0.374820841552</text:p>
              </table:table-cell>
              <table:table-cell office:value-type="float" office:value="0.391961702827">
                <text:p>0.391961702827</text:p>
              </table:table-cell>
              <table:table-cell office:value-type="float" office:value="0.387669789612">
                <text:p>0.387669789612</text:p>
              </table:table-cell>
              <table:table-cell office:value-type="float" office:value="0.382426446417">
                <text:p>0.382426446417</text:p>
              </table:table-cell>
              <table:table-cell office:value-type="float" office:value="0.37824480194">
                <text:p>0.3782448019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78662064431">
                <text:p>0.378662064431</text:p>
              </table:table-cell>
              <table:table-cell office:value-type="float" office:value="0.375723865878">
                <text:p>0.375723865878</text:p>
              </table:table-cell>
              <table:table-cell office:value-type="float" office:value="0.392717784352">
                <text:p>0.392717784352</text:p>
              </table:table-cell>
              <table:table-cell office:value-type="float" office:value="0.38843010355">
                <text:p>0.38843010355</text:p>
              </table:table-cell>
              <table:table-cell office:value-type="float" office:value="0.382299063116">
                <text:p>0.382299063116</text:p>
              </table:table-cell>
              <table:table-cell office:value-type="float" office:value="0.378724441157">
                <text:p>0.37872444115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37933144313">
                <text:p>0.37933144313</text:p>
              </table:table-cell>
              <table:table-cell office:value-type="float" office:value="0.376498931624">
                <text:p>0.376498931624</text:p>
              </table:table-cell>
              <table:table-cell office:value-type="float" office:value="0.393705621302">
                <text:p>0.393705621302</text:p>
              </table:table-cell>
              <table:table-cell office:value-type="float" office:value="0.389068006246">
                <text:p>0.389068006246</text:p>
              </table:table-cell>
              <table:table-cell office:value-type="float" office:value="0.382706689678">
                <text:p>0.382706689678</text:p>
              </table:table-cell>
              <table:table-cell office:value-type="float" office:value="0.379201840894">
                <text:p>0.3792018408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379813034188">
                <text:p>0.379813034188</text:p>
              </table:table-cell>
              <table:table-cell office:value-type="float" office:value="0.377150805391">
                <text:p>0.377150805391</text:p>
              </table:table-cell>
              <table:table-cell office:value-type="float" office:value="0.393588510848">
                <text:p>0.393588510848</text:p>
              </table:table-cell>
              <table:table-cell office:value-type="float" office:value="0.389528476331">
                <text:p>0.389528476331</text:p>
              </table:table-cell>
              <table:table-cell office:value-type="float" office:value="0.382979947403">
                <text:p>0.382979947403</text:p>
              </table:table-cell>
              <table:table-cell office:value-type="float" office:value="0.379633752465">
                <text:p>0.37963375246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80972222222">
                <text:p>0.380972222222</text:p>
              </table:table-cell>
              <table:table-cell office:value-type="float" office:value="0.377975920447">
                <text:p>0.377975920447</text:p>
              </table:table-cell>
              <table:table-cell office:value-type="float" office:value="0.394489234057">
                <text:p>0.394489234057</text:p>
              </table:table-cell>
              <table:table-cell office:value-type="float" office:value="0.390272846811">
                <text:p>0.390272846811</text:p>
              </table:table-cell>
              <table:table-cell office:value-type="float" office:value="0.382916666667">
                <text:p>0.382916666667</text:p>
              </table:table-cell>
              <table:table-cell office:value-type="float" office:value="0.379967311801">
                <text:p>0.37996731180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381696252465">
                <text:p>0.381696252465</text:p>
              </table:table-cell>
              <table:table-cell office:value-type="float" office:value="0.378597961867">
                <text:p>0.378597961867</text:p>
              </table:table-cell>
              <table:table-cell office:value-type="float" office:value="0.394658530572">
                <text:p>0.394658530572</text:p>
              </table:table-cell>
              <table:table-cell office:value-type="float" office:value="0.390917776134">
                <text:p>0.390917776134</text:p>
              </table:table-cell>
              <table:table-cell office:value-type="float" office:value="0.383037475345">
                <text:p>0.383037475345</text:p>
              </table:table-cell>
              <table:table-cell office:value-type="float" office:value="0.380284681131">
                <text:p>0.38028468113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382315910585">
                <text:p>0.382315910585</text:p>
              </table:table-cell>
              <table:table-cell office:value-type="float" office:value="0.379119411571">
                <text:p>0.379119411571</text:p>
              </table:table-cell>
              <table:table-cell office:value-type="float" office:value="0.395189842209">
                <text:p>0.395189842209</text:p>
              </table:table-cell>
              <table:table-cell office:value-type="float" office:value="0.391517751479">
                <text:p>0.391517751479</text:p>
              </table:table-cell>
              <table:table-cell office:value-type="float" office:value="0.383781640368">
                <text:p>0.383781640368</text:p>
              </table:table-cell>
              <table:table-cell office:value-type="float" office:value="0.380711908284">
                <text:p>0.38071190828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382655736358">
                <text:p>0.382655736358</text:p>
              </table:table-cell>
              <table:table-cell office:value-type="float" office:value="0.379826512163">
                <text:p>0.379826512163</text:p>
              </table:table-cell>
              <table:table-cell office:value-type="float" office:value="0.396111522025">
                <text:p>0.396111522025</text:p>
              </table:table-cell>
              <table:table-cell office:value-type="float" office:value="0.392046844181">
                <text:p>0.392046844181</text:p>
              </table:table-cell>
              <table:table-cell office:value-type="float" office:value="0.38346030572">
                <text:p>0.38346030572</text:p>
              </table:table-cell>
              <table:table-cell office:value-type="float" office:value="0.380942718606">
                <text:p>0.38094271860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382979536489">
                <text:p>0.382979536489</text:p>
              </table:table-cell>
              <table:table-cell office:value-type="float" office:value="0.380524490467">
                <text:p>0.380524490467</text:p>
              </table:table-cell>
              <table:table-cell office:value-type="float" office:value="0.396300131492">
                <text:p>0.396300131492</text:p>
              </table:table-cell>
              <table:table-cell office:value-type="float" office:value="0.392740466798">
                <text:p>0.392740466798</text:p>
              </table:table-cell>
              <table:table-cell office:value-type="float" office:value="0.38396860618">
                <text:p>0.38396860618</text:p>
              </table:table-cell>
              <table:table-cell office:value-type="float" office:value="0.381217578895">
                <text:p>0.38121757889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383738083498">
                <text:p>0.383738083498</text:p>
              </table:table-cell>
              <table:table-cell office:value-type="float" office:value="0.381134861933">
                <text:p>0.381134861933</text:p>
              </table:table-cell>
              <table:table-cell office:value-type="float" office:value="0.397160585141">
                <text:p>0.397160585141</text:p>
              </table:table-cell>
              <table:table-cell office:value-type="float" office:value="0.393144806049">
                <text:p>0.393144806049</text:p>
              </table:table-cell>
              <table:table-cell office:value-type="float" office:value="0.384081607495">
                <text:p>0.384081607495</text:p>
              </table:table-cell>
              <table:table-cell office:value-type="float" office:value="0.381441239316">
                <text:p>0.38144123931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384388560158">
                <text:p>0.384388560158</text:p>
              </table:table-cell>
              <table:table-cell office:value-type="float" office:value="0.381962524655">
                <text:p>0.381962524655</text:p>
              </table:table-cell>
              <table:table-cell office:value-type="float" office:value="0.39726865549">
                <text:p>0.39726865549</text:p>
              </table:table-cell>
              <table:table-cell office:value-type="float" office:value="0.393775517751">
                <text:p>0.393775517751</text:p>
              </table:table-cell>
              <table:table-cell office:value-type="float" office:value="0.384764135437">
                <text:p>0.384764135437</text:p>
              </table:table-cell>
              <table:table-cell office:value-type="float" office:value="0.38185219428">
                <text:p>0.3818521942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384714825773">
                <text:p>0.384714825773</text:p>
              </table:table-cell>
              <table:table-cell office:value-type="float" office:value="0.382422337278">
                <text:p>0.382422337278</text:p>
              </table:table-cell>
              <table:table-cell office:value-type="float" office:value="0.397728468113">
                <text:p>0.397728468113</text:p>
              </table:table-cell>
              <table:table-cell office:value-type="float" office:value="0.394396696252">
                <text:p>0.394396696252</text:p>
              </table:table-cell>
              <table:table-cell office:value-type="float" office:value="0.38511669954">
                <text:p>0.38511669954</text:p>
              </table:table-cell>
              <table:table-cell office:value-type="float" office:value="0.382231529421">
                <text:p>0.38223152942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385596646943">
                <text:p>0.385596646943</text:p>
              </table:table-cell>
              <table:table-cell office:value-type="float" office:value="0.383093688363">
                <text:p>0.383093688363</text:p>
              </table:table-cell>
              <table:table-cell office:value-type="float" office:value="0.398003369494">
                <text:p>0.398003369494</text:p>
              </table:table-cell>
              <table:table-cell office:value-type="float" office:value="0.39482848455">
                <text:p>0.39482848455</text:p>
              </table:table-cell>
              <table:table-cell office:value-type="float" office:value="0.385322978304">
                <text:p>0.385322978304</text:p>
              </table:table-cell>
              <table:table-cell office:value-type="float" office:value="0.382685157791">
                <text:p>0.3826851577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38587113741">
                <text:p>0.38587113741</text:p>
              </table:table-cell>
              <table:table-cell office:value-type="float" office:value="0.383685979619">
                <text:p>0.383685979619</text:p>
              </table:table-cell>
              <table:table-cell office:value-type="float" office:value="0.398913132807">
                <text:p>0.398913132807</text:p>
              </table:table-cell>
              <table:table-cell office:value-type="float" office:value="0.395274243918">
                <text:p>0.395274243918</text:p>
              </table:table-cell>
              <table:table-cell office:value-type="float" office:value="0.385627876397">
                <text:p>0.385627876397</text:p>
              </table:table-cell>
              <table:table-cell office:value-type="float" office:value="0.382939965483">
                <text:p>0.38293996548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386447649573">
                <text:p>0.386447649573</text:p>
              </table:table-cell>
              <table:table-cell office:value-type="float" office:value="0.384177268245">
                <text:p>0.384177268245</text:p>
              </table:table-cell>
              <table:table-cell office:value-type="float" office:value="0.399191732413">
                <text:p>0.399191732413</text:p>
              </table:table-cell>
              <table:table-cell office:value-type="float" office:value="0.395799104208">
                <text:p>0.395799104208</text:p>
              </table:table-cell>
              <table:table-cell office:value-type="float" office:value="0.385731426693">
                <text:p>0.385731426693</text:p>
              </table:table-cell>
              <table:table-cell office:value-type="float" office:value="0.383219017094">
                <text:p>0.38321901709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387166337936">
                <text:p>0.387166337936</text:p>
              </table:table-cell>
              <table:table-cell office:value-type="float" office:value="0.384784434583">
                <text:p>0.384784434583</text:p>
              </table:table-cell>
              <table:table-cell office:value-type="float" office:value="0.399663461538">
                <text:p>0.399663461538</text:p>
              </table:table-cell>
              <table:table-cell office:value-type="float" office:value="0.396378369494">
                <text:p>0.396378369494</text:p>
              </table:table-cell>
              <table:table-cell office:value-type="float" office:value="0.386093441815">
                <text:p>0.386093441815</text:p>
              </table:table-cell>
              <table:table-cell office:value-type="float" office:value="0.383476598455">
                <text:p>0.38347659845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387917488494">
                <text:p>0.387917488494</text:p>
              </table:table-cell>
              <table:table-cell office:value-type="float" office:value="0.385427843524">
                <text:p>0.385427843524</text:p>
              </table:table-cell>
              <table:table-cell office:value-type="float" office:value="0.400200936884">
                <text:p>0.400200936884</text:p>
              </table:table-cell>
              <table:table-cell office:value-type="float" office:value="0.39698549474">
                <text:p>0.39698549474</text:p>
              </table:table-cell>
              <table:table-cell office:value-type="float" office:value="0.386441896778">
                <text:p>0.386441896778</text:p>
              </table:table-cell>
              <table:table-cell office:value-type="float" office:value="0.383656373274">
                <text:p>0.383656373274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388097879684">
                <text:p>0.388097879684</text:p>
              </table:table-cell>
              <table:table-cell office:value-type="float" office:value="0.38607552597">
                <text:p>0.38607552597</text:p>
              </table:table-cell>
              <table:table-cell office:value-type="float" office:value="0.400508711374">
                <text:p>0.400508711374</text:p>
              </table:table-cell>
              <table:table-cell office:value-type="float" office:value="0.397477112097">
                <text:p>0.397477112097</text:p>
              </table:table-cell>
              <table:table-cell office:value-type="float" office:value="0.386346153846">
                <text:p>0.386346153846</text:p>
              </table:table-cell>
              <table:table-cell office:value-type="float" office:value="0.383876130013">
                <text:p>0.38387613001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388301692965">
                <text:p>0.388301692965</text:p>
              </table:table-cell>
              <table:table-cell office:value-type="float" office:value="0.386538708087">
                <text:p>0.386538708087</text:p>
              </table:table-cell>
              <table:table-cell office:value-type="float" office:value="0.401000986193">
                <text:p>0.401000986193</text:p>
              </table:table-cell>
              <table:table-cell office:value-type="float" office:value="0.397761669954">
                <text:p>0.397761669954</text:p>
              </table:table-cell>
              <table:table-cell office:value-type="float" office:value="0.38641025641">
                <text:p>0.38641025641</text:p>
              </table:table-cell>
              <table:table-cell office:value-type="float" office:value="0.384133711374">
                <text:p>0.38413371137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8844921105">
                <text:p>0.388844921105</text:p>
              </table:table-cell>
              <table:table-cell office:value-type="float" office:value="0.386944526627">
                <text:p>0.386944526627</text:p>
              </table:table-cell>
              <table:table-cell office:value-type="float" office:value="0.401808842867">
                <text:p>0.401808842867</text:p>
              </table:table-cell>
              <table:table-cell office:value-type="float" office:value="0.398226413544">
                <text:p>0.398226413544</text:p>
              </table:table-cell>
              <table:table-cell office:value-type="float" office:value="0.386229454306">
                <text:p>0.386229454306</text:p>
              </table:table-cell>
              <table:table-cell office:value-type="float" office:value="0.38440906476">
                <text:p>0.3844090647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389254191321">
                <text:p>0.389254191321</text:p>
              </table:table-cell>
              <table:table-cell office:value-type="float" office:value="0.387382314267">
                <text:p>0.387382314267</text:p>
              </table:table-cell>
              <table:table-cell office:value-type="float" office:value="0.401587771203">
                <text:p>0.401587771203</text:p>
              </table:table-cell>
              <table:table-cell office:value-type="float" office:value="0.398499137081">
                <text:p>0.398499137081</text:p>
              </table:table-cell>
              <table:table-cell office:value-type="float" office:value="0.386372452334">
                <text:p>0.386372452334</text:p>
              </table:table-cell>
              <table:table-cell office:value-type="float" office:value="0.3845679857">
                <text:p>0.3845679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90192307692">
                <text:p>0.390192307692</text:p>
              </table:table-cell>
              <table:table-cell office:value-type="float" office:value="0.388001725838">
                <text:p>0.388001725838</text:p>
              </table:table-cell>
              <table:table-cell office:value-type="float" office:value="0.401626808021">
                <text:p>0.401626808021</text:p>
              </table:table-cell>
              <table:table-cell office:value-type="float" office:value="0.398980235043">
                <text:p>0.398980235043</text:p>
              </table:table-cell>
              <table:table-cell office:value-type="float" office:value="0.386766518738">
                <text:p>0.386766518738</text:p>
              </table:table-cell>
              <table:table-cell office:value-type="float" office:value="0.384693725345">
                <text:p>0.38469372534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391135765943">
                <text:p>0.391135765943</text:p>
              </table:table-cell>
              <table:table-cell office:value-type="float" office:value="0.388613412229">
                <text:p>0.388613412229</text:p>
              </table:table-cell>
              <table:table-cell office:value-type="float" office:value="0.40188773833">
                <text:p>0.40188773833</text:p>
              </table:table-cell>
              <table:table-cell office:value-type="float" office:value="0.399373356345">
                <text:p>0.399373356345</text:p>
              </table:table-cell>
              <table:table-cell office:value-type="float" office:value="0.387084566075">
                <text:p>0.387084566075</text:p>
              </table:table-cell>
              <table:table-cell office:value-type="float" office:value="0.38490433925">
                <text:p>0.3849043392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39103139382">
                <text:p>0.39103139382</text:p>
              </table:table-cell>
              <table:table-cell office:value-type="float" office:value="0.389098619329">
                <text:p>0.389098619329</text:p>
              </table:table-cell>
              <table:table-cell office:value-type="float" office:value="0.402337278107">
                <text:p>0.402337278107</text:p>
              </table:table-cell>
              <table:table-cell office:value-type="float" office:value="0.399790844839">
                <text:p>0.399790844839</text:p>
              </table:table-cell>
              <table:table-cell office:value-type="float" office:value="0.387223865878">
                <text:p>0.387223865878</text:p>
              </table:table-cell>
              <table:table-cell office:value-type="float" office:value="0.385119945759">
                <text:p>0.38511994575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391751314924">
                <text:p>0.391751314924</text:p>
              </table:table-cell>
              <table:table-cell office:value-type="float" office:value="0.389731426693">
                <text:p>0.389731426693</text:p>
              </table:table-cell>
              <table:table-cell office:value-type="float" office:value="0.402488494412">
                <text:p>0.402488494412</text:p>
              </table:table-cell>
              <table:table-cell office:value-type="float" office:value="0.400142052926">
                <text:p>0.400142052926</text:p>
              </table:table-cell>
              <table:table-cell office:value-type="float" office:value="0.387922008547">
                <text:p>0.387922008547</text:p>
              </table:table-cell>
              <table:table-cell office:value-type="float" office:value="0.38532375904">
                <text:p>0.3853237590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391878287311">
                <text:p>0.391878287311</text:p>
              </table:table-cell>
              <table:table-cell office:value-type="float" office:value="0.390037393162">
                <text:p>0.390037393162</text:p>
              </table:table-cell>
              <table:table-cell office:value-type="float" office:value="0.402915433925">
                <text:p>0.402915433925</text:p>
              </table:table-cell>
              <table:table-cell office:value-type="float" office:value="0.400485576923">
                <text:p>0.400485576923</text:p>
              </table:table-cell>
              <table:table-cell office:value-type="float" office:value="0.387671351085">
                <text:p>0.387671351085</text:p>
              </table:table-cell>
              <table:table-cell office:value-type="float" office:value="0.385487569855">
                <text:p>0.38548756985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392522189349">
                <text:p>0.392522189349</text:p>
              </table:table-cell>
              <table:table-cell office:value-type="float" office:value="0.390638231427">
                <text:p>0.390638231427</text:p>
              </table:table-cell>
              <table:table-cell office:value-type="float" office:value="0.402953238001">
                <text:p>0.402953238001</text:p>
              </table:table-cell>
              <table:table-cell office:value-type="float" office:value="0.400878205128">
                <text:p>0.400878205128</text:p>
              </table:table-cell>
              <table:table-cell office:value-type="float" office:value="0.387580950033">
                <text:p>0.387580950033</text:p>
              </table:table-cell>
              <table:table-cell office:value-type="float" office:value="0.385729413215">
                <text:p>0.3857294132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393557281394">
                <text:p>0.393557281394</text:p>
              </table:table-cell>
              <table:table-cell office:value-type="float" office:value="0.39118721236">
                <text:p>0.39118721236</text:p>
              </table:table-cell>
              <table:table-cell office:value-type="float" office:value="0.403607412886">
                <text:p>0.403607412886</text:p>
              </table:table-cell>
              <table:table-cell office:value-type="float" office:value="0.401217455621">
                <text:p>0.401217455621</text:p>
              </table:table-cell>
              <table:table-cell office:value-type="float" office:value="0.387939677844">
                <text:p>0.387939677844</text:p>
              </table:table-cell>
              <table:table-cell office:value-type="float" office:value="0.385910379684">
                <text:p>0.38591037968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394102153189">
                <text:p>0.394102153189</text:p>
              </table:table-cell>
              <table:table-cell office:value-type="float" office:value="0.391733316897">
                <text:p>0.391733316897</text:p>
              </table:table-cell>
              <table:table-cell office:value-type="float" office:value="0.403941485865">
                <text:p>0.403941485865</text:p>
              </table:table-cell>
              <table:table-cell office:value-type="float" office:value="0.401627465483">
                <text:p>0.401627465483</text:p>
              </table:table-cell>
              <table:table-cell office:value-type="float" office:value="0.388106508876">
                <text:p>0.388106508876</text:p>
              </table:table-cell>
              <table:table-cell office:value-type="float" office:value="0.386115774984">
                <text:p>0.38611577498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394436637081">
                <text:p>0.394436637081</text:p>
              </table:table-cell>
              <table:table-cell office:value-type="float" office:value="0.392210552268">
                <text:p>0.392210552268</text:p>
              </table:table-cell>
              <table:table-cell office:value-type="float" office:value="0.404179815911">
                <text:p>0.404179815911</text:p>
              </table:table-cell>
              <table:table-cell office:value-type="float" office:value="0.401927350427">
                <text:p>0.401927350427</text:p>
              </table:table-cell>
              <table:table-cell office:value-type="float" office:value="0.388131985536">
                <text:p>0.388131985536</text:p>
              </table:table-cell>
              <table:table-cell office:value-type="float" office:value="0.386232515615">
                <text:p>0.38623251561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395027120316">
                <text:p>0.395027120316</text:p>
              </table:table-cell>
              <table:table-cell office:value-type="float" office:value="0.392893737673">
                <text:p>0.392893737673</text:p>
              </table:table-cell>
              <table:table-cell office:value-type="float" office:value="0.404545529257">
                <text:p>0.404545529257</text:p>
              </table:table-cell>
              <table:table-cell office:value-type="float" office:value="0.402344263642">
                <text:p>0.402344263642</text:p>
              </table:table-cell>
              <table:table-cell office:value-type="float" office:value="0.388192389875">
                <text:p>0.388192389875</text:p>
              </table:table-cell>
              <table:table-cell office:value-type="float" office:value="0.386408510026">
                <text:p>0.38640851002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395266272189">
                <text:p>0.395266272189</text:p>
              </table:table-cell>
              <table:table-cell office:value-type="float" office:value="0.393106015779">
                <text:p>0.393106015779</text:p>
              </table:table-cell>
              <table:table-cell office:value-type="float" office:value="0.404820019724">
                <text:p>0.404820019724</text:p>
              </table:table-cell>
              <table:table-cell office:value-type="float" office:value="0.402764258711">
                <text:p>0.402764258711</text:p>
              </table:table-cell>
              <table:table-cell office:value-type="float" office:value="0.388359631821">
                <text:p>0.388359631821</text:p>
              </table:table-cell>
              <table:table-cell office:value-type="float" office:value="0.386541111933">
                <text:p>0.38654111193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39566321499">
                <text:p>0.39566321499</text:p>
              </table:table-cell>
              <table:table-cell office:value-type="float" office:value="0.393766025641">
                <text:p>0.393766025641</text:p>
              </table:table-cell>
              <table:table-cell office:value-type="float" office:value="0.40536817883">
                <text:p>0.40536817883</text:p>
              </table:table-cell>
              <table:table-cell office:value-type="float" office:value="0.403086456279">
                <text:p>0.403086456279</text:p>
              </table:table-cell>
              <table:table-cell office:value-type="float" office:value="0.38857700526">
                <text:p>0.38857700526</text:p>
              </table:table-cell>
              <table:table-cell office:value-type="float" office:value="0.386765511999">
                <text:p>0.38676551199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396420940171">
                <text:p>0.396420940171</text:p>
              </table:table-cell>
              <table:table-cell office:value-type="float" office:value="0.394473619329">
                <text:p>0.394473619329</text:p>
              </table:table-cell>
              <table:table-cell office:value-type="float" office:value="0.405522271532">
                <text:p>0.405522271532</text:p>
              </table:table-cell>
              <table:table-cell office:value-type="float" office:value="0.403404873439">
                <text:p>0.403404873439</text:p>
              </table:table-cell>
              <table:table-cell office:value-type="float" office:value="0.388941485865">
                <text:p>0.388941485865</text:p>
              </table:table-cell>
              <table:table-cell office:value-type="float" office:value="0.387046186719">
                <text:p>0.38704618671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711160420776">
                <text:p>0.0711160420776</text:p>
              </table:table-cell>
              <table:table-cell office:value-type="float" office:value="0.00989349112426">
                <text:p>0.0098934911242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22513971072">
                <text:p>0.0722513971072</text:p>
              </table:table-cell>
              <table:table-cell office:value-type="float" office:value="0.0100816074951">
                <text:p>0.01008160749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93376068376">
                <text:p>0.0693376068376</text:p>
              </table:table-cell>
              <table:table-cell office:value-type="float" office:value="0.00944617028271">
                <text:p>0.009446170282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06591058514">
                <text:p>0.0706591058514</text:p>
              </table:table-cell>
              <table:table-cell office:value-type="float" office:value="0.0116441896778">
                <text:p>0.01164418967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64094345825">
                <text:p>0.0664094345825</text:p>
              </table:table-cell>
              <table:table-cell office:value-type="float" office:value="0.0125628698225">
                <text:p>0.01256286982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52206607495">
                <text:p>0.0652206607495</text:p>
              </table:table-cell>
              <table:table-cell office:value-type="float" office:value="0.0128638231427">
                <text:p>0.01286382314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706570512821">
                <text:p>0.0706570512821</text:p>
              </table:table-cell>
              <table:table-cell office:value-type="float" office:value="0.0139255834977">
                <text:p>0.01392558349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675949211045">
                <text:p>0.0675949211045</text:p>
              </table:table-cell>
              <table:table-cell office:value-type="float" office:value="0.0136000575279">
                <text:p>0.01360005752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656932117028">
                <text:p>0.0656932117028</text:p>
              </table:table-cell>
              <table:table-cell office:value-type="float" office:value="0.0127520545694">
                <text:p>0.012752054569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654680309007">
                <text:p>0.0654680309007</text:p>
              </table:table-cell>
              <table:table-cell office:value-type="float" office:value="0.0133183760684">
                <text:p>0.01331837606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667809007232">
                <text:p>0.0667809007232</text:p>
              </table:table-cell>
              <table:table-cell office:value-type="float" office:value="0.0156806377383">
                <text:p>0.01568063773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648368671926">
                <text:p>0.0648368671926</text:p>
              </table:table-cell>
              <table:table-cell office:value-type="float" office:value="0.0158088017751">
                <text:p>0.01580880177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642747370151">
                <text:p>0.0642747370151</text:p>
              </table:table-cell>
              <table:table-cell office:value-type="float" office:value="0.015661078238">
                <text:p>0.0156610782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642500821828">
                <text:p>0.0642500821828</text:p>
              </table:table-cell>
              <table:table-cell office:value-type="float" office:value="0.0162237015122">
                <text:p>0.016223701512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455539119">
                <text:p>0.06455539119</text:p>
              </table:table-cell>
              <table:table-cell office:value-type="float" office:value="0.0175571170283">
                <text:p>0.017557117028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650484878369">
                <text:p>0.0650484878369</text:p>
              </table:table-cell>
              <table:table-cell office:value-type="float" office:value="0.018335100263">
                <text:p>0.0183351002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658653846154">
                <text:p>0.0658653846154</text:p>
              </table:table-cell>
              <table:table-cell office:value-type="float" office:value="0.0190571170283">
                <text:p>0.01905711702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674946581197">
                <text:p>0.0674946581197</text:p>
              </table:table-cell>
              <table:table-cell office:value-type="float" office:value="0.0237592866535">
                <text:p>0.02375928665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686776791584">
                <text:p>0.0686776791584</text:p>
              </table:table-cell>
              <table:table-cell office:value-type="float" office:value="0.0286943211703">
                <text:p>0.02869432117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744514299803">
                <text:p>0.0744514299803</text:p>
              </table:table-cell>
              <table:table-cell office:value-type="float" office:value="0.0378752054569">
                <text:p>0.037875205456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79178583169">
                <text:p>0.079178583169</text:p>
              </table:table-cell>
              <table:table-cell office:value-type="float" office:value="0.0486222879684">
                <text:p>0.04862228796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858062130178">
                <text:p>0.0858062130178</text:p>
              </table:table-cell>
              <table:table-cell office:value-type="float" office:value="0.0592273175542">
                <text:p>0.059227317554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933255259698">
                <text:p>0.0933255259698</text:p>
              </table:table-cell>
              <table:table-cell office:value-type="float" office:value="0.0691254109139">
                <text:p>0.069125410913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101100016437">
                <text:p>0.101100016437</text:p>
              </table:table-cell>
              <table:table-cell office:value-type="float" office:value="0.0784075443787">
                <text:p>0.07840754437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107736275477">
                <text:p>0.107736275477</text:p>
              </table:table-cell>
              <table:table-cell office:value-type="float" office:value="0.0859348701512">
                <text:p>0.08593487015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14152695595">
                <text:p>0.114152695595</text:p>
              </table:table-cell>
              <table:table-cell office:value-type="float" office:value="0.0931485453649">
                <text:p>0.09314854536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19294460881">
                <text:p>0.119294460881</text:p>
              </table:table-cell>
              <table:table-cell office:value-type="float" office:value="0.100058226496">
                <text:p>0.10005822649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27292077581">
                <text:p>0.127292077581</text:p>
              </table:table-cell>
              <table:table-cell office:value-type="float" office:value="0.106996877055">
                <text:p>0.1069968770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33653024326">
                <text:p>0.133653024326</text:p>
              </table:table-cell>
              <table:table-cell office:value-type="float" office:value="0.113811102893">
                <text:p>0.11381110289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39450608153">
                <text:p>0.139450608153</text:p>
              </table:table-cell>
              <table:table-cell office:value-type="float" office:value="0.120432075937">
                <text:p>0.12043207593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44223783695">
                <text:p>0.144223783695</text:p>
              </table:table-cell>
              <table:table-cell office:value-type="float" office:value="0.126131615713">
                <text:p>0.12613161571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5031517094">
                <text:p>0.15031517094</text:p>
              </table:table-cell>
              <table:table-cell office:value-type="float" office:value="0.131813527285">
                <text:p>0.1318135272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55255999343">
                <text:p>0.155255999343</text:p>
              </table:table-cell>
              <table:table-cell office:value-type="float" office:value="0.136882642998">
                <text:p>0.13688264299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59059007232">
                <text:p>0.159059007232</text:p>
              </table:table-cell>
              <table:table-cell office:value-type="float" office:value="0.141857453978">
                <text:p>0.14185745397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65707593688">
                <text:p>0.165707593688</text:p>
              </table:table-cell>
              <table:table-cell office:value-type="float" office:value="0.147716633794">
                <text:p>0.14771663379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17139751808">
                <text:p>0.17139751808</text:p>
              </table:table-cell>
              <table:table-cell office:value-type="float" office:value="0.15294489645">
                <text:p>0.152944896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7523134451">
                <text:p>0.17523134451</text:p>
              </table:table-cell>
              <table:table-cell office:value-type="float" office:value="0.158072896121">
                <text:p>0.1580728961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179168721236">
                <text:p>0.179168721236</text:p>
              </table:table-cell>
              <table:table-cell office:value-type="float" office:value="0.163099646614">
                <text:p>0.16309964661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185467619987">
                <text:p>0.185467619987</text:p>
              </table:table-cell>
              <table:table-cell office:value-type="float" office:value="0.16783855194">
                <text:p>0.167838551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188704799474">
                <text:p>0.188704799474</text:p>
              </table:table-cell>
              <table:table-cell office:value-type="float" office:value="0.172404092702">
                <text:p>0.17240409270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5168474688">
                <text:p>0.195168474688</text:p>
              </table:table-cell>
              <table:table-cell office:value-type="float" office:value="0.177307651216">
                <text:p>0.17730765121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198210059172">
                <text:p>0.198210059172</text:p>
              </table:table-cell>
              <table:table-cell office:value-type="float" office:value="0.182096400394">
                <text:p>0.18209640039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02606426693">
                <text:p>0.202606426693</text:p>
              </table:table-cell>
              <table:table-cell office:value-type="float" office:value="0.187079142012">
                <text:p>0.18707914201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06125904011">
                <text:p>0.206125904011</text:p>
              </table:table-cell>
              <table:table-cell office:value-type="float" office:value="0.191094674556">
                <text:p>0.19109467455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10465976331">
                <text:p>0.210465976331</text:p>
              </table:table-cell>
              <table:table-cell office:value-type="float" office:value="0.195308473044">
                <text:p>0.19530847304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1578731098">
                <text:p>0.21578731098</text:p>
              </table:table-cell>
              <table:table-cell office:value-type="float" office:value="0.199459072978">
                <text:p>0.19945907297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0535009862">
                <text:p>0.220535009862</text:p>
              </table:table-cell>
              <table:table-cell office:value-type="float" office:value="0.203851208087">
                <text:p>0.20385120808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23474687705">
                <text:p>0.223474687705</text:p>
              </table:table-cell>
              <table:table-cell office:value-type="float" office:value="0.207895997699">
                <text:p>0.20789599769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26999506903">
                <text:p>0.226999506903</text:p>
              </table:table-cell>
              <table:table-cell office:value-type="float" office:value="0.212025065746">
                <text:p>0.21202506574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30350098619">
                <text:p>0.230350098619</text:p>
              </table:table-cell>
              <table:table-cell office:value-type="float" office:value="0.216138231427">
                <text:p>0.21613823142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33410585141">
                <text:p>0.233410585141</text:p>
              </table:table-cell>
              <table:table-cell office:value-type="float" office:value="0.21972748192">
                <text:p>0.2197274819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38508382643">
                <text:p>0.238508382643</text:p>
              </table:table-cell>
              <table:table-cell office:value-type="float" office:value="0.22392772025">
                <text:p>0.223927720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4220496384">
                <text:p>0.24220496384</text:p>
              </table:table-cell>
              <table:table-cell office:value-type="float" office:value="0.227505876068">
                <text:p>0.2275058760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45177925707">
                <text:p>0.245177925707</text:p>
              </table:table-cell>
              <table:table-cell office:value-type="float" office:value="0.231117315911">
                <text:p>0.2311173159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48220332018">
                <text:p>0.248220332018</text:p>
              </table:table-cell>
              <table:table-cell office:value-type="float" office:value="0.23468897929">
                <text:p>0.234688979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51930884287">
                <text:p>0.251930884287</text:p>
              </table:table-cell>
              <table:table-cell office:value-type="float" office:value="0.238058144313">
                <text:p>0.23805814431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55449539776">
                <text:p>0.255449539776</text:p>
              </table:table-cell>
              <table:table-cell office:value-type="float" office:value="0.241441896778">
                <text:p>0.2414418967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58874917817">
                <text:p>0.258874917817</text:p>
              </table:table-cell>
              <table:table-cell office:value-type="float" office:value="0.244767792571">
                <text:p>0.2447677925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61615302433">
                <text:p>0.261615302433</text:p>
              </table:table-cell>
              <table:table-cell office:value-type="float" office:value="0.248231303419">
                <text:p>0.24823130341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64333908613">
                <text:p>0.264333908613</text:p>
              </table:table-cell>
              <table:table-cell office:value-type="float" office:value="0.251181418475">
                <text:p>0.25118141847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26807938856">
                <text:p>0.26807938856</text:p>
              </table:table-cell>
              <table:table-cell office:value-type="float" office:value="0.254228591387">
                <text:p>0.25422859138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70249013807">
                <text:p>0.270249013807</text:p>
              </table:table-cell>
              <table:table-cell office:value-type="float" office:value="0.257114686062">
                <text:p>0.2571146860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273184171598">
                <text:p>0.273184171598</text:p>
              </table:table-cell>
              <table:table-cell office:value-type="float" office:value="0.25998816568">
                <text:p>0.2599881656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274563198554">
                <text:p>0.274563198554</text:p>
              </table:table-cell>
              <table:table-cell office:value-type="float" office:value="0.26279561144">
                <text:p>0.2627956114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77364809336">
                <text:p>0.277364809336</text:p>
              </table:table-cell>
              <table:table-cell office:value-type="float" office:value="0.265428295529">
                <text:p>0.2654282955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280779503616">
                <text:p>0.280779503616</text:p>
              </table:table-cell>
              <table:table-cell office:value-type="float" office:value="0.268247411243">
                <text:p>0.26824741124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84203238001">
                <text:p>0.284203238001</text:p>
              </table:table-cell>
              <table:table-cell office:value-type="float" office:value="0.271073430309">
                <text:p>0.27107343030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285920447074">
                <text:p>0.285920447074</text:p>
              </table:table-cell>
              <table:table-cell office:value-type="float" office:value="0.273324457594">
                <text:p>0.27332445759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287222222222">
                <text:p>0.287222222222</text:p>
              </table:table-cell>
              <table:table-cell office:value-type="float" office:value="0.275628369494">
                <text:p>0.27562836949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290330785667">
                <text:p>0.290330785667</text:p>
              </table:table-cell>
              <table:table-cell office:value-type="float" office:value="0.278003574951">
                <text:p>0.27800357495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292287968442">
                <text:p>0.292287968442</text:p>
              </table:table-cell>
              <table:table-cell office:value-type="float" office:value="0.280386094675">
                <text:p>0.28038609467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294972057857">
                <text:p>0.294972057857</text:p>
              </table:table-cell>
              <table:table-cell office:value-type="float" office:value="0.282542406312">
                <text:p>0.28254240631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297017587114">
                <text:p>0.297017587114</text:p>
              </table:table-cell>
              <table:table-cell office:value-type="float" office:value="0.285258136095">
                <text:p>0.28525813609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00174638396">
                <text:p>0.300174638396</text:p>
              </table:table-cell>
              <table:table-cell office:value-type="float" office:value="0.288093277449">
                <text:p>0.28809327744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02552596976">
                <text:p>0.302552596976</text:p>
              </table:table-cell>
              <table:table-cell office:value-type="float" office:value="0.290530448718">
                <text:p>0.29053044871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04719756739">
                <text:p>0.304719756739</text:p>
              </table:table-cell>
              <table:table-cell office:value-type="float" office:value="0.293031311637">
                <text:p>0.29303131163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07313034188">
                <text:p>0.307313034188</text:p>
              </table:table-cell>
              <table:table-cell office:value-type="float" office:value="0.295755547337">
                <text:p>0.29575554733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10190253123">
                <text:p>0.310190253123</text:p>
              </table:table-cell>
              <table:table-cell office:value-type="float" office:value="0.298319773176">
                <text:p>0.29831977317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11967866535">
                <text:p>0.311967866535</text:p>
              </table:table-cell>
              <table:table-cell office:value-type="float" office:value="0.300857330703">
                <text:p>0.30085733070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14120233399">
                <text:p>0.314120233399</text:p>
              </table:table-cell>
              <table:table-cell office:value-type="float" office:value="0.303169584155">
                <text:p>0.3031695841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15857166338">
                <text:p>0.315857166338</text:p>
              </table:table-cell>
              <table:table-cell office:value-type="float" office:value="0.305298693294">
                <text:p>0.30529869329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16746383958">
                <text:p>0.316746383958</text:p>
              </table:table-cell>
              <table:table-cell office:value-type="float" office:value="0.307198594675">
                <text:p>0.3071985946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18488247863">
                <text:p>0.318488247863</text:p>
              </table:table-cell>
              <table:table-cell office:value-type="float" office:value="0.309074991782">
                <text:p>0.3090749917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20378040763">
                <text:p>0.320378040763</text:p>
              </table:table-cell>
              <table:table-cell office:value-type="float" office:value="0.310886423406">
                <text:p>0.31088642340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2210100263">
                <text:p>0.32210100263</text:p>
              </table:table-cell>
              <table:table-cell office:value-type="float" office:value="0.312821252465">
                <text:p>0.3128212524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23920118343">
                <text:p>0.323920118343</text:p>
              </table:table-cell>
              <table:table-cell office:value-type="float" office:value="0.314503081854">
                <text:p>0.31450308185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25887573964">
                <text:p>0.325887573964</text:p>
              </table:table-cell>
              <table:table-cell office:value-type="float" office:value="0.316508547009">
                <text:p>0.31650854700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27325361604">
                <text:p>0.327325361604</text:p>
              </table:table-cell>
              <table:table-cell office:value-type="float" office:value="0.318394477318">
                <text:p>0.31839447731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28435239974">
                <text:p>0.328435239974</text:p>
              </table:table-cell>
              <table:table-cell office:value-type="float" office:value="0.319701388889">
                <text:p>0.3197013888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30397764629">
                <text:p>0.330397764629</text:p>
              </table:table-cell>
              <table:table-cell office:value-type="float" office:value="0.321173939842">
                <text:p>0.3211739398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32308103222">
                <text:p>0.332308103222</text:p>
              </table:table-cell>
              <table:table-cell office:value-type="float" office:value="0.322600304076">
                <text:p>0.32260030407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34321581197">
                <text:p>0.334321581197</text:p>
              </table:table-cell>
              <table:table-cell office:value-type="float" office:value="0.324435650888">
                <text:p>0.32443565088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36142340565">
                <text:p>0.336142340565</text:p>
              </table:table-cell>
              <table:table-cell office:value-type="float" office:value="0.326315869494">
                <text:p>0.32631586949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38012409599">
                <text:p>0.338012409599</text:p>
              </table:table-cell>
              <table:table-cell office:value-type="float" office:value="0.327996342867">
                <text:p>0.3279963428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39069690993">
                <text:p>0.339069690993</text:p>
              </table:table-cell>
              <table:table-cell office:value-type="float" office:value="0.329534516765">
                <text:p>0.3295345167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39856591059">
                <text:p>0.339856591059</text:p>
              </table:table-cell>
              <table:table-cell office:value-type="float" office:value="0.331240179158">
                <text:p>0.33124017915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1571334648">
                <text:p>0.341571334648</text:p>
              </table:table-cell>
              <table:table-cell office:value-type="float" office:value="0.332801158777">
                <text:p>0.33280115877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426421762">
                <text:p>0.3426421762</text:p>
              </table:table-cell>
              <table:table-cell office:value-type="float" office:value="0.334537187705">
                <text:p>0.3345371877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4400682117">
                <text:p>0.34400682117</text:p>
              </table:table-cell>
              <table:table-cell office:value-type="float" office:value="0.336202621631">
                <text:p>0.33620262163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4532996384">
                <text:p>0.34532996384</text:p>
              </table:table-cell>
              <table:table-cell office:value-type="float" office:value="0.337356796515">
                <text:p>0.33735679651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46763231427">
                <text:p>0.346763231427</text:p>
              </table:table-cell>
              <table:table-cell office:value-type="float" office:value="0.338666748849">
                <text:p>0.33866674884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47866946088">
                <text:p>0.347866946088</text:p>
              </table:table-cell>
              <table:table-cell office:value-type="float" office:value="0.340169789612">
                <text:p>0.34016978961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49480193951">
                <text:p>0.349480193951</text:p>
              </table:table-cell>
              <table:table-cell office:value-type="float" office:value="0.341373397436">
                <text:p>0.34137339743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51401216305">
                <text:p>0.351401216305</text:p>
              </table:table-cell>
              <table:table-cell office:value-type="float" office:value="0.342971441486">
                <text:p>0.34297144148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53182117028">
                <text:p>0.353182117028</text:p>
              </table:table-cell>
              <table:table-cell office:value-type="float" office:value="0.344535996055">
                <text:p>0.34453599605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54264464168">
                <text:p>0.354264464168</text:p>
              </table:table-cell>
              <table:table-cell office:value-type="float" office:value="0.345806336292">
                <text:p>0.34580633629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5494165023">
                <text:p>0.35494165023</text:p>
              </table:table-cell>
              <table:table-cell office:value-type="float" office:value="0.346906517094">
                <text:p>0.34690651709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56059335963">
                <text:p>0.356059335963</text:p>
              </table:table-cell>
              <table:table-cell office:value-type="float" office:value="0.348520216963">
                <text:p>0.3485202169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57546433268">
                <text:p>0.357546433268</text:p>
              </table:table-cell>
              <table:table-cell office:value-type="float" office:value="0.34985605687">
                <text:p>0.3498560568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59089003945">
                <text:p>0.359089003945</text:p>
              </table:table-cell>
              <table:table-cell office:value-type="float" office:value="0.351400106838">
                <text:p>0.35140010683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59997123603">
                <text:p>0.359997123603</text:p>
              </table:table-cell>
              <table:table-cell office:value-type="float" office:value="0.352675788955">
                <text:p>0.3526757889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1157544379">
                <text:p>0.361157544379</text:p>
              </table:table-cell>
              <table:table-cell office:value-type="float" office:value="0.35394460881">
                <text:p>0.3539446088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2163050625">
                <text:p>0.362163050625</text:p>
              </table:table-cell>
              <table:table-cell office:value-type="float" office:value="0.354968811637">
                <text:p>0.35496881163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3718359632">
                <text:p>0.363718359632</text:p>
              </table:table-cell>
              <table:table-cell office:value-type="float" office:value="0.35609981098">
                <text:p>0.356099810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64739891519">
                <text:p>0.364739891519</text:p>
              </table:table-cell>
              <table:table-cell office:value-type="float" office:value="0.357121835963">
                <text:p>0.35712183596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65308596318">
                <text:p>0.365308596318</text:p>
              </table:table-cell>
              <table:table-cell office:value-type="float" office:value="0.358311595989">
                <text:p>0.35831159598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65722797502">
                <text:p>0.365722797502</text:p>
              </table:table-cell>
              <table:table-cell office:value-type="float" office:value="0.359267052926">
                <text:p>0.35926705292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66708990796">
                <text:p>0.366708990796</text:p>
              </table:table-cell>
              <table:table-cell office:value-type="float" office:value="0.360351947732">
                <text:p>0.36035194773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67917488494">
                <text:p>0.367917488494</text:p>
              </table:table-cell>
              <table:table-cell office:value-type="float" office:value="0.361279709073">
                <text:p>0.36127970907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69277613412">
                <text:p>0.369277613412</text:p>
              </table:table-cell>
              <table:table-cell office:value-type="float" office:value="0.362202251808">
                <text:p>0.36220225180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084360618">
                <text:p>0.37084360618</text:p>
              </table:table-cell>
              <table:table-cell office:value-type="float" office:value="0.363289488823">
                <text:p>0.36328948882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1097550953">
                <text:p>0.371097550953</text:p>
              </table:table-cell>
              <table:table-cell office:value-type="float" office:value="0.364209155161">
                <text:p>0.3642091551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1967044707">
                <text:p>0.371967044707</text:p>
              </table:table-cell>
              <table:table-cell office:value-type="float" office:value="0.365121794872">
                <text:p>0.3651217948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2508218277">
                <text:p>0.372508218277</text:p>
              </table:table-cell>
              <table:table-cell office:value-type="float" office:value="0.366118589744">
                <text:p>0.36611858974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3399901381">
                <text:p>0.373399901381</text:p>
              </table:table-cell>
              <table:table-cell office:value-type="float" office:value="0.367230563774">
                <text:p>0.36723056377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74446909928">
                <text:p>0.374446909928</text:p>
              </table:table-cell>
              <table:table-cell office:value-type="float" office:value="0.368387820513">
                <text:p>0.3683878205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75145463511">
                <text:p>0.375145463511</text:p>
              </table:table-cell>
              <table:table-cell office:value-type="float" office:value="0.369168597962">
                <text:p>0.36916859796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76356837607">
                <text:p>0.376356837607</text:p>
              </table:table-cell>
              <table:table-cell office:value-type="float" office:value="0.370422049638">
                <text:p>0.37042204963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76569690993">
                <text:p>0.376569690993</text:p>
              </table:table-cell>
              <table:table-cell office:value-type="float" office:value="0.37118630835">
                <text:p>0.371186308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77635601578">
                <text:p>0.377635601578</text:p>
              </table:table-cell>
              <table:table-cell office:value-type="float" office:value="0.371966387245">
                <text:p>0.37196638724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78266354372">
                <text:p>0.378266354372</text:p>
              </table:table-cell>
              <table:table-cell office:value-type="float" office:value="0.372727153189">
                <text:p>0.37272715318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7888477975">
                <text:p>0.37888477975</text:p>
              </table:table-cell>
              <table:table-cell office:value-type="float" office:value="0.373580169297">
                <text:p>0.3735801692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79707840237">
                <text:p>0.379707840237</text:p>
              </table:table-cell>
              <table:table-cell office:value-type="float" office:value="0.374352564103">
                <text:p>0.37435256410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056665023">
                <text:p>0.38056665023</text:p>
              </table:table-cell>
              <table:table-cell office:value-type="float" office:value="0.375114234057">
                <text:p>0.37511423405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1462442472">
                <text:p>0.381462442472</text:p>
              </table:table-cell>
              <table:table-cell office:value-type="float" office:value="0.375981097962">
                <text:p>0.3759810979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2039365549">
                <text:p>0.382039365549</text:p>
              </table:table-cell>
              <table:table-cell office:value-type="float" office:value="0.376774778107">
                <text:p>0.37677477810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3391683103">
                <text:p>0.383391683103</text:p>
              </table:table-cell>
              <table:table-cell office:value-type="float" office:value="0.377618630835">
                <text:p>0.37761863083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4853714661">
                <text:p>0.384853714661</text:p>
              </table:table-cell>
              <table:table-cell office:value-type="float" office:value="0.378633505917">
                <text:p>0.37863350591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6113576594">
                <text:p>0.386113576594</text:p>
              </table:table-cell>
              <table:table-cell office:value-type="float" office:value="0.379537516437">
                <text:p>0.37953751643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6390532544">
                <text:p>0.386390532544</text:p>
              </table:table-cell>
              <table:table-cell office:value-type="float" office:value="0.380492315911">
                <text:p>0.38049231591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6469017094">
                <text:p>0.386469017094</text:p>
              </table:table-cell>
              <table:table-cell office:value-type="float" office:value="0.381141847469">
                <text:p>0.3811418474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7218523997">
                <text:p>0.387218523997</text:p>
              </table:table-cell>
              <table:table-cell office:value-type="float" office:value="0.382094222551">
                <text:p>0.38209422255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88064595661">
                <text:p>0.388064595661</text:p>
              </table:table-cell>
              <table:table-cell office:value-type="float" office:value="0.382816321499">
                <text:p>0.382816321499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88521120973">
                <text:p>0.388521120973</text:p>
              </table:table-cell>
              <table:table-cell office:value-type="float" office:value="0.383601865549">
                <text:p>0.38360186554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89106673241">
                <text:p>0.389106673241</text:p>
              </table:table-cell>
              <table:table-cell office:value-type="float" office:value="0.384152490138">
                <text:p>0.38415249013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89508957922">
                <text:p>0.389508957922</text:p>
              </table:table-cell>
              <table:table-cell office:value-type="float" office:value="0.384816732413">
                <text:p>0.38481673241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0578566732">
                <text:p>0.390578566732</text:p>
              </table:table-cell>
              <table:table-cell office:value-type="float" office:value="0.385573512492">
                <text:p>0.38557351249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0915927022">
                <text:p>0.390915927022</text:p>
              </table:table-cell>
              <table:table-cell office:value-type="float" office:value="0.386023339908">
                <text:p>0.3860233399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91445184089">
                <text:p>0.391445184089</text:p>
              </table:table-cell>
              <table:table-cell office:value-type="float" office:value="0.386663708087">
                <text:p>0.38666370808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2280161078">
                <text:p>0.392280161078</text:p>
              </table:table-cell>
              <table:table-cell office:value-type="float" office:value="0.38740372288">
                <text:p>0.3874037228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2370973044">
                <text:p>0.392370973044</text:p>
              </table:table-cell>
              <table:table-cell office:value-type="float" office:value="0.388014258711">
                <text:p>0.38801425871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9311965812">
                <text:p>0.39311965812</text:p>
              </table:table-cell>
              <table:table-cell office:value-type="float" office:value="0.388491863905">
                <text:p>0.38849186390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4008464826">
                <text:p>0.394008464826</text:p>
              </table:table-cell>
              <table:table-cell office:value-type="float" office:value="0.389184705786">
                <text:p>0.38918470578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9378821499">
                <text:p>0.39378821499</text:p>
              </table:table-cell>
              <table:table-cell office:value-type="float" office:value="0.389694526627">
                <text:p>0.38969452662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94222961867">
                <text:p>0.394222961867</text:p>
              </table:table-cell>
              <table:table-cell office:value-type="float" office:value="0.390290516108">
                <text:p>0.39029051610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94672912558">
                <text:p>0.394672912558</text:p>
              </table:table-cell>
              <table:table-cell office:value-type="float" office:value="0.39077843524">
                <text:p>0.3907784352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5321745562">
                <text:p>0.395321745562</text:p>
              </table:table-cell>
              <table:table-cell office:value-type="float" office:value="0.39131784188">
                <text:p>0.3913178418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5696499014">
                <text:p>0.395696499014</text:p>
              </table:table-cell>
              <table:table-cell office:value-type="float" office:value="0.391731508876">
                <text:p>0.39173150887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6309582512">
                <text:p>0.396309582512</text:p>
              </table:table-cell>
              <table:table-cell office:value-type="float" office:value="0.392514012163">
                <text:p>0.39251401216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6695019724">
                <text:p>0.396695019724</text:p>
              </table:table-cell>
              <table:table-cell office:value-type="float" office:value="0.392959894806">
                <text:p>0.39295989480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7177843524">
                <text:p>0.397177843524</text:p>
              </table:table-cell>
              <table:table-cell office:value-type="float" office:value="0.393561842538">
                <text:p>0.3935618425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760190664">
                <text:p>0.39760190664</text:p>
              </table:table-cell>
              <table:table-cell office:value-type="float" office:value="0.39400119165">
                <text:p>0.394001191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397849276792">
                <text:p>0.397849276792</text:p>
              </table:table-cell>
              <table:table-cell office:value-type="float" office:value="0.394497986522">
                <text:p>0.3944979865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3979828238">
                <text:p>0.3979828238</text:p>
              </table:table-cell>
              <table:table-cell office:value-type="float" office:value="0.394796720907">
                <text:p>0.39479672090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398282380013">
                <text:p>0.398282380013</text:p>
              </table:table-cell>
              <table:table-cell office:value-type="float" office:value="0.395324539776">
                <text:p>0.39532453977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399543474688">
                <text:p>0.399543474688</text:p>
              </table:table-cell>
              <table:table-cell office:value-type="float" office:value="0.395815664037">
                <text:p>0.39581566403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399584566075">
                <text:p>0.399584566075</text:p>
              </table:table-cell>
              <table:table-cell office:value-type="float" office:value="0.39631278764">
                <text:p>0.3963127876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399765779093">
                <text:p>0.399765779093</text:p>
              </table:table-cell>
              <table:table-cell office:value-type="float" office:value="0.396645422419">
                <text:p>0.3966454224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0015614727">
                <text:p>0.400015614727</text:p>
              </table:table-cell>
              <table:table-cell office:value-type="float" office:value="0.397100139711">
                <text:p>0.3971001397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0495151216">
                <text:p>0.400495151216</text:p>
              </table:table-cell>
              <table:table-cell office:value-type="float" office:value="0.397468523997">
                <text:p>0.39746852399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189513478">
                <text:p>0.40189513478</text:p>
              </table:table-cell>
              <table:table-cell office:value-type="float" office:value="0.397876643655">
                <text:p>0.3978766436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2511916502">
                <text:p>0.402511916502</text:p>
              </table:table-cell>
              <table:table-cell office:value-type="float" office:value="0.398464414859">
                <text:p>0.39846441485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2812705457">
                <text:p>0.402812705457</text:p>
              </table:table-cell>
              <table:table-cell office:value-type="float" office:value="0.398934870151">
                <text:p>0.39893487015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3450854701">
                <text:p>0.403450854701</text:p>
              </table:table-cell>
              <table:table-cell office:value-type="float" office:value="0.399746712689">
                <text:p>0.39974671268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4753451677">
                <text:p>0.404753451677</text:p>
              </table:table-cell>
              <table:table-cell office:value-type="float" office:value="0.400470784024">
                <text:p>0.40047078402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4906722551">
                <text:p>0.404906722551</text:p>
              </table:table-cell>
              <table:table-cell office:value-type="float" office:value="0.401012245233">
                <text:p>0.4010122452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5139710717">
                <text:p>0.405139710717</text:p>
              </table:table-cell>
              <table:table-cell office:value-type="float" office:value="0.401649819198">
                <text:p>0.4016498191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05362836949">
                <text:p>0.405362836949</text:p>
              </table:table-cell>
              <table:table-cell office:value-type="float" office:value="0.402100180802">
                <text:p>0.40210018080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5756492439">
                <text:p>0.405756492439</text:p>
              </table:table-cell>
              <table:table-cell office:value-type="float" office:value="0.402398504274">
                <text:p>0.40239850427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06153846154">
                <text:p>0.406153846154</text:p>
              </table:table-cell>
              <table:table-cell office:value-type="float" office:value="0.402841017423">
                <text:p>0.40284101742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06289858646">
                <text:p>0.406289858646</text:p>
              </table:table-cell>
              <table:table-cell office:value-type="float" office:value="0.403182856673">
                <text:p>0.40318285667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07051282051">
                <text:p>0.407051282051</text:p>
              </table:table-cell>
              <table:table-cell office:value-type="float" office:value="0.403769970414">
                <text:p>0.4037699704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7082922419">
                <text:p>0.407082922419</text:p>
              </table:table-cell>
              <table:table-cell office:value-type="float" office:value="0.404094099277">
                <text:p>0.40409409927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07805719921">
                <text:p>0.407805719921</text:p>
              </table:table-cell>
              <table:table-cell office:value-type="float" office:value="0.404609878369">
                <text:p>0.40460987836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7938856016">
                <text:p>0.407938856016</text:p>
              </table:table-cell>
              <table:table-cell office:value-type="float" office:value="0.405002218935">
                <text:p>0.40500221893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8134861933">
                <text:p>0.408134861933</text:p>
              </table:table-cell>
              <table:table-cell office:value-type="float" office:value="0.405327333991">
                <text:p>0.40532733399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0821416831">
                <text:p>0.40821416831</text:p>
              </table:table-cell>
              <table:table-cell office:value-type="float" office:value="0.405703566732">
                <text:p>0.4057035667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8401134122">
                <text:p>0.408401134122</text:p>
              </table:table-cell>
              <table:table-cell office:value-type="float" office:value="0.405982412886">
                <text:p>0.4059824128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8820677186">
                <text:p>0.408820677186</text:p>
              </table:table-cell>
              <table:table-cell office:value-type="float" office:value="0.406222674227">
                <text:p>0.40622267422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9336374096">
                <text:p>0.409336374096</text:p>
              </table:table-cell>
              <table:table-cell office:value-type="float" office:value="0.406665433925">
                <text:p>0.40666543392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09169953978">
                <text:p>0.409169953978</text:p>
              </table:table-cell>
              <table:table-cell office:value-type="float" office:value="0.406868384287">
                <text:p>0.40686838428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09656886917">
                <text:p>0.409656886917</text:p>
              </table:table-cell>
              <table:table-cell office:value-type="float" office:value="0.407099194609">
                <text:p>0.40709919460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09997123603">
                <text:p>0.409997123603</text:p>
              </table:table-cell>
              <table:table-cell office:value-type="float" office:value="0.407536324786">
                <text:p>0.40753632478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1176446417">
                <text:p>0.411176446417</text:p>
              </table:table-cell>
              <table:table-cell office:value-type="float" office:value="0.408180802104">
                <text:p>0.40818080210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11422583826">
                <text:p>0.411422583826</text:p>
              </table:table-cell>
              <table:table-cell office:value-type="float" office:value="0.40859627712">
                <text:p>0.4085962771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11621466141">
                <text:p>0.411621466141</text:p>
              </table:table-cell>
              <table:table-cell office:value-type="float" office:value="0.408892052926">
                <text:p>0.40889205292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12089497041">
                <text:p>0.412089497041</text:p>
              </table:table-cell>
              <table:table-cell office:value-type="float" office:value="0.409241822814">
                <text:p>0.40924182281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12404257068">
                <text:p>0.412404257068</text:p>
              </table:table-cell>
              <table:table-cell office:value-type="float" office:value="0.409689390204">
                <text:p>0.409689390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12727646285">
                <text:p>0.412727646285</text:p>
              </table:table-cell>
              <table:table-cell office:value-type="float" office:value="0.410138067061">
                <text:p>0.4101380670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12648750822">
                <text:p>0.412648750822</text:p>
              </table:table-cell>
              <table:table-cell office:value-type="float" office:value="0.41056397929">
                <text:p>0.41056397929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8.999cm" xlink:href="." xlink:type="simple" chart:class="chart:line" chart:style-name="ch1">
        <chart:legend chart:legend-position="end" svg:x="13.438cm" svg:y="3.951cm" style:legend-expansion="high" chart:style-name="ch2"/>
        <chart:plot-area chart:style-name="ch3" chart:data-source-has-labels="both" svg:x="0.319cm" svg:y="0.179cm" svg:width="12.8cm" svg:height="8.641cm">
          <chartooo:coordinate-region svg:x="1.231cm" svg:y="0.378cm" svg:width="11.888cm" svg:height="7.518cm"/>
          <chart:axis chart:dimension="x" chart:name="primary-x" chart:style-name="ch4" chartooo:axis-type="text">
            <chart:categories table:cell-range-address="local-table.$A$2:.$A$20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201" chart:label-cell-address="local-table.$B$1" chart:class="chart:line">
            <chart:data-point chart:repeated="200"/>
          </chart:series>
          <chart:series chart:style-name="ch7" chart:values-cell-range-address="local-table.$C$2:.$C$201" chart:label-cell-address="local-table.$C$1" chart:class="chart:line"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est</text:p>
              </table:table-cell>
              <table:table-cell office:value-type="string">
                <text:p>averag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684426364234">
                <text:p>0.0684426364234</text:p>
              </table:table-cell>
              <table:table-cell office:value-type="float" office:value="0.00998570019724">
                <text:p>0.0099857001972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833082675871">
                <text:p>0.0833082675871</text:p>
              </table:table-cell>
              <table:table-cell office:value-type="float" office:value="0.0338914776463">
                <text:p>0.033891477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894432117028">
                <text:p>0.0894432117028</text:p>
              </table:table-cell>
              <table:table-cell office:value-type="float" office:value="0.0485866617357">
                <text:p>0.04858666173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936086456279">
                <text:p>0.0936086456279</text:p>
              </table:table-cell>
              <table:table-cell office:value-type="float" office:value="0.0595648833005">
                <text:p>0.05956488330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02518491124">
                <text:p>0.102518491124</text:p>
              </table:table-cell>
              <table:table-cell office:value-type="float" office:value="0.0700827169625">
                <text:p>0.07008271696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09706607495">
                <text:p>0.109706607495</text:p>
              </table:table-cell>
              <table:table-cell office:value-type="float" office:value="0.0790709237344">
                <text:p>0.07907092373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17548076923">
                <text:p>0.117548076923</text:p>
              </table:table-cell>
              <table:table-cell office:value-type="float" office:value="0.0886500657462">
                <text:p>0.08865006574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24513888889">
                <text:p>0.124513888889</text:p>
              </table:table-cell>
              <table:table-cell office:value-type="float" office:value="0.0971453402367">
                <text:p>0.09714534023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31563938199">
                <text:p>0.131563938199</text:p>
              </table:table-cell>
              <table:table-cell office:value-type="float" office:value="0.10497008547">
                <text:p>0.1049700854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36990055884">
                <text:p>0.136990055884</text:p>
              </table:table-cell>
              <table:table-cell office:value-type="float" office:value="0.112384985207">
                <text:p>0.1123849852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42355358317">
                <text:p>0.142355358317</text:p>
              </table:table-cell>
              <table:table-cell office:value-type="float" office:value="0.119678706443">
                <text:p>0.11967870644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147447403024">
                <text:p>0.147447403024</text:p>
              </table:table-cell>
              <table:table-cell office:value-type="float" office:value="0.126417241946">
                <text:p>0.1264172419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52350016437">
                <text:p>0.152350016437</text:p>
              </table:table-cell>
              <table:table-cell office:value-type="float" office:value="0.132160215319">
                <text:p>0.1321602153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5807404668">
                <text:p>0.15807404668</text:p>
              </table:table-cell>
              <table:table-cell office:value-type="float" office:value="0.138159681131">
                <text:p>0.138159681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161706936226">
                <text:p>0.161706936226</text:p>
              </table:table-cell>
              <table:table-cell office:value-type="float" office:value="0.143561226167">
                <text:p>0.1435612261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648874096">
                <text:p>0.16648874096</text:p>
              </table:table-cell>
              <table:table-cell office:value-type="float" office:value="0.148792693951">
                <text:p>0.1487926939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171901709402">
                <text:p>0.171901709402</text:p>
              </table:table-cell>
              <table:table-cell office:value-type="float" office:value="0.154524654832">
                <text:p>0.1545246548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77206196581">
                <text:p>0.177206196581</text:p>
              </table:table-cell>
              <table:table-cell office:value-type="float" office:value="0.159555185733">
                <text:p>0.1595551857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180925788955">
                <text:p>0.180925788955</text:p>
              </table:table-cell>
              <table:table-cell office:value-type="float" office:value="0.16428969428">
                <text:p>0.164289694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184798652202">
                <text:p>0.184798652202</text:p>
              </table:table-cell>
              <table:table-cell office:value-type="float" office:value="0.168186431624">
                <text:p>0.1681864316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188683431953">
                <text:p>0.188683431953</text:p>
              </table:table-cell>
              <table:table-cell office:value-type="float" office:value="0.172590359961">
                <text:p>0.1725903599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192704224195">
                <text:p>0.192704224195</text:p>
              </table:table-cell>
              <table:table-cell office:value-type="float" office:value="0.177131615713">
                <text:p>0.177131615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197240302433">
                <text:p>0.197240302433</text:p>
              </table:table-cell>
              <table:table-cell office:value-type="float" office:value="0.181960757725">
                <text:p>0.1819607577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0164365549">
                <text:p>0.20164365549</text:p>
              </table:table-cell>
              <table:table-cell office:value-type="float" office:value="0.186163708087">
                <text:p>0.1861637080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205364069691">
                <text:p>0.205364069691</text:p>
              </table:table-cell>
              <table:table-cell office:value-type="float" office:value="0.190258341552">
                <text:p>0.1902583415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209082840237">
                <text:p>0.209082840237</text:p>
              </table:table-cell>
              <table:table-cell office:value-type="float" office:value="0.194257149901">
                <text:p>0.1942571499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2120882643">
                <text:p>0.2120882643</text:p>
              </table:table-cell>
              <table:table-cell office:value-type="float" office:value="0.197811965812">
                <text:p>0.19781196581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216045775805">
                <text:p>0.216045775805</text:p>
              </table:table-cell>
              <table:table-cell office:value-type="float" office:value="0.201337606838">
                <text:p>0.2013376068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218786160421">
                <text:p>0.218786160421</text:p>
              </table:table-cell>
              <table:table-cell office:value-type="float" office:value="0.204869740302">
                <text:p>0.2048697403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22758053912">
                <text:p>0.222758053912</text:p>
              </table:table-cell>
              <table:table-cell office:value-type="float" office:value="0.208415844839">
                <text:p>0.2084158448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25530900723">
                <text:p>0.225530900723</text:p>
              </table:table-cell>
              <table:table-cell office:value-type="float" office:value="0.211483892176">
                <text:p>0.21148389217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28299638396">
                <text:p>0.228299638396</text:p>
              </table:table-cell>
              <table:table-cell office:value-type="float" office:value="0.214590729783">
                <text:p>0.21459072978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32587113741">
                <text:p>0.232587113741</text:p>
              </table:table-cell>
              <table:table-cell office:value-type="float" office:value="0.218477153189">
                <text:p>0.2184771531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3588921762">
                <text:p>0.23588921762</text:p>
              </table:table-cell>
              <table:table-cell office:value-type="float" office:value="0.221920857988">
                <text:p>0.22192085798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3748191979">
                <text:p>0.23748191979</text:p>
              </table:table-cell>
              <table:table-cell office:value-type="float" office:value="0.224842907627">
                <text:p>0.2248429076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4119699211">
                <text:p>0.24119699211</text:p>
              </table:table-cell>
              <table:table-cell office:value-type="float" office:value="0.227815499671">
                <text:p>0.22781549967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44024901381">
                <text:p>0.244024901381</text:p>
              </table:table-cell>
              <table:table-cell office:value-type="float" office:value="0.230875369822">
                <text:p>0.2308753698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24764957265">
                <text:p>0.24764957265</text:p>
              </table:table-cell>
              <table:table-cell office:value-type="float" office:value="0.233778188692">
                <text:p>0.23377818869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250458579882">
                <text:p>0.250458579882</text:p>
              </table:table-cell>
              <table:table-cell office:value-type="float" office:value="0.237057034845">
                <text:p>0.23705703484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252297008547">
                <text:p>0.252297008547</text:p>
              </table:table-cell>
              <table:table-cell office:value-type="float" office:value="0.239960470085">
                <text:p>0.23996047008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55479125575">
                <text:p>0.255479125575</text:p>
              </table:table-cell>
              <table:table-cell office:value-type="float" office:value="0.243301980605">
                <text:p>0.24330198060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58183760684">
                <text:p>0.258183760684</text:p>
              </table:table-cell>
              <table:table-cell office:value-type="float" office:value="0.24626154668">
                <text:p>0.2462615466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261371630506">
                <text:p>0.261371630506</text:p>
              </table:table-cell>
              <table:table-cell office:value-type="float" office:value="0.249031023997">
                <text:p>0.24903102399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63680555556">
                <text:p>0.263680555556</text:p>
              </table:table-cell>
              <table:table-cell office:value-type="float" office:value="0.251631081525">
                <text:p>0.2516310815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265399408284">
                <text:p>0.265399408284</text:p>
              </table:table-cell>
              <table:table-cell office:value-type="float" office:value="0.253971605851">
                <text:p>0.25397160585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267548487837">
                <text:p>0.267548487837</text:p>
              </table:table-cell>
              <table:table-cell office:value-type="float" office:value="0.256544625247">
                <text:p>0.2565446252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70374753452">
                <text:p>0.270374753452</text:p>
              </table:table-cell>
              <table:table-cell office:value-type="float" office:value="0.259078238001">
                <text:p>0.2590782380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272811883629">
                <text:p>0.272811883629</text:p>
              </table:table-cell>
              <table:table-cell office:value-type="float" office:value="0.261388149244">
                <text:p>0.26138814924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74988083498">
                <text:p>0.274988083498</text:p>
              </table:table-cell>
              <table:table-cell office:value-type="float" office:value="0.263740302433">
                <text:p>0.263740302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77854618672">
                <text:p>0.277854618672</text:p>
              </table:table-cell>
              <table:table-cell office:value-type="float" office:value="0.266046967456">
                <text:p>0.2660469674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80817307692">
                <text:p>0.280817307692</text:p>
              </table:table-cell>
              <table:table-cell office:value-type="float" office:value="0.268353796844">
                <text:p>0.26835379684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82104700855">
                <text:p>0.282104700855</text:p>
              </table:table-cell>
              <table:table-cell office:value-type="float" office:value="0.270770463511">
                <text:p>0.27077046351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284441157133">
                <text:p>0.284441157133</text:p>
              </table:table-cell>
              <table:table-cell office:value-type="float" office:value="0.273309787968">
                <text:p>0.27330978796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86910749507">
                <text:p>0.286910749507</text:p>
              </table:table-cell>
              <table:table-cell office:value-type="float" office:value="0.275816444773">
                <text:p>0.2758164447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290247781065">
                <text:p>0.290247781065</text:p>
              </table:table-cell>
              <table:table-cell office:value-type="float" office:value="0.278434870151">
                <text:p>0.27843487015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291465729783">
                <text:p>0.291465729783</text:p>
              </table:table-cell>
              <table:table-cell office:value-type="float" office:value="0.280500780736">
                <text:p>0.28050078073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292806541749">
                <text:p>0.292806541749</text:p>
              </table:table-cell>
              <table:table-cell office:value-type="float" office:value="0.282739439513">
                <text:p>0.2827394395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295189020381">
                <text:p>0.295189020381</text:p>
              </table:table-cell>
              <table:table-cell office:value-type="float" office:value="0.284746835963">
                <text:p>0.28474683596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297516025641">
                <text:p>0.297516025641</text:p>
              </table:table-cell>
              <table:table-cell office:value-type="float" office:value="0.286977933925">
                <text:p>0.2869779339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2986226167">
                <text:p>0.2986226167</text:p>
              </table:table-cell>
              <table:table-cell office:value-type="float" office:value="0.289049843853">
                <text:p>0.28904984385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301343277449">
                <text:p>0.301343277449</text:p>
              </table:table-cell>
              <table:table-cell office:value-type="float" office:value="0.29098754931">
                <text:p>0.290987549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302832429323">
                <text:p>0.302832429323</text:p>
              </table:table-cell>
              <table:table-cell office:value-type="float" office:value="0.292900805391">
                <text:p>0.29290080539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304700443787">
                <text:p>0.304700443787</text:p>
              </table:table-cell>
              <table:table-cell office:value-type="float" office:value="0.294789119001">
                <text:p>0.2947891190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306510108481">
                <text:p>0.306510108481</text:p>
              </table:table-cell>
              <table:table-cell office:value-type="float" office:value="0.296514792899">
                <text:p>0.29651479289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308233481262">
                <text:p>0.308233481262</text:p>
              </table:table-cell>
              <table:table-cell office:value-type="float" office:value="0.298360330375">
                <text:p>0.29836033037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310736768573">
                <text:p>0.310736768573</text:p>
              </table:table-cell>
              <table:table-cell office:value-type="float" office:value="0.300580415845">
                <text:p>0.30058041584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312195512821">
                <text:p>0.312195512821</text:p>
              </table:table-cell>
              <table:table-cell office:value-type="float" office:value="0.302307404668">
                <text:p>0.30230740466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313572485207">
                <text:p>0.313572485207</text:p>
              </table:table-cell>
              <table:table-cell office:value-type="float" office:value="0.303826306706">
                <text:p>0.30382630670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316233152531">
                <text:p>0.316233152531</text:p>
              </table:table-cell>
              <table:table-cell office:value-type="float" office:value="0.305896079882">
                <text:p>0.30589607988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317187294543">
                <text:p>0.317187294543</text:p>
              </table:table-cell>
              <table:table-cell office:value-type="float" office:value="0.307852112097">
                <text:p>0.3078521120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18550706772">
                <text:p>0.318550706772</text:p>
              </table:table-cell>
              <table:table-cell office:value-type="float" office:value="0.309635930309">
                <text:p>0.30963593030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319887409599">
                <text:p>0.319887409599</text:p>
              </table:table-cell>
              <table:table-cell office:value-type="float" office:value="0.311288543721">
                <text:p>0.31128854372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321792817226">
                <text:p>0.321792817226</text:p>
              </table:table-cell>
              <table:table-cell office:value-type="float" office:value="0.312955908941">
                <text:p>0.31295590894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323379766601">
                <text:p>0.323379766601</text:p>
              </table:table-cell>
              <table:table-cell office:value-type="float" office:value="0.314493959566">
                <text:p>0.31449395956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324654010519">
                <text:p>0.324654010519</text:p>
              </table:table-cell>
              <table:table-cell office:value-type="float" office:value="0.315930555556">
                <text:p>0.31593055555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32698430309">
                <text:p>0.32698430309</text:p>
              </table:table-cell>
              <table:table-cell office:value-type="float" office:value="0.317442307692">
                <text:p>0.3174423076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32932404668">
                <text:p>0.32932404668</text:p>
              </table:table-cell>
              <table:table-cell office:value-type="float" office:value="0.319269354043">
                <text:p>0.31926935404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30268737673">
                <text:p>0.330268737673</text:p>
              </table:table-cell>
              <table:table-cell office:value-type="float" office:value="0.321072772847">
                <text:p>0.32107277284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33178583169">
                <text:p>0.33178583169</text:p>
              </table:table-cell>
              <table:table-cell office:value-type="float" office:value="0.322741658448">
                <text:p>0.3227416584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333154174885">
                <text:p>0.333154174885</text:p>
              </table:table-cell>
              <table:table-cell office:value-type="float" office:value="0.324055473373">
                <text:p>0.3240554733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33966962525">
                <text:p>0.333966962525</text:p>
              </table:table-cell>
              <table:table-cell office:value-type="float" office:value="0.325403805062">
                <text:p>0.3254038050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336030161078">
                <text:p>0.336030161078</text:p>
              </table:table-cell>
              <table:table-cell office:value-type="float" office:value="0.327109755095">
                <text:p>0.32710975509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337421926364">
                <text:p>0.337421926364</text:p>
              </table:table-cell>
              <table:table-cell office:value-type="float" office:value="0.328636012492">
                <text:p>0.32863601249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339330621302">
                <text:p>0.339330621302</text:p>
              </table:table-cell>
              <table:table-cell office:value-type="float" office:value="0.330129889875">
                <text:p>0.33012988987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340067800789">
                <text:p>0.340067800789</text:p>
              </table:table-cell>
              <table:table-cell office:value-type="float" office:value="0.331424556213">
                <text:p>0.3314245562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34151421762">
                <text:p>0.34151421762</text:p>
              </table:table-cell>
              <table:table-cell office:value-type="float" office:value="0.333015162722">
                <text:p>0.33301516272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341821170283">
                <text:p>0.341821170283</text:p>
              </table:table-cell>
              <table:table-cell office:value-type="float" office:value="0.334389053254">
                <text:p>0.33438905325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343648915187">
                <text:p>0.343648915187</text:p>
              </table:table-cell>
              <table:table-cell office:value-type="float" office:value="0.335614727153">
                <text:p>0.3356147271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344787557528">
                <text:p>0.344787557528</text:p>
              </table:table-cell>
              <table:table-cell office:value-type="float" office:value="0.336983851085">
                <text:p>0.33698385108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346108645628">
                <text:p>0.346108645628</text:p>
              </table:table-cell>
              <table:table-cell office:value-type="float" office:value="0.338417611769">
                <text:p>0.33841761176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348076101249">
                <text:p>0.348076101249</text:p>
              </table:table-cell>
              <table:table-cell office:value-type="float" office:value="0.339865672255">
                <text:p>0.339865672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49082840237">
                <text:p>0.349082840237</text:p>
              </table:table-cell>
              <table:table-cell office:value-type="float" office:value="0.340978796844">
                <text:p>0.34097879684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49968770546">
                <text:p>0.349968770546</text:p>
              </table:table-cell>
              <table:table-cell office:value-type="float" office:value="0.342184459237">
                <text:p>0.34218445923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351839661407">
                <text:p>0.351839661407</text:p>
              </table:table-cell>
              <table:table-cell office:value-type="float" office:value="0.343616658448">
                <text:p>0.34361665844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352737097304">
                <text:p>0.352737097304</text:p>
              </table:table-cell>
              <table:table-cell office:value-type="float" office:value="0.344711620644">
                <text:p>0.34471162064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354078731098">
                <text:p>0.354078731098</text:p>
              </table:table-cell>
              <table:table-cell office:value-type="float" office:value="0.346161530243">
                <text:p>0.3461615302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54859878369">
                <text:p>0.354859878369</text:p>
              </table:table-cell>
              <table:table-cell office:value-type="float" office:value="0.34748191979">
                <text:p>0.3474819197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355930719921">
                <text:p>0.355930719921</text:p>
              </table:table-cell>
              <table:table-cell office:value-type="float" office:value="0.348756656805">
                <text:p>0.34875665680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3567476167">
                <text:p>0.3567476167</text:p>
              </table:table-cell>
              <table:table-cell office:value-type="float" office:value="0.349887984878">
                <text:p>0.34988798487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357882560815">
                <text:p>0.357882560815</text:p>
              </table:table-cell>
              <table:table-cell office:value-type="float" office:value="0.351131040434">
                <text:p>0.35113104043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359685650888">
                <text:p>0.359685650888</text:p>
              </table:table-cell>
              <table:table-cell office:value-type="float" office:value="0.352319649901">
                <text:p>0.3523196499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360385026298">
                <text:p>0.360385026298</text:p>
              </table:table-cell>
              <table:table-cell office:value-type="float" office:value="0.353104002301">
                <text:p>0.3531040023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36130095332">
                <text:p>0.36130095332</text:p>
              </table:table-cell>
              <table:table-cell office:value-type="float" office:value="0.354184952334">
                <text:p>0.354184952334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362308103222">
                <text:p>0.362308103222</text:p>
              </table:table-cell>
              <table:table-cell office:value-type="float" office:value="0.355368384287">
                <text:p>0.35536838428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363419214333">
                <text:p>0.363419214333</text:p>
              </table:table-cell>
              <table:table-cell office:value-type="float" office:value="0.356300254767">
                <text:p>0.35630025476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364617439185">
                <text:p>0.364617439185</text:p>
              </table:table-cell>
              <table:table-cell office:value-type="float" office:value="0.357309130506">
                <text:p>0.35730913050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364899326101">
                <text:p>0.364899326101</text:p>
              </table:table-cell>
              <table:table-cell office:value-type="float" office:value="0.35831397929">
                <text:p>0.3583139792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365910996055">
                <text:p>0.365910996055</text:p>
              </table:table-cell>
              <table:table-cell office:value-type="float" office:value="0.359634574293">
                <text:p>0.35963457429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66871301775">
                <text:p>0.366871301775</text:p>
              </table:table-cell>
              <table:table-cell office:value-type="float" office:value="0.360717866535">
                <text:p>0.3607178665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6729413215">
                <text:p>0.36729413215</text:p>
              </table:table-cell>
              <table:table-cell office:value-type="float" office:value="0.361658325115">
                <text:p>0.36165832511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368097879684">
                <text:p>0.368097879684</text:p>
              </table:table-cell>
              <table:table-cell office:value-type="float" office:value="0.362673118014">
                <text:p>0.3626731180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368246219592">
                <text:p>0.368246219592</text:p>
              </table:table-cell>
              <table:table-cell office:value-type="float" office:value="0.363494945759">
                <text:p>0.36349494575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369120644313">
                <text:p>0.369120644313</text:p>
              </table:table-cell>
              <table:table-cell office:value-type="float" office:value="0.364183596318">
                <text:p>0.3641835963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36982495069">
                <text:p>0.36982495069</text:p>
              </table:table-cell>
              <table:table-cell office:value-type="float" office:value="0.364830498028">
                <text:p>0.3648304980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371333004602">
                <text:p>0.371333004602</text:p>
              </table:table-cell>
              <table:table-cell office:value-type="float" office:value="0.36563387574">
                <text:p>0.3656338757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372140039448">
                <text:p>0.372140039448</text:p>
              </table:table-cell>
              <table:table-cell office:value-type="float" office:value="0.366451758711">
                <text:p>0.36645175871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373293063774">
                <text:p>0.373293063774</text:p>
              </table:table-cell>
              <table:table-cell office:value-type="float" office:value="0.36735338593">
                <text:p>0.3673533859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374280078895">
                <text:p>0.374280078895</text:p>
              </table:table-cell>
              <table:table-cell office:value-type="float" office:value="0.368172912558">
                <text:p>0.36817291255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375078073636">
                <text:p>0.375078073636</text:p>
              </table:table-cell>
              <table:table-cell office:value-type="float" office:value="0.369149695924">
                <text:p>0.369149695924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375762245233">
                <text:p>0.375762245233</text:p>
              </table:table-cell>
              <table:table-cell office:value-type="float" office:value="0.369953566732">
                <text:p>0.36995356673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376561061801">
                <text:p>0.376561061801</text:p>
              </table:table-cell>
              <table:table-cell office:value-type="float" office:value="0.370789653189">
                <text:p>0.37078965318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376964579224">
                <text:p>0.376964579224</text:p>
              </table:table-cell>
              <table:table-cell office:value-type="float" office:value="0.37158501808">
                <text:p>0.3715850180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378308267587">
                <text:p>0.378308267587</text:p>
              </table:table-cell>
              <table:table-cell office:value-type="float" office:value="0.372469386917">
                <text:p>0.3724693869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79565664037">
                <text:p>0.379565664037</text:p>
              </table:table-cell>
              <table:table-cell office:value-type="float" office:value="0.373348989152">
                <text:p>0.37334898915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379656886917">
                <text:p>0.379656886917</text:p>
              </table:table-cell>
              <table:table-cell office:value-type="float" office:value="0.374127794214">
                <text:p>0.374127794214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38066321499">
                <text:p>0.38066321499</text:p>
              </table:table-cell>
              <table:table-cell office:value-type="float" office:value="0.374903928337">
                <text:p>0.37490392833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381619411571">
                <text:p>0.381619411571</text:p>
              </table:table-cell>
              <table:table-cell office:value-type="float" office:value="0.375631738988">
                <text:p>0.37563173898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38209360618">
                <text:p>0.38209360618</text:p>
              </table:table-cell>
              <table:table-cell office:value-type="float" office:value="0.376363823143">
                <text:p>0.3763638231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381879520053">
                <text:p>0.381879520053</text:p>
              </table:table-cell>
              <table:table-cell office:value-type="float" office:value="0.376976947732">
                <text:p>0.37697694773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382540680473">
                <text:p>0.382540680473</text:p>
              </table:table-cell>
              <table:table-cell office:value-type="float" office:value="0.377418228139">
                <text:p>0.37741822813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383399079553">
                <text:p>0.383399079553</text:p>
              </table:table-cell>
              <table:table-cell office:value-type="float" office:value="0.378259985207">
                <text:p>0.37825998520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84274326101">
                <text:p>0.384274326101</text:p>
              </table:table-cell>
              <table:table-cell office:value-type="float" office:value="0.378976208087">
                <text:p>0.37897620808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384609220907">
                <text:p>0.384609220907</text:p>
              </table:table-cell>
              <table:table-cell office:value-type="float" office:value="0.37961965812">
                <text:p>0.3796196581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384778517423">
                <text:p>0.384778517423</text:p>
              </table:table-cell>
              <table:table-cell office:value-type="float" office:value="0.380273874096">
                <text:p>0.38027387409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385551446417">
                <text:p>0.385551446417</text:p>
              </table:table-cell>
              <table:table-cell office:value-type="float" office:value="0.380876397107">
                <text:p>0.38087639710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386643244576">
                <text:p>0.386643244576</text:p>
              </table:table-cell>
              <table:table-cell office:value-type="float" office:value="0.381708086785">
                <text:p>0.38170808678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386960059172">
                <text:p>0.386960059172</text:p>
              </table:table-cell>
              <table:table-cell office:value-type="float" office:value="0.382251438199">
                <text:p>0.3822514381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387815581854">
                <text:p>0.387815581854</text:p>
              </table:table-cell>
              <table:table-cell office:value-type="float" office:value="0.382988987508">
                <text:p>0.38298898750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388207182774">
                <text:p>0.388207182774</text:p>
              </table:table-cell>
              <table:table-cell office:value-type="float" office:value="0.38361107002">
                <text:p>0.3836110700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88976413544">
                <text:p>0.388976413544</text:p>
              </table:table-cell>
              <table:table-cell office:value-type="float" office:value="0.384384738659">
                <text:p>0.38438473865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388581114398">
                <text:p>0.388581114398</text:p>
              </table:table-cell>
              <table:table-cell office:value-type="float" office:value="0.384782174556">
                <text:p>0.38478217455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389761669954">
                <text:p>0.389761669954</text:p>
              </table:table-cell>
              <table:table-cell office:value-type="float" office:value="0.385315212032">
                <text:p>0.38531521203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391350673899">
                <text:p>0.391350673899</text:p>
              </table:table-cell>
              <table:table-cell office:value-type="float" office:value="0.38605510355">
                <text:p>0.3860551035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391610371466">
                <text:p>0.391610371466</text:p>
              </table:table-cell>
              <table:table-cell office:value-type="float" office:value="0.386722509862">
                <text:p>0.38672250986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391533119658">
                <text:p>0.391533119658</text:p>
              </table:table-cell>
              <table:table-cell office:value-type="float" office:value="0.387205210388">
                <text:p>0.38720521038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392458086785">
                <text:p>0.392458086785</text:p>
              </table:table-cell>
              <table:table-cell office:value-type="float" office:value="0.38780658284">
                <text:p>0.3878065828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393416337936">
                <text:p>0.393416337936</text:p>
              </table:table-cell>
              <table:table-cell office:value-type="float" office:value="0.388424556213">
                <text:p>0.38842455621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393553994083">
                <text:p>0.393553994083</text:p>
              </table:table-cell>
              <table:table-cell office:value-type="float" office:value="0.389046679816">
                <text:p>0.38904667981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394097222222">
                <text:p>0.394097222222</text:p>
              </table:table-cell>
              <table:table-cell office:value-type="float" office:value="0.389591798159">
                <text:p>0.38959179815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394637984878">
                <text:p>0.394637984878</text:p>
              </table:table-cell>
              <table:table-cell office:value-type="float" office:value="0.390343770546">
                <text:p>0.39034377054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395545282709">
                <text:p>0.395545282709</text:p>
              </table:table-cell>
              <table:table-cell office:value-type="float" office:value="0.390953607824">
                <text:p>0.39095360782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395917570677">
                <text:p>0.395917570677</text:p>
              </table:table-cell>
              <table:table-cell office:value-type="float" office:value="0.391656270546">
                <text:p>0.39165627054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396529421433">
                <text:p>0.396529421433</text:p>
              </table:table-cell>
              <table:table-cell office:value-type="float" office:value="0.392423323471">
                <text:p>0.39242332347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396893902038">
                <text:p>0.396893902038</text:p>
              </table:table-cell>
              <table:table-cell office:value-type="float" office:value="0.393156065089">
                <text:p>0.39315606508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397162639711">
                <text:p>0.397162639711</text:p>
              </table:table-cell>
              <table:table-cell office:value-type="float" office:value="0.393599441157">
                <text:p>0.39359944115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397657380013">
                <text:p>0.397657380013</text:p>
              </table:table-cell>
              <table:table-cell office:value-type="float" office:value="0.394147353715">
                <text:p>0.39414735371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397970907298">
                <text:p>0.397970907298</text:p>
              </table:table-cell>
              <table:table-cell office:value-type="float" office:value="0.3946789119">
                <text:p>0.394678911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398454142012">
                <text:p>0.398454142012</text:p>
              </table:table-cell>
              <table:table-cell office:value-type="float" office:value="0.395058966141">
                <text:p>0.39505896614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398700690335">
                <text:p>0.398700690335</text:p>
              </table:table-cell>
              <table:table-cell office:value-type="float" office:value="0.395462154832">
                <text:p>0.3954621548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9918187048">
                <text:p>0.39918187048</text:p>
              </table:table-cell>
              <table:table-cell office:value-type="float" office:value="0.395937869822">
                <text:p>0.39593786982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399913708087">
                <text:p>0.399913708087</text:p>
              </table:table-cell>
              <table:table-cell office:value-type="float" office:value="0.396408448389">
                <text:p>0.3964084483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399803994083">
                <text:p>0.399803994083</text:p>
              </table:table-cell>
              <table:table-cell office:value-type="float" office:value="0.396764299803">
                <text:p>0.39676429980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400737590401">
                <text:p>0.400737590401</text:p>
              </table:table-cell>
              <table:table-cell office:value-type="float" office:value="0.397179857002">
                <text:p>0.39717985700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401304651545">
                <text:p>0.401304651545</text:p>
              </table:table-cell>
              <table:table-cell office:value-type="float" office:value="0.397609508547">
                <text:p>0.39760950854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401058925049">
                <text:p>0.401058925049</text:p>
              </table:table-cell>
              <table:table-cell office:value-type="float" office:value="0.397978016108">
                <text:p>0.39797801610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401614069691">
                <text:p>0.401614069691</text:p>
              </table:table-cell>
              <table:table-cell office:value-type="float" office:value="0.398458785339">
                <text:p>0.39845878533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402074704142">
                <text:p>0.402074704142</text:p>
              </table:table-cell>
              <table:table-cell office:value-type="float" office:value="0.398822937212">
                <text:p>0.39882293721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402077580539">
                <text:p>0.402077580539</text:p>
              </table:table-cell>
              <table:table-cell office:value-type="float" office:value="0.399036900066">
                <text:p>0.39903690006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402609714004">
                <text:p>0.402609714004</text:p>
              </table:table-cell>
              <table:table-cell office:value-type="float" office:value="0.399429363905">
                <text:p>0.39942936390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403540433925">
                <text:p>0.403540433925</text:p>
              </table:table-cell>
              <table:table-cell office:value-type="float" office:value="0.399975797173">
                <text:p>0.39997579717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403617274819">
                <text:p>0.403617274819</text:p>
              </table:table-cell>
              <table:table-cell office:value-type="float" office:value="0.400336415187">
                <text:p>0.40033641518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404150641026">
                <text:p>0.404150641026</text:p>
              </table:table-cell>
              <table:table-cell office:value-type="float" office:value="0.400778928337">
                <text:p>0.40077892833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04236932939">
                <text:p>0.404236932939</text:p>
              </table:table-cell>
              <table:table-cell office:value-type="float" office:value="0.401045816897">
                <text:p>0.40104581689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404807692308">
                <text:p>0.404807692308</text:p>
              </table:table-cell>
              <table:table-cell office:value-type="float" office:value="0.401375493097">
                <text:p>0.40137549309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05704717291">
                <text:p>0.405704717291</text:p>
              </table:table-cell>
              <table:table-cell office:value-type="float" office:value="0.401969551282">
                <text:p>0.40196955128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405507478632">
                <text:p>0.405507478632</text:p>
              </table:table-cell>
              <table:table-cell office:value-type="float" office:value="0.402506204799">
                <text:p>0.40250620479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06172748192">
                <text:p>0.406172748192</text:p>
              </table:table-cell>
              <table:table-cell office:value-type="float" office:value="0.403023052268">
                <text:p>0.40302305226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406796104536">
                <text:p>0.406796104536</text:p>
              </table:table-cell>
              <table:table-cell office:value-type="float" office:value="0.403488371137">
                <text:p>0.40348837113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40657256739">
                <text:p>0.40657256739</text:p>
              </table:table-cell>
              <table:table-cell office:value-type="float" office:value="0.403803706443">
                <text:p>0.4038037064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06863494412">
                <text:p>0.406863494412</text:p>
              </table:table-cell>
              <table:table-cell office:value-type="float" office:value="0.404098989152">
                <text:p>0.40409898915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07506574622">
                <text:p>0.407506574622</text:p>
              </table:table-cell>
              <table:table-cell office:value-type="float" office:value="0.404505711703">
                <text:p>0.40450571170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07691074951">
                <text:p>0.407691074951</text:p>
              </table:table-cell>
              <table:table-cell office:value-type="float" office:value="0.404921186719">
                <text:p>0.40492118671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07956114398">
                <text:p>0.407956114398</text:p>
              </table:table-cell>
              <table:table-cell office:value-type="float" office:value="0.405209976989">
                <text:p>0.40520997698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408297583826">
                <text:p>0.408297583826</text:p>
              </table:table-cell>
              <table:table-cell office:value-type="float" office:value="0.405468113083">
                <text:p>0.40546811308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408344838922">
                <text:p>0.408344838922</text:p>
              </table:table-cell>
              <table:table-cell office:value-type="float" office:value="0.405850756082">
                <text:p>0.40585075608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408589332676">
                <text:p>0.408589332676</text:p>
              </table:table-cell>
              <table:table-cell office:value-type="float" office:value="0.406219674556">
                <text:p>0.4062196745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408833004602">
                <text:p>0.408833004602</text:p>
              </table:table-cell>
              <table:table-cell office:value-type="float" office:value="0.406440540763">
                <text:p>0.40644054076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40928377712">
                <text:p>0.40928377712</text:p>
              </table:table-cell>
              <table:table-cell office:value-type="float" office:value="0.406706648586">
                <text:p>0.40670664858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409684418146">
                <text:p>0.409684418146</text:p>
              </table:table-cell>
              <table:table-cell office:value-type="float" office:value="0.407098290598">
                <text:p>0.40709829059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409891107824">
                <text:p>0.409891107824</text:p>
              </table:table-cell>
              <table:table-cell office:value-type="float" office:value="0.407400024655">
                <text:p>0.4074000246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410111357659">
                <text:p>0.410111357659</text:p>
              </table:table-cell>
              <table:table-cell office:value-type="float" office:value="0.407752506575">
                <text:p>0.40775250657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410451183432">
                <text:p>0.410451183432</text:p>
              </table:table-cell>
              <table:table-cell office:value-type="float" office:value="0.408172912558">
                <text:p>0.4081729125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410527202498">
                <text:p>0.410527202498</text:p>
              </table:table-cell>
              <table:table-cell office:value-type="float" office:value="0.408462647929">
                <text:p>0.40846264792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410726495726">
                <text:p>0.410726495726</text:p>
              </table:table-cell>
              <table:table-cell office:value-type="float" office:value="0.4087929405">
                <text:p>0.40879294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410651298488">
                <text:p>0.410651298488</text:p>
              </table:table-cell>
              <table:table-cell office:value-type="float" office:value="0.408997657791">
                <text:p>0.4089976577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411063034188">
                <text:p>0.411063034188</text:p>
              </table:table-cell>
              <table:table-cell office:value-type="float" office:value="0.409250452005">
                <text:p>0.40925045200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411285749507">
                <text:p>0.411285749507</text:p>
              </table:table-cell>
              <table:table-cell office:value-type="float" office:value="0.409485371466">
                <text:p>0.40948537146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411871301775">
                <text:p>0.411871301775</text:p>
              </table:table-cell>
              <table:table-cell office:value-type="float" office:value="0.409622904339">
                <text:p>0.40962290433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411872123603">
                <text:p>0.411872123603</text:p>
              </table:table-cell>
              <table:table-cell office:value-type="float" office:value="0.409830826759">
                <text:p>0.40983082675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412606015779">
                <text:p>0.412606015779</text:p>
              </table:table-cell>
              <table:table-cell office:value-type="float" office:value="0.410144970414">
                <text:p>0.410144970414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